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89/Configurations2/accelerator/current.xml" manifest:media-type=""/>
  <manifest:file-entry manifest:full-path="Object 689/Configurations2/" manifest:media-type="application/vnd.sun.xml.ui.configuration"/>
  <manifest:file-entry manifest:full-path="Object 689/content.xml" manifest:media-type="text/xml"/>
  <manifest:file-entry manifest:full-path="Object 689/settings.xml" manifest:media-type="text/xml"/>
  <manifest:file-entry manifest:full-path="Object 689/"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986/Configurations2/accelerator/current.xml" manifest:media-type=""/>
  <manifest:file-entry manifest:full-path="Object 986/Configurations2/" manifest:media-type="application/vnd.sun.xml.ui.configuration"/>
  <manifest:file-entry manifest:full-path="Object 986/content.xml" manifest:media-type="text/xml"/>
  <manifest:file-entry manifest:full-path="Object 986/settings.xml" manifest:media-type="text/xml"/>
  <manifest:file-entry manifest:full-path="Object 98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98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01"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8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8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8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8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10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8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60" manifest:media-type="application/x-openoffice-gdimetafile;windows_formatname=&quot;GDIMetaFile&quot;"/>
  <manifest:file-entry manifest:full-path="ObjectReplacements/Object 9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96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9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9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96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96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7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7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7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7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97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7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7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99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991"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992"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993"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994"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995"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99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03"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4"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0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06" manifest:media-type=""/>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07"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08"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09"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8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8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8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8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8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8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89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4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99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40"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41"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946" manifest:media-type="application/x-openoffice-gdimetafile;windows_formatname=&quot;GDIMetaFile&quot;"/>
  <manifest:file-entry manifest:full-path="ObjectReplacements/Object 10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5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5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52"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5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5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56"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44"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945" manifest:media-type="application/x-openoffice-gdimetafile;windows_formatname=&quot;GDIMetaFile&quot;"/>
  <manifest:file-entry manifest:full-path="ObjectReplacements/Object 997"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998"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43"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957" manifest:media-type="application/x-openoffice-gdimetafile;windows_formatname=&quot;GDIMetaFile&quot;"/>
  <manifest:file-entry manifest:full-path="ObjectReplacements/Object 932" manifest:media-type="application/x-openoffice-gdimetafile;windows_formatname=&quot;GDIMetaFile&quot;"/>
  <manifest:file-entry manifest:full-path="ObjectReplacements/Object 933" manifest:media-type="application/x-openoffice-gdimetafile;windows_formatname=&quot;GDIMetaFile&quot;"/>
  <manifest:file-entry manifest:full-path="ObjectReplacements/Object 934" manifest:media-type="application/x-openoffice-gdimetafile;windows_formatname=&quot;GDIMetaFile&quot;"/>
  <manifest:file-entry manifest:full-path="ObjectReplacements/Object 935" manifest:media-type="application/x-openoffice-gdimetafile;windows_formatname=&quot;GDIMetaFile&quot;"/>
  <manifest:file-entry manifest:full-path="ObjectReplacements/Object 936" manifest:media-type="application/x-openoffice-gdimetafile;windows_formatname=&quot;GDIMetaFile&quot;"/>
  <manifest:file-entry manifest:full-path="ObjectReplacements/Object 937" manifest:media-type="application/x-openoffice-gdimetafile;windows_formatname=&quot;GDIMetaFile&quot;"/>
  <manifest:file-entry manifest:full-path="ObjectReplacements/Object 887" manifest:media-type="application/x-openoffice-gdimetafile;windows_formatname=&quot;GDIMetaFile&quot;"/>
  <manifest:file-entry manifest:full-path="ObjectReplacements/Object 888" manifest:media-type="application/x-openoffice-gdimetafile;windows_formatname=&quot;GDIMetaFile&quot;"/>
  <manifest:file-entry manifest:full-path="ObjectReplacements/Object 889"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897"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898"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899" manifest:media-type="application/x-openoffice-gdimetafile;windows_formatname=&quot;GDIMetaFile&quot;"/>
  <manifest:file-entry manifest:full-path="ObjectReplacements/Object 900" manifest:media-type="application/x-openoffice-gdimetafile;windows_formatname=&quot;GDIMetaFile&quot;"/>
  <manifest:file-entry manifest:full-path="ObjectReplacements/Object 901" manifest:media-type="application/x-openoffice-gdimetafile;windows_formatname=&quot;GDIMetaFile&quot;"/>
  <manifest:file-entry manifest:full-path="ObjectReplacements/Object 902" manifest:media-type="application/x-openoffice-gdimetafile;windows_formatname=&quot;GDIMetaFile&quot;"/>
  <manifest:file-entry manifest:full-path="ObjectReplacements/Object 915" manifest:media-type="application/x-openoffice-gdimetafile;windows_formatname=&quot;GDIMetaFile&quot;"/>
  <manifest:file-entry manifest:full-path="ObjectReplacements/Object 916" manifest:media-type="application/x-openoffice-gdimetafile;windows_formatname=&quot;GDIMetaFile&quot;"/>
  <manifest:file-entry manifest:full-path="ObjectReplacements/Object 917" manifest:media-type="application/x-openoffice-gdimetafile;windows_formatname=&quot;GDIMetaFile&quot;"/>
  <manifest:file-entry manifest:full-path="ObjectReplacements/Object 918" manifest:media-type="application/x-openoffice-gdimetafile;windows_formatname=&quot;GDIMetaFile&quot;"/>
  <manifest:file-entry manifest:full-path="ObjectReplacements/Object 919" manifest:media-type="application/x-openoffice-gdimetafile;windows_formatname=&quot;GDIMetaFile&quot;"/>
  <manifest:file-entry manifest:full-path="ObjectReplacements/Object 921" manifest:media-type="application/x-openoffice-gdimetafile;windows_formatname=&quot;GDIMetaFile&quot;"/>
  <manifest:file-entry manifest:full-path="ObjectReplacements/Object 923" manifest:media-type="application/x-openoffice-gdimetafile;windows_formatname=&quot;GDIMetaFile&quot;"/>
  <manifest:file-entry manifest:full-path="ObjectReplacements/Object 924" manifest:media-type="application/x-openoffice-gdimetafile;windows_formatname=&quot;GDIMetaFile&quot;"/>
  <manifest:file-entry manifest:full-path="ObjectReplacements/Object 925" manifest:media-type="application/x-openoffice-gdimetafile;windows_formatname=&quot;GDIMetaFile&quot;"/>
  <manifest:file-entry manifest:full-path="ObjectReplacements/Object 926" manifest:media-type="application/x-openoffice-gdimetafile;windows_formatname=&quot;GDIMetaFile&quot;"/>
  <manifest:file-entry manifest:full-path="ObjectReplacements/Object 927" manifest:media-type="application/x-openoffice-gdimetafile;windows_formatname=&quot;GDIMetaFile&quot;"/>
  <manifest:file-entry manifest:full-path="ObjectReplacements/Object 928" manifest:media-type="application/x-openoffice-gdimetafile;windows_formatname=&quot;GDIMetaFile&quot;"/>
  <manifest:file-entry manifest:full-path="ObjectReplacements/Object 929" manifest:media-type="application/x-openoffice-gdimetafile;windows_formatname=&quot;GDIMetaFile&quot;"/>
  <manifest:file-entry manifest:full-path="ObjectReplacements/Object 930" manifest:media-type="application/x-openoffice-gdimetafile;windows_formatname=&quot;GDIMetaFile&quot;"/>
  <manifest:file-entry manifest:full-path="ObjectReplacements/Object 931" manifest:media-type="application/x-openoffice-gdimetafile;windows_formatname=&quot;GDIMetaFile&quot;"/>
  <manifest:file-entry manifest:full-path="ObjectReplacements/Object 922" manifest:media-type="application/x-openoffice-gdimetafile;windows_formatname=&quot;GDIMetaFile&quot;"/>
  <manifest:file-entry manifest:full-path="ObjectReplacements/Object 910" manifest:media-type="application/x-openoffice-gdimetafile;windows_formatname=&quot;GDIMetaFile&quot;"/>
  <manifest:file-entry manifest:full-path="ObjectReplacements/Object 911" manifest:media-type="application/x-openoffice-gdimetafile;windows_formatname=&quot;GDIMetaFile&quot;"/>
  <manifest:file-entry manifest:full-path="ObjectReplacements/Object 912" manifest:media-type="application/x-openoffice-gdimetafile;windows_formatname=&quot;GDIMetaFile&quot;"/>
  <manifest:file-entry manifest:full-path="ObjectReplacements/Object 913" manifest:media-type="application/x-openoffice-gdimetafile;windows_formatname=&quot;GDIMetaFile&quot;"/>
  <manifest:file-entry manifest:full-path="ObjectReplacements/Object 914" manifest:media-type="application/x-openoffice-gdimetafile;windows_formatname=&quot;GDIMetaFile&quot;"/>
  <manifest:file-entry manifest:full-path="ObjectReplacements/Object 920" manifest:media-type="application/x-openoffice-gdimetafile;windows_formatname=&quot;GDIMetaFile&quot;"/>
  <manifest:file-entry manifest:full-path="ObjectReplacements/Object 938" manifest:media-type="application/x-openoffice-gdimetafile;windows_formatname=&quot;GDIMetaFile&quot;"/>
  <manifest:file-entry manifest:full-path="ObjectReplacements/Object 939" manifest:media-type="application/x-openoffice-gdimetafile;windows_formatname=&quot;GDIMetaFile&quot;"/>
  <manifest:file-entry manifest:full-path="ObjectReplacements/Object 947" manifest:media-type="application/x-openoffice-gdimetafile;windows_formatname=&quot;GDIMetaFile&quot;"/>
  <manifest:file-entry manifest:full-path="ObjectReplacements/Object 94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94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1002"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1003"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1010"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1011"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1012"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1013"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1020"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1021"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1022"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1023"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39" manifest:media-type=""/>
  <manifest:file-entry manifest:full-path="ObjectReplacements/Object 840" manifest:media-type=""/>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
  <manifest:file-entry manifest:full-path="ObjectReplacements/Object 844" manifest:media-type=""/>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
  <manifest:file-entry manifest:full-path="ObjectReplacements/Object 848" manifest:media-type=""/>
  <manifest:file-entry manifest:full-path="ObjectReplacements/Object 849"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1" manifest:media-type=""/>
  <manifest:file-entry manifest:full-path="ObjectReplacements/Object 852" manifest:media-type=""/>
  <manifest:file-entry manifest:full-path="ObjectReplacements/Object 853"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Replacements/Object 873" manifest:media-type=""/>
  <manifest:file-entry manifest:full-path="ObjectReplacements/Object 874" manifest:media-type=""/>
  <manifest:file-entry manifest:full-path="ObjectReplacements/Object 875"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879" manifest:media-type=""/>
  <manifest:file-entry manifest:full-path="ObjectReplacements/Object 880" manifest:media-type=""/>
  <manifest:file-entry manifest:full-path="ObjectReplacements/Object 881" manifest:media-type="application/x-openoffice-gdimetafile;windows_formatname=&quot;GDIMetaFile&quot;"/>
  <manifest:file-entry manifest:full-path="ObjectReplacements/Object 882"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958" manifest:media-type="application/x-openoffice-gdimetafile;windows_formatname=&quot;GDIMetaFile&quot;"/>
  <manifest:file-entry manifest:full-path="ObjectReplacements/Object 959"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967" manifest:media-type="application/x-openoffice-gdimetafile;windows_formatname=&quot;GDIMetaFile&quot;"/>
  <manifest:file-entry manifest:full-path="ObjectReplacements/Object 968"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61" manifest:media-type="application/x-openoffice-gdimetafile;windows_formatname=&quot;GDIMetaFile&quot;"/>
  <manifest:file-entry manifest:full-path="ObjectReplacements/Object 862" manifest:media-type="application/x-openoffice-gdimetafile;windows_formatname=&quot;GDIMetaFile&quot;"/>
  <manifest:file-entry manifest:full-path="ObjectReplacements/Object 863"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5"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868"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969" manifest:media-type="application/x-openoffice-gdimetafile;windows_formatname=&quot;GDIMetaFile&quot;"/>
  <manifest:file-entry manifest:full-path="ObjectReplacements/Object 977" manifest:media-type="application/x-openoffice-gdimetafile;windows_formatname=&quot;GDIMetaFile&quot;"/>
  <manifest:file-entry manifest:full-path="ObjectReplacements/Object 978" manifest:media-type="application/x-openoffice-gdimetafile;windows_formatname=&quot;GDIMetaFile&quot;"/>
  <manifest:file-entry manifest:full-path="ObjectReplacements/Object 979" manifest:media-type="application/x-openoffice-gdimetafile;windows_formatname=&quot;GDIMetaFile&quot;"/>
  <manifest:file-entry manifest:full-path="ObjectReplacements/Object 987" manifest:media-type="application/x-openoffice-gdimetafile;windows_formatname=&quot;GDIMetaFile&quot;"/>
  <manifest:file-entry manifest:full-path="ObjectReplacements/Object 988" manifest:media-type="application/x-openoffice-gdimetafile;windows_formatname=&quot;GDIMetaFile&quot;"/>
  <manifest:file-entry manifest:full-path="ObjectReplacements/Object 989" manifest:media-type="application/x-openoffice-gdimetafile;windows_formatname=&quot;GDIMetaFile&quot;"/>
  <manifest:file-entry manifest:full-path="ObjectReplacements/Object 867" manifest:media-type="application/x-openoffice-gdimetafile;windows_formatname=&quot;GDIMetaFile&quot;"/>
  <manifest:file-entry manifest:full-path="ObjectReplacements/Object 869"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1004" manifest:media-type="application/x-openoffice-gdimetafile;windows_formatname=&quot;GDIMetaFile&quot;"/>
  <manifest:file-entry manifest:full-path="ObjectReplacements/Object 1005" manifest:media-type="application/x-openoffice-gdimetafile;windows_formatname=&quot;GDIMetaFile&quot;"/>
  <manifest:file-entry manifest:full-path="ObjectReplacements/Object 1006" manifest:media-type="application/x-openoffice-gdimetafile;windows_formatname=&quot;GDIMetaFile&quot;"/>
  <manifest:file-entry manifest:full-path="ObjectReplacements/Object 1007" manifest:media-type="application/x-openoffice-gdimetafile;windows_formatname=&quot;GDIMetaFile&quot;"/>
  <manifest:file-entry manifest:full-path="ObjectReplacements/Object 1008" manifest:media-type="application/x-openoffice-gdimetafile;windows_formatname=&quot;GDIMetaFile&quot;"/>
  <manifest:file-entry manifest:full-path="ObjectReplacements/Object 1014" manifest:media-type="application/x-openoffice-gdimetafile;windows_formatname=&quot;GDIMetaFile&quot;"/>
  <manifest:file-entry manifest:full-path="ObjectReplacements/Object 1015" manifest:media-type="application/x-openoffice-gdimetafile;windows_formatname=&quot;GDIMetaFile&quot;"/>
  <manifest:file-entry manifest:full-path="ObjectReplacements/Object 1016" manifest:media-type="application/x-openoffice-gdimetafile;windows_formatname=&quot;GDIMetaFile&quot;"/>
  <manifest:file-entry manifest:full-path="ObjectReplacements/Object 1017" manifest:media-type="application/x-openoffice-gdimetafile;windows_formatname=&quot;GDIMetaFile&quot;"/>
  <manifest:file-entry manifest:full-path="ObjectReplacements/Object 101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01/Configurations2/accelerator/current.xml" manifest:media-type=""/>
  <manifest:file-entry manifest:full-path="Object 1001/Configurations2/" manifest:media-type="application/vnd.sun.xml.ui.configuration"/>
  <manifest:file-entry manifest:full-path="Object 1001/content.xml" manifest:media-type="text/xml"/>
  <manifest:file-entry manifest:full-path="Object 1001/settings.xml" manifest:media-type="text/xml"/>
  <manifest:file-entry manifest:full-path="Object 1001/" manifest:version="1.2" manifest:media-type="application/vnd.oasis.opendocument.formula"/>
  <manifest:file-entry manifest:full-path="Object 807/content.xml" manifest:media-type="text/xml"/>
  <manifest:file-entry manifest:full-path="Object 807/Configurations2/accelerator/current.xml" manifest:media-type=""/>
  <manifest:file-entry manifest:full-path="Object 807/Configurations2/" manifest:media-type="application/vnd.sun.xml.ui.configuration"/>
  <manifest:file-entry manifest:full-path="Object 807/settings.xml" manifest:media-type="text/xml"/>
  <manifest:file-entry manifest:full-path="Object 807/" manifest:version="1.2" manifest:media-type="application/vnd.oasis.opendocument.formula"/>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Configurations2/accelerator/current.xml" manifest:media-type=""/>
  <manifest:file-entry manifest:full-path="Object 242/Configurations2/" manifest:media-type="application/vnd.sun.xml.ui.configuration"/>
  <manifest:file-entry manifest:full-path="Object 24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1/Configurations2/accelerator/current.xml" manifest:media-type=""/>
  <manifest:file-entry manifest:full-path="Object 801/Configurations2/" manifest:media-type="application/vnd.sun.xml.ui.configuration"/>
  <manifest:file-entry manifest:full-path="Object 801/settings.xml" manifest:media-type="text/xml"/>
  <manifest:file-entry manifest:full-path="Object 801/content.xml" manifest:media-type="text/xml"/>
  <manifest:file-entry manifest:full-path="Object 801/"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980/settings.xml" manifest:media-type="text/xml"/>
  <manifest:file-entry manifest:full-path="Object 980/Configurations2/accelerator/current.xml" manifest:media-type=""/>
  <manifest:file-entry manifest:full-path="Object 980/Configurations2/" manifest:media-type="application/vnd.sun.xml.ui.configuration"/>
  <manifest:file-entry manifest:full-path="Object 980/content.xml" manifest:media-type="text/xml"/>
  <manifest:file-entry manifest:full-path="Object 980/"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02/Configurations2/accelerator/current.xml" manifest:media-type=""/>
  <manifest:file-entry manifest:full-path="Object 802/Configurations2/" manifest:media-type="application/vnd.sun.xml.ui.configuration"/>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81/Configurations2/accelerator/current.xml" manifest:media-type=""/>
  <manifest:file-entry manifest:full-path="Object 981/Configurations2/" manifest:media-type="application/vnd.sun.xml.ui.configuration"/>
  <manifest:file-entry manifest:full-path="Object 981/content.xml" manifest:media-type="text/xml"/>
  <manifest:file-entry manifest:full-path="Object 981/settings.xml" manifest:media-type="text/xml"/>
  <manifest:file-entry manifest:full-path="Object 981/"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03/Configurations2/accelerator/current.xml" manifest:media-type=""/>
  <manifest:file-entry manifest:full-path="Object 803/Configurations2/" manifest:media-type="application/vnd.sun.xml.ui.configuration"/>
  <manifest:file-entry manifest:full-path="Object 803/content.xml" manifest:media-type="text/xml"/>
  <manifest:file-entry manifest:full-path="Object 803/settings.xml" manifest:media-type="text/xml"/>
  <manifest:file-entry manifest:full-path="Object 803/"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982/Configurations2/accelerator/current.xml" manifest:media-type=""/>
  <manifest:file-entry manifest:full-path="Object 982/Configurations2/" manifest:media-type="application/vnd.sun.xml.ui.configuration"/>
  <manifest:file-entry manifest:full-path="Object 982/content.xml" manifest:media-type="text/xml"/>
  <manifest:file-entry manifest:full-path="Object 982/settings.xml" manifest:media-type="text/xml"/>
  <manifest:file-entry manifest:full-path="Object 982/" manifest:version="1.2" manifest:media-type="application/vnd.oasis.opendocument.formula"/>
  <manifest:file-entry manifest:full-path="Object 358/content.xml" manifest:media-type="text/xml"/>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804/Configurations2/accelerator/current.xml" manifest:media-type=""/>
  <manifest:file-entry manifest:full-path="Object 804/Configurations2/" manifest:media-type="application/vnd.sun.xml.ui.configuration"/>
  <manifest:file-entry manifest:full-path="Object 804/settings.xml" manifest:media-type="text/xml"/>
  <manifest:file-entry manifest:full-path="Object 804/content.xml" manifest:media-type="text/xml"/>
  <manifest:file-entry manifest:full-path="Object 804/"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983/Configurations2/accelerator/current.xml" manifest:media-type=""/>
  <manifest:file-entry manifest:full-path="Object 983/Configurations2/" manifest:media-type="application/vnd.sun.xml.ui.configuration"/>
  <manifest:file-entry manifest:full-path="Object 983/settings.xml" manifest:media-type="text/xml"/>
  <manifest:file-entry manifest:full-path="Object 983/content.xml" manifest:media-type="text/xml"/>
  <manifest:file-entry manifest:full-path="Object 983/"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05/content.xml" manifest:media-type="text/xml"/>
  <manifest:file-entry manifest:full-path="Object 805/Configurations2/accelerator/current.xml" manifest:media-type=""/>
  <manifest:file-entry manifest:full-path="Object 805/Configurations2/" manifest:media-type="application/vnd.sun.xml.ui.configuration"/>
  <manifest:file-entry manifest:full-path="Object 805/settings.xml" manifest:media-type="text/xml"/>
  <manifest:file-entry manifest:full-path="Object 805/"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84/settings.xml" manifest:media-type="text/xml"/>
  <manifest:file-entry manifest:full-path="Object 984/Configurations2/accelerator/current.xml" manifest:media-type=""/>
  <manifest:file-entry manifest:full-path="Object 984/Configurations2/" manifest:media-type="application/vnd.sun.xml.ui.configuration"/>
  <manifest:file-entry manifest:full-path="Object 984/content.xml" manifest:media-type="text/xml"/>
  <manifest:file-entry manifest:full-path="Object 984/" manifest:version="1.2" manifest:media-type="application/vnd.oasis.opendocument.formula"/>
  <manifest:file-entry manifest:full-path="Object 1000/Configurations2/accelerator/current.xml" manifest:media-type=""/>
  <manifest:file-entry manifest:full-path="Object 1000/Configurations2/" manifest:media-type="application/vnd.sun.xml.ui.configuration"/>
  <manifest:file-entry manifest:full-path="Object 1000/content.xml" manifest:media-type="text/xml"/>
  <manifest:file-entry manifest:full-path="Object 1000/settings.xml" manifest:media-type="text/xml"/>
  <manifest:file-entry manifest:full-path="Object 100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06/Configurations2/accelerator/current.xml" manifest:media-type=""/>
  <manifest:file-entry manifest:full-path="Object 806/Configurations2/" manifest:media-type="application/vnd.sun.xml.ui.configuration"/>
  <manifest:file-entry manifest:full-path="Object 806/content.xml" manifest:media-type="text/xml"/>
  <manifest:file-entry manifest:full-path="Object 806/settings.xml" manifest:media-type="text/xml"/>
  <manifest:file-entry manifest:full-path="Object 806/"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85/Configurations2/accelerator/current.xml" manifest:media-type=""/>
  <manifest:file-entry manifest:full-path="Object 985/Configurations2/" manifest:media-type="application/vnd.sun.xml.ui.configuration"/>
  <manifest:file-entry manifest:full-path="Object 985/settings.xml" manifest:media-type="text/xml"/>
  <manifest:file-entry manifest:full-path="Object 985/content.xml" manifest:media-type="text/xml"/>
  <manifest:file-entry manifest:full-path="Object 985/"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19/Configurations2/accelerator/current.xml" manifest:media-type=""/>
  <manifest:file-entry manifest:full-path="Object 1019/Configurations2/" manifest:media-type="application/vnd.sun.xml.ui.configuration"/>
  <manifest:file-entry manifest:full-path="Object 1019/content.xml" manifest:media-type="text/xml"/>
  <manifest:file-entry manifest:full-path="Object 1019/settings.xml" manifest:media-type="text/xml"/>
  <manifest:file-entry manifest:full-path="Object 101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60/Configurations2/accelerator/current.xml" manifest:media-type=""/>
  <manifest:file-entry manifest:full-path="Object 960/Configurations2/" manifest:media-type="application/vnd.sun.xml.ui.configuration"/>
  <manifest:file-entry manifest:full-path="Object 960/settings.xml" manifest:media-type="text/xml"/>
  <manifest:file-entry manifest:full-path="Object 960/content.xml" manifest:media-type="text/xml"/>
  <manifest:file-entry manifest:full-path="Object 960/" manifest:version="1.2" manifest:media-type="application/vnd.oasis.opendocument.formula"/>
  <manifest:file-entry manifest:full-path="Object 961/Configurations2/accelerator/current.xml" manifest:media-type=""/>
  <manifest:file-entry manifest:full-path="Object 961/Configurations2/" manifest:media-type="application/vnd.sun.xml.ui.configuration"/>
  <manifest:file-entry manifest:full-path="Object 961/settings.xml" manifest:media-type="text/xml"/>
  <manifest:file-entry manifest:full-path="Object 961/content.xml" manifest:media-type="text/xml"/>
  <manifest:file-entry manifest:full-path="Object 96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962/Configurations2/accelerator/current.xml" manifest:media-type=""/>
  <manifest:file-entry manifest:full-path="Object 962/Configurations2/" manifest:media-type="application/vnd.sun.xml.ui.configuration"/>
  <manifest:file-entry manifest:full-path="Object 962/settings.xml" manifest:media-type="text/xml"/>
  <manifest:file-entry manifest:full-path="Object 962/content.xml" manifest:media-type="text/xml"/>
  <manifest:file-entry manifest:full-path="Object 96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963/Configurations2/accelerator/current.xml" manifest:media-type=""/>
  <manifest:file-entry manifest:full-path="Object 963/Configurations2/" manifest:media-type="application/vnd.sun.xml.ui.configuration"/>
  <manifest:file-entry manifest:full-path="Object 963/settings.xml" manifest:media-type="text/xml"/>
  <manifest:file-entry manifest:full-path="Object 963/content.xml" manifest:media-type="text/xml"/>
  <manifest:file-entry manifest:full-path="Object 96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964/Configurations2/accelerator/current.xml" manifest:media-type=""/>
  <manifest:file-entry manifest:full-path="Object 964/Configurations2/" manifest:media-type="application/vnd.sun.xml.ui.configuration"/>
  <manifest:file-entry manifest:full-path="Object 964/settings.xml" manifest:media-type="text/xml"/>
  <manifest:file-entry manifest:full-path="Object 964/content.xml" manifest:media-type="text/xml"/>
  <manifest:file-entry manifest:full-path="Object 96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965/Configurations2/accelerator/current.xml" manifest:media-type=""/>
  <manifest:file-entry manifest:full-path="Object 965/Configurations2/" manifest:media-type="application/vnd.sun.xml.ui.configuration"/>
  <manifest:file-entry manifest:full-path="Object 965/content.xml" manifest:media-type="text/xml"/>
  <manifest:file-entry manifest:full-path="Object 965/settings.xml" manifest:media-type="text/xml"/>
  <manifest:file-entry manifest:full-path="Object 96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content.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settings.xml" manifest:media-type="text/xml"/>
  <manifest:file-entry manifest:full-path="Object 228/" manifest:version="1.2" manifest:media-type="application/vnd.oasis.opendocument.formula"/>
  <manifest:file-entry manifest:full-path="Object 966/content.xml" manifest:media-type="text/xml"/>
  <manifest:file-entry manifest:full-path="Object 966/Configurations2/accelerator/current.xml" manifest:media-type=""/>
  <manifest:file-entry manifest:full-path="Object 966/Configurations2/" manifest:media-type="application/vnd.sun.xml.ui.configuration"/>
  <manifest:file-entry manifest:full-path="Object 966/settings.xml" manifest:media-type="text/xml"/>
  <manifest:file-entry manifest:full-path="Object 96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settings.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679/Configurations2/accelerator/current.xml" manifest:media-type=""/>
  <manifest:file-entry manifest:full-path="Object 679/Configurations2/" manifest:media-type="application/vnd.sun.xml.ui.configuration"/>
  <manifest:file-entry manifest:full-path="Object 679/settings.xml" manifest:media-type="text/xml"/>
  <manifest:file-entry manifest:full-path="Object 679/content.xml" manifest:media-type="text/xml"/>
  <manifest:file-entry manifest:full-path="Object 6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70/Configurations2/accelerator/current.xml" manifest:media-type=""/>
  <manifest:file-entry manifest:full-path="Object 970/Configurations2/" manifest:media-type="application/vnd.sun.xml.ui.configuration"/>
  <manifest:file-entry manifest:full-path="Object 970/settings.xml" manifest:media-type="text/xml"/>
  <manifest:file-entry manifest:full-path="Object 970/content.xml" manifest:media-type="text/xml"/>
  <manifest:file-entry manifest:full-path="Object 97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971/settings.xml" manifest:media-type="text/xml"/>
  <manifest:file-entry manifest:full-path="Object 971/Configurations2/accelerator/current.xml" manifest:media-type=""/>
  <manifest:file-entry manifest:full-path="Object 971/Configurations2/" manifest:media-type="application/vnd.sun.xml.ui.configuration"/>
  <manifest:file-entry manifest:full-path="Object 971/content.xml" manifest:media-type="text/xml"/>
  <manifest:file-entry manifest:full-path="Object 97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 manifest:version="1.2" manifest:media-type="application/vnd.oasis.opendocument.formula"/>
  <manifest:file-entry manifest:full-path="Object 972/Configurations2/accelerator/current.xml" manifest:media-type=""/>
  <manifest:file-entry manifest:full-path="Object 972/Configurations2/" manifest:media-type="application/vnd.sun.xml.ui.configuration"/>
  <manifest:file-entry manifest:full-path="Object 972/content.xml" manifest:media-type="text/xml"/>
  <manifest:file-entry manifest:full-path="Object 972/settings.xml" manifest:media-type="text/xml"/>
  <manifest:file-entry manifest:full-path="Object 97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 manifest:version="1.2" manifest:media-type="application/vnd.oasis.opendocument.formula"/>
  <manifest:file-entry manifest:full-path="Object 973/Configurations2/accelerator/current.xml" manifest:media-type=""/>
  <manifest:file-entry manifest:full-path="Object 973/Configurations2/" manifest:media-type="application/vnd.sun.xml.ui.configuration"/>
  <manifest:file-entry manifest:full-path="Object 973/settings.xml" manifest:media-type="text/xml"/>
  <manifest:file-entry manifest:full-path="Object 973/content.xml" manifest:media-type="text/xml"/>
  <manifest:file-entry manifest:full-path="Object 97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974/content.xml" manifest:media-type="text/xml"/>
  <manifest:file-entry manifest:full-path="Object 974/Configurations2/accelerator/current.xml" manifest:media-type=""/>
  <manifest:file-entry manifest:full-path="Object 974/Configurations2/" manifest:media-type="application/vnd.sun.xml.ui.configuration"/>
  <manifest:file-entry manifest:full-path="Object 974/settings.xml" manifest:media-type="text/xml"/>
  <manifest:file-entry manifest:full-path="Object 97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975/Configurations2/accelerator/current.xml" manifest:media-type=""/>
  <manifest:file-entry manifest:full-path="Object 975/Configurations2/" manifest:media-type="application/vnd.sun.xml.ui.configuration"/>
  <manifest:file-entry manifest:full-path="Object 975/content.xml" manifest:media-type="text/xml"/>
  <manifest:file-entry manifest:full-path="Object 975/settings.xml" manifest:media-type="text/xml"/>
  <manifest:file-entry manifest:full-path="Object 97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976/content.xml" manifest:media-type="text/xml"/>
  <manifest:file-entry manifest:full-path="Object 976/Configurations2/accelerator/current.xml" manifest:media-type=""/>
  <manifest:file-entry manifest:full-path="Object 976/Configurations2/" manifest:media-type="application/vnd.sun.xml.ui.configuration"/>
  <manifest:file-entry manifest:full-path="Object 976/settings.xml" manifest:media-type="text/xml"/>
  <manifest:file-entry manifest:full-path="Object 9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688/settings.xml" manifest:media-type="text/xml"/>
  <manifest:file-entry manifest:full-path="Object 688/content.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Configurations2/accelerator/current.xml" manifest:media-type=""/>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990/Configurations2/accelerator/current.xml" manifest:media-type=""/>
  <manifest:file-entry manifest:full-path="Object 990/Configurations2/" manifest:media-type="application/vnd.sun.xml.ui.configuration"/>
  <manifest:file-entry manifest:full-path="Object 990/content.xml" manifest:media-type="text/xml"/>
  <manifest:file-entry manifest:full-path="Object 990/settings.xml" manifest:media-type="text/xml"/>
  <manifest:file-entry manifest:full-path="Object 99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991/Configurations2/accelerator/current.xml" manifest:media-type=""/>
  <manifest:file-entry manifest:full-path="Object 991/Configurations2/" manifest:media-type="application/vnd.sun.xml.ui.configuration"/>
  <manifest:file-entry manifest:full-path="Object 991/content.xml" manifest:media-type="text/xml"/>
  <manifest:file-entry manifest:full-path="Object 991/settings.xml" manifest:media-type="text/xml"/>
  <manifest:file-entry manifest:full-path="Object 99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settings.xml" manifest:media-type="text/xml"/>
  <manifest:file-entry manifest:full-path="Object 700/content.xml" manifest:media-type="text/xml"/>
  <manifest:file-entry manifest:full-path="Object 700/"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992/Configurations2/accelerator/current.xml" manifest:media-type=""/>
  <manifest:file-entry manifest:full-path="Object 992/Configurations2/" manifest:media-type="application/vnd.sun.xml.ui.configuration"/>
  <manifest:file-entry manifest:full-path="Object 992/content.xml" manifest:media-type="text/xml"/>
  <manifest:file-entry manifest:full-path="Object 992/settings.xml" manifest:media-type="text/xml"/>
  <manifest:file-entry manifest:full-path="Object 99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701/content.xml" manifest:media-type="text/xml"/>
  <manifest:file-entry manifest:full-path="Object 701/settings.xml" manifest:media-type="text/xml"/>
  <manifest:file-entry manifest:full-path="Object 701/Configurations2/accelerator/current.xml" manifest:media-type=""/>
  <manifest:file-entry manifest:full-path="Object 701/Configurations2/" manifest:media-type="application/vnd.sun.xml.ui.configuration"/>
  <manifest:file-entry manifest:full-path="Object 701/"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Object 993/Configurations2/accelerator/current.xml" manifest:media-type=""/>
  <manifest:file-entry manifest:full-path="Object 993/Configurations2/" manifest:media-type="application/vnd.sun.xml.ui.configuration"/>
  <manifest:file-entry manifest:full-path="Object 993/content.xml" manifest:media-type="text/xml"/>
  <manifest:file-entry manifest:full-path="Object 993/settings.xml" manifest:media-type="text/xml"/>
  <manifest:file-entry manifest:full-path="Object 99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02/Configurations2/accelerator/current.xml" manifest:media-type=""/>
  <manifest:file-entry manifest:full-path="Object 702/Configurations2/" manifest:media-type="application/vnd.sun.xml.ui.configuration"/>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994/Configurations2/accelerator/current.xml" manifest:media-type=""/>
  <manifest:file-entry manifest:full-path="Object 994/Configurations2/" manifest:media-type="application/vnd.sun.xml.ui.configuration"/>
  <manifest:file-entry manifest:full-path="Object 994/content.xml" manifest:media-type="text/xml"/>
  <manifest:file-entry manifest:full-path="Object 994/settings.xml" manifest:media-type="text/xml"/>
  <manifest:file-entry manifest:full-path="Object 9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content.xml" manifest:media-type="text/xml"/>
  <manifest:file-entry manifest:full-path="Object 703/settings.xml" manifest:media-type="text/xml"/>
  <manifest:file-entry manifest:full-path="Object 703/"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995/Configurations2/accelerator/current.xml" manifest:media-type=""/>
  <manifest:file-entry manifest:full-path="Object 995/Configurations2/" manifest:media-type="application/vnd.sun.xml.ui.configuration"/>
  <manifest:file-entry manifest:full-path="Object 995/settings.xml" manifest:media-type="text/xml"/>
  <manifest:file-entry manifest:full-path="Object 995/content.xml" manifest:media-type="text/xml"/>
  <manifest:file-entry manifest:full-path="Object 99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996/Configurations2/accelerator/current.xml" manifest:media-type=""/>
  <manifest:file-entry manifest:full-path="Object 996/Configurations2/" manifest:media-type="application/vnd.sun.xml.ui.configuration"/>
  <manifest:file-entry manifest:full-path="Object 996/settings.xml" manifest:media-type="text/xml"/>
  <manifest:file-entry manifest:full-path="Object 996/content.xml" manifest:media-type="text/xml"/>
  <manifest:file-entry manifest:full-path="Object 996/" manifest:version="1.2" manifest:media-type="application/vnd.oasis.opendocument.formula"/>
  <manifest:file-entry manifest:full-path="Object 705/content.xml" manifest:media-type="text/xml"/>
  <manifest:file-entry manifest:full-path="Object 705/settings.xml" manifest:media-type="text/xml"/>
  <manifest:file-entry manifest:full-path="Object 705/Configurations2/accelerator/current.xml" manifest:media-type=""/>
  <manifest:file-entry manifest:full-path="Object 705/Configurations2/" manifest:media-type="application/vnd.sun.xml.ui.configuration"/>
  <manifest:file-entry manifest:full-path="Object 70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content.xml" manifest:media-type="text/xml"/>
  <manifest:file-entry manifest:full-path="Object 710/settings.xml" manifest:media-type="text/xml"/>
  <manifest:file-entry manifest:full-path="Object 71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712/content.xml" manifest:media-type="text/xml"/>
  <manifest:file-entry manifest:full-path="Object 712/Configurations2/accelerator/current.xml" manifest:media-type=""/>
  <manifest:file-entry manifest:full-path="Object 712/Configurations2/" manifest:media-type="application/vnd.sun.xml.ui.configuration"/>
  <manifest:file-entry manifest:full-path="Object 712/settings.xml" manifest:media-type="text/xml"/>
  <manifest:file-entry manifest:full-path="Object 71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715/content.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settings.xml" manifest:media-type="text/xml"/>
  <manifest:file-entry manifest:full-path="Object 71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tent.xml" manifest:media-type="text/xml"/>
  <manifest:file-entry manifest:full-path="Object 428/Configurations2/accelerator/current.xml" manifest:media-type=""/>
  <manifest:file-entry manifest:full-path="Object 428/Configurations2/" manifest:media-type="application/vnd.sun.xml.ui.configuration"/>
  <manifest:file-entry manifest:full-path="Object 428/settings.xml" manifest:media-type="text/xml"/>
  <manifest:file-entry manifest:full-path="Object 428/"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settings.xml" manifest:media-type="text/xml"/>
  <manifest:file-entry manifest:full-path="Object 721/content.xml" manifest:media-type="text/xml"/>
  <manifest:file-entry manifest:full-path="Object 72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Configurations2/accelerator/current.xml" manifest:media-type=""/>
  <manifest:file-entry manifest:full-path="Object 283/Configurations2/" manifest:media-type="application/vnd.sun.xml.ui.configuration"/>
  <manifest:file-entry manifest:full-path="Object 283/settings.xml" manifest:media-type="text/xml"/>
  <manifest:file-entry manifest:full-path="Object 283/"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31/content.xml" manifest:media-type="text/xml"/>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34/content.xml" manifest:media-type="text/xml"/>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35/Configurations2/accelerator/current.xml" manifest:media-type=""/>
  <manifest:file-entry manifest:full-path="Object 735/Configurations2/" manifest:media-type="application/vnd.sun.xml.ui.configuration"/>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settings.xml" manifest:media-type="text/xml"/>
  <manifest:file-entry manifest:full-path="Object 449/Configurations2/accelerator/current.xml" manifest:media-type=""/>
  <manifest:file-entry manifest:full-path="Object 449/Configurations2/" manifest:media-type="application/vnd.sun.xml.ui.configuration"/>
  <manifest:file-entry manifest:full-path="Object 449/content.xml" manifest:media-type="text/xml"/>
  <manifest:file-entry manifest:full-path="Object 449/"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version="1.2" manifest:media-type="application/vnd.oasis.opendocument.formula"/>
  <manifest:file-entry manifest:full-path="Object 742/content.xml" manifest:media-type="text/xml"/>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43/Configurations2/accelerator/current.xml" manifest:media-type=""/>
  <manifest:file-entry manifest:full-path="Object 743/Configurations2/" manifest:media-type="application/vnd.sun.xml.ui.configuration"/>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content.xml" manifest:media-type="text/xml"/>
  <manifest:file-entry manifest:full-path="Object 745/settings.xml" manifest:media-type="text/xml"/>
  <manifest:file-entry manifest:full-path="Object 745/"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03/settings.xml" manifest:media-type="text/xml"/>
  <manifest:file-entry manifest:full-path="Object 903/Configurations2/accelerator/current.xml" manifest:media-type=""/>
  <manifest:file-entry manifest:full-path="Object 903/Configurations2/" manifest:media-type="application/vnd.sun.xml.ui.configuration"/>
  <manifest:file-entry manifest:full-path="Object 903/content.xml" manifest:media-type="text/xml"/>
  <manifest:file-entry manifest:full-path="Object 90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04/Configurations2/accelerator/current.xml" manifest:media-type=""/>
  <manifest:file-entry manifest:full-path="Object 904/Configurations2/" manifest:media-type="application/vnd.sun.xml.ui.configuration"/>
  <manifest:file-entry manifest:full-path="Object 904/content.xml" manifest:media-type="text/xml"/>
  <manifest:file-entry manifest:full-path="Object 904/settings.xml" manifest:media-type="text/xml"/>
  <manifest:file-entry manifest:full-path="Object 904/"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05/Configurations2/accelerator/current.xml" manifest:media-type=""/>
  <manifest:file-entry manifest:full-path="Object 905/Configurations2/" manifest:media-type="application/vnd.sun.xml.ui.configuration"/>
  <manifest:file-entry manifest:full-path="Object 905/content.xml" manifest:media-type="text/xml"/>
  <manifest:file-entry manifest:full-path="Object 905/settings.xml" manifest:media-type="text/xml"/>
  <manifest:file-entry manifest:full-path="Object 90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06/content.xml" manifest:media-type="text/xml"/>
  <manifest:file-entry manifest:full-path="Object 906/Configurations2/accelerator/current.xml" manifest:media-type=""/>
  <manifest:file-entry manifest:full-path="Object 906/Configurations2/" manifest:media-type="application/vnd.sun.xml.ui.configuration"/>
  <manifest:file-entry manifest:full-path="Object 906/settings.xml" manifest:media-type="text/xml"/>
  <manifest:file-entry manifest:full-path="Object 906/"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0/Configurations2/accelerator/current.xml" manifest:media-type=""/>
  <manifest:file-entry manifest:full-path="Object 750/Configurations2/" manifest:media-type="application/vnd.sun.xml.ui.configuration"/>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907/Configurations2/accelerator/current.xml" manifest:media-type=""/>
  <manifest:file-entry manifest:full-path="Object 907/Configurations2/" manifest:media-type="application/vnd.sun.xml.ui.configuration"/>
  <manifest:file-entry manifest:full-path="Object 907/content.xml" manifest:media-type="text/xml"/>
  <manifest:file-entry manifest:full-path="Object 907/settings.xml" manifest:media-type="text/xml"/>
  <manifest:file-entry manifest:full-path="Object 90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1/settings.xml" manifest:media-type="text/xml"/>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 manifest:version="1.2" manifest:media-type="application/vnd.oasis.opendocument.formula"/>
  <manifest:file-entry manifest:full-path="Object 908/Configurations2/accelerator/current.xml" manifest:media-type=""/>
  <manifest:file-entry manifest:full-path="Object 908/Configurations2/" manifest:media-type="application/vnd.sun.xml.ui.configuration"/>
  <manifest:file-entry manifest:full-path="Object 908/settings.xml" manifest:media-type="text/xml"/>
  <manifest:file-entry manifest:full-path="Object 908/content.xml" manifest:media-type="text/xml"/>
  <manifest:file-entry manifest:full-path="Object 90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09/Configurations2/accelerator/current.xml" manifest:media-type=""/>
  <manifest:file-entry manifest:full-path="Object 909/Configurations2/" manifest:media-type="application/vnd.sun.xml.ui.configuration"/>
  <manifest:file-entry manifest:full-path="Object 909/settings.xml" manifest:media-type="text/xml"/>
  <manifest:file-entry manifest:full-path="Object 909/content.xml" manifest:media-type="text/xml"/>
  <manifest:file-entry manifest:full-path="Object 90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755/Configurations2/accelerator/current.xml" manifest:media-type=""/>
  <manifest:file-entry manifest:full-path="Object 755/Configurations2/" manifest:media-type="application/vnd.sun.xml.ui.configuration"/>
  <manifest:file-entry manifest:full-path="Object 755/settings.xml" manifest:media-type="text/xml"/>
  <manifest:file-entry manifest:full-path="Object 755/content.xml" manifest:media-type="text/xml"/>
  <manifest:file-entry manifest:full-path="Object 75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settings.xml" manifest:media-type="text/xml"/>
  <manifest:file-entry manifest:full-path="Object 391/Configurations2/accelerator/current.xml" manifest:media-type=""/>
  <manifest:file-entry manifest:full-path="Object 391/Configurations2/" manifest:media-type="application/vnd.sun.xml.ui.configuration"/>
  <manifest:file-entry manifest:full-path="Object 391/content.xml" manifest:media-type="text/xml"/>
  <manifest:file-entry manifest:full-path="Object 39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settings.xml" manifest:media-type="text/xml"/>
  <manifest:file-entry manifest:full-path="Object 398/Configurations2/accelerator/current.xml" manifest:media-type=""/>
  <manifest:file-entry manifest:full-path="Object 398/Configurations2/" manifest:media-type="application/vnd.sun.xml.ui.configuration"/>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85/Configurations2/accelerator/current.xml" manifest:media-type=""/>
  <manifest:file-entry manifest:full-path="Object 885/Configurations2/" manifest:media-type="application/vnd.sun.xml.ui.configuration"/>
  <manifest:file-entry manifest:full-path="Object 885/content.xml" manifest:media-type="text/xml"/>
  <manifest:file-entry manifest:full-path="Object 885/settings.xml" manifest:media-type="text/xml"/>
  <manifest:file-entry manifest:full-path="Object 8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86/content.xml" manifest:media-type="text/xml"/>
  <manifest:file-entry manifest:full-path="Object 886/Configurations2/accelerator/current.xml" manifest:media-type=""/>
  <manifest:file-entry manifest:full-path="Object 886/Configurations2/" manifest:media-type="application/vnd.sun.xml.ui.configuration"/>
  <manifest:file-entry manifest:full-path="Object 886/settings.xml" manifest:media-type="text/xml"/>
  <manifest:file-entry manifest:full-path="Object 88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890/Configurations2/accelerator/current.xml" manifest:media-type=""/>
  <manifest:file-entry manifest:full-path="Object 890/Configurations2/" manifest:media-type="application/vnd.sun.xml.ui.configuration"/>
  <manifest:file-entry manifest:full-path="Object 890/content.xml" manifest:media-type="text/xml"/>
  <manifest:file-entry manifest:full-path="Object 890/settings.xml" manifest:media-type="text/xml"/>
  <manifest:file-entry manifest:full-path="Object 8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00/Configurations2/accelerator/current.xml" manifest:media-type=""/>
  <manifest:file-entry manifest:full-path="Object 600/Configurations2/" manifest:media-type="application/vnd.sun.xml.ui.configuration"/>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891/Configurations2/accelerator/current.xml" manifest:media-type=""/>
  <manifest:file-entry manifest:full-path="Object 891/Configurations2/" manifest:media-type="application/vnd.sun.xml.ui.configuration"/>
  <manifest:file-entry manifest:full-path="Object 891/settings.xml" manifest:media-type="text/xml"/>
  <manifest:file-entry manifest:full-path="Object 891/content.xml" manifest:media-type="text/xml"/>
  <manifest:file-entry manifest:full-path="Object 8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01/settings.xml" manifest:media-type="text/xml"/>
  <manifest:file-entry manifest:full-path="Object 601/Configurations2/accelerator/current.xml" manifest:media-type=""/>
  <manifest:file-entry manifest:full-path="Object 601/Configurations2/" manifest:media-type="application/vnd.sun.xml.ui.configuration"/>
  <manifest:file-entry manifest:full-path="Object 601/content.xml" manifest:media-type="text/xml"/>
  <manifest:file-entry manifest:full-path="Object 601/" manifest:version="1.2" manifest:media-type="application/vnd.oasis.opendocument.formula"/>
  <manifest:file-entry manifest:full-path="Object 892/Configurations2/accelerator/current.xml" manifest:media-type=""/>
  <manifest:file-entry manifest:full-path="Object 892/Configurations2/" manifest:media-type="application/vnd.sun.xml.ui.configuration"/>
  <manifest:file-entry manifest:full-path="Object 892/content.xml" manifest:media-type="text/xml"/>
  <manifest:file-entry manifest:full-path="Object 892/settings.xml" manifest:media-type="text/xml"/>
  <manifest:file-entry manifest:full-path="Object 89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893/content.xml" manifest:media-type="text/xml"/>
  <manifest:file-entry manifest:full-path="Object 893/Configurations2/accelerator/current.xml" manifest:media-type=""/>
  <manifest:file-entry manifest:full-path="Object 893/Configurations2/" manifest:media-type="application/vnd.sun.xml.ui.configuration"/>
  <manifest:file-entry manifest:full-path="Object 893/settings.xml" manifest:media-type="text/xml"/>
  <manifest:file-entry manifest:full-path="Object 89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894/Configurations2/accelerator/current.xml" manifest:media-type=""/>
  <manifest:file-entry manifest:full-path="Object 894/Configurations2/" manifest:media-type="application/vnd.sun.xml.ui.configuration"/>
  <manifest:file-entry manifest:full-path="Object 894/content.xml" manifest:media-type="text/xml"/>
  <manifest:file-entry manifest:full-path="Object 894/settings.xml" manifest:media-type="text/xml"/>
  <manifest:file-entry manifest:full-path="Object 89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895/content.xml" manifest:media-type="text/xml"/>
  <manifest:file-entry manifest:full-path="Object 895/Configurations2/accelerator/current.xml" manifest:media-type=""/>
  <manifest:file-entry manifest:full-path="Object 895/Configurations2/" manifest:media-type="application/vnd.sun.xml.ui.configuration"/>
  <manifest:file-entry manifest:full-path="Object 895/settings.xml" manifest:media-type="text/xml"/>
  <manifest:file-entry manifest:full-path="Object 8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896/Configurations2/accelerator/current.xml" manifest:media-type=""/>
  <manifest:file-entry manifest:full-path="Object 896/Configurations2/" manifest:media-type="application/vnd.sun.xml.ui.configuration"/>
  <manifest:file-entry manifest:full-path="Object 896/settings.xml" manifest:media-type="text/xml"/>
  <manifest:file-entry manifest:full-path="Object 896/content.xml" manifest:media-type="text/xml"/>
  <manifest:file-entry manifest:full-path="Object 89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content.xml" manifest:media-type="text/xml"/>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942/Configurations2/accelerator/current.xml" manifest:media-type=""/>
  <manifest:file-entry manifest:full-path="Object 942/Configurations2/" manifest:media-type="application/vnd.sun.xml.ui.configuration"/>
  <manifest:file-entry manifest:full-path="Object 942/content.xml" manifest:media-type="text/xml"/>
  <manifest:file-entry manifest:full-path="Object 942/settings.xml" manifest:media-type="text/xml"/>
  <manifest:file-entry manifest:full-path="Object 942/"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709/Configurations2/accelerator/current.xml" manifest:media-type=""/>
  <manifest:file-entry manifest:full-path="Object 709/Configurations2/" manifest:media-type="application/vnd.sun.xml.ui.configuration"/>
  <manifest:file-entry manifest:full-path="Object 709/settings.xml" manifest:media-type="text/xml"/>
  <manifest:file-entry manifest:full-path="Object 709/content.xml" manifest:media-type="text/xml"/>
  <manifest:file-entry manifest:full-path="Object 709/" manifest:version="1.2" manifest:media-type="application/vnd.oasis.opendocument.formula"/>
  <manifest:file-entry manifest:full-path="Object 999/Configurations2/accelerator/current.xml" manifest:media-type=""/>
  <manifest:file-entry manifest:full-path="Object 999/Configurations2/" manifest:media-type="application/vnd.sun.xml.ui.configuration"/>
  <manifest:file-entry manifest:full-path="Object 999/content.xml" manifest:media-type="text/xml"/>
  <manifest:file-entry manifest:full-path="Object 999/settings.xml" manifest:media-type="text/xml"/>
  <manifest:file-entry manifest:full-path="Object 99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settings.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940/Configurations2/accelerator/current.xml" manifest:media-type=""/>
  <manifest:file-entry manifest:full-path="Object 940/Configurations2/" manifest:media-type="application/vnd.sun.xml.ui.configuration"/>
  <manifest:file-entry manifest:full-path="Object 940/content.xml" manifest:media-type="text/xml"/>
  <manifest:file-entry manifest:full-path="Object 940/settings.xml" manifest:media-type="text/xml"/>
  <manifest:file-entry manifest:full-path="Object 940/"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41/content.xml" manifest:media-type="text/xml"/>
  <manifest:file-entry manifest:full-path="Object 941/Configurations2/accelerator/current.xml" manifest:media-type=""/>
  <manifest:file-entry manifest:full-path="Object 941/Configurations2/" manifest:media-type="application/vnd.sun.xml.ui.configuration"/>
  <manifest:file-entry manifest:full-path="Object 941/settings.xml" manifest:media-type="text/xml"/>
  <manifest:file-entry manifest:full-path="Object 941/"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settings.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946/Configurations2/accelerator/current.xml" manifest:media-type=""/>
  <manifest:file-entry manifest:full-path="Object 946/Configurations2/" manifest:media-type="application/vnd.sun.xml.ui.configuration"/>
  <manifest:file-entry manifest:full-path="Object 946/content.xml" manifest:media-type="text/xml"/>
  <manifest:file-entry manifest:full-path="Object 946/settings.xml" manifest:media-type="text/xml"/>
  <manifest:file-entry manifest:full-path="Object 946/" manifest:version="1.2" manifest:media-type="application/vnd.oasis.opendocument.formula"/>
  <manifest:file-entry manifest:full-path="Object 1009/Configurations2/accelerator/current.xml" manifest:media-type=""/>
  <manifest:file-entry manifest:full-path="Object 1009/Configurations2/" manifest:media-type="application/vnd.sun.xml.ui.configuration"/>
  <manifest:file-entry manifest:full-path="Object 1009/content.xml" manifest:media-type="text/xml"/>
  <manifest:file-entry manifest:full-path="Object 1009/settings.xml" manifest:media-type="text/xml"/>
  <manifest:file-entry manifest:full-path="Object 1009/" manifest:version="1.2" manifest:media-type="application/vnd.oasis.opendocument.formula"/>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950/Configurations2/accelerator/current.xml" manifest:media-type=""/>
  <manifest:file-entry manifest:full-path="Object 950/Configurations2/" manifest:media-type="application/vnd.sun.xml.ui.configuration"/>
  <manifest:file-entry manifest:full-path="Object 950/content.xml" manifest:media-type="text/xml"/>
  <manifest:file-entry manifest:full-path="Object 950/settings.xml" manifest:media-type="text/xml"/>
  <manifest:file-entry manifest:full-path="Object 950/"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951/Configurations2/accelerator/current.xml" manifest:media-type=""/>
  <manifest:file-entry manifest:full-path="Object 951/Configurations2/" manifest:media-type="application/vnd.sun.xml.ui.configuration"/>
  <manifest:file-entry manifest:full-path="Object 951/settings.xml" manifest:media-type="text/xml"/>
  <manifest:file-entry manifest:full-path="Object 951/content.xml" manifest:media-type="text/xml"/>
  <manifest:file-entry manifest:full-path="Object 951/"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952/Configurations2/accelerator/current.xml" manifest:media-type=""/>
  <manifest:file-entry manifest:full-path="Object 952/Configurations2/" manifest:media-type="application/vnd.sun.xml.ui.configuration"/>
  <manifest:file-entry manifest:full-path="Object 952/content.xml" manifest:media-type="text/xml"/>
  <manifest:file-entry manifest:full-path="Object 952/settings.xml" manifest:media-type="text/xml"/>
  <manifest:file-entry manifest:full-path="Object 952/"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53/content.xml" manifest:media-type="text/xml"/>
  <manifest:file-entry manifest:full-path="Object 953/Configurations2/accelerator/current.xml" manifest:media-type=""/>
  <manifest:file-entry manifest:full-path="Object 953/Configurations2/" manifest:media-type="application/vnd.sun.xml.ui.configuration"/>
  <manifest:file-entry manifest:full-path="Object 953/settings.xml" manifest:media-type="text/xml"/>
  <manifest:file-entry manifest:full-path="Object 953/"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954/settings.xml" manifest:media-type="text/xml"/>
  <manifest:file-entry manifest:full-path="Object 954/Configurations2/accelerator/current.xml" manifest:media-type=""/>
  <manifest:file-entry manifest:full-path="Object 954/Configurations2/" manifest:media-type="application/vnd.sun.xml.ui.configuration"/>
  <manifest:file-entry manifest:full-path="Object 954/content.xml" manifest:media-type="text/xml"/>
  <manifest:file-entry manifest:full-path="Object 954/"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55/Configurations2/accelerator/current.xml" manifest:media-type=""/>
  <manifest:file-entry manifest:full-path="Object 955/Configurations2/" manifest:media-type="application/vnd.sun.xml.ui.configuration"/>
  <manifest:file-entry manifest:full-path="Object 955/content.xml" manifest:media-type="text/xml"/>
  <manifest:file-entry manifest:full-path="Object 955/settings.xml" manifest:media-type="text/xml"/>
  <manifest:file-entry manifest:full-path="Object 955/"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956/Configurations2/accelerator/current.xml" manifest:media-type=""/>
  <manifest:file-entry manifest:full-path="Object 956/Configurations2/" manifest:media-type="application/vnd.sun.xml.ui.configuration"/>
  <manifest:file-entry manifest:full-path="Object 956/settings.xml" manifest:media-type="text/xml"/>
  <manifest:file-entry manifest:full-path="Object 956/content.xml" manifest:media-type="text/xml"/>
  <manifest:file-entry manifest:full-path="Object 956/"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944/settings.xml" manifest:media-type="text/xml"/>
  <manifest:file-entry manifest:full-path="Object 944/Configurations2/accelerator/current.xml" manifest:media-type=""/>
  <manifest:file-entry manifest:full-path="Object 944/Configurations2/" manifest:media-type="application/vnd.sun.xml.ui.configuration"/>
  <manifest:file-entry manifest:full-path="Object 944/content.xml" manifest:media-type="text/xml"/>
  <manifest:file-entry manifest:full-path="Object 944/"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45/Configurations2/accelerator/current.xml" manifest:media-type=""/>
  <manifest:file-entry manifest:full-path="Object 945/Configurations2/" manifest:media-type="application/vnd.sun.xml.ui.configuration"/>
  <manifest:file-entry manifest:full-path="Object 945/content.xml" manifest:media-type="text/xml"/>
  <manifest:file-entry manifest:full-path="Object 945/settings.xml" manifest:media-type="text/xml"/>
  <manifest:file-entry manifest:full-path="Object 945/" manifest:version="1.2" manifest:media-type="application/vnd.oasis.opendocument.formula"/>
  <manifest:file-entry manifest:full-path="Object 997/Configurations2/accelerator/current.xml" manifest:media-type=""/>
  <manifest:file-entry manifest:full-path="Object 997/Configurations2/" manifest:media-type="application/vnd.sun.xml.ui.configuration"/>
  <manifest:file-entry manifest:full-path="Object 997/content.xml" manifest:media-type="text/xml"/>
  <manifest:file-entry manifest:full-path="Object 997/settings.xml" manifest:media-type="text/xml"/>
  <manifest:file-entry manifest:full-path="Object 997/"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998/Configurations2/accelerator/current.xml" manifest:media-type=""/>
  <manifest:file-entry manifest:full-path="Object 998/Configurations2/" manifest:media-type="application/vnd.sun.xml.ui.configuration"/>
  <manifest:file-entry manifest:full-path="Object 998/content.xml" manifest:media-type="text/xml"/>
  <manifest:file-entry manifest:full-path="Object 998/settings.xml" manifest:media-type="text/xml"/>
  <manifest:file-entry manifest:full-path="Object 998/"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content.xml" manifest:media-type="text/xml"/>
  <manifest:file-entry manifest:full-path="Object 707/settings.xml" manifest:media-type="text/xml"/>
  <manifest:file-entry manifest:full-path="Object 707/" manifest:version="1.2" manifest:media-type="application/vnd.oasis.opendocument.formula"/>
  <manifest:file-entry manifest:full-path="Object 497/content.xml" manifest:media-type="text/xml"/>
  <manifest:file-entry manifest:full-path="Object 497/Configurations2/accelerator/current.xml" manifest:media-type=""/>
  <manifest:file-entry manifest:full-path="Object 497/Configurations2/" manifest:media-type="application/vnd.sun.xml.ui.configuration"/>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943/Configurations2/accelerator/current.xml" manifest:media-type=""/>
  <manifest:file-entry manifest:full-path="Object 943/Configurations2/" manifest:media-type="application/vnd.sun.xml.ui.configuration"/>
  <manifest:file-entry manifest:full-path="Object 943/content.xml" manifest:media-type="text/xml"/>
  <manifest:file-entry manifest:full-path="Object 943/settings.xml" manifest:media-type="text/xml"/>
  <manifest:file-entry manifest:full-path="Object 943/" manifest:version="1.2" manifest:media-type="application/vnd.oasis.opendocument.formula"/>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content.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19/Configurations2/accelerator/current.xml" manifest:media-type=""/>
  <manifest:file-entry manifest:full-path="Object 719/Configurations2/" manifest:media-type="application/vnd.sun.xml.ui.configuration"/>
  <manifest:file-entry manifest:full-path="Object 719/settings.xml" manifest:media-type="text/xml"/>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957/Configurations2/accelerator/current.xml" manifest:media-type=""/>
  <manifest:file-entry manifest:full-path="Object 957/Configurations2/" manifest:media-type="application/vnd.sun.xml.ui.configuration"/>
  <manifest:file-entry manifest:full-path="Object 957/content.xml" manifest:media-type="text/xml"/>
  <manifest:file-entry manifest:full-path="Object 957/settings.xml" manifest:media-type="text/xml"/>
  <manifest:file-entry manifest:full-path="Object 957/" manifest:version="1.2" manifest:media-type="application/vnd.oasis.opendocument.formula"/>
  <manifest:file-entry manifest:full-path="Object 932/Configurations2/accelerator/current.xml" manifest:media-type=""/>
  <manifest:file-entry manifest:full-path="Object 932/Configurations2/" manifest:media-type="application/vnd.sun.xml.ui.configuration"/>
  <manifest:file-entry manifest:full-path="Object 932/content.xml" manifest:media-type="text/xml"/>
  <manifest:file-entry manifest:full-path="Object 932/settings.xml" manifest:media-type="text/xml"/>
  <manifest:file-entry manifest:full-path="Object 932/" manifest:version="1.2" manifest:media-type="application/vnd.oasis.opendocument.formula"/>
  <manifest:file-entry manifest:full-path="Object 933/Configurations2/accelerator/current.xml" manifest:media-type=""/>
  <manifest:file-entry manifest:full-path="Object 933/Configurations2/" manifest:media-type="application/vnd.sun.xml.ui.configuration"/>
  <manifest:file-entry manifest:full-path="Object 933/settings.xml" manifest:media-type="text/xml"/>
  <manifest:file-entry manifest:full-path="Object 933/content.xml" manifest:media-type="text/xml"/>
  <manifest:file-entry manifest:full-path="Object 933/" manifest:version="1.2" manifest:media-type="application/vnd.oasis.opendocument.formula"/>
  <manifest:file-entry manifest:full-path="Object 934/Configurations2/accelerator/current.xml" manifest:media-type=""/>
  <manifest:file-entry manifest:full-path="Object 934/Configurations2/" manifest:media-type="application/vnd.sun.xml.ui.configuration"/>
  <manifest:file-entry manifest:full-path="Object 934/content.xml" manifest:media-type="text/xml"/>
  <manifest:file-entry manifest:full-path="Object 934/settings.xml" manifest:media-type="text/xml"/>
  <manifest:file-entry manifest:full-path="Object 934/" manifest:version="1.2" manifest:media-type="application/vnd.oasis.opendocument.formula"/>
  <manifest:file-entry manifest:full-path="Object 935/Configurations2/accelerator/current.xml" manifest:media-type=""/>
  <manifest:file-entry manifest:full-path="Object 935/Configurations2/" manifest:media-type="application/vnd.sun.xml.ui.configuration"/>
  <manifest:file-entry manifest:full-path="Object 935/content.xml" manifest:media-type="text/xml"/>
  <manifest:file-entry manifest:full-path="Object 935/settings.xml" manifest:media-type="text/xml"/>
  <manifest:file-entry manifest:full-path="Object 935/" manifest:version="1.2" manifest:media-type="application/vnd.oasis.opendocument.formula"/>
  <manifest:file-entry manifest:full-path="Object 936/Configurations2/accelerator/current.xml" manifest:media-type=""/>
  <manifest:file-entry manifest:full-path="Object 936/Configurations2/" manifest:media-type="application/vnd.sun.xml.ui.configuration"/>
  <manifest:file-entry manifest:full-path="Object 936/content.xml" manifest:media-type="text/xml"/>
  <manifest:file-entry manifest:full-path="Object 936/settings.xml" manifest:media-type="text/xml"/>
  <manifest:file-entry manifest:full-path="Object 936/" manifest:version="1.2" manifest:media-type="application/vnd.oasis.opendocument.formula"/>
  <manifest:file-entry manifest:full-path="Object 937/settings.xml" manifest:media-type="text/xml"/>
  <manifest:file-entry manifest:full-path="Object 937/Configurations2/accelerator/current.xml" manifest:media-type=""/>
  <manifest:file-entry manifest:full-path="Object 937/Configurations2/" manifest:media-type="application/vnd.sun.xml.ui.configuration"/>
  <manifest:file-entry manifest:full-path="Object 937/content.xml" manifest:media-type="text/xml"/>
  <manifest:file-entry manifest:full-path="Object 937/" manifest:version="1.2" manifest:media-type="application/vnd.oasis.opendocument.formula"/>
  <manifest:file-entry manifest:full-path="Object 887/content.xml" manifest:media-type="text/xml"/>
  <manifest:file-entry manifest:full-path="Object 887/Configurations2/accelerator/current.xml" manifest:media-type=""/>
  <manifest:file-entry manifest:full-path="Object 887/Configurations2/" manifest:media-type="application/vnd.sun.xml.ui.configuration"/>
  <manifest:file-entry manifest:full-path="Object 887/settings.xml" manifest:media-type="text/xml"/>
  <manifest:file-entry manifest:full-path="Object 887/" manifest:version="1.2" manifest:media-type="application/vnd.oasis.opendocument.formula"/>
  <manifest:file-entry manifest:full-path="Object 888/Configurations2/accelerator/current.xml" manifest:media-type=""/>
  <manifest:file-entry manifest:full-path="Object 888/Configurations2/" manifest:media-type="application/vnd.sun.xml.ui.configuration"/>
  <manifest:file-entry manifest:full-path="Object 888/content.xml" manifest:media-type="text/xml"/>
  <manifest:file-entry manifest:full-path="Object 888/settings.xml" manifest:media-type="text/xml"/>
  <manifest:file-entry manifest:full-path="Object 888/" manifest:version="1.2" manifest:media-type="application/vnd.oasis.opendocument.formula"/>
  <manifest:file-entry manifest:full-path="Object 889/Configurations2/accelerator/current.xml" manifest:media-type=""/>
  <manifest:file-entry manifest:full-path="Object 889/Configurations2/" manifest:media-type="application/vnd.sun.xml.ui.configuration"/>
  <manifest:file-entry manifest:full-path="Object 889/content.xml" manifest:media-type="text/xml"/>
  <manifest:file-entry manifest:full-path="Object 889/settings.xml" manifest:media-type="text/xml"/>
  <manifest:file-entry manifest:full-path="Object 889/"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897/Configurations2/accelerator/current.xml" manifest:media-type=""/>
  <manifest:file-entry manifest:full-path="Object 897/Configurations2/" manifest:media-type="application/vnd.sun.xml.ui.configuration"/>
  <manifest:file-entry manifest:full-path="Object 897/settings.xml" manifest:media-type="text/xml"/>
  <manifest:file-entry manifest:full-path="Object 897/content.xml" manifest:media-type="text/xml"/>
  <manifest:file-entry manifest:full-path="Object 897/"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898/Configurations2/accelerator/current.xml" manifest:media-type=""/>
  <manifest:file-entry manifest:full-path="Object 898/Configurations2/" manifest:media-type="application/vnd.sun.xml.ui.configuration"/>
  <manifest:file-entry manifest:full-path="Object 898/content.xml" manifest:media-type="text/xml"/>
  <manifest:file-entry manifest:full-path="Object 898/settings.xml" manifest:media-type="text/xml"/>
  <manifest:file-entry manifest:full-path="Object 898/" manifest:version="1.2" manifest:media-type="application/vnd.oasis.opendocument.formula"/>
  <manifest:file-entry manifest:full-path="Object 608/Configurations2/accelerator/current.xml" manifest:media-type=""/>
  <manifest:file-entry manifest:full-path="Object 608/Configurations2/" manifest:media-type="application/vnd.sun.xml.ui.configuration"/>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899/Configurations2/accelerator/current.xml" manifest:media-type=""/>
  <manifest:file-entry manifest:full-path="Object 899/Configurations2/" manifest:media-type="application/vnd.sun.xml.ui.configuration"/>
  <manifest:file-entry manifest:full-path="Object 899/settings.xml" manifest:media-type="text/xml"/>
  <manifest:file-entry manifest:full-path="Object 899/content.xml" manifest:media-type="text/xml"/>
  <manifest:file-entry manifest:full-path="Object 899/" manifest:version="1.2" manifest:media-type="application/vnd.oasis.opendocument.formula"/>
  <manifest:file-entry manifest:full-path="Object 900/Configurations2/accelerator/current.xml" manifest:media-type=""/>
  <manifest:file-entry manifest:full-path="Object 900/Configurations2/" manifest:media-type="application/vnd.sun.xml.ui.configuration"/>
  <manifest:file-entry manifest:full-path="Object 900/content.xml" manifest:media-type="text/xml"/>
  <manifest:file-entry manifest:full-path="Object 900/settings.xml" manifest:media-type="text/xml"/>
  <manifest:file-entry manifest:full-path="Object 900/" manifest:version="1.2" manifest:media-type="application/vnd.oasis.opendocument.formula"/>
  <manifest:file-entry manifest:full-path="Object 901/content.xml" manifest:media-type="text/xml"/>
  <manifest:file-entry manifest:full-path="Object 901/Configurations2/accelerator/current.xml" manifest:media-type=""/>
  <manifest:file-entry manifest:full-path="Object 901/Configurations2/" manifest:media-type="application/vnd.sun.xml.ui.configuration"/>
  <manifest:file-entry manifest:full-path="Object 901/settings.xml" manifest:media-type="text/xml"/>
  <manifest:file-entry manifest:full-path="Object 901/" manifest:version="1.2" manifest:media-type="application/vnd.oasis.opendocument.formula"/>
  <manifest:file-entry manifest:full-path="Object 902/Configurations2/accelerator/current.xml" manifest:media-type=""/>
  <manifest:file-entry manifest:full-path="Object 902/Configurations2/" manifest:media-type="application/vnd.sun.xml.ui.configuration"/>
  <manifest:file-entry manifest:full-path="Object 902/settings.xml" manifest:media-type="text/xml"/>
  <manifest:file-entry manifest:full-path="Object 902/content.xml" manifest:media-type="text/xml"/>
  <manifest:file-entry manifest:full-path="Object 902/" manifest:version="1.2" manifest:media-type="application/vnd.oasis.opendocument.formula"/>
  <manifest:file-entry manifest:full-path="Object 915/Configurations2/accelerator/current.xml" manifest:media-type=""/>
  <manifest:file-entry manifest:full-path="Object 915/Configurations2/" manifest:media-type="application/vnd.sun.xml.ui.configuration"/>
  <manifest:file-entry manifest:full-path="Object 915/content.xml" manifest:media-type="text/xml"/>
  <manifest:file-entry manifest:full-path="Object 915/settings.xml" manifest:media-type="text/xml"/>
  <manifest:file-entry manifest:full-path="Object 915/" manifest:version="1.2" manifest:media-type="application/vnd.oasis.opendocument.formula"/>
  <manifest:file-entry manifest:full-path="Object 916/Configurations2/accelerator/current.xml" manifest:media-type=""/>
  <manifest:file-entry manifest:full-path="Object 916/Configurations2/" manifest:media-type="application/vnd.sun.xml.ui.configuration"/>
  <manifest:file-entry manifest:full-path="Object 916/settings.xml" manifest:media-type="text/xml"/>
  <manifest:file-entry manifest:full-path="Object 916/content.xml" manifest:media-type="text/xml"/>
  <manifest:file-entry manifest:full-path="Object 916/" manifest:version="1.2" manifest:media-type="application/vnd.oasis.opendocument.formula"/>
  <manifest:file-entry manifest:full-path="Object 917/Configurations2/accelerator/current.xml" manifest:media-type=""/>
  <manifest:file-entry manifest:full-path="Object 917/Configurations2/" manifest:media-type="application/vnd.sun.xml.ui.configuration"/>
  <manifest:file-entry manifest:full-path="Object 917/settings.xml" manifest:media-type="text/xml"/>
  <manifest:file-entry manifest:full-path="Object 917/content.xml" manifest:media-type="text/xml"/>
  <manifest:file-entry manifest:full-path="Object 917/" manifest:version="1.2" manifest:media-type="application/vnd.oasis.opendocument.formula"/>
  <manifest:file-entry manifest:full-path="Object 918/Configurations2/accelerator/current.xml" manifest:media-type=""/>
  <manifest:file-entry manifest:full-path="Object 918/Configurations2/" manifest:media-type="application/vnd.sun.xml.ui.configuration"/>
  <manifest:file-entry manifest:full-path="Object 918/content.xml" manifest:media-type="text/xml"/>
  <manifest:file-entry manifest:full-path="Object 918/settings.xml" manifest:media-type="text/xml"/>
  <manifest:file-entry manifest:full-path="Object 918/" manifest:version="1.2" manifest:media-type="application/vnd.oasis.opendocument.formula"/>
  <manifest:file-entry manifest:full-path="Object 919/Configurations2/accelerator/current.xml" manifest:media-type=""/>
  <manifest:file-entry manifest:full-path="Object 919/Configurations2/" manifest:media-type="application/vnd.sun.xml.ui.configuration"/>
  <manifest:file-entry manifest:full-path="Object 919/content.xml" manifest:media-type="text/xml"/>
  <manifest:file-entry manifest:full-path="Object 919/settings.xml" manifest:media-type="text/xml"/>
  <manifest:file-entry manifest:full-path="Object 919/" manifest:version="1.2" manifest:media-type="application/vnd.oasis.opendocument.formula"/>
  <manifest:file-entry manifest:full-path="Object 921/Configurations2/accelerator/current.xml" manifest:media-type=""/>
  <manifest:file-entry manifest:full-path="Object 921/Configurations2/" manifest:media-type="application/vnd.sun.xml.ui.configuration"/>
  <manifest:file-entry manifest:full-path="Object 921/content.xml" manifest:media-type="text/xml"/>
  <manifest:file-entry manifest:full-path="Object 921/settings.xml" manifest:media-type="text/xml"/>
  <manifest:file-entry manifest:full-path="Object 921/" manifest:version="1.2" manifest:media-type="application/vnd.oasis.opendocument.formula"/>
  <manifest:file-entry manifest:full-path="Object 923/Configurations2/accelerator/current.xml" manifest:media-type=""/>
  <manifest:file-entry manifest:full-path="Object 923/Configurations2/" manifest:media-type="application/vnd.sun.xml.ui.configuration"/>
  <manifest:file-entry manifest:full-path="Object 923/content.xml" manifest:media-type="text/xml"/>
  <manifest:file-entry manifest:full-path="Object 923/settings.xml" manifest:media-type="text/xml"/>
  <manifest:file-entry manifest:full-path="Object 923/" manifest:version="1.2" manifest:media-type="application/vnd.oasis.opendocument.formula"/>
  <manifest:file-entry manifest:full-path="Object 924/Configurations2/accelerator/current.xml" manifest:media-type=""/>
  <manifest:file-entry manifest:full-path="Object 924/Configurations2/" manifest:media-type="application/vnd.sun.xml.ui.configuration"/>
  <manifest:file-entry manifest:full-path="Object 924/content.xml" manifest:media-type="text/xml"/>
  <manifest:file-entry manifest:full-path="Object 924/settings.xml" manifest:media-type="text/xml"/>
  <manifest:file-entry manifest:full-path="Object 924/" manifest:version="1.2" manifest:media-type="application/vnd.oasis.opendocument.formula"/>
  <manifest:file-entry manifest:full-path="Object 925/Configurations2/accelerator/current.xml" manifest:media-type=""/>
  <manifest:file-entry manifest:full-path="Object 925/Configurations2/" manifest:media-type="application/vnd.sun.xml.ui.configuration"/>
  <manifest:file-entry manifest:full-path="Object 925/content.xml" manifest:media-type="text/xml"/>
  <manifest:file-entry manifest:full-path="Object 925/settings.xml" manifest:media-type="text/xml"/>
  <manifest:file-entry manifest:full-path="Object 925/" manifest:version="1.2" manifest:media-type="application/vnd.oasis.opendocument.formula"/>
  <manifest:file-entry manifest:full-path="Object 926/Configurations2/accelerator/current.xml" manifest:media-type=""/>
  <manifest:file-entry manifest:full-path="Object 926/Configurations2/" manifest:media-type="application/vnd.sun.xml.ui.configuration"/>
  <manifest:file-entry manifest:full-path="Object 926/content.xml" manifest:media-type="text/xml"/>
  <manifest:file-entry manifest:full-path="Object 926/settings.xml" manifest:media-type="text/xml"/>
  <manifest:file-entry manifest:full-path="Object 926/" manifest:version="1.2" manifest:media-type="application/vnd.oasis.opendocument.formula"/>
  <manifest:file-entry manifest:full-path="Object 927/content.xml" manifest:media-type="text/xml"/>
  <manifest:file-entry manifest:full-path="Object 927/Configurations2/accelerator/current.xml" manifest:media-type=""/>
  <manifest:file-entry manifest:full-path="Object 927/Configurations2/" manifest:media-type="application/vnd.sun.xml.ui.configuration"/>
  <manifest:file-entry manifest:full-path="Object 927/settings.xml" manifest:media-type="text/xml"/>
  <manifest:file-entry manifest:full-path="Object 927/" manifest:version="1.2" manifest:media-type="application/vnd.oasis.opendocument.formula"/>
  <manifest:file-entry manifest:full-path="Object 928/Configurations2/accelerator/current.xml" manifest:media-type=""/>
  <manifest:file-entry manifest:full-path="Object 928/Configurations2/" manifest:media-type="application/vnd.sun.xml.ui.configuration"/>
  <manifest:file-entry manifest:full-path="Object 928/settings.xml" manifest:media-type="text/xml"/>
  <manifest:file-entry manifest:full-path="Object 928/content.xml" manifest:media-type="text/xml"/>
  <manifest:file-entry manifest:full-path="Object 928/" manifest:version="1.2" manifest:media-type="application/vnd.oasis.opendocument.formula"/>
  <manifest:file-entry manifest:full-path="Object 929/content.xml" manifest:media-type="text/xml"/>
  <manifest:file-entry manifest:full-path="Object 929/Configurations2/accelerator/current.xml" manifest:media-type=""/>
  <manifest:file-entry manifest:full-path="Object 929/Configurations2/" manifest:media-type="application/vnd.sun.xml.ui.configuration"/>
  <manifest:file-entry manifest:full-path="Object 929/settings.xml" manifest:media-type="text/xml"/>
  <manifest:file-entry manifest:full-path="Object 929/" manifest:version="1.2" manifest:media-type="application/vnd.oasis.opendocument.formula"/>
  <manifest:file-entry manifest:full-path="Object 930/Configurations2/accelerator/current.xml" manifest:media-type=""/>
  <manifest:file-entry manifest:full-path="Object 930/Configurations2/" manifest:media-type="application/vnd.sun.xml.ui.configuration"/>
  <manifest:file-entry manifest:full-path="Object 930/settings.xml" manifest:media-type="text/xml"/>
  <manifest:file-entry manifest:full-path="Object 930/content.xml" manifest:media-type="text/xml"/>
  <manifest:file-entry manifest:full-path="Object 930/" manifest:version="1.2" manifest:media-type="application/vnd.oasis.opendocument.formula"/>
  <manifest:file-entry manifest:full-path="Object 931/Configurations2/accelerator/current.xml" manifest:media-type=""/>
  <manifest:file-entry manifest:full-path="Object 931/Configurations2/" manifest:media-type="application/vnd.sun.xml.ui.configuration"/>
  <manifest:file-entry manifest:full-path="Object 931/content.xml" manifest:media-type="text/xml"/>
  <manifest:file-entry manifest:full-path="Object 931/settings.xml" manifest:media-type="text/xml"/>
  <manifest:file-entry manifest:full-path="Object 931/" manifest:version="1.2" manifest:media-type="application/vnd.oasis.opendocument.formula"/>
  <manifest:file-entry manifest:full-path="Object 922/Configurations2/accelerator/current.xml" manifest:media-type=""/>
  <manifest:file-entry manifest:full-path="Object 922/Configurations2/" manifest:media-type="application/vnd.sun.xml.ui.configuration"/>
  <manifest:file-entry manifest:full-path="Object 922/content.xml" manifest:media-type="text/xml"/>
  <manifest:file-entry manifest:full-path="Object 922/settings.xml" manifest:media-type="text/xml"/>
  <manifest:file-entry manifest:full-path="Object 922/" manifest:version="1.2" manifest:media-type="application/vnd.oasis.opendocument.formula"/>
  <manifest:file-entry manifest:full-path="Object 910/content.xml" manifest:media-type="text/xml"/>
  <manifest:file-entry manifest:full-path="Object 910/Configurations2/accelerator/current.xml" manifest:media-type=""/>
  <manifest:file-entry manifest:full-path="Object 910/Configurations2/" manifest:media-type="application/vnd.sun.xml.ui.configuration"/>
  <manifest:file-entry manifest:full-path="Object 910/settings.xml" manifest:media-type="text/xml"/>
  <manifest:file-entry manifest:full-path="Object 910/" manifest:version="1.2" manifest:media-type="application/vnd.oasis.opendocument.formula"/>
  <manifest:file-entry manifest:full-path="Object 911/content.xml" manifest:media-type="text/xml"/>
  <manifest:file-entry manifest:full-path="Object 911/Configurations2/accelerator/current.xml" manifest:media-type=""/>
  <manifest:file-entry manifest:full-path="Object 911/Configurations2/" manifest:media-type="application/vnd.sun.xml.ui.configuration"/>
  <manifest:file-entry manifest:full-path="Object 911/settings.xml" manifest:media-type="text/xml"/>
  <manifest:file-entry manifest:full-path="Object 911/" manifest:version="1.2" manifest:media-type="application/vnd.oasis.opendocument.formula"/>
  <manifest:file-entry manifest:full-path="Object 912/content.xml" manifest:media-type="text/xml"/>
  <manifest:file-entry manifest:full-path="Object 912/settings.xml" manifest:media-type="text/xml"/>
  <manifest:file-entry manifest:full-path="Object 912/Configurations2/accelerator/current.xml" manifest:media-type=""/>
  <manifest:file-entry manifest:full-path="Object 912/Configurations2/" manifest:media-type="application/vnd.sun.xml.ui.configuration"/>
  <manifest:file-entry manifest:full-path="Object 912/" manifest:version="1.2" manifest:media-type="application/vnd.oasis.opendocument.formula"/>
  <manifest:file-entry manifest:full-path="Object 913/Configurations2/accelerator/current.xml" manifest:media-type=""/>
  <manifest:file-entry manifest:full-path="Object 913/Configurations2/" manifest:media-type="application/vnd.sun.xml.ui.configuration"/>
  <manifest:file-entry manifest:full-path="Object 913/content.xml" manifest:media-type="text/xml"/>
  <manifest:file-entry manifest:full-path="Object 913/settings.xml" manifest:media-type="text/xml"/>
  <manifest:file-entry manifest:full-path="Object 913/" manifest:version="1.2" manifest:media-type="application/vnd.oasis.opendocument.formula"/>
  <manifest:file-entry manifest:full-path="Object 914/Configurations2/accelerator/current.xml" manifest:media-type=""/>
  <manifest:file-entry manifest:full-path="Object 914/Configurations2/" manifest:media-type="application/vnd.sun.xml.ui.configuration"/>
  <manifest:file-entry manifest:full-path="Object 914/content.xml" manifest:media-type="text/xml"/>
  <manifest:file-entry manifest:full-path="Object 914/settings.xml" manifest:media-type="text/xml"/>
  <manifest:file-entry manifest:full-path="Object 914/" manifest:version="1.2" manifest:media-type="application/vnd.oasis.opendocument.formula"/>
  <manifest:file-entry manifest:full-path="Object 920/Configurations2/accelerator/current.xml" manifest:media-type=""/>
  <manifest:file-entry manifest:full-path="Object 920/Configurations2/" manifest:media-type="application/vnd.sun.xml.ui.configuration"/>
  <manifest:file-entry manifest:full-path="Object 920/content.xml" manifest:media-type="text/xml"/>
  <manifest:file-entry manifest:full-path="Object 920/settings.xml" manifest:media-type="text/xml"/>
  <manifest:file-entry manifest:full-path="Object 920/" manifest:version="1.2" manifest:media-type="application/vnd.oasis.opendocument.formula"/>
  <manifest:file-entry manifest:full-path="Object 938/content.xml" manifest:media-type="text/xml"/>
  <manifest:file-entry manifest:full-path="Object 938/Configurations2/accelerator/current.xml" manifest:media-type=""/>
  <manifest:file-entry manifest:full-path="Object 938/Configurations2/" manifest:media-type="application/vnd.sun.xml.ui.configuration"/>
  <manifest:file-entry manifest:full-path="Object 938/settings.xml" manifest:media-type="text/xml"/>
  <manifest:file-entry manifest:full-path="Object 938/" manifest:version="1.2" manifest:media-type="application/vnd.oasis.opendocument.formula"/>
  <manifest:file-entry manifest:full-path="Object 939/content.xml" manifest:media-type="text/xml"/>
  <manifest:file-entry manifest:full-path="Object 939/Configurations2/accelerator/current.xml" manifest:media-type=""/>
  <manifest:file-entry manifest:full-path="Object 939/Configurations2/" manifest:media-type="application/vnd.sun.xml.ui.configuration"/>
  <manifest:file-entry manifest:full-path="Object 939/settings.xml" manifest:media-type="text/xml"/>
  <manifest:file-entry manifest:full-path="Object 939/" manifest:version="1.2" manifest:media-type="application/vnd.oasis.opendocument.formula"/>
  <manifest:file-entry manifest:full-path="Object 947/Configurations2/accelerator/current.xml" manifest:media-type=""/>
  <manifest:file-entry manifest:full-path="Object 947/Configurations2/" manifest:media-type="application/vnd.sun.xml.ui.configuration"/>
  <manifest:file-entry manifest:full-path="Object 947/settings.xml" manifest:media-type="text/xml"/>
  <manifest:file-entry manifest:full-path="Object 947/content.xml" manifest:media-type="text/xml"/>
  <manifest:file-entry manifest:full-path="Object 947/" manifest:version="1.2" manifest:media-type="application/vnd.oasis.opendocument.formula"/>
  <manifest:file-entry manifest:full-path="Object 948/Configurations2/accelerator/current.xml" manifest:media-type=""/>
  <manifest:file-entry manifest:full-path="Object 948/Configurations2/" manifest:media-type="application/vnd.sun.xml.ui.configuration"/>
  <manifest:file-entry manifest:full-path="Object 948/content.xml" manifest:media-type="text/xml"/>
  <manifest:file-entry manifest:full-path="Object 948/settings.xml" manifest:media-type="text/xml"/>
  <manifest:file-entry manifest:full-path="Object 948/"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settings.xml" manifest:media-type="text/xml"/>
  <manifest:file-entry manifest:full-path="Object 737/content.xml" manifest:media-type="text/xml"/>
  <manifest:file-entry manifest:full-path="Object 737/" manifest:version="1.2" manifest:media-type="application/vnd.oasis.opendocument.formula"/>
  <manifest:file-entry manifest:full-path="Object 738/settings.xml" manifest:media-type="text/xml"/>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4/content.xml" manifest:media-type="text/xml"/>
  <manifest:file-entry manifest:full-path="Object 594/Configurations2/accelerator/current.xml" manifest:media-type=""/>
  <manifest:file-entry manifest:full-path="Object 594/Configurations2/" manifest:media-type="application/vnd.sun.xml.ui.configuration"/>
  <manifest:file-entry manifest:full-path="Object 594/settings.xml" manifest:media-type="text/xml"/>
  <manifest:file-entry manifest:full-path="Object 594/"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content.xml" manifest:media-type="text/xml"/>
  <manifest:file-entry manifest:full-path="Object 596/settings.xml" manifest:media-type="text/xml"/>
  <manifest:file-entry manifest:full-path="Object 596/" manifest:version="1.2" manifest:media-type="application/vnd.oasis.opendocument.formula"/>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 manifest:version="1.2" manifest:media-type="application/vnd.oasis.opendocument.formula"/>
  <manifest:file-entry manifest:full-path="Object 597/content.xml" manifest:media-type="text/xml"/>
  <manifest:file-entry manifest:full-path="Object 597/Configurations2/accelerator/current.xml" manifest:media-type=""/>
  <manifest:file-entry manifest:full-path="Object 597/Configurations2/" manifest:media-type="application/vnd.sun.xml.ui.configuration"/>
  <manifest:file-entry manifest:full-path="Object 597/settings.xml" manifest:media-type="text/xml"/>
  <manifest:file-entry manifest:full-path="Object 597/"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949/Configurations2/accelerator/current.xml" manifest:media-type=""/>
  <manifest:file-entry manifest:full-path="Object 949/Configurations2/" manifest:media-type="application/vnd.sun.xml.ui.configuration"/>
  <manifest:file-entry manifest:full-path="Object 949/settings.xml" manifest:media-type="text/xml"/>
  <manifest:file-entry manifest:full-path="Object 949/content.xml" manifest:media-type="text/xml"/>
  <manifest:file-entry manifest:full-path="Object 949/"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85/settings.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content.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settings.xml" manifest:media-type="text/xml"/>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389/content.xml" manifest:media-type="text/xml"/>
  <manifest:file-entry manifest:full-path="Object 389/Configurations2/accelerator/current.xml" manifest:media-type=""/>
  <manifest:file-entry manifest:full-path="Object 389/Configurations2/" manifest:media-type="application/vnd.sun.xml.ui.configuration"/>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content.xml" manifest:media-type="text/xml"/>
  <manifest:file-entry manifest:full-path="Object 691/settings.xml" manifest:media-type="text/xml"/>
  <manifest:file-entry manifest:full-path="Object 691/"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content.xml" manifest:media-type="text/xml"/>
  <manifest:file-entry manifest:full-path="Object 692/settings.xml" manifest:media-type="text/xml"/>
  <manifest:file-entry manifest:full-path="Object 692/"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content.xml" manifest:media-type="text/xml"/>
  <manifest:file-entry manifest:full-path="Object 693/settings.xml" manifest:media-type="text/xml"/>
  <manifest:file-entry manifest:full-path="Object 693/"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4/Configurations2/accelerator/current.xml" manifest:media-type=""/>
  <manifest:file-entry manifest:full-path="Object 694/Configurations2/" manifest:media-type="application/vnd.sun.xml.ui.configuration"/>
  <manifest:file-entry manifest:full-path="Object 694/content.xml" manifest:media-type="text/xml"/>
  <manifest:file-entry manifest:full-path="Object 694/settings.xml" manifest:media-type="text/xml"/>
  <manifest:file-entry manifest:full-path="Object 694/" manifest:version="1.2" manifest:media-type="application/vnd.oasis.opendocument.formula"/>
  <manifest:file-entry manifest:full-path="Object 404/content.xml" manifest:media-type="text/xml"/>
  <manifest:file-entry manifest:full-path="Object 404/Configurations2/accelerator/current.xml" manifest:media-type=""/>
  <manifest:file-entry manifest:full-path="Object 404/Configurations2/" manifest:media-type="application/vnd.sun.xml.ui.configuration"/>
  <manifest:file-entry manifest:full-path="Object 404/settings.xml" manifest:media-type="text/xml"/>
  <manifest:file-entry manifest:full-path="Object 404/"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settings.xml" manifest:media-type="text/xml"/>
  <manifest:file-entry manifest:full-path="Object 405/" manifest:version="1.2" manifest:media-type="application/vnd.oasis.opendocument.formula"/>
  <manifest:file-entry manifest:full-path="Object 696/Configurations2/accelerator/current.xml" manifest:media-type=""/>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tent.xml" manifest:media-type="text/xml"/>
  <manifest:file-entry manifest:full-path="Object 416/Configurations2/accelerator/current.xml" manifest:media-type=""/>
  <manifest:file-entry manifest:full-path="Object 416/Configurations2/" manifest:media-type="application/vnd.sun.xml.ui.configuration"/>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Configurations2/accelerator/current.xml" manifest:media-type=""/>
  <manifest:file-entry manifest:full-path="Object 422/Configurations2/" manifest:media-type="application/vnd.sun.xml.ui.configuration"/>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Configurations2/accelerator/current.xml" manifest:media-type=""/>
  <manifest:file-entry manifest:full-path="Object 423/Configurations2/" manifest:media-type="application/vnd.sun.xml.ui.configuration"/>
  <manifest:file-entry manifest:full-path="Object 423/settings.xml" manifest:media-type="text/xml"/>
  <manifest:file-entry manifest:full-path="Object 423/" manifest:version="1.2" manifest:media-type="application/vnd.oasis.opendocument.formula"/>
  <manifest:file-entry manifest:full-path="Object 424/Configurations2/accelerator/current.xml" manifest:media-type=""/>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figurations2/accelerator/current.xml" manifest:media-type=""/>
  <manifest:file-entry manifest:full-path="Object 435/Configurations2/" manifest:media-type="application/vnd.sun.xml.ui.configuration"/>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settings.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tent.xml" manifest:media-type="text/xml"/>
  <manifest:file-entry manifest:full-path="Object 441/Configurations2/accelerator/current.xml" manifest:media-type=""/>
  <manifest:file-entry manifest:full-path="Object 441/Configurations2/" manifest:media-type="application/vnd.sun.xml.ui.configuration"/>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settings.xml" manifest:media-type="text/xml"/>
  <manifest:file-entry manifest:full-path="Object 450/Configurations2/accelerator/current.xml" manifest:media-type=""/>
  <manifest:file-entry manifest:full-path="Object 450/Configurations2/" manifest:media-type="application/vnd.sun.xml.ui.configuration"/>
  <manifest:file-entry manifest:full-path="Object 450/content.xml" manifest:media-type="text/xml"/>
  <manifest:file-entry manifest:full-path="Object 450/" manifest:version="1.2" manifest:media-type="application/vnd.oasis.opendocument.formula"/>
  <manifest:file-entry manifest:full-path="Object 451/Configurations2/accelerator/current.xml" manifest:media-type=""/>
  <manifest:file-entry manifest:full-path="Object 451/Configurations2/" manifest:media-type="application/vnd.sun.xml.ui.configuration"/>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Configurations2/accelerator/current.xml" manifest:media-type=""/>
  <manifest:file-entry manifest:full-path="Object 452/Configurations2/" manifest:media-type="application/vnd.sun.xml.ui.configuration"/>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settings.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content.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tent.xml" manifest:media-type="text/xml"/>
  <manifest:file-entry manifest:full-path="Object 460/Configurations2/accelerator/current.xml" manifest:media-type=""/>
  <manifest:file-entry manifest:full-path="Object 460/Configurations2/" manifest:media-type="application/vnd.sun.xml.ui.configuration"/>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tent.xml" manifest:media-type="text/xml"/>
  <manifest:file-entry manifest:full-path="Object 464/Configurations2/accelerator/current.xml" manifest:media-type=""/>
  <manifest:file-entry manifest:full-path="Object 464/Configurations2/" manifest:media-type="application/vnd.sun.xml.ui.configuration"/>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settings.xml" manifest:media-type="text/xml"/>
  <manifest:file-entry manifest:full-path="Object 471/Configurations2/accelerator/current.xml" manifest:media-type=""/>
  <manifest:file-entry manifest:full-path="Object 471/Configurations2/" manifest:media-type="application/vnd.sun.xml.ui.configuration"/>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tent.xml" manifest:media-type="text/xml"/>
  <manifest:file-entry manifest:full-path="Object 477/Configurations2/accelerator/current.xml" manifest:media-type=""/>
  <manifest:file-entry manifest:full-path="Object 477/Configurations2/" manifest:media-type="application/vnd.sun.xml.ui.configuration"/>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settings.xml" manifest:media-type="text/xml"/>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content.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tent.xml" manifest:media-type="text/xml"/>
  <manifest:file-entry manifest:full-path="Object 487/Configurations2/accelerator/current.xml" manifest:media-type=""/>
  <manifest:file-entry manifest:full-path="Object 487/Configurations2/" manifest:media-type="application/vnd.sun.xml.ui.configuration"/>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746/Configurations2/accelerator/current.xml" manifest:media-type=""/>
  <manifest:file-entry manifest:full-path="Object 746/Configurations2/" manifest:media-type="application/vnd.sun.xml.ui.configuration"/>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settings.xml" manifest:media-type="text/xml"/>
  <manifest:file-entry manifest:full-path="Object 747/content.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3/Configurations2/accelerator/current.xml" manifest:media-type=""/>
  <manifest:file-entry manifest:full-path="Object 793/Configurations2/" manifest:media-type="application/vnd.sun.xml.ui.configuration"/>
  <manifest:file-entry manifest:full-path="Object 793/settings.xml" manifest:media-type="text/xml"/>
  <manifest:file-entry manifest:full-path="Object 793/content.xml" manifest:media-type="text/xml"/>
  <manifest:file-entry manifest:full-path="Object 793/" manifest:version="1.2" manifest:media-type="application/vnd.oasis.opendocument.formula"/>
  <manifest:file-entry manifest:full-path="Object 503/Configurations2/accelerator/current.xml" manifest:media-type=""/>
  <manifest:file-entry manifest:full-path="Object 503/Configurations2/" manifest:media-type="application/vnd.sun.xml.ui.configuration"/>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794/Configurations2/accelerator/current.xml" manifest:media-type=""/>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figurations2/accelerator/current.xml" manifest:media-type=""/>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797/settings.xml" manifest:media-type="text/xml"/>
  <manifest:file-entry manifest:full-path="Object 797/Configurations2/accelerator/current.xml" manifest:media-type=""/>
  <manifest:file-entry manifest:full-path="Object 797/Configurations2/" manifest:media-type="application/vnd.sun.xml.ui.configuration"/>
  <manifest:file-entry manifest:full-path="Object 797/content.xml" manifest:media-type="text/xml"/>
  <manifest:file-entry manifest:full-path="Object 797/"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9/settings.xml" manifest:media-type="text/xml"/>
  <manifest:file-entry manifest:full-path="Object 509/Configurations2/accelerator/current.xml" manifest:media-type=""/>
  <manifest:file-entry manifest:full-path="Object 509/Configurations2/" manifest:media-type="application/vnd.sun.xml.ui.configuration"/>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tent.xml" manifest:media-type="text/xml"/>
  <manifest:file-entry manifest:full-path="Object 512/Configurations2/accelerator/current.xml" manifest:media-type=""/>
  <manifest:file-entry manifest:full-path="Object 512/Configurations2/" manifest:media-type="application/vnd.sun.xml.ui.configuration"/>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figurations2/accelerator/current.xml" manifest:media-type=""/>
  <manifest:file-entry manifest:full-path="Object 524/Configurations2/" manifest:media-type="application/vnd.sun.xml.ui.configuration"/>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tent.xml" manifest:media-type="text/xml"/>
  <manifest:file-entry manifest:full-path="Object 526/Configurations2/accelerator/current.xml" manifest:media-type=""/>
  <manifest:file-entry manifest:full-path="Object 526/Configurations2/" manifest:media-type="application/vnd.sun.xml.ui.configuration"/>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meta.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settings.xml" manifest:media-type="text/xml"/>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767/content.xml" manifest:media-type="text/xml"/>
  <manifest:file-entry manifest:full-path="Object 767/Configurations2/accelerator/current.xml" manifest:media-type=""/>
  <manifest:file-entry manifest:full-path="Object 767/Configurations2/" manifest:media-type="application/vnd.sun.xml.ui.configuration"/>
  <manifest:file-entry manifest:full-path="Object 767/settings.xml" manifest:media-type="text/xml"/>
  <manifest:file-entry manifest:full-path="Object 767/" manifest:version="1.2" manifest:media-type="application/vnd.oasis.opendocument.formula"/>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content.xml" manifest:media-type="text/xml"/>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settings.xml" manifest:media-type="text/xml"/>
  <manifest:file-entry manifest:full-path="Object 769/content.xml" manifest:media-type="text/xml"/>
  <manifest:file-entry manifest:full-path="Object 769/"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content.xml" manifest:media-type="text/xml"/>
  <manifest:file-entry manifest:full-path="Object 757/settings.xml" manifest:media-type="text/xml"/>
  <manifest:file-entry manifest:full-path="Object 75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Configurations2/accelerator/current.xml" manifest:media-type=""/>
  <manifest:file-entry manifest:full-path="Object 557/Configurations2/" manifest:media-type="application/vnd.sun.xml.ui.configuration"/>
  <manifest:file-entry manifest:full-path="Object 557/" manifest:version="1.2" manifest:media-type="application/vnd.oasis.opendocument.formula"/>
  <manifest:file-entry manifest:full-path="Object 759/Configurations2/accelerator/current.xml" manifest:media-type=""/>
  <manifest:file-entry manifest:full-path="Object 759/Configurations2/" manifest:media-type="application/vnd.sun.xml.ui.configuration"/>
  <manifest:file-entry manifest:full-path="Object 759/settings.xml" manifest:media-type="text/xml"/>
  <manifest:file-entry manifest:full-path="Object 759/content.xml" manifest:media-type="text/xml"/>
  <manifest:file-entry manifest:full-path="Object 759/" manifest:version="1.2" manifest:media-type="application/vnd.oasis.opendocument.formula"/>
  <manifest:file-entry manifest:full-path="Object 770/Configurations2/accelerator/current.xml" manifest:media-type=""/>
  <manifest:file-entry manifest:full-path="Object 770/Configurations2/" manifest:media-type="application/vnd.sun.xml.ui.configuration"/>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tent.xml" manifest:media-type="text/xml"/>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content.xml" manifest:media-type="text/xml"/>
  <manifest:file-entry manifest:full-path="Object 762/settings.xml" manifest:media-type="text/xml"/>
  <manifest:file-entry manifest:full-path="Object 762/" manifest:version="1.2" manifest:media-type="application/vnd.oasis.opendocument.formula"/>
  <manifest:file-entry manifest:full-path="Object 763/content.xml" manifest:media-type="text/xml"/>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 manifest:version="1.2" manifest:media-type="application/vnd.oasis.opendocument.formula"/>
  <manifest:file-entry manifest:full-path="Object 764/Configurations2/accelerator/current.xml" manifest:media-type=""/>
  <manifest:file-entry manifest:full-path="Object 764/Configurations2/" manifest:media-type="application/vnd.sun.xml.ui.configuration"/>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settings.xml" manifest:media-type="text/xml"/>
  <manifest:file-entry manifest:full-path="Object 765/content.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559/Configurations2/accelerator/current.xml" manifest:media-type=""/>
  <manifest:file-entry manifest:full-path="Object 559/Configurations2/" manifest:media-type="application/vnd.sun.xml.ui.configuration"/>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773/Configurations2/accelerator/current.xml" manifest:media-type=""/>
  <manifest:file-entry manifest:full-path="Object 773/Configurations2/" manifest:media-type="application/vnd.sun.xml.ui.configuration"/>
  <manifest:file-entry manifest:full-path="Object 773/content.xml" manifest:media-type="text/xml"/>
  <manifest:file-entry manifest:full-path="Object 773/settings.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562/Configurations2/accelerator/current.xml" manifest:media-type=""/>
  <manifest:file-entry manifest:full-path="Object 562/Configurations2/" manifest:media-type="application/vnd.sun.xml.ui.configuration"/>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settings.xml" manifest:media-type="text/xml"/>
  <manifest:file-entry manifest:full-path="Object 568/content.xml" manifest:media-type="text/xml"/>
  <manifest:file-entry manifest:full-path="Object 568/" manifest:version="1.2" manifest:media-type="application/vnd.oasis.opendocument.formula"/>
  <manifest:file-entry manifest:full-path="Object 570/Configurations2/accelerator/current.xml" manifest:media-type=""/>
  <manifest:file-entry manifest:full-path="Object 570/Configurations2/" manifest:media-type="application/vnd.sun.xml.ui.configuration"/>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Configurations2/accelerator/current.xml" manifest:media-type=""/>
  <manifest:file-entry manifest:full-path="Object 572/Configurations2/" manifest:media-type="application/vnd.sun.xml.ui.configuration"/>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781/content.xml" manifest:media-type="text/xml"/>
  <manifest:file-entry manifest:full-path="Object 781/Configurations2/accelerator/current.xml" manifest:media-type=""/>
  <manifest:file-entry manifest:full-path="Object 781/Configurations2/" manifest:media-type="application/vnd.sun.xml.ui.configuration"/>
  <manifest:file-entry manifest:full-path="Object 781/settings.xml" manifest:media-type="text/xml"/>
  <manifest:file-entry manifest:full-path="Object 78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content.xml" manifest:media-type="text/xml"/>
  <manifest:file-entry manifest:full-path="Object 783/" manifest:version="1.2" manifest:media-type="application/vnd.oasis.opendocument.formula"/>
  <manifest:file-entry manifest:full-path="Object 789/content.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settings.xml" manifest:media-type="text/xml"/>
  <manifest:file-entry manifest:full-path="Object 790/Configurations2/accelerator/current.xml" manifest:media-type=""/>
  <manifest:file-entry manifest:full-path="Object 790/Configurations2/" manifest:media-type="application/vnd.sun.xml.ui.configuration"/>
  <manifest:file-entry manifest:full-path="Object 790/content.xml" manifest:media-type="text/xml"/>
  <manifest:file-entry manifest:full-path="Object 790/"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Configurations2/accelerator/current.xml" manifest:media-type=""/>
  <manifest:file-entry manifest:full-path="Object 577/Configurations2/" manifest:media-type="application/vnd.sun.xml.ui.configuration"/>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84/settings.xml" manifest:media-type="text/xml"/>
  <manifest:file-entry manifest:full-path="Object 784/Configurations2/accelerator/current.xml" manifest:media-type=""/>
  <manifest:file-entry manifest:full-path="Object 784/Configurations2/" manifest:media-type="application/vnd.sun.xml.ui.configuration"/>
  <manifest:file-entry manifest:full-path="Object 784/content.xml" manifest:media-type="text/xml"/>
  <manifest:file-entry manifest:full-path="Object 784/"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content.xml" manifest:media-type="text/xml"/>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588/content.xml" manifest:media-type="text/xml"/>
  <manifest:file-entry manifest:full-path="Object 588/Configurations2/accelerator/current.xml" manifest:media-type=""/>
  <manifest:file-entry manifest:full-path="Object 588/Configurations2/" manifest:media-type="application/vnd.sun.xml.ui.configuration"/>
  <manifest:file-entry manifest:full-path="Object 588/settings.xml" manifest:media-type="text/xml"/>
  <manifest:file-entry manifest:full-path="Object 588/" manifest:version="1.2" manifest:media-type="application/vnd.oasis.opendocument.formula"/>
  <manifest:file-entry manifest:full-path="Object 589/content.xml" manifest:media-type="text/xml"/>
  <manifest:file-entry manifest:full-path="Object 589/Configurations2/accelerator/current.xml" manifest:media-type=""/>
  <manifest:file-entry manifest:full-path="Object 589/Configurations2/" manifest:media-type="application/vnd.sun.xml.ui.configuration"/>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609/Configurations2/accelerator/current.xml" manifest:media-type=""/>
  <manifest:file-entry manifest:full-path="Object 609/Configurations2/" manifest:media-type="application/vnd.sun.xml.ui.configuration"/>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808/settings.xml" manifest:media-type="text/xml"/>
  <manifest:file-entry manifest:full-path="Object 808/Configurations2/accelerator/current.xml" manifest:media-type=""/>
  <manifest:file-entry manifest:full-path="Object 808/Configurations2/" manifest:media-type="application/vnd.sun.xml.ui.configuration"/>
  <manifest:file-entry manifest:full-path="Object 808/content.xml" manifest:media-type="text/xml"/>
  <manifest:file-entry manifest:full-path="Object 808/" manifest:version="1.2" manifest:media-type="application/vnd.oasis.opendocument.formula"/>
  <manifest:file-entry manifest:full-path="Object 1002/Configurations2/accelerator/current.xml" manifest:media-type=""/>
  <manifest:file-entry manifest:full-path="Object 1002/Configurations2/" manifest:media-type="application/vnd.sun.xml.ui.configuration"/>
  <manifest:file-entry manifest:full-path="Object 1002/content.xml" manifest:media-type="text/xml"/>
  <manifest:file-entry manifest:full-path="Object 1002/settings.xml" manifest:media-type="text/xml"/>
  <manifest:file-entry manifest:full-path="Object 1002/" manifest:version="1.2" manifest:media-type="application/vnd.oasis.opendocument.formula"/>
  <manifest:file-entry manifest:full-path="Object 809/Configurations2/accelerator/current.xml" manifest:media-type=""/>
  <manifest:file-entry manifest:full-path="Object 809/Configurations2/" manifest:media-type="application/vnd.sun.xml.ui.configuration"/>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1003/Configurations2/accelerator/current.xml" manifest:media-type=""/>
  <manifest:file-entry manifest:full-path="Object 1003/Configurations2/" manifest:media-type="application/vnd.sun.xml.ui.configuration"/>
  <manifest:file-entry manifest:full-path="Object 1003/content.xml" manifest:media-type="text/xml"/>
  <manifest:file-entry manifest:full-path="Object 1003/settings.xml" manifest:media-type="text/xml"/>
  <manifest:file-entry manifest:full-path="Object 1003/" manifest:version="1.2" manifest:media-type="application/vnd.oasis.opendocument.formula"/>
  <manifest:file-entry manifest:full-path="Object 810/Configurations2/accelerator/current.xml" manifest:media-type=""/>
  <manifest:file-entry manifest:full-path="Object 810/Configurations2/" manifest:media-type="application/vnd.sun.xml.ui.configuration"/>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811/Configurations2/accelerator/current.xml" manifest:media-type=""/>
  <manifest:file-entry manifest:full-path="Object 811/Configurations2/" manifest:media-type="application/vnd.sun.xml.ui.configuration"/>
  <manifest:file-entry manifest:full-path="Object 811/content.xml" manifest:media-type="text/xml"/>
  <manifest:file-entry manifest:full-path="Object 811/settings.xml" manifest:media-type="text/xml"/>
  <manifest:file-entry manifest:full-path="Object 811/" manifest:version="1.2" manifest:media-type="application/vnd.oasis.opendocument.formula"/>
  <manifest:file-entry manifest:full-path="Object 812/Configurations2/accelerator/current.xml" manifest:media-type=""/>
  <manifest:file-entry manifest:full-path="Object 812/Configurations2/" manifest:media-type="application/vnd.sun.xml.ui.configuration"/>
  <manifest:file-entry manifest:full-path="Object 812/settings.xml" manifest:media-type="text/xml"/>
  <manifest:file-entry manifest:full-path="Object 812/content.xml" manifest:media-type="text/xml"/>
  <manifest:file-entry manifest:full-path="Object 812/" manifest:version="1.2" manifest:media-type="application/vnd.oasis.opendocument.formula"/>
  <manifest:file-entry manifest:full-path="Object 813/settings.xml" manifest:media-type="text/xml"/>
  <manifest:file-entry manifest:full-path="Object 813/Configurations2/accelerator/current.xml" manifest:media-type=""/>
  <manifest:file-entry manifest:full-path="Object 813/Configurations2/" manifest:media-type="application/vnd.sun.xml.ui.configuration"/>
  <manifest:file-entry manifest:full-path="Object 813/content.xml" manifest:media-type="text/xml"/>
  <manifest:file-entry manifest:full-path="Object 813/" manifest:version="1.2" manifest:media-type="application/vnd.oasis.opendocument.formula"/>
  <manifest:file-entry manifest:full-path="Object 814/Configurations2/accelerator/current.xml" manifest:media-type=""/>
  <manifest:file-entry manifest:full-path="Object 814/Configurations2/" manifest:media-type="application/vnd.sun.xml.ui.configuration"/>
  <manifest:file-entry manifest:full-path="Object 814/settings.xml" manifest:media-type="text/xml"/>
  <manifest:file-entry manifest:full-path="Object 814/content.xml" manifest:media-type="text/xml"/>
  <manifest:file-entry manifest:full-path="Object 814/" manifest:version="1.2" manifest:media-type="application/vnd.oasis.opendocument.formula"/>
  <manifest:file-entry manifest:full-path="Object 815/Configurations2/accelerator/current.xml" manifest:media-type=""/>
  <manifest:file-entry manifest:full-path="Object 815/Configurations2/" manifest:media-type="application/vnd.sun.xml.ui.configuration"/>
  <manifest:file-entry manifest:full-path="Object 815/settings.xml" manifest:media-type="text/xml"/>
  <manifest:file-entry manifest:full-path="Object 815/content.xml" manifest:media-type="text/xml"/>
  <manifest:file-entry manifest:full-path="Object 815/" manifest:version="1.2" manifest:media-type="application/vnd.oasis.opendocument.formula"/>
  <manifest:file-entry manifest:full-path="Object 816/content.xml" manifest:media-type="text/xml"/>
  <manifest:file-entry manifest:full-path="Object 816/Configurations2/accelerator/current.xml" manifest:media-type=""/>
  <manifest:file-entry manifest:full-path="Object 816/Configurations2/" manifest:media-type="application/vnd.sun.xml.ui.configuration"/>
  <manifest:file-entry manifest:full-path="Object 816/settings.xml" manifest:media-type="text/xml"/>
  <manifest:file-entry manifest:full-path="Object 816/" manifest:version="1.2" manifest:media-type="application/vnd.oasis.opendocument.formula"/>
  <manifest:file-entry manifest:full-path="Object 1010/Configurations2/accelerator/current.xml" manifest:media-type=""/>
  <manifest:file-entry manifest:full-path="Object 1010/Configurations2/" manifest:media-type="application/vnd.sun.xml.ui.configuration"/>
  <manifest:file-entry manifest:full-path="Object 1010/content.xml" manifest:media-type="text/xml"/>
  <manifest:file-entry manifest:full-path="Object 1010/settings.xml" manifest:media-type="text/xml"/>
  <manifest:file-entry manifest:full-path="Object 1010/" manifest:version="1.2" manifest:media-type="application/vnd.oasis.opendocument.formula"/>
  <manifest:file-entry manifest:full-path="Object 817/Configurations2/accelerator/current.xml" manifest:media-type=""/>
  <manifest:file-entry manifest:full-path="Object 817/Configurations2/" manifest:media-type="application/vnd.sun.xml.ui.configuration"/>
  <manifest:file-entry manifest:full-path="Object 817/content.xml" manifest:media-type="text/xml"/>
  <manifest:file-entry manifest:full-path="Object 817/settings.xml" manifest:media-type="text/xml"/>
  <manifest:file-entry manifest:full-path="Object 817/" manifest:version="1.2" manifest:media-type="application/vnd.oasis.opendocument.formula"/>
  <manifest:file-entry manifest:full-path="Object 1011/Configurations2/accelerator/current.xml" manifest:media-type=""/>
  <manifest:file-entry manifest:full-path="Object 1011/Configurations2/" manifest:media-type="application/vnd.sun.xml.ui.configuration"/>
  <manifest:file-entry manifest:full-path="Object 1011/content.xml" manifest:media-type="text/xml"/>
  <manifest:file-entry manifest:full-path="Object 1011/settings.xml" manifest:media-type="text/xml"/>
  <manifest:file-entry manifest:full-path="Object 1011/" manifest:version="1.2" manifest:media-type="application/vnd.oasis.opendocument.formula"/>
  <manifest:file-entry manifest:full-path="Object 818/Configurations2/accelerator/current.xml" manifest:media-type=""/>
  <manifest:file-entry manifest:full-path="Object 818/Configurations2/" manifest:media-type="application/vnd.sun.xml.ui.configuration"/>
  <manifest:file-entry manifest:full-path="Object 818/content.xml" manifest:media-type="text/xml"/>
  <manifest:file-entry manifest:full-path="Object 818/settings.xml" manifest:media-type="text/xml"/>
  <manifest:file-entry manifest:full-path="Object 818/" manifest:version="1.2" manifest:media-type="application/vnd.oasis.opendocument.formula"/>
  <manifest:file-entry manifest:full-path="Object 1012/Configurations2/accelerator/current.xml" manifest:media-type=""/>
  <manifest:file-entry manifest:full-path="Object 1012/Configurations2/" manifest:media-type="application/vnd.sun.xml.ui.configuration"/>
  <manifest:file-entry manifest:full-path="Object 1012/settings.xml" manifest:media-type="text/xml"/>
  <manifest:file-entry manifest:full-path="Object 1012/content.xml" manifest:media-type="text/xml"/>
  <manifest:file-entry manifest:full-path="Object 1012/" manifest:version="1.2" manifest:media-type="application/vnd.oasis.opendocument.formula"/>
  <manifest:file-entry manifest:full-path="Object 819/Configurations2/accelerator/current.xml" manifest:media-type=""/>
  <manifest:file-entry manifest:full-path="Object 819/Configurations2/" manifest:media-type="application/vnd.sun.xml.ui.configuration"/>
  <manifest:file-entry manifest:full-path="Object 819/content.xml" manifest:media-type="text/xml"/>
  <manifest:file-entry manifest:full-path="Object 819/settings.xml" manifest:media-type="text/xml"/>
  <manifest:file-entry manifest:full-path="Object 819/" manifest:version="1.2" manifest:media-type="application/vnd.oasis.opendocument.formula"/>
  <manifest:file-entry manifest:full-path="Object 1013/Configurations2/accelerator/current.xml" manifest:media-type=""/>
  <manifest:file-entry manifest:full-path="Object 1013/Configurations2/" manifest:media-type="application/vnd.sun.xml.ui.configuration"/>
  <manifest:file-entry manifest:full-path="Object 1013/content.xml" manifest:media-type="text/xml"/>
  <manifest:file-entry manifest:full-path="Object 1013/settings.xml" manifest:media-type="text/xml"/>
  <manifest:file-entry manifest:full-path="Object 1013/" manifest:version="1.2" manifest:media-type="application/vnd.oasis.opendocument.formula"/>
  <manifest:file-entry manifest:full-path="Object 820/Configurations2/accelerator/current.xml" manifest:media-type=""/>
  <manifest:file-entry manifest:full-path="Object 820/Configurations2/" manifest:media-type="application/vnd.sun.xml.ui.configuration"/>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821/Configurations2/accelerator/current.xml" manifest:media-type=""/>
  <manifest:file-entry manifest:full-path="Object 821/Configurations2/" manifest:media-type="application/vnd.sun.xml.ui.configuration"/>
  <manifest:file-entry manifest:full-path="Object 821/content.xml" manifest:media-type="text/xml"/>
  <manifest:file-entry manifest:full-path="Object 821/settings.xml" manifest:media-type="text/xml"/>
  <manifest:file-entry manifest:full-path="Object 821/" manifest:version="1.2" manifest:media-type="application/vnd.oasis.opendocument.formula"/>
  <manifest:file-entry manifest:full-path="Object 822/Configurations2/accelerator/current.xml" manifest:media-type=""/>
  <manifest:file-entry manifest:full-path="Object 822/Configurations2/" manifest:media-type="application/vnd.sun.xml.ui.configuration"/>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settings.xml" manifest:media-type="text/xml"/>
  <manifest:file-entry manifest:full-path="Object 823/Configurations2/accelerator/current.xml" manifest:media-type=""/>
  <manifest:file-entry manifest:full-path="Object 823/Configurations2/" manifest:media-type="application/vnd.sun.xml.ui.configuration"/>
  <manifest:file-entry manifest:full-path="Object 823/content.xml" manifest:media-type="text/xml"/>
  <manifest:file-entry manifest:full-path="Object 823/" manifest:version="1.2" manifest:media-type="application/vnd.oasis.opendocument.formula"/>
  <manifest:file-entry manifest:full-path="Object 824/Configurations2/accelerator/current.xml" manifest:media-type=""/>
  <manifest:file-entry manifest:full-path="Object 824/Configurations2/" manifest:media-type="application/vnd.sun.xml.ui.configuration"/>
  <manifest:file-entry manifest:full-path="Object 824/content.xml" manifest:media-type="text/xml"/>
  <manifest:file-entry manifest:full-path="Object 824/settings.xml" manifest:media-type="text/xml"/>
  <manifest:file-entry manifest:full-path="Object 824/" manifest:version="1.2" manifest:media-type="application/vnd.oasis.opendocument.formula"/>
  <manifest:file-entry manifest:full-path="Object 825/Configurations2/accelerator/current.xml" manifest:media-type=""/>
  <manifest:file-entry manifest:full-path="Object 825/Configurations2/" manifest:media-type="application/vnd.sun.xml.ui.configuration"/>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826/Configurations2/accelerator/current.xml" manifest:media-type=""/>
  <manifest:file-entry manifest:full-path="Object 826/Configurations2/" manifest:media-type="application/vnd.sun.xml.ui.configuration"/>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1020/Configurations2/accelerator/current.xml" manifest:media-type=""/>
  <manifest:file-entry manifest:full-path="Object 1020/Configurations2/" manifest:media-type="application/vnd.sun.xml.ui.configuration"/>
  <manifest:file-entry manifest:full-path="Object 1020/content.xml" manifest:media-type="text/xml"/>
  <manifest:file-entry manifest:full-path="Object 1020/settings.xml" manifest:media-type="text/xml"/>
  <manifest:file-entry manifest:full-path="Object 1020/" manifest:version="1.2" manifest:media-type="application/vnd.oasis.opendocument.formula"/>
  <manifest:file-entry manifest:full-path="Object 827/Configurations2/accelerator/current.xml" manifest:media-type=""/>
  <manifest:file-entry manifest:full-path="Object 827/Configurations2/" manifest:media-type="application/vnd.sun.xml.ui.configuration"/>
  <manifest:file-entry manifest:full-path="Object 827/content.xml" manifest:media-type="text/xml"/>
  <manifest:file-entry manifest:full-path="Object 827/settings.xml" manifest:media-type="text/xml"/>
  <manifest:file-entry manifest:full-path="Object 827/" manifest:version="1.2" manifest:media-type="application/vnd.oasis.opendocument.formula"/>
  <manifest:file-entry manifest:full-path="Object 1021/Configurations2/accelerator/current.xml" manifest:media-type=""/>
  <manifest:file-entry manifest:full-path="Object 1021/Configurations2/" manifest:media-type="application/vnd.sun.xml.ui.configuration"/>
  <manifest:file-entry manifest:full-path="Object 1021/content.xml" manifest:media-type="text/xml"/>
  <manifest:file-entry manifest:full-path="Object 1021/settings.xml" manifest:media-type="text/xml"/>
  <manifest:file-entry manifest:full-path="Object 1021/" manifest:version="1.2" manifest:media-type="application/vnd.oasis.opendocument.formula"/>
  <manifest:file-entry manifest:full-path="Object 828/content.xml" manifest:media-type="text/xml"/>
  <manifest:file-entry manifest:full-path="Object 828/Configurations2/accelerator/current.xml" manifest:media-type=""/>
  <manifest:file-entry manifest:full-path="Object 828/Configurations2/" manifest:media-type="application/vnd.sun.xml.ui.configuration"/>
  <manifest:file-entry manifest:full-path="Object 828/settings.xml" manifest:media-type="text/xml"/>
  <manifest:file-entry manifest:full-path="Object 828/" manifest:version="1.2" manifest:media-type="application/vnd.oasis.opendocument.formula"/>
  <manifest:file-entry manifest:full-path="Object 1022/Configurations2/accelerator/current.xml" manifest:media-type=""/>
  <manifest:file-entry manifest:full-path="Object 1022/Configurations2/" manifest:media-type="application/vnd.sun.xml.ui.configuration"/>
  <manifest:file-entry manifest:full-path="Object 1022/content.xml" manifest:media-type="text/xml"/>
  <manifest:file-entry manifest:full-path="Object 1022/settings.xml" manifest:media-type="text/xml"/>
  <manifest:file-entry manifest:full-path="Object 1022/" manifest:version="1.2" manifest:media-type="application/vnd.oasis.opendocument.formula"/>
  <manifest:file-entry manifest:full-path="Object 829/Configurations2/accelerator/current.xml" manifest:media-type=""/>
  <manifest:file-entry manifest:full-path="Object 829/Configurations2/" manifest:media-type="application/vnd.sun.xml.ui.configuration"/>
  <manifest:file-entry manifest:full-path="Object 829/settings.xml" manifest:media-type="text/xml"/>
  <manifest:file-entry manifest:full-path="Object 829/content.xml" manifest:media-type="text/xml"/>
  <manifest:file-entry manifest:full-path="Object 829/" manifest:version="1.2" manifest:media-type="application/vnd.oasis.opendocument.formula"/>
  <manifest:file-entry manifest:full-path="Object 1023/Configurations2/accelerator/current.xml" manifest:media-type=""/>
  <manifest:file-entry manifest:full-path="Object 1023/Configurations2/" manifest:media-type="application/vnd.sun.xml.ui.configuration"/>
  <manifest:file-entry manifest:full-path="Object 1023/content.xml" manifest:media-type="text/xml"/>
  <manifest:file-entry manifest:full-path="Object 1023/settings.xml" manifest:media-type="text/xml"/>
  <manifest:file-entry manifest:full-path="Object 1023/" manifest:version="1.2" manifest:media-type="application/vnd.oasis.opendocument.formula"/>
  <manifest:file-entry manifest:full-path="Object 830/Configurations2/accelerator/current.xml" manifest:media-type=""/>
  <manifest:file-entry manifest:full-path="Object 830/Configurations2/" manifest:media-type="application/vnd.sun.xml.ui.configuration"/>
  <manifest:file-entry manifest:full-path="Object 830/content.xml" manifest:media-type="text/xml"/>
  <manifest:file-entry manifest:full-path="Object 830/settings.xml" manifest:media-type="text/xml"/>
  <manifest:file-entry manifest:full-path="Object 830/" manifest:version="1.2" manifest:media-type="application/vnd.oasis.opendocument.formula"/>
  <manifest:file-entry manifest:full-path="Object 831/Configurations2/accelerator/current.xml" manifest:media-type=""/>
  <manifest:file-entry manifest:full-path="Object 831/Configurations2/" manifest:media-type="application/vnd.sun.xml.ui.configuration"/>
  <manifest:file-entry manifest:full-path="Object 831/settings.xml" manifest:media-type="text/xml"/>
  <manifest:file-entry manifest:full-path="Object 831/content.xml" manifest:media-type="text/xml"/>
  <manifest:file-entry manifest:full-path="Object 831/" manifest:version="1.2" manifest:media-type="application/vnd.oasis.opendocument.formula"/>
  <manifest:file-entry manifest:full-path="Object 832/Configurations2/accelerator/current.xml" manifest:media-type=""/>
  <manifest:file-entry manifest:full-path="Object 832/Configurations2/" manifest:media-type="application/vnd.sun.xml.ui.configuration"/>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33/Configurations2/accelerator/current.xml" manifest:media-type=""/>
  <manifest:file-entry manifest:full-path="Object 833/Configurations2/" manifest:media-type="application/vnd.sun.xml.ui.configuration"/>
  <manifest:file-entry manifest:full-path="Object 833/settings.xml" manifest:media-type="text/xml"/>
  <manifest:file-entry manifest:full-path="Object 833/content.xml" manifest:media-type="text/xml"/>
  <manifest:file-entry manifest:full-path="Object 833/" manifest:version="1.2" manifest:media-type="application/vnd.oasis.opendocument.formula"/>
  <manifest:file-entry manifest:full-path="Object 834/Configurations2/accelerator/current.xml" manifest:media-type=""/>
  <manifest:file-entry manifest:full-path="Object 834/Configurations2/" manifest:media-type="application/vnd.sun.xml.ui.configuration"/>
  <manifest:file-entry manifest:full-path="Object 834/settings.xml" manifest:media-type="text/xml"/>
  <manifest:file-entry manifest:full-path="Object 834/content.xml" manifest:media-type="text/xml"/>
  <manifest:file-entry manifest:full-path="Object 834/" manifest:version="1.2" manifest:media-type="application/vnd.oasis.opendocument.formula"/>
  <manifest:file-entry manifest:full-path="Object 835/Configurations2/accelerator/current.xml" manifest:media-type=""/>
  <manifest:file-entry manifest:full-path="Object 835/Configurations2/" manifest:media-type="application/vnd.sun.xml.ui.configuration"/>
  <manifest:file-entry manifest:full-path="Object 835/content.xml" manifest:media-type="text/xml"/>
  <manifest:file-entry manifest:full-path="Object 835/settings.xml" manifest:media-type="text/xml"/>
  <manifest:file-entry manifest:full-path="Object 835/" manifest:version="1.2" manifest:media-type="application/vnd.oasis.opendocument.formula"/>
  <manifest:file-entry manifest:full-path="Object 836/content.xml" manifest:media-type="text/xml"/>
  <manifest:file-entry manifest:full-path="Object 836/Configurations2/accelerator/current.xml" manifest:media-type=""/>
  <manifest:file-entry manifest:full-path="Object 836/Configurations2/" manifest:media-type="application/vnd.sun.xml.ui.configuration"/>
  <manifest:file-entry manifest:full-path="Object 836/settings.xml" manifest:media-type="text/xml"/>
  <manifest:file-entry manifest:full-path="Object 836/" manifest:version="1.2" manifest:media-type="application/vnd.oasis.opendocument.formula"/>
  <manifest:file-entry manifest:full-path="Object 837/content.xml" manifest:media-type="text/xml"/>
  <manifest:file-entry manifest:full-path="Object 837/Configurations2/accelerator/current.xml" manifest:media-type=""/>
  <manifest:file-entry manifest:full-path="Object 837/Configurations2/" manifest:media-type="application/vnd.sun.xml.ui.configuration"/>
  <manifest:file-entry manifest:full-path="Object 837/settings.xml" manifest:media-type="text/xml"/>
  <manifest:file-entry manifest:full-path="Object 837/" manifest:version="1.2" manifest:media-type="application/vnd.oasis.opendocument.formula"/>
  <manifest:file-entry manifest:full-path="Object 838/Configurations2/accelerator/current.xml" manifest:media-type=""/>
  <manifest:file-entry manifest:full-path="Object 838/Configurations2/" manifest:media-type="application/vnd.sun.xml.ui.configuration"/>
  <manifest:file-entry manifest:full-path="Object 838/content.xml" manifest:media-type="text/xml"/>
  <manifest:file-entry manifest:full-path="Object 838/settings.xml" manifest:media-type="text/xml"/>
  <manifest:file-entry manifest:full-path="Object 838/" manifest:version="1.2" manifest:media-type="application/vnd.oasis.opendocument.formula"/>
  <manifest:file-entry manifest:full-path="Object 839/Configurations2/accelerator/current.xml" manifest:media-type=""/>
  <manifest:file-entry manifest:full-path="Object 839/Configurations2/" manifest:media-type="application/vnd.sun.xml.ui.configuration"/>
  <manifest:file-entry manifest:full-path="Object 839/settings.xml" manifest:media-type="text/xml"/>
  <manifest:file-entry manifest:full-path="Object 839/content.xml" manifest:media-type="text/xml"/>
  <manifest:file-entry manifest:full-path="Object 839/" manifest:version="1.2" manifest:media-type="application/vnd.oasis.opendocument.formula"/>
  <manifest:file-entry manifest:full-path="Object 840/Configurations2/accelerator/current.xml" manifest:media-type=""/>
  <manifest:file-entry manifest:full-path="Object 840/Configurations2/" manifest:media-type="application/vnd.sun.xml.ui.configuration"/>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settings.xml" manifest:media-type="text/xml"/>
  <manifest:file-entry manifest:full-path="Object 841/Configurations2/accelerator/current.xml" manifest:media-type=""/>
  <manifest:file-entry manifest:full-path="Object 841/Configurations2/" manifest:media-type="application/vnd.sun.xml.ui.configuration"/>
  <manifest:file-entry manifest:full-path="Object 841/content.xml" manifest:media-type="text/xml"/>
  <manifest:file-entry manifest:full-path="Object 841/" manifest:version="1.2" manifest:media-type="application/vnd.oasis.opendocument.formula"/>
  <manifest:file-entry manifest:full-path="Object 842/Configurations2/accelerator/current.xml" manifest:media-type=""/>
  <manifest:file-entry manifest:full-path="Object 842/Configurations2/" manifest:media-type="application/vnd.sun.xml.ui.configuration"/>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tent.xml" manifest:media-type="text/xml"/>
  <manifest:file-entry manifest:full-path="Object 843/Configurations2/accelerator/current.xml" manifest:media-type=""/>
  <manifest:file-entry manifest:full-path="Object 843/Configurations2/" manifest:media-type="application/vnd.sun.xml.ui.configuration"/>
  <manifest:file-entry manifest:full-path="Object 843/settings.xml" manifest:media-type="text/xml"/>
  <manifest:file-entry manifest:full-path="Object 843/" manifest:version="1.2" manifest:media-type="application/vnd.oasis.opendocument.formula"/>
  <manifest:file-entry manifest:full-path="Object 844/Configurations2/accelerator/current.xml" manifest:media-type=""/>
  <manifest:file-entry manifest:full-path="Object 844/Configurations2/" manifest:media-type="application/vnd.sun.xml.ui.configuration"/>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45/Configurations2/accelerator/current.xml" manifest:media-type=""/>
  <manifest:file-entry manifest:full-path="Object 845/Configurations2/" manifest:media-type="application/vnd.sun.xml.ui.configuration"/>
  <manifest:file-entry manifest:full-path="Object 845/content.xml" manifest:media-type="text/xml"/>
  <manifest:file-entry manifest:full-path="Object 845/settings.xml" manifest:media-type="text/xml"/>
  <manifest:file-entry manifest:full-path="Object 845/" manifest:version="1.2" manifest:media-type="application/vnd.oasis.opendocument.formula"/>
  <manifest:file-entry manifest:full-path="Object 846/Configurations2/accelerator/current.xml" manifest:media-type=""/>
  <manifest:file-entry manifest:full-path="Object 846/Configurations2/" manifest:media-type="application/vnd.sun.xml.ui.configuration"/>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7/content.xml" manifest:media-type="text/xml"/>
  <manifest:file-entry manifest:full-path="Object 847/settings.xml" manifest:media-type="text/xml"/>
  <manifest:file-entry manifest:full-path="Object 847/Configurations2/accelerator/current.xml" manifest:media-type=""/>
  <manifest:file-entry manifest:full-path="Object 847/Configurations2/" manifest:media-type="application/vnd.sun.xml.ui.configuration"/>
  <manifest:file-entry manifest:full-path="Object 847/" manifest:version="1.2" manifest:media-type="application/vnd.oasis.opendocument.formula"/>
  <manifest:file-entry manifest:full-path="Object 848/Configurations2/accelerator/current.xml" manifest:media-type=""/>
  <manifest:file-entry manifest:full-path="Object 848/Configurations2/" manifest:media-type="application/vnd.sun.xml.ui.configuration"/>
  <manifest:file-entry manifest:full-path="Object 848/content.xml" manifest:media-type="text/xml"/>
  <manifest:file-entry manifest:full-path="Object 848/settings.xml" manifest:media-type="text/xml"/>
  <manifest:file-entry manifest:full-path="Object 848/" manifest:version="1.2" manifest:media-type="application/vnd.oasis.opendocument.formula"/>
  <manifest:file-entry manifest:full-path="Object 849/Configurations2/accelerator/current.xml" manifest:media-type=""/>
  <manifest:file-entry manifest:full-path="Object 849/Configurations2/" manifest:media-type="application/vnd.sun.xml.ui.configuration"/>
  <manifest:file-entry manifest:full-path="Object 849/content.xml" manifest:media-type="text/xml"/>
  <manifest:file-entry manifest:full-path="Object 849/settings.xml" manifest:media-type="text/xml"/>
  <manifest:file-entry manifest:full-path="Object 849/" manifest:version="1.2" manifest:media-type="application/vnd.oasis.opendocument.formula"/>
  <manifest:file-entry manifest:full-path="Object 850/content.xml" manifest:media-type="text/xml"/>
  <manifest:file-entry manifest:full-path="Object 850/Configurations2/accelerator/current.xml" manifest:media-type=""/>
  <manifest:file-entry manifest:full-path="Object 850/Configurations2/" manifest:media-type="application/vnd.sun.xml.ui.configuration"/>
  <manifest:file-entry manifest:full-path="Object 850/settings.xml" manifest:media-type="text/xml"/>
  <manifest:file-entry manifest:full-path="Object 850/" manifest:version="1.2" manifest:media-type="application/vnd.oasis.opendocument.formula"/>
  <manifest:file-entry manifest:full-path="Object 851/Configurations2/accelerator/current.xml" manifest:media-type=""/>
  <manifest:file-entry manifest:full-path="Object 851/Configurations2/" manifest:media-type="application/vnd.sun.xml.ui.configuration"/>
  <manifest:file-entry manifest:full-path="Object 851/settings.xml" manifest:media-type="text/xml"/>
  <manifest:file-entry manifest:full-path="Object 851/content.xml" manifest:media-type="text/xml"/>
  <manifest:file-entry manifest:full-path="Object 851/" manifest:version="1.2" manifest:media-type="application/vnd.oasis.opendocument.formula"/>
  <manifest:file-entry manifest:full-path="Object 852/Configurations2/accelerator/current.xml" manifest:media-type=""/>
  <manifest:file-entry manifest:full-path="Object 852/Configurations2/" manifest:media-type="application/vnd.sun.xml.ui.configuration"/>
  <manifest:file-entry manifest:full-path="Object 852/settings.xml" manifest:media-type="text/xml"/>
  <manifest:file-entry manifest:full-path="Object 852/content.xml" manifest:media-type="text/xml"/>
  <manifest:file-entry manifest:full-path="Object 852/" manifest:version="1.2" manifest:media-type="application/vnd.oasis.opendocument.formula"/>
  <manifest:file-entry manifest:full-path="Object 853/Configurations2/accelerator/current.xml" manifest:media-type=""/>
  <manifest:file-entry manifest:full-path="Object 853/Configurations2/" manifest:media-type="application/vnd.sun.xml.ui.configuration"/>
  <manifest:file-entry manifest:full-path="Object 853/content.xml" manifest:media-type="text/xml"/>
  <manifest:file-entry manifest:full-path="Object 853/settings.xml" manifest:media-type="text/xml"/>
  <manifest:file-entry manifest:full-path="Object 853/" manifest:version="1.2" manifest:media-type="application/vnd.oasis.opendocument.formula"/>
  <manifest:file-entry manifest:full-path="Object 854/Configurations2/accelerator/current.xml" manifest:media-type=""/>
  <manifest:file-entry manifest:full-path="Object 854/Configurations2/" manifest:media-type="application/vnd.sun.xml.ui.configuration"/>
  <manifest:file-entry manifest:full-path="Object 854/settings.xml" manifest:media-type="text/xml"/>
  <manifest:file-entry manifest:full-path="Object 854/content.xml" manifest:media-type="text/xml"/>
  <manifest:file-entry manifest:full-path="Object 854/" manifest:version="1.2" manifest:media-type="application/vnd.oasis.opendocument.formula"/>
  <manifest:file-entry manifest:full-path="Object 616/Configurations2/accelerator/current.xml" manifest:media-type=""/>
  <manifest:file-entry manifest:full-path="Object 616/Configurations2/" manifest:media-type="application/vnd.sun.xml.ui.configuration"/>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tent.xml" manifest:media-type="text/xml"/>
  <manifest:file-entry manifest:full-path="Object 618/Configurations2/accelerator/current.xml" manifest:media-type=""/>
  <manifest:file-entry manifest:full-path="Object 618/Configurations2/" manifest:media-type="application/vnd.sun.xml.ui.configuration"/>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626/Configurations2/accelerator/current.xml" manifest:media-type=""/>
  <manifest:file-entry manifest:full-path="Object 626/Configurations2/" manifest:media-type="application/vnd.sun.xml.ui.configuration"/>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627/Configurations2/accelerator/current.xml" manifest:media-type=""/>
  <manifest:file-entry manifest:full-path="Object 627/Configurations2/" manifest:media-type="application/vnd.sun.xml.ui.configuration"/>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tent.xml" manifest:media-type="text/xml"/>
  <manifest:file-entry manifest:full-path="Object 634/Configurations2/accelerator/current.xml" manifest:media-type=""/>
  <manifest:file-entry manifest:full-path="Object 634/Configurations2/" manifest:media-type="application/vnd.sun.xml.ui.configuration"/>
  <manifest:file-entry manifest:full-path="Object 634/settings.xml" manifest:media-type="text/xml"/>
  <manifest:file-entry manifest:full-path="Object 634/" manifest:version="1.2" manifest:media-type="application/vnd.oasis.opendocument.formula"/>
  <manifest:file-entry manifest:full-path="Object 635/Configurations2/accelerator/current.xml" manifest:media-type=""/>
  <manifest:file-entry manifest:full-path="Object 635/Configurations2/" manifest:media-type="application/vnd.sun.xml.ui.configuration"/>
  <manifest:file-entry manifest:full-path="Object 635/content.xml" manifest:media-type="text/xml"/>
  <manifest:file-entry manifest:full-path="Object 635/settings.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figurations2/accelerator/current.xml" manifest:media-type=""/>
  <manifest:file-entry manifest:full-path="Object 637/Configurations2/" manifest:media-type="application/vnd.sun.xml.ui.configuration"/>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638/Configurations2/accelerator/current.xml" manifest:media-type=""/>
  <manifest:file-entry manifest:full-path="Object 638/Configurations2/" manifest:media-type="application/vnd.sun.xml.ui.configuration"/>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figurations2/accelerator/current.xml" manifest:media-type=""/>
  <manifest:file-entry manifest:full-path="Object 643/Configurations2/" manifest:media-type="application/vnd.sun.xml.ui.configuration"/>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Configurations2/accelerator/current.xml" manifest:media-type=""/>
  <manifest:file-entry manifest:full-path="Object 645/Configurations2/" manifest:media-type="application/vnd.sun.xml.ui.configuration"/>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figurations2/accelerator/current.xml" manifest:media-type=""/>
  <manifest:file-entry manifest:full-path="Object 648/Configurations2/" manifest:media-type="application/vnd.sun.xml.ui.configuration"/>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figurations2/accelerator/current.xml" manifest:media-type=""/>
  <manifest:file-entry manifest:full-path="Object 650/Configurations2/" manifest:media-type="application/vnd.sun.xml.ui.configuration"/>
  <manifest:file-entry manifest:full-path="Object 650/content.xml" manifest:media-type="text/xml"/>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652/settings.xml" manifest:media-type="text/xml"/>
  <manifest:file-entry manifest:full-path="Object 652/Configurations2/accelerator/current.xml" manifest:media-type=""/>
  <manifest:file-entry manifest:full-path="Object 652/Configurations2/" manifest:media-type="application/vnd.sun.xml.ui.configuration"/>
  <manifest:file-entry manifest:full-path="Object 652/content.xml" manifest:media-type="text/xml"/>
  <manifest:file-entry manifest:full-path="Object 652/" manifest:version="1.2" manifest:media-type="application/vnd.oasis.opendocument.formula"/>
  <manifest:file-entry manifest:full-path="Object 653/Configurations2/accelerator/current.xml" manifest:media-type=""/>
  <manifest:file-entry manifest:full-path="Object 653/Configurations2/" manifest:media-type="application/vnd.sun.xml.ui.configuration"/>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654/settings.xml" manifest:media-type="text/xml"/>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content.xml" manifest:media-type="text/xml"/>
  <manifest:file-entry manifest:full-path="Object 659/" manifest:version="1.2" manifest:media-type="application/vnd.oasis.opendocument.formula"/>
  <manifest:file-entry manifest:full-path="Object 660/Configurations2/accelerator/current.xml" manifest:media-type=""/>
  <manifest:file-entry manifest:full-path="Object 660/Configurations2/" manifest:media-type="application/vnd.sun.xml.ui.configuration"/>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661/Configurations2/accelerator/current.xml" manifest:media-type=""/>
  <manifest:file-entry manifest:full-path="Object 661/Configurations2/" manifest:media-type="application/vnd.sun.xml.ui.configuration"/>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figurations2/accelerator/current.xml" manifest:media-type=""/>
  <manifest:file-entry manifest:full-path="Object 666/Configurations2/" manifest:media-type="application/vnd.sun.xml.ui.configuration"/>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settings.xml" manifest:media-type="text/xml"/>
  <manifest:file-entry manifest:full-path="Object 681/Configurations2/accelerator/current.xml" manifest:media-type=""/>
  <manifest:file-entry manifest:full-path="Object 681/Configurations2/" manifest:media-type="application/vnd.sun.xml.ui.configuration"/>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content.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settings.xml" manifest:media-type="text/xml"/>
  <manifest:file-entry manifest:full-path="Object 685/" manifest:version="1.2" manifest:media-type="application/vnd.oasis.opendocument.formula"/>
  <manifest:file-entry manifest:full-path="Object 855/Configurations2/accelerator/current.xml" manifest:media-type=""/>
  <manifest:file-entry manifest:full-path="Object 855/Configurations2/" manifest:media-type="application/vnd.sun.xml.ui.configuration"/>
  <manifest:file-entry manifest:full-path="Object 855/content.xml" manifest:media-type="text/xml"/>
  <manifest:file-entry manifest:full-path="Object 855/settings.xml" manifest:media-type="text/xml"/>
  <manifest:file-entry manifest:full-path="Object 855/" manifest:version="1.2" manifest:media-type="application/vnd.oasis.opendocument.formula"/>
  <manifest:file-entry manifest:full-path="Object 857/Configurations2/accelerator/current.xml" manifest:media-type=""/>
  <manifest:file-entry manifest:full-path="Object 857/Configurations2/" manifest:media-type="application/vnd.sun.xml.ui.configuration"/>
  <manifest:file-entry manifest:full-path="Object 857/settings.xml" manifest:media-type="text/xml"/>
  <manifest:file-entry manifest:full-path="Object 857/content.xml" manifest:media-type="text/xml"/>
  <manifest:file-entry manifest:full-path="Object 857/" manifest:version="1.2" manifest:media-type="application/vnd.oasis.opendocument.formula"/>
  <manifest:file-entry manifest:full-path="Object 873/content.xml" manifest:media-type="text/xml"/>
  <manifest:file-entry manifest:full-path="Object 873/Configurations2/accelerator/current.xml" manifest:media-type=""/>
  <manifest:file-entry manifest:full-path="Object 873/Configurations2/" manifest:media-type="application/vnd.sun.xml.ui.configuration"/>
  <manifest:file-entry manifest:full-path="Object 873/settings.xml" manifest:media-type="text/xml"/>
  <manifest:file-entry manifest:full-path="Object 873/" manifest:version="1.2" manifest:media-type="application/vnd.oasis.opendocument.formula"/>
  <manifest:file-entry manifest:full-path="Object 874/content.xml" manifest:media-type="text/xml"/>
  <manifest:file-entry manifest:full-path="Object 874/Configurations2/accelerator/current.xml" manifest:media-type=""/>
  <manifest:file-entry manifest:full-path="Object 874/Configurations2/" manifest:media-type="application/vnd.sun.xml.ui.configuration"/>
  <manifest:file-entry manifest:full-path="Object 874/settings.xml" manifest:media-type="text/xml"/>
  <manifest:file-entry manifest:full-path="Object 874/" manifest:version="1.2" manifest:media-type="application/vnd.oasis.opendocument.formula"/>
  <manifest:file-entry manifest:full-path="Object 875/Configurations2/accelerator/current.xml" manifest:media-type=""/>
  <manifest:file-entry manifest:full-path="Object 875/Configurations2/" manifest:media-type="application/vnd.sun.xml.ui.configuration"/>
  <manifest:file-entry manifest:full-path="Object 875/content.xml" manifest:media-type="text/xml"/>
  <manifest:file-entry manifest:full-path="Object 875/settings.xml" manifest:media-type="text/xml"/>
  <manifest:file-entry manifest:full-path="Object 875/" manifest:version="1.2" manifest:media-type="application/vnd.oasis.opendocument.formula"/>
  <manifest:file-entry manifest:full-path="Object 876/content.xml" manifest:media-type="text/xml"/>
  <manifest:file-entry manifest:full-path="Object 876/Configurations2/accelerator/current.xml" manifest:media-type=""/>
  <manifest:file-entry manifest:full-path="Object 876/Configurations2/" manifest:media-type="application/vnd.sun.xml.ui.configuration"/>
  <manifest:file-entry manifest:full-path="Object 876/settings.xml" manifest:media-type="text/xml"/>
  <manifest:file-entry manifest:full-path="Object 876/" manifest:version="1.2" manifest:media-type="application/vnd.oasis.opendocument.formula"/>
  <manifest:file-entry manifest:full-path="Object 877/Configurations2/accelerator/current.xml" manifest:media-type=""/>
  <manifest:file-entry manifest:full-path="Object 877/Configurations2/" manifest:media-type="application/vnd.sun.xml.ui.configuration"/>
  <manifest:file-entry manifest:full-path="Object 877/content.xml" manifest:media-type="text/xml"/>
  <manifest:file-entry manifest:full-path="Object 877/settings.xml" manifest:media-type="text/xml"/>
  <manifest:file-entry manifest:full-path="Object 877/" manifest:version="1.2" manifest:media-type="application/vnd.oasis.opendocument.formula"/>
  <manifest:file-entry manifest:full-path="Object 878/Configurations2/accelerator/current.xml" manifest:media-type=""/>
  <manifest:file-entry manifest:full-path="Object 878/Configurations2/" manifest:media-type="application/vnd.sun.xml.ui.configuration"/>
  <manifest:file-entry manifest:full-path="Object 878/content.xml" manifest:media-type="text/xml"/>
  <manifest:file-entry manifest:full-path="Object 878/settings.xml" manifest:media-type="text/xml"/>
  <manifest:file-entry manifest:full-path="Object 878/" manifest:version="1.2" manifest:media-type="application/vnd.oasis.opendocument.formula"/>
  <manifest:file-entry manifest:full-path="Object 879/Configurations2/accelerator/current.xml" manifest:media-type=""/>
  <manifest:file-entry manifest:full-path="Object 879/Configurations2/" manifest:media-type="application/vnd.sun.xml.ui.configuration"/>
  <manifest:file-entry manifest:full-path="Object 879/settings.xml" manifest:media-type="text/xml"/>
  <manifest:file-entry manifest:full-path="Object 879/content.xml" manifest:media-type="text/xml"/>
  <manifest:file-entry manifest:full-path="Object 879/" manifest:version="1.2" manifest:media-type="application/vnd.oasis.opendocument.formula"/>
  <manifest:file-entry manifest:full-path="Object 880/Configurations2/accelerator/current.xml" manifest:media-type=""/>
  <manifest:file-entry manifest:full-path="Object 880/Configurations2/" manifest:media-type="application/vnd.sun.xml.ui.configuration"/>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881/Configurations2/accelerator/current.xml" manifest:media-type=""/>
  <manifest:file-entry manifest:full-path="Object 881/Configurations2/" manifest:media-type="application/vnd.sun.xml.ui.configuration"/>
  <manifest:file-entry manifest:full-path="Object 881/settings.xml" manifest:media-type="text/xml"/>
  <manifest:file-entry manifest:full-path="Object 881/content.xml" manifest:media-type="text/xml"/>
  <manifest:file-entry manifest:full-path="Object 881/" manifest:version="1.2" manifest:media-type="application/vnd.oasis.opendocument.formula"/>
  <manifest:file-entry manifest:full-path="Object 882/content.xml" manifest:media-type="text/xml"/>
  <manifest:file-entry manifest:full-path="Object 882/Configurations2/accelerator/current.xml" manifest:media-type=""/>
  <manifest:file-entry manifest:full-path="Object 882/Configurations2/" manifest:media-type="application/vnd.sun.xml.ui.configuration"/>
  <manifest:file-entry manifest:full-path="Object 882/settings.xml" manifest:media-type="text/xml"/>
  <manifest:file-entry manifest:full-path="Object 882/" manifest:version="1.2" manifest:media-type="application/vnd.oasis.opendocument.formula"/>
  <manifest:file-entry manifest:full-path="Object 883/Configurations2/accelerator/current.xml" manifest:media-type=""/>
  <manifest:file-entry manifest:full-path="Object 883/Configurations2/" manifest:media-type="application/vnd.sun.xml.ui.configuration"/>
  <manifest:file-entry manifest:full-path="Object 883/content.xml" manifest:media-type="text/xml"/>
  <manifest:file-entry manifest:full-path="Object 883/settings.xml" manifest:media-type="text/xml"/>
  <manifest:file-entry manifest:full-path="Object 883/" manifest:version="1.2" manifest:media-type="application/vnd.oasis.opendocument.formula"/>
  <manifest:file-entry manifest:full-path="Object 884/content.xml" manifest:media-type="text/xml"/>
  <manifest:file-entry manifest:full-path="Object 884/Configurations2/accelerator/current.xml" manifest:media-type=""/>
  <manifest:file-entry manifest:full-path="Object 884/Configurations2/" manifest:media-type="application/vnd.sun.xml.ui.configuration"/>
  <manifest:file-entry manifest:full-path="Object 884/settings.xml" manifest:media-type="text/xml"/>
  <manifest:file-entry manifest:full-path="Object 884/" manifest:version="1.2" manifest:media-type="application/vnd.oasis.opendocument.formula"/>
  <manifest:file-entry manifest:full-path="Object 858/Configurations2/accelerator/current.xml" manifest:media-type=""/>
  <manifest:file-entry manifest:full-path="Object 858/Configurations2/" manifest:media-type="application/vnd.sun.xml.ui.configuration"/>
  <manifest:file-entry manifest:full-path="Object 858/settings.xml" manifest:media-type="text/xml"/>
  <manifest:file-entry manifest:full-path="Object 858/content.xml" manifest:media-type="text/xml"/>
  <manifest:file-entry manifest:full-path="Object 858/" manifest:version="1.2" manifest:media-type="application/vnd.oasis.opendocument.formula"/>
  <manifest:file-entry manifest:full-path="Object 859/Configurations2/accelerator/current.xml" manifest:media-type=""/>
  <manifest:file-entry manifest:full-path="Object 859/Configurations2/" manifest:media-type="application/vnd.sun.xml.ui.configuration"/>
  <manifest:file-entry manifest:full-path="Object 859/settings.xml" manifest:media-type="text/xml"/>
  <manifest:file-entry manifest:full-path="Object 859/content.xml" manifest:media-type="text/xml"/>
  <manifest:file-entry manifest:full-path="Object 859/" manifest:version="1.2" manifest:media-type="application/vnd.oasis.opendocument.formula"/>
  <manifest:file-entry manifest:full-path="Object 860/Configurations2/accelerator/current.xml" manifest:media-type=""/>
  <manifest:file-entry manifest:full-path="Object 860/Configurations2/" manifest:media-type="application/vnd.sun.xml.ui.configuration"/>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687/settings.xml" manifest:media-type="text/xml"/>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content.xml" manifest:media-type="text/xml"/>
  <manifest:file-entry manifest:full-path="Object 690/settings.xml" manifest:media-type="text/xml"/>
  <manifest:file-entry manifest:full-path="Object 690/" manifest:version="1.2" manifest:media-type="application/vnd.oasis.opendocument.formula"/>
  <manifest:file-entry manifest:full-path="Object 958/Configurations2/accelerator/current.xml" manifest:media-type=""/>
  <manifest:file-entry manifest:full-path="Object 958/Configurations2/" manifest:media-type="application/vnd.sun.xml.ui.configuration"/>
  <manifest:file-entry manifest:full-path="Object 958/content.xml" manifest:media-type="text/xml"/>
  <manifest:file-entry manifest:full-path="Object 958/settings.xml" manifest:media-type="text/xml"/>
  <manifest:file-entry manifest:full-path="Object 958/" manifest:version="1.2" manifest:media-type="application/vnd.oasis.opendocument.formula"/>
  <manifest:file-entry manifest:full-path="Object 959/Configurations2/accelerator/current.xml" manifest:media-type=""/>
  <manifest:file-entry manifest:full-path="Object 959/Configurations2/" manifest:media-type="application/vnd.sun.xml.ui.configuration"/>
  <manifest:file-entry manifest:full-path="Object 959/settings.xml" manifest:media-type="text/xml"/>
  <manifest:file-entry manifest:full-path="Object 959/content.xml" manifest:media-type="text/xml"/>
  <manifest:file-entry manifest:full-path="Object 959/"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content.xml" manifest:media-type="text/xml"/>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settings.xml" manifest:media-type="text/xml"/>
  <manifest:file-entry manifest:full-path="Object 676/content.xml" manifest:media-type="text/xml"/>
  <manifest:file-entry manifest:full-path="Object 676/"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615/Configurations2/accelerator/current.xml" manifest:media-type=""/>
  <manifest:file-entry manifest:full-path="Object 615/Configurations2/" manifest:media-type="application/vnd.sun.xml.ui.configuration"/>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7/settings.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content.xml" manifest:media-type="text/xml"/>
  <manifest:file-entry manifest:full-path="Object 677/" manifest:version="1.2" manifest:media-type="application/vnd.oasis.opendocument.formula"/>
  <manifest:file-entry manifest:full-path="Object 967/Configurations2/accelerator/current.xml" manifest:media-type=""/>
  <manifest:file-entry manifest:full-path="Object 967/Configurations2/" manifest:media-type="application/vnd.sun.xml.ui.configuration"/>
  <manifest:file-entry manifest:full-path="Object 967/content.xml" manifest:media-type="text/xml"/>
  <manifest:file-entry manifest:full-path="Object 967/settings.xml" manifest:media-type="text/xml"/>
  <manifest:file-entry manifest:full-path="Object 967/" manifest:version="1.2" manifest:media-type="application/vnd.oasis.opendocument.formula"/>
  <manifest:file-entry manifest:full-path="Object 968/Configurations2/accelerator/current.xml" manifest:media-type=""/>
  <manifest:file-entry manifest:full-path="Object 968/Configurations2/" manifest:media-type="application/vnd.sun.xml.ui.configuration"/>
  <manifest:file-entry manifest:full-path="Object 968/settings.xml" manifest:media-type="text/xml"/>
  <manifest:file-entry manifest:full-path="Object 968/content.xml" manifest:media-type="text/xml"/>
  <manifest:file-entry manifest:full-path="Object 96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6/Configurations2/accelerator/current.xml" manifest:media-type=""/>
  <manifest:file-entry manifest:full-path="Object 856/Configurations2/" manifest:media-type="application/vnd.sun.xml.ui.configuration"/>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Object 861/Configurations2/accelerator/current.xml" manifest:media-type=""/>
  <manifest:file-entry manifest:full-path="Object 861/Configurations2/" manifest:media-type="application/vnd.sun.xml.ui.configuration"/>
  <manifest:file-entry manifest:full-path="Object 861/content.xml" manifest:media-type="text/xml"/>
  <manifest:file-entry manifest:full-path="Object 861/settings.xml" manifest:media-type="text/xml"/>
  <manifest:file-entry manifest:full-path="Object 861/" manifest:version="1.2" manifest:media-type="application/vnd.oasis.opendocument.formula"/>
  <manifest:file-entry manifest:full-path="Object 862/Configurations2/accelerator/current.xml" manifest:media-type=""/>
  <manifest:file-entry manifest:full-path="Object 862/Configurations2/" manifest:media-type="application/vnd.sun.xml.ui.configuration"/>
  <manifest:file-entry manifest:full-path="Object 862/content.xml" manifest:media-type="text/xml"/>
  <manifest:file-entry manifest:full-path="Object 862/settings.xml" manifest:media-type="text/xml"/>
  <manifest:file-entry manifest:full-path="Object 862/" manifest:version="1.2" manifest:media-type="application/vnd.oasis.opendocument.formula"/>
  <manifest:file-entry manifest:full-path="Object 863/Configurations2/accelerator/current.xml" manifest:media-type=""/>
  <manifest:file-entry manifest:full-path="Object 863/Configurations2/" manifest:media-type="application/vnd.sun.xml.ui.configuration"/>
  <manifest:file-entry manifest:full-path="Object 863/settings.xml" manifest:media-type="text/xml"/>
  <manifest:file-entry manifest:full-path="Object 863/content.xml" manifest:media-type="text/xml"/>
  <manifest:file-entry manifest:full-path="Object 863/" manifest:version="1.2" manifest:media-type="application/vnd.oasis.opendocument.formula"/>
  <manifest:file-entry manifest:full-path="Object 864/content.xml" manifest:media-type="text/xml"/>
  <manifest:file-entry manifest:full-path="Object 864/Configurations2/accelerator/current.xml" manifest:media-type=""/>
  <manifest:file-entry manifest:full-path="Object 864/Configurations2/" manifest:media-type="application/vnd.sun.xml.ui.configuration"/>
  <manifest:file-entry manifest:full-path="Object 864/settings.xml" manifest:media-type="text/xml"/>
  <manifest:file-entry manifest:full-path="Object 864/" manifest:version="1.2" manifest:media-type="application/vnd.oasis.opendocument.formula"/>
  <manifest:file-entry manifest:full-path="Object 865/Configurations2/accelerator/current.xml" manifest:media-type=""/>
  <manifest:file-entry manifest:full-path="Object 865/Configurations2/" manifest:media-type="application/vnd.sun.xml.ui.configuration"/>
  <manifest:file-entry manifest:full-path="Object 865/settings.xml" manifest:media-type="text/xml"/>
  <manifest:file-entry manifest:full-path="Object 865/content.xml" manifest:media-type="text/xml"/>
  <manifest:file-entry manifest:full-path="Object 865/" manifest:version="1.2" manifest:media-type="application/vnd.oasis.opendocument.formula"/>
  <manifest:file-entry manifest:full-path="Object 866/content.xml" manifest:media-type="text/xml"/>
  <manifest:file-entry manifest:full-path="Object 866/Configurations2/accelerator/current.xml" manifest:media-type=""/>
  <manifest:file-entry manifest:full-path="Object 866/Configurations2/" manifest:media-type="application/vnd.sun.xml.ui.configuration"/>
  <manifest:file-entry manifest:full-path="Object 866/settings.xml" manifest:media-type="text/xml"/>
  <manifest:file-entry manifest:full-path="Object 866/" manifest:version="1.2" manifest:media-type="application/vnd.oasis.opendocument.formula"/>
  <manifest:file-entry manifest:full-path="Object 868/content.xml" manifest:media-type="text/xml"/>
  <manifest:file-entry manifest:full-path="Object 868/Configurations2/accelerator/current.xml" manifest:media-type=""/>
  <manifest:file-entry manifest:full-path="Object 868/Configurations2/" manifest:media-type="application/vnd.sun.xml.ui.configuration"/>
  <manifest:file-entry manifest:full-path="Object 868/settings.xml" manifest:media-type="text/xml"/>
  <manifest:file-entry manifest:full-path="Object 868/" manifest:version="1.2" manifest:media-type="application/vnd.oasis.opendocument.formula"/>
  <manifest:file-entry manifest:full-path="Object 870/Configurations2/accelerator/current.xml" manifest:media-type=""/>
  <manifest:file-entry manifest:full-path="Object 870/Configurations2/" manifest:media-type="application/vnd.sun.xml.ui.configuration"/>
  <manifest:file-entry manifest:full-path="Object 870/settings.xml" manifest:media-type="text/xml"/>
  <manifest:file-entry manifest:full-path="Object 870/content.xml" manifest:media-type="text/xml"/>
  <manifest:file-entry manifest:full-path="Object 870/" manifest:version="1.2" manifest:media-type="application/vnd.oasis.opendocument.formula"/>
  <manifest:file-entry manifest:full-path="Object 871/Configurations2/accelerator/current.xml" manifest:media-type=""/>
  <manifest:file-entry manifest:full-path="Object 871/Configurations2/" manifest:media-type="application/vnd.sun.xml.ui.configuration"/>
  <manifest:file-entry manifest:full-path="Object 871/settings.xml" manifest:media-type="text/xml"/>
  <manifest:file-entry manifest:full-path="Object 871/content.xml" manifest:media-type="text/xml"/>
  <manifest:file-entry manifest:full-path="Object 871/" manifest:version="1.2" manifest:media-type="application/vnd.oasis.opendocument.formula"/>
  <manifest:file-entry manifest:full-path="Object 872/Configurations2/accelerator/current.xml" manifest:media-type=""/>
  <manifest:file-entry manifest:full-path="Object 872/Configurations2/" manifest:media-type="application/vnd.sun.xml.ui.configuration"/>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969/Configurations2/accelerator/current.xml" manifest:media-type=""/>
  <manifest:file-entry manifest:full-path="Object 969/Configurations2/" manifest:media-type="application/vnd.sun.xml.ui.configuration"/>
  <manifest:file-entry manifest:full-path="Object 969/content.xml" manifest:media-type="text/xml"/>
  <manifest:file-entry manifest:full-path="Object 969/settings.xml" manifest:media-type="text/xml"/>
  <manifest:file-entry manifest:full-path="Object 969/" manifest:version="1.2" manifest:media-type="application/vnd.oasis.opendocument.formula"/>
  <manifest:file-entry manifest:full-path="Object 977/settings.xml" manifest:media-type="text/xml"/>
  <manifest:file-entry manifest:full-path="Object 977/Configurations2/accelerator/current.xml" manifest:media-type=""/>
  <manifest:file-entry manifest:full-path="Object 977/Configurations2/" manifest:media-type="application/vnd.sun.xml.ui.configuration"/>
  <manifest:file-entry manifest:full-path="Object 977/content.xml" manifest:media-type="text/xml"/>
  <manifest:file-entry manifest:full-path="Object 977/" manifest:version="1.2" manifest:media-type="application/vnd.oasis.opendocument.formula"/>
  <manifest:file-entry manifest:full-path="Object 978/Configurations2/accelerator/current.xml" manifest:media-type=""/>
  <manifest:file-entry manifest:full-path="Object 978/Configurations2/" manifest:media-type="application/vnd.sun.xml.ui.configuration"/>
  <manifest:file-entry manifest:full-path="Object 978/content.xml" manifest:media-type="text/xml"/>
  <manifest:file-entry manifest:full-path="Object 978/settings.xml" manifest:media-type="text/xml"/>
  <manifest:file-entry manifest:full-path="Object 978/" manifest:version="1.2" manifest:media-type="application/vnd.oasis.opendocument.formula"/>
  <manifest:file-entry manifest:full-path="Object 979/Configurations2/accelerator/current.xml" manifest:media-type=""/>
  <manifest:file-entry manifest:full-path="Object 979/Configurations2/" manifest:media-type="application/vnd.sun.xml.ui.configuration"/>
  <manifest:file-entry manifest:full-path="Object 979/content.xml" manifest:media-type="text/xml"/>
  <manifest:file-entry manifest:full-path="Object 979/settings.xml" manifest:media-type="text/xml"/>
  <manifest:file-entry manifest:full-path="Object 979/" manifest:version="1.2" manifest:media-type="application/vnd.oasis.opendocument.formula"/>
  <manifest:file-entry manifest:full-path="Object 987/content.xml" manifest:media-type="text/xml"/>
  <manifest:file-entry manifest:full-path="Object 987/settings.xml" manifest:media-type="text/xml"/>
  <manifest:file-entry manifest:full-path="Object 987/Configurations2/accelerator/current.xml" manifest:media-type=""/>
  <manifest:file-entry manifest:full-path="Object 987/Configurations2/" manifest:media-type="application/vnd.sun.xml.ui.configuration"/>
  <manifest:file-entry manifest:full-path="Object 987/" manifest:version="1.2" manifest:media-type="application/vnd.oasis.opendocument.formula"/>
  <manifest:file-entry manifest:full-path="Object 988/Configurations2/accelerator/current.xml" manifest:media-type=""/>
  <manifest:file-entry manifest:full-path="Object 988/Configurations2/" manifest:media-type="application/vnd.sun.xml.ui.configuration"/>
  <manifest:file-entry manifest:full-path="Object 988/settings.xml" manifest:media-type="text/xml"/>
  <manifest:file-entry manifest:full-path="Object 988/content.xml" manifest:media-type="text/xml"/>
  <manifest:file-entry manifest:full-path="Object 988/" manifest:version="1.2" manifest:media-type="application/vnd.oasis.opendocument.formula"/>
  <manifest:file-entry manifest:full-path="Object 989/Configurations2/accelerator/current.xml" manifest:media-type=""/>
  <manifest:file-entry manifest:full-path="Object 989/Configurations2/" manifest:media-type="application/vnd.sun.xml.ui.configuration"/>
  <manifest:file-entry manifest:full-path="Object 989/settings.xml" manifest:media-type="text/xml"/>
  <manifest:file-entry manifest:full-path="Object 989/content.xml" manifest:media-type="text/xml"/>
  <manifest:file-entry manifest:full-path="Object 989/" manifest:version="1.2" manifest:media-type="application/vnd.oasis.opendocument.formula"/>
  <manifest:file-entry manifest:full-path="Object 867/Configurations2/accelerator/current.xml" manifest:media-type=""/>
  <manifest:file-entry manifest:full-path="Object 867/Configurations2/" manifest:media-type="application/vnd.sun.xml.ui.configuration"/>
  <manifest:file-entry manifest:full-path="Object 867/settings.xml" manifest:media-type="text/xml"/>
  <manifest:file-entry manifest:full-path="Object 867/content.xml" manifest:media-type="text/xml"/>
  <manifest:file-entry manifest:full-path="Object 867/" manifest:version="1.2" manifest:media-type="application/vnd.oasis.opendocument.formula"/>
  <manifest:file-entry manifest:full-path="Object 869/Configurations2/accelerator/current.xml" manifest:media-type=""/>
  <manifest:file-entry manifest:full-path="Object 869/Configurations2/" manifest:media-type="application/vnd.sun.xml.ui.configuration"/>
  <manifest:file-entry manifest:full-path="Object 869/content.xml" manifest:media-type="text/xml"/>
  <manifest:file-entry manifest:full-path="Object 869/settings.xml" manifest:media-type="text/xml"/>
  <manifest:file-entry manifest:full-path="Object 869/"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1004/settings.xml" manifest:media-type="text/xml"/>
  <manifest:file-entry manifest:full-path="Object 1004/Configurations2/accelerator/current.xml" manifest:media-type=""/>
  <manifest:file-entry manifest:full-path="Object 1004/Configurations2/" manifest:media-type="application/vnd.sun.xml.ui.configuration"/>
  <manifest:file-entry manifest:full-path="Object 1004/content.xml" manifest:media-type="text/xml"/>
  <manifest:file-entry manifest:full-path="Object 1004/" manifest:version="1.2" manifest:media-type="application/vnd.oasis.opendocument.formula"/>
  <manifest:file-entry manifest:full-path="Object 1005/Configurations2/accelerator/current.xml" manifest:media-type=""/>
  <manifest:file-entry manifest:full-path="Object 1005/Configurations2/" manifest:media-type="application/vnd.sun.xml.ui.configuration"/>
  <manifest:file-entry manifest:full-path="Object 1005/settings.xml" manifest:media-type="text/xml"/>
  <manifest:file-entry manifest:full-path="Object 1005/content.xml" manifest:media-type="text/xml"/>
  <manifest:file-entry manifest:full-path="Object 1005/" manifest:version="1.2" manifest:media-type="application/vnd.oasis.opendocument.formula"/>
  <manifest:file-entry manifest:full-path="Object 1006/Configurations2/accelerator/current.xml" manifest:media-type=""/>
  <manifest:file-entry manifest:full-path="Object 1006/Configurations2/" manifest:media-type="application/vnd.sun.xml.ui.configuration"/>
  <manifest:file-entry manifest:full-path="Object 1006/content.xml" manifest:media-type="text/xml"/>
  <manifest:file-entry manifest:full-path="Object 1006/settings.xml" manifest:media-type="text/xml"/>
  <manifest:file-entry manifest:full-path="Object 1006/" manifest:version="1.2" manifest:media-type="application/vnd.oasis.opendocument.formula"/>
  <manifest:file-entry manifest:full-path="Object 1007/Configurations2/accelerator/current.xml" manifest:media-type=""/>
  <manifest:file-entry manifest:full-path="Object 1007/Configurations2/" manifest:media-type="application/vnd.sun.xml.ui.configuration"/>
  <manifest:file-entry manifest:full-path="Object 1007/content.xml" manifest:media-type="text/xml"/>
  <manifest:file-entry manifest:full-path="Object 1007/settings.xml" manifest:media-type="text/xml"/>
  <manifest:file-entry manifest:full-path="Object 1007/" manifest:version="1.2" manifest:media-type="application/vnd.oasis.opendocument.formula"/>
  <manifest:file-entry manifest:full-path="Object 1008/Configurations2/accelerator/current.xml" manifest:media-type=""/>
  <manifest:file-entry manifest:full-path="Object 1008/Configurations2/" manifest:media-type="application/vnd.sun.xml.ui.configuration"/>
  <manifest:file-entry manifest:full-path="Object 1008/content.xml" manifest:media-type="text/xml"/>
  <manifest:file-entry manifest:full-path="Object 1008/settings.xml" manifest:media-type="text/xml"/>
  <manifest:file-entry manifest:full-path="Object 1008/" manifest:version="1.2" manifest:media-type="application/vnd.oasis.opendocument.formula"/>
  <manifest:file-entry manifest:full-path="Object 1014/Configurations2/accelerator/current.xml" manifest:media-type=""/>
  <manifest:file-entry manifest:full-path="Object 1014/Configurations2/" manifest:media-type="application/vnd.sun.xml.ui.configuration"/>
  <manifest:file-entry manifest:full-path="Object 1014/content.xml" manifest:media-type="text/xml"/>
  <manifest:file-entry manifest:full-path="Object 1014/settings.xml" manifest:media-type="text/xml"/>
  <manifest:file-entry manifest:full-path="Object 1014/" manifest:version="1.2" manifest:media-type="application/vnd.oasis.opendocument.formula"/>
  <manifest:file-entry manifest:full-path="Object 1015/Configurations2/accelerator/current.xml" manifest:media-type=""/>
  <manifest:file-entry manifest:full-path="Object 1015/Configurations2/" manifest:media-type="application/vnd.sun.xml.ui.configuration"/>
  <manifest:file-entry manifest:full-path="Object 1015/content.xml" manifest:media-type="text/xml"/>
  <manifest:file-entry manifest:full-path="Object 1015/settings.xml" manifest:media-type="text/xml"/>
  <manifest:file-entry manifest:full-path="Object 1015/" manifest:version="1.2" manifest:media-type="application/vnd.oasis.opendocument.formula"/>
  <manifest:file-entry manifest:full-path="Object 1016/Configurations2/accelerator/current.xml" manifest:media-type=""/>
  <manifest:file-entry manifest:full-path="Object 1016/Configurations2/" manifest:media-type="application/vnd.sun.xml.ui.configuration"/>
  <manifest:file-entry manifest:full-path="Object 1016/content.xml" manifest:media-type="text/xml"/>
  <manifest:file-entry manifest:full-path="Object 1016/settings.xml" manifest:media-type="text/xml"/>
  <manifest:file-entry manifest:full-path="Object 1016/" manifest:version="1.2" manifest:media-type="application/vnd.oasis.opendocument.formula"/>
  <manifest:file-entry manifest:full-path="Object 1017/Configurations2/accelerator/current.xml" manifest:media-type=""/>
  <manifest:file-entry manifest:full-path="Object 1017/Configurations2/" manifest:media-type="application/vnd.sun.xml.ui.configuration"/>
  <manifest:file-entry manifest:full-path="Object 1017/content.xml" manifest:media-type="text/xml"/>
  <manifest:file-entry manifest:full-path="Object 1017/settings.xml" manifest:media-type="text/xml"/>
  <manifest:file-entry manifest:full-path="Object 1017/" manifest:version="1.2" manifest:media-type="application/vnd.oasis.opendocument.formula"/>
  <manifest:file-entry manifest:full-path="Object 1018/Configurations2/accelerator/current.xml" manifest:media-type=""/>
  <manifest:file-entry manifest:full-path="Object 1018/Configurations2/" manifest:media-type="application/vnd.sun.xml.ui.configuration"/>
  <manifest:file-entry manifest:full-path="Object 1018/settings.xml" manifest:media-type="text/xml"/>
  <manifest:file-entry manifest:full-path="Object 1018/content.xml" manifest:media-type="text/xml"/>
  <manifest:file-entry manifest:full-path="Object 1018/" manifest:version="1.2" manifest:media-type="application/vnd.oasis.opendocument.formula"/>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1" style:family="table">
      <style:table-properties style:width="6.8208in" table:align="center"/>
    </style:style>
    <style:style style:name="Table61.A" style:family="table-column">
      <style:table-column-properties style:column-width="0.7479in"/>
    </style:style>
    <style:style style:name="Table61.B" style:family="table-column">
      <style:table-column-properties style:column-width="3.0021in"/>
    </style:style>
    <style:style style:name="Table61.C" style:family="table-column">
      <style:table-column-properties style:column-width="3.0708in"/>
    </style:style>
    <style:style style:name="Table6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1.C1" style:family="table-cell">
      <style:table-cell-properties style:vertical-align="middle" fo:background-color="#d5dee7" fo:padding="0.0382in" fo:border="0.05pt solid #333333">
        <style:background-image/>
      </style:table-cell-properties>
    </style:style>
    <style:style style:name="Table61.2" style:family="table-row">
      <style:table-row-properties fo:background-color="#ffffff">
        <style:background-image/>
      </style:table-row-properties>
    </style:style>
    <style:style style:name="Table6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1.B2" style:family="table-cell">
      <style:table-cell-properties style:vertical-align="middle" fo:padding="0.0382in" fo:border-left="0.05pt solid #c0c0c0" fo:border-right="none" fo:border-top="none" fo:border-bottom="0.05pt solid #c0c0c0"/>
    </style:style>
    <style:style style:name="Table6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1.B3" style:family="table-cell">
      <style:table-cell-properties style:vertical-align="middle" fo:padding="0.0382in" fo:border-left="0.05pt solid #c0c0c0" fo:border-right="none" fo:border-top="none" fo:border-bottom="0.05pt solid #333333"/>
    </style:style>
    <style:style style:name="Table6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9" style:family="table">
      <style:table-properties style:width="6.8208in" table:align="center"/>
    </style:style>
    <style:style style:name="Table59.A" style:family="table-column">
      <style:table-column-properties style:column-width="0.7479in"/>
    </style:style>
    <style:style style:name="Table59.B" style:family="table-column">
      <style:table-column-properties style:column-width="3.0021in"/>
    </style:style>
    <style:style style:name="Table59.C" style:family="table-column">
      <style:table-column-properties style:column-width="3.0708in"/>
    </style:style>
    <style:style style:name="Table5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9.C1" style:family="table-cell">
      <style:table-cell-properties style:vertical-align="middle" fo:background-color="#d5dee7" fo:padding="0.0382in" fo:border="0.05pt solid #333333">
        <style:background-image/>
      </style:table-cell-properties>
    </style:style>
    <style:style style:name="Table59.2" style:family="table-row">
      <style:table-row-properties fo:background-color="#ffffff">
        <style:background-image/>
      </style:table-row-properties>
    </style:style>
    <style:style style:name="Table5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9.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9.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0" style:family="table">
      <style:table-properties style:width="6.8208in" table:align="center"/>
    </style:style>
    <style:style style:name="Table60.A" style:family="table-column">
      <style:table-column-properties style:column-width="0.7479in"/>
    </style:style>
    <style:style style:name="Table60.B" style:family="table-column">
      <style:table-column-properties style:column-width="3.0021in"/>
    </style:style>
    <style:style style:name="Table60.C" style:family="table-column">
      <style:table-column-properties style:column-width="3.0708in"/>
    </style:style>
    <style:style style:name="Table6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0.C1" style:family="table-cell">
      <style:table-cell-properties style:vertical-align="middle" fo:background-color="#d5dee7" fo:padding="0.0382in" fo:border="0.05pt solid #333333">
        <style:background-image/>
      </style:table-cell-properties>
    </style:style>
    <style:style style:name="Table60.2" style:family="table-row">
      <style:table-row-properties fo:background-color="#ffffff">
        <style:background-image/>
      </style:table-row-properties>
    </style:style>
    <style:style style:name="Table6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8" style:family="table">
      <style:table-properties style:width="6.8208in" table:align="center"/>
    </style:style>
    <style:style style:name="Table58.A" style:family="table-column">
      <style:table-column-properties style:column-width="0.7479in"/>
    </style:style>
    <style:style style:name="Table58.B" style:family="table-column">
      <style:table-column-properties style:column-width="3.3146in"/>
    </style:style>
    <style:style style:name="Table58.C" style:family="table-column">
      <style:table-column-properties style:column-width="2.7583in"/>
    </style:style>
    <style:style style:name="Table5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8.C1" style:family="table-cell">
      <style:table-cell-properties style:vertical-align="middle" fo:background-color="#d5dee7" fo:padding="0.0382in" fo:border="0.05pt solid #333333">
        <style:background-image/>
      </style:table-cell-properties>
    </style:style>
    <style:style style:name="Table58.2" style:family="table-row">
      <style:table-row-properties fo:background-color="#ffffff">
        <style:background-image/>
      </style:table-row-properties>
    </style:style>
    <style:style style:name="Table5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2" style:family="table">
      <style:table-properties style:width="6.8208in" table:align="center"/>
    </style:style>
    <style:style style:name="Table62.A" style:family="table-column">
      <style:table-column-properties style:column-width="0.7479in"/>
    </style:style>
    <style:style style:name="Table62.B" style:family="table-column">
      <style:table-column-properties style:column-width="3.3146in"/>
    </style:style>
    <style:style style:name="Table62.C" style:family="table-column">
      <style:table-column-properties style:column-width="2.7583in"/>
    </style:style>
    <style:style style:name="Table6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2.C1" style:family="table-cell">
      <style:table-cell-properties style:vertical-align="middle" fo:background-color="#d5dee7" fo:padding="0.0382in" fo:border="0.05pt solid #333333">
        <style:background-image/>
      </style:table-cell-properties>
    </style:style>
    <style:style style:name="Table62.2" style:family="table-row">
      <style:table-row-properties fo:background-color="#ffffff">
        <style:background-image/>
      </style:table-row-properties>
    </style:style>
    <style:style style:name="Table6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3" style:family="table">
      <style:table-properties style:width="6.8208in" table:align="center"/>
    </style:style>
    <style:style style:name="Table63.A" style:family="table-column">
      <style:table-column-properties style:column-width="0.7479in"/>
    </style:style>
    <style:style style:name="Table63.B" style:family="table-column">
      <style:table-column-properties style:column-width="3.0021in"/>
    </style:style>
    <style:style style:name="Table63.C" style:family="table-column">
      <style:table-column-properties style:column-width="3.0708in"/>
    </style:style>
    <style:style style:name="Table6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3.C1" style:family="table-cell">
      <style:table-cell-properties style:vertical-align="middle" fo:background-color="#d5dee7" fo:padding="0.0382in" fo:border="0.05pt solid #333333">
        <style:background-image/>
      </style:table-cell-properties>
    </style:style>
    <style:style style:name="Table63.2" style:family="table-row">
      <style:table-row-properties fo:background-color="#ffffff">
        <style:background-image/>
      </style:table-row-properties>
    </style:style>
    <style:style style:name="Table6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3.B2" style:family="table-cell">
      <style:table-cell-properties style:vertical-align="middle" fo:padding="0.0382in" fo:border-left="0.05pt solid #c0c0c0" fo:border-right="none" fo:border-top="none" fo:border-bottom="0.05pt solid #c0c0c0"/>
    </style:style>
    <style:style style:name="Table6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3.B3" style:family="table-cell">
      <style:table-cell-properties style:vertical-align="middle" fo:padding="0.0382in" fo:border-left="0.05pt solid #c0c0c0" fo:border-right="none" fo:border-top="none" fo:border-bottom="0.05pt solid #333333"/>
    </style:style>
    <style:style style:name="Table6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6" style:family="table">
      <style:table-properties style:width="6.8208in" table:align="center"/>
    </style:style>
    <style:style style:name="Table46.A" style:family="table-column">
      <style:table-column-properties style:column-width="0.5611in"/>
    </style:style>
    <style:style style:name="Table46.B" style:family="table-column">
      <style:table-column-properties style:column-width="3.1889in"/>
    </style:style>
    <style:style style:name="Table46.C" style:family="table-column">
      <style:table-column-properties style:column-width="3.0708in"/>
    </style:style>
    <style:style style:name="Table4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6.C1" style:family="table-cell">
      <style:table-cell-properties style:vertical-align="middle" fo:background-color="#d5dee7" fo:padding="0.0382in" fo:border="0.05pt solid #333333">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6.B2" style:family="table-cell">
      <style:table-cell-properties style:vertical-align="middle" fo:padding="0.0382in" fo:border-left="0.05pt solid #c0c0c0" fo:border-right="none" fo:border-top="none" fo:border-bottom="0.05pt solid #c0c0c0"/>
    </style:style>
    <style:style style:name="Table4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6.B3" style:family="table-cell">
      <style:table-cell-properties style:vertical-align="middle" fo:padding="0.0382in" fo:border-left="0.05pt solid #c0c0c0" fo:border-right="none" fo:border-top="none" fo:border-bottom="0.05pt solid #333333"/>
    </style:style>
    <style:style style:name="Table4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7" style:family="table">
      <style:table-properties style:width="6.8208in" table:align="center"/>
    </style:style>
    <style:style style:name="Table47.A" style:family="table-column">
      <style:table-column-properties style:column-width="0.5611in"/>
    </style:style>
    <style:style style:name="Table47.B" style:family="table-column">
      <style:table-column-properties style:column-width="3.8778in"/>
    </style:style>
    <style:style style:name="Table47.C" style:family="table-column">
      <style:table-column-properties style:column-width="2.3819in"/>
    </style:style>
    <style:style style:name="Table4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7.C1" style:family="table-cell">
      <style:table-cell-properties style:vertical-align="middle" fo:background-color="#d5dee7" fo:padding="0.0382in" fo:border="0.05pt solid #333333">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7.B2" style:family="table-cell">
      <style:table-cell-properties style:vertical-align="middle" fo:padding="0.0382in" fo:border-left="0.05pt solid #c0c0c0" fo:border-right="none" fo:border-top="none" fo:border-bottom="0.05pt solid #c0c0c0"/>
    </style:style>
    <style:style style:name="Table4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7.B3" style:family="table-cell">
      <style:table-cell-properties style:vertical-align="middle" fo:padding="0.0382in" fo:border-left="0.05pt solid #c0c0c0" fo:border-right="none" fo:border-top="none" fo:border-bottom="0.05pt solid #333333"/>
    </style:style>
    <style:style style:name="Table4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8" style:family="table">
      <style:table-properties style:width="6.8208in" table:align="center"/>
    </style:style>
    <style:style style:name="Table48.A" style:family="table-column">
      <style:table-column-properties style:column-width="0.5611in"/>
    </style:style>
    <style:style style:name="Table48.B" style:family="table-column">
      <style:table-column-properties style:column-width="3.1889in"/>
    </style:style>
    <style:style style:name="Table48.C" style:family="table-column">
      <style:table-column-properties style:column-width="3.0708in"/>
    </style:style>
    <style:style style:name="Table4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8.C1" style:family="table-cell">
      <style:table-cell-properties style:vertical-align="middle" fo:background-color="#d5dee7" fo:padding="0.0382in" fo:border="0.05pt solid #333333">
        <style:background-image/>
      </style:table-cell-properties>
    </style:style>
    <style:style style:name="Table48.2" style:family="table-row">
      <style:table-row-properties fo:background-color="#ffffff">
        <style:background-image/>
      </style:table-row-properties>
    </style:style>
    <style:style style:name="Table4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8.B2" style:family="table-cell">
      <style:table-cell-properties style:vertical-align="middle" fo:padding="0.0382in" fo:border-left="0.05pt solid #c0c0c0" fo:border-right="none" fo:border-top="none" fo:border-bottom="0.05pt solid #c0c0c0"/>
    </style:style>
    <style:style style:name="Table4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8.B3" style:family="table-cell">
      <style:table-cell-properties style:vertical-align="middle" fo:padding="0.0382in" fo:border-left="0.05pt solid #c0c0c0" fo:border-right="none" fo:border-top="none" fo:border-bottom="0.05pt solid #333333"/>
    </style:style>
    <style:style style:name="Table4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9" style:family="table">
      <style:table-properties style:width="6.8208in" table:align="center"/>
    </style:style>
    <style:style style:name="Table49.A" style:family="table-column">
      <style:table-column-properties style:column-width="0.5611in"/>
    </style:style>
    <style:style style:name="Table49.B" style:family="table-column">
      <style:table-column-properties style:column-width="3.1889in"/>
    </style:style>
    <style:style style:name="Table49.C" style:family="table-column">
      <style:table-column-properties style:column-width="3.0708in"/>
    </style:style>
    <style:style style:name="Table4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9.C1" style:family="table-cell">
      <style:table-cell-properties style:vertical-align="middle" fo:background-color="#d5dee7" fo:padding="0.0382in" fo:border="0.05pt solid #333333">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9.B2" style:family="table-cell">
      <style:table-cell-properties style:vertical-align="middle" fo:padding="0.0382in" fo:border-left="0.05pt solid #c0c0c0" fo:border-right="none" fo:border-top="none" fo:border-bottom="0.05pt solid #c0c0c0"/>
    </style:style>
    <style:style style:name="Table4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9.B3" style:family="table-cell">
      <style:table-cell-properties style:vertical-align="middle" fo:padding="0.0382in" fo:border-left="0.05pt solid #c0c0c0" fo:border-right="none" fo:border-top="none" fo:border-bottom="0.05pt solid #333333"/>
    </style:style>
    <style:style style:name="Table4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0" style:family="table">
      <style:table-properties style:width="6.8208in" table:align="center"/>
    </style:style>
    <style:style style:name="Table50.A" style:family="table-column">
      <style:table-column-properties style:column-width="0.5611in"/>
    </style:style>
    <style:style style:name="Table50.B" style:family="table-column">
      <style:table-column-properties style:column-width="3.1889in"/>
    </style:style>
    <style:style style:name="Table50.C" style:family="table-column">
      <style:table-column-properties style:column-width="3.0708in"/>
    </style:style>
    <style:style style:name="Table5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0.C1" style:family="table-cell">
      <style:table-cell-properties style:vertical-align="middle" fo:background-color="#d5dee7" fo:padding="0.0382in" fo:border="0.05pt solid #333333">
        <style:background-image/>
      </style:table-cell-properties>
    </style:style>
    <style:style style:name="Table50.2" style:family="table-row">
      <style:table-row-properties fo:background-color="#ffffff">
        <style:background-image/>
      </style:table-row-properties>
    </style:style>
    <style:style style:name="Table5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0.B2" style:family="table-cell">
      <style:table-cell-properties style:vertical-align="middle" fo:padding="0.0382in" fo:border-left="0.05pt solid #c0c0c0" fo:border-right="none" fo:border-top="none" fo:border-bottom="0.05pt solid #c0c0c0"/>
    </style:style>
    <style:style style:name="Table5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0.B3" style:family="table-cell">
      <style:table-cell-properties style:vertical-align="middle" fo:padding="0.0382in" fo:border-left="0.05pt solid #c0c0c0" fo:border-right="none" fo:border-top="none" fo:border-bottom="0.05pt solid #333333"/>
    </style:style>
    <style:style style:name="Table5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1" style:family="table">
      <style:table-properties style:width="6.8208in" table:align="center"/>
    </style:style>
    <style:style style:name="Table51.A" style:family="table-column">
      <style:table-column-properties style:column-width="0.5611in"/>
    </style:style>
    <style:style style:name="Table51.B" style:family="table-column">
      <style:table-column-properties style:column-width="3.1889in"/>
    </style:style>
    <style:style style:name="Table51.C" style:family="table-column">
      <style:table-column-properties style:column-width="3.0708in"/>
    </style:style>
    <style:style style:name="Table5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1.C1" style:family="table-cell">
      <style:table-cell-properties style:vertical-align="middle" fo:background-color="#d5dee7" fo:padding="0.0382in" fo:border="0.05pt solid #333333">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1.B2" style:family="table-cell">
      <style:table-cell-properties style:vertical-align="middle" fo:padding="0.0382in" fo:border-left="0.05pt solid #c0c0c0" fo:border-right="none" fo:border-top="none" fo:border-bottom="0.05pt solid #c0c0c0"/>
    </style:style>
    <style:style style:name="Table5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1.B3" style:family="table-cell">
      <style:table-cell-properties style:vertical-align="middle" fo:padding="0.0382in" fo:border-left="0.05pt solid #c0c0c0" fo:border-right="none" fo:border-top="none" fo:border-bottom="0.05pt solid #333333"/>
    </style:style>
    <style:style style:name="Table5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2" style:family="table">
      <style:table-properties style:width="6.8208in" table:align="center"/>
    </style:style>
    <style:style style:name="Table52.A" style:family="table-column">
      <style:table-column-properties style:column-width="0.5611in"/>
    </style:style>
    <style:style style:name="Table52.B" style:family="table-column">
      <style:table-column-properties style:column-width="3.1889in"/>
    </style:style>
    <style:style style:name="Table52.C" style:family="table-column">
      <style:table-column-properties style:column-width="3.0708in"/>
    </style:style>
    <style:style style:name="Table5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2.C1" style:family="table-cell">
      <style:table-cell-properties style:vertical-align="middle" fo:background-color="#d5dee7" fo:padding="0.0382in" fo:border="0.05pt solid #333333">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2.B2" style:family="table-cell">
      <style:table-cell-properties style:vertical-align="middle" fo:padding="0.0382in" fo:border-left="0.05pt solid #c0c0c0" fo:border-right="none" fo:border-top="none" fo:border-bottom="0.05pt solid #c0c0c0"/>
    </style:style>
    <style:style style:name="Table5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2.B3" style:family="table-cell">
      <style:table-cell-properties style:vertical-align="middle" fo:padding="0.0382in" fo:border-left="0.05pt solid #c0c0c0" fo:border-right="none" fo:border-top="none" fo:border-bottom="0.05pt solid #333333"/>
    </style:style>
    <style:style style:name="Table5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3" style:family="table">
      <style:table-properties style:width="6.8208in" table:align="center"/>
    </style:style>
    <style:style style:name="Table53.A" style:family="table-column">
      <style:table-column-properties style:column-width="0.5611in"/>
    </style:style>
    <style:style style:name="Table53.B" style:family="table-column">
      <style:table-column-properties style:column-width="3.1889in"/>
    </style:style>
    <style:style style:name="Table53.C" style:family="table-column">
      <style:table-column-properties style:column-width="3.0708in"/>
    </style:style>
    <style:style style:name="Table5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3.C1" style:family="table-cell">
      <style:table-cell-properties style:vertical-align="middle" fo:background-color="#d5dee7" fo:padding="0.0382in" fo:border="0.05pt solid #333333">
        <style:background-image/>
      </style:table-cell-properties>
    </style:style>
    <style:style style:name="Table53.2" style:family="table-row">
      <style:table-row-properties fo:background-color="#ffffff">
        <style:background-image/>
      </style:table-row-properties>
    </style:style>
    <style:style style:name="Table5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3.B2" style:family="table-cell">
      <style:table-cell-properties style:vertical-align="middle" fo:padding="0.0382in" fo:border-left="0.05pt solid #c0c0c0" fo:border-right="none" fo:border-top="none" fo:border-bottom="0.05pt solid #c0c0c0"/>
    </style:style>
    <style:style style:name="Table5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3.B3" style:family="table-cell">
      <style:table-cell-properties style:vertical-align="middle" fo:padding="0.0382in" fo:border-left="0.05pt solid #c0c0c0" fo:border-right="none" fo:border-top="none" fo:border-bottom="0.05pt solid #333333"/>
    </style:style>
    <style:style style:name="Table5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6" style:family="table">
      <style:table-properties style:width="6.8208in" table:align="center"/>
    </style:style>
    <style:style style:name="Table56.A" style:family="table-column">
      <style:table-column-properties style:column-width="0.2486in"/>
    </style:style>
    <style:style style:name="Table56.B" style:family="table-column">
      <style:table-column-properties style:column-width="4.375in"/>
    </style:style>
    <style:style style:name="Table56.C" style:family="table-column">
      <style:table-column-properties style:column-width="2.1972in"/>
    </style:style>
    <style:style style:name="Table5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6.C1" style:family="table-cell">
      <style:table-cell-properties style:vertical-align="middle" fo:background-color="#d5dee7" fo:padding="0.0382in" fo:border="0.05pt solid #333333">
        <style:background-image/>
      </style:table-cell-properties>
    </style:style>
    <style:style style:name="Table56.2" style:family="table-row">
      <style:table-row-properties fo:background-color="#ffffff">
        <style:background-image/>
      </style:table-row-properties>
    </style:style>
    <style:style style:name="Table5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6.B2" style:family="table-cell">
      <style:table-cell-properties style:vertical-align="middle" fo:padding="0.0382in" fo:border-left="0.05pt solid #c0c0c0" fo:border-right="none" fo:border-top="none" fo:border-bottom="0.05pt solid #c0c0c0"/>
    </style:style>
    <style:style style:name="Table5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6.B3" style:family="table-cell">
      <style:table-cell-properties style:vertical-align="middle" fo:padding="0.0382in" fo:border-left="0.05pt solid #c0c0c0" fo:border-right="none" fo:border-top="none" fo:border-bottom="0.05pt solid #333333"/>
    </style:style>
    <style:style style:name="Table5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7" style:family="table">
      <style:table-properties style:width="6.8208in" table:align="center"/>
    </style:style>
    <style:style style:name="Table57.A" style:family="table-column">
      <style:table-column-properties style:column-width="0.2486in"/>
    </style:style>
    <style:style style:name="Table57.B" style:family="table-column">
      <style:table-column-properties style:column-width="4.7514in"/>
    </style:style>
    <style:style style:name="Table57.C" style:family="table-column">
      <style:table-column-properties style:column-width="1.8208in"/>
    </style:style>
    <style:style style:name="Table5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7.C1" style:family="table-cell">
      <style:table-cell-properties style:vertical-align="middle" fo:background-color="#d5dee7" fo:padding="0.0382in" fo:border="0.05pt solid #333333">
        <style:background-image/>
      </style:table-cell-properties>
    </style:style>
    <style:style style:name="Table57.2" style:family="table-row">
      <style:table-row-properties fo:background-color="#ffffff">
        <style:background-image/>
      </style:table-row-properties>
    </style:style>
    <style:style style:name="Table5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7.B2" style:family="table-cell">
      <style:table-cell-properties style:vertical-align="middle" fo:padding="0.0382in" fo:border-left="0.05pt solid #c0c0c0" fo:border-right="none" fo:border-top="none" fo:border-bottom="0.05pt solid #c0c0c0"/>
    </style:style>
    <style:style style:name="Table5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7.B3" style:family="table-cell">
      <style:table-cell-properties style:vertical-align="middle" fo:padding="0.0382in" fo:border-left="0.05pt solid #c0c0c0" fo:border-right="none" fo:border-top="none" fo:border-bottom="0.05pt solid #333333"/>
    </style:style>
    <style:style style:name="Table5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4" style:family="table">
      <style:table-properties style:width="6.8208in" table:align="center"/>
    </style:style>
    <style:style style:name="Table64.A" style:family="table-column">
      <style:table-column-properties style:column-width="0.5611in"/>
    </style:style>
    <style:style style:name="Table64.B" style:family="table-column">
      <style:table-column-properties style:column-width="3.1889in"/>
    </style:style>
    <style:style style:name="Table64.C" style:family="table-column">
      <style:table-column-properties style:column-width="3.0708in"/>
    </style:style>
    <style:style style:name="Table6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4.C1" style:family="table-cell">
      <style:table-cell-properties style:vertical-align="middle" fo:background-color="#d5dee7" fo:padding="0.0382in" fo:border="0.05pt solid #333333">
        <style:background-image/>
      </style:table-cell-properties>
    </style:style>
    <style:style style:name="Table64.2" style:family="table-row">
      <style:table-row-properties fo:background-color="#ffffff">
        <style:background-image/>
      </style:table-row-properties>
    </style:style>
    <style:style style:name="Table6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4.B2" style:family="table-cell">
      <style:table-cell-properties style:vertical-align="middle" fo:padding="0.0382in" fo:border-left="0.05pt solid #c0c0c0" fo:border-right="none" fo:border-top="none" fo:border-bottom="0.05pt solid #c0c0c0"/>
    </style:style>
    <style:style style:name="Table6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4.B3" style:family="table-cell">
      <style:table-cell-properties style:vertical-align="middle" fo:padding="0.0382in" fo:border-left="0.05pt solid #c0c0c0" fo:border-right="none" fo:border-top="none" fo:border-bottom="0.05pt solid #333333"/>
    </style:style>
    <style:style style:name="Table6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5" style:family="table">
      <style:table-properties style:width="6.8208in" table:align="center"/>
    </style:style>
    <style:style style:name="Table65.A" style:family="table-column">
      <style:table-column-properties style:column-width="0.5611in"/>
    </style:style>
    <style:style style:name="Table65.B" style:family="table-column">
      <style:table-column-properties style:column-width="3.1889in"/>
    </style:style>
    <style:style style:name="Table65.C" style:family="table-column">
      <style:table-column-properties style:column-width="3.0708in"/>
    </style:style>
    <style:style style:name="Table6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5.C1" style:family="table-cell">
      <style:table-cell-properties style:vertical-align="middle" fo:background-color="#d5dee7" fo:padding="0.0382in" fo:border="0.05pt solid #333333">
        <style:background-image/>
      </style:table-cell-properties>
    </style:style>
    <style:style style:name="Table65.2" style:family="table-row">
      <style:table-row-properties fo:background-color="#ffffff">
        <style:background-image/>
      </style:table-row-properties>
    </style:style>
    <style:style style:name="Table6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5.B2" style:family="table-cell">
      <style:table-cell-properties style:vertical-align="middle" fo:padding="0.0382in" fo:border-left="0.05pt solid #c0c0c0" fo:border-right="none" fo:border-top="none" fo:border-bottom="0.05pt solid #c0c0c0"/>
    </style:style>
    <style:style style:name="Table6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5.B3" style:family="table-cell">
      <style:table-cell-properties style:vertical-align="middle" fo:padding="0.0382in" fo:border-left="0.05pt solid #c0c0c0" fo:border-right="none" fo:border-top="none" fo:border-bottom="0.05pt solid #333333"/>
    </style:style>
    <style:style style:name="Table6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7" style:family="table">
      <style:table-properties style:width="6.8208in" table:align="center"/>
    </style:style>
    <style:style style:name="Table67.A" style:family="table-column">
      <style:table-column-properties style:column-width="0.5611in"/>
    </style:style>
    <style:style style:name="Table67.B" style:family="table-column">
      <style:table-column-properties style:column-width="3.1889in"/>
    </style:style>
    <style:style style:name="Table67.C" style:family="table-column">
      <style:table-column-properties style:column-width="3.0708in"/>
    </style:style>
    <style:style style:name="Table6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7.C1" style:family="table-cell">
      <style:table-cell-properties style:vertical-align="middle" fo:background-color="#d5dee7" fo:padding="0.0382in" fo:border="0.05pt solid #333333">
        <style:background-image/>
      </style:table-cell-properties>
    </style:style>
    <style:style style:name="Table67.2" style:family="table-row">
      <style:table-row-properties fo:background-color="#ffffff">
        <style:background-image/>
      </style:table-row-properties>
    </style:style>
    <style:style style:name="Table6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7.B2" style:family="table-cell">
      <style:table-cell-properties style:vertical-align="middle" fo:padding="0.0382in" fo:border-left="0.05pt solid #c0c0c0" fo:border-right="none" fo:border-top="none" fo:border-bottom="0.05pt solid #c0c0c0"/>
    </style:style>
    <style:style style:name="Table6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7.B3" style:family="table-cell">
      <style:table-cell-properties style:vertical-align="middle" fo:padding="0.0382in" fo:border-left="0.05pt solid #c0c0c0" fo:border-right="none" fo:border-top="none" fo:border-bottom="0.05pt solid #333333"/>
    </style:style>
    <style:style style:name="Table6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6" style:family="table">
      <style:table-properties style:width="6.8208in" table:align="center"/>
    </style:style>
    <style:style style:name="Table66.A" style:family="table-column">
      <style:table-column-properties style:column-width="0.5611in"/>
    </style:style>
    <style:style style:name="Table66.B" style:family="table-column">
      <style:table-column-properties style:column-width="3.1889in"/>
    </style:style>
    <style:style style:name="Table66.C" style:family="table-column">
      <style:table-column-properties style:column-width="3.0708in"/>
    </style:style>
    <style:style style:name="Table6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6.C1" style:family="table-cell">
      <style:table-cell-properties style:vertical-align="middle" fo:background-color="#d5dee7" fo:padding="0.0382in" fo:border="0.05pt solid #333333">
        <style:background-image/>
      </style:table-cell-properties>
    </style:style>
    <style:style style:name="Table66.2" style:family="table-row">
      <style:table-row-properties fo:background-color="#ffffff">
        <style:background-image/>
      </style:table-row-properties>
    </style:style>
    <style:style style:name="Table6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6.B2" style:family="table-cell">
      <style:table-cell-properties style:vertical-align="middle" fo:padding="0.0382in" fo:border-left="0.05pt solid #c0c0c0" fo:border-right="none" fo:border-top="none" fo:border-bottom="0.05pt solid #c0c0c0"/>
    </style:style>
    <style:style style:name="Table6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6.B3" style:family="table-cell">
      <style:table-cell-properties style:vertical-align="middle" fo:padding="0.0382in" fo:border-left="0.05pt solid #c0c0c0" fo:border-right="none" fo:border-top="none" fo:border-bottom="0.05pt solid #333333"/>
    </style:style>
    <style:style style:name="Table6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4" style:family="table">
      <style:table-properties style:width="6.8208in" table:align="center"/>
    </style:style>
    <style:style style:name="Table54.A" style:family="table-column">
      <style:table-column-properties style:column-width="0.7479in"/>
    </style:style>
    <style:style style:name="Table54.B" style:family="table-column">
      <style:table-column-properties style:column-width="3.3146in"/>
    </style:style>
    <style:style style:name="Table54.C" style:family="table-column">
      <style:table-column-properties style:column-width="2.7583in"/>
    </style:style>
    <style:style style:name="Table5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4.C1" style:family="table-cell">
      <style:table-cell-properties style:vertical-align="middle" fo:background-color="#d5dee7" fo:padding="0.0382in" fo:border="0.05pt solid #333333">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5" style:family="table">
      <style:table-properties style:width="6.8208in" table:align="center"/>
    </style:style>
    <style:style style:name="Table55.A" style:family="table-column">
      <style:table-column-properties style:column-width="0.7479in"/>
    </style:style>
    <style:style style:name="Table55.B" style:family="table-column">
      <style:table-column-properties style:column-width="3.3146in"/>
    </style:style>
    <style:style style:name="Table55.C" style:family="table-column">
      <style:table-column-properties style:column-width="2.7583in"/>
    </style:style>
    <style:style style:name="Table5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5.C1" style:family="table-cell">
      <style:table-cell-properties style:vertical-align="middle" fo:background-color="#d5dee7" fo:padding="0.0382in" fo:border="0.05pt solid #333333">
        <style:background-image/>
      </style:table-cell-properties>
    </style:style>
    <style:style style:name="Table55.2" style:family="table-row">
      <style:table-row-properties fo:background-color="#ffffff">
        <style:background-image/>
      </style:table-row-properties>
    </style:style>
    <style:style style:name="Table5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5.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5.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8" style:family="table">
      <style:table-properties style:width="6.8208in" table:align="center"/>
    </style:style>
    <style:style style:name="Table68.A" style:family="table-column">
      <style:table-column-properties style:column-width="0.7479in"/>
    </style:style>
    <style:style style:name="Table68.B" style:family="table-column">
      <style:table-column-properties style:column-width="3.3146in"/>
    </style:style>
    <style:style style:name="Table68.C" style:family="table-column">
      <style:table-column-properties style:column-width="2.7583in"/>
    </style:style>
    <style:style style:name="Table6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8.C1" style:family="table-cell">
      <style:table-cell-properties style:vertical-align="middle" fo:background-color="#d5dee7" fo:padding="0.0382in" fo:border="0.05pt solid #333333">
        <style:background-image/>
      </style:table-cell-properties>
    </style:style>
    <style:style style:name="Table68.2" style:family="table-row">
      <style:table-row-properties fo:background-color="#ffffff">
        <style:background-image/>
      </style:table-row-properties>
    </style:style>
    <style:style style:name="Table6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9" style:family="table">
      <style:table-properties style:width="6.8208in" table:align="center"/>
    </style:style>
    <style:style style:name="Table69.A" style:family="table-column">
      <style:table-column-properties style:column-width="0.7479in"/>
    </style:style>
    <style:style style:name="Table69.B" style:family="table-column">
      <style:table-column-properties style:column-width="3.3146in"/>
    </style:style>
    <style:style style:name="Table69.C" style:family="table-column">
      <style:table-column-properties style:column-width="2.7583in"/>
    </style:style>
    <style:style style:name="Table6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9.C1" style:family="table-cell">
      <style:table-cell-properties style:vertical-align="middle" fo:background-color="#d5dee7" fo:padding="0.0382in" fo:border="0.05pt solid #333333">
        <style:background-image/>
      </style:table-cell-properties>
    </style:style>
    <style:style style:name="Table69.2" style:family="table-row">
      <style:table-row-properties fo:background-color="#ffffff">
        <style:background-image/>
      </style:table-row-properties>
    </style:style>
    <style:style style:name="Table6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9.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9.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70" style:family="table">
      <style:table-properties style:width="6.8208in" table:align="center"/>
    </style:style>
    <style:style style:name="Table70.A" style:family="table-column">
      <style:table-column-properties style:column-width="0.5611in"/>
    </style:style>
    <style:style style:name="Table70.B" style:family="table-column">
      <style:table-column-properties style:column-width="3.1889in"/>
    </style:style>
    <style:style style:name="Table70.C" style:family="table-column">
      <style:table-column-properties style:column-width="3.0708in"/>
    </style:style>
    <style:style style:name="Table7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0.C1" style:family="table-cell">
      <style:table-cell-properties style:vertical-align="middle" fo:background-color="#d5dee7" fo:padding="0.0382in" fo:border="0.05pt solid #333333">
        <style:background-image/>
      </style:table-cell-properties>
    </style:style>
    <style:style style:name="Table70.2" style:family="table-row">
      <style:table-row-properties fo:background-color="#ffffff">
        <style:background-image/>
      </style:table-row-properties>
    </style:style>
    <style:style style:name="Table7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0.B2" style:family="table-cell">
      <style:table-cell-properties style:vertical-align="middle" fo:padding="0.0382in" fo:border-left="0.05pt solid #c0c0c0" fo:border-right="none" fo:border-top="none" fo:border-bottom="0.05pt solid #c0c0c0"/>
    </style:style>
    <style:style style:name="Table7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0.B3" style:family="table-cell">
      <style:table-cell-properties style:vertical-align="middle" fo:padding="0.0382in" fo:border-left="0.05pt solid #c0c0c0" fo:border-right="none" fo:border-top="none" fo:border-bottom="0.05pt solid #333333"/>
    </style:style>
    <style:style style:name="Table7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71" style:family="table">
      <style:table-properties style:width="6.8208in" table:align="center"/>
    </style:style>
    <style:style style:name="Table71.A" style:family="table-column">
      <style:table-column-properties style:column-width="0.5611in"/>
    </style:style>
    <style:style style:name="Table71.B" style:family="table-column">
      <style:table-column-properties style:column-width="3.1889in"/>
    </style:style>
    <style:style style:name="Table71.C" style:family="table-column">
      <style:table-column-properties style:column-width="3.0708in"/>
    </style:style>
    <style:style style:name="Table7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1.C1" style:family="table-cell">
      <style:table-cell-properties style:vertical-align="middle" fo:background-color="#d5dee7" fo:padding="0.0382in" fo:border="0.05pt solid #333333">
        <style:background-image/>
      </style:table-cell-properties>
    </style:style>
    <style:style style:name="Table71.2" style:family="table-row">
      <style:table-row-properties fo:background-color="#ffffff">
        <style:background-image/>
      </style:table-row-properties>
    </style:style>
    <style:style style:name="Table7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1.B2" style:family="table-cell">
      <style:table-cell-properties style:vertical-align="middle" fo:padding="0.0382in" fo:border-left="0.05pt solid #c0c0c0" fo:border-right="none" fo:border-top="none" fo:border-bottom="0.05pt solid #c0c0c0"/>
    </style:style>
    <style:style style:name="Table7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1.B3" style:family="table-cell">
      <style:table-cell-properties style:vertical-align="middle" fo:padding="0.0382in" fo:border-left="0.05pt solid #c0c0c0" fo:border-right="none" fo:border-top="none" fo:border-bottom="0.05pt solid #333333"/>
    </style:style>
    <style:style style:name="Table7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72" style:family="table">
      <style:table-properties style:width="6.8208in" table:align="center"/>
    </style:style>
    <style:style style:name="Table72.A" style:family="table-column">
      <style:table-column-properties style:column-width="0.5611in"/>
    </style:style>
    <style:style style:name="Table72.B" style:family="table-column">
      <style:table-column-properties style:column-width="3.1889in"/>
    </style:style>
    <style:style style:name="Table72.C" style:family="table-column">
      <style:table-column-properties style:column-width="3.0708in"/>
    </style:style>
    <style:style style:name="Table7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2.C1" style:family="table-cell">
      <style:table-cell-properties style:vertical-align="middle" fo:background-color="#d5dee7" fo:padding="0.0382in" fo:border="0.05pt solid #333333">
        <style:background-image/>
      </style:table-cell-properties>
    </style:style>
    <style:style style:name="Table72.2" style:family="table-row">
      <style:table-row-properties fo:background-color="#ffffff">
        <style:background-image/>
      </style:table-row-properties>
    </style:style>
    <style:style style:name="Table7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2.B2" style:family="table-cell">
      <style:table-cell-properties style:vertical-align="middle" fo:padding="0.0382in" fo:border-left="0.05pt solid #c0c0c0" fo:border-right="none" fo:border-top="none" fo:border-bottom="0.05pt solid #c0c0c0"/>
    </style:style>
    <style:style style:name="Table7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2.B3" style:family="table-cell">
      <style:table-cell-properties style:vertical-align="middle" fo:padding="0.0382in" fo:border-left="0.05pt solid #c0c0c0" fo:border-right="none" fo:border-top="none" fo:border-bottom="0.05pt solid #333333"/>
    </style:style>
    <style:style style:name="Table7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73" style:family="table">
      <style:table-properties style:width="6.8208in" table:align="center"/>
    </style:style>
    <style:style style:name="Table73.A" style:family="table-column">
      <style:table-column-properties style:column-width="0.5611in"/>
    </style:style>
    <style:style style:name="Table73.B" style:family="table-column">
      <style:table-column-properties style:column-width="3.1889in"/>
    </style:style>
    <style:style style:name="Table73.C" style:family="table-column">
      <style:table-column-properties style:column-width="3.0708in"/>
    </style:style>
    <style:style style:name="Table7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3.C1" style:family="table-cell">
      <style:table-cell-properties style:vertical-align="middle" fo:background-color="#d5dee7" fo:padding="0.0382in" fo:border="0.05pt solid #333333">
        <style:background-image/>
      </style:table-cell-properties>
    </style:style>
    <style:style style:name="Table73.2" style:family="table-row">
      <style:table-row-properties fo:background-color="#ffffff">
        <style:background-image/>
      </style:table-row-properties>
    </style:style>
    <style:style style:name="Table7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3.B2" style:family="table-cell">
      <style:table-cell-properties style:vertical-align="middle" fo:padding="0.0382in" fo:border-left="0.05pt solid #c0c0c0" fo:border-right="none" fo:border-top="none" fo:border-bottom="0.05pt solid #c0c0c0"/>
    </style:style>
    <style:style style:name="Table7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3.B3" style:family="table-cell">
      <style:table-cell-properties style:vertical-align="middle" fo:padding="0.0382in" fo:border-left="0.05pt solid #c0c0c0" fo:border-right="none" fo:border-top="none" fo:border-bottom="0.05pt solid #333333"/>
    </style:style>
    <style:style style:name="Table7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74" style:family="table">
      <style:table-properties style:width="6.8208in" table:align="center"/>
    </style:style>
    <style:style style:name="Table74.A" style:family="table-column">
      <style:table-column-properties style:column-width="0.5611in"/>
    </style:style>
    <style:style style:name="Table74.B" style:family="table-column">
      <style:table-column-properties style:column-width="3.1889in"/>
    </style:style>
    <style:style style:name="Table74.C" style:family="table-column">
      <style:table-column-properties style:column-width="3.0708in"/>
    </style:style>
    <style:style style:name="Table7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4.C1" style:family="table-cell">
      <style:table-cell-properties style:vertical-align="middle" fo:background-color="#d5dee7" fo:padding="0.0382in" fo:border="0.05pt solid #333333">
        <style:background-image/>
      </style:table-cell-properties>
    </style:style>
    <style:style style:name="Table74.2" style:family="table-row">
      <style:table-row-properties fo:background-color="#ffffff">
        <style:background-image/>
      </style:table-row-properties>
    </style:style>
    <style:style style:name="Table7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4.B2" style:family="table-cell">
      <style:table-cell-properties style:vertical-align="middle" fo:padding="0.0382in" fo:border-left="0.05pt solid #c0c0c0" fo:border-right="none" fo:border-top="none" fo:border-bottom="0.05pt solid #c0c0c0"/>
    </style:style>
    <style:style style:name="Table7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4.B3" style:family="table-cell">
      <style:table-cell-properties style:vertical-align="middle" fo:padding="0.0382in" fo:border-left="0.05pt solid #c0c0c0" fo:border-right="none" fo:border-top="none" fo:border-bottom="0.05pt solid #333333"/>
    </style:style>
    <style:style style:name="Table7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252a3"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17c06"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3d63dc"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dea3e"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d33f3"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fc5c1"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b9f8c"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39e050"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7ae29"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6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d0298" officeooo:paragraph-rsid="003d0298"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f12e9"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0aed1" officeooo:paragraph-rsid="0040aed1"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6e68e"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3d0298"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130" style:family="paragraph" style:parent-style-name="Standard">
      <style:paragraph-properties fo:text-align="center" style:justify-single-word="false" style:text-autospace="none"/>
      <style:text-properties fo:font-size="10pt" officeooo:rsid="0008348a" officeooo:paragraph-rsid="0049f8f4" style:font-size-asian="10pt" style:font-size-complex="10pt"/>
    </style:style>
    <style:style style:name="P131" style:family="paragraph" style:parent-style-name="Standard">
      <style:paragraph-properties fo:text-align="center" style:justify-single-word="false" style:text-autospace="none"/>
      <style:text-properties fo:font-size="10pt" officeooo:rsid="0008348a" officeooo:paragraph-rsid="004d33f3" style:font-size-asian="10pt" style:font-size-complex="10pt"/>
    </style:style>
    <style:style style:name="P132" style:family="paragraph" style:parent-style-name="Standard">
      <style:paragraph-properties fo:text-align="center" style:justify-single-word="false" style:text-autospace="none"/>
      <style:text-properties fo:font-size="10pt" officeooo:rsid="0008348a" officeooo:paragraph-rsid="004de99a" style:font-size-asian="10pt" style:font-size-complex="10pt"/>
    </style:style>
    <style:style style:name="P133"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134"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135" style:family="paragraph" style:parent-style-name="Standard">
      <style:paragraph-properties fo:text-align="center" style:justify-single-word="false"/>
      <style:text-properties fo:font-size="10pt" officeooo:rsid="0008348a" officeooo:paragraph-rsid="003f12e9" style:font-size-asian="10pt" style:font-size-complex="10pt"/>
    </style:style>
    <style:style style:name="P136" style:family="paragraph" style:parent-style-name="Standard">
      <style:paragraph-properties fo:text-align="center" style:justify-single-word="false"/>
      <style:text-properties fo:font-size="10pt" officeooo:rsid="0008348a" officeooo:paragraph-rsid="0034b82e" style:font-size-asian="10pt" style:font-size-complex="10pt"/>
    </style:style>
    <style:style style:name="P137" style:family="paragraph" style:parent-style-name="Standard">
      <style:paragraph-properties fo:text-align="center" style:justify-single-word="false"/>
      <style:text-properties fo:font-size="10pt" officeooo:rsid="0008348a" officeooo:paragraph-rsid="0042f4ec" style:font-size-asian="10pt" style:font-size-complex="10pt"/>
    </style:style>
    <style:style style:name="P138" style:family="paragraph" style:parent-style-name="Standard">
      <style:paragraph-properties fo:text-align="center" style:justify-single-word="false"/>
      <style:text-properties fo:font-size="10pt" officeooo:rsid="0008348a" officeooo:paragraph-rsid="004dd444" style:font-size-asian="10pt" style:font-size-complex="10pt"/>
    </style:style>
    <style:style style:name="P139"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40"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141" style:family="paragraph" style:parent-style-name="Standard">
      <style:paragraph-properties fo:text-align="start" style:justify-single-word="false" style:text-autospace="none"/>
      <style:text-properties fo:font-size="10pt" officeooo:rsid="0008348a" officeooo:paragraph-rsid="0040aed1" style:font-size-asian="10pt" style:font-size-complex="10pt"/>
    </style:style>
    <style:style style:name="P142" style:family="paragraph" style:parent-style-name="Standard">
      <style:paragraph-properties fo:text-align="start" style:justify-single-word="false" style:text-autospace="none"/>
      <style:text-properties fo:font-size="10pt" officeooo:rsid="0008348a" officeooo:paragraph-rsid="0049f8f4" style:font-size-asian="10pt" style:font-size-complex="10pt"/>
    </style:style>
    <style:style style:name="P143" style:family="paragraph" style:parent-style-name="Standard">
      <style:paragraph-properties fo:text-align="start" style:justify-single-word="false" style:text-autospace="none"/>
      <style:text-properties fo:font-size="10pt" officeooo:rsid="0008348a" officeooo:paragraph-rsid="004d33f3" style:font-size-asian="10pt" style:font-size-complex="10pt"/>
    </style:style>
    <style:style style:name="P144" style:family="paragraph" style:parent-style-name="Standard">
      <style:paragraph-properties fo:text-align="start" style:justify-single-word="false" style:text-autospace="none"/>
      <style:text-properties fo:font-size="10pt" officeooo:rsid="0008348a" officeooo:paragraph-rsid="004dd444" style:font-size-asian="10pt" style:font-size-complex="10pt"/>
    </style:style>
    <style:style style:name="P145" style:family="paragraph" style:parent-style-name="Standard">
      <style:paragraph-properties fo:text-align="start" style:justify-single-word="false" style:text-autospace="none"/>
      <style:text-properties fo:font-size="10pt" officeooo:rsid="0008348a" officeooo:paragraph-rsid="0058f15e" style:font-size-asian="10pt" style:font-size-complex="10pt"/>
    </style:style>
    <style:style style:name="P146"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147" style:family="paragraph" style:parent-style-name="Standard">
      <style:text-properties fo:font-size="10pt" officeooo:rsid="0008348a" officeooo:paragraph-rsid="0012ffaa" style:font-size-asian="10pt" style:font-size-complex="10pt"/>
    </style:style>
    <style:style style:name="P148"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149"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150"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151"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152" style:family="paragraph" style:parent-style-name="Standard">
      <style:paragraph-properties fo:text-align="center" style:justify-single-word="false"/>
      <style:text-properties fo:font-size="10pt" officeooo:paragraph-rsid="0012ffaa" style:font-size-asian="10pt" style:font-size-complex="10pt"/>
    </style:style>
    <style:style style:name="P153" style:family="paragraph" style:parent-style-name="Standard">
      <style:paragraph-properties fo:text-align="center" style:justify-single-word="false"/>
      <style:text-properties fo:font-size="10pt" officeooo:paragraph-rsid="0042f4ec" style:font-size-asian="10pt" style:font-size-complex="10pt"/>
    </style:style>
    <style:style style:name="P154"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155"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156"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157" style:family="paragraph" style:parent-style-name="Standard">
      <style:text-properties fo:font-size="10pt" officeooo:rsid="000e6d88" officeooo:paragraph-rsid="0012ffaa" style:font-size-asian="10pt" style:font-size-complex="10pt"/>
    </style:style>
    <style:style style:name="P158"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159"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160"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161" style:family="paragraph" style:parent-style-name="Standard">
      <style:paragraph-properties fo:text-align="start" style:justify-single-word="false" style:text-autospace="none"/>
      <style:text-properties fo:font-size="10pt" officeooo:rsid="00fb91fa" officeooo:paragraph-rsid="0049f8f4" style:font-size-asian="10pt" style:font-size-complex="10pt"/>
    </style:style>
    <style:style style:name="P162"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163" style:family="paragraph" style:parent-style-name="Standard">
      <style:paragraph-properties fo:text-align="start" style:justify-single-word="false"/>
      <style:text-properties fo:font-size="10pt" officeooo:rsid="00fb91fa" officeooo:paragraph-rsid="004dd444" style:font-size-asian="10pt" style:font-size-complex="10pt"/>
    </style:style>
    <style:style style:name="P164"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165"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166"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167"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168" style:family="paragraph" style:parent-style-name="Standard">
      <style:paragraph-properties fo:text-align="start" style:justify-single-word="false" style:text-autospace="none"/>
      <style:text-properties fo:font-size="10pt" officeooo:rsid="0040aed1" officeooo:paragraph-rsid="0040aed1" style:font-size-asian="10pt" style:font-size-complex="10pt"/>
    </style:style>
    <style:style style:name="P169" style:family="paragraph" style:parent-style-name="Standard">
      <style:paragraph-properties fo:text-align="start" style:justify-single-word="false"/>
      <style:text-properties fo:font-size="10pt" officeooo:rsid="0040aed1" officeooo:paragraph-rsid="0040aed1" style:font-size-asian="10pt" style:font-size-complex="10pt"/>
    </style:style>
    <style:style style:name="P170"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171"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172"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173"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174"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175"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176"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177"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178" style:family="paragraph" style:parent-style-name="Standard">
      <style:paragraph-properties fo:text-align="start" style:justify-single-word="false" style:text-autospace="none"/>
      <style:text-properties officeooo:rsid="00a2fe28" officeooo:paragraph-rsid="0012ffaa"/>
    </style:style>
    <style:style style:name="P179" style:family="paragraph" style:parent-style-name="Standard">
      <style:paragraph-properties fo:text-align="start" style:justify-single-word="false"/>
      <style:text-properties officeooo:rsid="00a2059e" officeooo:paragraph-rsid="0012ffaa"/>
    </style:style>
    <style:style style:name="P180" style:family="paragraph" style:parent-style-name="Standard">
      <style:paragraph-properties fo:text-align="center" style:justify-single-word="false" style:text-autospace="none"/>
      <style:text-properties officeooo:rsid="0008348a" officeooo:paragraph-rsid="0012ffaa"/>
    </style:style>
    <style:style style:name="P181" style:family="paragraph" style:parent-style-name="Standard">
      <style:paragraph-properties fo:text-align="center" style:justify-single-word="false"/>
      <style:text-properties officeooo:rsid="0008348a" officeooo:paragraph-rsid="0012ffaa"/>
    </style:style>
    <style:style style:name="P182" style:family="paragraph" style:parent-style-name="Standard">
      <style:paragraph-properties fo:text-align="center" style:justify-single-word="false"/>
      <style:text-properties officeooo:rsid="0008348a" officeooo:paragraph-rsid="0033eafd"/>
    </style:style>
    <style:style style:name="P183" style:family="paragraph" style:parent-style-name="Standard">
      <style:paragraph-properties fo:text-align="center" style:justify-single-word="false"/>
      <style:text-properties officeooo:rsid="0008348a" officeooo:paragraph-rsid="003dea3e"/>
    </style:style>
    <style:style style:name="P184" style:family="paragraph" style:parent-style-name="Standard">
      <style:paragraph-properties fo:text-align="center" style:justify-single-word="false"/>
      <style:text-properties officeooo:rsid="0008348a" officeooo:paragraph-rsid="004dd444"/>
    </style:style>
    <style:style style:name="P185" style:family="paragraph" style:parent-style-name="Standard">
      <style:paragraph-properties fo:text-align="center" style:justify-single-word="false"/>
      <style:text-properties officeooo:rsid="0008348a" officeooo:paragraph-rsid="004fc5c1"/>
    </style:style>
    <style:style style:name="P186" style:family="paragraph" style:parent-style-name="Standard">
      <style:paragraph-properties fo:text-align="center" style:justify-single-word="false"/>
      <style:text-properties officeooo:rsid="0008348a" officeooo:paragraph-rsid="00517c06"/>
    </style:style>
    <style:style style:name="P187" style:family="paragraph" style:parent-style-name="Standard">
      <style:paragraph-properties fo:text-align="start" style:justify-single-word="false" style:text-autospace="none"/>
      <style:text-properties officeooo:rsid="0008348a" officeooo:paragraph-rsid="0023f72a"/>
    </style:style>
    <style:style style:name="P188" style:family="paragraph" style:parent-style-name="Standard">
      <style:paragraph-properties fo:text-align="start" style:justify-single-word="false" style:text-autospace="none"/>
      <style:text-properties officeooo:rsid="0008348a" officeooo:paragraph-rsid="004fc5c1"/>
    </style:style>
    <style:style style:name="P189" style:family="paragraph" style:parent-style-name="Standard">
      <style:paragraph-properties fo:text-align="center" style:justify-single-word="false"/>
      <style:text-properties officeooo:paragraph-rsid="0012ffaa"/>
    </style:style>
    <style:style style:name="P190" style:family="paragraph" style:parent-style-name="Standard">
      <style:paragraph-properties fo:text-align="center" style:justify-single-word="false"/>
      <style:text-properties officeooo:paragraph-rsid="00517c06"/>
    </style:style>
    <style:style style:name="P191" style:family="paragraph" style:parent-style-name="Standard">
      <style:paragraph-properties fo:text-align="center" style:justify-single-word="false"/>
      <style:text-properties officeooo:rsid="000e6d88" officeooo:paragraph-rsid="0012ffaa"/>
    </style:style>
    <style:style style:name="P192" style:family="paragraph" style:parent-style-name="Standard">
      <style:paragraph-properties fo:text-align="start" style:justify-single-word="false" style:text-autospace="none"/>
      <style:text-properties officeooo:rsid="00fad6ee" officeooo:paragraph-rsid="0012ffaa"/>
    </style:style>
    <style:style style:name="P193" style:family="paragraph" style:parent-style-name="Standard">
      <style:paragraph-properties fo:text-align="start" style:justify-single-word="false" style:text-autospace="none"/>
      <style:text-properties officeooo:rsid="00eada96" officeooo:paragraph-rsid="0012ffaa"/>
    </style:style>
    <style:style style:name="P194" style:family="paragraph" style:parent-style-name="Standard">
      <style:paragraph-properties fo:text-align="start" style:justify-single-word="false" style:text-autospace="none"/>
      <style:text-properties officeooo:rsid="00eada96" officeooo:paragraph-rsid="002a0456"/>
    </style:style>
    <style:style style:name="P195" style:family="paragraph" style:parent-style-name="Standard">
      <style:paragraph-properties fo:text-align="start" style:justify-single-word="false" style:text-autospace="none"/>
      <style:text-properties officeooo:rsid="00eada96" officeooo:paragraph-rsid="005252a3"/>
    </style:style>
    <style:style style:name="P196" style:family="paragraph" style:parent-style-name="Standard">
      <style:paragraph-properties fo:text-align="start" style:justify-single-word="false" style:text-autospace="none"/>
      <style:text-properties officeooo:rsid="00eada96" officeooo:paragraph-rsid="0053b2e1"/>
    </style:style>
    <style:style style:name="P197" style:family="paragraph" style:parent-style-name="Standard">
      <style:paragraph-properties fo:text-align="center" style:justify-single-word="false" style:text-autospace="none"/>
      <style:text-properties officeooo:rsid="00eada96" officeooo:paragraph-rsid="0012ffaa"/>
    </style:style>
    <style:style style:name="P198"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199"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200"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201" style:family="paragraph" style:parent-style-name="Standard">
      <style:paragraph-properties fo:text-align="center" style:justify-single-word="false" style:text-autospace="none"/>
      <style:text-properties fo:font-size="12pt" officeooo:rsid="005a182b" officeooo:paragraph-rsid="0042f4ec" style:font-size-asian="10.5pt" style:font-size-complex="10.5pt"/>
    </style:style>
    <style:style style:name="P202"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203"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204"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207" style:family="paragraph" style:parent-style-name="Standard">
      <style:paragraph-properties fo:text-align="center" style:justify-single-word="false" fo:break-before="page"/>
      <style:text-properties officeooo:rsid="0008348a" officeooo:paragraph-rsid="0012ffaa"/>
    </style:style>
    <style:style style:name="P208"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209"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210"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211"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212"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213"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4"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215" style:family="paragraph" style:parent-style-name="aaSubsection_20_Label">
      <style:paragraph-properties fo:text-align="center" style:justify-single-word="false" style:text-autospace="none"/>
      <style:text-properties officeooo:paragraph-rsid="0012ffaa"/>
    </style:style>
    <style:style style:name="P216" style:family="paragraph" style:parent-style-name="aaSubsection_20_Label">
      <style:paragraph-properties fo:text-align="center" style:justify-single-word="false"/>
      <style:text-properties officeooo:paragraph-rsid="0012ffaa"/>
    </style:style>
    <style:style style:name="P217" style:family="paragraph" style:parent-style-name="aaSubsection_20_Label">
      <style:paragraph-properties fo:text-align="center" style:justify-single-word="false"/>
      <style:text-properties officeooo:paragraph-rsid="0042f4ec"/>
    </style:style>
    <style:style style:name="P218" style:family="paragraph" style:parent-style-name="aaSubsection_20_Label">
      <style:paragraph-properties fo:text-align="center" style:justify-single-word="false" style:text-autospace="none"/>
      <style:text-properties officeooo:rsid="0008348a" officeooo:paragraph-rsid="0012ffaa"/>
    </style:style>
    <style:style style:name="P219" style:family="paragraph" style:parent-style-name="aaSubsection_20_Label">
      <style:paragraph-properties fo:text-align="center" style:justify-single-word="false" style:text-autospace="none"/>
      <style:text-properties officeooo:rsid="0008348a" officeooo:paragraph-rsid="00256a34"/>
    </style:style>
    <style:style style:name="P220" style:family="paragraph" style:parent-style-name="aaSubsection_20_Label">
      <style:paragraph-properties fo:text-align="center" style:justify-single-word="false" style:text-autospace="none"/>
      <style:text-properties officeooo:rsid="0008348a" officeooo:paragraph-rsid="0049f8f4"/>
    </style:style>
    <style:style style:name="P221" style:family="paragraph" style:parent-style-name="aaSubsection_20_Label">
      <style:paragraph-properties fo:text-align="center" style:justify-single-word="false"/>
      <style:text-properties officeooo:rsid="0008348a" officeooo:paragraph-rsid="0012ffaa"/>
    </style:style>
    <style:style style:name="P222"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23"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22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5"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6" style:family="paragraph" style:parent-style-name="aaSubsection_20_Label">
      <style:paragraph-properties fo:text-align="center" style:justify-single-word="false"/>
      <style:text-properties officeooo:rsid="000e6d88" officeooo:paragraph-rsid="0012ffaa"/>
    </style:style>
    <style:style style:name="P2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2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2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2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517c06" style:font-name-asian="Courier New" style:font-size-asian="10pt" style:font-style-asian="normal" style:font-weight-asian="normal" style:font-name-complex="Courier New" style:font-size-complex="10pt" style:font-style-complex="normal" style:font-weight-complex="normal"/>
    </style:style>
    <style:style style:name="P2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5252a3" style:font-name-asian="Courier New" style:font-size-asian="10pt" style:font-style-asian="normal" style:font-weight-asian="normal" style:font-name-complex="Courier New" style:font-size-complex="10pt" style:font-style-complex="normal" style:font-weight-complex="normal"/>
    </style:style>
    <style:style style:name="P2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37" style:family="paragraph" style:parent-style-name="Standard">
      <style:paragraph-properties fo:text-align="center" style:justify-single-word="false" style:text-autospace="none"/>
      <style:text-properties fo:font-size="12pt" officeooo:rsid="005a182b" officeooo:paragraph-rsid="0042f4ec" style:font-size-asian="10.5pt" style:font-size-complex="10.5pt"/>
    </style:style>
    <style:style style:name="P238" style:family="paragraph" style:parent-style-name="Standard">
      <style:paragraph-properties fo:text-align="center" style:justify-single-word="false" style:text-autospace="none"/>
      <style:text-properties fo:font-size="10pt" officeooo:rsid="0008348a" officeooo:paragraph-rsid="005a3e0f" style:font-size-asian="10pt" style:font-size-complex="10pt"/>
    </style:style>
    <style:style style:name="P239"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240" style:family="paragraph" style:parent-style-name="Standard">
      <style:paragraph-properties fo:text-align="center" style:justify-single-word="false"/>
      <style:text-properties fo:font-size="10pt" officeooo:rsid="0008348a" officeooo:paragraph-rsid="006045cd" style:font-size-asian="10pt" style:font-size-complex="10pt"/>
    </style:style>
    <style:style style:name="P241" style:family="paragraph" style:parent-style-name="Standard">
      <style:paragraph-properties fo:text-align="center" style:justify-single-word="false"/>
      <style:text-properties fo:font-size="10pt" officeooo:rsid="0008348a" officeooo:paragraph-rsid="00609b1a" style:font-size-asian="10pt" style:font-size-complex="10pt"/>
    </style:style>
    <style:style style:name="P242" style:family="paragraph" style:parent-style-name="Standard">
      <style:paragraph-properties fo:text-align="center" style:justify-single-word="false"/>
      <style:text-properties fo:font-size="10pt" officeooo:rsid="0008348a" officeooo:paragraph-rsid="006bd8ae" style:font-size-asian="10pt" style:font-size-complex="10pt"/>
    </style:style>
    <style:style style:name="P243" style:family="paragraph" style:parent-style-name="Standard">
      <style:paragraph-properties fo:text-align="center" style:justify-single-word="false"/>
      <style:text-properties fo:font-size="10pt" officeooo:rsid="0008348a" officeooo:paragraph-rsid="006c715c" style:font-size-asian="10pt" style:font-size-complex="10pt"/>
    </style:style>
    <style:style style:name="P244" style:family="paragraph" style:parent-style-name="Standard">
      <style:paragraph-properties fo:text-align="start" style:justify-single-word="false" style:text-autospace="none"/>
      <style:text-properties fo:font-size="10pt" officeooo:rsid="0008348a" officeooo:paragraph-rsid="0064ae43" style:font-size-asian="10pt" style:font-size-complex="10pt"/>
    </style:style>
    <style:style style:name="P245" style:family="paragraph" style:parent-style-name="Standard">
      <style:paragraph-properties fo:text-align="start" style:justify-single-word="false"/>
      <style:text-properties fo:font-size="10pt" officeooo:rsid="0008348a" officeooo:paragraph-rsid="006c715c" style:font-size-asian="10pt" style:font-size-complex="10pt"/>
    </style:style>
    <style:style style:name="P246" style:family="paragraph" style:parent-style-name="Standard">
      <style:paragraph-properties fo:text-align="center" style:justify-single-word="false"/>
      <style:text-properties fo:font-size="10pt" officeooo:paragraph-rsid="005a3e0f" style:font-size-asian="10pt" style:font-size-complex="10pt"/>
    </style:style>
    <style:style style:name="P247" style:family="paragraph" style:parent-style-name="Standard">
      <style:paragraph-properties fo:text-align="center" style:justify-single-word="false"/>
      <style:text-properties fo:font-size="10pt" officeooo:paragraph-rsid="006045cd" style:font-size-asian="10pt" style:font-size-complex="10pt"/>
    </style:style>
    <style:style style:name="P248" style:family="paragraph" style:parent-style-name="Standard">
      <style:paragraph-properties fo:text-align="start" style:justify-single-word="false"/>
      <style:text-properties fo:font-size="10pt" officeooo:rsid="0069da8a" officeooo:paragraph-rsid="0069da8a" style:font-size-asian="10pt" style:font-size-complex="10pt"/>
    </style:style>
    <style:style style:name="P249" style:family="paragraph" style:parent-style-name="Standard">
      <style:paragraph-properties fo:text-align="start" style:justify-single-word="false"/>
      <style:text-properties fo:font-size="10pt" officeooo:rsid="0069da8a" officeooo:paragraph-rsid="006c715c" style:font-size-asian="10pt" style:font-size-complex="10pt"/>
    </style:style>
    <style:style style:name="P250" style:family="paragraph" style:parent-style-name="Standard">
      <style:paragraph-properties fo:text-align="center" style:justify-single-word="false" style:text-autospace="none"/>
      <style:text-properties fo:font-size="10pt" style:text-underline-style="none" officeooo:rsid="0008348a" officeooo:paragraph-rsid="005a3e0f" style:font-size-asian="10pt" style:font-size-complex="10pt"/>
    </style:style>
    <style:style style:name="P251" style:family="paragraph" style:parent-style-name="Standard">
      <style:paragraph-properties fo:text-align="center" style:justify-single-word="false" style:text-autospace="none"/>
      <style:text-properties fo:font-size="10pt" style:text-underline-style="none" officeooo:rsid="0008348a" officeooo:paragraph-rsid="006bd8ae" style:font-size-asian="10pt" style:font-size-complex="10pt"/>
    </style:style>
    <style:style style:name="P252" style:family="paragraph" style:parent-style-name="Standard">
      <style:paragraph-properties fo:text-align="center" style:justify-single-word="false"/>
      <style:text-properties fo:font-size="10pt" style:text-underline-style="none" officeooo:rsid="0008348a" officeooo:paragraph-rsid="005a3e0f" style:font-size-asian="10pt" style:font-size-complex="10pt"/>
    </style:style>
    <style:style style:name="P253"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d1a90" style:font-name-asian="Courier New" style:font-size-asian="10pt" style:font-style-asian="normal" style:font-weight-asian="normal" style:font-name-complex="Courier New" style:font-size-complex="10pt" style:font-style-complex="normal" style:font-weight-complex="normal"/>
    </style:style>
    <style:style style:name="P25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045cd" style:font-name-asian="Courier New" style:font-size-asian="10pt" style:font-style-asian="normal" style:font-weight-asian="normal" style:font-name-complex="Courier New" style:font-size-complex="10pt" style:font-style-complex="normal" style:font-weight-complex="normal"/>
    </style:style>
    <style:style style:name="P25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15b80" style:font-name-asian="Courier New" style:font-size-asian="10pt" style:font-style-asian="normal" style:font-weight-asian="normal" style:font-name-complex="Courier New" style:font-size-complex="10pt" style:font-style-complex="normal" style:font-weight-complex="normal"/>
    </style:style>
    <style:style style:name="P25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bd8ae" style:font-name-asian="Courier New" style:font-size-asian="10pt" style:font-style-asian="normal" style:font-weight-asian="normal" style:font-name-complex="Courier New" style:font-size-complex="10pt" style:font-style-complex="normal" style:font-weight-complex="normal"/>
    </style:style>
    <style:style style:name="P2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c715c" style:font-name-asian="Courier New" style:font-size-asian="10pt" style:font-style-asian="normal" style:font-weight-asian="normal" style:font-name-complex="Courier New" style:font-size-complex="10pt" style:font-style-complex="normal" style:font-weight-complex="normal"/>
    </style:style>
    <style:style style:name="P2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d1a90" style:font-name-asian="Courier New" style:font-size-asian="10pt" style:font-style-asian="normal" style:font-weight-asian="normal" style:font-name-complex="Courier New" style:font-size-complex="10pt" style:font-style-complex="normal" style:font-weight-complex="normal"/>
    </style:style>
    <style:style style:name="P2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045cd" style:font-name-asian="Courier New" style:font-size-asian="10pt" style:font-style-asian="normal" style:font-weight-asian="normal" style:font-name-complex="Courier New" style:font-size-complex="10pt" style:font-style-complex="normal" style:font-weight-complex="normal"/>
    </style:style>
    <style:style style:name="P2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15b80" style:font-name-asian="Courier New" style:font-size-asian="10pt" style:font-style-asian="normal" style:font-weight-asian="normal" style:font-name-complex="Courier New" style:font-size-complex="10pt" style:font-style-complex="normal" style:font-weight-complex="normal"/>
    </style:style>
    <style:style style:name="P2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bd8ae" style:font-name-asian="Courier New" style:font-size-asian="10pt" style:font-style-asian="normal" style:font-weight-asian="normal" style:font-name-complex="Courier New" style:font-size-complex="10pt" style:font-style-complex="normal" style:font-weight-complex="normal"/>
    </style:style>
    <style:style style:name="P2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6c715c" style:font-name-asian="Courier New" style:font-size-asian="10pt" style:font-style-asian="normal" style:font-weight-asian="normal" style:font-name-complex="Courier New" style:font-size-complex="10pt" style:font-style-complex="normal" style:font-weight-complex="normal"/>
    </style:style>
    <style:style style:name="P26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045cd"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15b80" style:font-name-asian="Courier New" style:font-size-asian="10pt" style:font-style-asian="normal" style:font-weight-asian="normal" style:font-name-complex="Courier New" style:font-size-complex="10pt" style:font-style-complex="normal" style:font-weight-complex="normal"/>
    </style:style>
    <style:style style:name="P2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4ae43" style:font-name-asian="Courier New" style:font-size-asian="10pt" style:font-style-asian="normal" style:font-weight-asian="normal" style:font-name-complex="Courier New" style:font-size-complex="10pt" style:font-style-complex="normal" style:font-weight-complex="normal"/>
    </style:style>
    <style:style style:name="P2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9da8a"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bd8ae" style:font-name-asian="Courier New" style:font-size-asian="10pt" style:font-style-asian="normal" style:font-weight-asian="normal" style:font-name-complex="Courier New" style:font-size-complex="10pt" style:font-style-complex="normal" style:font-weight-complex="normal"/>
    </style:style>
    <style:style style:name="P2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c715c" style:font-name-asian="Courier New" style:font-size-asian="10pt" style:font-style-asian="normal" style:font-weight-asian="normal" style:font-name-complex="Courier New" style:font-size-complex="10pt" style:font-style-complex="normal" style:font-weight-complex="normal"/>
    </style:style>
    <style:style style:name="P26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64ae43" style:font-name-asian="Courier New" style:font-size-asian="10pt" style:font-style-asian="normal" style:font-weight-asian="normal" style:font-name-complex="Courier New" style:font-size-complex="10pt" style:font-style-complex="normal" style:font-weight-complex="normal"/>
    </style:style>
    <style:style style:name="P27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64ae43" style:font-name-asian="Courier New" style:font-size-asian="10pt" style:font-style-asian="normal" style:font-weight-asian="normal" style:font-name-complex="Courier New" style:font-size-complex="10pt" style:font-style-complex="normal" style:font-weight-complex="normal"/>
    </style:style>
    <style:style style:name="P27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d1a90" style:font-name-asian="Courier New" style:font-size-asian="10.5pt" style:font-style-asian="normal" style:font-weight-asian="normal" style:font-name-complex="Courier New" style:font-size-complex="10.5pt" style:font-style-complex="normal" style:font-weight-complex="normal"/>
    </style:style>
    <style:style style:name="P27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045cd" style:font-name-asian="Courier New" style:font-size-asian="10.5pt" style:font-style-asian="normal" style:font-weight-asian="normal" style:font-name-complex="Courier New" style:font-size-complex="10.5pt" style:font-style-complex="normal" style:font-weight-complex="normal"/>
    </style:style>
    <style:style style:name="P27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15b80" style:font-name-asian="Courier New" style:font-size-asian="10.5pt" style:font-style-asian="normal" style:font-weight-asian="normal" style:font-name-complex="Courier New" style:font-size-complex="10.5pt" style:font-style-complex="normal" style:font-weight-complex="normal"/>
    </style:style>
    <style:style style:name="P27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7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bd8ae" style:font-name-asian="Courier New" style:font-size-asian="10.5pt" style:font-style-asian="normal" style:font-weight-asian="normal" style:font-name-complex="Courier New" style:font-size-complex="10.5pt" style:font-style-complex="normal" style:font-weight-complex="normal"/>
    </style:style>
    <style:style style:name="P27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c715c" style:font-name-asian="Courier New" style:font-size-asian="10.5pt" style:font-style-asian="normal" style:font-weight-asian="normal" style:font-name-complex="Courier New" style:font-size-complex="10.5pt" style:font-style-complex="normal" style:font-weight-complex="normal"/>
    </style:style>
    <style:style style:name="P2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d1a90" style:font-name-asian="Courier New" style:font-size-asian="10.5pt" style:font-style-asian="normal" style:font-weight-asian="normal" style:font-name-complex="Courier New" style:font-size-complex="10.5pt" style:font-style-complex="normal" style:font-weight-complex="normal"/>
    </style:style>
    <style:style style:name="P27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045cd" style:font-name-asian="Courier New" style:font-size-asian="10.5pt" style:font-style-asian="normal" style:font-weight-asian="normal" style:font-name-complex="Courier New" style:font-size-complex="10.5pt" style:font-style-complex="normal" style:font-weight-complex="normal"/>
    </style:style>
    <style:style style:name="P27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15b80" style:font-name-asian="Courier New" style:font-size-asian="10.5pt" style:font-style-asian="normal" style:font-weight-asian="normal" style:font-name-complex="Courier New" style:font-size-complex="10.5pt" style:font-style-complex="normal" style:font-weight-complex="normal"/>
    </style:style>
    <style:style style:name="P28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bd8ae" style:font-name-asian="Courier New" style:font-size-asian="10.5pt" style:font-style-asian="normal" style:font-weight-asian="normal" style:font-name-complex="Courier New" style:font-size-complex="10.5pt" style:font-style-complex="normal" style:font-weight-complex="normal"/>
    </style:style>
    <style:style style:name="P2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c715c" style:font-name-asian="Courier New" style:font-size-asian="10.5pt" style:font-style-asian="normal" style:font-weight-asian="normal" style:font-name-complex="Courier New" style:font-size-complex="10.5pt" style:font-style-complex="normal" style:font-weight-complex="normal"/>
    </style:style>
    <style:style style:name="P28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8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6bd8ae" style:font-name-asian="Courier New" style:font-size-asian="10.5pt" style:font-style-asian="normal" style:font-weight-asian="normal" style:font-name-complex="Courier New" style:font-size-complex="10.5pt" style:font-style-complex="normal" style:font-weight-complex="normal"/>
    </style:style>
    <style:style style:name="P287"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615b80" style:font-name-asian="Courier New" style:font-size-asian="10.5pt" style:font-style-asian="normal" style:font-weight-asian="normal" style:font-name-complex="Courier New" style:font-size-complex="10.5pt" style:font-style-complex="normal" style:font-weight-complex="normal"/>
    </style:style>
    <style:style style:name="P288"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8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90" style:family="paragraph" style:parent-style-name="Standard">
      <style:paragraph-properties fo:text-align="center" style:justify-single-word="false"/>
      <style:text-properties officeooo:rsid="0008348a" officeooo:paragraph-rsid="0064ae43"/>
    </style:style>
    <style:style style:name="P291" style:family="paragraph" style:parent-style-name="Standard">
      <style:paragraph-properties fo:text-align="start" style:justify-single-word="false" style:text-autospace="none"/>
      <style:text-properties officeooo:rsid="0008348a" officeooo:paragraph-rsid="0064ae43"/>
    </style:style>
    <style:style style:name="P292" style:family="paragraph" style:parent-style-name="Standard">
      <style:paragraph-properties fo:text-align="center" style:justify-single-word="false"/>
      <style:text-properties fo:font-size="30pt" officeooo:rsid="006045cd" officeooo:paragraph-rsid="006045cd" style:font-size-asian="30pt" style:font-size-complex="30pt"/>
    </style:style>
    <style:style style:name="P29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P294" style:family="paragraph" style:parent-style-name="Standard">
      <style:paragraph-properties fo:text-align="center" style:justify-single-word="false" fo:break-before="page"/>
      <style:text-properties officeooo:rsid="0008348a" officeooo:paragraph-rsid="0064ae43"/>
    </style:style>
    <style:style style:name="P295" style:family="paragraph" style:parent-style-name="aaSubsection_20_Label">
      <style:paragraph-properties fo:text-align="center" style:justify-single-word="false"/>
      <style:text-properties officeooo:paragraph-rsid="005a3e0f"/>
    </style:style>
    <style:style style:name="P296" style:family="paragraph" style:parent-style-name="aaSubsection_20_Label">
      <style:paragraph-properties fo:text-align="center" style:justify-single-word="false"/>
      <style:text-properties officeooo:paragraph-rsid="006045cd"/>
    </style:style>
    <style:style style:name="P297" style:family="paragraph" style:parent-style-name="aaSubsection_20_Label">
      <style:paragraph-properties fo:text-align="center" style:justify-single-word="false"/>
      <style:text-properties officeooo:paragraph-rsid="006c715c"/>
    </style:style>
    <style:style style:name="P298" style:family="paragraph" style:parent-style-name="aaSubsection_20_Label">
      <style:paragraph-properties fo:text-align="center" style:justify-single-word="false" style:text-autospace="none"/>
      <style:text-properties officeooo:rsid="0008348a" officeooo:paragraph-rsid="0064ae43"/>
    </style:style>
    <style:style style:name="P2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5d1a90" style:font-name-asian="Courier New" style:font-size-asian="10pt" style:font-style-asian="normal" style:font-weight-asian="normal" style:font-name-complex="Courier New" style:font-size-complex="10pt" style:font-style-complex="normal" style:font-weight-complex="normal"/>
    </style:style>
    <style:style style:name="P30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6045cd" style:font-name-asian="Courier New" style:font-size-asian="10pt" style:font-style-asian="normal" style:font-weight-asian="normal" style:font-name-complex="Courier New" style:font-size-complex="10pt" style:font-style-complex="normal" style:font-weight-complex="normal"/>
    </style:style>
    <style:style style:name="P30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615b80" style:font-name-asian="Courier New" style:font-size-asian="10pt" style:font-style-asian="normal" style:font-weight-asian="normal" style:font-name-complex="Courier New" style:font-size-complex="10pt" style:font-style-complex="normal" style:font-weight-complex="normal"/>
    </style:style>
    <style:style style:name="P30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6bd8ae" style:font-name-asian="Courier New" style:font-size-asian="10pt" style:font-style-asian="normal" style:font-weight-asian="normal" style:font-name-complex="Courier New" style:font-size-complex="10pt" style:font-style-complex="normal" style:font-weight-complex="normal"/>
    </style:style>
    <style:style style:name="P30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6c715c" style:font-name-asian="Courier New" style:font-size-asian="10pt" style:font-style-asian="normal" style:font-weight-asian="normal" style:font-name-complex="Courier New" style:font-size-complex="10pt" style:font-style-complex="normal" style:font-weight-complex="normal"/>
    </style:style>
    <style:style style:name="P30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64ae43"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officeooo:rsid="00369887" style:font-name-asian="Courier New" style:font-name-complex="Courier New"/>
    </style:style>
    <style:style style:name="T33" style:family="text">
      <style:text-properties style:font-name="Times New Roman" officeooo:rsid="0037ae29" style:font-name-asian="Courier New" style:font-name-complex="Courier New"/>
    </style:style>
    <style:style style:name="T34" style:family="text">
      <style:text-properties style:font-name="Times New Roman" officeooo:rsid="0038a9b8" style:font-name-asian="Courier New" style:font-name-complex="Courier New"/>
    </style:style>
    <style:style style:name="T35" style:family="text">
      <style:text-properties style:font-name="Times New Roman" officeooo:rsid="0039e050" style:font-name-asian="Courier New" style:font-name-complex="Courier New"/>
    </style:style>
    <style:style style:name="T36" style:family="text">
      <style:text-properties style:font-name="Times New Roman" officeooo:rsid="003b9eb3" style:font-name-asian="Courier New" style:font-name-complex="Courier New"/>
    </style:style>
    <style:style style:name="T37" style:family="text">
      <style:text-properties style:font-name="Times New Roman" officeooo:rsid="003d0298" style:font-name-asian="Courier New" style:font-name-complex="Courier New"/>
    </style:style>
    <style:style style:name="T38" style:family="text">
      <style:text-properties style:font-name="Times New Roman" officeooo:rsid="003d63dc" style:font-name-asian="Courier New" style:font-name-complex="Courier New"/>
    </style:style>
    <style:style style:name="T39" style:family="text">
      <style:text-properties style:font-name="Times New Roman" officeooo:rsid="003dea3e" style:font-name-asian="Courier New" style:font-name-complex="Courier New"/>
    </style:style>
    <style:style style:name="T40"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fo:font-style="italic" officeooo:rsid="002e468a" style:font-name-asian="Courier New" style:font-size-asian="10pt" style:font-style-asian="italic" style:font-name-complex="Courier New" style:font-size-complex="10pt" style:font-style-complex="italic"/>
    </style:style>
    <style:style style:name="T42" style:family="text">
      <style:text-properties style:font-name="Times New Roman" fo:font-size="10pt" fo:font-style="italic" officeooo:rsid="002e468a" fo:background-color="#ffffff" loext:char-shading-value="0" style:font-name-asian="Courier New" style:font-size-asian="10pt" style:font-style-asian="italic" style:font-name-complex="Courier New" style:font-size-complex="10pt" style:font-style-complex="italic"/>
    </style:style>
    <style:style style:name="T43" style:family="text">
      <style:text-properties style:font-name="Times New Roman" fo:font-size="10pt" fo:font-style="italic" officeooo:rsid="0008348a" fo:background-color="#ffffff" loext:char-shading-value="0" style:font-name-asian="Courier New" style:font-size-asian="10pt" style:font-style-asian="italic" style:font-name-complex="Courier New" style:font-size-complex="10pt" style:font-style-complex="italic"/>
    </style:style>
    <style:style style:name="T44" style:family="text">
      <style:text-properties style:font-name="Times New Roman" fo:font-size="10pt" style:font-name-asian="Courier New" style:font-size-asian="10pt" style:font-name-complex="Courier New" style:font-size-complex="10pt"/>
    </style:style>
    <style:style style:name="T45" style:family="text">
      <style:text-properties style:font-name="Times New Roman" fo:font-size="10pt" officeooo:rsid="00e0ccf0" style:font-name-asian="Courier New" style:font-size-asian="10pt" style:font-name-complex="Courier New" style:font-size-complex="10pt"/>
    </style:style>
    <style:style style:name="T46" style:family="text">
      <style:text-properties style:font-name="Times New Roman" fo:font-size="10pt" officeooo:rsid="00a5ceff" style:font-name-asian="Courier New" style:font-size-asian="10pt" style:font-name-complex="Courier New" style:font-size-complex="10pt"/>
    </style:style>
    <style:style style:name="T47" style:family="text">
      <style:text-properties style:font-name="Times New Roman" fo:font-size="10pt" officeooo:rsid="00c9c375" style:font-name-asian="Courier New" style:font-size-asian="10pt" style:font-name-complex="Courier New" style:font-size-complex="10pt"/>
    </style:style>
    <style:style style:name="T48" style:family="text">
      <style:text-properties style:font-name="Times New Roman" fo:font-size="10pt" officeooo:rsid="00c2b25f" style:font-name-asian="Courier New" style:font-size-asian="10pt" style:font-name-complex="Courier New" style:font-size-complex="10pt"/>
    </style:style>
    <style:style style:name="T49" style:family="text">
      <style:text-properties style:font-name="Times New Roman" fo:font-size="10pt" officeooo:rsid="01210f7e" style:font-name-asian="Courier New" style:font-size-asian="10pt" style:font-name-complex="Courier New" style:font-size-complex="10pt"/>
    </style:style>
    <style:style style:name="T50" style:family="text">
      <style:text-properties style:font-name="Times New Roman" fo:font-size="10pt" officeooo:rsid="00ee9bff" style:font-name-asian="Courier New" style:font-size-asian="10pt" style:font-name-complex="Courier New" style:font-size-complex="10pt"/>
    </style:style>
    <style:style style:name="T51" style:family="text">
      <style:text-properties style:font-name="Times New Roman" fo:font-size="10pt" officeooo:rsid="00f69a04" style:font-name-asian="Courier New" style:font-size-asian="10pt" style:font-name-complex="Courier New" style:font-size-complex="10pt"/>
    </style:style>
    <style:style style:name="T52" style:family="text">
      <style:text-properties style:font-name="Times New Roman" fo:font-size="10pt" officeooo:rsid="00fb91fa" style:font-name-asian="Courier New" style:font-size-asian="10pt" style:font-name-complex="Courier New" style:font-size-complex="10pt"/>
    </style:style>
    <style:style style:name="T53" style:family="text">
      <style:text-properties style:font-name="Times New Roman" fo:font-size="10pt" officeooo:rsid="0156c02f" style:font-name-asian="Courier New" style:font-size-asian="10pt" style:font-name-complex="Courier New" style:font-size-complex="10pt"/>
    </style:style>
    <style:style style:name="T54" style:family="text">
      <style:text-properties style:font-name="Times New Roman" fo:font-size="10pt" officeooo:rsid="01facc70" style:font-name-asian="Courier New" style:font-size-asian="10pt" style:font-name-complex="Courier New" style:font-size-complex="10pt"/>
    </style:style>
    <style:style style:name="T55" style:family="text">
      <style:text-properties style:font-name="Times New Roman" fo:font-size="10pt" officeooo:rsid="00fdbeec" style:font-name-asian="Courier New" style:font-size-asian="10pt" style:font-name-complex="Courier New" style:font-size-complex="10pt"/>
    </style:style>
    <style:style style:name="T56" style:family="text">
      <style:text-properties style:font-name="Times New Roman" fo:font-size="10pt" officeooo:rsid="00ffb79b" style:font-name-asian="Courier New" style:font-size-asian="10pt" style:font-name-complex="Courier New" style:font-size-complex="10pt"/>
    </style:style>
    <style:style style:name="T57" style:family="text">
      <style:text-properties style:font-name="Times New Roman" fo:font-size="10pt" officeooo:rsid="00be69ff" style:font-name-asian="Courier New" style:font-size-asian="10pt" style:font-name-complex="Courier New" style:font-size-complex="10pt"/>
    </style:style>
    <style:style style:name="T58" style:family="text">
      <style:text-properties style:font-name="Times New Roman" fo:font-size="10pt" officeooo:rsid="01250beb" style:font-name-asian="Courier New" style:font-size-asian="10pt" style:font-name-complex="Courier New" style:font-size-complex="10pt"/>
    </style:style>
    <style:style style:name="T59" style:family="text">
      <style:text-properties style:font-name="Times New Roman" fo:font-size="10pt" officeooo:rsid="011c0753" style:font-name-asian="Courier New" style:font-size-asian="10pt" style:font-name-complex="Courier New" style:font-size-complex="10pt"/>
    </style:style>
    <style:style style:name="T60" style:family="text">
      <style:text-properties style:font-name="Times New Roman" fo:font-size="10pt" officeooo:rsid="0125e119" style:font-name-asian="Courier New" style:font-size-asian="10pt" style:font-name-complex="Courier New" style:font-size-complex="10pt"/>
    </style:style>
    <style:style style:name="T61" style:family="text">
      <style:text-properties style:font-name="Times New Roman" fo:font-size="10pt" officeooo:rsid="010d04f5" style:font-name-asian="Courier New" style:font-size-asian="10pt" style:font-name-complex="Courier New" style:font-size-complex="10pt"/>
    </style:style>
    <style:style style:name="T62" style:family="text">
      <style:text-properties style:font-name="Times New Roman" fo:font-size="10pt" officeooo:rsid="00c3f8eb" style:font-name-asian="Courier New" style:font-size-asian="10pt" style:font-name-complex="Courier New" style:font-size-complex="10pt"/>
    </style:style>
    <style:style style:name="T63" style:family="text">
      <style:text-properties style:font-name="Times New Roman" fo:font-size="10pt" officeooo:rsid="01c12301" style:font-name-asian="Courier New" style:font-size-asian="10pt" style:font-name-complex="Courier New" style:font-size-complex="10pt"/>
    </style:style>
    <style:style style:name="T64" style:family="text">
      <style:text-properties style:font-name="Times New Roman" fo:font-size="10pt" officeooo:rsid="01a05af9" style:font-name-asian="Courier New" style:font-size-asian="10pt" style:font-name-complex="Courier New" style:font-size-complex="10pt"/>
    </style:style>
    <style:style style:name="T65" style:family="text">
      <style:text-properties style:font-name="Times New Roman" fo:font-size="10pt" officeooo:rsid="016ae130" style:font-name-asian="Courier New" style:font-size-asian="10pt" style:font-name-complex="Courier New" style:font-size-complex="10pt"/>
    </style:style>
    <style:style style:name="T66" style:family="text">
      <style:text-properties style:font-name="Times New Roman" fo:font-size="10pt" officeooo:rsid="00cdef8f" style:font-name-asian="Courier New" style:font-size-asian="10pt" style:font-name-complex="Courier New" style:font-size-complex="10pt"/>
    </style:style>
    <style:style style:name="T67" style:family="text">
      <style:text-properties style:font-name="Times New Roman" fo:font-size="10pt" officeooo:rsid="016eed31" style:font-name-asian="Courier New" style:font-size-asian="10pt" style:font-name-complex="Courier New" style:font-size-complex="10pt"/>
    </style:style>
    <style:style style:name="T68" style:family="text">
      <style:text-properties style:font-name="Times New Roman" fo:font-size="10pt" officeooo:rsid="016c9e77" style:font-name-asian="Courier New" style:font-size-asian="10pt" style:font-name-complex="Courier New" style:font-size-complex="10pt"/>
    </style:style>
    <style:style style:name="T69" style:family="text">
      <style:text-properties style:font-name="Times New Roman" fo:font-size="10pt" officeooo:rsid="02059dc6" style:font-name-asian="Courier New" style:font-size-asian="10pt" style:font-name-complex="Courier New" style:font-size-complex="10pt"/>
    </style:style>
    <style:style style:name="T70" style:family="text">
      <style:text-properties style:font-name="Times New Roman" fo:font-size="10pt" officeooo:rsid="0206c20d" style:font-name-asian="Courier New" style:font-size-asian="10pt" style:font-name-complex="Courier New" style:font-size-complex="10pt"/>
    </style:style>
    <style:style style:name="T71" style:family="text">
      <style:text-properties style:font-name="Times New Roman" fo:font-size="10pt" officeooo:rsid="0008348a" style:font-name-asian="Courier New" style:font-size-asian="10pt" style:font-name-complex="Courier New" style:font-size-complex="10pt"/>
    </style:style>
    <style:style style:name="T72" style:family="text">
      <style:text-properties style:font-name="Times New Roman" fo:font-size="10pt" officeooo:rsid="015aa6ad" style:font-name-asian="Courier New" style:font-size-asian="10pt" style:font-name-complex="Courier New" style:font-size-complex="10pt"/>
    </style:style>
    <style:style style:name="T73" style:family="text">
      <style:text-properties style:font-name="Times New Roman" fo:font-size="10pt" officeooo:rsid="003cd6dc" style:font-name-asian="Courier New" style:font-size-asian="10pt" style:font-name-complex="Courier New" style:font-size-complex="10pt"/>
    </style:style>
    <style:style style:name="T74" style:family="text">
      <style:text-properties style:font-name="Times New Roman" fo:font-size="10pt" officeooo:rsid="005a182b" style:font-name-asian="Courier New" style:font-size-asian="10pt" style:font-name-complex="Courier New" style:font-size-complex="10pt"/>
    </style:style>
    <style:style style:name="T75" style:family="text">
      <style:text-properties style:font-name="Times New Roman" fo:font-size="10pt" officeooo:rsid="0042f4ec" style:font-name-asian="Courier New" style:font-size-asian="10pt" style:font-name-complex="Courier New" style:font-size-complex="10pt"/>
    </style:style>
    <style:style style:name="T76" style:family="text">
      <style:text-properties style:font-name="Times New Roman" fo:font-size="10pt" officeooo:rsid="0046e68e" style:font-name-asian="Courier New" style:font-size-asian="10pt" style:font-name-complex="Courier New" style:font-size-complex="10pt"/>
    </style:style>
    <style:style style:name="T77" style:family="text">
      <style:text-properties style:font-name="Times New Roman" fo:font-size="10pt" officeooo:rsid="0048bae2" style:font-name-asian="Courier New" style:font-size-asian="10pt" style:font-name-complex="Courier New" style:font-size-complex="10pt"/>
    </style:style>
    <style:style style:name="T78" style:family="text">
      <style:text-properties style:font-name="Times New Roman" fo:font-size="10pt" officeooo:rsid="005a3e0f" style:font-name-asian="Courier New" style:font-size-asian="10pt" style:font-name-complex="Courier New" style:font-size-complex="10pt"/>
    </style:style>
    <style:style style:name="T79" style:family="text">
      <style:text-properties style:font-name="Times New Roman" fo:font-size="10pt" officeooo:rsid="006045cd" style:font-name-asian="Courier New" style:font-size-asian="10pt" style:font-name-complex="Courier New" style:font-size-complex="10pt"/>
    </style:style>
    <style:style style:name="T80" style:family="text">
      <style:text-properties style:font-name="Times New Roman" fo:font-size="10pt" officeooo:rsid="0069da8a" style:font-name-asian="Courier New" style:font-size-asian="10pt" style:font-name-complex="Courier New" style:font-size-complex="10pt"/>
    </style:style>
    <style:style style:name="T81" style:family="text">
      <style:text-properties style:font-name="Times New Roman" fo:font-size="10pt" fo:background-color="#ffffff" loext:char-shading-value="0" style:font-name-asian="Courier New" style:font-size-asian="10pt" style:font-name-complex="Courier New" style:font-size-complex="10pt"/>
    </style:style>
    <style:style style:name="T82"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83"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84"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85"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86"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87"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88"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89"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90"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91"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92"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93" style:family="text">
      <style:text-properties style:font-name="Times New Roman" fo:font-size="10pt" officeooo:rsid="003b9eb3" fo:background-color="#ffffff" loext:char-shading-value="0" style:font-name-asian="Courier New" style:font-size-asian="10pt" style:font-name-complex="Courier New" style:font-size-complex="10pt"/>
    </style:style>
    <style:style style:name="T94" style:family="text">
      <style:text-properties style:font-name="Times New Roman" fo:font-size="10pt" officeooo:rsid="003d0298" fo:background-color="#ffffff" loext:char-shading-value="0" style:font-name-asian="Courier New" style:font-size-asian="10pt" style:font-name-complex="Courier New" style:font-size-complex="10pt"/>
    </style:style>
    <style:style style:name="T95" style:family="text">
      <style:text-properties style:font-name="Times New Roman" fo:font-size="10pt" fo:background-color="#ffffff" loext:char-shading-value="0" style:font-size-asian="10pt"/>
    </style:style>
    <style:style style:name="T96" style:family="text">
      <style:text-properties style:font-name="Times New Roman" fo:font-size="10pt" fo:background-color="#ffffff" loext:char-shading-value="0" style:font-size-asian="10pt" style:font-size-complex="10pt"/>
    </style:style>
    <style:style style:name="T97" style:family="text">
      <style:text-properties style:font-name="Times New Roman" fo:font-size="10pt" officeooo:rsid="01b463c1" fo:background-color="#ffffff" loext:char-shading-value="0" style:font-size-asian="10pt" style:font-size-complex="10pt"/>
    </style:style>
    <style:style style:name="T98" style:family="text">
      <style:text-properties style:font-name="Times New Roman" fo:font-size="10pt" officeooo:rsid="0008348a" fo:background-color="#ffffff" loext:char-shading-value="0" style:font-size-asian="10pt" style:font-size-complex="10pt"/>
    </style:style>
    <style:style style:name="T99" style:family="text">
      <style:text-properties style:font-name="Times New Roman" fo:font-size="10pt" officeooo:rsid="01facc70" fo:background-color="#ffffff" loext:char-shading-value="0" style:font-size-asian="10pt" style:font-size-complex="10pt"/>
    </style:style>
    <style:style style:name="T100" style:family="text">
      <style:text-properties style:font-name="Times New Roman" fo:font-size="10pt" officeooo:rsid="00fc2ec0" fo:background-color="#ffffff" loext:char-shading-value="0" style:font-size-asian="10pt" style:font-size-complex="10pt"/>
    </style:style>
    <style:style style:name="T101" style:family="text">
      <style:text-properties style:font-name="Times New Roman" fo:font-size="10pt" officeooo:rsid="020035e4" fo:background-color="#ffffff" loext:char-shading-value="0" style:font-size-asian="10pt" style:font-size-complex="10pt"/>
    </style:style>
    <style:style style:name="T102" style:family="text">
      <style:text-properties style:font-name="Times New Roman" fo:font-size="10pt" officeooo:rsid="01cf90ac" fo:background-color="#ffffff" loext:char-shading-value="0" style:font-size-asian="10pt" style:font-size-complex="10pt"/>
    </style:style>
    <style:style style:name="T103" style:family="text">
      <style:text-properties style:font-name="Times New Roman" fo:font-size="10pt" officeooo:rsid="00ffb79b" fo:background-color="#ffffff" loext:char-shading-value="0" style:font-size-asian="10pt" style:font-size-complex="10pt"/>
    </style:style>
    <style:style style:name="T104" style:family="text">
      <style:text-properties style:font-name="Times New Roman" fo:font-size="10pt" officeooo:rsid="01127de6" fo:background-color="#ffffff" loext:char-shading-value="0" style:font-size-asian="10pt" style:font-size-complex="10pt"/>
    </style:style>
    <style:style style:name="T105" style:family="text">
      <style:text-properties style:font-name="Times New Roman" fo:font-size="10pt" officeooo:rsid="0124a38f" fo:background-color="#ffffff" loext:char-shading-value="0" style:font-size-asian="10pt" style:font-size-complex="10pt"/>
    </style:style>
    <style:style style:name="T106" style:family="text">
      <style:text-properties style:font-name="Times New Roman" fo:font-size="10pt" officeooo:rsid="0104826b" fo:background-color="#ffffff" loext:char-shading-value="0" style:font-size-asian="10pt" style:font-size-complex="10pt"/>
    </style:style>
    <style:style style:name="T107" style:family="text">
      <style:text-properties style:font-name="Times New Roman" fo:font-size="10pt" officeooo:rsid="01058933" fo:background-color="#ffffff" loext:char-shading-value="0" style:font-size-asian="10pt" style:font-size-complex="10pt"/>
    </style:style>
    <style:style style:name="T108" style:family="text">
      <style:text-properties style:font-name="Times New Roman" fo:font-size="10pt" officeooo:rsid="001f6a6d" fo:background-color="#ffffff" loext:char-shading-value="0" style:font-size-asian="10pt" style:font-size-complex="10pt"/>
    </style:style>
    <style:style style:name="T109" style:family="text">
      <style:text-properties style:font-name="Times New Roman" fo:font-size="10pt" officeooo:rsid="0021f53b" fo:background-color="#ffffff" loext:char-shading-value="0" style:font-size-asian="10pt" style:font-size-complex="10pt"/>
    </style:style>
    <style:style style:name="T110" style:family="text">
      <style:text-properties style:font-name="Times New Roman" fo:font-size="10pt" officeooo:rsid="0011609f" fo:background-color="#ffffff" loext:char-shading-value="0" style:font-size-asian="10pt" style:font-size-complex="10pt"/>
    </style:style>
    <style:style style:name="T111" style:family="text">
      <style:text-properties style:font-name="Times New Roman" fo:font-size="10pt" officeooo:rsid="0022ed94" fo:background-color="#ffffff" loext:char-shading-value="0" style:font-size-asian="10pt" style:font-size-complex="10pt"/>
    </style:style>
    <style:style style:name="T112" style:family="text">
      <style:text-properties style:font-name="Times New Roman" fo:font-size="10pt" officeooo:rsid="001c65fa" fo:background-color="#ffffff" loext:char-shading-value="0" style:font-size-asian="10pt" style:font-size-complex="10pt"/>
    </style:style>
    <style:style style:name="T113" style:family="text">
      <style:text-properties style:font-name="Times New Roman" fo:font-size="10pt" officeooo:rsid="0023f72a" fo:background-color="#ffffff" loext:char-shading-value="0" style:font-size-asian="10pt" style:font-size-complex="10pt"/>
    </style:style>
    <style:style style:name="T114" style:family="text">
      <style:text-properties style:font-name="Times New Roman" fo:font-size="10pt" officeooo:rsid="003d0298" fo:background-color="#ffffff" loext:char-shading-value="0" style:font-size-asian="10pt" style:font-size-complex="10pt"/>
    </style:style>
    <style:style style:name="T115" style:family="text">
      <style:text-properties style:font-name="Times New Roman" fo:font-size="10pt" officeooo:rsid="0050b6ef" fo:background-color="#ffffff" loext:char-shading-value="0" style:font-size-asian="10pt" style:font-size-complex="10pt"/>
    </style:style>
    <style:style style:name="T116" style:family="text">
      <style:text-properties style:font-name="Times New Roman" fo:font-size="10pt" officeooo:rsid="0011609f" fo:background-color="#ffffff" loext:char-shading-value="0" style:font-size-asian="10pt"/>
    </style:style>
    <style:style style:name="T117" style:family="text">
      <style:text-properties style:font-name="Times New Roman" fo:font-size="10pt" officeooo:rsid="0022ed94" fo:background-color="#ffffff" loext:char-shading-value="0" style:font-size-asian="10pt"/>
    </style:style>
    <style:style style:name="T118" style:family="text">
      <style:text-properties style:font-name="Times New Roman" fo:font-size="10pt" officeooo:rsid="001c65fa" fo:background-color="#ffffff" loext:char-shading-value="0" style:font-size-asian="10pt"/>
    </style:style>
    <style:style style:name="T119" style:family="text">
      <style:text-properties style:font-name="Times New Roman" fo:font-size="10pt" officeooo:rsid="0023f72a" fo:background-color="#ffffff" loext:char-shading-value="0" style:font-size-asian="10pt"/>
    </style:style>
    <style:style style:name="T120" style:family="text">
      <style:text-properties style:font-name="Times New Roman" fo:font-size="10pt" officeooo:rsid="0023f72a" fo:background-color="#ffffff" loext:char-shading-value="0" style:font-size-asian="10pt" style:font-size-complex="10.5pt"/>
    </style:style>
    <style:style style:name="T121" style:family="text">
      <style:text-properties style:font-name="Times New Roman" fo:font-size="10pt" officeooo:rsid="00256a34" fo:background-color="#ffffff" loext:char-shading-value="0" style:font-size-asian="10pt" style:font-size-complex="10.5pt"/>
    </style:style>
    <style:style style:name="T122" style:family="text">
      <style:text-properties style:font-name="Times New Roman" fo:font-size="10pt" officeooo:rsid="00256a34" fo:background-color="#ffffff" loext:char-shading-value="0" style:font-size-asian="10pt"/>
    </style:style>
    <style:style style:name="T123" style:family="text">
      <style:text-properties style:font-name="Times New Roman" fo:font-size="10pt" officeooo:rsid="002674b6" fo:background-color="#ffffff" loext:char-shading-value="0" style:font-size-asian="10pt"/>
    </style:style>
    <style:style style:name="T124" style:family="text">
      <style:text-properties style:font-name="Times New Roman" fo:font-size="10pt" officeooo:rsid="00281715" fo:background-color="#ffffff" loext:char-shading-value="0" style:font-size-asian="10pt"/>
    </style:style>
    <style:style style:name="T125" style:family="text">
      <style:text-properties style:font-name="Times New Roman" fo:font-size="10pt" officeooo:rsid="00295f8a" fo:background-color="#ffffff" loext:char-shading-value="0" style:font-size-asian="10pt"/>
    </style:style>
    <style:style style:name="T126" style:family="text">
      <style:text-properties style:font-name="Times New Roman" fo:font-size="10pt" officeooo:rsid="002a0456" fo:background-color="#ffffff" loext:char-shading-value="0" style:font-size-asian="10pt"/>
    </style:style>
    <style:style style:name="T127"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28"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29"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30" style:family="text">
      <style:text-properties style:font-name="Times New Roman" fo:font-weight="bold" officeooo:rsid="010d04f5" style:font-name-asian="Courier New" style:font-weight-asian="bold" style:font-name-complex="Courier New" style:font-weight-complex="bold"/>
    </style:style>
    <style:style style:name="T131" style:family="text">
      <style:text-properties style:font-name="Times New Roman" fo:font-weight="bold" officeooo:rsid="00c2b25f" style:font-name-asian="Courier New" style:font-weight-asian="bold" style:font-name-complex="Courier New" style:font-weight-complex="bold"/>
    </style:style>
    <style:style style:name="T132" style:family="text">
      <style:text-properties style:font-name="Times New Roman" fo:font-weight="bold" officeooo:rsid="00be69ff" style:font-name-asian="Courier New" style:font-weight-asian="bold" style:font-name-complex="Courier New" style:font-weight-complex="bold"/>
    </style:style>
    <style:style style:name="T133" style:family="text">
      <style:text-properties style:font-name="Times New Roman" fo:font-weight="bold" officeooo:rsid="015aa6ad" style:font-name-asian="Courier New" style:font-weight-asian="bold" style:font-name-complex="Courier New" style:font-weight-complex="bold"/>
    </style:style>
    <style:style style:name="T134" style:family="text">
      <style:text-properties style:font-name="Times New Roman" fo:font-weight="bold" officeooo:rsid="016ae130" style:font-name-asian="Courier New" style:font-weight-asian="bold" style:font-name-complex="Courier New" style:font-weight-complex="bold"/>
    </style:style>
    <style:style style:name="T135" style:family="text">
      <style:text-properties style:font-name="Times New Roman" fo:font-style="italic" officeooo:rsid="003b9eb3" style:font-name-asian="Courier New" style:font-style-asian="italic" style:font-name-complex="Courier New" style:font-style-complex="italic"/>
    </style:style>
    <style:style style:name="T136" style:family="text">
      <style:text-properties style:font-name="Times New Roman" fo:font-style="italic" fo:background-color="#ffffff" loext:char-shading-value="0" style:font-name-asian="Courier New" style:font-style-asian="italic" style:font-name-complex="Courier New" style:font-style-complex="italic"/>
    </style:style>
    <style:style style:name="T137" style:family="text">
      <style:text-properties officeooo:rsid="011d6560"/>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9f8f4" fo:background-color="#ffffff" loext:char-shading-value="0" style:font-name-asian="Courier New" style:font-size-asian="10pt" style:font-style-asian="normal" style:font-weight-asian="normal" style:font-name-complex="Courier New"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b9f8c" fo:background-color="#ffffff" loext:char-shading-value="0" style:font-name-asian="Courier New" style:font-size-asian="10pt" style:font-style-asian="normal" style:font-weight-asian="normal" style:font-name-complex="Courier New"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d444" fo:background-color="#ffffff" loext:char-shading-value="0" style:font-name-asian="Courier New" style:font-size-asian="10pt" style:font-style-asian="normal" style:font-weight-asian="normal" style:font-name-complex="Courier New"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bae2"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9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9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9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9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9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9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9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9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20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20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20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20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style:font-name-asian="Courier New" style:font-size-asian="10pt" style:font-style-asian="normal" style:font-weight-asian="normal" style:font-name-complex="Courier New" style:font-size-complex="10pt" style:font-style-complex="normal" style:font-weight-complex="normal"/>
    </style:style>
    <style:style style:name="T204"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205"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206"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207"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20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209"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1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21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21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21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21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21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21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21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21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21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22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22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22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22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22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22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22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22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22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22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23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23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23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23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23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23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40aed1" style:font-name-asian="Courier New" style:font-style-asian="normal" style:font-weight-asian="normal" style:font-name-complex="Courier New" style:font-style-complex="normal" style:font-weight-complex="normal"/>
    </style:style>
    <style:style style:name="T236" style:family="text">
      <style:text-properties fo:color="#000000" style:text-outline="false" style:text-line-through-style="none" style:text-line-through-type="none" style:font-name="Times New Roman" fo:letter-spacing="normal" fo:font-style="normal" fo:text-shadow="none" fo:font-weight="normal" style:font-name-asian="Courier New" style:font-style-asian="normal" style:font-weight-asian="normal" style:font-name-complex="Courier New" style:font-style-complex="normal" style:font-weight-complex="normal"/>
    </style:style>
    <style:style style:name="T237"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238"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23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4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4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4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43" style:family="text">
      <style:text-properties fo:font-style="italic" style:font-style-asian="italic" style:font-style-complex="italic"/>
    </style:style>
    <style:style style:name="T244" style:family="text">
      <style:text-properties fo:font-style="italic" officeooo:rsid="011e0c8c" style:font-style-asian="italic" style:font-style-complex="italic"/>
    </style:style>
    <style:style style:name="T245" style:family="text">
      <style:text-properties fo:font-style="italic" officeooo:rsid="00ecda7f" style:font-style-asian="italic" style:font-style-complex="italic"/>
    </style:style>
    <style:style style:name="T246" style:family="text">
      <style:text-properties fo:font-style="italic" officeooo:rsid="010eb1c3" style:font-style-asian="italic" style:font-style-complex="italic"/>
    </style:style>
    <style:style style:name="T247" style:family="text">
      <style:text-properties fo:font-style="italic" officeooo:rsid="00319f28" style:font-style-asian="italic" style:font-style-complex="italic"/>
    </style:style>
    <style:style style:name="T248" style:family="text">
      <style:text-properties fo:font-style="italic" officeooo:rsid="00369887" style:font-style-asian="italic" style:font-style-complex="italic"/>
    </style:style>
    <style:style style:name="T249" style:family="text">
      <style:text-properties fo:font-style="italic" officeooo:rsid="003d0298" style:font-style-asian="italic" style:font-style-complex="italic"/>
    </style:style>
    <style:style style:name="T250" style:family="text">
      <style:text-properties officeooo:rsid="011e0c8c"/>
    </style:style>
    <style:style style:name="T251" style:family="text">
      <style:text-properties officeooo:rsid="01fa0079"/>
    </style:style>
    <style:style style:name="T252" style:family="text">
      <style:text-properties officeooo:rsid="00fad6ee"/>
    </style:style>
    <style:style style:name="T253" style:family="text">
      <style:text-properties officeooo:rsid="00a2059e"/>
    </style:style>
    <style:style style:name="T254" style:family="text">
      <style:text-properties officeooo:rsid="00f3783c"/>
    </style:style>
    <style:style style:name="T255" style:family="text">
      <style:text-properties officeooo:rsid="00ea7f37"/>
    </style:style>
    <style:style style:name="T256" style:family="text">
      <style:text-properties officeooo:rsid="00e9b08a"/>
    </style:style>
    <style:style style:name="T257" style:family="text">
      <style:text-properties officeooo:rsid="00fafa1d"/>
    </style:style>
    <style:style style:name="T258" style:family="text">
      <style:text-properties officeooo:rsid="011c0753"/>
    </style:style>
    <style:style style:name="T259" style:family="text">
      <style:text-properties officeooo:rsid="00ecda7f"/>
    </style:style>
    <style:style style:name="T260" style:family="text">
      <style:text-properties officeooo:rsid="01250beb"/>
    </style:style>
    <style:style style:name="T261" style:family="text">
      <style:text-properties officeooo:rsid="0008348a"/>
    </style:style>
    <style:style style:name="T262" style:family="text">
      <style:text-properties officeooo:rsid="01cf90ac"/>
    </style:style>
    <style:style style:name="T263" style:family="text">
      <style:text-properties officeooo:rsid="01250173"/>
    </style:style>
    <style:style style:name="T264" style:family="text">
      <style:text-properties fo:font-style="normal" officeooo:rsid="00ecda7f" style:font-style-asian="normal" style:font-style-complex="normal"/>
    </style:style>
    <style:style style:name="T265" style:family="text">
      <style:text-properties fo:font-style="normal" officeooo:rsid="01250173" style:font-style-asian="normal" style:font-style-complex="normal"/>
    </style:style>
    <style:style style:name="T266" style:family="text">
      <style:text-properties fo:font-style="normal" officeooo:rsid="0008348a" style:font-style-asian="normal" style:font-style-complex="normal"/>
    </style:style>
    <style:style style:name="T267" style:family="text">
      <style:text-properties fo:font-style="normal" officeooo:rsid="01250beb" style:font-style-asian="normal" style:font-style-complex="normal"/>
    </style:style>
    <style:style style:name="T268" style:family="text">
      <style:text-properties fo:font-style="normal" officeooo:rsid="01127de6" style:font-style-asian="normal" style:font-style-complex="normal"/>
    </style:style>
    <style:style style:name="T269" style:family="text">
      <style:text-properties fo:font-style="normal" officeooo:rsid="001cd6a1" style:font-style-asian="normal" style:font-style-complex="normal"/>
    </style:style>
    <style:style style:name="T270" style:family="text">
      <style:text-properties fo:font-style="normal" officeooo:rsid="001e197e" style:font-style-asian="normal" style:font-style-complex="normal"/>
    </style:style>
    <style:style style:name="T271" style:family="text">
      <style:text-properties officeooo:rsid="01127de6"/>
    </style:style>
    <style:style style:name="T272" style:family="text">
      <style:text-properties officeooo:rsid="00fb91fa"/>
    </style:style>
    <style:style style:name="T273" style:family="text">
      <style:text-properties officeooo:rsid="00ee9bff"/>
    </style:style>
    <style:style style:name="T274" style:family="text">
      <style:text-properties officeooo:rsid="0145658d"/>
    </style:style>
    <style:style style:name="T275" style:family="text">
      <style:text-properties style:font-name="Courier New" fo:font-size="10pt" fo:background-color="#ffffff" loext:char-shading-value="0" style:font-name-asian="Courier New" style:font-size-asian="10pt" style:font-name-complex="Courier New" style:font-size-complex="10pt"/>
    </style:style>
    <style:style style:name="T276"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77"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78"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79"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80"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81"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82" style:family="text">
      <style:text-properties officeooo:rsid="01facc70"/>
    </style:style>
    <style:style style:name="T283" style:family="text">
      <style:text-properties fo:font-size="10pt" style:font-size-asian="10pt" style:font-size-complex="10pt"/>
    </style:style>
    <style:style style:name="T284" style:family="text">
      <style:text-properties fo:font-size="10pt" officeooo:rsid="01af4965" style:font-size-asian="10pt" style:font-size-complex="10pt"/>
    </style:style>
    <style:style style:name="T285" style:family="text">
      <style:text-properties fo:font-size="10pt" officeooo:rsid="00fb91fa" style:font-size-asian="10pt" style:font-size-complex="10pt"/>
    </style:style>
    <style:style style:name="T286" style:family="text">
      <style:text-properties fo:font-size="10pt" officeooo:rsid="0118fb4a" style:font-size-asian="10pt" style:font-size-complex="10pt"/>
    </style:style>
    <style:style style:name="T287" style:family="text">
      <style:text-properties fo:font-size="10pt" fo:background-color="#ffffff" loext:char-shading-value="0" style:font-size-asian="10pt" style:font-size-complex="10pt"/>
    </style:style>
    <style:style style:name="T288" style:family="text">
      <style:text-properties fo:font-size="10pt" officeooo:rsid="0008348a" fo:background-color="#ffffff" loext:char-shading-value="0" style:font-size-asian="10pt" style:font-size-complex="10pt"/>
    </style:style>
    <style:style style:name="T289" style:family="text">
      <style:text-properties officeooo:rsid="00fc2ec0"/>
    </style:style>
    <style:style style:name="T290" style:family="text">
      <style:text-properties officeooo:rsid="00fdbeec"/>
    </style:style>
    <style:style style:name="T291" style:family="text">
      <style:text-properties fo:background-color="#ffffff" loext:char-shading-value="0"/>
    </style:style>
    <style:style style:name="T292" style:family="text">
      <style:text-properties fo:background-color="#ffffff" loext:char-shading-value="0" style:font-size-complex="10pt"/>
    </style:style>
    <style:style style:name="T293" style:family="text">
      <style:text-properties officeooo:rsid="0125e119"/>
    </style:style>
    <style:style style:name="T294" style:family="text">
      <style:text-properties officeooo:rsid="01de82d7"/>
    </style:style>
    <style:style style:name="T295" style:family="text">
      <style:text-properties officeooo:rsid="01141164"/>
    </style:style>
    <style:style style:name="T296" style:family="text">
      <style:text-properties officeooo:rsid="014c4206"/>
    </style:style>
    <style:style style:name="T297" style:family="text">
      <style:text-properties officeooo:rsid="01155f91"/>
    </style:style>
    <style:style style:name="T298" style:family="text">
      <style:text-properties style:font-name="Liberation Serif" fo:font-size="10pt" officeooo:rsid="01141164" fo:background-color="#ffffff" loext:char-shading-value="0" style:font-size-asian="10pt" style:font-size-complex="10pt"/>
    </style:style>
    <style:style style:name="T299" style:family="text">
      <style:text-properties style:font-name="Liberation Serif" fo:font-size="10pt" officeooo:rsid="0008348a" fo:background-color="#ffffff" loext:char-shading-value="0" style:font-size-asian="10pt" style:font-size-complex="10pt"/>
    </style:style>
    <style:style style:name="T300" style:family="text">
      <style:text-properties style:font-name="Liberation Serif" fo:font-size="10pt" officeooo:rsid="01de82d7" fo:background-color="#ffffff" loext:char-shading-value="0" style:font-size-asian="10pt" style:font-size-complex="10pt"/>
    </style:style>
    <style:style style:name="T301" style:family="text">
      <style:text-properties style:font-name="Liberation Serif" fo:font-size="10pt" officeooo:rsid="0130f25f" fo:background-color="#ffffff" loext:char-shading-value="0" style:font-size-asian="10pt" style:font-size-complex="10pt"/>
    </style:style>
    <style:style style:name="T302" style:family="text">
      <style:text-properties style:font-name="Liberation Serif" fo:font-size="10pt" officeooo:rsid="016ae130" fo:background-color="#ffffff" loext:char-shading-value="0" style:font-size-asian="10pt" style:font-size-complex="10pt"/>
    </style:style>
    <style:style style:name="T303" style:family="text">
      <style:text-properties style:font-name="Liberation Serif" fo:font-size="10pt" officeooo:rsid="010f28cc" fo:background-color="#ffffff" loext:char-shading-value="0" style:font-size-asian="10pt" style:font-size-complex="10pt"/>
    </style:style>
    <style:style style:name="T304" style:family="text">
      <style:text-properties style:font-name="Liberation Serif" fo:font-size="10pt" officeooo:rsid="002a0456" fo:background-color="#ffffff" loext:char-shading-value="0" style:font-size-asian="10pt" style:font-size-complex="10pt"/>
    </style:style>
    <style:style style:name="T305" style:family="text">
      <style:text-properties style:font-name="Liberation Serif" fo:font-size="10pt" officeooo:rsid="002b142c" fo:background-color="#ffffff" loext:char-shading-value="0" style:font-size-asian="10pt" style:font-size-complex="10pt"/>
    </style:style>
    <style:style style:name="T306" style:family="text">
      <style:text-properties style:font-name="Liberation Serif" fo:font-size="10pt" officeooo:rsid="0053b2e1" fo:background-color="#ffffff" loext:char-shading-value="0" style:font-size-asian="10pt" style:font-size-complex="10pt"/>
    </style:style>
    <style:style style:name="T307" style:family="text">
      <style:text-properties style:font-name="Liberation Serif" fo:font-size="10pt" officeooo:rsid="0008348a" fo:background-color="#ffffff" loext:char-shading-value="0" style:font-size-asian="10pt"/>
    </style:style>
    <style:style style:name="T308" style:family="text">
      <style:text-properties officeooo:rsid="01e0f7b7"/>
    </style:style>
    <style:style style:name="T309" style:family="text">
      <style:text-properties officeooo:rsid="01e15aaf"/>
    </style:style>
    <style:style style:name="T310" style:family="text">
      <style:text-properties officeooo:rsid="0127cbcf"/>
    </style:style>
    <style:style style:name="T311" style:family="text">
      <style:text-properties officeooo:rsid="010eb1c3"/>
    </style:style>
    <style:style style:name="T312" style:family="text">
      <style:text-properties officeooo:rsid="016ae130"/>
    </style:style>
    <style:style style:name="T313" style:family="text">
      <style:text-properties officeooo:rsid="01165afb"/>
    </style:style>
    <style:style style:name="T314" style:family="text">
      <style:text-properties officeooo:rsid="014f8b71"/>
    </style:style>
    <style:style style:name="T315" style:family="text">
      <style:text-properties officeooo:rsid="02059dc6"/>
    </style:style>
    <style:style style:name="T316" style:family="text">
      <style:text-properties officeooo:rsid="01634d85"/>
    </style:style>
    <style:style style:name="T317" style:family="text">
      <style:text-properties officeooo:rsid="016656bb"/>
    </style:style>
    <style:style style:name="T318" style:family="text">
      <style:text-properties officeooo:rsid="01877373"/>
    </style:style>
    <style:style style:name="T319" style:family="text">
      <style:text-properties officeooo:rsid="0182ab22"/>
    </style:style>
    <style:style style:name="T320" style:family="text">
      <style:text-properties officeooo:rsid="02085e82"/>
    </style:style>
    <style:style style:name="T321" style:family="text">
      <style:text-properties officeooo:rsid="0022ed94"/>
    </style:style>
    <style:style style:name="T322" style:family="text">
      <style:text-properties officeooo:rsid="002a0456"/>
    </style:style>
    <style:style style:name="T323" style:family="text">
      <style:text-properties officeooo:rsid="002bf59a"/>
    </style:style>
    <style:style style:name="T324" style:family="text">
      <style:text-properties officeooo:rsid="002c0237"/>
    </style:style>
    <style:style style:name="T325" style:family="text">
      <style:text-properties officeooo:rsid="002cd3d8"/>
    </style:style>
    <style:style style:name="T326" style:family="text">
      <style:text-properties officeooo:rsid="002fc757"/>
    </style:style>
    <style:style style:name="T327" style:family="text">
      <style:text-properties officeooo:rsid="00319f28"/>
    </style:style>
    <style:style style:name="T328" style:family="text">
      <style:text-properties officeooo:rsid="00369887"/>
    </style:style>
    <style:style style:name="T329" style:family="text">
      <style:text-properties officeooo:rsid="0037ae29"/>
    </style:style>
    <style:style style:name="T330" style:family="text">
      <style:text-properties officeooo:rsid="0038a9b8"/>
    </style:style>
    <style:style style:name="T331" style:family="text">
      <style:text-properties officeooo:rsid="0039e050"/>
    </style:style>
    <style:style style:name="T332" style:family="text">
      <style:text-properties officeooo:rsid="003b9eb3"/>
    </style:style>
    <style:style style:name="T333" style:family="text">
      <style:text-properties officeooo:rsid="003d0298"/>
    </style:style>
    <style:style style:name="T334" style:family="text">
      <style:text-properties officeooo:rsid="003f12e9"/>
    </style:style>
    <style:style style:name="T335" style:family="text">
      <style:text-properties officeooo:rsid="0040aed1"/>
    </style:style>
    <style:style style:name="T336" style:family="text">
      <style:text-properties officeooo:rsid="0049f8f4"/>
    </style:style>
    <style:style style:name="T337" style:family="text">
      <style:text-properties officeooo:rsid="0058f15e"/>
    </style:style>
    <style:style style:name="T338" style:family="text">
      <style:text-properties officeooo:rsid="006045cd"/>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Overview</text:p>
      <text:p text:style-name="P133"/>
      <text:p text:style-name="P208"/>
      <text:p text:style-name="P147"/>
      <text:p text:style-name="P3"/>
      <text:p text:style-name="P3"><text:tab/><text:span text:style-name="T137">My goal in this paper is to explain a particular point-of-view that conceptually connects the Riemann Prime Counting function, the logarithmic integral, and the harmonic number.</text:span></text:p>
      <text:p text:style-name="P3"><text:span text:style-name="T137"><text:tab/>To that end, I'll introduce a value I'll write as</text:span><text:span text:style-name="T137"><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37">. <text:s/>This value will stand, variously, for the logarithmic integral, the harmonic number, <text:s/>and count of primes given by the Riemann Prime Counting function. <text:s/></text:span></text:p>
      <text:p text:style-name="P3"><text:span text:style-name="T137"><text:tab/>The really big idea here, the guiding concept, is that many of the relationships between </text:span><text:span text:style-name="T137"><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37">, </text:span><text:span text:style-name="T137"><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37">, and </text:span><text:span text:style-name="T137"><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37">, have analogs where the logarithmic integral, the harmonic number, and the Riemann Prime Counting function fill the role of</text:span><text:span text:style-name="T137"><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37">. <text:s/>They all satisfy a broad range of properties that</text:span><text:span text:style-name="T137"><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37">satisfies.</text:span></text:p>
      <text:p text:style-name="P3"><text:tab/><text:span text:style-name="T137">To flesh out the roles these functions play, I'll also define values written as</text:span><text:span text:style-name="T137"><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37">and</text:span><text:span text:style-name="T137"><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37">.</text:span></text:p>
      <text:p text:style-name="P203">Section 1:</text:p>
      <text:p text:style-name="P133"><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208"/>
      <text:p text:style-name="P147"/>
      <text:p text:style-name="P148"/>
      <text:p text:style-name="P214"><text:span text:style-name="MathematicaFormatStandardForm"><text:span text:style-name="T16">Overview </text:span></text:span><text:span text:style-name="MathematicaFormatStandardForm"><text:span text:style-name="T17">of This Section</text:span></text:span></text:p>
      <text:p text:style-name="P148"/>
      <text:p text:style-name="P3"/>
      <text:p text:style-name="P3"><text:span text:style-name="T137"><text:tab/>As a concept,</text:span><text:span text:style-name="aaMathematica"><text:span text:style-name="T139"><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37">is the most straightforward of the terms introduced here, so I begin with it. </text:span></text:p>
      <text:p text:style-name="P3"><text:span text:style-name="T137"><text:tab/>It's well known that </text:span><text:span text:style-name="aaMathematica"><text:span text:style-name="T140"><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40">, </text:span></text:span><text:span text:style-name="aaMathematica"><text:span text:style-name="T140"><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40">, and </text:span></text:span><text:span text:style-name="aaMathematica"><text:span text:style-name="T140"><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41">can all be expressed </text:span></text:span><text:span text:style-name="aaMathematica"><text:span text:style-name="T140">in terms of </text:span></text:span><text:span text:style-name="aaMathematica"><text:span text:style-name="T142"><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42">, </text:span></text:span><text:span text:style-name="aaMathematica"><text:span text:style-name="T143">of course, </text:span></text:span><text:span text:style-name="aaMathematica"><text:span text:style-name="T144">going back to Newton's generalized binomial theorem</text:span></text:span><text:span text:style-name="aaMathematica"><text:span text:style-name="T143"> </text:span></text:span><text:span text:style-name="aaMathematica"><text:span text:style-name="T145">and </text:span></text:span><text:span text:style-name="aaMathematica"><text:span text:style-name="T146">to </text:span></text:span><text:span text:style-name="aaMathematica"><text:span text:style-name="T145">Taylor series.</text:span></text:span></text:p>
      <text:p text:style-name="P3"><text:span text:style-name="aaMathematica"><text:span text:style-name="T143"><text:tab/></text:span></text:span><text:span text:style-name="aaMathematica"><text:span text:style-name="T141">My</text:span></text:span><text:span text:style-name="T137"> big picture goal here, after I define </text:span><text:span text:style-name="aaMathematica"><text:span text:style-name="T139"><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37">, is to express some important convolution sums, which I notate as</text:span><text:span text:style-name="aaMathematica"><text:span text:style-name="T140"><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40">, </text:span></text:span><text:span text:style-name="aaMathematica"><text:span text:style-name="T140"><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40">, and </text:span></text:span><text:span text:style-name="aaMathematica"><text:span text:style-name="T140"><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40">, as sums of the form</text:span></text:span><text:span text:style-name="aaMathematica"><text:span text:style-name="T147"><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47">. <text:s/></text:span></text:span><text:span text:style-name="aaMathematica"><text:span text:style-name="T140">Just as a reminder, variations of</text:span></text:span><text:span text:style-name="aaMathematica"><text:span text:style-name="T140"><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40">include the Riemann Prime counting function, the logarithmic integral, and the Harmonic number. <text:s/></text:span></text:span><text:span text:style-name="aaMathematica"><text:span text:style-name="T146">So that</text:span></text:span><text:span text:style-name="aaMathematica"><text:span text:style-name="T140"> </text:span></text:span><text:span text:style-name="aaMathematica"><text:span text:style-name="T143">justif</text:span></text:span><text:span text:style-name="aaMathematica"><text:span text:style-name="T145">ies</text:span></text:span><text:span text:style-name="aaMathematica"><text:span text:style-name="T143"> the interest </text:span></text:span><text:span text:style-name="aaMathematica"><text:span text:style-name="T146">in taking this approach</text:span></text:span><text:span text:style-name="aaMathematica"><text:span text:style-name="T140">.</text:span></text:span></text:p>
      <text:p text:style-name="P3"><text:span text:style-name="T137"><text:tab/>So, I start by defining </text:span><text:span text:style-name="aaMathematica"><text:span text:style-name="T139"><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37">. <text:s/>In particular, for developing intuition, </text:span><text:span text:style-name="aaMathematica"><text:span text:style-name="T139"><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37">has a nice conceptual description and a relatively straightforward geometric interpretations, so that comes first.</text:span></text:p>
      <text:p text:style-name="P4"><text:tab/><text:span text:style-name="T137">Then I show how variations of</text:span><text:span text:style-name="aaMathematica"><text:span text:style-name="T139"><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37">relate to each other and explain the non-standard notation used here and its justification.</text:span></text:p>
      <text:p text:style-name="P4"><text:tab/><text:span text:style-name="T137">Following that, I give a recursive definition for</text:span><text:span text:style-name="aaMathematica"><text:span text:style-name="T139"><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37">. <text:s/>This definition really hammers home how closely related the variants of </text:span><text:span text:style-name="aaMathematica"><text:span text:style-name="T139"><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37">(and later</text:span><text:span text:style-name="T137"><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37">) are to each other. <text:s/>All four variants of</text:span><text:span text:style-name="aaMathematica"><text:span text:style-name="T139"><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37">, and</text:span><text:span text:style-name="T137"><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37">itself, can be expressed with the same recursive form, with parameter changes. <text:s/>I also provide a Mathematica implementation of this recursive form.</text:span></text:p>
      <text:p text:style-name="P4"><text:span text:style-name="T137"><text:tab/>Then I write out, long-hand, just to be extremely clear, values of </text:span><text:span text:style-name="aaMathematica"><text:span text:style-name="T139"><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37">for the first few values of </text:span><text:span text:style-name="T244">k</text:span><text:span text:style-name="T250"> in integral or sum notation.</text:span></text:p>
      <text:p text:style-name="P4"><text:tab/><text:span text:style-name="T250">I then list closed forms for some variations of</text:span><text:span text:style-name="aaMathematica"><text:span text:style-name="T139"><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50">and for their derivatives or finite differences with respect to x. <text:s/>One big point here is the relationship between</text:span><text:span text:style-name="aaMathematica"><text:span text:style-name="T139"><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50">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50">And finally, because our entire goal in defining</text:span><text:span text:style-name="aaMathematica"><text:span text:style-name="T139"><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50">is to write sums of the form</text:span><text:span text:style-name="aaMathematica"><text:span text:style-name="T147"><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40">to express </text:span></text:span><text:span text:style-name="aaMathematica"><text:span text:style-name="T140"><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40">, </text:span></text:span><text:span text:style-name="aaMathematica"><text:span text:style-name="T140"><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40">, and </text:span></text:span><text:span text:style-name="aaMathematica"><text:span text:style-name="T140"><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40">, I </text:span></text:span><text:span text:style-name="aaMathematica"><text:span text:style-name="T143">cover</text:span></text:span><text:span text:style-name="aaMathematica"><text:span text:style-name="T140"> convergence </text:span></text:span><text:span text:style-name="aaMathematica"><text:span text:style-name="T139">involving </text:span></text:span><text:span text:style-name="aaMathematica"><text:span text:style-name="T140">sums </text:span></text:span><text:span text:style-name="aaMathematica"><text:span text:style-name="T139">of</text:span></text:span><text:span text:style-name="aaMathematica"><text:span text:style-name="T139"><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39">. <text:s/>But this is </text:span></text:span><text:span text:style-name="aaMathematica"><text:span text:style-name="T146">almost</text:span></text:span><text:span text:style-name="aaMathematica"><text:span text:style-name="T139"> an afterthought; convergence </text:span></text:span><text:span text:style-name="aaMathematica"><text:span text:style-name="T148">on sums built on </text:span></text:span><text:span text:style-name="aaMathematica"><text:span text:style-name="T139"><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39">is </text:span></text:span><text:span text:style-name="aaMathematica"><text:span text:style-name="T143">pretty straightforward compared to</text:span></text:span><text:span text:style-name="aaMathematica"><text:span text:style-name="T139"><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39">.</text:span></text:span></text:p>
      <text:p text:style-name="P4"><text:span text:style-name="aaMathematica"><text:span text:style-name="T139"/></text:span></text:p>
      <text:p text:style-name="P148"/>
      <text:p text:style-name="P214"><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148"/>
      <text:p text:style-name="P3"><text:tab/></text:p>
      <text:p text:style-name="P3"><text:tab/><text:span text:style-name="T251">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170"><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133"/>
      <text:p text:style-name="P171"><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52">Square</text:span></text:p>
      <text:p text:style-name="P146"><text:span text:style-name="T253"><text:tab/>Real-valued area bounded by</text:span><text:span text:style-name="T253"><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53">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146"><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52">Triangle</text:span></text:p>
      <text:p text:style-name="P146"><text:span text:style-name="T253"><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53">and</text:span><text:span text:style-name="T253"><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146"><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52">Discrete Triangle</text:span></text:p>
      <text:p text:style-name="P146"><text:span text:style-name="T253"><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53">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146"><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52">Hyperbola</text:span></text:p>
      <text:p text:style-name="P146"><text:soft-page-break/><text:span text:style-name="T253"><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53">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146"><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54">Discrete Hyperbola</text:span></text:p>
      <text:p text:style-name="P146"><text:span text:style-name="T253"><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53">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146"/>
      <text:p text:style-name="P149">And here are a few variants of<text:span text:style-name="MathematicaFormatStandardForm"><text:span text:style-name="T210"><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210">:</text:span></text:span></text:p>
      <text:p text:style-name="P146"/>
      <text:p text:style-name="P133"><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146"/>
      <text:p text:style-name="P146"><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55">Cube</text:span></text:p>
      <text:p text:style-name="P146"><text:span text:style-name="T253"><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56">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146"><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55">Triangular Pyramid</text:span></text:p>
      <text:p text:style-name="P146"><text:span text:style-name="T253"><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53">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146"><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54">Discrete Triangular Pyramid</text:span></text:p>
      <text:p text:style-name="P146"><text:span text:style-name="T253"><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53">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146"><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55">3-dimensional Hyperbola</text:span></text:p>
      <text:p text:style-name="P146"><text:span text:style-name="T253"><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53">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146"><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54">Discrete 3-dimensional hyperbola.</text:span></text:p>
      <text:p text:style-name="P146"><text:span text:style-name="T253"><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53">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146"/>
      <text:p text:style-name="P148"><text:tab/>So <text:span text:style-name="T257">this </text:span>defin<text:span text:style-name="T258">es</text:span> squaring and cubing. <text:s/>Hopefully <text:span text:style-name="T257">it's</text:span> clear <text:span text:style-name="T257">how to</text:span> generaliz<text:span text:style-name="T257">e</text:span> these to <text:span text:style-name="T257">arbitrary larger</text:span> whole number powers <text:span text:style-name="T258">in k dimensions</text:span>, <text:span text:style-name="T259">although I'll include an explicit recursive formula for that below.</text:span></text:p>
      <text:p text:style-name="P148"/>
      <text:p text:style-name="P148"/>
      <text:p text:style-name="P214"><text:span text:style-name="MathematicaFormatStandardForm"><text:span text:style-name="T22">How These Variations Relate to Each Other</text:span></text:span></text:p>
      <text:p text:style-name="P148"/>
      <text:p text:style-name="P148"><text:tab/><text:span text:style-name="T260">Let me point out a few straight-forward relationships between these different terms</text:span>.</text:p>
      <text:p text:style-name="P148"/>
      <text:p text:style-name="P148"><text:tab/>* <text:span text:style-name="T261"><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61"><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148"><text:tab/>* <text:span text:style-name="T261"><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61"><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148"><text:tab/>* <text:span text:style-name="T261"><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61"><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148"><text:tab/>* <text:span text:style-name="T261"><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61"><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148"/>
      <text:p text:style-name="P150"><text:span text:style-name="T260">T</text:span>o emphasize these relationships, <text:span text:style-name="T262">visually, </text:span>I'll <text:span text:style-name="T260">generally </text:span>list identities in a grid, like this:</text:p>
      <text:p text:style-name="P148"/>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72"><text:span text:style-name="MathematicaFormatStandardForm"><text:span text:style-name="T40"/></text:span></text:p>
          </table:table-cell>
          <table:table-cell table:style-name="Table7.A1" office:value-type="string">
            <text:p text:style-name="P81"><text:span text:style-name="MathematicaFormatStandardForm"><text:span text:style-name="T45"><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81"><text:span text:style-name="MathematicaFormatStandardForm"><text:span text:style-name="T82"><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81"><text:span text:style-name="MathematicaFormatStandardForm"><text:span text:style-name="T46">+</text:span></text:span></text:p>
          </table:table-cell>
          <table:table-cell table:style-name="Table7.B2" office:value-type="string">
            <text:p text:style-name="P90"><text:span text:style-name="MathematicaFormatStandardForm"><text:span text:style-name="T44"><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90"><text:span text:style-name="MathematicaFormatStandardForm"><text:span text:style-name="T81"><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227">*</text:p>
          </table:table-cell>
          <table:table-cell table:style-name="Table7.B3" office:value-type="string">
            <text:p text:style-name="P90"><text:span text:style-name="MathematicaFormatStandardForm"><text:span text:style-name="T44"><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90"><text:span text:style-name="MathematicaFormatStandardForm"><text:span text:style-name="T81"><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172"/>
      <text:p text:style-name="P148"/>
      <text:p text:style-name="P214"><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148"/>
      <text:p text:style-name="P148"><text:tab/>* <text:span text:style-name="T263">A quick explanation for this notation</text:span><text:span text:style-name="T264">: </text:span><text:span text:style-name="T265">n</text:span><text:span text:style-name="T271">ormally with multiplication, the output of one multiplication can be calculated and then used as input in another multiplication. <text:s/>For example, when computing</text:span><text:span text:style-name="T271"><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71">, we could say </text:span><text:span text:style-name="T271"><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71">, compute </text:span><text:span text:style-name="T245">v </text:span><text:span text:style-name="T264">as an intermediate step, then compute</text:span><text:span text:style-name="T266"><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64">and arrive at a correct answer for</text:span><text:span text:style-name="T266"><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66">. <text:s/></text:span><text:span text:style-name="T264">This works because the constraints on the 3 </text:span><text:span text:style-name="T267">terms</text:span><text:span text:style-name="T264"> are all independent of one another. <text:s/>This isn't valid for any of the four variations of</text:span><text:span text:style-name="aaMathematica"><text:span text:style-name="T139"><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64">. <text:s/></text:span><text:span text:style-name="T269">I use this notation to make clear that</text:span><text:span text:style-name="T265"> all multiplication and exponentiation </text:span><text:span text:style-name="T269">of bolded terms </text:span><text:span text:style-name="T265">needs to be considered as one big atomic </text:span><text:span text:style-name="T269">convolution </text:span><text:span text:style-name="T265">operation. <text:s/></text:span><text:span text:style-name="T269">But addition and scalar multiplication can be performed first in the usual ways. <text:s/></text:span><text:span text:style-name="T270">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173"><text:soft-page-break/></text:p>
      <text:p text:style-name="P148"><text:span text:style-name="T264"><text:tab/>* </text:span><text:span text:style-name="T268">If I don't specify </text:span><text:span text:style-name="MathematicaFormatStandardForm"><text:span text:style-name="T211"><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212">or</text:span></text:span><text:span text:style-name="MathematicaFormatStandardForm"><text:span text:style-name="T211"><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212">– so like this</text:span></text:span><text:span text:style-name="aaMathematica"><text:span text:style-name="T139"><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211">-</text:span></text:span><text:span text:style-name="MathematicaFormatStandardForm"><text:span text:style-name="T212"> it means I'm saying something that applies to all four variations.</text:span></text:span></text:p>
      <text:p text:style-name="P148"><text:span text:style-name="MathematicaFormatStandardForm"><text:span text:style-name="T212"/></text:span></text:p>
      <text:p text:style-name="P148"><text:span text:style-name="MathematicaFormatStandardForm"><text:span text:style-name="T209"><text:tab/>* </text:span></text:span><text:span text:style-name="MathematicaFormatStandardForm"><text:span text:style-name="T213">This is the only non-standard notation I'll include here, I promise! <text:s/>This is it.</text:span></text:span></text:p>
      <text:p text:style-name="P148"><text:span text:style-name="MathematicaFormatStandardForm"><text:span text:style-name="T212"/></text:span></text:p>
      <text:p text:style-name="P146"/>
      <text:p text:style-name="P216"><text:span text:style-name="MathematicaFormatStandardForm"><text:span text:style-name="T47">Recursive Definition for</text:span></text:span><text:span text:style-name="MathematicaFormatStandardForm"><text:span text:style-name="T48"><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152"/>
      <text:p text:style-name="P18"><text:tab/><text:span text:style-name="T271">So, one might think, from the descriptions of the variations of </text:span><text:span text:style-name="aaMathematica"><text:span text:style-name="T139"><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71">, these terms must have certain symmetries with one another. <text:s/>And they do.</text:span></text:p>
      <text:p text:style-name="P18"><text:span text:style-name="T259"><text:tab/>In fact, with just a few simple parameters, a recursive function can be written that calculates both</text:span><text:span text:style-name="T259"><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59">and any of the four variations of</text:span><text:span text:style-name="T259"><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59">, with x a real number &gt;= 1 and k a whole number &gt;= 0.</text:span></text:p>
      <text:p text:style-name="P154"><text:span text:style-name="T209"><text:tab/></text:span><text:span text:style-name="T214">The</text:span><text:span text:style-name="T215"> function, </text:span><text:span text:style-name="T215"><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215">, is defined as:</text:span></text:p>
      <text:p text:style-name="P156"/>
      <text:p text:style-name="P92"><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22"/>
      <text:p text:style-name="P158"><text:span text:style-name="T216"><text:tab/></text:span><text:span text:style-name="T214">Given some value of x such that </text:span><text:span text:style-name="T217">1&lt;x&lt;2,</text:span><text:span text:style-name="T218"> </text:span><text:span text:style-name="T211"><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214">can be expressed </text:span><text:span text:style-name="T212">as</text:span></text:p>
      <text:p text:style-name="P24"/>
      <text:p text:style-name="P155"><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151"/>
      <text:p text:style-name="P154"><text:span text:style-name="T219"><text:tab/></text:span><text:span text:style-name="T214">Given </text:span><text:span text:style-name="T219">two helper functions,</text:span><text:span text:style-name="T211"><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212">and</text:span><text:span text:style-name="T211"><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211">, </text:span><text:span text:style-name="T214">the </text:span><text:span text:style-name="T218">four variants of</text:span><text:span text:style-name="T211"><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214">can likewise be expressed </text:span><text:span text:style-name="T218">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72"><text:span text:style-name="MathematicaFormatStandardForm"><text:span text:style-name="T40"/></text:span></text:p>
          </table:table-cell>
          <table:table-cell table:style-name="Table19.A1" office:value-type="string">
            <text:p text:style-name="P81"><text:span text:style-name="MathematicaFormatStandardForm"><text:span text:style-name="T45"><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81"><text:span text:style-name="MathematicaFormatStandardForm"><text:span text:style-name="T82"><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81"><text:span text:style-name="MathematicaFormatStandardForm"><text:span text:style-name="T46">+</text:span></text:span></text:p>
          </table:table-cell>
          <table:table-cell table:style-name="Table19.B2" office:value-type="string">
            <text:p text:style-name="P90"><text:span text:style-name="MathematicaFormatStandardForm"><text:span text:style-name="T44"><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90"><text:span text:style-name="MathematicaFormatStandardForm"><text:span text:style-name="T81"><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227">*</text:p>
          </table:table-cell>
          <table:table-cell table:style-name="Table19.B3" office:value-type="string">
            <text:p text:style-name="P90"><text:span text:style-name="MathematicaFormatStandardForm"><text:span text:style-name="T44"><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90"><text:span text:style-name="MathematicaFormatStandardForm"><text:span text:style-name="T81"><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13"/>
      <text:p text:style-name="P139"/>
      <text:p text:style-name="P218"><text:span text:style-name="MathematicaFormatStandardForm"><text:span text:style-name="T49">Mathematica Computation of</text:span></text:span><text:span text:style-name="MathematicaFormatStandardForm"><text:span text:style-name="T192"><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18"/>
      <text:p text:style-name="P18"><text:tab/><text:span text:style-name="T272">Just to make this redundantly clear, in Mathematica, this recursive function can be implemented as</text:span></text:p>
      <text:p text:style-name="P13"/>
      <text:p text:style-name="P175">delta=.01;</text:p>
      <text:p text:style-name="P176">thetaAdd[<text:span text:style-name="T273">x</text:span>_,<text:span text:style-name="T273">t</text:span>_]:=<text:span text:style-name="T273">x</text:span>-<text:span text:style-name="T273">t</text:span></text:p>
      <text:p text:style-name="P176">thetaMul[<text:span text:style-name="T273">x</text:span>_,<text:span text:style-name="T273">t</text:span>_]:=<text:span text:style-name="T273">x</text:span>/<text:span text:style-name="T274">t</text:span></text:p>
      <text:p text:style-name="P176">thetaEq[<text:span text:style-name="T273">x</text:span>_,<text:span text:style-name="T273">t</text:span>_]:=<text:span text:style-name="T273">x</text:span></text:p>
      <text:p text:style-name="P177">f[x_,t_,0,d_,fn_,I_]:=1</text:p>
      <text:p text:style-name="P177">f[x_,t_,k_,d_,fn_,I_]:= If[x&lt;t,0, d f[fn[x,t],d+I,k-1,d,fn,I] + f[x,d+t,k,d,fn,I]]</text:p>
      <text:p text:style-name="P133"/>
      <text:p text:style-name="P178"><text:span text:style-name="T191"><text:tab/></text:span><text:span text:style-name="T193">With this, an </text:span><text:span text:style-name="T194">approximation of</text:span><text:span text:style-name="T195"><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93">can be computed</text:span><text:span text:style-name="T195">, </text:span><text:span text:style-name="T196">if 1 &lt; x &lt; 2, </text:span><text:span text:style-name="T195">as </text:span><text:span text:style-name="MathematicaFormatStandardForm"><text:span text:style-name="T163">f[</text:span></text:span><text:span text:style-name="MathematicaFormatStandardForm"><text:span text:style-name="T164">x</text:span></text:span><text:span text:style-name="MathematicaFormatStandardForm"><text:span text:style-name="T163">,</text:span></text:span><text:span text:style-name="MathematicaFormatStandardForm"><text:span text:style-name="T165">1+delta,</text:span></text:span><text:span text:style-name="MathematicaFormatStandardForm"><text:span text:style-name="T164">k</text:span></text:span><text:span text:style-name="MathematicaFormatStandardForm"><text:span text:style-name="T163">,</text:span></text:span><text:span text:style-name="MathematicaFormatStandardForm"><text:span text:style-name="T164">delta</text:span></text:span><text:span text:style-name="MathematicaFormatStandardForm"><text:span text:style-name="T163">,</text:span></text:span><text:span text:style-name="MathematicaFormatStandardForm"><text:span text:style-name="T164">thetaEq,</text:span></text:span><text:span text:style-name="MathematicaFormatStandardForm"><text:span text:style-name="T166">1</text:span></text:span><text:span text:style-name="MathematicaFormatStandardForm"><text:span text:style-name="T163">]</text:span></text:span><text:span text:style-name="T194">, with the approximation getting closer and closer as </text:span><text:span text:style-name="T205">delta</text:span><text:span text:style-name="T194"> gets closer to 0. <text:s/></text:span></text:p>
      <text:p text:style-name="P159"><text:span text:style-name="T220"><text:tab/>A</text:span><text:span text:style-name="T209">nd</text:span><text:span text:style-name="T220"> </text:span><text:span text:style-name="T211"><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214">can be computed </text:span><text:span text:style-name="T209">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72"><text:span text:style-name="MathematicaFormatStandardForm"><text:span text:style-name="T40"/></text:span></text:p>
          </table:table-cell>
          <table:table-cell table:style-name="Table6.A1" office:value-type="string">
            <text:p text:style-name="P81"><text:span text:style-name="MathematicaFormatStandardForm"><text:span text:style-name="T45"><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81"><text:span text:style-name="MathematicaFormatStandardForm"><text:span text:style-name="T82"><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81"><text:span text:style-name="MathematicaFormatStandardForm"><text:span text:style-name="T46">+</text:span></text:span></text:p>
          </table:table-cell>
          <table:table-cell table:style-name="Table6.B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7">delta,</text:span></text:span><text:span text:style-name="MathematicaFormatStandardForm"><text:span text:style-name="T276">k</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Add,</text:span></text:span><text:span text:style-name="MathematicaFormatStandardForm"><text:span text:style-name="T278">0</text:span></text:span><text:span text:style-name="MathematicaFormatStandardForm"><text:span text:style-name="T275">]</text:span></text:span></text:p>
          </table:table-cell>
          <table:table-cell table:style-name="Table6.C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7">1,</text:span></text:span><text:span text:style-name="MathematicaFormatStandardForm"><text:span text:style-name="T276">k</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Add,</text:span></text:span><text:span text:style-name="MathematicaFormatStandardForm"><text:span text:style-name="T278">0</text:span></text:span><text:span text:style-name="MathematicaFormatStandardForm"><text:span text:style-name="T275">]</text:span></text:span></text:p>
          </table:table-cell>
        </table:table-row>
        <table:table-row>
          <table:table-cell table:style-name="Table6.A3" office:value-type="string">
            <text:p text:style-name="P227">*</text:p>
          </table:table-cell>
          <table:table-cell table:style-name="Table6.B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7">1+delta,</text:span></text:span><text:span text:style-name="MathematicaFormatStandardForm"><text:span text:style-name="T276">k</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Mul,</text:span></text:span><text:span text:style-name="MathematicaFormatStandardForm"><text:span text:style-name="T278">1</text:span></text:span><text:span text:style-name="MathematicaFormatStandardForm"><text:span text:style-name="T275">]</text:span></text:span></text:p>
          </table:table-cell>
          <table:table-cell table:style-name="Table6.C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7">2,</text:span></text:span><text:span text:style-name="MathematicaFormatStandardForm"><text:span text:style-name="T276">k</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Mul,</text:span></text:span><text:span text:style-name="MathematicaFormatStandardForm"><text:span text:style-name="T278">1</text:span></text:span><text:span text:style-name="MathematicaFormatStandardForm"><text:span text:style-name="T275">]</text:span></text:span></text:p>
          </table:table-cell>
        </table:table-row>
      </table:table>
      <text:p text:style-name="P158"/>
      <text:p text:style-name="P26"><text:soft-page-break/>again with <text:span text:style-name="T282">approximations of the integrals getting more accurate</text:span> as delta gets closer to 0.</text:p>
      <text:p text:style-name="P27"/>
      <text:p text:style-name="P160"><text:span text:style-name="T209"><text:tab/></text:span><text:span text:style-name="T214">T</text:span><text:span text:style-name="T209">his is</text:span><text:span text:style-name="T221">n't really a </text:span><text:span text:style-name="T209">reasonable way to compute </text:span><text:span text:style-name="T209"><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209">and</text:span><text:span text:style-name="T209"><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221">except </text:span><text:span text:style-name="T222">for small values of </text:span><text:span text:style-name="T238">x</text:span><text:span text:style-name="T209">, but </text:span><text:span text:style-name="T221">it's especially </text:span><text:span text:style-name="T209">not at all </text:span><text:span text:style-name="T221">a </text:span><text:span text:style-name="T209">reasonable </text:span><text:span text:style-name="T221">way </text:span><text:span text:style-name="T209">to compute</text:span><text:span text:style-name="T209"><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209">or</text:span><text:span text:style-name="T209"><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209">. <text:s/>Fortunately, closed form values of those exist and will be mentioned </text:span><text:span text:style-name="T223">shortly</text:span><text:span text:style-name="T209">.</text:span></text:p>
      <text:p text:style-name="P158"/>
      <text:p text:style-name="P215"><text:span text:style-name="MathematicaFormatStandardForm"><text:span text:style-name="T50">Specific Expressions of</text:span></text:span><text:span text:style-name="MathematicaFormatStandardForm"><text:span text:style-name="T48"><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158"/>
      <text:p text:style-name="P179"><text:span text:style-name="T283"><text:tab/></text:span><text:span text:style-name="T284">I'll</text:span><text:span text:style-name="T285"> list a few explicit integrals and sums for computing</text:span><text:span text:style-name="MathematicaFormatStandardForm"><text:span text:style-name="T48"><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51">to the first few values of k, </text:span></text:span><text:span text:style-name="MathematicaFormatStandardForm"><text:span text:style-name="T52">just to keep things </text:span></text:span><text:span text:style-name="MathematicaFormatStandardForm"><text:span text:style-name="T53">nice and </text:span></text:span><text:span text:style-name="MathematicaFormatStandardForm"><text:span text:style-name="T54">clear</text:span></text:span><text:span text:style-name="MathematicaFormatStandardForm"><text:span text:style-name="T51">. <text:s/></text:span></text:span><text:span text:style-name="MathematicaFormatStandardForm"><text:span text:style-name="T55">Although the recursive expression in the previous section should hopefully hammer home </text:span></text:span><text:span text:style-name="MathematicaFormatStandardForm"><text:span text:style-name="T56">just </text:span></text:span><text:span text:style-name="MathematicaFormatStandardForm"><text:span text:style-name="T55">how closely related these various terms are to each other, the expressions in this section are easier to reason about for finding closed forms, which will be given in the next section.</text:span></text:span></text:p>
      <text:p text:style-name="P179"><text:span text:style-name="MathematicaFormatStandardForm"><text:span text:style-name="T51"><text:tab/></text:span></text:span><text:span text:style-name="MathematicaFormatStandardForm"><text:span text:style-name="T56">So, h</text:span></text:span><text:span text:style-name="MathematicaFormatStandardForm"><text:span text:style-name="T51">ere's the first power,</text:span></text:span></text:p>
      <text:p text:style-name="P133"><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162">and</text:p>
      <text:p text:style-name="P133"><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72"><text:span text:style-name="MathematicaFormatStandardForm"><text:span text:style-name="T40"/></text:span></text:p>
          </table:table-cell>
          <table:table-cell table:style-name="Table4.A1" office:value-type="string">
            <text:p text:style-name="P81"><text:span text:style-name="MathematicaFormatStandardForm"><text:span text:style-name="T45"><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81"><text:span text:style-name="MathematicaFormatStandardForm"><text:span text:style-name="T82"><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81"><text:span text:style-name="MathematicaFormatStandardForm"><text:span text:style-name="T46">+</text:span></text:span></text:p>
          </table:table-cell>
          <table:table-cell table:style-name="Table4.B2" office:value-type="string">
            <text:p text:style-name="P100"><text:span text:style-name="MathematicaFormatStandardForm"><text:span text:style-name="T44"><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181"><text:span text:style-name="aaMathematica"><text:span text:style-name="T287"><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227">*</text:p>
          </table:table-cell>
          <table:table-cell table:style-name="Table4.B3" office:value-type="string">
            <text:p text:style-name="P100"><text:span text:style-name="MathematicaFormatStandardForm"><text:span text:style-name="T44"><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181"><text:span text:style-name="aaMathematica"><text:span text:style-name="T287"><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139"/>
      <text:p text:style-name="P146"><text:tab/><text:span text:style-name="T253">And the second,</text:span></text:p>
      <text:p text:style-name="P133"><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162">with</text:p>
      <text:p text:style-name="P133"><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133"/>
      <table:table table:name="Table2" table:style-name="Table2">
        <table:table-column table:style-name="Table2.A"/>
        <table:table-column table:style-name="Table2.B"/>
        <table:table-column table:style-name="Table2.C"/>
        <table:table-row>
          <table:table-cell table:style-name="Table2.A1" office:value-type="string">
            <text:p text:style-name="P72"><text:span text:style-name="MathematicaFormatStandardForm"><text:span text:style-name="T40"/></text:span></text:p>
          </table:table-cell>
          <table:table-cell table:style-name="Table2.A1" office:value-type="string">
            <text:p text:style-name="P81"><text:span text:style-name="MathematicaFormatStandardForm"><text:span text:style-name="T45"><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81"><text:span text:style-name="MathematicaFormatStandardForm"><text:span text:style-name="T82"><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81"><text:span text:style-name="MathematicaFormatStandardForm"><text:span text:style-name="T46">+</text:span></text:span></text:p>
          </table:table-cell>
          <table:table-cell table:style-name="Table2.B2" office:value-type="string">
            <text:p text:style-name="P100"><text:span text:style-name="MathematicaFormatStandardForm"><text:span text:style-name="T44"><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181"><text:span text:style-name="aaMathematica"><text:span text:style-name="T287"><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227">*</text:p>
          </table:table-cell>
          <table:table-cell table:style-name="Table2.B3" office:value-type="string">
            <text:p text:style-name="P100"><text:span text:style-name="MathematicaFormatStandardForm"><text:span text:style-name="T44"><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181"><text:span text:style-name="aaMathematica"><text:span text:style-name="T287"><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139"/>
      <text:p text:style-name="P146"><text:tab/><text:span text:style-name="T272">And the third power,</text:span></text:p>
      <text:p text:style-name="P133"/>
      <text:p text:style-name="P133"><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162">and</text:p>
      <text:p text:style-name="P133"><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2"><text:span text:style-name="MathematicaFormatStandardForm"><text:span text:style-name="T40"/></text:span></text:p>
          </table:table-cell>
          <table:table-cell table:style-name="Table1.A1" office:value-type="string">
            <text:p text:style-name="P81"><text:span text:style-name="MathematicaFormatStandardForm"><text:span text:style-name="T45"><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81"><text:span text:style-name="MathematicaFormatStandardForm"><text:span text:style-name="T82"><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81"><text:span text:style-name="MathematicaFormatStandardForm"><text:span text:style-name="T46">+</text:span></text:span></text:p>
          </table:table-cell>
          <table:table-cell table:style-name="Table1.B2" office:value-type="string">
            <text:p text:style-name="P100"><text:span text:style-name="MathematicaFormatStandardForm"><text:span text:style-name="T44"><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181"><text:span text:style-name="aaMathematica"><text:span text:style-name="T287"><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227">*</text:p>
          </table:table-cell>
          <table:table-cell table:style-name="Table1.B3" office:value-type="string">
            <text:p text:style-name="P100"><text:span text:style-name="MathematicaFormatStandardForm"><text:span text:style-name="T44"><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181"><text:span text:style-name="aaMathematica"><text:span text:style-name="T287"><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87"> </text:span></text:span></text:p>
          </table:table-cell>
        </table:table-row>
      </table:table>
      <text:p text:style-name="P160"/>
      <text:p text:style-name="P160"><text:span text:style-name="T271">a</text:span>nd <text:span text:style-name="T271">so on. <text:s/>This should be pretty simple.</text:span></text:p>
      <text:p text:style-name="P133"/>
      <text:p text:style-name="P218"><text:span text:style-name="MathematicaFormatStandardForm"><text:span text:style-name="T57">Closed Form </text:span></text:span><text:span text:style-name="MathematicaFormatStandardForm"><text:span text:style-name="T48">Values for</text:span></text:span><text:span text:style-name="MathematicaFormatStandardForm"><text:span text:style-name="T191"><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139"/>
      <text:p text:style-name="P20"><text:tab/><text:span text:style-name="T289">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89">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89">behave similarly to</text:span><text:span text:style-name="T289"><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89">. <text:s/>This will then let us find interesting identities involving the following closed forms, inspired by identities involving</text:span><text:span text:style-name="T289"><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89">.</text:span></text:p>
      <text:p text:style-name="P20"><text:tab/><text:span text:style-name="T289">So, those closed form expressions are</text:span></text:p>
      <text:p text:style-name="P20"><text:tab/></text:p>
      <text:p text:style-name="P36"><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72"><text:span text:style-name="MathematicaFormatStandardForm"><text:span text:style-name="T40"/></text:span></text:p>
          </table:table-cell>
          <table:table-cell table:style-name="Table3.A1" office:value-type="string">
            <text:p text:style-name="P81"><text:span text:style-name="MathematicaFormatStandardForm"><text:span text:style-name="T45"><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81"><text:span text:style-name="MathematicaFormatStandardForm"><text:span text:style-name="T82"><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81"><text:span text:style-name="MathematicaFormatStandardForm"><text:span text:style-name="T46">+</text:span></text:span></text:p>
          </table:table-cell>
          <table:table-cell table:style-name="Table3.B2" office:value-type="string">
            <text:p text:style-name="P100"><text:span text:style-name="MathematicaFormatStandardForm"><text:span text:style-name="T44"><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189"><text:span text:style-name="MathematicaFormatStandardForm"><text:span text:style-name="T167"><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227">*</text:p>
          </table:table-cell>
          <table:table-cell table:style-name="Table3.B3" office:value-type="string">
            <text:p text:style-name="P100"><text:span text:style-name="MathematicaFormatStandardForm"><text:span text:style-name="T44"><draw:frame draw:style-name="fr1" draw:name="Object66" text:anchor-type="as-char" svg:y="-0.1437in" svg:width="1.2492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181"><text:span text:style-name="aaMathematica"><text:span text:style-name="T287"><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13"/>
      <text:p text:style-name="P119"><text:span text:style-name="MathematicaFormatStandardForm"><text:span text:style-name="T92">Here,</text:span></text:span></text:p>
      <text:p text:style-name="P118"><text:span text:style-name="MathematicaFormatStandardForm"><text:span text:style-name="T83"><text:tab/></text:span></text:span><text:span text:style-name="MathematicaFormatStandardForm"><text:span text:style-name="T83"><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83">: </text:span></text:span><text:span text:style-name="MathematicaFormatStandardForm"><text:span text:style-name="T84">binomial coefficient </text:span></text:span><text:span text:style-name="MathematicaFormatStandardForm"><text:span text:style-name="T85">defined as</text:span></text:span><text:span text:style-name="MathematicaFormatStandardForm"><text:span text:style-name="T85"><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85">, </text:span></text:span><text:span text:style-name="MathematicaFormatStandardForm"><text:span text:style-name="T86">with</text:span></text:span><text:span text:style-name="MathematicaFormatStandardForm"><text:span text:style-name="T83"><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118"><text:span text:style-name="aaMathematica"><text:span text:style-name="T97"><text:tab/></text:span></text:span><text:span text:style-name="aaMathematica"><text:span text:style-name="T98"><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98">: </text:span></text:span><text:span text:style-name="aaMathematica"><text:span text:style-name="T99">regularized incomplete gamma function, defined as</text:span></text:span><text:span text:style-name="aaMathematica"><text:span text:style-name="T98"><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99">and <text:tab/><text:tab/><text:tab/><text:tab/><text:tab/><text:tab/></text:span></text:span><text:span text:style-name="MathematicaFormatStandardForm"><text:span text:style-name="T87"><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118"><text:span text:style-name="aaMathematica"><text:span text:style-name="T97"><text:tab/></text:span></text:span><text:span text:style-name="aaMathematica"><text:span text:style-name="T98"><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98">: </text:span></text:span><text:span text:style-name="aaMathematica"><text:span text:style-name="T99">the strict divisor summatory function</text:span></text:span><text:span text:style-name="aaMathematica"><text:span text:style-name="T100">, </text:span></text:span><text:span text:style-name="aaMathematica"><text:span text:style-name="T99">defined </text:span></text:span><text:span text:style-name="aaMathematica"><text:span text:style-name="T101">recursively </text:span></text:span><text:span text:style-name="aaMathematica"><text:span text:style-name="T99">as</text:span></text:span><text:span text:style-name="aaMathematica"><text:span text:style-name="T98"><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99">with</text:span></text:span><text:span text:style-name="aaMathematica"><text:span text:style-name="T98"><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98"><text:tab/><text:tab/><text:tab/></text:span></text:span><text:span text:style-name="aaMathematica"><text:span text:style-name="T108">which is not a standard function.</text:span></text:span></text:p>
      <text:p text:style-name="P118"/>
      <text:p text:style-name="P119"><text:span text:style-name="MathematicaFormatStandardForm"><text:span text:style-name="T88"><text:tab/></text:span></text:span><text:span text:style-name="MathematicaFormatStandardForm"><text:span text:style-name="T92">So, with the exception of</text:span></text:span><text:span text:style-name="MathematicaFormatStandardForm"><text:span text:style-name="T87"><draw:frame draw:style-name="fr1" draw:name="Object672" text:anchor-type="as-char" svg:y="-0.1555in" svg:width="0.4244in" svg:height="0.1854in" draw:z-index="224"><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98">, </text:span></text:span><text:span text:style-name="aaMathematica"><text:span text:style-name="T108">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118"/>
      <text:p text:style-name="P118"><text:span text:style-name="MathematicaFormatStandardForm"><text:span text:style-name="T87"><text:tab/></text:span></text:span><text:span text:style-name="MathematicaFormatStandardForm"><text:span text:style-name="T87"><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88">can also be expressed, for suitable values of x and k, as</text:span></text:span></text:p>
      <text:p text:style-name="P121"><text:span text:style-name="MathematicaFormatStandardForm"><text:span text:style-name="T87"><draw:frame draw:style-name="fr1" draw:name="Object649" text:anchor-type="as-char" svg:y="-0.2228in" svg:width="1.6846in" svg:height="0.348in" draw:z-index="231"><draw:object xlink:href="./Object 191" xlink:type="simple" xlink:show="embed" xlink:actuate="onLoad"/><draw:image xlink:href="./ObjectReplacements/Object 191" xlink:type="simple" xlink:show="embed" xlink:actuate="onLoad"/><svg:desc>formula</svg:desc></draw:frame></text:span></text:span></text:p>
      <text:p text:style-name="P121"><text:span text:style-name="MathematicaFormatStandardForm"><text:span text:style-name="T87"><draw:frame draw:style-name="fr1" draw:name="Object681" text:anchor-type="as-char" svg:y="-0.2228in" svg:width="1.6299in" svg:height="0.3638in" draw:z-index="232"><draw:object xlink:href="./Object 192" xlink:type="simple" xlink:show="embed" xlink:actuate="onLoad"/><draw:image xlink:href="./ObjectReplacements/Object 192" xlink:type="simple" xlink:show="embed" xlink:actuate="onLoad"/><svg:desc>formula</svg:desc></draw:frame></text:span></text:span></text:p>
      <text:p text:style-name="P121"><text:span text:style-name="MathematicaFormatStandardForm"><text:span text:style-name="T87"><draw:frame draw:style-name="fr1" draw:name="Object682" text:anchor-type="as-char" svg:y="-0.2339in" svg:width="1.6398in" svg:height="0.3752in" draw:z-index="282"><draw:object xlink:href="./Object 193" xlink:type="simple" xlink:show="embed" xlink:actuate="onLoad"/><draw:image xlink:href="./ObjectReplacements/Object 193" xlink:type="simple" xlink:show="embed" xlink:actuate="onLoad"/><svg:desc>formula</svg:desc></draw:frame></text:span></text:span></text:p>
      <text:p text:style-name="P121"><text:span text:style-name="MathematicaFormatStandardForm"><text:span text:style-name="T87"><draw:frame draw:style-name="fr1" draw:name="Object683" text:anchor-type="as-char" svg:y="-0.2437in" svg:width="1.4882in" svg:height="0.3929in" draw:z-index="283"><draw:object xlink:href="./Object 194" xlink:type="simple" xlink:show="embed" xlink:actuate="onLoad"/><draw:image xlink:href="./ObjectReplacements/Object 194" xlink:type="simple" xlink:show="embed" xlink:actuate="onLoad"/><svg:desc>formula</svg:desc></draw:frame></text:span></text:span></text:p>
      <text:p text:style-name="P118"><text:span text:style-name="aaMathematica"><text:span text:style-name="T102"/></text:span></text:p>
      <text:p text:style-name="P118"><text:span text:style-name="MathematicaFormatStandardForm"><text:span text:style-name="T83"><text:tab/></text:span></text:span><text:span text:style-name="MathematicaFormatStandardForm"><text:span text:style-name="T89">Because I'm interested in stressing symmetries, note the following </text:span></text:span><text:span text:style-name="MathematicaFormatStandardForm"><text:span text:style-name="T90">relationships between these closed forms</text:span></text:span><text:span text:style-name="MathematicaFormatStandardForm"><text:span text:style-name="T89">:</text:span></text:span></text:p>
      <text:p text:style-name="P118"><text:span text:style-name="MathematicaFormatStandardForm"><text:span text:style-name="T91"/></text:span></text:p>
      <text:p text:style-name="P121"><text:span text:style-name="MathematicaFormatStandardForm"><text:span text:style-name="T87"><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121"><text:soft-page-break/><text:span text:style-name="MathematicaFormatStandardForm"><text:span text:style-name="T87"><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121"><text:span text:style-name="MathematicaFormatStandardForm"><text:span text:style-name="T89"/></text:span></text:p>
      <text:p text:style-name="P119"><text:span text:style-name="MathematicaFormatStandardForm"><text:span text:style-name="T92">as well as</text:span></text:span></text:p>
      <text:p text:style-name="P118"><text:span text:style-name="MathematicaFormatStandardForm"><text:span text:style-name="T89"/></text:span></text:p>
      <text:p text:style-name="P121"><text:span text:style-name="MathematicaFormatStandardForm"><text:span text:style-name="T87"><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121"><text:span text:style-name="MathematicaFormatStandardForm"><text:span text:style-name="T87"><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121"><text:span text:style-name="MathematicaFormatStandardForm"><text:span text:style-name="T87"/></text:span></text:p>
      <text:p text:style-name="P109"><text:span text:style-name="aaMathematica"><text:span text:style-name="T181"><text:tab/>Note that, if we notate the difference we're measuring as </text:span></text:span><text:span text:style-name="aaMathematica"><text:span text:style-name="T162"><draw:frame draw:style-name="fr1" draw:name="Object709" text:anchor-type="as-char" svg:y="-0.1244in" svg:width="0.1693in" svg:height="0.1543in" draw:z-index="284"><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81"> (so </text:span></text:span><text:span text:style-name="aaMathematica"><text:span text:style-name="T162"><draw:frame draw:style-name="fr1" draw:name="Object710" text:anchor-type="as-char" svg:y="-0.1244in" svg:width="0.3555in" svg:height="0.1543in" draw:z-index="285"><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81">in the discrete case and</text:span></text:span><text:span text:style-name="aaMathematica"><text:span text:style-name="T162"><draw:frame draw:style-name="fr1" draw:name="Object711" text:anchor-type="as-char" svg:y="-0.1244in" svg:width="0.3008in" svg:height="0.2465in" draw:z-index="286"><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81">in the continuous case), then </text:span></text:span><text:span text:style-name="aaMathematica"><text:span text:style-name="T162"><draw:frame draw:style-name="fr1" draw:name="Object712" text:anchor-type="as-char" svg:y="-0.1665in" svg:width="0.3571in" svg:height="0.1965in" draw:z-index="287"><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81">and</text:span></text:span><text:span text:style-name="aaMathematica"><text:span text:style-name="T162"><draw:frame draw:style-name="fr1" draw:name="Object713" text:anchor-type="as-char" svg:y="-0.1555in" svg:width="0.3937in" svg:height="0.1854in" draw:z-index="288"><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81">can both be written identically as</text:span></text:span></text:p>
      <text:p text:style-name="P109"><text:span text:style-name="aaMathematica"><text:span text:style-name="T181"/></text:span></text:p>
      <text:p text:style-name="P122"><text:span text:style-name="MathematicaFormatStandardForm"><text:span text:style-name="T87"><draw:frame draw:style-name="fr1" draw:name="Object708" text:anchor-type="as-char" svg:y="-0.2083in" svg:width="1.5689in" svg:height="0.3374in" draw:z-index="295"><draw:object xlink:href="./Object 708" xlink:type="simple" xlink:show="embed" xlink:actuate="onLoad"/><draw:image xlink:href="./ObjectReplacements/Object 708" xlink:type="simple" xlink:show="embed" xlink:actuate="onLoad"/><svg:desc>formula</svg:desc></draw:frame></text:span></text:span></text:p>
      <text:p text:style-name="P121"><text:span text:style-name="MathematicaFormatStandardForm"><text:span text:style-name="T89"/></text:span></text:p>
      <text:p text:style-name="P119"><text:span text:style-name="MathematicaFormatStandardForm"><text:span text:style-name="T89"><text:tab/></text:span></text:span><text:span text:style-name="MathematicaFormatStandardForm"><text:span text:style-name="T92">Another very significant symmetry is as follows. <text:s/></text:span></text:span><text:span text:style-name="MathematicaFormatStandardForm"><text:span text:style-name="T89">If we notate the </text:span></text:span><text:span text:style-name="MathematicaFormatStandardForm"><text:span text:style-name="T92">multiset coefficient</text:span></text:span><text:span text:style-name="MathematicaFormatStandardForm"><text:span text:style-name="T89"> as</text:span></text:span><text:span text:style-name="MathematicaFormatStandardForm"><text:span text:style-name="T83"><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83">, </text:span></text:span><text:span text:style-name="MathematicaFormatStandardForm"><text:span text:style-name="T89">then we can express </text:span></text:span><text:span text:style-name="MathematicaFormatStandardForm"><text:span text:style-name="T92">our two discrete sums</text:span></text:span><text:span text:style-name="MathematicaFormatStandardForm"><text:span text:style-name="T87"><draw:frame draw:style-name="fr1" draw:name="Object670" text:anchor-type="as-char" svg:y="-0.1555in" svg:width="0.4264in" svg:height="0.1854in" draw:z-index="296"><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92">and</text:span></text:span><text:span text:style-name="MathematicaFormatStandardForm"><text:span text:style-name="T87"><draw:frame draw:style-name="fr1" draw:name="Object671" text:anchor-type="as-char" svg:y="-0.1555in" svg:width="0.4244in" svg:height="0.1854in" draw:z-index="297"><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92">as</text:span></text:span></text:p>
      <text:p text:style-name="P118"><text:span text:style-name="MathematicaFormatStandardForm"><text:span text:style-name="T83"/></text:span></text:p>
      <text:p text:style-name="P36"><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36"><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118"><text:span text:style-name="MathematicaFormatStandardForm"><text:span text:style-name="T89"/></text:span></text:p>
      <text:p text:style-name="P50"><text:span text:style-name="T321">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60"/>
      <text:p text:style-name="P139"/>
      <text:p text:style-name="P218"><text:span text:style-name="MathematicaFormatStandardForm"><text:span text:style-name="T57">Closed Form </text:span></text:span><text:span text:style-name="MathematicaFormatStandardForm"><text:span text:style-name="T48">Values for </text:span></text:span><text:span text:style-name="MathematicaFormatStandardForm"><text:span text:style-name="T57">Derivatives / Finite Differences</text:span></text:span></text:p>
      <text:p text:style-name="P139"/>
      <text:p text:style-name="P164"><text:tab/><text:span text:style-name="T290">We can also take inspiration from</text:span><text:span text:style-name="T224"> identities involving</text:span><text:span text:style-name="T224"><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215">to find interesting identities involving the derivatives or finite differences of</text:span><text:span text:style-name="MathematicaFormatStandardForm"><text:span text:style-name="T225"><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225">, </text:span><text:span text:style-name="T215">the closed forms of which will be listed here.</text:span></text:p>
      <text:p text:style-name="P164"/>
      <text:p text:style-name="P164"><text:tab/>Through the usual rules of calculus, the derivative of<text:span text:style-name="T225"><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209">with respect to </text:span><text:span text:style-name="T237">x</text:span><text:span text:style-name="T209"> is easily found to be, </text:span><text:span text:style-name="T232">of course,</text:span></text:p>
      <text:p text:style-name="P133"/>
      <text:p text:style-name="P133"><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133"/>
      <text:p text:style-name="P18"><text:tab/><text:span text:style-name="T289">Given the closed forms above, we can also express the derivatives of</text:span><text:span text:style-name="T289"><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89">and</text:span><text:span text:style-name="T289"><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89">with respect to x, and the finite differences of</text:span><text:span text:style-name="T289"><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89">and</text:span><text:span text:style-name="T289"><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89">with respect to x. <text:s/>Those values are</text:span></text:p>
      <text:p text:style-name="P133"/>
      <text:p text:style-name="P133"><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P72"><text:span text:style-name="MathematicaFormatStandardForm"><text:span text:style-name="T40"/></text:span></text:p>
          </table:table-cell>
          <table:table-cell table:style-name="Table5.A1" office:value-type="string">
            <text:p text:style-name="P81"><text:span text:style-name="MathematicaFormatStandardForm"><text:span text:style-name="T45"><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81"><text:span text:style-name="MathematicaFormatStandardForm"><text:span text:style-name="T82"><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81"><text:span text:style-name="MathematicaFormatStandardForm"><text:span text:style-name="T46">+</text:span></text:span></text:p>
          </table:table-cell>
          <table:table-cell table:style-name="Table5.B2" office:value-type="string">
            <text:p text:style-name="P100"><text:span text:style-name="MathematicaFormatStandardForm"><text:span text:style-name="T44"><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189"><text:span text:style-name="aaMathematica"><text:span text:style-name="T288"><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227">*</text:p>
          </table:table-cell>
          <table:table-cell table:style-name="Table5.B3" office:value-type="string">
            <text:p text:style-name="P100"><text:span text:style-name="MathematicaFormatStandardForm"><text:span text:style-name="T44"><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181"><text:span text:style-name="aaMathematica"><text:span text:style-name="T287"><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13"/>
      <text:p text:style-name="P111"><text:span text:style-name="aaMathematica"><text:span text:style-name="T181"><text:tab/></text:span></text:span><text:span text:style-name="aaMathematica"><text:span text:style-name="T184">N</text:span></text:span><text:span text:style-name="aaMathematica"><text:span text:style-name="T181">ote that, if we notate the difference we're measuring as </text:span></text:span><text:span text:style-name="aaMathematica"><text:span text:style-name="T162"><draw:frame draw:style-name="fr1" draw:name="Object707" text:anchor-type="as-char" svg:y="-0.1244in" svg:width="0.1693in" svg:height="0.1543in" draw:z-index="298"><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81"> (so </text:span></text:span><text:span text:style-name="aaMathematica"><text:span text:style-name="T162"><draw:frame draw:style-name="fr1" draw:name="Object675" text:anchor-type="as-char" svg:y="-0.1244in" svg:width="0.3555in" svg:height="0.1543in" draw:z-index="299"><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81">in the finite difference case and</text:span></text:span><text:span text:style-name="aaMathematica"><text:span text:style-name="T162"><draw:frame draw:style-name="fr1" draw:name="Object674" text:anchor-type="as-char" svg:y="-0.1244in" svg:width="0.3008in" svg:height="0.2465in" draw:z-index="300"><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81">in the </text:span></text:span><text:soft-page-break/><text:span text:style-name="aaMathematica"><text:span text:style-name="T181">case of the derivatives), then </text:span></text:span><text:span text:style-name="aaMathematica"><text:span text:style-name="T162"><draw:frame draw:style-name="fr1" draw:name="Object676" text:anchor-type="as-char" svg:y="-0.1665in" svg:width="0.5681in" svg:height="0.2909in" draw:z-index="301"><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81">and</text:span></text:span><text:span text:style-name="aaMathematica"><text:span text:style-name="T162"><draw:frame draw:style-name="fr1" draw:name="Object705" text:anchor-type="as-char" svg:y="-0.1555in" svg:width="0.5862in" svg:height="0.2063in" draw:z-index="302"><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81">can both be written identically as</text:span></text:span></text:p>
      <text:p text:style-name="P123"><text:span text:style-name="MathematicaFormatStandardForm"><text:span text:style-name="T81"><draw:frame draw:style-name="fr1" draw:name="Object706" text:anchor-type="as-char" svg:y="-0.2083in" svg:width="2.0457in" svg:height="0.3374in" draw:z-index="331"><draw:object xlink:href="./Object 206" xlink:type="simple" xlink:show="embed" xlink:actuate="onLoad"/><draw:image xlink:href="./ObjectReplacements/Object 206" xlink:type="simple" xlink:show="embed" xlink:actuate="onLoad"/><svg:desc>formula</svg:desc></draw:frame></text:span></text:span></text:p>
      <text:p text:style-name="P13"/>
      <text:p text:style-name="P110"><text:span text:style-name="aaMathematica"><text:span text:style-name="T100"><text:tab/></text:span></text:span><text:span text:style-name="aaMathematica"><text:span text:style-name="T96"><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67">is a</text:span></text:span><text:span text:style-name="aaMathematica"><text:span text:style-name="T168">nother</text:span></text:span><text:span text:style-name="aaMathematica"><text:span text:style-name="T167"> function without a standard name, </text:span></text:span><text:span text:style-name="aaMathematica"><text:span text:style-name="T168">but with a handful of interesting properties worth noting. <text:s/></text:span></text:span><text:span text:style-name="aaMathematica"><text:span text:style-name="T96"><draw:frame draw:style-name="fr1" draw:name="Object714" text:anchor-type="as-char" svg:y="-0.1244in" svg:width="0.4673in" svg:height="0.1752in" draw:z-index="332"><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109">can be defined as</text:span></text:span></text:p>
      <text:p text:style-name="P37"><text:span text:style-name="MathematicaFormatStandardForm"><text:span text:style-name="T1"><draw:frame draw:style-name="fr1" draw:name="Object716" text:anchor-type="as-char" svg:y="-0.1244in" svg:width="1.7028in" svg:height="0.1752in" draw:z-index="333"><draw:object xlink:href="./Object 716" xlink:type="simple" xlink:show="embed" xlink:actuate="onLoad"/><draw:image xlink:href="./ObjectReplacements/Object 716" xlink:type="simple" xlink:show="embed" xlink:actuate="onLoad"/><svg:desc>formula</svg:desc></draw:frame></text:span></text:span></text:p>
      <text:p text:style-name="P37"><text:span text:style-name="MathematicaFormatStandardForm"><text:span text:style-name="T1"><draw:frame draw:style-name="fr1" draw:name="Object717" text:anchor-type="as-char" svg:y="-0.2043in" svg:width="1.539in" svg:height="0.3472in" draw:z-index="334"><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335"><draw:object xlink:href="./Object 718" xlink:type="simple" xlink:show="embed" xlink:actuate="onLoad"/><draw:image xlink:href="./ObjectReplacements/Object 718" xlink:type="simple" xlink:show="embed" xlink:actuate="onLoad"/><svg:desc>formula</svg:desc></draw:frame></text:span></text:span></text:p>
      <text:p text:style-name="P37"><text:span text:style-name="MathematicaFormatStandardForm"><text:span text:style-name="T1"><draw:frame draw:style-name="fr1" draw:name="Object715" text:anchor-type="as-char" svg:y="-0.2339in" svg:width="1.9161in" svg:height="0.3756in" draw:z-index="342"><draw:object xlink:href="./Object 715" xlink:type="simple" xlink:show="embed" xlink:actuate="onLoad"/><draw:image xlink:href="./ObjectReplacements/Object 715" xlink:type="simple" xlink:show="embed" xlink:actuate="onLoad"/><svg:desc>formula</svg:desc></draw:frame></text:span></text:span></text:p>
      <text:p text:style-name="P37"><text:span text:style-name="MathematicaFormatStandardForm"><text:span text:style-name="T81"/></text:span></text:p>
      <text:p text:style-name="P46"><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343"><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46"><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116"><draw:frame draw:style-name="fr1" draw:name="Object729" text:anchor-type="as-char" svg:y="-0.1457in" svg:width="0.9752in" svg:height="0.1965in" draw:z-index="344"><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116">, </text:span></text:span><text:span text:style-name="aaMathematica"><text:span text:style-name="T117">and </text:span></text:span><text:span text:style-name="aaMathematica"><text:span text:style-name="T116"><draw:frame draw:style-name="fr1" draw:name="Object730" text:anchor-type="as-char" svg:y="-0.1244in" svg:width="0.311in" svg:height="0.1752in" draw:z-index="345"><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117">is the generalized hypergeometric function, then</text:span></text:span></text:p>
      <text:p text:style-name="P37"><text:span text:style-name="MathematicaFormatStandardForm"><text:span text:style-name="T81"/></text:span></text:p>
      <text:p text:style-name="P101"><text:span text:style-name="aaMathematica"><text:span text:style-name="T110"><draw:frame draw:style-name="fr1" draw:name="Object719" text:anchor-type="as-char" svg:y="-0.1929in" svg:width="3.6228in" svg:height="0.3362in" draw:z-index="360"><draw:object xlink:href="./Object 719" xlink:type="simple" xlink:show="embed" xlink:actuate="onLoad"/><draw:image xlink:href="./ObjectReplacements/Object 719" xlink:type="simple" xlink:show="embed" xlink:actuate="onLoad"/><svg:desc>formula</svg:desc></draw:frame></text:span></text:span></text:p>
      <text:p text:style-name="P101"><text:span text:style-name="aaMathematica"><text:span text:style-name="T110"/></text:span></text:p>
      <text:p text:style-name="P111"><text:span text:style-name="aaMathematica"><text:span text:style-name="T110"><text:tab/></text:span></text:span><text:span text:style-name="aaMathematica"><text:span text:style-name="T111">Two special cases of </text:span></text:span><text:span text:style-name="aaMathematica"><text:span text:style-name="T110"><draw:frame draw:style-name="fr1" draw:name="Object723" text:anchor-type="as-char" svg:y="-0.1244in" svg:width="0.4673in" svg:height="0.1752in" draw:z-index="361"><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111">are worth noting. <text:s/>First, if the prime factorization of</text:span></text:span><text:span text:style-name="aaMathematica"><text:span text:style-name="T110"><draw:frame draw:style-name="fr1" draw:name="Object724" text:anchor-type="as-char" svg:y="-0.1437in" svg:width="0.4161in" svg:height="0.1736in" draw:z-index="362"><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110">- </text:span></text:span><text:span text:style-name="aaMathematica"><text:span text:style-name="T111">so x is a prime raised to a whole number power – then</text:span></text:span><text:span text:style-name="aaMathematica"><text:span text:style-name="T110"><draw:frame draw:style-name="fr1" draw:name="Object725" text:anchor-type="as-char" svg:y="-0.1244in" svg:width="0.4673in" svg:height="0.1752in" draw:z-index="377"><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111">is</text:span></text:span></text:p>
      <text:p text:style-name="P101"><text:span text:style-name="aaMathematica"><text:span text:style-name="T110"><draw:frame draw:style-name="fr1" draw:name="Object721" text:anchor-type="as-char" svg:y="-0.1827in" svg:width="1.0071in" svg:height="0.3154in" draw:z-index="412"><draw:object xlink:href="./Object 721" xlink:type="simple" xlink:show="embed" xlink:actuate="onLoad"/><draw:image xlink:href="./ObjectReplacements/Object 721" xlink:type="simple" xlink:show="embed" xlink:actuate="onLoad"/><svg:desc>formula</svg:desc></draw:frame></text:span></text:span></text:p>
      <text:p text:style-name="P101"><text:span text:style-name="aaMathematica"><text:span text:style-name="T110"/></text:span></text:p>
      <text:p text:style-name="P111"><text:span text:style-name="aaMathematica"><text:span text:style-name="T111">which is </text:span></text:span><text:span text:style-name="aaMathematica"><text:span text:style-name="T111"><draw:frame draw:style-name="fr1" draw:name="Object726" text:anchor-type="as-char" svg:y="-0.1555in" svg:width="0.5937in" svg:height="0.2063in" draw:z-index="413"><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111">from the above table, showing another nice bit of symmetry. <text:s/>The other special case is when</text:span></text:span><text:span text:style-name="aaMathematica"><text:span text:style-name="T110"><draw:frame draw:style-name="fr1" draw:name="Object727" text:anchor-type="as-char" svg:y="-0.1244in" svg:width="0.8972in" svg:height="0.1752in" draw:z-index="430"><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110">, </text:span></text:span><text:span text:style-name="aaMathematica"><text:span text:style-name="T111">which is to say, the prime factorization of x consists only of primes not raised to any powers. <text:s/>In that case,</text:span></text:span></text:p>
      <text:p text:style-name="P111"><text:span text:style-name="aaMathematica"><text:span text:style-name="T111"/></text:span></text:p>
      <text:p text:style-name="P101"><text:span text:style-name="aaMathematica"><text:span text:style-name="T110"><draw:frame draw:style-name="fr1" draw:name="Object722" text:anchor-type="as-char" svg:y="-0.1244in" svg:width="1.7374in" svg:height="0.1752in" draw:z-index="431"><draw:object xlink:href="./Object 722" xlink:type="simple" xlink:show="embed" xlink:actuate="onLoad"/><draw:image xlink:href="./ObjectReplacements/Object 722" xlink:type="simple" xlink:show="embed" xlink:actuate="onLoad"/><svg:desc>formula</svg:desc></draw:frame></text:span></text:span></text:p>
      <text:p text:style-name="P101"><text:span text:style-name="aaMathematica"><text:span text:style-name="T110"/></text:span></text:p>
      <text:p text:style-name="P111"><text:span text:style-name="aaMathematica"><text:span text:style-name="T112">where</text:span></text:span><text:span text:style-name="aaMathematica"><text:span text:style-name="T110"><draw:frame draw:style-name="fr1" draw:name="Object720" text:anchor-type="as-char" svg:y="-0.1244in" svg:width="0.5098in" svg:height="0.1591in" draw:z-index="432"><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112">are Stirling numbers of the second kind.</text:span></text:span></text:p>
      <text:p text:style-name="P111"><text:span text:style-name="aaMathematica"><text:span text:style-name="T112"/></text:span></text:p>
      <text:p text:style-name="P111"><text:span text:style-name="aaMathematica"><text:span text:style-name="T112"><text:tab/></text:span></text:span><text:span text:style-name="aaMathematica"><text:span text:style-name="T113">These derivatives and finite differences are going to prove to be important for the following identities </text:span></text:span><text:span text:style-name="aaMathematica"><text:span text:style-name="T115">in just a second.</text:span></text:span></text:p>
      <text:p text:style-name="P139"/>
      <text:p text:style-name="P145"><text:tab/><text:span text:style-name="T337">Meanwhile, just as, given</text:span><draw:frame draw:style-name="fr1" draw:name="Object956" text:anchor-type="as-char" svg:y="-0.1626in" svg:width="0.8953in" svg:height="0.2866in" draw:z-index="436"><draw:object xlink:href="./Object 956" xlink:type="simple" xlink:show="embed" xlink:actuate="onLoad"/><draw:image xlink:href="./ObjectReplacements/Object 956" xlink:type="simple" xlink:show="embed" xlink:actuate="onLoad"/><svg:desc>formula</svg:desc></draw:frame>, <text:span text:style-name="T337">we can integrate to get</text:span><draw:frame draw:style-name="fr1" draw:name="Object957" text:anchor-type="as-char" svg:y="-0.2437in" svg:width="0.911in" svg:height="0.3929in" draw:z-index="437"><draw:object xlink:href="./Object 957" xlink:type="simple" xlink:show="embed" xlink:actuate="onLoad"/><draw:image xlink:href="./ObjectReplacements/Object 957" xlink:type="simple" xlink:show="embed" xlink:actuate="onLoad"/><svg:desc>formula</svg:desc></draw:frame>, <text:span text:style-name="T337">with our convolutions we likewise have the following:</text:span></text:p>
      <text:p text:style-name="P139"/>
      <text:p text:style-name="P17"/>
      <table:table table:name="Table61" table:style-name="Table61">
        <table:table-column table:style-name="Table61.A"/>
        <table:table-column table:style-name="Table61.B"/>
        <table:table-column table:style-name="Table61.C"/>
        <table:table-row>
          <table:table-cell table:style-name="Table61.A1" office:value-type="string">
            <text:p text:style-name="P79"><text:span text:style-name="MathematicaFormatStandardForm"><text:span text:style-name="T40"/></text:span></text:p>
          </table:table-cell>
          <table:table-cell table:style-name="Table61.A1" office:value-type="string">
            <text:p text:style-name="P88"><text:span text:style-name="MathematicaFormatStandardForm"><text:span text:style-name="T45"><draw:frame draw:style-name="fr2" draw:name="Object932" text:anchor-type="as-char" svg:y="-0.1516in" svg:width="0.2264in" svg:height="0.2091in" draw:z-index="438"><draw:object xlink:href="./Object 932" xlink:type="simple" xlink:show="embed" xlink:actuate="onLoad"/><draw:image xlink:href="./ObjectReplacements/Object 932" xlink:type="simple" xlink:show="embed" xlink:actuate="onLoad"/><svg:desc>formula</svg:desc></draw:frame></text:span></text:span></text:p>
          </table:table-cell>
          <table:table-cell table:style-name="Table61.C1" office:value-type="string">
            <text:p text:style-name="P88"><text:span text:style-name="MathematicaFormatStandardForm"><text:span text:style-name="T82"><draw:frame draw:style-name="fr2" draw:name="Object933" text:anchor-type="as-char" svg:y="-0.1425in" svg:width="0.2898in" svg:height="0.1902in" draw:z-index="439"><draw:object xlink:href="./Object 933" xlink:type="simple" xlink:show="embed" xlink:actuate="onLoad"/><draw:image xlink:href="./ObjectReplacements/Object 933" xlink:type="simple" xlink:show="embed" xlink:actuate="onLoad"/><svg:desc>formula</svg:desc></draw:frame></text:span></text:span></text:p>
          </table:table-cell>
        </table:table-row>
        <table:table-row table:style-name="Table61.2">
          <table:table-cell table:style-name="Table61.A2" office:value-type="string">
            <text:p text:style-name="P88"><text:span text:style-name="MathematicaFormatStandardForm"><text:span text:style-name="T46">+</text:span></text:span></text:p>
          </table:table-cell>
          <table:table-cell table:style-name="Table61.B2" office:value-type="string">
            <text:p text:style-name="P106"><text:span text:style-name="MathematicaFormatStandardForm"><text:span text:style-name="T44"><draw:frame draw:style-name="fr1" draw:name="Object934" text:anchor-type="as-char" svg:y="-0.2437in" svg:width="1.078in" svg:height="0.3929in" draw:z-index="440"><draw:object xlink:href="./Object 934" xlink:type="simple" xlink:show="embed" xlink:actuate="onLoad"/><draw:image xlink:href="./ObjectReplacements/Object 934" xlink:type="simple" xlink:show="embed" xlink:actuate="onLoad"/><svg:desc>formula</svg:desc></draw:frame></text:span></text:span></text:p>
          </table:table-cell>
          <table:table-cell table:style-name="Table61.C2" office:value-type="string">
            <text:p text:style-name="P190"><text:span text:style-name="aaMathematica"><text:span text:style-name="T288"><draw:frame draw:style-name="fr1" draw:name="Object935" text:anchor-type="as-char" svg:y="-0.2339in" svg:width="0.9244in" svg:height="0.3752in" draw:z-index="441"><draw:object xlink:href="./Object 935" xlink:type="simple" xlink:show="embed" xlink:actuate="onLoad"/><draw:image xlink:href="./ObjectReplacements/Object 935" xlink:type="simple" xlink:show="embed" xlink:actuate="onLoad"/><svg:desc>formula</svg:desc></draw:frame></text:span></text:span></text:p>
          </table:table-cell>
        </table:table-row>
        <table:table-row>
          <table:table-cell table:style-name="Table61.A3" office:value-type="string">
            <text:p text:style-name="P233">*</text:p>
          </table:table-cell>
          <table:table-cell table:style-name="Table61.B3" office:value-type="string">
            <text:p text:style-name="P106"><text:span text:style-name="MathematicaFormatStandardForm"><text:span text:style-name="T44"><draw:frame draw:style-name="fr1" draw:name="Object936" text:anchor-type="as-char" svg:y="-0.2437in" svg:width="2.0709in" svg:height="0.3929in" draw:z-index="442"><draw:object xlink:href="./Object 936" xlink:type="simple" xlink:show="embed" xlink:actuate="onLoad"/><draw:image xlink:href="./ObjectReplacements/Object 936" xlink:type="simple" xlink:show="embed" xlink:actuate="onLoad"/><svg:desc>formula</svg:desc></draw:frame></text:span></text:span></text:p>
          </table:table-cell>
          <table:table-cell table:style-name="Table61.C3" office:value-type="string">
            <text:p text:style-name="P186"><text:span text:style-name="aaMathematica"><text:span text:style-name="T287"><draw:frame draw:style-name="fr1" draw:name="Object937" text:anchor-type="as-char" svg:y="-0.2339in" svg:width="1.148in" svg:height="0.3752in" draw:z-index="443"><draw:object xlink:href="./Object 937" xlink:type="simple" xlink:show="embed" xlink:actuate="onLoad"/><draw:image xlink:href="./ObjectReplacements/Object 937" xlink:type="simple" xlink:show="embed" xlink:actuate="onLoad"/><svg:desc>formula</svg:desc></draw:frame></text:span></text:span></text:p>
          </table:table-cell>
        </table:table-row>
      </table:table>
      <text:p text:style-name="P17"/>
      <text:p text:style-name="P117"><text:span text:style-name="aaMathematica"><text:span text:style-name="T240"/></text:span></text:p>
      <text:p text:style-name="P218"><text:span text:style-name="MathematicaFormatStandardForm"><text:span text:style-name="T58">Multiplication: </text:span></text:span><text:span text:style-name="MathematicaFormatStandardForm"><text:span text:style-name="T44"><draw:frame draw:style-name="fr1" draw:name="Object370" text:anchor-type="as-char" svg:y="-0.1437in" svg:width="0.7161in" svg:height="0.1736in" draw:z-index="444"><draw:object xlink:href="./Object 226" xlink:type="simple" xlink:show="embed" xlink:actuate="onLoad"/><draw:image xlink:href="./ObjectReplacements/Object 226" xlink:type="simple" xlink:show="embed" xlink:actuate="onLoad"/><svg:desc>formula</svg:desc></draw:frame></text:span></text:span></text:p>
      <text:p text:style-name="P139"/>
      <text:p text:style-name="P112"><text:span text:style-name="aaMathematica"><text:span text:style-name="T118"><text:tab/></text:span></text:span><text:span text:style-name="aaMathematica"><text:span text:style-name="T119">One basic property of exponents is they're added together when two terms with the same base are multiplied together, like so.</text:span></text:span></text:p>
      <text:p text:style-name="P112"><text:soft-page-break/><text:span text:style-name="aaMathematica"><text:span text:style-name="T119"/></text:span></text:p>
      <text:p text:style-name="P181"><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181"/>
      <text:p text:style-name="P187"><text:span text:style-name="aaMathematica"><text:span text:style-name="T120"><text:tab/>This is also true for our convolutions, as</text:span></text:span></text:p>
      <text:p text:style-name="P187"><text:span text:style-name="aaMathematica"><text:span text:style-name="T120"/></text:span></text:p>
      <text:p text:style-name="P181"><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181"/>
      <text:p text:style-name="P187"><text:span text:style-name="aaMathematica"><text:span text:style-name="T120"><text:tab/>Thus, by analogy to</text:span></text:span></text:p>
      <text:p text:style-name="P181"/>
      <text:p text:style-name="P181"><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94"/>
      <text:p text:style-name="P112"><text:span text:style-name="aaMathematica"><text:span text:style-name="T119">we have</text:span></text:span></text:p>
      <text:p text:style-name="P94"/>
      <table:table table:name="Table40" table:style-name="Table40">
        <table:table-column table:style-name="Table40.A"/>
        <table:table-column table:style-name="Table40.B"/>
        <table:table-column table:style-name="Table40.C"/>
        <table:table-row>
          <table:table-cell table:style-name="Table40.A1" office:value-type="string">
            <text:p text:style-name="P72"><text:span text:style-name="MathematicaFormatStandardForm"><text:span text:style-name="T40"/></text:span></text:p>
          </table:table-cell>
          <table:table-cell table:style-name="Table40.A1" office:value-type="string">
            <text:p text:style-name="P81"><text:span text:style-name="MathematicaFormatStandardForm"><text:span text:style-name="T45"><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81"><text:span text:style-name="MathematicaFormatStandardForm"><text:span text:style-name="T82"><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81"><text:span text:style-name="MathematicaFormatStandardForm"><text:span text:style-name="T46">+</text:span></text:span></text:p>
          </table:table-cell>
          <table:table-cell table:style-name="Table40.B2" office:value-type="string">
            <text:p text:style-name="P204"><text:span text:style-name="MathematicaFormatStandardForm"><text:span text:style-name="T44"><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204"><text:span text:style-name="MathematicaFormatStandardForm"><text:span text:style-name="T81"><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235">*</text:p>
          </table:table-cell>
          <table:table-cell table:style-name="Table40.B3" office:value-type="string">
            <text:p text:style-name="P204"><text:span text:style-name="MathematicaFormatStandardForm"><text:span text:style-name="T44"><draw:frame draw:style-name="fr1" draw:name="Object658" text:anchor-type="as-char" svg:y="-0.348in" svg:width="1.6382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204"><text:span text:style-name="MathematicaFormatStandardForm"><text:span text:style-name="T81"><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96"><text:span text:style-name="aaMathematica"><text:span text:style-name="T239"/></text:span></text:p>
      <text:p text:style-name="P112"><text:span text:style-name="aaMathematica"><text:span text:style-name="T119"><text:tab/>Finally, if we insert our actual closed form values, we have</text:span></text:span></text:p>
      <text:p text:style-name="P181"/>
      <text:p text:style-name="P36"><text:span text:style-name="aaMathematica"><text:span text:style-name="T138"><draw:frame draw:style-name="fr1" draw:name="Object371" text:anchor-type="as-char" svg:y="-0.2437in" svg:width="1.8134in" svg:height="0.3929in" draw:z-index="445"><draw:object xlink:href="./Object 236" xlink:type="simple" xlink:show="embed" xlink:actuate="onLoad"/><draw:image xlink:href="./ObjectReplacements/Object 236" xlink:type="simple" xlink:show="embed" xlink:actuate="onLoad"/><svg:desc>formula</svg:desc></draw:frame></text:span></text:span></text:p>
      <text:p text:style-name="P45"><text:span text:style-name="aaMathematica"><text:span text:style-name="T149"/></text:span></text:p>
      <text:p text:style-name="P112"><text:span text:style-name="aaMathematica"><text:span text:style-name="T119">In our convolution cases, this leads to the following identities, which are essentially analogs to</text:span></text:span><text:span text:style-name="aaMathematica"><text:span text:style-name="T95"><draw:frame draw:style-name="fr1" draw:name="Object731" text:anchor-type="as-char" svg:y="-0.1437in" svg:width="0.7161in" svg:height="0.1736in" draw:z-index="446"><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95">:</text:span></text:span></text:p>
      <text:p text:style-name="P94"/>
      <table:table table:name="Table22" table:style-name="Table22">
        <table:table-column table:style-name="Table22.A"/>
        <table:table-column table:style-name="Table22.B"/>
        <table:table-column table:style-name="Table22.C"/>
        <table:table-row>
          <table:table-cell table:style-name="Table22.A1" office:value-type="string">
            <text:p text:style-name="P72"><text:span text:style-name="MathematicaFormatStandardForm"><text:span text:style-name="T40"/></text:span></text:p>
          </table:table-cell>
          <table:table-cell table:style-name="Table22.A1" office:value-type="string">
            <text:p text:style-name="P81"><text:span text:style-name="MathematicaFormatStandardForm"><text:span text:style-name="T45"><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81"><text:span text:style-name="MathematicaFormatStandardForm"><text:span text:style-name="T82"><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81"><text:span text:style-name="MathematicaFormatStandardForm"><text:span text:style-name="T46">+</text:span></text:span></text:p>
          </table:table-cell>
          <table:table-cell table:style-name="Table22.B2" office:value-type="string">
            <text:p text:style-name="P204"><text:span text:style-name="MathematicaFormatStandardForm"><text:span text:style-name="T44"><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204"><text:span text:style-name="MathematicaFormatStandardForm"><text:span text:style-name="T81"><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235">*</text:p>
          </table:table-cell>
          <table:table-cell table:style-name="Table22.B3" office:value-type="string">
            <text:p text:style-name="P204"><text:span text:style-name="MathematicaFormatStandardForm"><text:span text:style-name="T44"><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207"><text:span text:style-name="aaMathematica"><text:span text:style-name="T291"><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96"><text:span text:style-name="aaMathematica"><text:span text:style-name="T239"/></text:span></text:p>
      <text:p text:style-name="P96"><text:span text:style-name="aaMathematica"><text:span text:style-name="T239"/></text:span></text:p>
      <text:p text:style-name="P140"/>
      <text:p text:style-name="P219"><text:span text:style-name="MathematicaFormatStandardForm"><text:span text:style-name="T58">Multiplication: </text:span></text:span><text:span text:style-name="MathematicaFormatStandardForm"><text:span text:style-name="T58"><draw:frame draw:style-name="fr1" draw:name="Object732" text:anchor-type="as-char" svg:y="-0.1626in" svg:width="1.139in" svg:height="0.2866in" draw:z-index="447"><draw:object xlink:href="./Object 732" xlink:type="simple" xlink:show="embed" xlink:actuate="onLoad"/><draw:image xlink:href="./ObjectReplacements/Object 732" xlink:type="simple" xlink:show="embed" xlink:actuate="onLoad"/><svg:desc>formula</svg:desc></draw:frame></text:span></text:span></text:p>
      <text:p text:style-name="P140"/>
      <text:p text:style-name="P113"><text:span text:style-name="aaMathematica"><text:span text:style-name="T119"><text:tab/></text:span></text:span><text:span text:style-name="aaMathematica"><text:span text:style-name="T122">We can also take the derivative of the above identity, of course, </text:span></text:span><text:span text:style-name="aaMathematica"><text:span text:style-name="T125">as</text:span></text:span></text:p>
      <text:p text:style-name="P113"><text:span text:style-name="aaMathematica"><text:span text:style-name="T122"/></text:span></text:p>
      <text:p text:style-name="P181"><draw:frame draw:style-name="fr1" draw:name="Object668" text:anchor-type="as-char" svg:y="-0.1626in" svg:width="1.1374in" svg:height="0.2866in" draw:z-index="448"><draw:object xlink:href="./Object 243" xlink:type="simple" xlink:show="embed" xlink:actuate="onLoad"/><draw:image xlink:href="./ObjectReplacements/Object 243" xlink:type="simple" xlink:show="embed" xlink:actuate="onLoad"/><svg:desc>formula</svg:desc></draw:frame></text:p>
      <text:p text:style-name="P181"/>
      <text:p text:style-name="P113"><text:span text:style-name="aaMathematica"><text:span text:style-name="T122">In the convolution case, </text:span></text:span><text:span text:style-name="aaMathematica"><text:span text:style-name="T125">the analogous relationship is</text:span></text:span></text:p>
      <text:p text:style-name="P181"/>
      <text:p text:style-name="P102"><text:span text:style-name="aaMathematica"><text:span text:style-name="T241"><draw:frame draw:style-name="fr1" draw:name="Object667" text:anchor-type="as-char" svg:y="-0.1626in" svg:width="1.1744in" svg:height="0.2866in" draw:z-index="449"><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41">/</text:span></text:span><text:span text:style-name="aaMathematica"><text:span text:style-name="T241"><draw:frame draw:style-name="fr1" draw:name="Object733" text:anchor-type="as-char" svg:y="-0.1437in" svg:width="1.1374in" svg:height="0.1945in" draw:z-index="452"><draw:object xlink:href="./Object 733" xlink:type="simple" xlink:show="embed" xlink:actuate="onLoad"/><draw:image xlink:href="./ObjectReplacements/Object 733" xlink:type="simple" xlink:show="embed" xlink:actuate="onLoad"/><svg:desc>formula</svg:desc></draw:frame></text:span></text:span></text:p>
      <text:p text:style-name="P96"><text:span text:style-name="aaMathematica"><text:span text:style-name="T239"/></text:span></text:p>
      <text:p text:style-name="P113"><text:soft-page-break/><text:span text:style-name="aaMathematica"><text:span text:style-name="T119"><text:tab/></text:span></text:span><text:span text:style-name="aaMathematica"><text:span text:style-name="T122">One way to view this is as</text:span></text:span></text:p>
      <text:p text:style-name="P96"><text:span text:style-name="aaMathematica"><text:span text:style-name="T239"/></text:span></text:p>
      <text:p text:style-name="P103"><text:span text:style-name="aaMathematica"><text:span text:style-name="T162"><draw:frame draw:style-name="fr1" draw:name="Object735" text:anchor-type="as-char" svg:y="-0.2437in" svg:width="2.1339in" svg:height="0.3929in" draw:z-index="453"><draw:object xlink:href="./Object 735" xlink:type="simple" xlink:show="embed" xlink:actuate="onLoad"/><draw:image xlink:href="./ObjectReplacements/Object 735" xlink:type="simple" xlink:show="embed" xlink:actuate="onLoad"/><svg:desc>formula</svg:desc></draw:frame></text:span></text:span></text:p>
      <text:p text:style-name="P114"><text:span text:style-name="aaMathematica"><text:span text:style-name="T124">which is</text:span></text:span></text:p>
      <text:p text:style-name="P103"><text:span text:style-name="aaMathematica"><text:span text:style-name="T162"><draw:frame draw:style-name="fr1" draw:name="Object736" text:anchor-type="as-char" svg:y="-0.2437in" svg:width="2.298in" svg:height="0.3929in" draw:z-index="454"><draw:object xlink:href="./Object 245" xlink:type="simple" xlink:show="embed" xlink:actuate="onLoad"/><draw:image xlink:href="./ObjectReplacements/Object 245" xlink:type="simple" xlink:show="embed" xlink:actuate="onLoad"/><svg:desc>formula</svg:desc></draw:frame></text:span></text:span></text:p>
      <text:p text:style-name="P94"/>
      <text:p text:style-name="P113"><text:span text:style-name="aaMathematica"><text:span text:style-name="T124">F</text:span></text:span><text:span text:style-name="aaMathematica"><text:span text:style-name="T122">or </text:span></text:span><text:span text:style-name="aaMathematica"><text:span text:style-name="T123">our</text:span></text:span><text:span text:style-name="aaMathematica"><text:span text:style-name="T122"> convolutions, </text:span></text:span><text:span text:style-name="aaMathematica"><text:span text:style-name="T124">the analogy is</text:span></text:span></text:p>
      <text:p text:style-name="P94"/>
      <table:table table:name="Table41" table:style-name="Table41">
        <table:table-column table:style-name="Table41.A"/>
        <table:table-column table:style-name="Table41.B"/>
        <table:table-column table:style-name="Table41.C"/>
        <table:table-row>
          <table:table-cell table:style-name="Table41.A1" office:value-type="string">
            <text:p text:style-name="P72"><text:span text:style-name="MathematicaFormatStandardForm"><text:span text:style-name="T40"/></text:span></text:p>
          </table:table-cell>
          <table:table-cell table:style-name="Table41.A1" office:value-type="string">
            <text:p text:style-name="P81"><text:span text:style-name="MathematicaFormatStandardForm"><text:span text:style-name="T45"><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81"><text:span text:style-name="MathematicaFormatStandardForm"><text:span text:style-name="T82"><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able:table-row table:style-name="Table41.2">
          <table:table-cell table:style-name="Table41.A2" office:value-type="string">
            <text:p text:style-name="P81"><text:span text:style-name="MathematicaFormatStandardForm"><text:span text:style-name="T46">+</text:span></text:span></text:p>
          </table:table-cell>
          <table:table-cell table:style-name="Table41.B2" office:value-type="string">
            <text:p text:style-name="P204"><text:span text:style-name="MathematicaFormatStandardForm"><text:span text:style-name="T44"><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204"><text:span text:style-name="MathematicaFormatStandardForm"><text:span text:style-name="T81"><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235">*</text:p>
          </table:table-cell>
          <table:table-cell table:style-name="Table41.B3" office:value-type="string">
            <text:p text:style-name="P204"><text:span text:style-name="MathematicaFormatStandardForm"><text:span text:style-name="T44"><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204"><text:span text:style-name="MathematicaFormatStandardForm"><text:span text:style-name="T81"><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96"><text:span text:style-name="aaMathematica"><text:span text:style-name="T239"/></text:span></text:p>
      <text:p text:style-name="P113"><text:span text:style-name="aaMathematica"><text:span text:style-name="T122"><text:tab/>If we fill in our closed form representations, this becomes</text:span></text:span></text:p>
      <text:p text:style-name="P96"><text:span text:style-name="aaMathematica"><text:span text:style-name="T239"/></text:span></text:p>
      <text:p text:style-name="P103"><text:span text:style-name="aaMathematica"><text:span text:style-name="T138"><draw:frame draw:style-name="fr1" draw:name="Object734" text:anchor-type="as-char" svg:y="-0.2437in" svg:width="2.5772in" svg:height="0.3929in" draw:z-index="465"><draw:object xlink:href="./Object 252" xlink:type="simple" xlink:show="embed" xlink:actuate="onLoad"/><draw:image xlink:href="./ObjectReplacements/Object 252" xlink:type="simple" xlink:show="embed" xlink:actuate="onLoad"/><svg:desc>formula</svg:desc></draw:frame></text:span></text:span></text:p>
      <text:p text:style-name="P113"><text:span text:style-name="aaMathematica"><text:span text:style-name="T126">And so, finally, we arrive where we want to be - i</text:span></text:span><text:span text:style-name="aaMathematica"><text:span text:style-name="T122">n the convolution case, this is</text:span></text:span></text:p>
      <text:p text:style-name="P94"/>
      <table:table table:name="Table23" table:style-name="Table23">
        <table:table-column table:style-name="Table23.A"/>
        <table:table-column table:style-name="Table23.B"/>
        <table:table-column table:style-name="Table23.C"/>
        <table:table-row>
          <table:table-cell table:style-name="Table23.A1" office:value-type="string">
            <text:p text:style-name="P72"><text:span text:style-name="MathematicaFormatStandardForm"><text:span text:style-name="T40"/></text:span></text:p>
          </table:table-cell>
          <table:table-cell table:style-name="Table23.A1" office:value-type="string">
            <text:p text:style-name="P81"><text:span text:style-name="MathematicaFormatStandardForm"><text:span text:style-name="T45"><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81"><text:span text:style-name="MathematicaFormatStandardForm"><text:span text:style-name="T82"><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81"><text:span text:style-name="MathematicaFormatStandardForm"><text:span text:style-name="T46">+</text:span></text:span></text:p>
          </table:table-cell>
          <table:table-cell table:style-name="Table23.B2" office:value-type="string">
            <text:p text:style-name="P204"><text:span text:style-name="MathematicaFormatStandardForm"><text:span text:style-name="T44"><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204"><text:span text:style-name="MathematicaFormatStandardForm"><text:span text:style-name="T81"><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235">*</text:p>
          </table:table-cell>
          <table:table-cell table:style-name="Table23.B3" office:value-type="string">
            <text:p text:style-name="P204"><text:span text:style-name="MathematicaFormatStandardForm"><text:span text:style-name="T44"><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207"><text:span text:style-name="aaMathematica"><text:span text:style-name="T291"><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69"/></text:span></text:p>
      <text:p text:style-name="P108"><text:span text:style-name="aaMathematica"><text:span text:style-name="T167"/></text:span></text:p>
      <text:p text:style-name="P115"><text:span text:style-name="aaMathematica"><text:span text:style-name="T167"/></text:span></text:p>
      <text:p text:style-name="P222"><text:span text:style-name="MathematicaFormatStandardForm"><text:span text:style-name="T127">On Convergence</text:span></text:span></text:p>
      <text:p text:style-name="P118"><text:span text:style-name="aaMathematica"><text:span text:style-name="T100"/></text:span></text:p>
      <text:p text:style-name="P118"><text:span text:style-name="aaMathematica"><text:span text:style-name="T103"><text:tab/></text:span></text:span><text:span text:style-name="aaMathematica"><text:span text:style-name="T104">Let's talk</text:span></text:span><text:span text:style-name="aaMathematica"><text:span text:style-name="T103"> about convergence. <text:s/></text:span></text:span><text:span text:style-name="aaMathematica"><text:span text:style-name="T105">In the next few sections, I</text:span></text:span><text:span text:style-name="aaMathematica"><text:span text:style-name="T104">'</text:span></text:span><text:span text:style-name="aaMathematica"><text:span text:style-name="T106">ll writ</text:span></text:span><text:span text:style-name="aaMathematica"><text:span text:style-name="T107">e</text:span></text:span><text:span text:style-name="aaMathematica"><text:span text:style-name="T106"> sums of the form</text:span></text:span><text:span text:style-name="aaMathematica"><text:span text:style-name="T167"><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67">. <text:s/></text:span></text:span><text:span text:style-name="aaMathematica"><text:span text:style-name="T170">I</text:span></text:span><text:span text:style-name="aaMathematica"><text:span text:style-name="T171">t</text:span></text:span><text:span text:style-name="aaMathematica"><text:span text:style-name="T172">'s</text:span></text:span><text:span text:style-name="aaMathematica"><text:span text:style-name="T171"> important to know </text:span></text:span><text:span text:style-name="aaMathematica"><text:span text:style-name="T173">if</text:span></text:span><text:span text:style-name="aaMathematica"><text:span text:style-name="T171"> those sums converge, given that</text:span></text:span><text:span text:style-name="aaMathematica"><text:span text:style-name="T167"><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71">often only converges for </text:span></text:span><text:span text:style-name="aaMathematica"><text:span text:style-name="T172">certain </text:span></text:span><text:span text:style-name="aaMathematica"><text:span text:style-name="T173">values</text:span></text:span><text:span text:style-name="aaMathematica"><text:span text:style-name="T171"> of x. <text:s/></text:span></text:span><text:span text:style-name="aaMathematica"><text:span text:style-name="T173">I'm</text:span></text:span><text:span text:style-name="aaMathematica"><text:span text:style-name="T170"> only concerned about cases where x is an integer value greater than or equal to 1, </text:span></text:span><text:span text:style-name="aaMathematica"><text:span text:style-name="T173">here</text:span></text:span><text:span text:style-name="aaMathematica"><text:span text:style-name="T170">.</text:span></text:span></text:p>
      <text:p text:style-name="P118"><text:span text:style-name="aaMathematica"><text:span text:style-name="T170"><text:tab/></text:span></text:span><text:span text:style-name="aaMathematica"><text:span text:style-name="T173">L</text:span></text:span><text:span text:style-name="aaMathematica"><text:span text:style-name="T170">ook at the closed forms just given for</text:span></text:span><text:span text:style-name="aaMathematica"><text:span text:style-name="T174"><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74">or</text:span></text:span><text:span text:style-name="aaMathematica"><text:span text:style-name="T174"><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70">. <text:s/>As </text:span></text:span><text:span text:style-name="aaMathematica"><text:span text:style-name="T206">k</text:span></text:span><text:span text:style-name="aaMathematica"><text:span text:style-name="T170"> </text:span></text:span><text:span text:style-name="aaMathematica"><text:span text:style-name="T173">grows</text:span></text:span><text:span text:style-name="aaMathematica"><text:span text:style-name="T170">, regardless of </text:span></text:span><text:span text:style-name="aaMathematica"><text:span text:style-name="T206">x</text:span></text:span><text:span text:style-name="aaMathematica"><text:span text:style-name="T170">, the factorial in the denominator dwarf</text:span></text:span><text:span text:style-name="aaMathematica"><text:span text:style-name="T173">s</text:span></text:span><text:span text:style-name="aaMathematica"><text:span text:style-name="T170"> the exponential in the numerator. <text:s/></text:span></text:span><text:span text:style-name="aaMathematica"><text:span text:style-name="T173">S</text:span></text:span><text:span text:style-name="aaMathematica"><text:span text:style-name="T170">o those sums will eventually converge.</text:span></text:span></text:p>
      <text:p text:style-name="P118"><text:span text:style-name="aaMathematica"><text:span text:style-name="T170"><text:tab/>The cases of</text:span></text:span><text:span text:style-name="aaMathematica"><text:span text:style-name="T174"><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74">and</text:span></text:span><text:span text:style-name="aaMathematica"><text:span text:style-name="T174"><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70">are even easier. <text:s/></text:span></text:span></text:p>
      <text:p text:style-name="P118"><text:span text:style-name="aaMathematica"><text:span text:style-name="T170"><text:tab/>It happens to be the case that, if k&gt;=x, </text:span></text:span><text:span text:style-name="aaMathematica"><text:span text:style-name="T174"><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74">, </text:span></text:span><text:span text:style-name="aaMathematica"><text:span text:style-name="T170">so for a given whole number x, the sum will consist of x non-zero terms. <text:s/></text:span></text:span></text:p>
      <text:p text:style-name="P118"><text:span text:style-name="aaMathematica"><text:span text:style-name="T170"><text:tab/>And it is likewise the case that, if</text:span></text:span><text:span text:style-name="aaMathematica"><text:span text:style-name="T174"><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70">,</text:span></text:span><text:span text:style-name="aaMathematica"><text:span text:style-name="T174"><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74">, </text:span></text:span><text:span text:style-name="aaMathematica"><text:span text:style-name="T170">so for a given whole number </text:span></text:span><text:span text:style-name="aaMathematica"><text:span text:style-name="T206">x</text:span></text:span><text:span text:style-name="aaMathematica"><text:span text:style-name="T170">, the sum will consist of</text:span></text:span><text:span text:style-name="aaMathematica"><text:span text:style-name="T174"><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70">non-zero terms.</text:span></text:span></text:p>
      <text:p text:style-name="P108"><text:span text:style-name="aaMathematica"><text:span text:style-name="T167"/></text:span></text:p>
      <text:p text:style-name="P142"><text:soft-page-break/></text:p>
      <text:p text:style-name="P220"><text:span text:style-name="MathematicaFormatStandardForm"><text:span text:style-name="T76">General Series Reversion </text:span></text:span><text:span text:style-name="MathematicaFormatStandardForm"><text:span text:style-name="T77">and Inverse Functions</text:span></text:span></text:p>
      <text:p text:style-name="P142"/>
      <text:p text:style-name="P142"><text:tab/><text:span text:style-name="T336">Here's one immediate use of these convergence properties. <text:s/></text:span></text:p>
      <text:p text:style-name="P142"/>
      <text:p text:style-name="P142"><text:span text:style-name="T336"><text:tab/>First, I want to mention how inverse functions normally work, for Taylor series. <text:s/>Suppose we have some function defined as a power series in x with a sequence of coefficients</text:span><text:span text:style-name="aaMathematica"><text:span text:style-name="T186"><draw:frame draw:style-name="fr1" draw:name="Object885" text:anchor-type="as-char" svg:y="-0.1244in" svg:width="0.2063in" svg:height="0.1752in" draw:z-index="466"><draw:object xlink:href="./Object 885" xlink:type="simple" xlink:show="embed" xlink:actuate="onLoad"/><draw:image xlink:href="./ObjectReplacements/Object 885" xlink:type="simple" xlink:show="embed" xlink:actuate="onLoad"/><svg:desc>formula</svg:desc></draw:frame></text:span></text:span><text:span text:style-name="aaMathematica"><text:span text:style-name="T187">, </text:span></text:span><text:span text:style-name="aaMathematica"><text:span text:style-name="T188">as</text:span></text:span></text:p>
      <text:p text:style-name="P142"><text:span text:style-name="aaMathematica"><text:span text:style-name="T187"/></text:span></text:p>
      <text:p text:style-name="P130"><text:span text:style-name="aaMathematica"><text:span text:style-name="T187"><draw:frame draw:style-name="fr1" draw:name="Object887" text:anchor-type="as-char" svg:y="-0.1839in" svg:width="0.9701in" svg:height="0.3252in" draw:z-index="467"><draw:object xlink:href="./Object 886" xlink:type="simple" xlink:show="embed" xlink:actuate="onLoad"/><draw:image xlink:href="./ObjectReplacements/Object 886" xlink:type="simple" xlink:show="embed" xlink:actuate="onLoad"/><svg:desc>formula</svg:desc></draw:frame></text:span></text:span></text:p>
      <text:p text:style-name="P130"><text:span text:style-name="aaMathematica"><text:span text:style-name="T187"/></text:span></text:p>
      <text:p text:style-name="P142"><text:span text:style-name="aaMathematica"><text:span text:style-name="T188">There is a second sequence of coefficients</text:span></text:span><text:span text:style-name="aaMathematica"><text:span text:style-name="T187"><draw:frame draw:style-name="fr1" draw:name="Object886" text:anchor-type="as-char" svg:y="-0.1244in" svg:width="0.2008in" svg:height="0.1752in" draw:z-index="468"><draw:object xlink:href="./Object 887" xlink:type="simple" xlink:show="embed" xlink:actuate="onLoad"/><draw:image xlink:href="./ObjectReplacements/Object 887" xlink:type="simple" xlink:show="embed" xlink:actuate="onLoad"/><svg:desc>formula</svg:desc></draw:frame></text:span></text:span><text:span text:style-name="aaMathematica"><text:span text:style-name="T187">, </text:span></text:span><text:span text:style-name="aaMathematica"><text:span text:style-name="T188">determined by</text:span></text:span><text:span text:style-name="aaMathematica"><text:span text:style-name="T186"><draw:frame draw:style-name="fr1" draw:name="Object889" text:anchor-type="as-char" svg:y="-0.1244in" svg:width="0.2063in" svg:height="0.1752in" draw:z-index="487"><draw:object xlink:href="./Object 888" xlink:type="simple" xlink:show="embed" xlink:actuate="onLoad"/><draw:image xlink:href="./ObjectReplacements/Object 888" xlink:type="simple" xlink:show="embed" xlink:actuate="onLoad"/><svg:desc>formula</svg:desc></draw:frame></text:span></text:span><text:span text:style-name="aaMathematica"><text:span text:style-name="T186">, </text:span></text:span><text:span text:style-name="aaMathematica"><text:span text:style-name="T188">that will invert this relationship, as</text:span></text:span></text:p>
      <text:p text:style-name="P130"><text:span text:style-name="aaMathematica"><text:span text:style-name="T187"/></text:span></text:p>
      <text:p text:style-name="P130"><text:span text:style-name="aaMathematica"><text:span text:style-name="T187"><draw:frame draw:style-name="fr1" draw:name="Object888" text:anchor-type="as-char" svg:y="-0.1839in" svg:width="0.9654in" svg:height="0.3252in" draw:z-index="488"><draw:object xlink:href="./Object 889" xlink:type="simple" xlink:show="embed" xlink:actuate="onLoad"/><draw:image xlink:href="./ObjectReplacements/Object 889" xlink:type="simple" xlink:show="embed" xlink:actuate="onLoad"/><svg:desc>formula</svg:desc></draw:frame></text:span></text:span></text:p>
      <text:p text:style-name="P130"><text:span text:style-name="aaMathematica"><text:span text:style-name="T187"/></text:span></text:p>
      <text:p text:style-name="P142"><text:span text:style-name="aaMathematica"><text:span text:style-name="T189">Let's quickly look at t</text:span></text:span><text:span text:style-name="aaMathematica"><text:span text:style-name="T188">hree examples of such pairs. </text:span></text:span><text:span text:style-name="aaMathematica"><text:span text:style-name="T189">One very simple one is</text:span></text:span><text:span text:style-name="aaMathematica"><text:span text:style-name="T187"><draw:frame draw:style-name="fr1" draw:name="Object891" text:anchor-type="as-char" svg:y="-0.1437in" svg:width="1.0898in" svg:height="0.1945in" draw:z-index="503"><draw:object xlink:href="./Object 890" xlink:type="simple" xlink:show="embed" xlink:actuate="onLoad"/><draw:image xlink:href="./ObjectReplacements/Object 890" xlink:type="simple" xlink:show="embed" xlink:actuate="onLoad"/><svg:desc>formula</svg:desc></draw:frame></text:span></text:span><text:span text:style-name="aaMathematica"><text:span text:style-name="T187">. <text:s/></text:span></text:span><text:span text:style-name="aaMathematica"><text:span text:style-name="T189">This gives us</text:span></text:span></text:p>
      <text:p text:style-name="P142"><text:span text:style-name="aaMathematica"><text:span text:style-name="T189"/></text:span></text:p>
      <text:p text:style-name="P130"><text:span text:style-name="aaMathematica"><text:span text:style-name="T187"><draw:frame draw:style-name="fr1" draw:name="Object892" text:anchor-type="as-char" svg:y="-0.2043in" svg:width="0.8008in" svg:height="0.3445in" draw:z-index="504"><draw:object xlink:href="./Object 891" xlink:type="simple" xlink:show="embed" xlink:actuate="onLoad"/><draw:image xlink:href="./ObjectReplacements/Object 891" xlink:type="simple" xlink:show="embed" xlink:actuate="onLoad"/><svg:desc>formula</svg:desc></draw:frame></text:span></text:span></text:p>
      <text:p text:style-name="P130"><text:span text:style-name="aaMathematica"><text:span text:style-name="T189"/></text:span></text:p>
      <text:p text:style-name="P130"><text:span text:style-name="aaMathematica"><text:span text:style-name="T187"><draw:frame draw:style-name="fr1" draw:name="Object893" text:anchor-type="as-char" svg:y="-0.2228in" svg:width="1.3516in" svg:height="0.3638in" draw:z-index="505"><draw:object xlink:href="./Object 892" xlink:type="simple" xlink:show="embed" xlink:actuate="onLoad"/><draw:image xlink:href="./ObjectReplacements/Object 892" xlink:type="simple" xlink:show="embed" xlink:actuate="onLoad"/><svg:desc>formula</svg:desc></draw:frame></text:span></text:span></text:p>
      <text:p text:style-name="P130"><text:span text:style-name="aaMathematica"><text:span text:style-name="T187"/></text:span></text:p>
      <text:p text:style-name="P142"><text:span text:style-name="aaMathematica"><text:span text:style-name="T187">Another example include</text:span></text:span><text:span text:style-name="aaMathematica"><text:span text:style-name="T189">s</text:span></text:span><text:span text:style-name="aaMathematica"><text:span text:style-name="T187"><draw:frame draw:style-name="fr1" draw:name="Object890" text:anchor-type="as-char" svg:y="-0.228in" svg:width="1.2417in" svg:height="0.352in" draw:z-index="555"><draw:object xlink:href="./Object 893" xlink:type="simple" xlink:show="embed" xlink:actuate="onLoad"/><draw:image xlink:href="./ObjectReplacements/Object 893" xlink:type="simple" xlink:show="embed" xlink:actuate="onLoad"/><svg:desc>formula</svg:desc></draw:frame></text:span></text:span><text:span text:style-name="aaMathematica"><text:span text:style-name="T188">, </text:span></text:span><text:span text:style-name="aaMathematica"><text:span text:style-name="T189">giving us</text:span></text:span></text:p>
      <text:p text:style-name="P142"><text:span text:style-name="aaMathematica"><text:span text:style-name="T189"/></text:span></text:p>
      <text:p text:style-name="P130"><text:span text:style-name="aaMathematica"><text:span text:style-name="T187"><draw:frame draw:style-name="fr1" draw:name="Object894" text:anchor-type="as-char" svg:y="-0.228in" svg:width="1.4984in" svg:height="0.3689in" draw:z-index="568"><draw:object xlink:href="./Object 894" xlink:type="simple" xlink:show="embed" xlink:actuate="onLoad"/><draw:image xlink:href="./ObjectReplacements/Object 894" xlink:type="simple" xlink:show="embed" xlink:actuate="onLoad"/><svg:desc>formula</svg:desc></draw:frame></text:span></text:span></text:p>
      <text:p text:style-name="P130"><text:span text:style-name="aaMathematica"><text:span text:style-name="T189"/></text:span></text:p>
      <text:p text:style-name="P130"><text:span text:style-name="aaMathematica"><text:span text:style-name="T187"><draw:frame draw:style-name="fr1" draw:name="Object895" text:anchor-type="as-char" svg:y="-0.2043in" svg:width="1.2661in" svg:height="0.3445in" draw:z-index="569"><draw:object xlink:href="./Object 895" xlink:type="simple" xlink:show="embed" xlink:actuate="onLoad"/><draw:image xlink:href="./ObjectReplacements/Object 895" xlink:type="simple" xlink:show="embed" xlink:actuate="onLoad"/><svg:desc>formula</svg:desc></draw:frame></text:span></text:span></text:p>
      <text:p text:style-name="P48"><text:span text:style-name="aaMathematica"><text:span text:style-name="T240"/></text:span></text:p>
      <text:p text:style-name="P48"><text:span text:style-name="aaMathematica"><text:span text:style-name="T157">Let's look at somewhat more esoteric coefficients. <text:s/>If</text:span></text:span><text:span text:style-name="aaMathematica"><text:span text:style-name="T157"><draw:frame draw:style-name="fr1" draw:name="Object897" text:anchor-type="as-char" svg:y="-0.1244in" svg:width="0.3953in" svg:height="0.1752in" draw:z-index="576"><draw:object xlink:href="./Object 896" xlink:type="simple" xlink:show="embed" xlink:actuate="onLoad"/><draw:image xlink:href="./ObjectReplacements/Object 896" xlink:type="simple" xlink:show="embed" xlink:actuate="onLoad"/><svg:desc>formula</svg:desc></draw:frame></text:span></text:span><text:span text:style-name="aaMathematica"><text:span text:style-name="T157">and</text:span></text:span><text:span text:style-name="aaMathematica"><text:span text:style-name="T157"><draw:frame draw:style-name="fr1" draw:name="Object898" text:anchor-type="as-char" svg:y="-0.1244in" svg:width="0.3898in" svg:height="0.1752in" draw:z-index="577"><draw:object xlink:href="./Object 897" xlink:type="simple" xlink:show="embed" xlink:actuate="onLoad"/><draw:image xlink:href="./ObjectReplacements/Object 897" xlink:type="simple" xlink:show="embed" xlink:actuate="onLoad"/><svg:desc>formula</svg:desc></draw:frame></text:span></text:span><text:span text:style-name="aaMathematica"><text:span text:style-name="T157">when k is even, and</text:span></text:span><text:span text:style-name="aaMathematica"><text:span text:style-name="T156"><draw:frame draw:style-name="fr1" draw:name="Object896" text:anchor-type="as-char" svg:y="-0.322in" svg:width="0.7902in" svg:height="0.4465in" draw:z-index="578"><draw:object xlink:href="./Object 898" xlink:type="simple" xlink:show="embed" xlink:actuate="onLoad"/><draw:image xlink:href="./ObjectReplacements/Object 898" xlink:type="simple" xlink:show="embed" xlink:actuate="onLoad"/><svg:desc>formula</svg:desc></draw:frame></text:span></text:span><text:span text:style-name="aaMathematica"><text:span text:style-name="T157">and</text:span></text:span><text:span text:style-name="aaMathematica"><text:span text:style-name="T156"><draw:frame draw:style-name="fr1" draw:name="Object899" text:anchor-type="as-char" svg:y="-0.322in" svg:width="1.4626in" svg:height="0.4547in" draw:z-index="653"><draw:object xlink:href="./Object 899" xlink:type="simple" xlink:show="embed" xlink:actuate="onLoad"/><draw:image xlink:href="./ObjectReplacements/Object 899" xlink:type="simple" xlink:show="embed" xlink:actuate="onLoad"/><svg:desc>formula</svg:desc></draw:frame></text:span></text:span><text:span text:style-name="aaMathematica"><text:span text:style-name="T157">when k is odd </text:span></text:span><text:span text:style-name="aaMathematica"><text:span text:style-name="T158">(the second term in </text:span></text:span><text:span text:style-name="aaMathematica"><text:span text:style-name="T157"><draw:frame draw:style-name="fr1" draw:name="Object900" text:anchor-type="as-char" svg:y="-0.1244in" svg:width="0.2008in" svg:height="0.1752in" draw:z-index="663"><draw:object xlink:href="./Object 900" xlink:type="simple" xlink:show="embed" xlink:actuate="onLoad"/><draw:image xlink:href="./ObjectReplacements/Object 900" xlink:type="simple" xlink:show="embed" xlink:actuate="onLoad"/><svg:desc>formula</svg:desc></draw:frame></text:span></text:span><text:span text:style-name="aaMathematica"><text:span text:style-name="T158">is a binomial coefficient), then we have</text:span></text:span></text:p>
      <text:p text:style-name="P48"><text:span text:style-name="aaMathematica"><text:span text:style-name="T158"/></text:span></text:p>
      <text:p text:style-name="P130"><text:span text:style-name="aaMathematica"><text:span text:style-name="T187"><draw:frame draw:style-name="fr1" draw:name="Object902" text:anchor-type="as-char" svg:y="-0.322in" svg:width="1.2819in" svg:height="0.4626in" draw:z-index="664"><draw:object xlink:href="./Object 901" xlink:type="simple" xlink:show="embed" xlink:actuate="onLoad"/><draw:image xlink:href="./ObjectReplacements/Object 901" xlink:type="simple" xlink:show="embed" xlink:actuate="onLoad"/><svg:desc>formula</svg:desc></draw:frame></text:span></text:span></text:p>
      <text:p text:style-name="P130"><text:span text:style-name="aaMathematica"><text:span text:style-name="T189"/></text:span></text:p>
      <text:p text:style-name="P41"><text:span text:style-name="aaMathematica"><text:span text:style-name="T187"><draw:frame draw:style-name="fr1" draw:name="Object901" text:anchor-type="as-char" svg:y="-0.322in" svg:width="1.9547in" svg:height="0.4626in" draw:z-index="665"><draw:object xlink:href="./Object 902" xlink:type="simple" xlink:show="embed" xlink:actuate="onLoad"/><draw:image xlink:href="./ObjectReplacements/Object 902" xlink:type="simple" xlink:show="embed" xlink:actuate="onLoad"/><svg:desc>formula</svg:desc></draw:frame></text:span></text:span></text:p>
      <text:p text:style-name="P41"><text:span text:style-name="aaMathematica"><text:span text:style-name="T187"/></text:span></text:p>
      <text:p text:style-name="P48"><text:span text:style-name="aaMathematica"><text:span text:style-name="T158">These latter two pairs of series are subject to the normal rules about convergence, of course.</text:span></text:span></text:p>
      <text:p text:style-name="P48"><text:span text:style-name="aaMathematica"><text:span text:style-name="T158"/></text:span></text:p>
      <text:p text:style-name="P49"><text:span text:style-name="aaMathematica"><text:span text:style-name="T159"><text:tab/></text:span></text:span><text:span text:style-name="aaMathematica"><text:span text:style-name="T160">An analogy of this approach also works for our various convolutions, which is to say, given the exact same sequence of coefficients</text:span></text:span><text:span text:style-name="aaMathematica"><text:span text:style-name="T160"><draw:frame draw:style-name="fr1" draw:name="Object905" text:anchor-type="as-char" svg:y="-0.1244in" svg:width="0.2063in" svg:height="0.1752in" draw:z-index="666"><draw:object xlink:href="./Object 905" xlink:type="simple" xlink:show="embed" xlink:actuate="onLoad"/><draw:image xlink:href="./ObjectReplacements/Object 905" xlink:type="simple" xlink:show="embed" xlink:actuate="onLoad"/><svg:desc>formula</svg:desc></draw:frame></text:span></text:span><text:span text:style-name="aaMathematica"><text:span text:style-name="T160">and its inverse</text:span></text:span><text:span text:style-name="aaMathematica"><text:span text:style-name="T160"><draw:frame draw:style-name="fr1" draw:name="Object906" text:anchor-type="as-char" svg:y="-0.1244in" svg:width="0.2008in" svg:height="0.1752in" draw:z-index="667"><draw:object xlink:href="./Object 906" xlink:type="simple" xlink:show="embed" xlink:actuate="onLoad"/><draw:image xlink:href="./ObjectReplacements/Object 906" xlink:type="simple" xlink:show="embed" xlink:actuate="onLoad"/><svg:desc>formula</svg:desc></draw:frame></text:span></text:span><text:span text:style-name="aaMathematica"><text:span text:style-name="T160">, there is a specific way to make sense of the assertion that if</text:span></text:span></text:p>
      <text:p text:style-name="P49"><text:span text:style-name="aaMathematica"><text:span text:style-name="T160"/></text:span></text:p>
      <text:p text:style-name="P131"><text:span text:style-name="aaMathematica"><text:span text:style-name="T187"><draw:frame draw:style-name="fr1" draw:name="Object904" text:anchor-type="as-char" svg:y="-0.1839in" svg:width="1.002in" svg:height="0.3252in" draw:z-index="668"><draw:object xlink:href="./Object 904" xlink:type="simple" xlink:show="embed" xlink:actuate="onLoad"/><draw:image xlink:href="./ObjectReplacements/Object 904" xlink:type="simple" xlink:show="embed" xlink:actuate="onLoad"/><svg:desc>formula</svg:desc></draw:frame></text:span></text:span></text:p>
      <text:p text:style-name="P131"><text:span text:style-name="aaMathematica"><text:span text:style-name="T187"/></text:span></text:p>
      <text:p text:style-name="P143"><text:soft-page-break/><text:span text:style-name="aaMathematica"><text:span text:style-name="T190">then</text:span></text:span></text:p>
      <text:p text:style-name="P42"><text:span text:style-name="aaMathematica"><text:span text:style-name="T187"><draw:frame draw:style-name="fr1" draw:name="Object903" text:anchor-type="as-char" svg:y="-0.1839in" svg:width="0.9965in" svg:height="0.3252in" draw:z-index="669"><draw:object xlink:href="./Object 903" xlink:type="simple" xlink:show="embed" xlink:actuate="onLoad"/><draw:image xlink:href="./ObjectReplacements/Object 903" xlink:type="simple" xlink:show="embed" xlink:actuate="onLoad"/><svg:desc>formula</svg:desc></draw:frame></text:span></text:span></text:p>
      <text:p text:style-name="P161"/>
      <text:p text:style-name="P132"><text:span text:style-name="aaMathematica"><text:span text:style-name="T187"><draw:frame draw:style-name="fr1" draw:name="Object908" text:anchor-type="as-char" svg:y="-0.1839in" svg:width="1.4252in" svg:height="0.3252in" draw:z-index="670"><draw:object xlink:href="./Object 908" xlink:type="simple" xlink:show="embed" xlink:actuate="onLoad"/><draw:image xlink:href="./ObjectReplacements/Object 908" xlink:type="simple" xlink:show="embed" xlink:actuate="onLoad"/><svg:desc>formula</svg:desc></draw:frame></text:span></text:span></text:p>
      <text:p text:style-name="P132"><text:span text:style-name="aaMathematica"><text:span text:style-name="T187"/></text:span></text:p>
      <text:p text:style-name="P132"><text:span text:style-name="aaMathematica"><text:span text:style-name="T187"><draw:frame draw:style-name="fr1" draw:name="Object909" text:anchor-type="as-char" svg:y="-0.1839in" svg:width="1.3866in" svg:height="0.3252in" draw:z-index="671"><draw:object xlink:href="./Object 909" xlink:type="simple" xlink:show="embed" xlink:actuate="onLoad"/><draw:image xlink:href="./ObjectReplacements/Object 909" xlink:type="simple" xlink:show="embed" xlink:actuate="onLoad"/><svg:desc>formula</svg:desc></draw:frame></text:span></text:span></text:p>
      <text:p text:style-name="P161"/>
      <text:p text:style-name="P161"/>
      <text:p text:style-name="P138"><draw:frame draw:style-name="fr1" draw:name="Object915" text:anchor-type="as-char" svg:y="-0.1437in" svg:width="0.5744in" svg:height="0.1783in" draw:z-index="672"><draw:object xlink:href="./Object 915" xlink:type="simple" xlink:show="embed" xlink:actuate="onLoad"/><draw:image xlink:href="./ObjectReplacements/Object 915" xlink:type="simple" xlink:show="embed" xlink:actuate="onLoad"/><svg:desc>formula</svg:desc></draw:frame></text:p>
      <text:p text:style-name="P138"/>
      <table:table table:name="Table59" table:style-name="Table59">
        <table:table-column table:style-name="Table59.A"/>
        <table:table-column table:style-name="Table59.B"/>
        <table:table-column table:style-name="Table59.C"/>
        <table:table-row>
          <table:table-cell table:style-name="Table59.A1" office:value-type="string">
            <text:p text:style-name="P77"><text:span text:style-name="MathematicaFormatStandardForm"><text:span text:style-name="T40"/></text:span></text:p>
          </table:table-cell>
          <table:table-cell table:style-name="Table59.A1" office:value-type="string">
            <text:p text:style-name="P86"><text:span text:style-name="MathematicaFormatStandardForm"><text:span text:style-name="T45"><draw:frame draw:style-name="fr2" draw:name="Object916" text:anchor-type="as-char" svg:y="-0.1516in" svg:width="0.2264in" svg:height="0.2091in" draw:z-index="677"><draw:object xlink:href="./Object 916" xlink:type="simple" xlink:show="embed" xlink:actuate="onLoad"/><draw:image xlink:href="./ObjectReplacements/Object 916" xlink:type="simple" xlink:show="embed" xlink:actuate="onLoad"/><svg:desc>formula</svg:desc></draw:frame></text:span></text:span></text:p>
          </table:table-cell>
          <table:table-cell table:style-name="Table59.C1" office:value-type="string">
            <text:p text:style-name="P86"><text:span text:style-name="MathematicaFormatStandardForm"><text:span text:style-name="T82"><draw:frame draw:style-name="fr2" draw:name="Object917" text:anchor-type="as-char" svg:y="-0.1425in" svg:width="0.2898in" svg:height="0.1902in" draw:z-index="678"><draw:object xlink:href="./Object 917" xlink:type="simple" xlink:show="embed" xlink:actuate="onLoad"/><draw:image xlink:href="./ObjectReplacements/Object 917" xlink:type="simple" xlink:show="embed" xlink:actuate="onLoad"/><svg:desc>formula</svg:desc></draw:frame></text:span></text:span></text:p>
          </table:table-cell>
        </table:table-row>
        <table:table-row table:style-name="Table59.2">
          <table:table-cell table:style-name="Table59.A2" office:value-type="string">
            <text:p text:style-name="P86"><text:span text:style-name="MathematicaFormatStandardForm"><text:span text:style-name="T46">+</text:span></text:span></text:p>
          </table:table-cell>
          <table:table-cell table:style-name="Table59.B2" office:value-type="string">
            <text:p text:style-name="P104"><text:span text:style-name="MathematicaFormatStandardForm"><text:span text:style-name="T44"><draw:frame draw:style-name="fr1" draw:name="Object918" text:anchor-type="as-char" svg:y="-0.2437in" svg:width="1.6898in" svg:height="0.3929in" draw:z-index="679"><draw:object xlink:href="./Object 918" xlink:type="simple" xlink:show="embed" xlink:actuate="onLoad"/><draw:image xlink:href="./ObjectReplacements/Object 918" xlink:type="simple" xlink:show="embed" xlink:actuate="onLoad"/><svg:desc>formula</svg:desc></draw:frame></text:span></text:span></text:p>
          </table:table-cell>
          <table:table-cell table:style-name="Table59.C2" office:value-type="string">
            <text:p text:style-name="P184"><text:span text:style-name="aaMathematica"><text:span text:style-name="T287"><draw:frame draw:style-name="fr1" draw:name="Object919" text:anchor-type="as-char" svg:y="-0.2339in" svg:width="1.4236in" svg:height="0.3752in" draw:z-index="680"><draw:object xlink:href="./Object 919" xlink:type="simple" xlink:show="embed" xlink:actuate="onLoad"/><draw:image xlink:href="./ObjectReplacements/Object 919" xlink:type="simple" xlink:show="embed" xlink:actuate="onLoad"/><svg:desc>formula</svg:desc></draw:frame></text:span></text:span></text:p>
          </table:table-cell>
        </table:table-row>
        <table:table-row>
          <table:table-cell table:style-name="Table59.A3" office:value-type="string">
            <text:p text:style-name="P232">*</text:p>
          </table:table-cell>
          <table:table-cell table:style-name="Table59.B3" office:value-type="string">
            <text:p text:style-name="P104"><text:span text:style-name="MathematicaFormatStandardForm"><text:span text:style-name="T44"><draw:frame draw:style-name="fr1" draw:name="Object907" text:anchor-type="as-char" svg:y="-0.348in" svg:width="1.6374in" svg:height="0.4972in" draw:z-index="681"><draw:object xlink:href="./Object 907" xlink:type="simple" xlink:show="embed" xlink:actuate="onLoad"/><draw:image xlink:href="./ObjectReplacements/Object 907" xlink:type="simple" xlink:show="embed" xlink:actuate="onLoad"/><svg:desc>formula</svg:desc></draw:frame></text:span></text:span></text:p>
          </table:table-cell>
          <table:table-cell table:style-name="Table59.C3" office:value-type="string">
            <text:p text:style-name="P184"><text:span text:style-name="aaMathematica"><text:span text:style-name="T287"><draw:frame draw:style-name="fr1" draw:name="Object921" text:anchor-type="as-char" svg:y="-0.3382in" svg:width="1.4382in" svg:height="0.4783in" draw:z-index="682"><draw:object xlink:href="./Object 921" xlink:type="simple" xlink:show="embed" xlink:actuate="onLoad"/><draw:image xlink:href="./ObjectReplacements/Object 921" xlink:type="simple" xlink:show="embed" xlink:actuate="onLoad"/><svg:desc>formula</svg:desc></draw:frame></text:span></text:span></text:p>
          </table:table-cell>
        </table:table-row>
      </table:table>
      <text:p text:style-name="P144"/>
      <text:p text:style-name="P163"/>
      <text:p text:style-name="P138"><draw:frame draw:style-name="fr1" draw:name="Object923" text:anchor-type="as-char" svg:y="-0.1437in" svg:width="0.5744in" svg:height="0.1783in" draw:z-index="673"><draw:object xlink:href="./Object 923" xlink:type="simple" xlink:show="embed" xlink:actuate="onLoad"/><draw:image xlink:href="./ObjectReplacements/Object 923" xlink:type="simple" xlink:show="embed" xlink:actuate="onLoad"/><svg:desc>formula</svg:desc></draw:frame></text:p>
      <text:p text:style-name="P11"/>
      <table:table table:name="Table60" table:style-name="Table60">
        <table:table-column table:style-name="Table60.A"/>
        <table:table-column table:style-name="Table60.B"/>
        <table:table-column table:style-name="Table60.C"/>
        <table:table-row>
          <table:table-cell table:style-name="Table60.A1" office:value-type="string">
            <text:p text:style-name="P77"><text:span text:style-name="MathematicaFormatStandardForm"><text:span text:style-name="T40"/></text:span></text:p>
          </table:table-cell>
          <table:table-cell table:style-name="Table60.A1" office:value-type="string">
            <text:p text:style-name="P86"><text:span text:style-name="MathematicaFormatStandardForm"><text:span text:style-name="T45"><draw:frame draw:style-name="fr2" draw:name="Object924" text:anchor-type="as-char" svg:y="-0.1516in" svg:width="0.2264in" svg:height="0.2091in" draw:z-index="683"><draw:object xlink:href="./Object 924" xlink:type="simple" xlink:show="embed" xlink:actuate="onLoad"/><draw:image xlink:href="./ObjectReplacements/Object 924" xlink:type="simple" xlink:show="embed" xlink:actuate="onLoad"/><svg:desc>formula</svg:desc></draw:frame></text:span></text:span></text:p>
          </table:table-cell>
          <table:table-cell table:style-name="Table60.C1" office:value-type="string">
            <text:p text:style-name="P86"><text:span text:style-name="MathematicaFormatStandardForm"><text:span text:style-name="T82"><draw:frame draw:style-name="fr2" draw:name="Object925" text:anchor-type="as-char" svg:y="-0.1425in" svg:width="0.2898in" svg:height="0.1902in" draw:z-index="684"><draw:object xlink:href="./Object 925" xlink:type="simple" xlink:show="embed" xlink:actuate="onLoad"/><draw:image xlink:href="./ObjectReplacements/Object 925" xlink:type="simple" xlink:show="embed" xlink:actuate="onLoad"/><svg:desc>formula</svg:desc></draw:frame></text:span></text:span></text:p>
          </table:table-cell>
        </table:table-row>
        <table:table-row table:style-name="Table60.2">
          <table:table-cell table:style-name="Table60.A2" office:value-type="string">
            <text:p text:style-name="P86"><text:span text:style-name="MathematicaFormatStandardForm"><text:span text:style-name="T46">+</text:span></text:span></text:p>
          </table:table-cell>
          <table:table-cell table:style-name="Table60.B2" office:value-type="string">
            <text:p text:style-name="P104"><text:span text:style-name="MathematicaFormatStandardForm"><text:span text:style-name="T44"><draw:frame draw:style-name="fr1" draw:name="Object926" text:anchor-type="as-char" svg:y="-0.2437in" svg:width="2.6701in" svg:height="0.3929in" draw:z-index="685"><draw:object xlink:href="./Object 926" xlink:type="simple" xlink:show="embed" xlink:actuate="onLoad"/><draw:image xlink:href="./ObjectReplacements/Object 926" xlink:type="simple" xlink:show="embed" xlink:actuate="onLoad"/><svg:desc>formula</svg:desc></draw:frame></text:span></text:span></text:p>
          </table:table-cell>
          <table:table-cell table:style-name="Table60.C2" office:value-type="string">
            <text:p text:style-name="P184"><text:span text:style-name="aaMathematica"><text:span text:style-name="T287"><draw:frame draw:style-name="fr1" draw:name="Object927" text:anchor-type="as-char" svg:y="-0.2339in" svg:width="2.2508in" svg:height="0.3752in" draw:z-index="686"><draw:object xlink:href="./Object 927" xlink:type="simple" xlink:show="embed" xlink:actuate="onLoad"/><draw:image xlink:href="./ObjectReplacements/Object 927" xlink:type="simple" xlink:show="embed" xlink:actuate="onLoad"/><svg:desc>formula</svg:desc></draw:frame></text:span></text:span></text:p>
          </table:table-cell>
        </table:table-row>
        <table:table-row>
          <table:table-cell table:style-name="Table60.A3" office:value-type="string">
            <text:p text:style-name="P232">*</text:p>
          </table:table-cell>
          <table:table-cell table:style-name="Table60.B3" office:value-type="string">
            <text:p text:style-name="P104"><text:span text:style-name="MathematicaFormatStandardForm"><text:span text:style-name="T44"><draw:frame draw:style-name="fr1" draw:name="Object928" text:anchor-type="as-char" svg:y="-0.348in" svg:width="2.4575in" svg:height="0.4972in" draw:z-index="687"><draw:object xlink:href="./Object 928" xlink:type="simple" xlink:show="embed" xlink:actuate="onLoad"/><draw:image xlink:href="./ObjectReplacements/Object 928" xlink:type="simple" xlink:show="embed" xlink:actuate="onLoad"/><svg:desc>formula</svg:desc></draw:frame></text:span></text:span></text:p>
          </table:table-cell>
          <table:table-cell table:style-name="Table60.C3" office:value-type="string">
            <text:p text:style-name="P184"><text:span text:style-name="aaMathematica"><text:span text:style-name="T287"><draw:frame draw:style-name="fr1" draw:name="Object929" text:anchor-type="as-char" svg:y="-0.3382in" svg:width="2.1638in" svg:height="0.4783in" draw:z-index="688"><draw:object xlink:href="./Object 929" xlink:type="simple" xlink:show="embed" xlink:actuate="onLoad"/><draw:image xlink:href="./ObjectReplacements/Object 929" xlink:type="simple" xlink:show="embed" xlink:actuate="onLoad"/><svg:desc>formula</svg:desc></draw:frame></text:span></text:span><text:span text:style-name="aaMathematica"><text:span text:style-name="T287"> </text:span></text:span></text:p>
          </table:table-cell>
        </table:table-row>
      </table:table>
      <text:p text:style-name="P33"><text:span text:style-name="aaMathematica"><text:span text:style-name="T174"/></text:span></text:p>
      <text:p text:style-name="P33"><text:span text:style-name="aaMathematica"><text:span text:style-name="T161">and so on. <text:s/></text:span></text:span></text:p>
      <text:p text:style-name="P33"><text:span text:style-name="aaMathematica"><text:span text:style-name="T161"/></text:span></text:p>
      <text:p text:style-name="P116"><text:span text:style-name="aaMathematica"><text:span text:style-name="T119"/></text:span></text:p>
      <text:p text:style-name="P185"><draw:frame draw:style-name="fr1" draw:name="Object930" text:anchor-type="as-char" svg:y="-0.1437in" svg:width="1.3516in" svg:height="0.1783in" draw:z-index="674"><draw:object xlink:href="./Object 930" xlink:type="simple" xlink:show="embed" xlink:actuate="onLoad"/><draw:image xlink:href="./ObjectReplacements/Object 930" xlink:type="simple" xlink:show="embed" xlink:actuate="onLoad"/><svg:desc>formula</svg:desc></draw:frame></text:p>
      <text:p text:style-name="P185"/>
      <text:p text:style-name="P185"><draw:frame draw:style-name="fr1" draw:name="Object931" text:anchor-type="as-char" svg:y="-0.1437in" svg:width="1.4063in" svg:height="0.1783in" draw:z-index="675"><draw:object xlink:href="./Object 931" xlink:type="simple" xlink:show="embed" xlink:actuate="onLoad"/><draw:image xlink:href="./ObjectReplacements/Object 931" xlink:type="simple" xlink:show="embed" xlink:actuate="onLoad"/><svg:desc>formula</svg:desc></draw:frame></text:p>
      <text:p text:style-name="P185"/>
      <text:p text:style-name="P43"><text:span text:style-name="aaMathematica"><text:span text:style-name="T149"><draw:frame draw:style-name="fr1" draw:name="Object922" text:anchor-type="as-char" svg:y="-0.2437in" svg:width="2.248in" svg:height="0.3929in" draw:z-index="676"><draw:object xlink:href="./Object 922" xlink:type="simple" xlink:show="embed" xlink:actuate="onLoad"/><draw:image xlink:href="./ObjectReplacements/Object 922" xlink:type="simple" xlink:show="embed" xlink:actuate="onLoad"/><svg:desc>formula</svg:desc></draw:frame></text:span></text:span></text:p>
      <text:p text:style-name="P95"/>
      <table:table table:name="Table58" table:style-name="Table58">
        <table:table-column table:style-name="Table58.A"/>
        <table:table-column table:style-name="Table58.B"/>
        <table:table-column table:style-name="Table58.C"/>
        <table:table-row>
          <table:table-cell table:style-name="Table58.A1" office:value-type="string">
            <text:p text:style-name="P78"><text:span text:style-name="MathematicaFormatStandardForm"><text:span text:style-name="T40"/></text:span></text:p>
          </table:table-cell>
          <table:table-cell table:style-name="Table58.A1" office:value-type="string">
            <text:p text:style-name="P87"><text:span text:style-name="MathematicaFormatStandardForm"><text:span text:style-name="T45"><draw:frame draw:style-name="fr2" draw:name="Object910" text:anchor-type="as-char" svg:y="-0.1516in" svg:width="0.2264in" svg:height="0.2091in" draw:z-index="689"><draw:object xlink:href="./Object 910" xlink:type="simple" xlink:show="embed" xlink:actuate="onLoad"/><draw:image xlink:href="./ObjectReplacements/Object 910" xlink:type="simple" xlink:show="embed" xlink:actuate="onLoad"/><svg:desc>formula</svg:desc></draw:frame></text:span></text:span></text:p>
          </table:table-cell>
          <table:table-cell table:style-name="Table58.C1" office:value-type="string">
            <text:p text:style-name="P87"><text:span text:style-name="MathematicaFormatStandardForm"><text:span text:style-name="T82"><draw:frame draw:style-name="fr2" draw:name="Object911" text:anchor-type="as-char" svg:y="-0.1425in" svg:width="0.2898in" svg:height="0.1902in" draw:z-index="690"><draw:object xlink:href="./Object 911" xlink:type="simple" xlink:show="embed" xlink:actuate="onLoad"/><draw:image xlink:href="./ObjectReplacements/Object 911" xlink:type="simple" xlink:show="embed" xlink:actuate="onLoad"/><svg:desc>formula</svg:desc></draw:frame></text:span></text:span></text:p>
          </table:table-cell>
        </table:table-row>
        <table:table-row table:style-name="Table58.2">
          <table:table-cell table:style-name="Table58.A2" office:value-type="string">
            <text:p text:style-name="P87"><text:span text:style-name="MathematicaFormatStandardForm"><text:span text:style-name="T46">+</text:span></text:span></text:p>
          </table:table-cell>
          <table:table-cell table:style-name="Table58.B2" office:value-type="string">
            <text:p text:style-name="P205"><text:span text:style-name="MathematicaFormatStandardForm"><text:span text:style-name="T44"><draw:frame draw:style-name="fr1" draw:name="Object912" text:anchor-type="as-char" svg:y="-0.2437in" svg:width="2.3425in" svg:height="0.3929in" draw:z-index="691"><draw:object xlink:href="./Object 912" xlink:type="simple" xlink:show="embed" xlink:actuate="onLoad"/><draw:image xlink:href="./ObjectReplacements/Object 912" xlink:type="simple" xlink:show="embed" xlink:actuate="onLoad"/><svg:desc>formula</svg:desc></draw:frame></text:span></text:span></text:p>
          </table:table-cell>
          <table:table-cell table:style-name="Table58.C2" office:value-type="string">
            <text:p text:style-name="P205"><text:span text:style-name="MathematicaFormatStandardForm"><text:span text:style-name="T81"><draw:frame draw:style-name="fr1" draw:name="Object913" text:anchor-type="as-char" svg:y="-0.2339in" svg:width="2.0929in" svg:height="0.3752in" draw:z-index="692"><draw:object xlink:href="./Object 913" xlink:type="simple" xlink:show="embed" xlink:actuate="onLoad"/><draw:image xlink:href="./ObjectReplacements/Object 913" xlink:type="simple" xlink:show="embed" xlink:actuate="onLoad"/><svg:desc>formula</svg:desc></draw:frame></text:span></text:span></text:p>
          </table:table-cell>
        </table:table-row>
        <table:table-row>
          <table:table-cell table:style-name="Table58.A3" office:value-type="string">
            <text:p text:style-name="P236">*</text:p>
          </table:table-cell>
          <table:table-cell table:style-name="Table58.B3" office:value-type="string">
            <text:p text:style-name="P205"><text:span text:style-name="MathematicaFormatStandardForm"><text:span text:style-name="T44"><draw:frame draw:style-name="fr1" draw:name="Object914" text:anchor-type="as-char" svg:y="-0.348in" svg:width="2.2902in" svg:height="0.4972in" draw:z-index="693"><draw:object xlink:href="./Object 914" xlink:type="simple" xlink:show="embed" xlink:actuate="onLoad"/><draw:image xlink:href="./ObjectReplacements/Object 914" xlink:type="simple" xlink:show="embed" xlink:actuate="onLoad"/><svg:desc>formula</svg:desc></draw:frame></text:span></text:span></text:p>
          </table:table-cell>
          <table:table-cell table:style-name="Table58.C3" office:value-type="string">
            <text:p text:style-name="P205"><text:span text:style-name="MathematicaFormatStandardForm"><text:span text:style-name="T81"><draw:frame draw:style-name="fr1" draw:name="Object920" text:anchor-type="as-char" svg:y="-0.3382in" svg:width="2.0957in" svg:height="0.4783in" draw:z-index="694"><draw:object xlink:href="./Object 920" xlink:type="simple" xlink:show="embed" xlink:actuate="onLoad"/><draw:image xlink:href="./ObjectReplacements/Object 920" xlink:type="simple" xlink:show="embed" xlink:actuate="onLoad"/><svg:desc>formula</svg:desc></draw:frame></text:span></text:span></text:p>
          </table:table-cell>
        </table:table-row>
      </table:table>
      <text:p text:style-name="P116"><text:span text:style-name="aaMathematica"><text:span text:style-name="T122"/></text:span></text:p>
      <text:p text:style-name="P185"><draw:frame draw:style-name="fr1" draw:name="Object938" text:anchor-type="as-char" svg:y="-0.1626in" svg:width="1.7728in" svg:height="0.2866in" draw:z-index="695"><draw:object xlink:href="./Object 938" xlink:type="simple" xlink:show="embed" xlink:actuate="onLoad"/><draw:image xlink:href="./ObjectReplacements/Object 938" xlink:type="simple" xlink:show="embed" xlink:actuate="onLoad"/><svg:desc>formula</svg:desc></draw:frame></text:p>
      <text:p text:style-name="P188"/>
      <text:p text:style-name="P105"><text:soft-page-break/><text:span text:style-name="aaMathematica"><text:span text:style-name="T241"><draw:frame draw:style-name="fr1" draw:name="Object939" text:anchor-type="as-char" svg:y="-0.1626in" svg:width="1.8291in" svg:height="0.2866in" draw:z-index="696"><draw:object xlink:href="./Object 939" xlink:type="simple" xlink:show="embed" xlink:actuate="onLoad"/><draw:image xlink:href="./ObjectReplacements/Object 939" xlink:type="simple" xlink:show="embed" xlink:actuate="onLoad"/><svg:desc>formula</svg:desc></draw:frame></text:span></text:span><text:span text:style-name="aaMathematica"><text:span text:style-name="T241">/</text:span></text:span><text:span text:style-name="aaMathematica"><text:span text:style-name="T241"><draw:frame draw:style-name="fr1" draw:name="Object940" text:anchor-type="as-char" svg:y="-0.1437in" svg:width="1.7917in" svg:height="0.1945in" draw:z-index="697"><draw:object xlink:href="./Object 940" xlink:type="simple" xlink:show="embed" xlink:actuate="onLoad"/><draw:image xlink:href="./ObjectReplacements/Object 940" xlink:type="simple" xlink:show="embed" xlink:actuate="onLoad"/><svg:desc>formula</svg:desc></draw:frame></text:span></text:span></text:p>
      <text:p text:style-name="P116"><text:span text:style-name="aaMathematica"><text:span text:style-name="T124"/></text:span></text:p>
      <text:p text:style-name="P105"><text:span text:style-name="aaMathematica"><text:span text:style-name="T162"><draw:frame draw:style-name="fr1" draw:name="Object942" text:anchor-type="as-char" svg:y="-0.2437in" svg:width="3.3571in" svg:height="0.3929in" draw:z-index="698"><draw:object xlink:href="./Object 942" xlink:type="simple" xlink:show="embed" xlink:actuate="onLoad"/><draw:image xlink:href="./ObjectReplacements/Object 942" xlink:type="simple" xlink:show="embed" xlink:actuate="onLoad"/><svg:desc>formula</svg:desc></draw:frame></text:span></text:span></text:p>
      <text:p text:style-name="P107"><text:span text:style-name="aaMathematica"><text:span text:style-name="T124"/></text:span></text:p>
      <text:p text:style-name="P95"/>
      <table:table table:name="Table62" table:style-name="Table62">
        <table:table-column table:style-name="Table62.A"/>
        <table:table-column table:style-name="Table62.B"/>
        <table:table-column table:style-name="Table62.C"/>
        <table:table-row>
          <table:table-cell table:style-name="Table62.A1" office:value-type="string">
            <text:p text:style-name="P78"><text:span text:style-name="MathematicaFormatStandardForm"><text:span text:style-name="T40"/></text:span></text:p>
          </table:table-cell>
          <table:table-cell table:style-name="Table62.A1" office:value-type="string">
            <text:p text:style-name="P87"><text:span text:style-name="MathematicaFormatStandardForm"><text:span text:style-name="T45"><draw:frame draw:style-name="fr2" draw:name="Object943" text:anchor-type="as-char" svg:y="-0.1516in" svg:width="0.2264in" svg:height="0.2091in" draw:z-index="699"><draw:object xlink:href="./Object 943" xlink:type="simple" xlink:show="embed" xlink:actuate="onLoad"/><draw:image xlink:href="./ObjectReplacements/Object 943" xlink:type="simple" xlink:show="embed" xlink:actuate="onLoad"/><svg:desc>formula</svg:desc></draw:frame></text:span></text:span></text:p>
          </table:table-cell>
          <table:table-cell table:style-name="Table62.C1" office:value-type="string">
            <text:p text:style-name="P87"><text:span text:style-name="MathematicaFormatStandardForm"><text:span text:style-name="T82"><draw:frame draw:style-name="fr2" draw:name="Object944" text:anchor-type="as-char" svg:y="-0.1425in" svg:width="0.2898in" svg:height="0.1902in" draw:z-index="700"><draw:object xlink:href="./Object 944" xlink:type="simple" xlink:show="embed" xlink:actuate="onLoad"/><draw:image xlink:href="./ObjectReplacements/Object 944" xlink:type="simple" xlink:show="embed" xlink:actuate="onLoad"/><svg:desc>formula</svg:desc></draw:frame></text:span></text:span></text:p>
          </table:table-cell>
        </table:table-row>
        <table:table-row table:style-name="Table62.2">
          <table:table-cell table:style-name="Table62.A2" office:value-type="string">
            <text:p text:style-name="P87"><text:span text:style-name="MathematicaFormatStandardForm"><text:span text:style-name="T46">+</text:span></text:span></text:p>
          </table:table-cell>
          <table:table-cell table:style-name="Table62.B2" office:value-type="string">
            <text:p text:style-name="P205"><text:span text:style-name="MathematicaFormatStandardForm"><text:span text:style-name="T44"><draw:frame draw:style-name="fr1" draw:name="Object945" text:anchor-type="as-char" svg:y="-0.2437in" svg:width="2.3736in" svg:height="0.3929in" draw:z-index="701"><draw:object xlink:href="./Object 945" xlink:type="simple" xlink:show="embed" xlink:actuate="onLoad"/><draw:image xlink:href="./ObjectReplacements/Object 945" xlink:type="simple" xlink:show="embed" xlink:actuate="onLoad"/><svg:desc>formula</svg:desc></draw:frame></text:span></text:span></text:p>
          </table:table-cell>
          <table:table-cell table:style-name="Table62.C2" office:value-type="string">
            <text:p text:style-name="P205"><text:span text:style-name="MathematicaFormatStandardForm"><text:span text:style-name="T81"><draw:frame draw:style-name="fr1" draw:name="Object946" text:anchor-type="as-char" svg:y="-0.2339in" svg:width="2.2689in" svg:height="0.3752in" draw:z-index="702"><draw:object xlink:href="./Object 946" xlink:type="simple" xlink:show="embed" xlink:actuate="onLoad"/><draw:image xlink:href="./ObjectReplacements/Object 946" xlink:type="simple" xlink:show="embed" xlink:actuate="onLoad"/><svg:desc>formula</svg:desc></draw:frame></text:span></text:span></text:p>
          </table:table-cell>
        </table:table-row>
        <table:table-row>
          <table:table-cell table:style-name="Table62.A3" office:value-type="string">
            <text:p text:style-name="P236">*</text:p>
          </table:table-cell>
          <table:table-cell table:style-name="Table62.B3" office:value-type="string">
            <text:p text:style-name="P205"><text:span text:style-name="MathematicaFormatStandardForm"><text:span text:style-name="T44"><draw:frame draw:style-name="fr1" draw:name="Object947" text:anchor-type="as-char" svg:y="-0.2437in" svg:width="2.2299in" svg:height="0.3929in" draw:z-index="703"><draw:object xlink:href="./Object 947" xlink:type="simple" xlink:show="embed" xlink:actuate="onLoad"/><draw:image xlink:href="./ObjectReplacements/Object 947" xlink:type="simple" xlink:show="embed" xlink:actuate="onLoad"/><svg:desc>formula</svg:desc></draw:frame></text:span></text:span></text:p>
          </table:table-cell>
          <table:table-cell table:style-name="Table62.C3" office:value-type="string">
            <text:p text:style-name="P205"><text:span text:style-name="MathematicaFormatStandardForm"><text:span text:style-name="T81"><draw:frame draw:style-name="fr1" draw:name="Object948" text:anchor-type="as-char" svg:y="-0.2228in" svg:width="2.3366in" svg:height="0.3665in" draw:z-index="704"><draw:object xlink:href="./Object 948" xlink:type="simple" xlink:show="embed" xlink:actuate="onLoad"/><draw:image xlink:href="./ObjectReplacements/Object 948" xlink:type="simple" xlink:show="embed" xlink:actuate="onLoad"/><svg:desc>formula</svg:desc></draw:frame></text:span></text:span></text:p>
          </table:table-cell>
        </table:table-row>
      </table:table>
      <text:p text:style-name="P98"><text:span text:style-name="aaMathematica"><text:span text:style-name="T239"/></text:span></text:p>
      <text:p text:style-name="P116"><text:span text:style-name="aaMathematica"><text:span text:style-name="T121"/></text:span></text:p>
      <text:p text:style-name="P203">Section 2:</text:p>
      <text:p text:style-name="P133"><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210"/>
      <text:p text:style-name="P157"/>
      <text:p text:style-name="P45"/>
      <text:p text:style-name="P152"/>
      <text:p text:style-name="P216"><text:span text:style-name="MathematicaFormatStandardForm"><text:span text:style-name="T59">Overview</text:span></text:span></text:p>
      <text:p text:style-name="P36"/>
      <text:p text:style-name="P47"><text:tab/><text:span text:style-name="T322">In this section, I'll introduce the convolution equivalent of Newton's Generalized Binomial Theorem. <text:s/></text:span></text:p>
      <text:p text:style-name="P47"><text:span text:style-name="T322"><text:tab/>In the previous section, when looking at our terms of the form</text:span><text:span text:style-name="T322"><draw:frame draw:style-name="fr1" draw:name="Object480" text:anchor-type="as-char" svg:y="-0.1437in" svg:width="0.2193in" svg:height="0.1736in" draw:z-index="705"><draw:object xlink:href="./Object 326" xlink:type="simple" xlink:show="embed" xlink:actuate="onLoad"/><draw:image xlink:href="./ObjectReplacements/Object 326" xlink:type="simple" xlink:show="embed" xlink:actuate="onLoad"/><svg:desc>formula</svg:desc></draw:frame></text:span><text:span text:style-name="T322">, we only dealt with k as a whole number. <text:s/>We'll revisit this constraint later, but generally, even once we find ways to generalize k, most of the identities for </text:span><text:span text:style-name="T322"><draw:frame draw:style-name="fr1" draw:name="Object650" text:anchor-type="as-char" svg:y="-0.1437in" svg:width="0.2193in" svg:height="0.1736in" draw:z-index="706"><draw:object xlink:href="./Object 329" xlink:type="simple" xlink:show="embed" xlink:actuate="onLoad"/><draw:image xlink:href="./ObjectReplacements/Object 329" xlink:type="simple" xlink:show="embed" xlink:actuate="onLoad"/><svg:desc>formula</svg:desc></draw:frame></text:span><text:span text:style-name="T322">only work if k is a whole number. <text:s/>You might be familiar with this from</text:span><text:span text:style-name="T322"><draw:frame draw:style-name="fr1" draw:name="Object659" text:anchor-type="as-char" svg:y="-0.1555in" svg:width="0.4138in" svg:height="0.1854in" draw:z-index="707"><draw:object xlink:href="./Object 734" xlink:type="simple" xlink:show="embed" xlink:actuate="onLoad"/><draw:image xlink:href="./ObjectReplacements/Object 734" xlink:type="simple" xlink:show="embed" xlink:actuate="onLoad"/><svg:desc>formula</svg:desc></draw:frame></text:span><text:span text:style-name="T322">, the closed form of which is the binomial coefficient</text:span><text:span text:style-name="T322"><draw:frame draw:style-name="fr1" draw:name="Object669" text:anchor-type="as-char" svg:y="-0.1827in" svg:width="0.2634in" svg:height="0.3154in" draw:z-index="708"><draw:object xlink:href="./Object 736" xlink:type="simple" xlink:show="embed" xlink:actuate="onLoad"/><draw:image xlink:href="./ObjectReplacements/Object 736" xlink:type="simple" xlink:show="embed" xlink:actuate="onLoad"/><svg:desc>formula</svg:desc></draw:frame></text:span><text:span text:style-name="T322">. <text:s/>It is possible to generalize the binomial coefficient as</text:span><text:span text:style-name="T322"><draw:frame draw:style-name="fr1" draw:name="Object737" text:anchor-type="as-char" svg:y="-0.2083in" svg:width="1.5165in" svg:height="0.3417in" draw:z-index="709"><draw:object xlink:href="./Object 737" xlink:type="simple" xlink:show="embed" xlink:actuate="onLoad"/><draw:image xlink:href="./ObjectReplacements/Object 737" xlink:type="simple" xlink:show="embed" xlink:actuate="onLoad"/><svg:desc>formula</svg:desc></draw:frame></text:span><text:span text:style-name="T322">, where</text:span><text:span text:style-name="T322"><draw:frame draw:style-name="fr1" draw:name="Object738" text:anchor-type="as-char" svg:y="-0.1244in" svg:width="0.3571in" svg:height="0.1591in" draw:z-index="710"><draw:object xlink:href="./Object 738" xlink:type="simple" xlink:show="embed" xlink:actuate="onLoad"/><draw:image xlink:href="./ObjectReplacements/Object 738" xlink:type="simple" xlink:show="embed" xlink:actuate="onLoad"/><svg:desc>formula</svg:desc></draw:frame></text:span><text:span text:style-name="T322">is the gamma function, generally regarded as the complex extension of the factorial function. <text:s/>Nevertheless, many important identities for the binomial coefficients don't hold when z is complex.</text:span></text:p>
      <text:p text:style-name="P47"><text:tab/><text:span text:style-name="T323">Fortunately, no such problems arise when investigating</text:span><text:span text:style-name="T323"><draw:frame draw:style-name="fr1" draw:name="Object739" text:anchor-type="as-char" svg:y="-0.1437in" svg:width="0.4772in" svg:height="0.1783in" draw:z-index="711"><draw:object xlink:href="./Object 739" xlink:type="simple" xlink:show="embed" xlink:actuate="onLoad"/><draw:image xlink:href="./ObjectReplacements/Object 739" xlink:type="simple" xlink:show="embed" xlink:actuate="onLoad"/><svg:desc>formula</svg:desc></draw:frame></text:span><text:span text:style-name="T323">, which we will define momentarily with the binomial theorem.</text:span></text:p>
      <text:p text:style-name="P152"/>
      <text:p text:style-name="P216"><text:span text:style-name="MathematicaFormatStandardForm"><text:span text:style-name="T60">Newton's Generalized Binomial Theorem</text:span></text:span></text:p>
      <text:p text:style-name="P36"/>
      <text:p text:style-name="P45"><text:tab/></text:p>
      <text:p text:style-name="P139"><text:span text:style-name="T209"><text:tab/></text:span><text:span text:style-name="T210">Newton's generalized binomial theorem provides a </text:span><text:span text:style-name="T226">very well known </text:span><text:span text:style-name="T210">way to express complex exponentiation. <text:s/>If</text:span><text:span text:style-name="T210"><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210">, then</text:span></text:p>
      <text:p text:style-name="P152"><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152"/>
      <text:p text:style-name="P51">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93">Now here's something crucially important; </text:span>with this definition, we can take a derivative <text:span text:style-name="T293">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43">z</text:span>.</text:p>
      <text:p text:style-name="P51"/>
      <text:p text:style-name="P51"><text:tab/><text:span text:style-name="T290">I</text:span>t turns out we can define an analogous identity for <text:span text:style-name="T290">any of our variations of</text:span><text:span text:style-name="T290"><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152"/>
      <text:p text:style-name="P152"><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152"/>
      <text:p text:style-name="P51"><text:tab/>This will converge for any <text:span text:style-name="T243">x</text:span> that is a positive <text:span text:style-name="T293">whole number</text:span>.</text:p>
      <text:p text:style-name="P152"/>
      <text:p text:style-name="P133"/>
      <text:p text:style-name="P221"><text:span text:style-name="MathematicaFormatStandardForm"><text:span text:style-name="T48">Explicit </text:span></text:span><text:span text:style-name="MathematicaFormatStandardForm"><text:span text:style-name="T61">Definition of</text:span></text:span><text:span text:style-name="MathematicaFormatStandardForm"><text:span text:style-name="T48"> Generalized Binomial</text:span></text:span></text:p>
      <text:p text:style-name="P133"/>
      <text:p text:style-name="P154"><text:span text:style-name="T209"><text:tab/></text:span><text:span text:style-name="T227">Let me write this out more explicitly</text:span><text:span text:style-name="T209">. <text:s/></text:span><text:span text:style-name="T227">Newton's Generalized Binomial expression, and then the four convolution equivalents, is</text:span></text:p>
      <text:p text:style-name="P133"><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23"/>
      <text:p text:style-name="P23"/>
      <text:p text:style-name="P211"/>
      <text:p text:style-name="P152"/>
      <text:p text:style-name="P216"><text:span text:style-name="MathematicaFormatStandardForm"><text:span text:style-name="T47">Recursive Definition for</text:span></text:span><text:span text:style-name="MathematicaFormatStandardForm"><text:span text:style-name="T48"><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152"/>
      <text:p text:style-name="P158"/>
      <text:p text:style-name="P18"><text:tab/><text:span text:style-name="T294">To highlight the symmetry between these expressions, I note they all can be written as differently parameterized versions of the following recursive expression:</text:span></text:p>
      <text:p text:style-name="P152"/>
      <text:p text:style-name="P156"><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152"/>
      <text:p text:style-name="P18"><text:tab/><text:span text:style-name="T294">Given this, Newton's generalized binomial theorem (for 1 &lt; x &lt; 2 ) can be written as</text:span></text:p>
      <text:p text:style-name="P152"/>
      <text:p text:style-name="P191"><text:span text:style-name="MathematicaFormatStandardForm"><text:span text:style-name="T191"><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154"><text:span text:style-name="T219"><text:tab/>If two helper functions,</text:span><text:span text:style-name="T219"><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219">and</text:span><text:span text:style-name="T219"><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219">, </text:span><text:span text:style-name="T227">are defined, </text:span><text:span text:style-name="T219">we can also express our four variants of</text:span><text:span text:style-name="T211"><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219">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72"><text:span text:style-name="MathematicaFormatStandardForm"><text:span text:style-name="T40"/></text:span></text:p>
          </table:table-cell>
          <table:table-cell table:style-name="Table8.A1" office:value-type="string">
            <text:p text:style-name="P81"><text:span text:style-name="MathematicaFormatStandardForm"><text:span text:style-name="T45"><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81"><text:span text:style-name="MathematicaFormatStandardForm"><text:span text:style-name="T82"><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81"><text:span text:style-name="MathematicaFormatStandardForm"><text:span text:style-name="T46">+</text:span></text:span></text:p>
          </table:table-cell>
          <table:table-cell table:style-name="Table8.B2" office:value-type="string">
            <text:p text:style-name="P90"><text:span text:style-name="MathematicaFormatStandardForm"><text:span text:style-name="T44"><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90"><text:span text:style-name="MathematicaFormatStandardForm"><text:span text:style-name="T81"><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227">*</text:p>
          </table:table-cell>
          <table:table-cell table:style-name="Table8.B3" office:value-type="string">
            <text:p text:style-name="P90"><text:span text:style-name="MathematicaFormatStandardForm"><text:span text:style-name="T44"><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90"><text:span text:style-name="MathematicaFormatStandardForm"><text:span text:style-name="T81"><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13"/>
      <text:p text:style-name="P224"><text:span text:style-name="MathematicaFormatStandardForm"><text:span text:style-name="T130">Mathematica Implementation of</text:span></text:span><text:span text:style-name="MathematicaFormatStandardForm"><text:span text:style-name="T131"><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13"/>
      <text:p text:style-name="P18"><text:tab/>Th<text:span text:style-name="T295">is recursive definition, for the 4 variants of </text:span><text:span text:style-name="MathematicaFormatStandardForm"><text:span text:style-name="T131"><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95">, can be implemented in Mathematica as</text:span></text:p>
      <text:p text:style-name="P13"/>
      <text:p text:style-name="P175">delta=.01;</text:p>
      <text:p text:style-name="P176">thetaAdd[<text:span text:style-name="T295">x</text:span>_,<text:span text:style-name="T295">t</text:span>_]:=<text:span text:style-name="T295">x</text:span>-<text:span text:style-name="T295">t</text:span></text:p>
      <text:p text:style-name="P176">thetaMul[<text:span text:style-name="T295">x</text:span>_,<text:span text:style-name="T295">t</text:span>_]:=<text:span text:style-name="T295">x</text:span>/<text:span text:style-name="T296">t</text:span></text:p>
      <text:p text:style-name="P176">thetaEq[<text:span text:style-name="T295">x</text:span>_,<text:span text:style-name="T295">t</text:span>_]:=<text:span text:style-name="T295">x</text:span></text:p>
      <text:p text:style-name="P176">f[<text:span text:style-name="T295">x</text:span>_,z_,k_,d_,fn_,<text:span text:style-name="T296">I_</text:span>]:=1+d ((z+1)/k-1) Sum[ f[fn[<text:span text:style-name="T295">x</text:span>,<text:span text:style-name="T295">d t+I</text:span>],z,k+1,d,fn,<text:span text:style-name="T296">I</text:span>],{<text:span text:style-name="T295">t</text:span>,1,(<text:span text:style-name="T295">x</text:span>-<text:span text:style-name="T296">I</text:span>)/d}]</text:p>
      <text:p text:style-name="P152"/>
      <text:p text:style-name="P192"><text:soft-page-break/><text:span text:style-name="T194"><text:tab/></text:span><text:span text:style-name="MathematicaFormatStandardForm"><text:span text:style-name="T204"><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97">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72"><text:span text:style-name="MathematicaFormatStandardForm"><text:span text:style-name="T40"/></text:span></text:p>
          </table:table-cell>
          <table:table-cell table:style-name="Table20.A1" office:value-type="string">
            <text:p text:style-name="P81"><text:span text:style-name="MathematicaFormatStandardForm"><text:span text:style-name="T45"><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81"><text:span text:style-name="MathematicaFormatStandardForm"><text:span text:style-name="T82"><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81"><text:span text:style-name="MathematicaFormatStandardForm"><text:span text:style-name="T46">+</text:span></text:span></text:p>
          </table:table-cell>
          <table:table-cell table:style-name="Table20.B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z,1</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Add,</text:span></text:span><text:span text:style-name="MathematicaFormatStandardForm"><text:span text:style-name="T280">0</text:span></text:span><text:span text:style-name="MathematicaFormatStandardForm"><text:span text:style-name="T275">]</text:span></text:span></text:p>
          </table:table-cell>
          <table:table-cell table:style-name="Table20.C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z,1</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Add,</text:span></text:span><text:span text:style-name="MathematicaFormatStandardForm"><text:span text:style-name="T280">0</text:span></text:span><text:span text:style-name="MathematicaFormatStandardForm"><text:span text:style-name="T275">]</text:span></text:span></text:p>
          </table:table-cell>
        </table:table-row>
        <table:table-row>
          <table:table-cell table:style-name="Table20.A3" office:value-type="string">
            <text:p text:style-name="P227">*</text:p>
          </table:table-cell>
          <table:table-cell table:style-name="Table20.B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z,1</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Mul,</text:span></text:span><text:span text:style-name="MathematicaFormatStandardForm"><text:span text:style-name="T280">1</text:span></text:span><text:span text:style-name="MathematicaFormatStandardForm"><text:span text:style-name="T275">]</text:span></text:span></text:p>
          </table:table-cell>
          <table:table-cell table:style-name="Table20.C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z,1</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Mul,</text:span></text:span><text:span text:style-name="MathematicaFormatStandardForm"><text:span text:style-name="T280">1</text:span></text:span><text:span text:style-name="MathematicaFormatStandardForm"><text:span text:style-name="T275">]</text:span></text:span></text:p>
          </table:table-cell>
        </table:table-row>
      </table:table>
      <text:p text:style-name="P158"/>
      <text:p text:style-name="P26">with the values on the left side of the table getting closer <text:span text:style-name="T294">to their actual values </text:span>as delta gets closer to 0.</text:p>
      <text:p text:style-name="P27"/>
      <text:p text:style-name="P160"><text:span text:style-name="T209"><text:tab/>Note that this is a reasonable way to compute small values of</text:span><text:span text:style-name="T209"><draw:frame draw:style-name="fr1" draw:name="Object310" text:anchor-type="as-char" svg:y="-0.1555in" svg:width="0.6717in" svg:height="0.1902in" draw:z-index="712"><draw:object xlink:href="./Object 296" xlink:type="simple" xlink:show="embed" xlink:actuate="onLoad"/><draw:image xlink:href="./ObjectReplacements/Object 296" xlink:type="simple" xlink:show="embed" xlink:actuate="onLoad"/><svg:desc>formula</svg:desc></draw:frame></text:span><text:span text:style-name="T209">and</text:span><text:span text:style-name="T209"><draw:frame draw:style-name="fr1" draw:name="Object311" text:anchor-type="as-char" svg:y="-0.1555in" svg:width="0.6693in" svg:height="0.1902in" draw:z-index="713"><draw:object xlink:href="./Object 297" xlink:type="simple" xlink:show="embed" xlink:actuate="onLoad"/><draw:image xlink:href="./ObjectReplacements/Object 297" xlink:type="simple" xlink:show="embed" xlink:actuate="onLoad"/><svg:desc>formula</svg:desc></draw:frame></text:span><text:span text:style-name="T209">, but not at all reasonable to compute</text:span><text:span text:style-name="T209"><draw:frame draw:style-name="fr1" draw:name="Object312" text:anchor-type="as-char" svg:y="-0.1665in" svg:width="0.6346in" svg:height="0.2016in" draw:z-index="714"><draw:object xlink:href="./Object 298" xlink:type="simple" xlink:show="embed" xlink:actuate="onLoad"/><draw:image xlink:href="./ObjectReplacements/Object 298" xlink:type="simple" xlink:show="embed" xlink:actuate="onLoad"/><svg:desc>formula</svg:desc></draw:frame></text:span><text:span text:style-name="T209">or</text:span><text:span text:style-name="T209"><draw:frame draw:style-name="fr1" draw:name="Object313" text:anchor-type="as-char" svg:y="-0.1665in" svg:width="0.6346in" svg:height="0.2016in" draw:z-index="715"><draw:object xlink:href="./Object 299" xlink:type="simple" xlink:show="embed" xlink:actuate="onLoad"/><draw:image xlink:href="./ObjectReplacements/Object 299" xlink:type="simple" xlink:show="embed" xlink:actuate="onLoad"/><svg:desc>formula</svg:desc></draw:frame></text:span><text:span text:style-name="T209">. <text:s/>Fortunately, </text:span><text:span text:style-name="T227">straightforward </text:span><text:span text:style-name="T209">closed form values of those exist.</text:span></text:p>
      <text:p text:style-name="P158"/>
      <text:p text:style-name="P211"/>
      <text:p text:style-name="P152"/>
      <text:p text:style-name="P152"/>
      <text:p text:style-name="P216"><text:span text:style-name="MathematicaFormatStandardForm"><text:span text:style-name="T48">Closed Form Values for</text:span></text:span><text:span text:style-name="MathematicaFormatStandardForm"><text:span text:style-name="T48"><draw:frame draw:style-name="fr1" draw:name="Object145" text:anchor-type="as-char" svg:y="-0.1437in" svg:width="0.4772in" svg:height="0.1783in" draw:z-index="716"><draw:object xlink:href="./Object 300" xlink:type="simple" xlink:show="embed" xlink:actuate="onLoad"/><draw:image xlink:href="./ObjectReplacements/Object 300" xlink:type="simple" xlink:show="embed" xlink:actuate="onLoad"/><svg:desc>formula</svg:desc></draw:frame></text:span></text:span></text:p>
      <text:p text:style-name="P152"/>
      <text:p text:style-name="P18"><text:tab/><text:span text:style-name="T297">In fact, the closed form values of</text:span><text:span text:style-name="MathematicaFormatStandardForm"><text:span text:style-name="T19"><draw:frame draw:style-name="fr1" draw:name="Object314" text:anchor-type="as-char" svg:y="-0.1437in" svg:width="0.4772in" svg:height="0.1783in" draw:z-index="717"><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157"/>
      <text:p text:style-name="P156"><draw:frame draw:style-name="fr1" draw:name="Object116" text:anchor-type="as-char" svg:y="-0.1437in" svg:width="0.6in" svg:height="0.1783in" draw:z-index="718"><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72"><text:span text:style-name="MathematicaFormatStandardForm"><text:span text:style-name="T40"/></text:span></text:p>
          </table:table-cell>
          <table:table-cell table:style-name="Table9.A1" office:value-type="string">
            <text:p text:style-name="P81"><text:span text:style-name="MathematicaFormatStandardForm"><text:span text:style-name="T45"><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81"><text:span text:style-name="MathematicaFormatStandardForm"><text:span text:style-name="T82"><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81"><text:span text:style-name="MathematicaFormatStandardForm"><text:span text:style-name="T46">+</text:span></text:span></text:p>
          </table:table-cell>
          <table:table-cell table:style-name="Table9.B2" office:value-type="string">
            <text:p text:style-name="P90"><text:span text:style-name="MathematicaFormatStandardForm"><text:span text:style-name="T44"><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90"><text:span text:style-name="MathematicaFormatStandardForm"><text:span text:style-name="T81"><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227">*</text:p>
          </table:table-cell>
          <table:table-cell table:style-name="Table9.B3" office:value-type="string">
            <text:p text:style-name="P90"><text:span text:style-name="MathematicaFormatStandardForm"><text:span text:style-name="T44"><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90"><text:span text:style-name="MathematicaFormatStandardForm"><text:span text:style-name="T81"><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13"/>
      <text:p text:style-name="P194"><text:span text:style-name="aaMathematica"><text:span text:style-name="T298"><text:tab/>Here,</text:span></text:span><text:span text:style-name="aaMathematica"><text:span text:style-name="T299"><draw:frame draw:style-name="fr1" draw:name="Object231" text:anchor-type="as-char" svg:y="-0.1244in" svg:width="0.4047in" svg:height="0.1752in" draw:z-index="719"><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98">is the Laguerre polynomials</text:span></text:span><text:span text:style-name="aaMathematica"><text:span text:style-name="T299"><draw:frame draw:style-name="fr1" draw:name="Object233" text:anchor-type="as-char" svg:y="-0.1244in" svg:width="0.4307in" svg:height="0.1752in" draw:z-index="720"><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98">is the seldom seen generalized divisor summatory function, also defined as</text:span></text:span><text:span text:style-name="aaMathematica"><text:span text:style-name="T299"><draw:frame draw:style-name="fr1" draw:name="Object315" text:anchor-type="as-char" svg:y="-0.2339in" svg:width="1.2043in" svg:height="0.3874in" draw:z-index="721"><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99">, </text:span></text:span><text:span text:style-name="aaMathematica"><text:span text:style-name="T298">where the product is over the prime factorization of n, </text:span></text:span><text:span text:style-name="aaMathematica"><text:span text:style-name="T300">and</text:span></text:span><text:span text:style-name="aaMathematica"><text:span text:style-name="T299"><draw:frame draw:style-name="fr1" draw:name="Object232" text:anchor-type="as-char" svg:y="-0.1827in" svg:width="0.3583in" svg:height="0.3154in" draw:z-index="722"><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304">is </text:span></text:span><text:span text:style-name="MathematicaFormatStandardForm"><text:span text:style-name="T168">the </text:span></text:span><text:span text:style-name="MathematicaFormatStandardForm"><text:span text:style-name="T182">multiset coefficient</text:span></text:span><text:span text:style-name="MathematicaFormatStandardForm"><text:span text:style-name="T168"> </text:span></text:span><text:span text:style-name="MathematicaFormatStandardForm"><text:span text:style-name="T183">defined </text:span></text:span><text:span text:style-name="MathematicaFormatStandardForm"><text:span text:style-name="T168">as</text:span></text:span><text:span text:style-name="MathematicaFormatStandardForm"><text:span text:style-name="T167"><draw:frame draw:style-name="fr1" draw:name="Object552" text:anchor-type="as-char" svg:y="-0.2083in" svg:width="1.9528in" svg:height="0.3417in" draw:z-index="723"><draw:object xlink:href="./Object 313" xlink:type="simple" xlink:show="embed" xlink:actuate="onLoad"/><draw:image xlink:href="./ObjectReplacements/Object 313" xlink:type="simple" xlink:show="embed" xlink:actuate="onLoad"/><svg:desc>formula</svg:desc></draw:frame></text:span></text:span></text:p>
      <text:p text:style-name="P193"><text:span text:style-name="aaMathematica"><text:span text:style-name="T299"/></text:span></text:p>
      <text:p text:style-name="P193"><text:span text:style-name="aaMathematica"><text:span text:style-name="T299"/></text:span></text:p>
      <text:p text:style-name="P218"><text:span text:style-name="MathematicaFormatStandardForm"><text:span text:style-name="T48">Closed Form Values for </text:span></text:span><text:span text:style-name="MathematicaFormatStandardForm"><text:span text:style-name="T62">Derivatives / Finite Differences of</text:span></text:span><text:span text:style-name="MathematicaFormatStandardForm"><text:span text:style-name="T48"><draw:frame draw:style-name="fr1" draw:name="Object4" text:anchor-type="as-char" svg:y="-0.1437in" svg:width="0.4772in" svg:height="0.1783in" draw:z-index="724"><draw:object xlink:href="./Object 314" xlink:type="simple" xlink:show="embed" xlink:actuate="onLoad"/><draw:image xlink:href="./ObjectReplacements/Object 314" xlink:type="simple" xlink:show="embed" xlink:actuate="onLoad"/><svg:desc>formula</svg:desc></draw:frame></text:span></text:span></text:p>
      <text:p text:style-name="P139"/>
      <text:p text:style-name="P27"><text:tab/><text:span text:style-name="T322">We can also get closed forms for the derivatives / finite differences with respect to x. <text:s/>For reference, we have</text:span></text:p>
      <text:p text:style-name="P139"/>
      <text:p text:style-name="P133"><draw:frame draw:style-name="fr1" draw:name="Object7" text:anchor-type="as-char" svg:y="-0.1626in" svg:width="1.4398in" svg:height="0.2866in" draw:z-index="725"><draw:object xlink:href="./Object 315" xlink:type="simple" xlink:show="embed" xlink:actuate="onLoad"/><draw:image xlink:href="./ObjectReplacements/Object 315" xlink:type="simple" xlink:show="embed" xlink:actuate="onLoad"/><svg:desc>formula</svg:desc></draw:frame></text:p>
      <text:p text:style-name="P133"/>
      <text:p text:style-name="P61">The convolution equivalent of this is</text:p>
      <text:p text:style-name="P133"/>
      <text:p text:style-name="P133"><draw:frame draw:style-name="fr1" draw:name="Object192" text:anchor-type="as-char" svg:y="-0.1626in" svg:width="0.8063in" svg:height="0.2866in" draw:z-index="726"><draw:object xlink:href="./Object 316" xlink:type="simple" xlink:show="embed" xlink:actuate="onLoad"/><draw:image xlink:href="./ObjectReplacements/Object 316" xlink:type="simple" xlink:show="embed" xlink:actuate="onLoad"/><svg:desc>formula</svg:desc></draw:frame></text:p>
      <text:p text:style-name="P165">OR </text:p>
      <text:p text:style-name="P133"><draw:frame draw:style-name="fr1" draw:name="Object191" text:anchor-type="as-char" svg:y="-0.1437in" svg:width="0.7874in" svg:height="0.1945in" draw:z-index="727"><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72"><text:span text:style-name="MathematicaFormatStandardForm"><text:span text:style-name="T40"/></text:span></text:p>
          </table:table-cell>
          <table:table-cell table:style-name="Table10.A1" office:value-type="string">
            <text:p text:style-name="P81"><text:span text:style-name="MathematicaFormatStandardForm"><text:span text:style-name="T45"><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81"><text:span text:style-name="MathematicaFormatStandardForm"><text:span text:style-name="T82"><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81"><text:span text:style-name="MathematicaFormatStandardForm"><text:span text:style-name="T46">+</text:span></text:span></text:p>
          </table:table-cell>
          <table:table-cell table:style-name="Table10.B2" office:value-type="string">
            <text:p text:style-name="P36"><text:span text:style-name="MathematicaFormatStandardForm"><text:span text:style-name="T15"><draw:frame draw:style-name="fr1" draw:name="Object125" text:anchor-type="as-char" svg:y="-0.1437in" svg:width="0.6173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90"><text:span text:style-name="MathematicaFormatStandardForm"><text:span text:style-name="T81"><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227">*</text:p>
          </table:table-cell>
          <table:table-cell table:style-name="Table10.B3" office:value-type="string">
            <text:p text:style-name="P36"><draw:frame draw:style-name="fr1" draw:name="Object127" text:anchor-type="as-char" svg:y="-0.1437in" svg:width="0.8161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100"><text:span text:style-name="MathematicaFormatStandardForm"><text:span text:style-name="T81"><draw:frame draw:style-name="fr1" draw:name="Object128" text:anchor-type="as-char" svg:y="-0.1827in" svg:width="0.5591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13"/>
      <text:p text:style-name="P193"><text:span text:style-name="aaMathematica"><text:span text:style-name="T298"><text:tab/>Here,</text:span></text:span><text:span text:style-name="aaMathematica"><text:span text:style-name="T299"><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98">is the generalized Laguerre polynomials, and</text:span></text:span><text:span text:style-name="aaMathematica"><text:span text:style-name="T299"><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98">is the seldom seen generalized divisor function, also defined as</text:span></text:span><text:span text:style-name="aaMathematica"><text:span text:style-name="T299"><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99">, </text:span></text:span><text:span text:style-name="aaMathematica"><text:span text:style-name="T298">where the product is over the prime factorization of x. <text:s/></text:span></text:span></text:p>
      <text:p text:style-name="P193"><text:span text:style-name="aaMathematica"><text:span text:style-name="T298"/></text:span></text:p>
      <text:p text:style-name="P193"><text:span text:style-name="aaMathematica"><text:span text:style-name="T299"><text:tab/></text:span></text:span><text:span text:style-name="aaMathematica"><text:span text:style-name="T304">The symmetries in this table should be particularly visually obvious.</text:span></text:span><text:span text:style-name="aaMathematica"><text:span text:style-name="T299"> <text:s/></text:span></text:span><text:span text:style-name="aaMathematica"><text:span text:style-name="T305">But let me point out just a few more.</text:span></text:span></text:p>
      <text:p text:style-name="P197"><text:span text:style-name="aaMathematica"><text:span text:style-name="T299"/></text:span></text:p>
      <text:p text:style-name="P197"><text:span text:style-name="aaMathematica"><text:span text:style-name="T299"><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197"><text:span text:style-name="aaMathematica"><text:span text:style-name="T299"/></text:span></text:p>
      <text:p text:style-name="P197"><text:span text:style-name="aaMathematica"><text:span text:style-name="T299"><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97"><text:span text:style-name="aaMathematica"><text:span text:style-name="T299"/></text:span></text:p>
      <text:p text:style-name="P196"><text:span text:style-name="aaMathematica"><text:span text:style-name="T306"><text:tab/>Just as</text:span></text:span><text:span text:style-name="aaMathematica"><text:span text:style-name="T299"><draw:frame draw:style-name="fr1" draw:name="Object954" text:anchor-type="as-char" svg:y="-0.1626in" svg:width="1.4398in" svg:height="0.2866in" draw:z-index="728"><draw:object xlink:href="./Object 954" xlink:type="simple" xlink:show="embed" xlink:actuate="onLoad"/><draw:image xlink:href="./ObjectReplacements/Object 954" xlink:type="simple" xlink:show="embed" xlink:actuate="onLoad"/><svg:desc>formula</svg:desc></draw:frame></text:span></text:span><text:span text:style-name="aaMathematica"><text:span text:style-name="T306">can be integrated to give</text:span></text:span><text:span text:style-name="aaMathematica"><text:span text:style-name="T299"><draw:frame draw:style-name="fr1" draw:name="Object955" text:anchor-type="as-char" svg:y="-0.2437in" svg:width="1.6264in" svg:height="0.3929in" draw:z-index="729"><draw:object xlink:href="./Object 955" xlink:type="simple" xlink:show="embed" xlink:actuate="onLoad"/><draw:image xlink:href="./ObjectReplacements/Object 955" xlink:type="simple" xlink:show="embed" xlink:actuate="onLoad"/><svg:desc>formula</svg:desc></draw:frame></text:span></text:span><text:span text:style-name="aaMathematica"><text:span text:style-name="T306">, we can take these derivatives / finite differences to give</text:span></text:span></text:p>
      <text:p text:style-name="P12"/>
      <table:table table:name="Table63" table:style-name="Table63">
        <table:table-column table:style-name="Table63.A"/>
        <table:table-column table:style-name="Table63.B"/>
        <table:table-column table:style-name="Table63.C"/>
        <table:table-row>
          <table:table-cell table:style-name="Table63.A1" office:value-type="string">
            <text:p text:style-name="P80"><text:span text:style-name="MathematicaFormatStandardForm"><text:span text:style-name="T40"/></text:span></text:p>
          </table:table-cell>
          <table:table-cell table:style-name="Table63.A1" office:value-type="string">
            <text:p text:style-name="P89"><text:span text:style-name="MathematicaFormatStandardForm"><text:span text:style-name="T45"><draw:frame draw:style-name="fr2" draw:name="Object941" text:anchor-type="as-char" svg:y="-0.1516in" svg:width="0.2264in" svg:height="0.2091in" draw:z-index="730"><draw:object xlink:href="./Object 941" xlink:type="simple" xlink:show="embed" xlink:actuate="onLoad"/><draw:image xlink:href="./ObjectReplacements/Object 941" xlink:type="simple" xlink:show="embed" xlink:actuate="onLoad"/><svg:desc>formula</svg:desc></draw:frame></text:span></text:span></text:p>
          </table:table-cell>
          <table:table-cell table:style-name="Table63.C1" office:value-type="string">
            <text:p text:style-name="P89"><text:span text:style-name="MathematicaFormatStandardForm"><text:span text:style-name="T82"><draw:frame draw:style-name="fr2" draw:name="Object949" text:anchor-type="as-char" svg:y="-0.1425in" svg:width="0.2898in" svg:height="0.1902in" draw:z-index="731"><draw:object xlink:href="./Object 949" xlink:type="simple" xlink:show="embed" xlink:actuate="onLoad"/><draw:image xlink:href="./ObjectReplacements/Object 949" xlink:type="simple" xlink:show="embed" xlink:actuate="onLoad"/><svg:desc>formula</svg:desc></draw:frame></text:span></text:span></text:p>
          </table:table-cell>
        </table:table-row>
        <table:table-row table:style-name="Table63.2">
          <table:table-cell table:style-name="Table63.A2" office:value-type="string">
            <text:p text:style-name="P89"><text:span text:style-name="MathematicaFormatStandardForm"><text:span text:style-name="T46">+</text:span></text:span></text:p>
          </table:table-cell>
          <table:table-cell table:style-name="Table63.B2" office:value-type="string">
            <text:p text:style-name="P91"><text:span text:style-name="MathematicaFormatStandardForm"><text:span text:style-name="T44"><draw:frame draw:style-name="fr1" draw:name="Object950" text:anchor-type="as-char" svg:y="-0.2437in" svg:width="1.5437in" svg:height="0.3929in" draw:z-index="732"><draw:object xlink:href="./Object 950" xlink:type="simple" xlink:show="embed" xlink:actuate="onLoad"/><draw:image xlink:href="./ObjectReplacements/Object 950" xlink:type="simple" xlink:show="embed" xlink:actuate="onLoad"/><svg:desc>formula</svg:desc></draw:frame></text:span></text:span></text:p>
          </table:table-cell>
          <table:table-cell table:style-name="Table63.C2" office:value-type="string">
            <text:p text:style-name="P91"><text:span text:style-name="MathematicaFormatStandardForm"><text:span text:style-name="T81"><draw:frame draw:style-name="fr1" draw:name="Object951" text:anchor-type="as-char" svg:y="-0.2339in" svg:width="1.2429in" svg:height="0.3752in" draw:z-index="733"><draw:object xlink:href="./Object 951" xlink:type="simple" xlink:show="embed" xlink:actuate="onLoad"/><draw:image xlink:href="./ObjectReplacements/Object 951" xlink:type="simple" xlink:show="embed" xlink:actuate="onLoad"/><svg:desc>formula</svg:desc></draw:frame></text:span></text:span></text:p>
          </table:table-cell>
        </table:table-row>
        <table:table-row>
          <table:table-cell table:style-name="Table63.A3" office:value-type="string">
            <text:p text:style-name="P234">*</text:p>
          </table:table-cell>
          <table:table-cell table:style-name="Table63.B3" office:value-type="string">
            <text:p text:style-name="P91"><text:span text:style-name="MathematicaFormatStandardForm"><text:span text:style-name="T44"><draw:frame draw:style-name="fr1" draw:name="Object952" text:anchor-type="as-char" svg:y="-0.2437in" svg:width="2.1752in" svg:height="0.3929in" draw:z-index="734"><draw:object xlink:href="./Object 952" xlink:type="simple" xlink:show="embed" xlink:actuate="onLoad"/><draw:image xlink:href="./ObjectReplacements/Object 952" xlink:type="simple" xlink:show="embed" xlink:actuate="onLoad"/><svg:desc>formula</svg:desc></draw:frame></text:span></text:span></text:p>
          </table:table-cell>
          <table:table-cell table:style-name="Table63.C3" office:value-type="string">
            <text:p text:style-name="P91"><text:span text:style-name="MathematicaFormatStandardForm"><text:span text:style-name="T81"><draw:frame draw:style-name="fr1" draw:name="Object953" text:anchor-type="as-char" svg:y="-0.2339in" svg:width="1.3661in" svg:height="0.3756in" draw:z-index="735"><draw:object xlink:href="./Object 953" xlink:type="simple" xlink:show="embed" xlink:actuate="onLoad"/><draw:image xlink:href="./ObjectReplacements/Object 953" xlink:type="simple" xlink:show="embed" xlink:actuate="onLoad"/><svg:desc>formula</svg:desc></draw:frame></text:span></text:span></text:p>
          </table:table-cell>
        </table:table-row>
      </table:table>
      <text:p text:style-name="P195"><text:span text:style-name="aaMathematica"><text:span text:style-name="T298"/></text:span></text:p>
      <text:p text:style-name="P212"><text:span text:style-name="aaMathematica"><text:span text:style-name="T298"/></text:span></text:p>
      <text:p text:style-name="P193"><text:span text:style-name="aaMathematica"><text:span text:style-name="T298"/></text:span></text:p>
      <text:p text:style-name="P158"/>
      <text:p text:style-name="P216"><text:span text:style-name="MathematicaFormatStandardForm"><text:span text:style-name="T63">Closed Forms of</text:span></text:span><text:span text:style-name="MathematicaFormatStandardForm"><text:span text:style-name="T48"><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63">In Terms of</text:span></text:span><text:span text:style-name="MathematicaFormatStandardForm"><text:span text:style-name="T48"><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152"/>
      <text:p text:style-name="P158"><text:span text:style-name="T210"><text:tab/></text:span><text:span text:style-name="T233">Now that I have listed closed form expressions for the various forms of </text:span><text:span text:style-name="MathematicaFormatStandardForm"><text:span text:style-name="T210"><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210">, </text:span></text:span><text:span text:style-name="MathematicaFormatStandardForm"><text:span text:style-name="T233">I can take the closed form expressions for</text:span></text:span><text:span text:style-name="MathematicaFormatStandardForm"><text:span text:style-name="T210"><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33">from the previous chapter to write rewrite the binomial theorem in more standard notation. <text:s/>Specifically,</text:span></text:span></text:p>
      <text:p text:style-name="P152"><text:soft-page-break/></text:p>
      <text:p text:style-name="P155"><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72"><text:span text:style-name="MathematicaFormatStandardForm"><text:span text:style-name="T40"/></text:span></text:p>
          </table:table-cell>
          <table:table-cell table:style-name="Table26.A1" office:value-type="string">
            <text:p text:style-name="P81"><text:span text:style-name="MathematicaFormatStandardForm"><text:span text:style-name="T45"><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81"><text:span text:style-name="MathematicaFormatStandardForm"><text:span text:style-name="T82"><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81"><text:span text:style-name="MathematicaFormatStandardForm"><text:span text:style-name="T46">+</text:span></text:span></text:p>
          </table:table-cell>
          <table:table-cell table:style-name="Table26.B2" office:value-type="string">
            <text:p text:style-name="P90"><text:span text:style-name="MathematicaFormatStandardForm"><text:span text:style-name="T44"><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90"><text:span text:style-name="MathematicaFormatStandardForm"><text:span text:style-name="T81"><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227">*</text:p>
          </table:table-cell>
          <table:table-cell table:style-name="Table26.B3" office:value-type="string">
            <text:p text:style-name="P90"><text:span text:style-name="MathematicaFormatStandardForm"><text:span text:style-name="T44"><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90"><text:span text:style-name="MathematicaFormatStandardForm"><text:span text:style-name="T81"><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13"><text:tab/></text:p>
      <text:p text:style-name="P54"><text:span text:style-name="aaMathematica"><text:span text:style-name="T298"/></text:span></text:p>
      <text:p text:style-name="P158"/>
      <text:p text:style-name="P216"><text:span text:style-name="MathematicaFormatStandardForm"><text:span text:style-name="T48">Closed Form</text:span></text:span><text:span text:style-name="MathematicaFormatStandardForm"><text:span text:style-name="T63">s of</text:span></text:span><text:span text:style-name="MathematicaFormatStandardForm"><text:span text:style-name="T48"><draw:frame draw:style-name="fr1" draw:name="Object634" text:anchor-type="as-char" svg:y="-0.1437in" svg:width="0.2193in" svg:height="0.1736in" draw:z-index="433"><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63">in Terms of</text:span></text:span><text:span text:style-name="MathematicaFormatStandardForm"><text:span text:style-name="T48"><draw:frame draw:style-name="fr1" draw:name="Object644" text:anchor-type="as-char" svg:y="-0.1437in" svg:width="0.4772in" svg:height="0.1783in" draw:z-index="434"><draw:object xlink:href="./Object 350" xlink:type="simple" xlink:show="embed" xlink:actuate="onLoad"/><draw:image xlink:href="./ObjectReplacements/Object 350" xlink:type="simple" xlink:show="embed" xlink:actuate="onLoad"/><svg:desc>formula</svg:desc></draw:frame></text:span></text:span></text:p>
      <text:p text:style-name="P152"/>
      <text:p text:style-name="P51"><text:tab/><text:span text:style-name="T308">The binomial expression can also be inverted, like so:</text:span></text:p>
      <text:p text:style-name="P152"/>
      <text:p text:style-name="P152"><draw:frame draw:style-name="fr1" draw:name="Object635" text:anchor-type="as-char" svg:y="-0.2339in" svg:width="1.5217in" svg:height="0.3752in" draw:z-index="435"><draw:object xlink:href="./Object 351" xlink:type="simple" xlink:show="embed" xlink:actuate="onLoad"/><draw:image xlink:href="./ObjectReplacements/Object 351" xlink:type="simple" xlink:show="embed" xlink:actuate="onLoad"/><svg:desc>formula</svg:desc></draw:frame></text:p>
      <text:p text:style-name="P51"/>
      <text:p text:style-name="P51"><text:tab/><text:span text:style-name="T309">This idea also holds for the variants of</text:span><text:span text:style-name="MathematicaFormatStandardForm"><text:span text:style-name="T15"><draw:frame draw:style-name="fr1" draw:name="Object405" text:anchor-type="as-char" svg:y="-0.1437in" svg:width="0.4772in" svg:height="0.1783in" draw:z-index="450"><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152"/>
      <text:p text:style-name="P155"><text:span text:style-name="MathematicaFormatStandardForm"><text:span text:style-name="T26"><draw:frame draw:style-name="fr1" draw:name="Object636" text:anchor-type="as-char" svg:y="-0.2339in" svg:width="1.5465in" svg:height="0.3752in" draw:z-index="451"><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72"><text:span text:style-name="MathematicaFormatStandardForm"><text:span text:style-name="T40"/></text:span></text:p>
          </table:table-cell>
          <table:table-cell table:style-name="Table38.A1" office:value-type="string">
            <text:p text:style-name="P81"><text:span text:style-name="MathematicaFormatStandardForm"><text:span text:style-name="T45"><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81"><text:span text:style-name="MathematicaFormatStandardForm"><text:span text:style-name="T82"><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81"><text:span text:style-name="MathematicaFormatStandardForm"><text:span text:style-name="T46">+</text:span></text:span></text:p>
          </table:table-cell>
          <table:table-cell table:style-name="Table38.B2" office:value-type="string">
            <text:p text:style-name="P90"><text:span text:style-name="MathematicaFormatStandardForm"><text:span text:style-name="T44"><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90"><text:span text:style-name="MathematicaFormatStandardForm"><text:span text:style-name="T81"><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227">*</text:p>
          </table:table-cell>
          <table:table-cell table:style-name="Table38.B3" office:value-type="string">
            <text:p text:style-name="P90"><text:span text:style-name="MathematicaFormatStandardForm"><text:span text:style-name="T44"><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90"><text:span text:style-name="MathematicaFormatStandardForm"><text:span text:style-name="T81"><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13"><text:span text:style-name="aaMathematica"><text:span text:style-name="T138"><text:tab/></text:span></text:span></text:p>
      <text:p text:style-name="P54"><text:span text:style-name="aaMathematica"><text:span text:style-name="T298"/></text:span></text:p>
      <text:p text:style-name="P218"><text:span text:style-name="MathematicaFormatStandardForm"><text:span text:style-name="T58">Multiplication: </text:span></text:span><text:span text:style-name="MathematicaFormatStandardForm"><text:span text:style-name="T44"><draw:frame draw:style-name="fr1" draw:name="Object421" text:anchor-type="as-char" svg:y="-0.1437in" svg:width="1.528in" svg:height="0.1783in" draw:z-index="736"><draw:object xlink:href="./Object 360" xlink:type="simple" xlink:show="embed" xlink:actuate="onLoad"/><draw:image xlink:href="./ObjectReplacements/Object 360" xlink:type="simple" xlink:show="embed" xlink:actuate="onLoad"/><svg:desc>formula</svg:desc></draw:frame></text:span></text:span></text:p>
      <text:p text:style-name="P139"/>
      <text:p text:style-name="P1"><text:span text:style-name="aaMathematica"><text:span text:style-name="T150"><text:tab/></text:span></text:span><text:span text:style-name="aaMathematica"><text:span text:style-name="T151">The usual rule of multiplication of exponents says that</text:span></text:span></text:p>
      <text:p text:style-name="P1"><text:span text:style-name="aaMathematica"><text:span text:style-name="T169"/></text:span></text:p>
      <text:p text:style-name="P181"><draw:frame draw:style-name="fr1" draw:name="Object422" text:anchor-type="as-char" svg:y="-0.1437in" svg:width="1.528in" svg:height="0.1783in" draw:z-index="737"><draw:object xlink:href="./Object 361" xlink:type="simple" xlink:show="embed" xlink:actuate="onLoad"/><draw:image xlink:href="./ObjectReplacements/Object 361" xlink:type="simple" xlink:show="embed" xlink:actuate="onLoad"/><svg:desc>formula</svg:desc></draw:frame></text:p>
      <text:p text:style-name="P181"/>
      <text:p text:style-name="P2"><text:span text:style-name="aaMathematica"><text:span text:style-name="T154">This also works for our convolutions as</text:span></text:span></text:p>
      <text:p text:style-name="P181"/>
      <text:p text:style-name="P181"><draw:frame draw:style-name="fr1" draw:name="Object680" text:anchor-type="as-char" svg:y="-0.1437in" svg:width="1.5634in" svg:height="0.1783in" draw:z-index="738"><draw:object xlink:href="./Object 362" xlink:type="simple" xlink:show="embed" xlink:actuate="onLoad"/><draw:image xlink:href="./ObjectReplacements/Object 362" xlink:type="simple" xlink:show="embed" xlink:actuate="onLoad"/><svg:desc>formula</svg:desc></draw:frame></text:p>
      <text:p text:style-name="P181"/>
      <text:p text:style-name="P1"><text:span text:style-name="aaMathematica"><text:span text:style-name="T150"><text:tab/></text:span></text:span><text:span text:style-name="aaMathematica"><text:span text:style-name="T151">Another, more elaborate, way to say this, is</text:span></text:span></text:p>
      <text:p text:style-name="P181"/>
      <text:p text:style-name="P181"><draw:frame draw:style-name="fr1" draw:name="Object423" text:anchor-type="as-char" svg:y="-0.2437in" svg:width="4.4492in" svg:height="0.3929in" draw:z-index="739"><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54">which, by analogy, is</text:span></text:span></text:p>
      <text:p text:style-name="P96"/>
      <table:table table:name="Table43" table:style-name="Table43">
        <table:table-column table:style-name="Table43.A"/>
        <table:table-column table:style-name="Table43.B"/>
        <table:table-column table:style-name="Table43.C"/>
        <table:table-row>
          <table:table-cell table:style-name="Table43.A1" office:value-type="string">
            <text:p text:style-name="P72"><text:span text:style-name="MathematicaFormatStandardForm"><text:span text:style-name="T40"/></text:span></text:p>
          </table:table-cell>
          <table:table-cell table:style-name="Table43.A1" office:value-type="string">
            <text:p text:style-name="P81"><text:span text:style-name="MathematicaFormatStandardForm"><text:span text:style-name="T45"><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81"><text:span text:style-name="MathematicaFormatStandardForm"><text:span text:style-name="T82"><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ext:soft-page-break/>
        <table:table-row table:style-name="Table43.2">
          <table:table-cell table:style-name="Table43.A2" office:value-type="string">
            <text:p text:style-name="P81"><text:span text:style-name="MathematicaFormatStandardForm"><text:span text:style-name="T46">+</text:span></text:span></text:p>
          </table:table-cell>
          <table:table-cell table:style-name="Table43.B2" office:value-type="string">
            <text:p text:style-name="P204"><text:span text:style-name="aaMathematica"><text:span text:style-name="T292"><draw:frame draw:style-name="fr1" draw:name="Object673" text:anchor-type="as-char" svg:y="-0.4083in" svg:width="2.6984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204"><text:span text:style-name="MathematicaFormatStandardForm"><text:span text:style-name="T81"><draw:frame draw:style-name="fr1" draw:name="Object677" text:anchor-type="as-char" svg:y="-0.3563in" svg:width="2.5016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235">*</text:p>
          </table:table-cell>
          <table:table-cell table:style-name="Table43.B3" office:value-type="string">
            <text:p text:style-name="P204"><text:span text:style-name="aaMathematica"><text:span text:style-name="T292"><draw:frame draw:style-name="fr1" draw:name="Object678" text:anchor-type="as-char" svg:y="-0.4602in" svg:width="2.6984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207"><text:span text:style-name="aaMathematica"><text:span text:style-name="T291"><draw:frame draw:style-name="fr1" draw:name="Object679" text:anchor-type="as-char" svg:y="-0.4083in" svg:width="2.5043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108"><text:span text:style-name="aaMathematica"><text:span text:style-name="T175"/></text:span></text:p>
      <text:p text:style-name="P1"><text:span text:style-name="aaMathematica"><text:span text:style-name="T151"/></text:span></text:p>
      <text:p text:style-name="P1"><text:span text:style-name="aaMathematica"><text:span text:style-name="T154">W</text:span></text:span><text:span text:style-name="aaMathematica"><text:span text:style-name="T151">ith the </text:span></text:span><text:span text:style-name="aaMathematica"><text:span text:style-name="T154">closed forms</text:span></text:span><text:span text:style-name="aaMathematica"><text:span text:style-name="T151"> applied, </text:span></text:span><text:span text:style-name="aaMathematica"><text:span text:style-name="T154">this </text:span></text:span><text:span text:style-name="aaMathematica"><text:span text:style-name="T151">is</text:span></text:span></text:p>
      <text:p text:style-name="P181"/>
      <text:p text:style-name="P180"><text:span text:style-name="aaMathematica"><text:span text:style-name="T162"><draw:frame draw:style-name="fr1" draw:name="Object424" text:anchor-type="as-char" svg:y="-0.2437in" svg:width="4.5063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50"/></text:span></text:p>
      <text:p text:style-name="P1"><text:span text:style-name="aaMathematica"><text:span text:style-name="T151">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94"/>
      <table:table table:name="Table28" table:style-name="Table28">
        <table:table-column table:style-name="Table28.A"/>
        <table:table-column table:style-name="Table28.B"/>
        <table:table-column table:style-name="Table28.C"/>
        <table:table-row>
          <table:table-cell table:style-name="Table28.A1" office:value-type="string">
            <text:p text:style-name="P72"><text:span text:style-name="MathematicaFormatStandardForm"><text:span text:style-name="T40"/></text:span></text:p>
          </table:table-cell>
          <table:table-cell table:style-name="Table28.A1" office:value-type="string">
            <text:p text:style-name="P81"><text:span text:style-name="MathematicaFormatStandardForm"><text:span text:style-name="T45"><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81"><text:span text:style-name="MathematicaFormatStandardForm"><text:span text:style-name="T82"><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81"><text:span text:style-name="MathematicaFormatStandardForm"><text:span text:style-name="T46">+</text:span></text:span></text:p>
          </table:table-cell>
          <table:table-cell table:style-name="Table28.B2" office:value-type="string">
            <text:p text:style-name="P204"><text:span text:style-name="aaMathematica"><text:span text:style-name="T292"><draw:frame draw:style-name="fr1" draw:name="Object592" text:anchor-type="as-char" svg:y="-0.3701in" svg:width="2.5783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204"><text:span text:style-name="MathematicaFormatStandardForm"><text:span text:style-name="T81"><draw:frame draw:style-name="fr1" draw:name="Object428" text:anchor-type="as-char" svg:y="-0.2339in" svg:width="1.8008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235">*</text:p>
          </table:table-cell>
          <table:table-cell table:style-name="Table28.B3" office:value-type="string">
            <text:p text:style-name="P204"><text:span text:style-name="aaMathematica"><text:span text:style-name="T292"><draw:frame draw:style-name="fr1" draw:name="Object593" text:anchor-type="as-char" svg:y="-0.422in" svg:width="3.4075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207"><text:span text:style-name="aaMathematica"><text:span text:style-name="T291"><draw:frame draw:style-name="fr1" draw:name="Object430" text:anchor-type="as-char" svg:y="-0.3382in" svg:width="1.7091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108"><text:span text:style-name="aaMathematica"><text:span text:style-name="T175"/></text:span></text:p>
      <text:p text:style-name="P108"><text:span text:style-name="aaMathematica"><text:span text:style-name="T175"/></text:span></text:p>
      <text:p text:style-name="P223"><text:span text:style-name="MathematicaFormatStandardForm"><text:span text:style-name="T129">Multiplication: </text:span></text:span><text:span text:style-name="MathematicaFormatStandardForm"><text:span text:style-name="T128"><draw:frame draw:style-name="fr1" draw:name="Object216" text:anchor-type="as-char" svg:y="-0.1626in" svg:width="1.9457in" svg:height="0.2866in" draw:z-index="740"><draw:object xlink:href="./Object 325" xlink:type="simple" xlink:show="embed" xlink:actuate="onLoad"/><draw:image xlink:href="./ObjectReplacements/Object 325" xlink:type="simple" xlink:show="embed" xlink:actuate="onLoad"/><svg:desc>formula</svg:desc></draw:frame></text:span></text:span></text:p>
      <text:p text:style-name="P108"><text:span text:style-name="aaMathematica"><text:span text:style-name="T175"/></text:span></text:p>
      <text:p text:style-name="P100"><text:span text:style-name="aaMathematica"><text:span text:style-name="T162"><draw:frame draw:style-name="fr1" draw:name="Object596" text:anchor-type="as-char" svg:y="-0.2437in" svg:width="4.9807in" svg:height="0.3929in" draw:z-index="741"><draw:object xlink:href="./Object 378" xlink:type="simple" xlink:show="embed" xlink:actuate="onLoad"/><draw:image xlink:href="./ObjectReplacements/Object 378" xlink:type="simple" xlink:show="embed" xlink:actuate="onLoad"/><svg:desc>formula</svg:desc></draw:frame></text:span></text:span></text:p>
      <text:p text:style-name="P100"><text:span text:style-name="aaMathematica"><text:span text:style-name="T162"/></text:span></text:p>
      <text:p text:style-name="P100"><text:span text:style-name="aaMathematica"><text:span text:style-name="T162"><draw:frame draw:style-name="fr1" draw:name="Object597" text:anchor-type="as-char" svg:y="-0.2437in" svg:width="5.0374in" svg:height="0.3929in" draw:z-index="742"><draw:object xlink:href="./Object 379" xlink:type="simple" xlink:show="embed" xlink:actuate="onLoad"/><draw:image xlink:href="./ObjectReplacements/Object 379" xlink:type="simple" xlink:show="embed" xlink:actuate="onLoad"/><svg:desc>formula</svg:desc></draw:frame></text:span></text:span></text:p>
      <text:p text:style-name="P100"><text:span text:style-name="aaMathematica"><text:span text:style-name="T176"/></text:span></text:p>
      <text:p text:style-name="P100"><text:span text:style-name="aaMathematica"><text:span text:style-name="T162"><draw:frame draw:style-name="fr1" draw:name="Object595" text:anchor-type="as-char" svg:y="-0.2437in" svg:width="5.3846in" svg:height="0.3929in" draw:z-index="743"><draw:object xlink:href="./Object 380" xlink:type="simple" xlink:show="embed" xlink:actuate="onLoad"/><draw:image xlink:href="./ObjectReplacements/Object 380" xlink:type="simple" xlink:show="embed" xlink:actuate="onLoad"/><svg:desc>formula</svg:desc></draw:frame></text:span></text:span></text:p>
      <text:p text:style-name="P94"/>
      <table:table table:name="Table30" table:style-name="Table30">
        <table:table-column table:style-name="Table30.A"/>
        <table:table-column table:style-name="Table30.B"/>
        <table:table-column table:style-name="Table30.C"/>
        <table:table-row>
          <table:table-cell table:style-name="Table30.A1" office:value-type="string">
            <text:p text:style-name="P72"><text:span text:style-name="MathematicaFormatStandardForm"><text:span text:style-name="T40"/></text:span></text:p>
          </table:table-cell>
          <table:table-cell table:style-name="Table30.A1" office:value-type="string">
            <text:p text:style-name="P81"><text:span text:style-name="MathematicaFormatStandardForm"><text:span text:style-name="T45"><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81"><text:span text:style-name="MathematicaFormatStandardForm"><text:span text:style-name="T82"><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81"><text:span text:style-name="MathematicaFormatStandardForm"><text:span text:style-name="T46">+</text:span></text:span></text:p>
          </table:table-cell>
          <table:table-cell table:style-name="Table30.B2" office:value-type="string">
            <text:p text:style-name="P204"><text:span text:style-name="aaMathematica"><text:span text:style-name="T292"><draw:frame draw:style-name="fr1" draw:name="Object598" text:anchor-type="as-char" svg:y="-0.2709in" svg:width="2.0693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204"><text:span text:style-name="MathematicaFormatStandardForm"><text:span text:style-name="T81"><draw:frame draw:style-name="fr1" draw:name="Object557" text:anchor-type="as-char" svg:y="-0.2339in" svg:width="1.5925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ext:soft-page-break/>
        <table:table-row>
          <table:table-cell table:style-name="Table30.A3" office:value-type="string">
            <text:p text:style-name="P235">*</text:p>
          </table:table-cell>
          <table:table-cell table:style-name="Table30.B3" office:value-type="string">
            <text:p text:style-name="P204"><text:span text:style-name="aaMathematica"><text:span text:style-name="T292"><draw:frame draw:style-name="fr1" draw:name="Object599" text:anchor-type="as-char" svg:y="-0.3374in" svg:width="2.9016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92">???</text:span></text:span></text:p>
          </table:table-cell>
          <table:table-cell table:style-name="Table30.C3" office:value-type="string">
            <text:p text:style-name="P207"><text:span text:style-name="aaMathematica"><text:span text:style-name="T291"><draw:frame draw:style-name="fr1" draw:name="Object591" text:anchor-type="as-char" svg:y="-0.2043in" svg:width="1.5299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96"><text:span text:style-name="aaMathematica"><text:span text:style-name="T239"/></text:span></text:p>
      <text:p text:style-name="P96"><text:span text:style-name="aaMathematica"><text:span text:style-name="T239"/></text:span></text:p>
      <text:p text:style-name="P213"><text:span text:style-name="aaMathematica"><text:span text:style-name="T138"/></text:span></text:p>
      <text:p text:style-name="P18"><text:span text:style-name="aaMathematica"><text:span text:style-name="T138"/></text:span></text:p>
      <text:p text:style-name="P18"><text:span text:style-name="aaMathematica"><text:span text:style-name="T177"/></text:span></text:p>
      <text:p text:style-name="P158"/>
      <text:p text:style-name="P216"><text:span text:style-name="MathematicaFormatStandardForm"><text:span text:style-name="T64">General Transformations Using</text:span></text:span><text:span text:style-name="MathematicaFormatStandardForm"><text:span text:style-name="T48"><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152"/>
      <text:p text:style-name="P52"><text:tab/><text:span text:style-name="T290">I</text:span>t<text:span text:style-name="T324">'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44"><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52"><text:span text:style-name="MathematicaFormatStandardForm"><text:span text:style-name="T12"/></text:span></text:p>
      <text:p text:style-name="P52"><text:span text:style-name="MathematicaFormatStandardForm"><text:span text:style-name="T12"><text:tab/>To begin, let's start with the following (not especially interesting) transform pair. <text:s/>Given some function, we have</text:span></text:span></text:p>
      <text:p text:style-name="P152"/>
      <text:p text:style-name="P90"><text:span text:style-name="MathematicaFormatStandardForm"><text:span text:style-name="T81"><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90"><text:span text:style-name="MathematicaFormatStandardForm"><text:span text:style-name="T81"/></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72"><text:span text:style-name="MathematicaFormatStandardForm"><text:span text:style-name="T40"/></text:span></text:p>
          </table:table-cell>
          <table:table-cell table:style-name="Table39.A1" office:value-type="string">
            <text:p text:style-name="P81"><text:span text:style-name="MathematicaFormatStandardForm"><text:span text:style-name="T45"><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81"><text:span text:style-name="MathematicaFormatStandardForm"><text:span text:style-name="T82"><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81"><text:span text:style-name="MathematicaFormatStandardForm"><text:span text:style-name="T46">+</text:span></text:span></text:p>
          </table:table-cell>
          <table:table-cell table:style-name="Table39.B2" office:value-type="string">
            <text:p text:style-name="P90"><text:span text:style-name="MathematicaFormatStandardForm"><text:span text:style-name="T81"><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90"><text:span text:style-name="MathematicaFormatStandardForm"><text:span text:style-name="T81"><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227">*</text:p>
          </table:table-cell>
          <table:table-cell table:style-name="Table39.B3" office:value-type="string">
            <text:p text:style-name="P90"><text:span text:style-name="MathematicaFormatStandardForm"><text:span text:style-name="T81"><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90"><text:span text:style-name="MathematicaFormatStandardForm"><text:span text:style-name="T81"><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13"><text:tab/></text:p>
      <text:p text:style-name="P54"><text:span text:style-name="aaMathematica"><text:span text:style-name="T178"/></text:span></text:p>
      <text:p text:style-name="P51"><text:tab/><text:span text:style-name="T325">Now let's fill in our closed form values for these functions. <text:s/>We have</text:span></text:p>
      <text:p text:style-name="P51"/>
      <text:p text:style-name="P90"><text:span text:style-name="MathematicaFormatStandardForm"><text:span text:style-name="T81"><draw:frame draw:style-name="fr1" draw:name="Object618" text:anchor-type="as-char" svg:y="-0.3701in" svg:width="2.2984in" svg:height="0.7929in" draw:z-index="745"><draw:object xlink:href="./Object 395" xlink:type="simple" xlink:show="embed" xlink:actuate="onLoad"/><draw:image xlink:href="./ObjectReplacements/Object 395" xlink:type="simple" xlink:show="embed" xlink:actuate="onLoad"/><svg:desc>formula</svg:desc></draw:frame></text:span></text:span></text:p>
      <text:p text:style-name="P156"><text:span text:style-name="MathematicaFormatStandardForm"><text:span text:style-name="T26"/></text:span></text:p>
      <text:p text:style-name="P53"><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72"><text:span text:style-name="MathematicaFormatStandardForm"><text:span text:style-name="T40"/></text:span></text:p>
          </table:table-cell>
          <table:table-cell table:style-name="Table35.A1" office:value-type="string">
            <text:p text:style-name="P81"><text:span text:style-name="MathematicaFormatStandardForm"><text:span text:style-name="T45"><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81"><text:span text:style-name="MathematicaFormatStandardForm"><text:span text:style-name="T82"><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ext:soft-page-break/>
        <table:table-row table:style-name="Table35.2">
          <table:table-cell table:style-name="Table35.A2" office:value-type="string">
            <text:p text:style-name="P81"><text:span text:style-name="MathematicaFormatStandardForm"><text:span text:style-name="T46">+</text:span></text:span></text:p>
          </table:table-cell>
          <table:table-cell table:style-name="Table35.B2" office:value-type="string">
            <text:p text:style-name="P90"><text:span text:style-name="MathematicaFormatStandardForm"><text:span text:style-name="T81"><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90"><text:span text:style-name="MathematicaFormatStandardForm"><text:span text:style-name="T81"><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227">*</text:p>
          </table:table-cell>
          <table:table-cell table:style-name="Table35.B3" office:value-type="string">
            <text:p text:style-name="P90"><text:span text:style-name="MathematicaFormatStandardForm"><text:span text:style-name="T81"><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90"><text:span text:style-name="MathematicaFormatStandardForm"><text:span text:style-name="T81"><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13"><text:tab/></text:p>
      <text:p text:style-name="P54"><text:span text:style-name="aaMathematica"><text:span text:style-name="T178"/></text:span></text:p>
      <text:p text:style-name="P158"/>
      <text:p text:style-name="P51"><text:tab/><text:span text:style-name="T325">Now let's take a look at the special case where z=1.</text:span></text:p>
      <text:p text:style-name="P152"/>
      <text:p text:style-name="P53"><text:tab/><text:span text:style-name="T325">For our non-convolution version, this leaves us with</text:span></text:p>
      <text:p text:style-name="P90"><text:span text:style-name="MathematicaFormatStandardForm"><text:span text:style-name="T81"><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90"><text:span text:style-name="MathematicaFormatStandardForm"><text:span text:style-name="T81"/></text:span></text:p>
      <text:p text:style-name="P53"><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46"><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47"><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53"><text:tab/></text:p>
      <text:p text:style-name="P25"><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72"><text:span text:style-name="MathematicaFormatStandardForm"><text:span text:style-name="T40"/></text:span></text:p>
          </table:table-cell>
          <table:table-cell table:style-name="Table36.A1" office:value-type="string">
            <text:p text:style-name="P81"><text:span text:style-name="MathematicaFormatStandardForm"><text:span text:style-name="T45"><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81"><text:span text:style-name="MathematicaFormatStandardForm"><text:span text:style-name="T82"><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81"><text:span text:style-name="MathematicaFormatStandardForm"><text:span text:style-name="T46">+</text:span></text:span></text:p>
          </table:table-cell>
          <table:table-cell table:style-name="Table36.B2" office:value-type="string">
            <text:p text:style-name="P90"><text:span text:style-name="MathematicaFormatStandardForm"><text:span text:style-name="T81"><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90"><text:span text:style-name="MathematicaFormatStandardForm"><text:span text:style-name="T81"><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227">*</text:p>
          </table:table-cell>
          <table:table-cell table:style-name="Table36.B3" office:value-type="string">
            <text:p text:style-name="P90"><text:span text:style-name="MathematicaFormatStandardForm"><text:span text:style-name="T81"><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90"><text:span text:style-name="MathematicaFormatStandardForm"><text:span text:style-name="T81"><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13"><text:tab/></text:p>
      <text:p text:style-name="P19"><text:span text:style-name="aaMathematica"><text:span text:style-name="T155">Here,</text:span></text:span><text:span text:style-name="MathematicaFormatStandardForm"><text:span text:style-name="T13"><draw:frame draw:style-name="fr1" draw:name="Object743" text:anchor-type="as-char" svg:y="-0.1244in" svg:width="0.3256in" svg:height="0.1591in" draw:z-index="748"><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9"><text:span text:style-name="MathematicaFormatStandardForm"><text:span text:style-name="T14"/></text:span></text:p>
      <text:p text:style-name="P19"><text:span text:style-name="MathematicaFormatStandardForm"><text:span text:style-name="T14"><text:tab/>There are two things interesting about this table.</text:span></text:span></text:p>
      <text:p text:style-name="P19"><text:span text:style-name="MathematicaFormatStandardForm"><text:span text:style-name="T14"><text:tab/></text:span></text:span></text:p>
      <text:p text:style-name="P13"><text:span text:style-name="aaMathematica"><text:span text:style-name="T239"/></text:span></text:p>
      <text:p text:style-name="P18"><text:span text:style-name="aaMathematica"><text:span text:style-name="T138"><text:tab/></text:span></text:span><text:span text:style-name="aaMathematica"><text:span text:style-name="T152">Alright. <text:s/>I finally have enough defined for me to talk about</text:span></text:span><text:span text:style-name="aaMathematica"><text:span text:style-name="T307"><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307">.</text:span></text:span></text:p>
      <text:p text:style-name="P203">Section 3:</text:p>
      <text:p text:style-name="P133"><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208"/>
      <text:p text:style-name="P133"/>
      <text:p text:style-name="P152"/>
      <text:p text:style-name="P216"><text:span text:style-name="MathematicaFormatStandardForm"><text:span text:style-name="T59">Overview</text:span></text:span></text:p>
      <text:p text:style-name="P133"/>
      <text:p text:style-name="P57"><text:tab/><text:span text:style-name="T331">The identities in this section are really the key motivators of this whole paper. <text:s/>In essence, our various convolution equivalents of </text:span><text:span text:style-name="MathematicaFormatStandardForm"><text:span text:style-name="T19"><draw:frame draw:style-name="fr1" draw:name="Object778" text:anchor-type="as-char" svg:y="-0.1244in" svg:width="0.6201in" svg:height="0.1591in" draw:z-index="749"><draw:object xlink:href="./Object 778" xlink:type="simple" xlink:show="embed" xlink:actuate="onLoad"/><draw:image xlink:href="./ObjectReplacements/Object 778" xlink:type="simple" xlink:show="embed" xlink:actuate="onLoad"/><svg:desc>formula</svg:desc></draw:frame></text:span></text:span><text:span text:style-name="MathematicaFormatStandardForm"><text:span text:style-name="T35">are the exponential integral, the Harmonic number, the logarithmic integral, and the Riemann Prime Counting function. <text:s/>This section will show a number of different ways to express these functions in the closed forms of</text:span></text:span><text:span text:style-name="MathematicaFormatStandardForm"><text:span text:style-name="T19"><draw:frame draw:style-name="fr1" draw:name="Object779" text:anchor-type="as-char" svg:y="-0.1437in" svg:width="0.2193in" svg:height="0.1736in" draw:z-index="750"><draw:object xlink:href="./Object 779" xlink:type="simple" xlink:show="embed" xlink:actuate="onLoad"/><draw:image xlink:href="./ObjectReplacements/Object 779" xlink:type="simple" xlink:show="embed" xlink:actuate="onLoad"/><svg:desc>formula</svg:desc></draw:frame></text:span></text:span><text:span text:style-name="MathematicaFormatStandardForm"><text:span text:style-name="T35">and</text:span></text:span><text:span text:style-name="MathematicaFormatStandardForm"><text:span text:style-name="T19"><draw:frame draw:style-name="fr1" draw:name="Object780" text:anchor-type="as-char" svg:y="-0.1437in" svg:width="0.4772in" svg:height="0.1783in" draw:z-index="751"><draw:object xlink:href="./Object 780" xlink:type="simple" xlink:show="embed" xlink:actuate="onLoad"/><draw:image xlink:href="./ObjectReplacements/Object 780" xlink:type="simple" xlink:show="embed" xlink:actuate="onLoad"/><svg:desc>formula</svg:desc></draw:frame></text:span></text:span><text:span text:style-name="MathematicaFormatStandardForm"><text:span text:style-name="T35">that we've already explored.</text:span></text:span></text:p>
      <text:p text:style-name="P152"/>
      <text:p text:style-name="P216"><text:span text:style-name="MathematicaFormatStandardForm"><text:span text:style-name="T65">The Mercator Series Equivalent</text:span></text:span></text:p>
      <text:p text:style-name="P133"/>
      <text:p text:style-name="P139"><text:span text:style-name="T210"><text:tab/></text:span><text:span text:style-name="T228">The </text:span><text:span text:style-name="T229">Mercator series </text:span><text:span text:style-name="T228">for the logarithm is very well known to be, for 0 &lt; x &lt; 2,</text:span></text:p>
      <text:p text:style-name="P133"/>
      <text:p text:style-name="P133"><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133"/>
      <text:p text:style-name="P51"><text:tab/><text:span text:style-name="T310">It turns out that a very useful analogous identity holds for the four variants of</text:span><text:span text:style-name="T310"><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310">as</text:span></text:p>
      <text:p text:style-name="P133"/>
      <text:p text:style-name="P133"><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156"/>
      <text:p text:style-name="P216"><text:span text:style-name="MathematicaFormatStandardForm"><text:span text:style-name="T65">This Series </text:span></text:span><text:span text:style-name="MathematicaFormatStandardForm"><text:span text:style-name="T47">for</text:span></text:span><text:span text:style-name="MathematicaFormatStandardForm"><text:span text:style-name="T48"><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65">Written Out Explicitly</text:span></text:span></text:p>
      <text:p text:style-name="P133"/>
      <text:p text:style-name="P147"/>
      <text:p text:style-name="P51"><text:tab/><text:span text:style-name="T310">Written out more explicitly, what I'm saying here is</text:span></text:p>
      <text:p text:style-name="P147"/>
      <text:p text:style-name="P133"><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156"/>
      <text:p text:style-name="P51"><text:tab/><text:span text:style-name="T310">It's hard not to notice the general symmetry between these different statements, I think.</text:span></text:p>
      <text:p text:style-name="P208"/>
      <text:p text:style-name="P133"/>
      <text:p text:style-name="P156"/>
      <text:p text:style-name="P216"><text:span text:style-name="MathematicaFormatStandardForm"><text:span text:style-name="T47">Recursive Definition for</text:span></text:span><text:span text:style-name="MathematicaFormatStandardForm"><text:span text:style-name="T48"><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152"/>
      <text:p text:style-name="P152"><text:soft-page-break/></text:p>
      <text:p text:style-name="P18"><text:tab/><text:span text:style-name="T310">All five of these can be expressed with the same recursive form. <text:s/>If we define the following recursive function,</text:span></text:p>
      <text:p text:style-name="P156"><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152"/>
      <text:p text:style-name="P56">then we can compute <text:span text:style-name="T311"><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312">for 1 &lt; x &lt; 2,</text:span> as</text:p>
      <text:p text:style-name="P152"/>
      <text:p text:style-name="P191"><text:span text:style-name="MathematicaFormatStandardForm"><text:span text:style-name="T191"><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191"><text:span text:style-name="MathematicaFormatStandardForm"><text:span text:style-name="T191"/></text:span></text:p>
      <text:p text:style-name="P154"><text:span text:style-name="T228">And i</text:span><text:span text:style-name="T219">f we define two helper functions,</text:span><text:span text:style-name="T219"><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219">and</text:span><text:span text:style-name="T219"><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219">, we can also express our four variants of</text:span><text:span text:style-name="T219"><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219">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72"><text:span text:style-name="MathematicaFormatStandardForm"><text:span text:style-name="T40"/></text:span></text:p>
          </table:table-cell>
          <table:table-cell table:style-name="Table11.A1" office:value-type="string">
            <text:p text:style-name="P81"><text:span text:style-name="MathematicaFormatStandardForm"><text:span text:style-name="T45"><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81"><text:span text:style-name="MathematicaFormatStandardForm"><text:span text:style-name="T82"><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81"><text:span text:style-name="MathematicaFormatStandardForm"><text:span text:style-name="T46">+</text:span></text:span></text:p>
          </table:table-cell>
          <table:table-cell table:style-name="Table11.B2" office:value-type="string">
            <text:p text:style-name="P90"><text:span text:style-name="MathematicaFormatStandardForm"><text:span text:style-name="T44"><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90"><text:span text:style-name="MathematicaFormatStandardForm"><text:span text:style-name="T81"><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227">*</text:p>
          </table:table-cell>
          <table:table-cell table:style-name="Table11.B3" office:value-type="string">
            <text:p text:style-name="P90"><text:span text:style-name="MathematicaFormatStandardForm"><text:span text:style-name="T44"><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90"><text:span text:style-name="MathematicaFormatStandardForm"><text:span text:style-name="T81"><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13"/>
      <text:p text:style-name="P13"/>
      <text:p text:style-name="P224"><text:span text:style-name="MathematicaFormatStandardForm"><text:span text:style-name="T130">Mathematica Implementation of</text:span></text:span><text:span text:style-name="MathematicaFormatStandardForm"><text:span text:style-name="T28"><draw:frame draw:style-name="fr1" draw:name="Object298" text:anchor-type="as-char" svg:y="-0.1244in" svg:width="0.6319in" svg:height="0.1591in" draw:z-index="752"><draw:object xlink:href="./Object 430" xlink:type="simple" xlink:show="embed" xlink:actuate="onLoad"/><draw:image xlink:href="./ObjectReplacements/Object 430" xlink:type="simple" xlink:show="embed" xlink:actuate="onLoad"/><svg:desc>formula</svg:desc></draw:frame></text:span></text:span></text:p>
      <text:p text:style-name="P13"/>
      <text:p text:style-name="P56"><text:tab/>Just to keep things clear, this means that in Mathematica, given the following code,</text:p>
      <text:p text:style-name="P13"/>
      <text:p text:style-name="P175">delta=.01;</text:p>
      <text:p text:style-name="P176">thetaAdd[<text:span text:style-name="T313">x</text:span>_,<text:span text:style-name="T313">t</text:span>_]:=<text:span text:style-name="T313">x</text:span>-<text:span text:style-name="T313">t</text:span></text:p>
      <text:p text:style-name="P176">thetaMul[<text:span text:style-name="T313">x</text:span>_,<text:span text:style-name="T313">t</text:span>_]:=<text:span text:style-name="T313">x</text:span>/<text:span text:style-name="T314">t</text:span></text:p>
      <text:p text:style-name="P176">thetaEq[<text:span text:style-name="T295">x</text:span>_,<text:span text:style-name="T295">t</text:span>_]:=<text:span text:style-name="T295">x</text:span></text:p>
      <text:p text:style-name="P176">f[<text:span text:style-name="T313">x</text:span>_,k_,d_,fn_,<text:span text:style-name="T314">I_</text:span>]:=d Sum[1/k-f[fn<text:span text:style-name="T313">[x</text:span>,<text:span text:style-name="T313">d t+I</text:span>],k+1,d,fn,<text:span text:style-name="T314">I</text:span>],{<text:span text:style-name="T313">t</text:span>,1,(<text:span text:style-name="T313">x</text:span>-<text:span text:style-name="T314">I</text:span>)/d}]</text:p>
      <text:p text:style-name="P133"/>
      <text:p text:style-name="P192"><text:span text:style-name="T198">w</text:span><text:span text:style-name="T194">e can </text:span><text:span text:style-name="T199">then </text:span><text:span text:style-name="T194">compute</text:span><text:span text:style-name="MathematicaFormatStandardForm"><text:span text:style-name="T200"><draw:frame draw:style-name="fr1" draw:name="Object320" text:anchor-type="as-char" svg:y="-0.1244in" svg:width="0.6319in" svg:height="0.1591in" draw:z-index="753"><draw:object xlink:href="./Object 431" xlink:type="simple" xlink:show="embed" xlink:actuate="onLoad"/><draw:image xlink:href="./ObjectReplacements/Object 431" xlink:type="simple" xlink:show="embed" xlink:actuate="onLoad"/><svg:desc>formula</svg:desc></draw:frame></text:span></text:span><text:span text:style-name="T191">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72"><text:span text:style-name="MathematicaFormatStandardForm"><text:span text:style-name="T40"/></text:span></text:p>
          </table:table-cell>
          <table:table-cell table:style-name="Table21.A1" office:value-type="string">
            <text:p text:style-name="P81"><text:span text:style-name="MathematicaFormatStandardForm"><text:span text:style-name="T45"><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81"><text:span text:style-name="MathematicaFormatStandardForm"><text:span text:style-name="T82"><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81"><text:span text:style-name="MathematicaFormatStandardForm"><text:span text:style-name="T46">+</text:span></text:span></text:p>
          </table:table-cell>
          <table:table-cell table:style-name="Table21.B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1</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Add, </text:span></text:span><text:span text:style-name="MathematicaFormatStandardForm"><text:span text:style-name="T281">0</text:span></text:span><text:span text:style-name="MathematicaFormatStandardForm"><text:span text:style-name="T275">]</text:span></text:span></text:p>
          </table:table-cell>
          <table:table-cell table:style-name="Table21.C2"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1</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Add, </text:span></text:span><text:span text:style-name="MathematicaFormatStandardForm"><text:span text:style-name="T281">0</text:span></text:span><text:span text:style-name="MathematicaFormatStandardForm"><text:span text:style-name="T275">]</text:span></text:span></text:p>
          </table:table-cell>
        </table:table-row>
        <table:table-row>
          <table:table-cell table:style-name="Table21.A3" office:value-type="string">
            <text:p text:style-name="P227">*</text:p>
          </table:table-cell>
          <table:table-cell table:style-name="Table21.B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1</text:span></text:span><text:span text:style-name="MathematicaFormatStandardForm"><text:span text:style-name="T275">,</text:span></text:span><text:span text:style-name="MathematicaFormatStandardForm"><text:span text:style-name="T276">delta</text:span></text:span><text:span text:style-name="MathematicaFormatStandardForm"><text:span text:style-name="T275">,</text:span></text:span><text:span text:style-name="MathematicaFormatStandardForm"><text:span text:style-name="T276">thetaMul, </text:span></text:span><text:span text:style-name="MathematicaFormatStandardForm"><text:span text:style-name="T281">1</text:span></text:span><text:span text:style-name="MathematicaFormatStandardForm"><text:span text:style-name="T275">]</text:span></text:span></text:p>
          </table:table-cell>
          <table:table-cell table:style-name="Table21.C3" office:value-type="string">
            <text:p text:style-name="P99"><text:span text:style-name="MathematicaFormatStandardForm"><text:span text:style-name="T275">f[</text:span></text:span><text:span text:style-name="MathematicaFormatStandardForm"><text:span text:style-name="T276">x</text:span></text:span><text:span text:style-name="MathematicaFormatStandardForm"><text:span text:style-name="T275">,</text:span></text:span><text:span text:style-name="MathematicaFormatStandardForm"><text:span text:style-name="T279">1</text:span></text:span><text:span text:style-name="MathematicaFormatStandardForm"><text:span text:style-name="T275">,</text:span></text:span><text:span text:style-name="MathematicaFormatStandardForm"><text:span text:style-name="T276">1</text:span></text:span><text:span text:style-name="MathematicaFormatStandardForm"><text:span text:style-name="T275">,</text:span></text:span><text:span text:style-name="MathematicaFormatStandardForm"><text:span text:style-name="T276">thetaMul, </text:span></text:span><text:span text:style-name="MathematicaFormatStandardForm"><text:span text:style-name="T281">1</text:span></text:span><text:span text:style-name="MathematicaFormatStandardForm"><text:span text:style-name="T275">]</text:span></text:span></text:p>
          </table:table-cell>
        </table:table-row>
      </table:table>
      <text:p text:style-name="P158"/>
      <text:p text:style-name="P26">again with the values on the left side of the table getting closer as delta gets closer to 0.</text:p>
      <text:p text:style-name="P27"/>
      <text:p text:style-name="P160"><text:span text:style-name="T209"><text:tab/>Note that this is a reasonable way to compute small values of</text:span><text:span text:style-name="T209"><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209">and</text:span><text:span text:style-name="T209"><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209">, but not at all reasonable to compute</text:span><text:span text:style-name="T209"><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209">or</text:span><text:span text:style-name="T209"><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209">.</text:span></text:p>
      <text:p text:style-name="P209"/>
      <text:p text:style-name="P133"/>
      <text:p text:style-name="P133"/>
      <text:p text:style-name="P226"><text:span text:style-name="MathematicaFormatStandardForm"><text:span text:style-name="T66">Closed </text:span></text:span><text:span text:style-name="MathematicaFormatStandardForm"><text:span text:style-name="T47">for</text:span></text:span><text:span text:style-name="MathematicaFormatStandardForm"><text:span text:style-name="T66">m for</text:span></text:span><text:span text:style-name="MathematicaFormatStandardForm"><text:span text:style-name="T200"><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156"/>
      <text:p text:style-name="P27"><text:tab/><text:span text:style-name="T311"><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311">has some </text:span><text:span text:style-name="T246">really</text:span><text:span text:style-name="T311"> interesting closed forms. <text:s/>As a matter of fact, the closed forms of</text:span><text:span text:style-name="T311"><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311">are the central point of this entire paper. <text:s/>They are, in fact,</text:span></text:p>
      <text:p text:style-name="P133"/>
      <text:p text:style-name="P133"><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72"><text:span text:style-name="MathematicaFormatStandardForm"><text:span text:style-name="T40"/></text:span></text:p>
          </table:table-cell>
          <table:table-cell table:style-name="Table12.A1" office:value-type="string">
            <text:p text:style-name="P81"><text:span text:style-name="MathematicaFormatStandardForm"><text:span text:style-name="T45"><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81"><text:span text:style-name="MathematicaFormatStandardForm"><text:span text:style-name="T82"><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81"><text:span text:style-name="MathematicaFormatStandardForm"><text:span text:style-name="T46">+</text:span></text:span></text:p>
          </table:table-cell>
          <table:table-cell table:style-name="Table12.B2" office:value-type="string">
            <text:p text:style-name="P100"><text:span text:style-name="MathematicaFormatStandardForm"><text:span text:style-name="T44"><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100"><text:span text:style-name="MathematicaFormatStandardForm"><text:span text:style-name="T81"><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227">*</text:p>
          </table:table-cell>
          <table:table-cell table:style-name="Table12.B3" office:value-type="string">
            <text:p text:style-name="P100"><text:span text:style-name="MathematicaFormatStandardForm"><text:span text:style-name="T44"><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100"><text:span text:style-name="MathematicaFormatStandardForm"><text:span text:style-name="T81"><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13"/>
      <text:p text:style-name="P193"><text:span text:style-name="T286">Here, </text:span><text:span text:style-name="aaMathematica"><text:span text:style-name="T299"><draw:frame draw:style-name="fr1" draw:name="Object234" text:anchor-type="as-char" svg:y="-0.1244in" svg:width="0.5138in" svg:height="0.1591in" draw:z-index="754"><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301">is the incomplete gamma function, </text:span></text:span><text:span text:style-name="aaMathematica"><text:span text:style-name="T299"><draw:frame draw:style-name="fr1" draw:name="Object235" text:anchor-type="as-char" svg:y="-0.1244in" svg:width="0.3563in" svg:height="0.1591in" draw:z-index="755"><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301">is the logarithmic integral, </text:span></text:span><text:span text:style-name="aaMathematica"><text:span text:style-name="T299"><draw:frame draw:style-name="fr1" draw:name="Object236" text:anchor-type="as-char" svg:y="-0.1244in" svg:width="0.2563in" svg:height="0.1752in" draw:z-index="756"><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301">is the Harmonic Number, </text:span></text:span><text:span text:style-name="aaMathematica"><text:span text:style-name="T299"><draw:frame draw:style-name="fr1" draw:name="Object217" text:anchor-type="as-char" svg:y="-0.1244in" svg:width="0.3846in" svg:height="0.1591in" draw:z-index="757"><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301">is the Riemann Prime Counting function, and</text:span></text:span><text:span text:style-name="aaMathematica"><text:span text:style-name="T299"><draw:frame draw:style-name="fr1" draw:name="Object431" text:anchor-type="as-char" svg:y="-0.072in" svg:width="0.1689in" svg:height="0.1071in" draw:z-index="758"><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301">is Euler's constant gamma.</text:span></text:span></text:p>
      <text:p text:style-name="P193"><text:span text:style-name="aaMathematica"><text:span text:style-name="T302"/></text:span></text:p>
      <text:p text:style-name="P139"/>
      <text:p text:style-name="P218"><text:span text:style-name="MathematicaFormatStandardForm"><text:span text:style-name="T57">Closed Form </text:span></text:span><text:span text:style-name="MathematicaFormatStandardForm"><text:span text:style-name="T48">Values for </text:span></text:span><text:span text:style-name="MathematicaFormatStandardForm"><text:span text:style-name="T57">Derivatives / Finite Differences</text:span></text:span></text:p>
      <text:p text:style-name="P193"><text:span text:style-name="aaMathematica"><text:span text:style-name="T299"/></text:span></text:p>
      <text:p text:style-name="P124"><text:span text:style-name="aaMathematica"><text:span text:style-name="T162"><text:tab/></text:span></text:span><text:span text:style-name="aaMathematica"><text:span text:style-name="T179">The derivatives and finite differences of</text:span></text:span><text:span text:style-name="aaMathematica"><text:span text:style-name="T180"><draw:frame draw:style-name="fr1" draw:name="Object477" text:anchor-type="as-char" svg:y="-0.1244in" svg:width="0.6319in" svg:height="0.1591in" draw:z-index="759"><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79">are important to note, and well as perhaps a bit illuminating. <text:s/>So let's list those here.</text:span></text:span></text:p>
      <text:p text:style-name="P124"><text:span text:style-name="aaMathematica"><text:span text:style-name="T179"/></text:span></text:p>
      <text:p text:style-name="P124"><text:span text:style-name="aaMathematica"><text:span text:style-name="T179"><text:tab/>Just as we can easily see that</text:span></text:span></text:p>
      <text:p text:style-name="P193"><text:span text:style-name="aaMathematica"><text:span text:style-name="T299"/></text:span></text:p>
      <text:p text:style-name="P133"><draw:frame draw:style-name="fr1" draw:name="Object12" text:anchor-type="as-char" svg:y="-0.2043in" svg:width="1.2138in" svg:height="0.3283in" draw:z-index="760"><draw:object xlink:href="./Object 454" xlink:type="simple" xlink:show="embed" xlink:actuate="onLoad"/><draw:image xlink:href="./ObjectReplacements/Object 454" xlink:type="simple" xlink:show="embed" xlink:actuate="onLoad"/><svg:desc>formula</svg:desc></draw:frame></text:p>
      <text:p text:style-name="P18"/>
      <text:p text:style-name="P18">we <text:span text:style-name="T312">have have the following four closely related terms for our four variants.</text:span></text:p>
      <text:p text:style-name="P18"/>
      <text:p text:style-name="P133"><draw:frame draw:style-name="fr1" draw:name="Object113" text:anchor-type="as-char" svg:y="-0.1626in" svg:width="1.1154in" svg:height="0.2866in" draw:z-index="761"><draw:object xlink:href="./Object 455" xlink:type="simple" xlink:show="embed" xlink:actuate="onLoad"/><draw:image xlink:href="./ObjectReplacements/Object 455" xlink:type="simple" xlink:show="embed" xlink:actuate="onLoad"/><svg:desc>formula</svg:desc></draw:frame></text:p>
      <text:p text:style-name="P165">OR</text:p>
      <text:p text:style-name="P133"><draw:frame draw:style-name="fr1" draw:name="Object112" text:anchor-type="as-char" svg:y="-0.1244in" svg:width="0.9425in" svg:height="0.1752in" draw:z-index="762"><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72"><text:span text:style-name="MathematicaFormatStandardForm"><text:span text:style-name="T40"/></text:span></text:p>
          </table:table-cell>
          <table:table-cell table:style-name="Table13.A1" office:value-type="string">
            <text:p text:style-name="P81"><text:span text:style-name="MathematicaFormatStandardForm"><text:span text:style-name="T45"><draw:frame draw:style-name="fr2" draw:name="Object141" text:anchor-type="as-char" svg:y="-0.1516in" svg:width="0.2264in" svg:height="0.2091in" draw:z-index="767"><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81"><text:span text:style-name="MathematicaFormatStandardForm"><text:span text:style-name="T82"><draw:frame draw:style-name="fr2" draw:name="Object142" text:anchor-type="as-char" svg:y="-0.1425in" svg:width="0.2898in" svg:height="0.1902in" draw:z-index="768"><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81"><text:span text:style-name="MathematicaFormatStandardForm"><text:span text:style-name="T46">+</text:span></text:span></text:p>
          </table:table-cell>
          <table:table-cell table:style-name="Table13.B2" office:value-type="string">
            <text:p text:style-name="P100"><text:span text:style-name="MathematicaFormatStandardForm"><text:span text:style-name="T44"><draw:frame draw:style-name="fr1" draw:name="Object114" text:anchor-type="as-char" svg:y="-0.2228in" svg:width="0.5063in" svg:height="0.348in" draw:z-index="769"><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100"><text:span text:style-name="MathematicaFormatStandardForm"><text:span text:style-name="T81"><draw:frame draw:style-name="fr1" draw:name="Object130" text:anchor-type="as-char" svg:y="-0.2043in" svg:width="0.1854in" svg:height="0.3283in" draw:z-index="770"><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227">*</text:p>
          </table:table-cell>
          <table:table-cell table:style-name="Table13.B3" office:value-type="string">
            <text:p text:style-name="P100"><text:span text:style-name="MathematicaFormatStandardForm"><text:span text:style-name="T44"><draw:frame draw:style-name="fr1" draw:name="Object115" text:anchor-type="as-char" svg:y="-0.2043in" svg:width="0.898in" svg:height="0.3283in" draw:z-index="771"><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100"><text:span text:style-name="MathematicaFormatStandardForm"><text:span text:style-name="T81"><draw:frame draw:style-name="fr1" draw:name="Object129" text:anchor-type="as-char" svg:y="-0.1244in" svg:width="0.3543in" svg:height="0.1591in" draw:z-index="772"><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174"/>
      <text:p text:style-name="P58"><text:span text:style-name="aaMathematica"><text:span text:style-name="T138">Here, </text:span></text:span><text:span text:style-name="aaMathematica"><text:span text:style-name="T153">once again,</text:span></text:span><text:span text:style-name="aaMathematica"><text:span text:style-name="T153"><draw:frame draw:style-name="fr1" draw:name="Object327" text:anchor-type="as-char" svg:y="-0.2043in" svg:width="0.572in" svg:height="0.3283in" draw:z-index="763"><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38">if </text:span></text:span><text:span text:style-name="aaMathematica"><text:span text:style-name="T208">x</text:span></text:span><text:span text:style-name="aaMathematica"><text:span text:style-name="T138"> is a prime to the whole number power </text:span></text:span><text:span text:style-name="aaMathematica"><text:span text:style-name="T207">a</text:span></text:span><text:span text:style-name="aaMathematica"><text:span text:style-name="T138">, and </text:span></text:span><text:span text:style-name="aaMathematica"><text:span text:style-name="T138"><draw:frame draw:style-name="fr1" draw:name="Object478" text:anchor-type="as-char" svg:y="-0.1244in" svg:width="0.539in" svg:height="0.1591in" draw:z-index="764"><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38">if </text:span></text:span><text:span text:style-name="aaMathematica"><text:span text:style-name="T208">x</text:span></text:span><text:span text:style-name="aaMathematica"><text:span text:style-name="T138"> has two or more prime factors.</text:span></text:span></text:p>
      <text:p text:style-name="P198"><text:span text:style-name="aaMathematica"><text:span text:style-name="T299"/></text:span></text:p>
      <text:p text:style-name="P139"/>
      <text:p text:style-name="P226"><text:span text:style-name="MathematicaFormatStandardForm"><text:span text:style-name="T48"><draw:frame draw:style-name="fr1" draw:name="Object412" text:anchor-type="as-char" svg:y="-0.1244in" svg:width="0.6319in" svg:height="0.1591in" draw:z-index="765"><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65">in Terms of</text:span></text:span><text:span text:style-name="MathematicaFormatStandardForm"><text:span text:style-name="T48"><draw:frame draw:style-name="fr1" draw:name="Object479" text:anchor-type="as-char" svg:y="-0.1437in" svg:width="0.2193in" svg:height="0.1736in" draw:z-index="766"><draw:object xlink:href="./Object 466" xlink:type="simple" xlink:show="embed" xlink:actuate="onLoad"/><draw:image xlink:href="./ObjectReplacements/Object 466" xlink:type="simple" xlink:show="embed" xlink:actuate="onLoad"/><svg:desc>formula</svg:desc></draw:frame></text:span></text:span></text:p>
      <text:p text:style-name="P156"/>
      <text:p text:style-name="P166"><text:span text:style-name="T209"><text:tab/></text:span><text:span text:style-name="T230">With these</text:span><text:span text:style-name="T231"> various closed forms, th</text:span><text:span text:style-name="T230">is</text:span><text:span text:style-name="T231"> Mercator series equivalent </text:span><text:span text:style-name="T230">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72"><text:span text:style-name="MathematicaFormatStandardForm"><text:span text:style-name="T40"/></text:span></text:p>
          </table:table-cell>
          <table:table-cell table:style-name="Table27.A1" office:value-type="string">
            <text:p text:style-name="P81"><text:span text:style-name="MathematicaFormatStandardForm"><text:span text:style-name="T45"><draw:frame draw:style-name="fr2" draw:name="Object415" text:anchor-type="as-char" svg:y="-0.1516in" svg:width="0.2264in" svg:height="0.2091in" draw:z-index="773"><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81"><text:span text:style-name="MathematicaFormatStandardForm"><text:span text:style-name="T82"><draw:frame draw:style-name="fr2" draw:name="Object416" text:anchor-type="as-char" svg:y="-0.1425in" svg:width="0.2898in" svg:height="0.1902in" draw:z-index="774"><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81"><text:span text:style-name="MathematicaFormatStandardForm"><text:span text:style-name="T46">+</text:span></text:span></text:p>
          </table:table-cell>
          <table:table-cell table:style-name="Table27.B2" office:value-type="string">
            <text:p text:style-name="P100"><text:span text:style-name="MathematicaFormatStandardForm"><text:span text:style-name="T44"><draw:frame draw:style-name="fr1" draw:name="Object417" text:anchor-type="as-char" svg:y="-0.228in" svg:width="2.3638in" svg:height="0.3689in" draw:z-index="775"><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100"><text:span text:style-name="MathematicaFormatStandardForm"><text:span text:style-name="T81"><draw:frame draw:style-name="fr1" draw:name="Object418" text:anchor-type="as-char" svg:y="-0.228in" svg:width="1.1909in" svg:height="0.3689in" draw:z-index="776"><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227">*</text:p>
          </table:table-cell>
          <table:table-cell table:style-name="Table27.B3" office:value-type="string">
            <text:p text:style-name="P100"><text:span text:style-name="MathematicaFormatStandardForm"><text:span text:style-name="T44"><draw:frame draw:style-name="fr1" draw:name="Object419" text:anchor-type="as-char" svg:y="-0.228in" svg:width="3.0693in" svg:height="0.3689in" draw:z-index="777"><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100"><text:span text:style-name="MathematicaFormatStandardForm"><text:span text:style-name="T81"><draw:frame draw:style-name="fr1" draw:name="Object420" text:anchor-type="as-char" svg:y="-0.228in" svg:width="1.5492in" svg:height="0.3689in" draw:z-index="778"><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13"/>
      <text:p text:style-name="P139"/>
      <text:p text:style-name="P226"><text:span text:style-name="MathematicaFormatStandardForm"><text:span text:style-name="T48"><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65">in Terms of</text:span></text:span><text:span text:style-name="MathematicaFormatStandardForm"><text:span text:style-name="T48"><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156"/>
      <text:p text:style-name="P31"><text:soft-page-break/><text:tab/><text:span text:style-name="T330">One very simple way to define</text:span><text:span text:style-name="MathematicaFormatStandardForm"><text:span text:style-name="T19"><draw:frame draw:style-name="fr1" draw:name="Object445" text:anchor-type="as-char" svg:y="-0.1244in" svg:width="0.6201in" svg:height="0.1591in" draw:z-index="779"><draw:object xlink:href="./Object 569" xlink:type="simple" xlink:show="embed" xlink:actuate="onLoad"/><draw:image xlink:href="./ObjectReplacements/Object 569" xlink:type="simple" xlink:show="embed" xlink:actuate="onLoad"/><svg:desc>formula</svg:desc></draw:frame></text:span></text:span><text:span text:style-name="MathematicaFormatStandardForm"><text:span text:style-name="T34">is as the derivative of</text:span></text:span><text:span text:style-name="MathematicaFormatStandardForm"><text:span text:style-name="T19"><draw:frame draw:style-name="fr1" draw:name="Object777" text:anchor-type="as-char" svg:y="-0.1437in" svg:width="0.4661in" svg:height="0.1783in" draw:z-index="780"><draw:object xlink:href="./Object 777" xlink:type="simple" xlink:show="embed" xlink:actuate="onLoad"/><draw:image xlink:href="./ObjectReplacements/Object 777" xlink:type="simple" xlink:show="embed" xlink:actuate="onLoad"/><svg:desc>formula</svg:desc></draw:frame></text:span></text:span><text:span text:style-name="MathematicaFormatStandardForm"><text:span text:style-name="T34">with respect to z, as</text:span></text:span></text:p>
      <text:p text:style-name="P27"/>
      <text:p text:style-name="P133"><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67">With the closed forms of our convolutions, this is</text:p>
      <text:p text:style-name="P133"/>
      <text:p text:style-name="P133"><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72"><text:span text:style-name="MathematicaFormatStandardForm"><text:span text:style-name="T40"/></text:span></text:p>
          </table:table-cell>
          <table:table-cell table:style-name="Table24.A1" office:value-type="string">
            <text:p text:style-name="P81"><text:span text:style-name="MathematicaFormatStandardForm"><text:span text:style-name="T45"><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81"><text:span text:style-name="MathematicaFormatStandardForm"><text:span text:style-name="T82"><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81"><text:span text:style-name="MathematicaFormatStandardForm"><text:span text:style-name="T46">+</text:span></text:span></text:p>
          </table:table-cell>
          <table:table-cell table:style-name="Table24.B2" office:value-type="string">
            <text:p text:style-name="P100"><text:span text:style-name="MathematicaFormatStandardForm"><text:span text:style-name="T44"><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100"><text:span text:style-name="MathematicaFormatStandardForm"><text:span text:style-name="T81"><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227">*</text:p>
          </table:table-cell>
          <table:table-cell table:style-name="Table24.B3" office:value-type="string">
            <text:p text:style-name="P100"><text:span text:style-name="MathematicaFormatStandardForm"><text:span text:style-name="T44"><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100"><text:span text:style-name="MathematicaFormatStandardForm"><text:span text:style-name="T81"><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13"/>
      <text:p text:style-name="P193"><text:span text:style-name="aaMathematica"><text:span text:style-name="T303"/></text:span></text:p>
      <text:p text:style-name="P133"/>
      <text:p text:style-name="P226"><text:span text:style-name="MathematicaFormatStandardForm"><text:span text:style-name="T48"><draw:frame draw:style-name="fr1" draw:name="Object393" text:anchor-type="as-char" svg:y="-0.1244in" svg:width="0.6319in" svg:height="0.1591in" draw:z-index="781"><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65">in Terms of</text:span></text:span><text:span text:style-name="MathematicaFormatStandardForm"><text:span text:style-name="T48"><draw:frame draw:style-name="fr1" draw:name="Object414" text:anchor-type="as-char" svg:y="-0.1437in" svg:width="0.4772in" svg:height="0.1783in" draw:z-index="782"><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48">, </text:span></text:span><text:span text:style-name="MathematicaFormatStandardForm"><text:span text:style-name="T67">Version</text:span></text:span><text:span text:style-name="MathematicaFormatStandardForm"><text:span text:style-name="T68"> 2</text:span></text:span></text:p>
      <text:p text:style-name="P156"/>
      <text:p text:style-name="P27"><text:tab/><text:span text:style-name="T326">Another well known way to define the logarithm is as</text:span></text:p>
      <text:p text:style-name="P27"/>
      <text:p text:style-name="P133"><draw:frame draw:style-name="fr1" draw:name="Object394" text:anchor-type="as-char" svg:y="-0.228in" svg:width="1.5634in" svg:height="0.352in" draw:z-index="783"><draw:object xlink:href="./Object 485" xlink:type="simple" xlink:show="embed" xlink:actuate="onLoad"/><draw:image xlink:href="./ObjectReplacements/Object 485" xlink:type="simple" xlink:show="embed" xlink:actuate="onLoad"/><svg:desc>formula</svg:desc></draw:frame></text:p>
      <text:p text:style-name="P62">This has an analog with our convolutions as</text:p>
      <text:p text:style-name="P133"><draw:frame draw:style-name="fr1" draw:name="Object395" text:anchor-type="as-char" svg:y="-0.228in" svg:width="1.5862in" svg:height="0.352in" draw:z-index="784"><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72"><text:span text:style-name="MathematicaFormatStandardForm"><text:span text:style-name="T40"/></text:span></text:p>
          </table:table-cell>
          <table:table-cell table:style-name="Table25.A1" office:value-type="string">
            <text:p text:style-name="P81"><text:span text:style-name="MathematicaFormatStandardForm"><text:span text:style-name="T45"><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81"><text:span text:style-name="MathematicaFormatStandardForm"><text:span text:style-name="T82"><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81"><text:span text:style-name="MathematicaFormatStandardForm"><text:span text:style-name="T46">+</text:span></text:span></text:p>
          </table:table-cell>
          <table:table-cell table:style-name="Table25.B2" office:value-type="string">
            <text:p text:style-name="P100"><text:span text:style-name="MathematicaFormatStandardForm"><text:span text:style-name="T44"><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100"><text:span text:style-name="MathematicaFormatStandardForm"><text:span text:style-name="T81"><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227">*</text:p>
          </table:table-cell>
          <table:table-cell table:style-name="Table25.B3" office:value-type="string">
            <text:p text:style-name="P100"><text:span text:style-name="MathematicaFormatStandardForm"><text:span text:style-name="T44"><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100"><text:span text:style-name="MathematicaFormatStandardForm"><text:span text:style-name="T81"><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13"/>
      <text:p text:style-name="P198"><text:span text:style-name="aaMathematica"><text:span text:style-name="T303"/></text:span></text:p>
      <text:p text:style-name="P203">Section 4:</text:p>
      <text:p text:style-name="P133"><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133"/>
      <text:p text:style-name="P208"/>
      <text:p text:style-name="P133"/>
      <text:p text:style-name="P152"/>
      <text:p text:style-name="P216"><text:span text:style-name="MathematicaFormatStandardForm"><text:span text:style-name="T59">Overview</text:span></text:span></text:p>
      <text:p text:style-name="P133"/>
      <text:p text:style-name="P28"><text:tab/><text:span text:style-name="T315">This section details expressions of the form</text:span><text:span text:style-name="T315"><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315">, which will function similarly to</text:span><text:span text:style-name="T315"><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315">. <text:s/>The section contains a number of identities for expressing</text:span><text:span text:style-name="T315"><draw:frame draw:style-name="fr1" draw:name="Object744" text:anchor-type="as-char" svg:y="-0.1437in" svg:width="0.2193in" svg:height="0.1736in" draw:z-index="785"><draw:object xlink:href="./Object 744" xlink:type="simple" xlink:show="embed" xlink:actuate="onLoad"/><draw:image xlink:href="./ObjectReplacements/Object 744" xlink:type="simple" xlink:show="embed" xlink:actuate="onLoad"/><svg:desc>formula</svg:desc></draw:frame></text:span><text:span text:style-name="T315">and</text:span><text:span text:style-name="T315"><draw:frame draw:style-name="fr1" draw:name="Object745" text:anchor-type="as-char" svg:y="-0.1437in" svg:width="0.4772in" svg:height="0.1783in" draw:z-index="786"><draw:object xlink:href="./Object 745" xlink:type="simple" xlink:show="embed" xlink:actuate="onLoad"/><draw:image xlink:href="./ObjectReplacements/Object 745" xlink:type="simple" xlink:show="embed" xlink:actuate="onLoad"/><svg:desc>formula</svg:desc></draw:frame></text:span><text:span text:style-name="T315">in terms of</text:span><text:span text:style-name="T315"><draw:frame draw:style-name="fr1" draw:name="Object746" text:anchor-type="as-char" svg:y="-0.1437in" svg:width="0.6799in" svg:height="0.1783in" draw:z-index="787"><draw:object xlink:href="./Object 746" xlink:type="simple" xlink:show="embed" xlink:actuate="onLoad"/><draw:image xlink:href="./ObjectReplacements/Object 746" xlink:type="simple" xlink:show="embed" xlink:actuate="onLoad"/><svg:desc>formula</svg:desc></draw:frame></text:span><text:span text:style-name="T315">, the most noteworthy being a convolution analogue to the familiar expression</text:span><text:span text:style-name="T315"><draw:frame draw:style-name="fr1" draw:name="Object747" text:anchor-type="as-char" svg:y="-0.2228in" svg:width="1.0165in" svg:height="0.3638in" draw:z-index="789"><draw:object xlink:href="./Object 747" xlink:type="simple" xlink:show="embed" xlink:actuate="onLoad"/><draw:image xlink:href="./ObjectReplacements/Object 747" xlink:type="simple" xlink:show="embed" xlink:actuate="onLoad"/><svg:desc>formula</svg:desc></draw:frame></text:span><text:span text:style-name="T315">.</text:span></text:p>
      <text:p text:style-name="P27"/>
      <text:p text:style-name="P152"/>
      <text:p text:style-name="P216"><text:span text:style-name="MathematicaFormatStandardForm"><text:span text:style-name="T201"><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69">Written Out Explicitly</text:span></text:span></text:p>
      <text:p text:style-name="P133"/>
      <text:p text:style-name="P167"><text:span text:style-name="T209"><text:tab/></text:span><text:span text:style-name="T234">To begin with, I'll write out, explicitly, </text:span><text:span text:style-name="T234"><draw:frame draw:style-name="fr1" draw:name="Object748" text:anchor-type="as-char" svg:y="-0.1437in" svg:width="0.6799in" svg:height="0.1783in" draw:z-index="790"><draw:object xlink:href="./Object 748" xlink:type="simple" xlink:show="embed" xlink:actuate="onLoad"/><draw:image xlink:href="./ObjectReplacements/Object 748" xlink:type="simple" xlink:show="embed" xlink:actuate="onLoad"/><svg:desc>formula</svg:desc></draw:frame></text:span><text:span text:style-name="T234">for the first few values of k. <text:s/>To do this, I'll be relying on the differential / finite difference form of </text:span><text:span text:style-name="T234"><draw:frame draw:style-name="fr1" draw:name="Object749" text:anchor-type="as-char" svg:y="-0.1626in" svg:width="1.1154in" svg:height="0.2866in" draw:z-index="791"><draw:object xlink:href="./Object 749" xlink:type="simple" xlink:show="embed" xlink:actuate="onLoad"/><draw:image xlink:href="./ObjectReplacements/Object 749" xlink:type="simple" xlink:show="embed" xlink:actuate="onLoad"/><svg:desc>formula</svg:desc></draw:frame></text:span><text:span text:style-name="T234">/</text:span><text:span text:style-name="T225"><draw:frame draw:style-name="fr1" draw:name="Object750" text:anchor-type="as-char" svg:y="-0.1244in" svg:width="0.9425in" svg:height="0.1752in" draw:z-index="792"><draw:object xlink:href="./Object 750" xlink:type="simple" xlink:show="embed" xlink:actuate="onLoad"/><draw:image xlink:href="./ObjectReplacements/Object 750" xlink:type="simple" xlink:show="embed" xlink:actuate="onLoad"/><svg:desc>formula</svg:desc></draw:frame></text:span><text:span text:style-name="T234">detailed in Section 3.</text:span></text:p>
      <text:p text:style-name="P13"/>
      <text:p text:style-name="P27"><text:tab/><text:span text:style-name="T327">So, if k=1, we can expression the log of 1+x in the very familiar form of</text:span></text:p>
      <text:p text:style-name="P133"><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63">The convolution equivalents of this are</text:p>
      <text:p text:style-name="P133"><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72"><text:span text:style-name="MathematicaFormatStandardForm"><text:span text:style-name="T40"/></text:span></text:p>
          </table:table-cell>
          <table:table-cell table:style-name="Table15.A1" office:value-type="string">
            <text:p text:style-name="P81"><text:span text:style-name="MathematicaFormatStandardForm"><text:span text:style-name="T45"><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81"><text:span text:style-name="MathematicaFormatStandardForm"><text:span text:style-name="T82"><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81"><text:span text:style-name="MathematicaFormatStandardForm"><text:span text:style-name="T46">+</text:span></text:span></text:p>
          </table:table-cell>
          <table:table-cell table:style-name="Table15.B2" office:value-type="string">
            <text:p text:style-name="P100"><text:span text:style-name="MathematicaFormatStandardForm"><text:span text:style-name="T44"><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100"><text:span text:style-name="MathematicaFormatStandardForm"><text:span text:style-name="T81"><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227">*</text:p>
          </table:table-cell>
          <table:table-cell table:style-name="Table15.B3" office:value-type="string">
            <text:p text:style-name="P100"><text:span text:style-name="MathematicaFormatStandardForm"><text:span text:style-name="T44"><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100"><text:span text:style-name="MathematicaFormatStandardForm"><text:span text:style-name="T81"><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13"/>
      <text:p text:style-name="P27"><text:tab/><text:span text:style-name="T327">For k=2, we can express log of 1+x squared pretty simply as</text:span></text:p>
      <text:p text:style-name="P27"/>
      <text:p text:style-name="P133"><draw:frame draw:style-name="fr1" draw:name="Object11" text:anchor-type="as-char" svg:y="-0.2437in" svg:width="1.8835in" svg:height="0.3929in" draw:z-index="793"><draw:object xlink:href="./Object 505" xlink:type="simple" xlink:show="embed" xlink:actuate="onLoad"/><draw:image xlink:href="./ObjectReplacements/Object 505" xlink:type="simple" xlink:show="embed" xlink:actuate="onLoad"/><svg:desc>formula</svg:desc></draw:frame></text:p>
      <text:p text:style-name="P133"/>
      <text:p text:style-name="P63">Here, the convolution equivalent is slight more complicated, as</text:p>
      <text:p text:style-name="P63"/>
      <text:p text:style-name="P133"><draw:frame draw:style-name="fr1" draw:name="Object13" text:anchor-type="as-char" svg:y="-0.1437in" svg:width="0.7945in" svg:height="0.1783in" draw:z-index="794"><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72"><text:span text:style-name="MathematicaFormatStandardForm"><text:span text:style-name="T40"/></text:span></text:p>
          </table:table-cell>
          <table:table-cell table:style-name="Table16.A1" office:value-type="string">
            <text:p text:style-name="P81"><text:span text:style-name="MathematicaFormatStandardForm"><text:span text:style-name="T45"><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81"><text:span text:style-name="MathematicaFormatStandardForm"><text:span text:style-name="T82"><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81"><text:span text:style-name="MathematicaFormatStandardForm"><text:span text:style-name="T46">+</text:span></text:span></text:p>
          </table:table-cell>
          <table:table-cell table:style-name="Table16.B2" office:value-type="string">
            <text:p text:style-name="P100"><text:span text:style-name="MathematicaFormatStandardForm"><text:span text:style-name="T44"><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100"><text:span text:style-name="MathematicaFormatStandardForm"><text:span text:style-name="T81"><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227">*</text:p>
          </table:table-cell>
          <table:table-cell table:style-name="Table16.B3" office:value-type="string">
            <text:p text:style-name="P100"><text:span text:style-name="MathematicaFormatStandardForm"><text:span text:style-name="T44"><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100"><text:span text:style-name="MathematicaFormatStandardForm"><text:span text:style-name="T81"><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13"/>
      <text:p text:style-name="P27"><text:tab/><text:span text:style-name="T327">For k=3, log of 1+x cubed can be written as</text:span></text:p>
      <text:p text:style-name="P27"/>
      <text:p text:style-name="P133"><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133"/>
      <text:p text:style-name="P63">And obviously, continuing the pattern, the convolution equivalents can be written as</text:p>
      <text:p text:style-name="P63"/>
      <text:p text:style-name="P133"><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72"><text:span text:style-name="MathematicaFormatStandardForm"><text:span text:style-name="T40"/></text:span></text:p>
          </table:table-cell>
          <table:table-cell table:style-name="Table17.A1" office:value-type="string">
            <text:p text:style-name="P81"><text:span text:style-name="MathematicaFormatStandardForm"><text:span text:style-name="T45"><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81"><text:span text:style-name="MathematicaFormatStandardForm"><text:span text:style-name="T82"><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81"><text:span text:style-name="MathematicaFormatStandardForm"><text:span text:style-name="T46">+</text:span></text:span></text:p>
          </table:table-cell>
          <table:table-cell table:style-name="Table17.B2" office:value-type="string">
            <text:p text:style-name="P100"><text:span text:style-name="MathematicaFormatStandardForm"><text:span text:style-name="T44"><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100"><text:span text:style-name="MathematicaFormatStandardForm"><text:span text:style-name="T81"><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227">*</text:p>
          </table:table-cell>
          <table:table-cell table:style-name="Table17.B3" office:value-type="string">
            <text:p text:style-name="P100"><text:span text:style-name="MathematicaFormatStandardForm"><text:span text:style-name="T44"><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100"><text:span text:style-name="MathematicaFormatStandardForm"><text:span text:style-name="T81"><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13"/>
      <text:p text:style-name="P63">And so on. <text:s/>Hopefully the pattern should be clearly established here.</text:p>
      <text:p text:style-name="P152"/>
      <text:p text:style-name="P216"><text:span text:style-name="MathematicaFormatStandardForm"><text:span text:style-name="T47">Recursive Definition for</text:span></text:span><text:span text:style-name="MathematicaFormatStandardForm"><text:span text:style-name="T48"><draw:frame draw:style-name="fr1" draw:name="Object301" text:anchor-type="as-char" svg:y="-0.1437in" svg:width="0.6799in" svg:height="0.1783in" draw:z-index="795"><draw:object xlink:href="./Object 521" xlink:type="simple" xlink:show="embed" xlink:actuate="onLoad"/><draw:image xlink:href="./ObjectReplacements/Object 521" xlink:type="simple" xlink:show="embed" xlink:actuate="onLoad"/><svg:desc>formula</svg:desc></draw:frame></text:span></text:span></text:p>
      <text:p text:style-name="P129"/>
      <text:p text:style-name="P27"><text:tab/><text:span text:style-name="T327">One way to capture the pattern of the previous sections is to write log <text:s/>of 1+x to the kth power recursively as</text:span></text:p>
      <text:p text:style-name="P27"/>
      <text:p text:style-name="P133"><draw:frame draw:style-name="fr1" draw:name="Object8" text:anchor-type="as-char" svg:y="-0.2437in" svg:width="2.0181in" svg:height="0.3929in" draw:z-index="796"><draw:object xlink:href="./Object 522" xlink:type="simple" xlink:show="embed" xlink:actuate="onLoad"/><draw:image xlink:href="./ObjectReplacements/Object 522" xlink:type="simple" xlink:show="embed" xlink:actuate="onLoad"/><svg:desc>formula</svg:desc></draw:frame></text:p>
      <text:p text:style-name="P63"/>
      <text:p text:style-name="P63">The convolution equivalents of this are</text:p>
      <text:p text:style-name="P63"/>
      <text:p text:style-name="P133"><draw:frame draw:style-name="fr1" draw:name="Object184" text:anchor-type="as-char" svg:y="-0.1437in" svg:width="0.798in" svg:height="0.1783in" draw:z-index="797"><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72"><text:span text:style-name="MathematicaFormatStandardForm"><text:span text:style-name="T40"/></text:span></text:p>
          </table:table-cell>
          <table:table-cell table:style-name="Table18.A1" office:value-type="string">
            <text:p text:style-name="P81"><text:span text:style-name="MathematicaFormatStandardForm"><text:span text:style-name="T45"><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81"><text:span text:style-name="MathematicaFormatStandardForm"><text:span text:style-name="T82"><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81"><text:span text:style-name="MathematicaFormatStandardForm"><text:span text:style-name="T46">+</text:span></text:span></text:p>
          </table:table-cell>
          <table:table-cell table:style-name="Table18.B2" office:value-type="string">
            <text:p text:style-name="P100"><text:span text:style-name="MathematicaFormatStandardForm"><text:span text:style-name="T44"><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100"><text:span text:style-name="MathematicaFormatStandardForm"><text:span text:style-name="T81"><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227">*</text:p>
          </table:table-cell>
          <table:table-cell table:style-name="Table18.B3" office:value-type="string">
            <text:p text:style-name="P100"><text:span text:style-name="MathematicaFormatStandardForm"><text:span text:style-name="T44"><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100"><text:span text:style-name="MathematicaFormatStandardForm"><text:span text:style-name="T81"><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13"/>
      <text:p text:style-name="P13"/>
      <text:p text:style-name="P158"/>
      <text:p text:style-name="P216"><text:span text:style-name="MathematicaFormatStandardForm"><text:span text:style-name="T70">Multiplication: </text:span></text:span><text:span text:style-name="MathematicaFormatStandardForm"><text:span text:style-name="T71"><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36"/>
      <text:p text:style-name="P27"><text:tab/><text:span text:style-name="T327">We can also express the normal rule of adding exponents here. <text:s/>If </text:span><text:span text:style-name="T247">a</text:span><text:span text:style-name="T327"> and </text:span><text:span text:style-name="T247">b</text:span><text:span text:style-name="T327"> are both whole numbers, we can express the product of </text:span><text:span text:style-name="T247">log(1+x)</text:span><text:span text:style-name="T327"> raised to the powers of </text:span><text:span text:style-name="T247">a</text:span><text:span text:style-name="T327"> and </text:span><text:span text:style-name="T247">b</text:span><text:span text:style-name="T327"> as</text:span></text:p>
      <text:p text:style-name="P207"><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181"/>
      <text:p text:style-name="P63">The convolution equivalent of this is, of course,</text:p>
      <text:p text:style-name="P181"/>
      <text:p text:style-name="P36"><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36"/>
      <text:p text:style-name="P63">which, when written out, is</text:p>
      <text:p text:style-name="P36"/>
      <text:p text:style-name="P133"><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72"><text:span text:style-name="MathematicaFormatStandardForm"><text:span text:style-name="T40"/></text:span></text:p>
          </table:table-cell>
          <table:table-cell table:style-name="Table29.A1" office:value-type="string">
            <text:p text:style-name="P81"><text:span text:style-name="MathematicaFormatStandardForm"><text:span text:style-name="T45"><draw:frame draw:style-name="fr2" draw:name="Object459" text:anchor-type="as-char" svg:y="-0.1516in" svg:width="0.2264in" svg:height="0.2091in" draw:z-index="802"><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81"><text:span text:style-name="MathematicaFormatStandardForm"><text:span text:style-name="T82"><draw:frame draw:style-name="fr2" draw:name="Object461" text:anchor-type="as-char" svg:y="-0.1425in" svg:width="0.2898in" svg:height="0.1902in" draw:z-index="803"><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81"><text:span text:style-name="MathematicaFormatStandardForm"><text:span text:style-name="T46">+</text:span></text:span></text:p>
          </table:table-cell>
          <table:table-cell table:style-name="Table29.B2" office:value-type="string">
            <text:p text:style-name="P100"><text:span text:style-name="MathematicaFormatStandardForm"><text:span text:style-name="T81"><draw:frame draw:style-name="fr1" draw:name="Object463" text:anchor-type="as-char" svg:y="-0.2437in" svg:width="2.2583in" svg:height="0.3929in" draw:z-index="804"><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100"><text:span text:style-name="MathematicaFormatStandardForm"><text:span text:style-name="T81"><draw:frame draw:style-name="fr1" draw:name="Object464" text:anchor-type="as-char" svg:y="-0.2339in" svg:width="2.0055in" svg:height="0.3752in" draw:z-index="805"><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227">*</text:p>
          </table:table-cell>
          <table:table-cell table:style-name="Table29.B3" office:value-type="string">
            <text:p text:style-name="P100"><text:span text:style-name="MathematicaFormatStandardForm"><text:span text:style-name="T44"><draw:frame draw:style-name="fr1" draw:name="Object465" text:anchor-type="as-char" svg:y="-0.348in" svg:width="2.2063in" svg:height="0.4972in" draw:z-index="806"><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100"><text:span text:style-name="MathematicaFormatStandardForm"><text:span text:style-name="T81"><draw:frame draw:style-name="fr1" draw:name="Object466" text:anchor-type="as-char" svg:y="-0.3382in" svg:width="2.0083in" svg:height="0.4783in" draw:z-index="807"><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13"/>
      <text:p text:style-name="P13"/>
      <text:p text:style-name="P13"/>
      <text:p text:style-name="P225"><text:span text:style-name="MathematicaFormatStandardForm"><text:span text:style-name="T132">Closed Form </text:span></text:span><text:span text:style-name="MathematicaFormatStandardForm"><text:span text:style-name="T131">Values </text:span></text:span><text:span text:style-name="MathematicaFormatStandardForm"><text:span text:style-name="T133">for</text:span></text:span><text:span text:style-name="MathematicaFormatStandardForm"><text:span text:style-name="T131"><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13"/>
      <text:p text:style-name="P27"><text:tab/><text:span text:style-name="T316">Unfortunately, to the best of my knowledge, there aren't any. <text:s/>Although there are closed forms for all four variants of</text:span><text:span text:style-name="MathematicaFormatStandardForm"><text:span text:style-name="T131"><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31">, </text:span></text:span><text:span text:style-name="MathematicaFormatStandardForm"><text:span text:style-name="T29">there are no closed form expressions for any of the more general variants of</text:span></text:span><text:span text:style-name="MathematicaFormatStandardForm"><text:span text:style-name="T131"><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27"/>
      <text:p text:style-name="P13"/>
      <text:p text:style-name="P225"><text:span text:style-name="MathematicaFormatStandardForm"><text:span text:style-name="T134">Convergence of Sums of</text:span></text:span><text:span text:style-name="MathematicaFormatStandardForm"><text:span text:style-name="T131"><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13"/>
      <text:p text:style-name="P27"><text:tab/><text:span text:style-name="T312">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27"><text:span text:style-name="MathematicaFormatStandardForm"><text:span text:style-name="T19"><text:tab/></text:span></text:span></text:p>
      <text:p text:style-name="P152"/>
      <text:p text:style-name="P216"><text:span text:style-name="MathematicaFormatStandardForm"><text:span text:style-name="T48"><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72">in terms of</text:span></text:span><text:span text:style-name="MathematicaFormatStandardForm"><text:span text:style-name="T48"><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36"/>
      <text:p text:style-name="P29"><text:tab/><text:span text:style-name="T328">One of the tidier was to represent </text:span><text:span text:style-name="T328"><draw:frame draw:style-name="fr1" draw:name="Object767" text:anchor-type="as-char" svg:y="-0.1437in" svg:width="0.6689in" svg:height="0.1783in" draw:z-index="798"><draw:object xlink:href="./Object 767" xlink:type="simple" xlink:show="embed" xlink:actuate="onLoad"/><draw:image xlink:href="./ObjectReplacements/Object 767" xlink:type="simple" xlink:show="embed" xlink:actuate="onLoad"/><svg:desc>formula</svg:desc></draw:frame></text:span><text:span text:style-name="T328">is as the derivative of</text:span><text:span text:style-name="T328"><draw:frame draw:style-name="fr1" draw:name="Object768" text:anchor-type="as-char" svg:y="-0.1437in" svg:width="0.4661in" svg:height="0.1783in" draw:z-index="799"><draw:object xlink:href="./Object 768" xlink:type="simple" xlink:show="embed" xlink:actuate="onLoad"/><draw:image xlink:href="./ObjectReplacements/Object 768" xlink:type="simple" xlink:show="embed" xlink:actuate="onLoad"/><svg:desc>formula</svg:desc></draw:frame></text:span><text:span text:style-name="T328">with respect to </text:span><text:span text:style-name="T248">z</text:span><text:span text:style-name="T328">, as</text:span></text:p>
      <text:p text:style-name="P181"/>
      <text:p text:style-name="P181"><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81"/>
      <text:p text:style-name="P64">This translates over to our convolution expressions as</text:p>
      <text:p text:style-name="P181"/>
      <text:p text:style-name="P36"><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p>
      <text:p text:style-name="P152"/>
      <text:p text:style-name="P64">Our various convolutions of the form<text:span text:style-name="MathematicaFormatStandardForm"><text:span text:style-name="T19"><draw:frame draw:style-name="fr1" draw:name="Object769" text:anchor-type="as-char" svg:y="-0.1437in" svg:width="0.4772in" svg:height="0.1783in" draw:z-index="800"><draw:object xlink:href="./Object 769" xlink:type="simple" xlink:show="embed" xlink:actuate="onLoad"/><draw:image xlink:href="./ObjectReplacements/Object 769" xlink:type="simple" xlink:show="embed" xlink:actuate="onLoad"/><svg:desc>formula</svg:desc></draw:frame></text:span></text:span><text:span text:style-name="MathematicaFormatStandardForm"><text:span text:style-name="T15">all have tidy closed forms, and thus</text:span></text:span></text:p>
      <text:p text:style-name="P152"/>
      <text:p text:style-name="P134"><draw:frame draw:style-name="fr1" draw:name="Object751" text:anchor-type="as-char" svg:y="-0.1437in" svg:width="0.798in" svg:height="0.1783in" draw:z-index="801"><draw:object xlink:href="./Object 751" xlink:type="simple" xlink:show="embed" xlink:actuate="onLoad"/><draw:image xlink:href="./ObjectReplacements/Object 751" xlink:type="simple" xlink:show="embed" xlink:actuate="onLoad"/><svg:desc>formula</svg:desc></draw:frame></text:p>
      <text:p text:style-name="P7"/>
      <table:table table:name="Table42" table:style-name="Table42">
        <table:table-column table:style-name="Table42.A"/>
        <table:table-column table:style-name="Table42.B"/>
        <table:table-column table:style-name="Table42.C"/>
        <table:table-row>
          <table:table-cell table:style-name="Table42.A1" office:value-type="string">
            <text:p text:style-name="P73"><text:span text:style-name="MathematicaFormatStandardForm"><text:span text:style-name="T40"/></text:span></text:p>
          </table:table-cell>
          <table:table-cell table:style-name="Table42.A1" office:value-type="string">
            <text:p text:style-name="P82"><text:span text:style-name="MathematicaFormatStandardForm"><text:span text:style-name="T45"><draw:frame draw:style-name="fr2" draw:name="Object752" text:anchor-type="as-char" svg:y="-0.1516in" svg:width="0.2264in" svg:height="0.2091in" draw:z-index="808"><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82"><text:span text:style-name="MathematicaFormatStandardForm"><text:span text:style-name="T82"><draw:frame draw:style-name="fr2" draw:name="Object753" text:anchor-type="as-char" svg:y="-0.1425in" svg:width="0.2898in" svg:height="0.1902in" draw:z-index="809"><draw:object xlink:href="./Object 753" xlink:type="simple" xlink:show="embed" xlink:actuate="onLoad"/><draw:image xlink:href="./ObjectReplacements/Object 753" xlink:type="simple" xlink:show="embed" xlink:actuate="onLoad"/><svg:desc>formula</svg:desc></draw:frame></text:span></text:span></text:p>
          </table:table-cell>
        </table:table-row>
        <text:soft-page-break/>
        <table:table-row table:style-name="Table42.2">
          <table:table-cell table:style-name="Table42.A2" office:value-type="string">
            <text:p text:style-name="P82"><text:span text:style-name="MathematicaFormatStandardForm"><text:span text:style-name="T46">+</text:span></text:span></text:p>
          </table:table-cell>
          <table:table-cell table:style-name="Table42.B2" office:value-type="string">
            <text:p text:style-name="P38"><text:span text:style-name="MathematicaFormatStandardForm"><text:span text:style-name="T44"><draw:frame draw:style-name="fr1" draw:name="Object754" text:anchor-type="as-char" svg:y="-0.202in" svg:width="0.9937in" svg:height="0.3457in" draw:z-index="810"><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38"><text:span text:style-name="MathematicaFormatStandardForm"><text:span text:style-name="T81"><draw:frame draw:style-name="fr1" draw:name="Object755" text:anchor-type="as-char" svg:y="-0.202in" svg:width="0.9984in" svg:height="0.3457in" draw:z-index="811"><draw:object xlink:href="./Object 755" xlink:type="simple" xlink:show="embed" xlink:actuate="onLoad"/><draw:image xlink:href="./ObjectReplacements/Object 755" xlink:type="simple" xlink:show="embed" xlink:actuate="onLoad"/><svg:desc>formula</svg:desc></draw:frame></text:span></text:span></text:p>
          </table:table-cell>
        </table:table-row>
        <table:table-row>
          <table:table-cell table:style-name="Table42.A3" office:value-type="string">
            <text:p text:style-name="P228">*</text:p>
          </table:table-cell>
          <table:table-cell table:style-name="Table42.B3" office:value-type="string">
            <text:p text:style-name="P38"><text:span text:style-name="MathematicaFormatStandardForm"><text:span text:style-name="T44"><draw:frame draw:style-name="fr1" draw:name="Object756" text:anchor-type="as-char" svg:y="-0.202in" svg:width="1.4264in" svg:height="0.3457in" draw:z-index="812"><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38"><text:span text:style-name="MathematicaFormatStandardForm"><text:span text:style-name="T81"><draw:frame draw:style-name="fr1" draw:name="Object757" text:anchor-type="as-char" svg:y="-0.202in" svg:width="0.9189in" svg:height="0.3457in" draw:z-index="813"><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55"><text:span text:style-name="aaMathematica"><text:span text:style-name="T298"/></text:span></text:p>
      <text:p text:style-name="P152"/>
      <text:p text:style-name="P216"><text:span text:style-name="MathematicaFormatStandardForm"><text:span text:style-name="T48"><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72">in terms of</text:span></text:span><text:span text:style-name="MathematicaFormatStandardForm"><text:span text:style-name="T48"><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36"/>
      <text:p text:style-name="P29"><text:tab/><text:span text:style-name="T328">We can also express </text:span><text:span text:style-name="MathematicaFormatStandardForm"><text:span text:style-name="T19"><draw:frame draw:style-name="fr1" draw:name="Object771" text:anchor-type="as-char" svg:y="-0.1437in" svg:width="0.6689in" svg:height="0.1783in" draw:z-index="814"><draw:object xlink:href="./Object 771" xlink:type="simple" xlink:show="embed" xlink:actuate="onLoad"/><draw:image xlink:href="./ObjectReplacements/Object 771" xlink:type="simple" xlink:show="embed" xlink:actuate="onLoad"/><svg:desc>formula</svg:desc></draw:frame></text:span></text:span><text:span text:style-name="MathematicaFormatStandardForm"><text:span text:style-name="T32">in terms of</text:span></text:span><text:span text:style-name="MathematicaFormatStandardForm"><text:span text:style-name="T19"><draw:frame draw:style-name="fr1" draw:name="Object772" text:anchor-type="as-char" svg:y="-0.1437in" svg:width="0.2063in" svg:height="0.1736in" draw:z-index="815"><draw:object xlink:href="./Object 772" xlink:type="simple" xlink:show="embed" xlink:actuate="onLoad"/><draw:image xlink:href="./ObjectReplacements/Object 772" xlink:type="simple" xlink:show="embed" xlink:actuate="onLoad"/><svg:desc>formula</svg:desc></draw:frame></text:span></text:span><text:span text:style-name="MathematicaFormatStandardForm"><text:span text:style-name="T32">with the series.</text:span></text:span></text:p>
      <text:p text:style-name="P29"><text:span text:style-name="MathematicaFormatStandardForm"><text:span text:style-name="T32"/></text:span></text:p>
      <text:p text:style-name="P181"><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64">This can be rewritten as</text:p>
      <text:p text:style-name="P36"/>
      <text:p text:style-name="P182"><draw:frame draw:style-name="fr1" draw:name="Object759" text:anchor-type="as-char" svg:y="-0.2083in" svg:width="1.7201in" svg:height="0.3492in" draw:z-index="816"><draw:object xlink:href="./Object 759" xlink:type="simple" xlink:show="embed" xlink:actuate="onLoad"/><draw:image xlink:href="./ObjectReplacements/Object 759" xlink:type="simple" xlink:show="embed" xlink:actuate="onLoad"/><svg:desc>formula</svg:desc></draw:frame></text:p>
      <text:p text:style-name="P64"/>
      <text:p text:style-name="P64">where<text:span text:style-name="T261"><draw:frame draw:style-name="fr1" draw:name="Object770" text:anchor-type="as-char" svg:y="-0.1244in" svg:width="0.4839in" svg:height="0.1591in" draw:z-index="817"><draw:object xlink:href="./Object 770" xlink:type="simple" xlink:show="embed" xlink:actuate="onLoad"/><draw:image xlink:href="./ObjectReplacements/Object 770" xlink:type="simple" xlink:show="embed" xlink:actuate="onLoad"/><svg:desc>formula</svg:desc></draw:frame></text:span>are signed Stirling numbers of the first kind.</text:p>
      <text:p text:style-name="P64"/>
      <text:p text:style-name="P64">There is a straightforward convolution version of this, as</text:p>
      <text:p text:style-name="P64"/>
      <text:p text:style-name="P39"><draw:frame draw:style-name="fr1" draw:name="Object758" text:anchor-type="as-char" svg:y="-0.2083in" svg:width="1.7437in" svg:height="0.3492in" draw:z-index="818"><draw:object xlink:href="./Object 758" xlink:type="simple" xlink:show="embed" xlink:actuate="onLoad"/><draw:image xlink:href="./ObjectReplacements/Object 758" xlink:type="simple" xlink:show="embed" xlink:actuate="onLoad"/><svg:desc>formula</svg:desc></draw:frame></text:p>
      <text:p text:style-name="P39"/>
      <text:p text:style-name="P65">Using the <text:span text:style-name="T329">various closed forms for</text:span><text:span text:style-name="MathematicaFormatStandardForm"><text:span text:style-name="T19"><draw:frame draw:style-name="fr1" draw:name="Object455" text:anchor-type="as-char" svg:y="-0.1437in" svg:width="0.2193in" svg:height="0.1736in" draw:z-index="819"><draw:object xlink:href="./Object 558" xlink:type="simple" xlink:show="embed" xlink:actuate="onLoad"/><draw:image xlink:href="./ObjectReplacements/Object 558" xlink:type="simple" xlink:show="embed" xlink:actuate="onLoad"/><svg:desc>formula</svg:desc></draw:frame></text:span></text:span><text:span text:style-name="MathematicaFormatStandardForm"><text:span text:style-name="T19">, </text:span></text:span><text:span text:style-name="MathematicaFormatStandardForm"><text:span text:style-name="T33">this means that</text:span></text:span></text:p>
      <text:p text:style-name="P64"/>
      <text:p text:style-name="P136"><draw:frame draw:style-name="fr1" draw:name="Object760" text:anchor-type="as-char" svg:y="-0.1437in" svg:width="0.798in" svg:height="0.1783in" draw:z-index="820"><draw:object xlink:href="./Object 760" xlink:type="simple" xlink:show="embed" xlink:actuate="onLoad"/><draw:image xlink:href="./ObjectReplacements/Object 760" xlink:type="simple" xlink:show="embed" xlink:actuate="onLoad"/><svg:desc>formula</svg:desc></draw:frame></text:p>
      <text:p text:style-name="P8"/>
      <table:table table:name="Table45" table:style-name="Table45">
        <table:table-column table:style-name="Table45.A"/>
        <table:table-column table:style-name="Table45.B"/>
        <table:table-column table:style-name="Table45.C"/>
        <table:table-row>
          <table:table-cell table:style-name="Table45.A1" office:value-type="string">
            <text:p text:style-name="P74"><text:span text:style-name="MathematicaFormatStandardForm"><text:span text:style-name="T40"/></text:span></text:p>
          </table:table-cell>
          <table:table-cell table:style-name="Table45.A1" office:value-type="string">
            <text:p text:style-name="P83"><text:span text:style-name="MathematicaFormatStandardForm"><text:span text:style-name="T45"><draw:frame draw:style-name="fr2" draw:name="Object761" text:anchor-type="as-char" svg:y="-0.1516in" svg:width="0.2264in" svg:height="0.2091in" draw:z-index="821"><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83"><text:span text:style-name="MathematicaFormatStandardForm"><text:span text:style-name="T82"><draw:frame draw:style-name="fr2" draw:name="Object762" text:anchor-type="as-char" svg:y="-0.1425in" svg:width="0.2898in" svg:height="0.1902in" draw:z-index="822"><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83"><text:span text:style-name="MathematicaFormatStandardForm"><text:span text:style-name="T46">+</text:span></text:span></text:p>
          </table:table-cell>
          <table:table-cell table:style-name="Table45.B2" office:value-type="string">
            <text:p text:style-name="P40"><text:span text:style-name="MathematicaFormatStandardForm"><text:span text:style-name="T15"><draw:frame draw:style-name="fr1" draw:name="Object763" text:anchor-type="as-char" svg:y="-0.2228in" svg:width="1.1091in" svg:height="0.3638in" draw:z-index="823"><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40"><text:span text:style-name="MathematicaFormatStandardForm"><text:span text:style-name="T1"><draw:frame draw:style-name="fr1" draw:name="Object764" text:anchor-type="as-char" svg:y="-0.2083in" svg:width="1.1047in" svg:height="0.3492in" draw:z-index="824"><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229">*</text:p>
          </table:table-cell>
          <table:table-cell table:style-name="Table45.B3" office:value-type="string">
            <text:p text:style-name="P40"><text:span text:style-name="MathematicaFormatStandardForm"><text:span text:style-name="T15"><draw:frame draw:style-name="fr1" draw:name="Object765" text:anchor-type="as-char" svg:y="-0.2083in" svg:width="2.0846in" svg:height="0.3492in" draw:z-index="825"><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40"><text:span text:style-name="MathematicaFormatStandardForm"><text:span text:style-name="T1"><draw:frame draw:style-name="fr1" draw:name="Object766" text:anchor-type="as-char" svg:y="-0.2083in" svg:width="1.3366in" svg:height="0.3492in" draw:z-index="826"><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4"><text:span text:style-name="aaMathematica"><text:span text:style-name="T185"/></text:span></text:p>
      <text:p text:style-name="P152"/>
      <text:p text:style-name="P216"><text:span text:style-name="MathematicaFormatStandardForm"><text:span text:style-name="T48"><draw:frame draw:style-name="fr1" draw:name="Object438" text:anchor-type="as-char" svg:y="-0.1437in" svg:width="0.4772in" svg:height="0.1783in" draw:z-index="534"><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72">in terms of</text:span></text:span><text:span text:style-name="MathematicaFormatStandardForm"><text:span text:style-name="T48"><draw:frame draw:style-name="fr1" draw:name="Object434" text:anchor-type="as-char" svg:y="-0.1437in" svg:width="0.6799in" svg:height="0.1783in" draw:z-index="535"><draw:object xlink:href="./Object 560" xlink:type="simple" xlink:show="embed" xlink:actuate="onLoad"/><draw:image xlink:href="./ObjectReplacements/Object 560" xlink:type="simple" xlink:show="embed" xlink:actuate="onLoad"/><svg:desc>formula</svg:desc></draw:frame></text:span></text:span></text:p>
      <text:p text:style-name="P36"/>
      <text:p text:style-name="P30"><text:tab/><text:span text:style-name="T329">A particularly important use of </text:span><text:span text:style-name="MathematicaFormatStandardForm"><text:span text:style-name="T19"><draw:frame draw:style-name="fr1" draw:name="Object773" text:anchor-type="as-char" svg:y="-0.1437in" svg:width="0.6689in" svg:height="0.1783in" draw:z-index="827"><draw:object xlink:href="./Object 773" xlink:type="simple" xlink:show="embed" xlink:actuate="onLoad"/><draw:image xlink:href="./ObjectReplacements/Object 773" xlink:type="simple" xlink:show="embed" xlink:actuate="onLoad"/><svg:desc>formula</svg:desc></draw:frame></text:span></text:span><text:span text:style-name="MathematicaFormatStandardForm"><text:span text:style-name="T33">is to provide another basic expression for</text:span></text:span><text:span text:style-name="MathematicaFormatStandardForm"><text:span text:style-name="T19"><draw:frame draw:style-name="fr1" draw:name="Object774" text:anchor-type="as-char" svg:y="-0.1437in" svg:width="0.4661in" svg:height="0.1783in" draw:z-index="828"><draw:object xlink:href="./Object 774" xlink:type="simple" xlink:show="embed" xlink:actuate="onLoad"/><draw:image xlink:href="./ObjectReplacements/Object 774" xlink:type="simple" xlink:show="embed" xlink:actuate="onLoad"/><svg:desc>formula</svg:desc></draw:frame></text:span></text:span><text:span text:style-name="MathematicaFormatStandardForm"><text:span text:style-name="T19">, </text:span></text:span><text:span text:style-name="MathematicaFormatStandardForm"><text:span text:style-name="T33">in the familiar form of</text:span></text:span></text:p>
      <text:p text:style-name="P30"><text:span text:style-name="MathematicaFormatStandardForm"><text:span text:style-name="T33"/></text:span></text:p>
      <text:p text:style-name="P156"><draw:frame draw:style-name="fr1" draw:name="Object26" text:anchor-type="as-char" svg:y="-0.2228in" svg:width="1.5457in" svg:height="0.3638in" draw:z-index="536"><draw:object xlink:href="./Object 561" xlink:type="simple" xlink:show="embed" xlink:actuate="onLoad"/><draw:image xlink:href="./ObjectReplacements/Object 561" xlink:type="simple" xlink:show="embed" xlink:actuate="onLoad"/><svg:desc>formula</svg:desc></draw:frame></text:p>
      <text:p text:style-name="P66">The convolution equivalent of this is</text:p>
      <text:p text:style-name="P36"><draw:frame draw:style-name="fr1" draw:name="Object111" text:anchor-type="as-char" svg:y="-0.2228in" svg:width="1.5689in" svg:height="0.3638in" draw:z-index="537"><draw:object xlink:href="./Object 562" xlink:type="simple" xlink:show="embed" xlink:actuate="onLoad"/><draw:image xlink:href="./ObjectReplacements/Object 562" xlink:type="simple" xlink:show="embed" xlink:actuate="onLoad"/><svg:desc>formula</svg:desc></draw:frame></text:p>
      <text:p text:style-name="P36"/>
      <text:p text:style-name="P66">Written out explicitly, this is</text:p>
      <text:p text:style-name="P36"><text:soft-page-break/><draw:frame draw:style-name="fr1" draw:name="Object457" text:anchor-type="as-char" svg:y="-1.1516in" svg:width="5.7252in" svg:height="2.1965in" draw:z-index="538"><draw:object xlink:href="./Object 563" xlink:type="simple" xlink:show="embed" xlink:actuate="onLoad"/><draw:image xlink:href="./ObjectReplacements/Object 563" xlink:type="simple" xlink:show="embed" xlink:actuate="onLoad"/><svg:desc>formula</svg:desc></draw:frame></text:p>
      <text:p text:style-name="P152"/>
      <text:p text:style-name="P58">Here, <text:span text:style-name="T317">once again,</text:span><text:span text:style-name="T317"><draw:frame draw:style-name="fr1" draw:name="Object460" text:anchor-type="as-char" svg:y="-0.2043in" svg:width="0.5425in" svg:height="0.3283in" draw:z-index="539"><draw:object xlink:href="./Object 564" xlink:type="simple" xlink:show="embed" xlink:actuate="onLoad"/><draw:image xlink:href="./ObjectReplacements/Object 564" xlink:type="simple" xlink:show="embed" xlink:actuate="onLoad"/><svg:desc>formula</svg:desc></draw:frame></text:span>if <text:span text:style-name="T243">t</text:span> is a prime to the whole number power <text:span text:style-name="T243">a</text:span>, and <draw:frame draw:style-name="fr1" draw:name="Object462" text:anchor-type="as-char" svg:y="-0.1244in" svg:width="0.5091in" svg:height="0.1591in" draw:z-index="540"><draw:object xlink:href="./Object 565" xlink:type="simple" xlink:show="embed" xlink:actuate="onLoad"/><draw:image xlink:href="./ObjectReplacements/Object 565" xlink:type="simple" xlink:show="embed" xlink:actuate="onLoad"/><svg:desc>formula</svg:desc></draw:frame>if <text:span text:style-name="T243">t</text:span> has two or more prime factors.</text:p>
      <text:p text:style-name="P152"/>
      <text:p text:style-name="P216"><text:span text:style-name="MathematicaFormatStandardForm"><text:span text:style-name="T48"><draw:frame draw:style-name="fr1" draw:name="Object439" text:anchor-type="as-char" svg:y="-0.1437in" svg:width="0.2193in" svg:height="0.1736in" draw:z-index="541"><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72">in terms of</text:span></text:span><text:span text:style-name="MathematicaFormatStandardForm"><text:span text:style-name="T48"><draw:frame draw:style-name="fr1" draw:name="Object435" text:anchor-type="as-char" svg:y="-0.1437in" svg:width="0.6799in" svg:height="0.1783in" draw:z-index="542"><draw:object xlink:href="./Object 567" xlink:type="simple" xlink:show="embed" xlink:actuate="onLoad"/><draw:image xlink:href="./ObjectReplacements/Object 567" xlink:type="simple" xlink:show="embed" xlink:actuate="onLoad"/><svg:desc>formula</svg:desc></draw:frame></text:span></text:span></text:p>
      <text:p text:style-name="P36"/>
      <text:p text:style-name="P31"><text:tab/><text:span text:style-name="T330">We can also express</text:span><text:span text:style-name="MathematicaFormatStandardForm"><text:span text:style-name="T19"><draw:frame draw:style-name="fr1" draw:name="Object775" text:anchor-type="as-char" svg:y="-0.1437in" svg:width="0.2063in" svg:height="0.1736in" draw:z-index="829"><draw:object xlink:href="./Object 775" xlink:type="simple" xlink:show="embed" xlink:actuate="onLoad"/><draw:image xlink:href="./ObjectReplacements/Object 775" xlink:type="simple" xlink:show="embed" xlink:actuate="onLoad"/><svg:desc>formula</svg:desc></draw:frame></text:span></text:span><text:span text:style-name="MathematicaFormatStandardForm"><text:span text:style-name="T34">in terms of</text:span></text:span><text:span text:style-name="MathematicaFormatStandardForm"><text:span text:style-name="T19"><draw:frame draw:style-name="fr1" draw:name="Object776" text:anchor-type="as-char" svg:y="-0.1437in" svg:width="0.6689in" svg:height="0.1783in" draw:z-index="830"><draw:object xlink:href="./Object 776" xlink:type="simple" xlink:show="embed" xlink:actuate="onLoad"/><draw:image xlink:href="./ObjectReplacements/Object 776" xlink:type="simple" xlink:show="embed" xlink:actuate="onLoad"/><svg:desc>formula</svg:desc></draw:frame></text:span></text:span><text:span text:style-name="MathematicaFormatStandardForm"><text:span text:style-name="T34">as</text:span></text:span></text:p>
      <text:p text:style-name="P31"><text:span text:style-name="MathematicaFormatStandardForm"><text:span text:style-name="T19"/></text:span></text:p>
      <text:p text:style-name="P181"><draw:frame draw:style-name="fr1" draw:name="Object446" text:anchor-type="as-char" svg:y="-0.2043in" svg:width="2.2917in" svg:height="0.348in" draw:z-index="543"><draw:object xlink:href="./Object 568" xlink:type="simple" xlink:show="embed" xlink:actuate="onLoad"/><draw:image xlink:href="./ObjectReplacements/Object 568" xlink:type="simple" xlink:show="embed" xlink:actuate="onLoad"/><svg:desc>formula</svg:desc></draw:frame></text:p>
      <text:p text:style-name="P67">which we can rewrite as</text:p>
      <text:p text:style-name="P181"><draw:frame draw:style-name="fr1" draw:name="Object451" text:anchor-type="as-char" svg:y="-0.2083in" svg:width="1.7783in" svg:height="0.3492in" draw:z-index="544"><draw:object xlink:href="./Object 570" xlink:type="simple" xlink:show="embed" xlink:actuate="onLoad"/><draw:image xlink:href="./ObjectReplacements/Object 570" xlink:type="simple" xlink:show="embed" xlink:actuate="onLoad"/><svg:desc>formula</svg:desc></draw:frame></text:p>
      <text:p text:style-name="P181"/>
      <text:p text:style-name="P59">where<text:span text:style-name="T261"><draw:frame draw:style-name="fr1" draw:name="Object452" text:anchor-type="as-char" svg:y="-0.1244in" svg:width="0.5071in" svg:height="0.1591in" draw:z-index="545"><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59"/>
      <text:p text:style-name="P67">This also maps cleanly into the convolution context as</text:p>
      <text:p text:style-name="P59"/>
      <text:p text:style-name="P36"><draw:frame draw:style-name="fr1" draw:name="Object450" text:anchor-type="as-char" svg:y="-0.2083in" svg:width="1.8035in" svg:height="0.3492in" draw:z-index="546"><draw:object xlink:href="./Object 572" xlink:type="simple" xlink:show="embed" xlink:actuate="onLoad"/><draw:image xlink:href="./ObjectReplacements/Object 572" xlink:type="simple" xlink:show="embed" xlink:actuate="onLoad"/><svg:desc>formula</svg:desc></draw:frame></text:p>
      <text:p text:style-name="P203">Section <text:span text:style-name="T318">5</text:span>:</text:p>
      <text:p text:style-name="P133"><draw:frame draw:style-name="fr1" draw:name="Object549" text:anchor-type="as-char" svg:y="-0.2874in" svg:width="0.3453in" svg:height="0.348in" draw:z-index="547"><draw:object xlink:href="./Object 573" xlink:type="simple" xlink:show="embed" xlink:actuate="onLoad"/><draw:image xlink:href="./ObjectReplacements/Object 573" xlink:type="simple" xlink:show="embed" xlink:actuate="onLoad"/><svg:desc>formula</svg:desc></draw:frame></text:p>
      <text:p text:style-name="P133"/>
      <text:p text:style-name="P208"/>
      <text:p text:style-name="P133"/>
      <text:p text:style-name="P133"/>
      <text:p text:style-name="P133"/>
      <text:p text:style-name="P152"/>
      <text:p text:style-name="P216"><text:span text:style-name="MathematicaFormatStandardForm"><text:span text:style-name="T59">Overview</text:span></text:span></text:p>
      <text:p text:style-name="P133"/>
      <text:p text:style-name="P32"><text:tab/><text:span text:style-name="T332">In section 1, we worked with the constraint that for our various convolutions of the form</text:span><text:span text:style-name="MathematicaFormatStandardForm"><text:span text:style-name="T36"><draw:frame draw:style-name="fr1" draw:name="Object781" text:anchor-type="as-char" svg:y="-0.1437in" svg:width="0.2193in" svg:height="0.1736in" draw:z-index="831"><draw:object xlink:href="./Object 781" xlink:type="simple" xlink:show="embed" xlink:actuate="onLoad"/><draw:image xlink:href="./ObjectReplacements/Object 781" xlink:type="simple" xlink:show="embed" xlink:actuate="onLoad"/><svg:desc>formula</svg:desc></draw:frame></text:span></text:span><text:span text:style-name="MathematicaFormatStandardForm"><text:span text:style-name="T36">, </text:span></text:span><text:span text:style-name="MathematicaFormatStandardForm"><text:span text:style-name="T135">k</text:span></text:span><text:span text:style-name="MathematicaFormatStandardForm"><text:span text:style-name="T36"> had to be a whole number. <text:s/>There's a </text:span></text:span><text:span text:style-name="MathematicaFormatStandardForm"><text:span text:style-name="T38">straight foward</text:span></text:span><text:span text:style-name="MathematicaFormatStandardForm"><text:span text:style-name="T36"> reason for this - most </text:span></text:span><text:span text:style-name="MathematicaFormatStandardForm"><text:span text:style-name="T37">interesting </text:span></text:span><text:span text:style-name="MathematicaFormatStandardForm"><text:span text:style-name="T36">identities </text:span></text:span><text:span text:style-name="MathematicaFormatStandardForm"><text:span text:style-name="T37">involving</text:span></text:span><text:span text:style-name="MathematicaFormatStandardForm"><text:span text:style-name="T36"><draw:frame draw:style-name="fr1" draw:name="Object782" text:anchor-type="as-char" svg:y="-0.1437in" svg:width="0.2193in" svg:height="0.1736in" draw:z-index="832"><draw:object xlink:href="./Object 782" xlink:type="simple" xlink:show="embed" xlink:actuate="onLoad"/><draw:image xlink:href="./ObjectReplacements/Object 782" xlink:type="simple" xlink:show="embed" xlink:actuate="onLoad"/><svg:desc>formula</svg:desc></draw:frame></text:span></text:span><text:span text:style-name="MathematicaFormatStandardForm"><text:span text:style-name="T36">stop </text:span></text:span><text:span text:style-name="MathematicaFormatStandardForm"><text:span text:style-name="T38">working</text:span></text:span><text:span text:style-name="MathematicaFormatStandardForm"><text:span text:style-name="T36"> if we extend</text:span></text:span><text:span text:style-name="MathematicaFormatStandardForm"><text:span text:style-name="T36"><draw:frame draw:style-name="fr1" draw:name="Object783" text:anchor-type="as-char" svg:y="-0.1437in" svg:width="0.2193in" svg:height="0.1736in" draw:z-index="833"><draw:object xlink:href="./Object 783" xlink:type="simple" xlink:show="embed" xlink:actuate="onLoad"/><draw:image xlink:href="./ObjectReplacements/Object 783" xlink:type="simple" xlink:show="embed" xlink:actuate="onLoad"/><svg:desc>formula</svg:desc></draw:frame></text:span></text:span><text:span text:style-name="MathematicaFormatStandardForm"><text:span text:style-name="T36"> by replacing the </text:span></text:span><text:span text:style-name="MathematicaFormatStandardForm"><text:span text:style-name="T135">k</text:span></text:span><text:span text:style-name="MathematicaFormatStandardForm"><text:span text:style-name="T36"> with a more general complex value </text:span></text:span><text:span text:style-name="MathematicaFormatStandardForm"><text:span text:style-name="T135">z </text:span></text:span><text:span text:style-name="MathematicaFormatStandardForm"><text:span text:style-name="T36">in the most obvious ways. <text:s/></text:span></text:span></text:p>
      <text:p text:style-name="P32"><text:span text:style-name="MathematicaFormatStandardForm"><text:span text:style-name="T36"><text:tab/>Nevertheless, it </text:span></text:span><text:span text:style-name="MathematicaFormatStandardForm"><text:span text:style-name="T39">is still</text:span></text:span><text:span text:style-name="MathematicaFormatStandardForm"><text:span text:style-name="T36"> interesting to explore these forms</text:span></text:span><text:span text:style-name="MathematicaFormatStandardForm"><text:span text:style-name="T38">. <text:s/></text:span></text:span><text:span text:style-name="MathematicaFormatStandardForm"><text:span text:style-name="T39">In particular, it is interesting, for some conceptual reasons, to compare the forms of</text:span></text:span><text:span text:style-name="MathematicaFormatStandardForm"><text:span text:style-name="T36"><draw:frame draw:style-name="fr1" draw:name="Object789" text:anchor-type="as-char" svg:y="-0.1437in" svg:width="0.211in" svg:height="0.1736in" draw:z-index="834"><draw:object xlink:href="./Object 789" xlink:type="simple" xlink:show="embed" xlink:actuate="onLoad"/><draw:image xlink:href="./ObjectReplacements/Object 789" xlink:type="simple" xlink:show="embed" xlink:actuate="onLoad"/><svg:desc>formula</svg:desc></draw:frame></text:span></text:span><text:span text:style-name="MathematicaFormatStandardForm"><text:span text:style-name="T39">to the corresponding forms of</text:span></text:span><text:span text:style-name="MathematicaFormatStandardForm"><text:span text:style-name="T36"><draw:frame draw:style-name="fr1" draw:name="Object790" text:anchor-type="as-char" svg:y="-0.1437in" svg:width="0.4772in" svg:height="0.1783in" draw:z-index="835"><draw:object xlink:href="./Object 790" xlink:type="simple" xlink:show="embed" xlink:actuate="onLoad"/><draw:image xlink:href="./ObjectReplacements/Object 790" xlink:type="simple" xlink:show="embed" xlink:actuate="onLoad"/><svg:desc>formula</svg:desc></draw:frame></text:span></text:span><text:span text:style-name="MathematicaFormatStandardForm"><text:span text:style-name="T36">, </text:span></text:span><text:span text:style-name="MathematicaFormatStandardForm"><text:span text:style-name="T39">and, likewise, the forms of</text:span></text:span><text:span text:style-name="MathematicaFormatStandardForm"><text:span text:style-name="T36"><draw:frame draw:style-name="fr1" draw:name="Object791" text:anchor-type="as-char" svg:y="-0.1244in" svg:width="0.3681in" svg:height="0.1543in" draw:z-index="836"><draw:object xlink:href="./Object 791" xlink:type="simple" xlink:show="embed" xlink:actuate="onLoad"/><draw:image xlink:href="./ObjectReplacements/Object 791" xlink:type="simple" xlink:show="embed" xlink:actuate="onLoad"/><svg:desc>formula</svg:desc></draw:frame></text:span></text:span><text:span text:style-name="MathematicaFormatStandardForm"><text:span text:style-name="T39">to</text:span></text:span><text:span text:style-name="MathematicaFormatStandardForm"><text:span text:style-name="T36"><draw:frame draw:style-name="fr1" draw:name="Object792" text:anchor-type="as-char" svg:y="-0.1244in" svg:width="0.6319in" svg:height="0.1591in" draw:z-index="837"><draw:object xlink:href="./Object 792" xlink:type="simple" xlink:show="embed" xlink:actuate="onLoad"/><draw:image xlink:href="./ObjectReplacements/Object 792" xlink:type="simple" xlink:show="embed" xlink:actuate="onLoad"/><svg:desc>formula</svg:desc></draw:frame></text:span></text:span><text:span text:style-name="MathematicaFormatStandardForm"><text:span text:style-name="T36">.</text:span></text:span></text:p>
      <text:p text:style-name="P34"/>
      <text:p text:style-name="P133"/>
      <text:p text:style-name="P218"><text:span text:style-name="MathematicaFormatStandardForm"><text:span text:style-name="T57">Closed Form </text:span></text:span><text:span text:style-name="MathematicaFormatStandardForm"><text:span text:style-name="T48">Values for</text:span></text:span><text:span text:style-name="MathematicaFormatStandardForm"><text:span text:style-name="T191"><draw:frame draw:style-name="fr1" draw:name="Object558" text:anchor-type="as-char" svg:y="-0.1437in" svg:width="0.211in" svg:height="0.1736in" draw:z-index="548"><draw:object xlink:href="./Object 574" xlink:type="simple" xlink:show="embed" xlink:actuate="onLoad"/><draw:image xlink:href="./ObjectReplacements/Object 574" xlink:type="simple" xlink:show="embed" xlink:actuate="onLoad"/><svg:desc>formula</svg:desc></draw:frame></text:span></text:span></text:p>
      <text:p text:style-name="P139"/>
      <text:p text:style-name="P21"><text:tab/><text:span text:style-name="T333">The two continuous convolutions</text:span><text:span text:style-name="MathematicaFormatStandardForm"><text:span text:style-name="T36"><draw:frame draw:style-name="fr1" draw:name="Object786" text:anchor-type="as-char" svg:y="-0.1665in" svg:width="0.3772in" svg:height="0.1965in" draw:z-index="838"><draw:object xlink:href="./Object 786" xlink:type="simple" xlink:show="embed" xlink:actuate="onLoad"/><draw:image xlink:href="./ObjectReplacements/Object 786" xlink:type="simple" xlink:show="embed" xlink:actuate="onLoad"/><svg:desc>formula</svg:desc></draw:frame></text:span></text:span><text:span text:style-name="MathematicaFormatStandardForm"><text:span text:style-name="T38">and</text:span></text:span><text:span text:style-name="MathematicaFormatStandardForm"><text:span text:style-name="T36"><draw:frame draw:style-name="fr1" draw:name="Object787" text:anchor-type="as-char" svg:y="-0.1665in" svg:width="0.3752in" svg:height="0.1965in" draw:z-index="839"><draw:object xlink:href="./Object 787" xlink:type="simple" xlink:show="embed" xlink:actuate="onLoad"/><draw:image xlink:href="./ObjectReplacements/Object 787" xlink:type="simple" xlink:show="embed" xlink:actuate="onLoad"/><svg:desc>formula</svg:desc></draw:frame></text:span></text:span><text:span text:style-name="T333">can be extended to complex values of </text:span><text:span text:style-name="T249">z</text:span><text:span text:style-name="T333"> simply by treating the gamma function as the natural extension of the factorial function. <text:s/>The discrete additive convolution</text:span><text:span text:style-name="MathematicaFormatStandardForm"><text:span text:style-name="T36"><draw:frame draw:style-name="fr1" draw:name="Object788" text:anchor-type="as-char" svg:y="-0.1555in" svg:width="0.4138in" svg:height="0.1854in" draw:z-index="840"><draw:object xlink:href="./Object 788" xlink:type="simple" xlink:show="embed" xlink:actuate="onLoad"/><draw:image xlink:href="./ObjectReplacements/Object 788" xlink:type="simple" xlink:show="embed" xlink:actuate="onLoad"/><svg:desc>formula</svg:desc></draw:frame></text:span></text:span><text:span text:style-name="T333">, which we saw previously has the closed form <text:s/>of binomial coefficients, can be generalized through the use of the gamma function as well. <text:s/>But our last convolution, </text:span><text:span text:style-name="MathematicaFormatStandardForm"><text:span text:style-name="T36"><draw:frame draw:style-name="fr1" draw:name="Object569" text:anchor-type="as-char" svg:y="-0.1555in" svg:width="0.4035in" svg:height="0.1854in" draw:z-index="841"><draw:object xlink:href="./Object 581" xlink:type="simple" xlink:show="embed" xlink:actuate="onLoad"/><draw:image xlink:href="./ObjectReplacements/Object 581" xlink:type="simple" xlink:show="embed" xlink:actuate="onLoad"/><svg:desc>formula</svg:desc></draw:frame></text:span></text:span><text:span text:style-name="MathematicaFormatStandardForm"><text:span text:style-name="T36">, </text:span></text:span><text:span text:style-name="MathematicaFormatStandardForm"><text:span text:style-name="T37">the one connected to the Riemann Prime Counting function, is </text:span></text:span><text:span text:style-name="MathematicaFormatStandardForm"><text:span text:style-name="T38">much </text:span></text:span><text:span text:style-name="MathematicaFormatStandardForm"><text:span text:style-name="T37">trickier to extend. <text:s/></text:span></text:span><text:span text:style-name="MathematicaFormatStandardForm"><text:span text:style-name="T38">So let's list the obvious extensions first.</text:span></text:span></text:p>
      <text:p text:style-name="P20"/>
      <text:p text:style-name="P36"><draw:frame draw:style-name="fr1" draw:name="Object563" text:anchor-type="as-char" svg:y="-0.1437in" svg:width="0.3339in" svg:height="0.1736in" draw:z-index="549"><draw:object xlink:href="./Object 575" xlink:type="simple" xlink:show="embed" xlink:actuate="onLoad"/><draw:image xlink:href="./ObjectReplacements/Object 575" xlink:type="simple" xlink:show="embed" xlink:actuate="onLoad"/><svg:desc>formula</svg:desc></draw:frame></text:p>
      <text:p text:style-name="P13"/>
      <table:table table:name="Table31" table:style-name="Table31">
        <table:table-column table:style-name="Table31.A"/>
        <table:table-column table:style-name="Table31.B"/>
        <table:table-column table:style-name="Table31.C"/>
        <table:table-row>
          <table:table-cell table:style-name="Table31.A1" office:value-type="string">
            <text:p text:style-name="P72"><text:span text:style-name="MathematicaFormatStandardForm"><text:span text:style-name="T40"/></text:span></text:p>
          </table:table-cell>
          <table:table-cell table:style-name="Table31.A1" office:value-type="string">
            <text:p text:style-name="P81"><text:span text:style-name="MathematicaFormatStandardForm"><text:span text:style-name="T45"><draw:frame draw:style-name="fr2" draw:name="Object564" text:anchor-type="as-char" svg:y="-0.1516in" svg:width="0.2264in" svg:height="0.2091in" draw:z-index="550"><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81"><text:span text:style-name="MathematicaFormatStandardForm"><text:span text:style-name="T82"><draw:frame draw:style-name="fr2" draw:name="Object565" text:anchor-type="as-char" svg:y="-0.1425in" svg:width="0.2898in" svg:height="0.1902in" draw:z-index="551"><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81"><text:span text:style-name="MathematicaFormatStandardForm"><text:span text:style-name="T46">+</text:span></text:span></text:p>
          </table:table-cell>
          <table:table-cell table:style-name="Table31.B2" office:value-type="string">
            <text:p text:style-name="P100"><text:span text:style-name="MathematicaFormatStandardForm"><text:span text:style-name="T44"><draw:frame draw:style-name="fr1" draw:name="Object566" text:anchor-type="as-char" svg:y="-0.2228in" svg:width="0.5583in" svg:height="0.352in" draw:z-index="552"><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189"><text:span text:style-name="aaMathematica"><text:span text:style-name="T288"><draw:frame draw:style-name="fr1" draw:name="Object567" text:anchor-type="as-char" svg:y="-0.2083in" svg:width="1.2217in" svg:height="0.3374in" draw:z-index="553"><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227">*</text:p>
          </table:table-cell>
          <table:table-cell table:style-name="Table31.B3" office:value-type="string">
            <text:p text:style-name="P100"><text:span text:style-name="MathematicaFormatStandardForm"><text:span text:style-name="T44"><draw:frame draw:style-name="fr1" draw:name="Object568" text:anchor-type="as-char" svg:y="-0.1437in" svg:width="1.2362in" svg:height="0.1783in" draw:z-index="554"><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181"><text:span text:style-name="aaMathematica"><text:span text:style-name="T287"/></text:span></text:p>
          </table:table-cell>
        </table:table-row>
      </table:table>
      <text:p text:style-name="P13"/>
      <text:p text:style-name="P139"/>
      <text:p text:style-name="P69">Ultimately there is a different way of extending the binomial coefficient<draw:frame draw:style-name="fr1" draw:name="Object793" text:anchor-type="as-char" svg:y="-0.1827in" svg:width="0.2626in" svg:height="0.3154in" draw:z-index="842"><draw:object xlink:href="./Object 793" xlink:type="simple" xlink:show="embed" xlink:actuate="onLoad"/><draw:image xlink:href="./ObjectReplacements/Object 793" xlink:type="simple" xlink:show="embed" xlink:actuate="onLoad"/><svg:desc>formula</svg:desc></draw:frame>to complex values of <text:span text:style-name="T243">z</text:span> that also works our discrete multiplicative case of<text:span text:style-name="MathematicaFormatStandardForm"><text:span text:style-name="T36"><draw:frame draw:style-name="fr1" draw:name="Object784" text:anchor-type="as-char" svg:y="-0.1555in" svg:width="0.4035in" svg:height="0.1854in" draw:z-index="843"><draw:object xlink:href="./Object 784" xlink:type="simple" xlink:show="embed" xlink:actuate="onLoad"/><draw:image xlink:href="./ObjectReplacements/Object 784" xlink:type="simple" xlink:show="embed" xlink:actuate="onLoad"/><svg:desc>formula</svg:desc></draw:frame></text:span></text:span><text:span text:style-name="MathematicaFormatStandardForm"><text:span text:style-name="T36">. <text:s/></text:span></text:span><text:span text:style-name="MathematicaFormatStandardForm"><text:span text:style-name="T38">That extension is</text:span></text:span></text:p>
      <text:p text:style-name="P69"/>
      <text:p text:style-name="P36"><draw:frame draw:style-name="fr1" draw:name="Object620" text:anchor-type="as-char" svg:y="-0.1437in" svg:width="0.3339in" svg:height="0.1736in" draw:z-index="844"><draw:object xlink:href="./Object 582" xlink:type="simple" xlink:show="embed" xlink:actuate="onLoad"/><draw:image xlink:href="./ObjectReplacements/Object 582" xlink:type="simple" xlink:show="embed" xlink:actuate="onLoad"/><svg:desc>formula</svg:desc></draw:frame></text:p>
      <text:p text:style-name="P13"/>
      <table:table table:name="Table37" table:style-name="Table37">
        <table:table-column table:style-name="Table37.A"/>
        <table:table-column table:style-name="Table37.B"/>
        <table:table-column table:style-name="Table37.C"/>
        <table:table-row>
          <table:table-cell table:style-name="Table37.A1" office:value-type="string">
            <text:p text:style-name="P72"><text:span text:style-name="MathematicaFormatStandardForm"><text:span text:style-name="T40"/></text:span></text:p>
          </table:table-cell>
          <table:table-cell table:style-name="Table37.A1" office:value-type="string">
            <text:p text:style-name="P81"><text:span text:style-name="MathematicaFormatStandardForm"><text:span text:style-name="T45"><draw:frame draw:style-name="fr2" draw:name="Object621" text:anchor-type="as-char" svg:y="-0.1516in" svg:width="0.2264in" svg:height="0.2091in" draw:z-index="556"><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81"><text:span text:style-name="MathematicaFormatStandardForm"><text:span text:style-name="T82"><draw:frame draw:style-name="fr2" draw:name="Object622" text:anchor-type="as-char" svg:y="-0.1425in" svg:width="0.2898in" svg:height="0.1902in" draw:z-index="557"><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81"><text:span text:style-name="MathematicaFormatStandardForm"><text:span text:style-name="T46">+</text:span></text:span></text:p>
          </table:table-cell>
          <table:table-cell table:style-name="Table37.B2" office:value-type="string">
            <text:p text:style-name="P100"><text:span text:style-name="aaMathematica"><text:span text:style-name="T287">...</text:span></text:span></text:p>
          </table:table-cell>
          <table:table-cell table:style-name="Table37.C2" office:value-type="string">
            <text:p text:style-name="P189"><text:span text:style-name="aaMathematica"><text:span text:style-name="T288"><draw:frame draw:style-name="fr1" draw:name="Object624" text:anchor-type="as-char" svg:y="-0.228in" svg:width="1.3508in" svg:height="0.3689in" draw:z-index="558"><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227">*</text:p>
          </table:table-cell>
          <table:table-cell table:style-name="Table37.B3" office:value-type="string">
            <text:p text:style-name="P100"><text:span text:style-name="MathematicaFormatStandardForm"><text:span text:style-name="T44">...</text:span></text:span></text:p>
          </table:table-cell>
          <table:table-cell table:style-name="Table37.C3" office:value-type="string">
            <text:p text:style-name="P181"><text:span text:style-name="aaMathematica"><text:span text:style-name="T287"><draw:frame draw:style-name="fr1" draw:name="Object626" text:anchor-type="as-char" svg:y="-0.228in" svg:width="1.5272in" svg:height="0.3689in" draw:z-index="559"><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13"/>
      <text:p text:style-name="P120"><text:span text:style-name="aaMathematica"><text:span text:style-name="T114">Interestingly, all four convolution variations of</text:span></text:span><text:span text:style-name="MathematicaFormatStandardForm"><text:span text:style-name="T93"><draw:frame draw:style-name="fr1" draw:name="Object785" text:anchor-type="as-char" svg:y="-0.1437in" svg:width="0.211in" svg:height="0.1736in" draw:z-index="845"><draw:object xlink:href="./Object 785" xlink:type="simple" xlink:show="embed" xlink:actuate="onLoad"/><draw:image xlink:href="./ObjectReplacements/Object 785" xlink:type="simple" xlink:show="embed" xlink:actuate="onLoad"/><svg:desc>formula</svg:desc></draw:frame></text:span></text:span><text:span text:style-name="MathematicaFormatStandardForm"><text:span text:style-name="T94">produce binomial-style curves.</text:span></text:span></text:p>
      <text:p text:style-name="P120"><text:span text:style-name="MathematicaFormatStandardForm"><text:span text:style-name="T94"/></text:span></text:p>
      <text:p text:style-name="P139"><text:soft-page-break/><text:tab/></text:p>
      <text:p text:style-name="P218"><text:span text:style-name="MathematicaFormatStandardForm"><text:span text:style-name="T57">Closed Form </text:span></text:span><text:span text:style-name="MathematicaFormatStandardForm"><text:span text:style-name="T48">Values for </text:span></text:span><text:span text:style-name="MathematicaFormatStandardForm"><text:span text:style-name="T57">Derivatives / Finite Differences</text:span></text:span></text:p>
      <text:p text:style-name="P139"/>
      <text:p text:style-name="P164"><text:tab/><text:span text:style-name="T334">As usual, we can start with the well known derivative</text:span></text:p>
      <text:p text:style-name="P164"/>
      <text:p text:style-name="P133"><draw:frame draw:style-name="fr1" draw:name="Object576" text:anchor-type="as-char" svg:y="-0.1626in" svg:width="0.878in" svg:height="0.2866in" draw:z-index="560"><draw:object xlink:href="./Object 587" xlink:type="simple" xlink:show="embed" xlink:actuate="onLoad"/><draw:image xlink:href="./ObjectReplacements/Object 587" xlink:type="simple" xlink:show="embed" xlink:actuate="onLoad"/><svg:desc>formula</svg:desc></draw:frame></text:p>
      <text:p text:style-name="P133"/>
      <text:p text:style-name="P70">The convolution equivalent of this derivative / finite difference is</text:p>
      <text:p text:style-name="P133"/>
      <text:p text:style-name="P133"><draw:frame draw:style-name="fr1" draw:name="Object581" text:anchor-type="as-char" svg:y="-0.1626in" svg:width="0.5453in" svg:height="0.2866in" draw:z-index="561"><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2"><draw:object xlink:href="./Object 589" xlink:type="simple" xlink:show="embed" xlink:actuate="onLoad"/><draw:image xlink:href="./ObjectReplacements/Object 589" xlink:type="simple" xlink:show="embed" xlink:actuate="onLoad"/><svg:desc>formula</svg:desc></draw:frame></text:p>
      <text:p text:style-name="P13"/>
      <table:table table:name="Table32" table:style-name="Table32">
        <table:table-column table:style-name="Table32.A"/>
        <table:table-column table:style-name="Table32.B"/>
        <table:table-column table:style-name="Table32.C"/>
        <table:table-row>
          <table:table-cell table:style-name="Table32.A1" office:value-type="string">
            <text:p text:style-name="P72"><text:span text:style-name="MathematicaFormatStandardForm"><text:span text:style-name="T40"/></text:span></text:p>
          </table:table-cell>
          <table:table-cell table:style-name="Table32.A1" office:value-type="string">
            <text:p text:style-name="P81"><text:span text:style-name="MathematicaFormatStandardForm"><text:span text:style-name="T45"><draw:frame draw:style-name="fr2" draw:name="Object583" text:anchor-type="as-char" svg:y="-0.1516in" svg:width="0.2264in" svg:height="0.2091in" draw:z-index="563"><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81"><text:span text:style-name="MathematicaFormatStandardForm"><text:span text:style-name="T82"><draw:frame draw:style-name="fr2" draw:name="Object584" text:anchor-type="as-char" svg:y="-0.1425in" svg:width="0.2898in" svg:height="0.1902in" draw:z-index="564"><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81"><text:span text:style-name="MathematicaFormatStandardForm"><text:span text:style-name="T46">+</text:span></text:span></text:p>
          </table:table-cell>
          <table:table-cell table:style-name="Table32.B2" office:value-type="string">
            <text:p text:style-name="P100"><text:span text:style-name="MathematicaFormatStandardForm"><text:span text:style-name="T44"><draw:frame draw:style-name="fr1" draw:name="Object585" text:anchor-type="as-char" svg:y="-0.2228in" svg:width="0.3799in" svg:height="0.352in" draw:z-index="565"><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189"><text:span text:style-name="aaMathematica"><text:span text:style-name="T288"><draw:frame draw:style-name="fr1" draw:name="Object586" text:anchor-type="as-char" svg:y="-0.2083in" svg:width="1.0571in" svg:height="0.3374in" draw:z-index="566"><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227">*</text:p>
          </table:table-cell>
          <table:table-cell table:style-name="Table32.B3" office:value-type="string">
            <text:p text:style-name="P100"><text:span text:style-name="MathematicaFormatStandardForm"><text:span text:style-name="T44"><draw:frame draw:style-name="fr1" draw:name="Object587" text:anchor-type="as-char" svg:y="-0.2228in" svg:width="0.5374in" svg:height="0.352in" draw:z-index="567"><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183"><text:span text:style-name="aaMathematica"><text:span text:style-name="T287"><draw:frame draw:style-name="fr1" draw:name="Object588" text:anchor-type="as-char" svg:y="-0.228in" svg:width="1.502in" svg:height="0.3689in" draw:z-index="854"><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108"><text:span text:style-name="aaMathematica"><text:span text:style-name="T100"/></text:span></text:p>
      <text:p text:style-name="P108"><text:span text:style-name="aaMathematica"><text:span text:style-name="T167"/></text:span></text:p>
      <text:p text:style-name="P218"><text:span text:style-name="MathematicaFormatStandardForm"><text:span text:style-name="T57">Closed Form </text:span></text:span><text:span text:style-name="MathematicaFormatStandardForm"><text:span text:style-name="T48">Values for</text:span></text:span><text:span text:style-name="MathematicaFormatStandardForm"><text:span text:style-name="T191"><draw:frame draw:style-name="fr1" draw:name="Object550" text:anchor-type="as-char" svg:y="-0.1244in" svg:width="0.3681in" svg:height="0.1543in" draw:z-index="846"><draw:object xlink:href="./Object 596" xlink:type="simple" xlink:show="embed" xlink:actuate="onLoad"/><draw:image xlink:href="./ObjectReplacements/Object 596" xlink:type="simple" xlink:show="embed" xlink:actuate="onLoad"/><svg:desc>formula</svg:desc></draw:frame></text:span></text:span></text:p>
      <text:p text:style-name="P139"/>
      <text:p text:style-name="P141"><text:tab/><text:span text:style-name="T235">Two tidy ways to express</text:span><text:span text:style-name="T209"><draw:frame draw:style-name="fr1" draw:name="Object798" text:anchor-type="as-char" svg:y="-0.1244in" svg:width="0.3563in" svg:height="0.1543in" draw:z-index="847"><draw:object xlink:href="./Object 798" xlink:type="simple" xlink:show="embed" xlink:actuate="onLoad"/><draw:image xlink:href="./ObjectReplacements/Object 798" xlink:type="simple" xlink:show="embed" xlink:actuate="onLoad"/><svg:desc>formula</svg:desc></draw:frame></text:span><text:span text:style-name="T209">, </text:span><text:span text:style-name="T235">given</text:span><text:span text:style-name="T209"><draw:frame draw:style-name="fr1" draw:name="Object799" text:anchor-type="as-char" svg:y="-0.1437in" svg:width="0.2016in" svg:height="0.1736in" draw:z-index="848"><draw:object xlink:href="./Object 799" xlink:type="simple" xlink:show="embed" xlink:actuate="onLoad"/><draw:image xlink:href="./ObjectReplacements/Object 799" xlink:type="simple" xlink:show="embed" xlink:actuate="onLoad"/><svg:desc>formula</svg:desc></draw:frame></text:span><text:span text:style-name="T235">are as</text:span></text:p>
      <text:p text:style-name="P139"/>
      <text:p text:style-name="P135"><draw:frame draw:style-name="fr1" draw:name="Object795" text:anchor-type="as-char" svg:y="-0.1626in" svg:width="1.0346in" svg:height="0.2866in" draw:z-index="849"><draw:object xlink:href="./Object 795" xlink:type="simple" xlink:show="embed" xlink:actuate="onLoad"/><draw:image xlink:href="./ObjectReplacements/Object 795" xlink:type="simple" xlink:show="embed" xlink:actuate="onLoad"/><svg:desc>formula</svg:desc></draw:frame></text:p>
      <text:p text:style-name="P168"><text:span text:style-name="T235">a</text:span><text:span text:style-name="T209">nd</text:span></text:p>
      <text:p text:style-name="P44"><draw:frame draw:style-name="fr1" draw:name="Object794" text:anchor-type="as-char" svg:y="-0.2228in" svg:width="1.0437in" svg:height="0.348in" draw:z-index="850"><draw:object xlink:href="./Object 794" xlink:type="simple" xlink:show="embed" xlink:actuate="onLoad"/><draw:image xlink:href="./ObjectReplacements/Object 794" xlink:type="simple" xlink:show="embed" xlink:actuate="onLoad"/><svg:desc>formula</svg:desc></draw:frame></text:p>
      <text:p text:style-name="P44"/>
      <text:p text:style-name="P68">With the closed forms of our convolutions, <text:span text:style-name="T335">we can equivalently do either, as</text:span></text:p>
      <text:p text:style-name="P135"/>
      <text:p text:style-name="P135"><draw:frame draw:style-name="fr1" draw:name="Object796" text:anchor-type="as-char" svg:y="-0.1626in" svg:width="1.0563in" svg:height="0.2866in" draw:z-index="851"><draw:object xlink:href="./Object 796" xlink:type="simple" xlink:show="embed" xlink:actuate="onLoad"/><draw:image xlink:href="./ObjectReplacements/Object 796" xlink:type="simple" xlink:show="embed" xlink:actuate="onLoad"/><svg:desc>formula</svg:desc></draw:frame></text:p>
      <text:p text:style-name="P71">and</text:p>
      <text:p text:style-name="P44"><draw:frame draw:style-name="fr1" draw:name="Object797" text:anchor-type="as-char" svg:y="-0.2228in" svg:width="1.0654in" svg:height="0.348in" draw:z-index="852"><draw:object xlink:href="./Object 797" xlink:type="simple" xlink:show="embed" xlink:actuate="onLoad"/><draw:image xlink:href="./ObjectReplacements/Object 797" xlink:type="simple" xlink:show="embed" xlink:actuate="onLoad"/><svg:desc>formula</svg:desc></draw:frame></text:p>
      <text:p text:style-name="P35"/>
      <text:p text:style-name="P71">which result in the closed forms</text:p>
      <text:p text:style-name="P44"/>
      <text:p text:style-name="P36"><draw:frame draw:style-name="fr1" draw:name="Object559" text:anchor-type="as-char" svg:y="-0.1244in" svg:width="0.4902in" svg:height="0.1543in" draw:z-index="853"><draw:object xlink:href="./Object 597" xlink:type="simple" xlink:show="embed" xlink:actuate="onLoad"/><draw:image xlink:href="./ObjectReplacements/Object 597" xlink:type="simple" xlink:show="embed" xlink:actuate="onLoad"/><svg:desc>formula</svg:desc></draw:frame></text:p>
      <text:p text:style-name="P13"/>
      <table:table table:name="Table33" table:style-name="Table33">
        <table:table-column table:style-name="Table33.A"/>
        <table:table-column table:style-name="Table33.B"/>
        <table:table-column table:style-name="Table33.C"/>
        <table:table-row>
          <table:table-cell table:style-name="Table33.A1" office:value-type="string">
            <text:p text:style-name="P72"><text:span text:style-name="MathematicaFormatStandardForm"><text:span text:style-name="T40"/></text:span></text:p>
          </table:table-cell>
          <table:table-cell table:style-name="Table33.A1" office:value-type="string">
            <text:p text:style-name="P81"><text:span text:style-name="MathematicaFormatStandardForm"><text:span text:style-name="T45"><draw:frame draw:style-name="fr2" draw:name="Object560" text:anchor-type="as-char" svg:y="-0.1516in" svg:width="0.2264in" svg:height="0.2091in" draw:z-index="57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81"><text:span text:style-name="MathematicaFormatStandardForm"><text:span text:style-name="T82"><draw:frame draw:style-name="fr2" draw:name="Object561" text:anchor-type="as-char" svg:y="-0.1425in" svg:width="0.2898in" svg:height="0.1902in" draw:z-index="57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81"><text:span text:style-name="MathematicaFormatStandardForm"><text:span text:style-name="T46">+</text:span></text:span></text:p>
          </table:table-cell>
          <table:table-cell table:style-name="Table33.B2" office:value-type="string">
            <text:p text:style-name="P100"><text:span text:style-name="MathematicaFormatStandardForm"><text:span text:style-name="T44"><draw:frame draw:style-name="fr1" draw:name="Object562" text:anchor-type="as-char" svg:y="-0.1244in" svg:width="0.5417in" svg:height="0.1591in" draw:z-index="57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189"><text:span text:style-name="aaMathematica"><text:span text:style-name="T288"><draw:frame draw:style-name="fr1" draw:name="Object570" text:anchor-type="as-char" svg:y="-0.1244in" svg:width="0.2563in" svg:height="0.1752in" draw:z-index="57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227">*</text:p>
          </table:table-cell>
          <table:table-cell table:style-name="Table33.B3" office:value-type="string">
            <text:p text:style-name="P100"><text:span text:style-name="MathematicaFormatStandardForm"><text:span text:style-name="T44"><draw:frame draw:style-name="fr1" draw:name="Object571" text:anchor-type="as-char" svg:y="-0.1244in" svg:width="0.3563in" svg:height="0.1591in" draw:z-index="57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181"><text:span text:style-name="aaMathematica"><text:span text:style-name="T287"><draw:frame draw:style-name="fr1" draw:name="Object572" text:anchor-type="as-char" svg:y="-0.1244in" svg:width="0.3846in" svg:height="0.1591in" draw:z-index="57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13"/>
      <text:p text:style-name="P118"><text:span text:style-name="aaMathematica"><text:span text:style-name="T100"/></text:span></text:p>
      <text:p text:style-name="P218"><text:span text:style-name="MathematicaFormatStandardForm"><text:span text:style-name="T57">Closed Form </text:span></text:span><text:span text:style-name="MathematicaFormatStandardForm"><text:span text:style-name="T48">Values for </text:span></text:span><text:span text:style-name="MathematicaFormatStandardForm"><text:span text:style-name="T57">Derivatives / Finite Differences</text:span></text:span></text:p>
      <text:p text:style-name="P139"/>
      <text:p text:style-name="P169"><text:tab/>The derivative of <text:span text:style-name="T243">log x</text:span> is, of course,</text:p>
      <text:p text:style-name="P169"/>
      <text:p text:style-name="P133"><text:soft-page-break/><draw:frame draw:style-name="fr1" draw:name="Object573" text:anchor-type="as-char" svg:y="-0.2043in" svg:width="0.7902in" svg:height="0.3283in" draw:z-index="855"><draw:object xlink:href="./Object 604" xlink:type="simple" xlink:show="embed" xlink:actuate="onLoad"/><draw:image xlink:href="./ObjectReplacements/Object 604" xlink:type="simple" xlink:show="embed" xlink:actuate="onLoad"/><svg:desc>formula</svg:desc></draw:frame></text:p>
      <text:p text:style-name="P133"/>
      <text:p text:style-name="P71">Likewise, if we take the derivatives or finite differences of our closed forms for<text:span text:style-name="T261"><draw:frame draw:style-name="fr1" draw:name="Object800" text:anchor-type="as-char" svg:y="-0.1244in" svg:width="0.3681in" svg:height="0.1543in" draw:z-index="856"><draw:object xlink:href="./Object 800" xlink:type="simple" xlink:show="embed" xlink:actuate="onLoad"/><draw:image xlink:href="./ObjectReplacements/Object 800" xlink:type="simple" xlink:show="embed" xlink:actuate="onLoad"/><svg:desc>formula</svg:desc></draw:frame></text:span><text:span text:style-name="T261">, </text:span>we have</text:p>
      <text:p text:style-name="P133"/>
      <text:p text:style-name="P133"><draw:frame draw:style-name="fr1" draw:name="Object574" text:anchor-type="as-char" svg:y="-0.1626in" svg:width="0.7016in" svg:height="0.2866in" draw:z-index="857"><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858"><draw:object xlink:href="./Object 606" xlink:type="simple" xlink:show="embed" xlink:actuate="onLoad"/><draw:image xlink:href="./ObjectReplacements/Object 606" xlink:type="simple" xlink:show="embed" xlink:actuate="onLoad"/><svg:desc>formula</svg:desc></draw:frame></text:p>
      <text:p text:style-name="P13"/>
      <table:table table:name="Table34" table:style-name="Table34">
        <table:table-column table:style-name="Table34.A"/>
        <table:table-column table:style-name="Table34.B"/>
        <table:table-column table:style-name="Table34.C"/>
        <table:table-row>
          <table:table-cell table:style-name="Table34.A1" office:value-type="string">
            <text:p text:style-name="P72"><text:span text:style-name="MathematicaFormatStandardForm"><text:span text:style-name="T40"/></text:span></text:p>
          </table:table-cell>
          <table:table-cell table:style-name="Table34.A1" office:value-type="string">
            <text:p text:style-name="P81"><text:span text:style-name="MathematicaFormatStandardForm"><text:span text:style-name="T45"><draw:frame draw:style-name="fr2" draw:name="Object577" text:anchor-type="as-char" svg:y="-0.1516in" svg:width="0.2264in" svg:height="0.2091in" draw:z-index="57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81"><text:span text:style-name="MathematicaFormatStandardForm"><text:span text:style-name="T82"><draw:frame draw:style-name="fr2" draw:name="Object578" text:anchor-type="as-char" svg:y="-0.1425in" svg:width="0.2898in" svg:height="0.1902in" draw:z-index="58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81"><text:span text:style-name="MathematicaFormatStandardForm"><text:span text:style-name="T46">+</text:span></text:span></text:p>
          </table:table-cell>
          <table:table-cell table:style-name="Table34.B2" office:value-type="string">
            <text:p text:style-name="P100"><text:span text:style-name="MathematicaFormatStandardForm"><text:span text:style-name="T44"><draw:frame draw:style-name="fr1" draw:name="Object579" text:anchor-type="as-char" svg:y="-0.2043in" svg:width="0.1854in" svg:height="0.3283in" draw:z-index="58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189"><text:span text:style-name="aaMathematica"><text:span text:style-name="T288"><draw:frame draw:style-name="fr1" draw:name="Object580" text:anchor-type="as-char" svg:y="-0.2043in" svg:width="0.1854in" svg:height="0.3283in" draw:z-index="58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227">*</text:p>
          </table:table-cell>
          <table:table-cell table:style-name="Table34.B3" office:value-type="string">
            <text:p text:style-name="P100"><text:span text:style-name="MathematicaFormatStandardForm"><text:span text:style-name="T44"><draw:frame draw:style-name="fr1" draw:name="Object589" text:anchor-type="as-char" svg:y="-0.2043in" svg:width="0.3839in" svg:height="0.3283in" draw:z-index="58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181"><text:span text:style-name="aaMathematica"><text:span text:style-name="T287"><draw:frame draw:style-name="fr1" draw:name="Object590" text:anchor-type="as-char" svg:y="-0.1244in" svg:width="0.3543in" svg:height="0.1591in" draw:z-index="58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108"><text:span text:style-name="aaMathematica"><text:span text:style-name="T100"/></text:span></text:p>
      <text:p text:style-name="P284"><text:span text:style-name="aaMathematica"><text:span text:style-name="T240"/></text:span></text:p>
      <text:p text:style-name="P298"><text:span text:style-name="MathematicaFormatStandardForm"><text:span text:style-name="T58">Multiplication: </text:span></text:span><text:span text:style-name="MathematicaFormatStandardForm"><text:span text:style-name="T44"><draw:frame draw:style-name="fr1" draw:name="Object856" text:anchor-type="as-char" svg:y="-0.1437in" svg:width="0.7429in" svg:height="0.1736in" draw:z-index="951"><draw:object xlink:href="./Object 856" xlink:type="simple" xlink:show="embed" xlink:actuate="onLoad"/><draw:image xlink:href="./ObjectReplacements/Object 856" xlink:type="simple" xlink:show="embed" xlink:actuate="onLoad"/><svg:desc>formula</svg:desc></draw:frame></text:span></text:span></text:p>
      <text:p text:style-name="P244"/>
      <text:p text:style-name="P284"><text:span text:style-name="aaMathematica"><text:span text:style-name="T118"><text:tab/></text:span></text:span><text:span text:style-name="aaMathematica"><text:span text:style-name="T119">One basic property of exponents is they're added together when two terms with the same base are multiplied together, like so.</text:span></text:span></text:p>
      <text:p text:style-name="P284"><text:span text:style-name="aaMathematica"><text:span text:style-name="T119"/></text:span></text:p>
      <text:p text:style-name="P290"><draw:frame draw:style-name="fr1" draw:name="Object861" text:anchor-type="as-char" svg:y="-0.1437in" svg:width="0.7429in" svg:height="0.1736in" draw:z-index="952"><draw:object xlink:href="./Object 861" xlink:type="simple" xlink:show="embed" xlink:actuate="onLoad"/><draw:image xlink:href="./ObjectReplacements/Object 861" xlink:type="simple" xlink:show="embed" xlink:actuate="onLoad"/><svg:desc>formula</svg:desc></draw:frame></text:p>
      <text:p text:style-name="P290"/>
      <text:p text:style-name="P291"><text:span text:style-name="aaMathematica"><text:span text:style-name="T120"><text:tab/>This is also true for our convolutions, as</text:span></text:span></text:p>
      <text:p text:style-name="P291"><text:span text:style-name="aaMathematica"><text:span text:style-name="T120"/></text:span></text:p>
      <text:p text:style-name="P290"><draw:frame draw:style-name="fr1" draw:name="Object862" text:anchor-type="as-char" svg:y="-0.1437in" svg:width="0.778in" svg:height="0.1736in" draw:z-index="953"><draw:object xlink:href="./Object 862" xlink:type="simple" xlink:show="embed" xlink:actuate="onLoad"/><draw:image xlink:href="./ObjectReplacements/Object 862" xlink:type="simple" xlink:show="embed" xlink:actuate="onLoad"/><svg:desc>formula</svg:desc></draw:frame></text:p>
      <text:p text:style-name="P290"/>
      <text:p text:style-name="P291"><text:span text:style-name="aaMathematica"><text:span text:style-name="T120"><text:tab/>Thus, by analogy to</text:span></text:span></text:p>
      <text:p text:style-name="P290"/>
      <text:p text:style-name="P290"><draw:frame draw:style-name="fr1" draw:name="Object863" text:anchor-type="as-char" svg:y="-0.2437in" svg:width="1.6425in" svg:height="0.3929in" draw:z-index="954"><draw:object xlink:href="./Object 863" xlink:type="simple" xlink:show="embed" xlink:actuate="onLoad"/><draw:image xlink:href="./ObjectReplacements/Object 863" xlink:type="simple" xlink:show="embed" xlink:actuate="onLoad"/><svg:desc>formula</svg:desc></draw:frame></text:p>
      <text:p text:style-name="P288"/>
      <text:p text:style-name="P284"><text:span text:style-name="aaMathematica"><text:span text:style-name="T119">we have</text:span></text:span></text:p>
      <text:p text:style-name="P288"/>
      <table:table table:name="Table54" table:style-name="Table54">
        <table:table-column table:style-name="Table54.A"/>
        <table:table-column table:style-name="Table54.B"/>
        <table:table-column table:style-name="Table54.C"/>
        <table:table-row>
          <table:table-cell table:style-name="Table54.A1" office:value-type="string">
            <text:p text:style-name="P274"><text:span text:style-name="MathematicaFormatStandardForm"><text:span text:style-name="T40"/></text:span></text:p>
          </table:table-cell>
          <table:table-cell table:style-name="Table54.A1" office:value-type="string">
            <text:p text:style-name="P280"><text:span text:style-name="MathematicaFormatStandardForm"><text:span text:style-name="T45"><draw:frame draw:style-name="fr2" draw:name="Object864" text:anchor-type="as-char" svg:y="-0.1516in" svg:width="0.2264in" svg:height="0.2091in" draw:z-index="955"><draw:object xlink:href="./Object 864" xlink:type="simple" xlink:show="embed" xlink:actuate="onLoad"/><draw:image xlink:href="./ObjectReplacements/Object 864" xlink:type="simple" xlink:show="embed" xlink:actuate="onLoad"/><svg:desc>formula</svg:desc></draw:frame></text:span></text:span></text:p>
          </table:table-cell>
          <table:table-cell table:style-name="Table54.C1" office:value-type="string">
            <text:p text:style-name="P280"><text:span text:style-name="MathematicaFormatStandardForm"><text:span text:style-name="T82"><draw:frame draw:style-name="fr2" draw:name="Object865" text:anchor-type="as-char" svg:y="-0.1425in" svg:width="0.2898in" svg:height="0.1902in" draw:z-index="956"><draw:object xlink:href="./Object 865" xlink:type="simple" xlink:show="embed" xlink:actuate="onLoad"/><draw:image xlink:href="./ObjectReplacements/Object 865" xlink:type="simple" xlink:show="embed" xlink:actuate="onLoad"/><svg:desc>formula</svg:desc></draw:frame></text:span></text:span></text:p>
          </table:table-cell>
        </table:table-row>
        <table:table-row table:style-name="Table54.2">
          <table:table-cell table:style-name="Table54.A2" office:value-type="string">
            <text:p text:style-name="P280"><text:span text:style-name="MathematicaFormatStandardForm"><text:span text:style-name="T46">+</text:span></text:span></text:p>
          </table:table-cell>
          <table:table-cell table:style-name="Table54.B2" office:value-type="string">
            <text:p text:style-name="P293"><text:span text:style-name="MathematicaFormatStandardForm"><text:span text:style-name="T44"><draw:frame draw:style-name="fr1" draw:name="Object866" text:anchor-type="as-char" svg:y="-0.2437in" svg:width="1.7138in" svg:height="0.3929in" draw:z-index="957"><draw:object xlink:href="./Object 866" xlink:type="simple" xlink:show="embed" xlink:actuate="onLoad"/><draw:image xlink:href="./ObjectReplacements/Object 866" xlink:type="simple" xlink:show="embed" xlink:actuate="onLoad"/><svg:desc>formula</svg:desc></draw:frame></text:span></text:span></text:p>
          </table:table-cell>
          <table:table-cell table:style-name="Table54.C2" office:value-type="string">
            <text:p text:style-name="P293"><text:span text:style-name="MathematicaFormatStandardForm"><text:span text:style-name="T81"/></text:span></text:p>
          </table:table-cell>
        </table:table-row>
        <table:table-row>
          <table:table-cell table:style-name="Table54.A3" office:value-type="string">
            <text:p text:style-name="P304">*</text:p>
          </table:table-cell>
          <table:table-cell table:style-name="Table54.B3" office:value-type="string">
            <text:p text:style-name="P293"><text:span text:style-name="MathematicaFormatStandardForm"><text:span text:style-name="T44"><draw:frame draw:style-name="fr1" draw:name="Object868" text:anchor-type="as-char" svg:y="-0.348in" svg:width="1.6618in" svg:height="0.4972in" draw:z-index="958"><draw:object xlink:href="./Object 868" xlink:type="simple" xlink:show="embed" xlink:actuate="onLoad"/><draw:image xlink:href="./ObjectReplacements/Object 868" xlink:type="simple" xlink:show="embed" xlink:actuate="onLoad"/><svg:desc>formula</svg:desc></draw:frame></text:span></text:span></text:p>
          </table:table-cell>
          <table:table-cell table:style-name="Table54.C3" office:value-type="string">
            <text:p text:style-name="P293"><text:span text:style-name="MathematicaFormatStandardForm"><text:span text:style-name="T81"/></text:span></text:p>
          </table:table-cell>
        </table:table-row>
      </table:table>
      <text:p text:style-name="P289"><text:span text:style-name="aaMathematica"><text:span text:style-name="T239"/></text:span></text:p>
      <text:p text:style-name="P284"><text:span text:style-name="aaMathematica"><text:span text:style-name="T119"><text:tab/>Finally, if we insert our actual closed form values, we have</text:span></text:span></text:p>
      <text:p text:style-name="P290"/>
      <text:p text:style-name="P265"><text:span text:style-name="aaMathematica"><text:span text:style-name="T138"><draw:frame draw:style-name="fr1" draw:name="Object870" text:anchor-type="as-char" svg:y="-0.2437in" svg:width="1.8661in" svg:height="0.3929in" draw:z-index="959"><draw:object xlink:href="./Object 870" xlink:type="simple" xlink:show="embed" xlink:actuate="onLoad"/><draw:image xlink:href="./ObjectReplacements/Object 870" xlink:type="simple" xlink:show="embed" xlink:actuate="onLoad"/><svg:desc>formula</svg:desc></draw:frame></text:span></text:span></text:p>
      <text:p text:style-name="P269"><text:span text:style-name="aaMathematica"><text:span text:style-name="T149"/></text:span></text:p>
      <text:p text:style-name="P284"><text:span text:style-name="aaMathematica"><text:span text:style-name="T119">In our convolution cases, this leads to the following identities, which are essentially analogs to</text:span></text:span><text:span text:style-name="aaMathematica"><text:span text:style-name="T95"><draw:frame draw:style-name="fr1" draw:name="Object871" text:anchor-type="as-char" svg:y="-0.1437in" svg:width="0.7429in" svg:height="0.1736in" draw:z-index="960"><draw:object xlink:href="./Object 871" xlink:type="simple" xlink:show="embed" xlink:actuate="onLoad"/><draw:image xlink:href="./ObjectReplacements/Object 871" xlink:type="simple" xlink:show="embed" xlink:actuate="onLoad"/><svg:desc>formula</svg:desc></draw:frame></text:span></text:span><text:span text:style-name="aaMathematica"><text:span text:style-name="T95">:</text:span></text:span></text:p>
      <text:p text:style-name="P288"/>
      <table:table table:name="Table55" table:style-name="Table55">
        <table:table-column table:style-name="Table55.A"/>
        <table:table-column table:style-name="Table55.B"/>
        <table:table-column table:style-name="Table55.C"/>
        <table:table-row>
          <table:table-cell table:style-name="Table55.A1" office:value-type="string">
            <text:p text:style-name="P274"><text:span text:style-name="MathematicaFormatStandardForm"><text:span text:style-name="T40"/></text:span></text:p>
          </table:table-cell>
          <table:table-cell table:style-name="Table55.A1" office:value-type="string">
            <text:p text:style-name="P280"><text:span text:style-name="MathematicaFormatStandardForm"><text:span text:style-name="T45"><draw:frame draw:style-name="fr2" draw:name="Object872" text:anchor-type="as-char" svg:y="-0.1516in" svg:width="0.2264in" svg:height="0.2091in" draw:z-index="961"><draw:object xlink:href="./Object 872" xlink:type="simple" xlink:show="embed" xlink:actuate="onLoad"/><draw:image xlink:href="./ObjectReplacements/Object 872" xlink:type="simple" xlink:show="embed" xlink:actuate="onLoad"/><svg:desc>formula</svg:desc></draw:frame></text:span></text:span></text:p>
          </table:table-cell>
          <table:table-cell table:style-name="Table55.C1" office:value-type="string">
            <text:p text:style-name="P280"><text:span text:style-name="MathematicaFormatStandardForm"><text:span text:style-name="T82"><draw:frame draw:style-name="fr2" draw:name="Object969" text:anchor-type="as-char" svg:y="-0.1425in" svg:width="0.2898in" svg:height="0.1902in" draw:z-index="962"><draw:object xlink:href="./Object 969" xlink:type="simple" xlink:show="embed" xlink:actuate="onLoad"/><draw:image xlink:href="./ObjectReplacements/Object 969" xlink:type="simple" xlink:show="embed" xlink:actuate="onLoad"/><svg:desc>formula</svg:desc></draw:frame></text:span></text:span></text:p>
          </table:table-cell>
        </table:table-row>
        <text:soft-page-break/>
        <table:table-row table:style-name="Table55.2">
          <table:table-cell table:style-name="Table55.A2" office:value-type="string">
            <text:p text:style-name="P280"><text:span text:style-name="MathematicaFormatStandardForm"><text:span text:style-name="T46">+</text:span></text:span></text:p>
          </table:table-cell>
          <table:table-cell table:style-name="Table55.B2" office:value-type="string">
            <text:p text:style-name="P293"><text:span text:style-name="MathematicaFormatStandardForm"><text:span text:style-name="T44"><draw:frame draw:style-name="fr1" draw:name="Object970" text:anchor-type="as-char" svg:y="-0.2437in" svg:width="2.1272in" svg:height="0.3929in" draw:z-index="963"><draw:object xlink:href="./Object 970" xlink:type="simple" xlink:show="embed" xlink:actuate="onLoad"/><draw:image xlink:href="./ObjectReplacements/Object 970" xlink:type="simple" xlink:show="embed" xlink:actuate="onLoad"/><svg:desc>formula</svg:desc></draw:frame></text:span></text:span></text:p>
          </table:table-cell>
          <table:table-cell table:style-name="Table55.C2" office:value-type="string">
            <text:p text:style-name="P293"><text:span text:style-name="MathematicaFormatStandardForm"><text:span text:style-name="T81"/></text:span></text:p>
          </table:table-cell>
        </table:table-row>
        <table:table-row>
          <table:table-cell table:style-name="Table55.A3" office:value-type="string">
            <text:p text:style-name="P304">*</text:p>
          </table:table-cell>
          <table:table-cell table:style-name="Table55.B3" office:value-type="string">
            <text:p text:style-name="P293"><text:span text:style-name="MathematicaFormatStandardForm"><text:span text:style-name="T44"><draw:frame draw:style-name="fr1" draw:name="Object972" text:anchor-type="as-char" svg:y="-0.348in" svg:width="3.1654in" svg:height="0.4972in" draw:z-index="964"><draw:object xlink:href="./Object 972" xlink:type="simple" xlink:show="embed" xlink:actuate="onLoad"/><draw:image xlink:href="./ObjectReplacements/Object 972" xlink:type="simple" xlink:show="embed" xlink:actuate="onLoad"/><svg:desc>formula</svg:desc></draw:frame></text:span></text:span></text:p>
          </table:table-cell>
          <table:table-cell table:style-name="Table55.C3" office:value-type="string">
            <text:p text:style-name="P294"><text:span text:style-name="aaMathematica"><text:span text:style-name="T291"/></text:span></text:p>
          </table:table-cell>
        </table:table-row>
      </table:table>
      <text:p text:style-name="P289"><text:span text:style-name="aaMathematica"><text:span text:style-name="T239"/></text:span></text:p>
      <text:p text:style-name="P289"><text:span text:style-name="aaMathematica"><text:span text:style-name="T239"/></text:span></text:p>
      <text:p text:style-name="P244"/>
      <text:p text:style-name="P298"><text:span text:style-name="MathematicaFormatStandardForm"><text:span text:style-name="T58">Multiplication: </text:span></text:span><text:span text:style-name="MathematicaFormatStandardForm"><text:span text:style-name="T58"><draw:frame draw:style-name="fr1" draw:name="Object974" text:anchor-type="as-char" svg:y="-0.1626in" svg:width="1.1661in" svg:height="0.2866in" draw:z-index="965"><draw:object xlink:href="./Object 974" xlink:type="simple" xlink:show="embed" xlink:actuate="onLoad"/><draw:image xlink:href="./ObjectReplacements/Object 974" xlink:type="simple" xlink:show="embed" xlink:actuate="onLoad"/><svg:desc>formula</svg:desc></draw:frame></text:span></text:span></text:p>
      <text:p text:style-name="P244"/>
      <text:p text:style-name="P284"><text:span text:style-name="aaMathematica"><text:span text:style-name="T119"><text:tab/></text:span></text:span><text:span text:style-name="aaMathematica"><text:span text:style-name="T122">We can also take the derivative of the above identity, of course, </text:span></text:span><text:span text:style-name="aaMathematica"><text:span text:style-name="T125">as</text:span></text:span></text:p>
      <text:p text:style-name="P284"><text:span text:style-name="aaMathematica"><text:span text:style-name="T122"/></text:span></text:p>
      <text:p text:style-name="P290"><draw:frame draw:style-name="fr1" draw:name="Object975" text:anchor-type="as-char" svg:y="-0.1626in" svg:width="1.1661in" svg:height="0.2866in" draw:z-index="966"><draw:object xlink:href="./Object 975" xlink:type="simple" xlink:show="embed" xlink:actuate="onLoad"/><draw:image xlink:href="./ObjectReplacements/Object 975" xlink:type="simple" xlink:show="embed" xlink:actuate="onLoad"/><svg:desc>formula</svg:desc></draw:frame></text:p>
      <text:p text:style-name="P290"/>
      <text:p text:style-name="P284"><text:span text:style-name="aaMathematica"><text:span text:style-name="T122">In the convolution case, </text:span></text:span><text:span text:style-name="aaMathematica"><text:span text:style-name="T125">the analogous relationship is</text:span></text:span></text:p>
      <text:p text:style-name="P290"/>
      <text:p text:style-name="P285"><text:span text:style-name="aaMathematica"><text:span text:style-name="T241"><draw:frame draw:style-name="fr1" draw:name="Object976" text:anchor-type="as-char" svg:y="-0.1626in" svg:width="1.2008in" svg:height="0.2866in" draw:z-index="967"><draw:object xlink:href="./Object 976" xlink:type="simple" xlink:show="embed" xlink:actuate="onLoad"/><draw:image xlink:href="./ObjectReplacements/Object 976" xlink:type="simple" xlink:show="embed" xlink:actuate="onLoad"/><svg:desc>formula</svg:desc></draw:frame></text:span></text:span><text:span text:style-name="aaMathematica"><text:span text:style-name="T241">/</text:span></text:span><text:span text:style-name="aaMathematica"><text:span text:style-name="T241"><draw:frame draw:style-name="fr1" draw:name="Object977" text:anchor-type="as-char" svg:y="-0.1437in" svg:width="1.1634in" svg:height="0.1945in" draw:z-index="968"><draw:object xlink:href="./Object 977" xlink:type="simple" xlink:show="embed" xlink:actuate="onLoad"/><draw:image xlink:href="./ObjectReplacements/Object 977" xlink:type="simple" xlink:show="embed" xlink:actuate="onLoad"/><svg:desc>formula</svg:desc></draw:frame></text:span></text:span></text:p>
      <text:p text:style-name="P289"><text:span text:style-name="aaMathematica"><text:span text:style-name="T239"/></text:span></text:p>
      <text:p text:style-name="P284"><text:span text:style-name="aaMathematica"><text:span text:style-name="T119"><text:tab/></text:span></text:span><text:span text:style-name="aaMathematica"><text:span text:style-name="T122">One way to view this is as</text:span></text:span></text:p>
      <text:p text:style-name="P289"><text:span text:style-name="aaMathematica"><text:span text:style-name="T239"/></text:span></text:p>
      <text:p text:style-name="P285"><text:span text:style-name="aaMathematica"><text:span text:style-name="T162"><draw:frame draw:style-name="fr1" draw:name="Object978" text:anchor-type="as-char" svg:y="-0.2437in" svg:width="2.1654in" svg:height="0.3929in" draw:z-index="969"><draw:object xlink:href="./Object 978" xlink:type="simple" xlink:show="embed" xlink:actuate="onLoad"/><draw:image xlink:href="./ObjectReplacements/Object 978" xlink:type="simple" xlink:show="embed" xlink:actuate="onLoad"/><svg:desc>formula</svg:desc></draw:frame></text:span></text:span></text:p>
      <text:p text:style-name="P284"><text:span text:style-name="aaMathematica"><text:span text:style-name="T124">which is</text:span></text:span></text:p>
      <text:p text:style-name="P285"><text:span text:style-name="aaMathematica"><text:span text:style-name="T162"><draw:frame draw:style-name="fr1" draw:name="Object979" text:anchor-type="as-char" svg:y="-0.2437in" svg:width="2.3429in" svg:height="0.3929in" draw:z-index="970"><draw:object xlink:href="./Object 979" xlink:type="simple" xlink:show="embed" xlink:actuate="onLoad"/><draw:image xlink:href="./ObjectReplacements/Object 979" xlink:type="simple" xlink:show="embed" xlink:actuate="onLoad"/><svg:desc>formula</svg:desc></draw:frame></text:span></text:span></text:p>
      <text:p text:style-name="P288"/>
      <text:p text:style-name="P284"><text:span text:style-name="aaMathematica"><text:span text:style-name="T124">F</text:span></text:span><text:span text:style-name="aaMathematica"><text:span text:style-name="T122">or </text:span></text:span><text:span text:style-name="aaMathematica"><text:span text:style-name="T123">our</text:span></text:span><text:span text:style-name="aaMathematica"><text:span text:style-name="T122"> convolutions, </text:span></text:span><text:span text:style-name="aaMathematica"><text:span text:style-name="T124">the analogy is</text:span></text:span></text:p>
      <text:p text:style-name="P288"/>
      <table:table table:name="Table68" table:style-name="Table68">
        <table:table-column table:style-name="Table68.A"/>
        <table:table-column table:style-name="Table68.B"/>
        <table:table-column table:style-name="Table68.C"/>
        <table:table-row>
          <table:table-cell table:style-name="Table68.A1" office:value-type="string">
            <text:p text:style-name="P274"><text:span text:style-name="MathematicaFormatStandardForm"><text:span text:style-name="T40"/></text:span></text:p>
          </table:table-cell>
          <table:table-cell table:style-name="Table68.A1" office:value-type="string">
            <text:p text:style-name="P280"><text:span text:style-name="MathematicaFormatStandardForm"><text:span text:style-name="T45"><draw:frame draw:style-name="fr2" draw:name="Object980" text:anchor-type="as-char" svg:y="-0.1516in" svg:width="0.2264in" svg:height="0.2091in" draw:z-index="971"><draw:object xlink:href="./Object 980" xlink:type="simple" xlink:show="embed" xlink:actuate="onLoad"/><draw:image xlink:href="./ObjectReplacements/Object 980" xlink:type="simple" xlink:show="embed" xlink:actuate="onLoad"/><svg:desc>formula</svg:desc></draw:frame></text:span></text:span></text:p>
          </table:table-cell>
          <table:table-cell table:style-name="Table68.C1" office:value-type="string">
            <text:p text:style-name="P280"><text:span text:style-name="MathematicaFormatStandardForm"><text:span text:style-name="T82"><draw:frame draw:style-name="fr2" draw:name="Object981" text:anchor-type="as-char" svg:y="-0.1425in" svg:width="0.2898in" svg:height="0.1902in" draw:z-index="972"><draw:object xlink:href="./Object 981" xlink:type="simple" xlink:show="embed" xlink:actuate="onLoad"/><draw:image xlink:href="./ObjectReplacements/Object 981" xlink:type="simple" xlink:show="embed" xlink:actuate="onLoad"/><svg:desc>formula</svg:desc></draw:frame></text:span></text:span></text:p>
          </table:table-cell>
        </table:table-row>
        <table:table-row table:style-name="Table68.2">
          <table:table-cell table:style-name="Table68.A2" office:value-type="string">
            <text:p text:style-name="P280"><text:span text:style-name="MathematicaFormatStandardForm"><text:span text:style-name="T46">+</text:span></text:span></text:p>
          </table:table-cell>
          <table:table-cell table:style-name="Table68.B2" office:value-type="string">
            <text:p text:style-name="P293"><text:span text:style-name="MathematicaFormatStandardForm"><text:span text:style-name="T44"><draw:frame draw:style-name="fr1" draw:name="Object982" text:anchor-type="as-char" svg:y="-0.2437in" svg:width="1.8453in" svg:height="0.3929in" draw:z-index="973"><draw:object xlink:href="./Object 982" xlink:type="simple" xlink:show="embed" xlink:actuate="onLoad"/><draw:image xlink:href="./ObjectReplacements/Object 982" xlink:type="simple" xlink:show="embed" xlink:actuate="onLoad"/><svg:desc>formula</svg:desc></draw:frame></text:span></text:span></text:p>
          </table:table-cell>
          <table:table-cell table:style-name="Table68.C2" office:value-type="string">
            <text:p text:style-name="P293"><text:span text:style-name="MathematicaFormatStandardForm"><text:span text:style-name="T81"/></text:span></text:p>
          </table:table-cell>
        </table:table-row>
        <table:table-row>
          <table:table-cell table:style-name="Table68.A3" office:value-type="string">
            <text:p text:style-name="P304">*</text:p>
          </table:table-cell>
          <table:table-cell table:style-name="Table68.B3" office:value-type="string">
            <text:p text:style-name="P293"><text:span text:style-name="MathematicaFormatStandardForm"><text:span text:style-name="T44"><draw:frame draw:style-name="fr1" draw:name="Object984" text:anchor-type="as-char" svg:y="-0.2437in" svg:width="1.7016in" svg:height="0.3929in" draw:z-index="974"><draw:object xlink:href="./Object 984" xlink:type="simple" xlink:show="embed" xlink:actuate="onLoad"/><draw:image xlink:href="./ObjectReplacements/Object 984" xlink:type="simple" xlink:show="embed" xlink:actuate="onLoad"/><svg:desc>formula</svg:desc></draw:frame></text:span></text:span></text:p>
          </table:table-cell>
          <table:table-cell table:style-name="Table68.C3" office:value-type="string">
            <text:p text:style-name="P293"><text:span text:style-name="MathematicaFormatStandardForm"><text:span text:style-name="T81"/></text:span></text:p>
          </table:table-cell>
        </table:table-row>
      </table:table>
      <text:p text:style-name="P289"><text:span text:style-name="aaMathematica"><text:span text:style-name="T239"/></text:span></text:p>
      <text:p text:style-name="P284"><text:span text:style-name="aaMathematica"><text:span text:style-name="T122"><text:tab/>If we fill in our closed form representations, this becomes</text:span></text:span></text:p>
      <text:p text:style-name="P289"><text:span text:style-name="aaMathematica"><text:span text:style-name="T239"/></text:span></text:p>
      <text:p text:style-name="P285"><text:span text:style-name="aaMathematica"><text:span text:style-name="T138"><draw:frame draw:style-name="fr1" draw:name="Object986" text:anchor-type="as-char" svg:y="-0.2437in" svg:width="2.6882in" svg:height="0.3929in" draw:z-index="975"><draw:object xlink:href="./Object 986" xlink:type="simple" xlink:show="embed" xlink:actuate="onLoad"/><draw:image xlink:href="./ObjectReplacements/Object 986" xlink:type="simple" xlink:show="embed" xlink:actuate="onLoad"/><svg:desc>formula</svg:desc></draw:frame></text:span></text:span></text:p>
      <text:p text:style-name="P284"><text:span text:style-name="aaMathematica"><text:span text:style-name="T126">And so, finally, we arrive where we want to be - i</text:span></text:span><text:span text:style-name="aaMathematica"><text:span text:style-name="T122">n the convolution case, this is</text:span></text:span></text:p>
      <text:p text:style-name="P288"/>
      <table:table table:name="Table69" table:style-name="Table69">
        <table:table-column table:style-name="Table69.A"/>
        <table:table-column table:style-name="Table69.B"/>
        <table:table-column table:style-name="Table69.C"/>
        <table:table-row>
          <table:table-cell table:style-name="Table69.A1" office:value-type="string">
            <text:p text:style-name="P274"><text:span text:style-name="MathematicaFormatStandardForm"><text:span text:style-name="T40"/></text:span></text:p>
          </table:table-cell>
          <table:table-cell table:style-name="Table69.A1" office:value-type="string">
            <text:p text:style-name="P280"><text:span text:style-name="MathematicaFormatStandardForm"><text:span text:style-name="T45"><draw:frame draw:style-name="fr2" draw:name="Object987" text:anchor-type="as-char" svg:y="-0.1516in" svg:width="0.2264in" svg:height="0.2091in" draw:z-index="976"><draw:object xlink:href="./Object 987" xlink:type="simple" xlink:show="embed" xlink:actuate="onLoad"/><draw:image xlink:href="./ObjectReplacements/Object 987" xlink:type="simple" xlink:show="embed" xlink:actuate="onLoad"/><svg:desc>formula</svg:desc></draw:frame></text:span></text:span></text:p>
          </table:table-cell>
          <table:table-cell table:style-name="Table69.C1" office:value-type="string">
            <text:p text:style-name="P280"><text:span text:style-name="MathematicaFormatStandardForm"><text:span text:style-name="T82"><draw:frame draw:style-name="fr2" draw:name="Object988" text:anchor-type="as-char" svg:y="-0.1425in" svg:width="0.2898in" svg:height="0.1902in" draw:z-index="977"><draw:object xlink:href="./Object 988" xlink:type="simple" xlink:show="embed" xlink:actuate="onLoad"/><draw:image xlink:href="./ObjectReplacements/Object 988" xlink:type="simple" xlink:show="embed" xlink:actuate="onLoad"/><svg:desc>formula</svg:desc></draw:frame></text:span></text:span></text:p>
          </table:table-cell>
        </table:table-row>
        <table:table-row table:style-name="Table69.2">
          <table:table-cell table:style-name="Table69.A2" office:value-type="string">
            <text:p text:style-name="P280"><text:span text:style-name="MathematicaFormatStandardForm"><text:span text:style-name="T46">+</text:span></text:span></text:p>
          </table:table-cell>
          <table:table-cell table:style-name="Table69.B2" office:value-type="string">
            <text:p text:style-name="P293"><text:span text:style-name="MathematicaFormatStandardForm"><text:span text:style-name="T44"><draw:frame draw:style-name="fr1" draw:name="Object989" text:anchor-type="as-char" svg:y="-0.2437in" svg:width="1.8366in" svg:height="0.3929in" draw:z-index="978"><draw:object xlink:href="./Object 989" xlink:type="simple" xlink:show="embed" xlink:actuate="onLoad"/><draw:image xlink:href="./ObjectReplacements/Object 989" xlink:type="simple" xlink:show="embed" xlink:actuate="onLoad"/><svg:desc>formula</svg:desc></draw:frame></text:span></text:span></text:p>
          </table:table-cell>
          <table:table-cell table:style-name="Table69.C2" office:value-type="string">
            <text:p text:style-name="P293"><text:span text:style-name="MathematicaFormatStandardForm"><text:span text:style-name="T81"/></text:span></text:p>
          </table:table-cell>
        </table:table-row>
        <text:soft-page-break/>
        <table:table-row>
          <table:table-cell table:style-name="Table69.A3" office:value-type="string">
            <text:p text:style-name="P304">*</text:p>
          </table:table-cell>
          <table:table-cell table:style-name="Table69.B3" office:value-type="string">
            <text:p text:style-name="P293"><text:span text:style-name="MathematicaFormatStandardForm"><text:span text:style-name="T44"><draw:frame draw:style-name="fr1" draw:name="Object991" text:anchor-type="as-char" svg:y="-0.378in" svg:width="2.4228in" svg:height="0.528in" draw:z-index="979"><draw:object xlink:href="./Object 991" xlink:type="simple" xlink:show="embed" xlink:actuate="onLoad"/><draw:image xlink:href="./ObjectReplacements/Object 991" xlink:type="simple" xlink:show="embed" xlink:actuate="onLoad"/><svg:desc>formula</svg:desc></draw:frame></text:span></text:span></text:p>
          </table:table-cell>
          <table:table-cell table:style-name="Table69.C3" office:value-type="string">
            <text:p text:style-name="P294"><text:span text:style-name="aaMathematica"><text:span text:style-name="T291"/></text:span></text:p>
          </table:table-cell>
        </table:table-row>
      </table:table>
      <text:p text:style-name="P270"><text:span text:style-name="aaMathematica"><text:span text:style-name="T169"/></text:span></text:p>
      <text:p text:style-name="P284"><text:span text:style-name="aaMathematica"><text:span text:style-name="T240"/></text:span></text:p>
      <text:p text:style-name="P203">Section <text:span text:style-name="T318">6</text:span>:</text:p>
      <text:p text:style-name="P199">Various Binomial Forms</text:p>
      <text:p text:style-name="P208"/>
      <text:p text:style-name="P133"/>
      <text:p text:style-name="P133"/>
      <text:p text:style-name="P152"/>
      <text:p text:style-name="P216"><text:span text:style-name="MathematicaFormatStandardForm"><text:span text:style-name="T59">Overview</text:span></text:span></text:p>
      <text:p text:style-name="P133"/>
      <text:p text:style-name="P152"/>
      <text:p text:style-name="P216"><text:span text:style-name="MathematicaFormatStandardForm"><text:span text:style-name="T47">Recursive Definition for</text:span></text:span><text:span text:style-name="MathematicaFormatStandardForm"><text:span text:style-name="T48"><draw:frame draw:style-name="fr1" draw:name="Object331" text:anchor-type="as-char" svg:y="-0.1437in" svg:width="0.4772in" svg:height="0.1783in" draw:z-index="585"><draw:object xlink:href="./Object 613" xlink:type="simple" xlink:show="embed" xlink:actuate="onLoad"/><draw:image xlink:href="./ObjectReplacements/Object 613" xlink:type="simple" xlink:show="embed" xlink:actuate="onLoad"/><svg:desc>formula</svg:desc></draw:frame></text:span></text:span></text:p>
      <text:p text:style-name="P133"/>
      <text:p text:style-name="P133"/>
      <text:p text:style-name="P133"/>
      <text:p text:style-name="P126"><text:span text:style-name="MathematicaFormatStandardForm"><text:span text:style-name="T41"><draw:frame draw:style-name="fr2" draw:name="Object801" text:anchor-type="as-char" svg:y="-0.2043in" svg:width="1.428in" svg:height="0.348in" draw:z-index="859"><draw:object xlink:href="./Object 801" xlink:type="simple" xlink:show="embed" xlink:actuate="onLoad"/><draw:image xlink:href="./ObjectReplacements/Object 801"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2" text:anchor-type="as-char" svg:y="-0.2252in" svg:width="1.6547in" svg:height="0.3654in" draw:z-index="860"><draw:object xlink:href="./Object 802" xlink:type="simple" xlink:show="embed" xlink:actuate="onLoad"/><draw:image xlink:href="./ObjectReplacements/Object 802"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3" text:anchor-type="as-char" svg:y="-0.2252in" svg:width="1.6957in" svg:height="0.3654in" draw:z-index="861"><draw:object xlink:href="./Object 803" xlink:type="simple" xlink:show="embed" xlink:actuate="onLoad"/><draw:image xlink:href="./ObjectReplacements/Object 803"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4" text:anchor-type="as-char" svg:y="-0.1437in" svg:width="0.3425in" svg:height="0.1736in" draw:z-index="862"><draw:object xlink:href="./Object 804" xlink:type="simple" xlink:show="embed" xlink:actuate="onLoad"/><draw:image xlink:href="./ObjectReplacements/Object 804" xlink:type="simple" xlink:show="embed" xlink:actuate="onLoad"/><svg:desc>formula</svg:desc></draw:frame></text:span></text:span></text:p>
      <text:p text:style-name="P9"/>
      <table:table table:name="Table46" table:style-name="Table46">
        <table:table-column table:style-name="Table46.A"/>
        <table:table-column table:style-name="Table46.B"/>
        <table:table-column table:style-name="Table46.C"/>
        <table:table-row>
          <table:table-cell table:style-name="Table46.A1" office:value-type="string">
            <text:p text:style-name="P75"><text:span text:style-name="MathematicaFormatStandardForm"><text:span text:style-name="T40"/></text:span></text:p>
          </table:table-cell>
          <table:table-cell table:style-name="Table46.A1" office:value-type="string">
            <text:p text:style-name="P84"><text:span text:style-name="MathematicaFormatStandardForm"><text:span text:style-name="T45"><draw:frame draw:style-name="fr2" draw:name="Object805" text:anchor-type="as-char" svg:y="-0.1516in" svg:width="0.2264in" svg:height="0.2091in" draw:z-index="864"><draw:object xlink:href="./Object 805" xlink:type="simple" xlink:show="embed" xlink:actuate="onLoad"/><draw:image xlink:href="./ObjectReplacements/Object 805" xlink:type="simple" xlink:show="embed" xlink:actuate="onLoad"/><svg:desc>formula</svg:desc></draw:frame></text:span></text:span></text:p>
          </table:table-cell>
          <table:table-cell table:style-name="Table46.C1" office:value-type="string">
            <text:p text:style-name="P84"><text:span text:style-name="MathematicaFormatStandardForm"><text:span text:style-name="T82"><draw:frame draw:style-name="fr2" draw:name="Object806" text:anchor-type="as-char" svg:y="-0.1425in" svg:width="0.2898in" svg:height="0.1902in" draw:z-index="865"><draw:object xlink:href="./Object 806" xlink:type="simple" xlink:show="embed" xlink:actuate="onLoad"/><draw:image xlink:href="./ObjectReplacements/Object 806" xlink:type="simple" xlink:show="embed" xlink:actuate="onLoad"/><svg:desc>formula</svg:desc></draw:frame></text:span></text:span></text:p>
          </table:table-cell>
        </table:table-row>
        <table:table-row table:style-name="Table46.2">
          <table:table-cell table:style-name="Table46.A2" office:value-type="string">
            <text:p text:style-name="P84"><text:span text:style-name="MathematicaFormatStandardForm"><text:span text:style-name="T46">+</text:span></text:span></text:p>
          </table:table-cell>
          <table:table-cell table:style-name="Table46.B2" office:value-type="string">
            <text:p text:style-name="P126"><text:span text:style-name="MathematicaFormatStandardForm"><text:span text:style-name="T42"><draw:frame draw:style-name="fr2" draw:name="Object807" text:anchor-type="as-char" svg:y="-0.2437in" svg:width="2.3701in" svg:height="0.3929in" draw:z-index="866"><draw:object xlink:href="./Object 807" xlink:type="simple" xlink:show="embed" xlink:actuate="onLoad"/><draw:image xlink:href="./ObjectReplacements/Object 807" xlink:type="simple" xlink:show="embed" xlink:actuate="onLoad"/><svg:desc>formula</svg:desc></draw:frame></text:span></text:span></text:p>
          </table:table-cell>
          <table:table-cell table:style-name="Table46.C2" office:value-type="string">
            <text:p text:style-name="P126"><text:span text:style-name="MathematicaFormatStandardForm"><text:span text:style-name="T42"><draw:frame draw:style-name="fr2" draw:name="Object808" text:anchor-type="as-char" svg:y="-0.2339in" svg:width="2.1272in" svg:height="0.3752in" draw:z-index="867"><draw:object xlink:href="./Object 808" xlink:type="simple" xlink:show="embed" xlink:actuate="onLoad"/><draw:image xlink:href="./ObjectReplacements/Object 808" xlink:type="simple" xlink:show="embed" xlink:actuate="onLoad"/><svg:desc>formula</svg:desc></draw:frame></text:span></text:span></text:p>
          </table:table-cell>
        </table:table-row>
        <table:table-row>
          <table:table-cell table:style-name="Table46.A3" office:value-type="string">
            <text:p text:style-name="P230">*</text:p>
          </table:table-cell>
          <table:table-cell table:style-name="Table46.B3" office:value-type="string">
            <text:p text:style-name="P126"><text:span text:style-name="MathematicaFormatStandardForm"><text:span text:style-name="T42"><draw:frame draw:style-name="fr2" draw:name="Object809" text:anchor-type="as-char" svg:y="-0.348in" svg:width="2.3181in" svg:height="0.4972in" draw:z-index="868"><draw:object xlink:href="./Object 809" xlink:type="simple" xlink:show="embed" xlink:actuate="onLoad"/><draw:image xlink:href="./ObjectReplacements/Object 809" xlink:type="simple" xlink:show="embed" xlink:actuate="onLoad"/><svg:desc>formula</svg:desc></draw:frame></text:span></text:span></text:p>
          </table:table-cell>
          <table:table-cell table:style-name="Table46.C3" office:value-type="string">
            <text:p text:style-name="P126"><text:span text:style-name="MathematicaFormatStandardForm"><text:span text:style-name="T42"><draw:frame draw:style-name="fr2" draw:name="Object810" text:anchor-type="as-char" svg:y="-0.3382in" svg:width="2.1299in" svg:height="0.4783in" draw:z-index="869"><draw:object xlink:href="./Object 810" xlink:type="simple" xlink:show="embed" xlink:actuate="onLoad"/><draw:image xlink:href="./ObjectReplacements/Object 810" xlink:type="simple" xlink:show="embed" xlink:actuate="onLoad"/><svg:desc>formula</svg:desc></draw:frame></text:span></text:span></text:p>
          </table:table-cell>
        </table:table-row>
      </table:table>
      <text:p text:style-name="P15"/>
      <text:p text:style-name="P126"><text:span text:style-name="MathematicaFormatStandardForm"><text:span text:style-name="T41"><draw:frame draw:style-name="fr2" draw:name="Object811" text:anchor-type="as-char" svg:y="-0.1437in" svg:width="0.3425in" svg:height="0.1736in" draw:z-index="863"><draw:object xlink:href="./Object 811" xlink:type="simple" xlink:show="embed" xlink:actuate="onLoad"/><draw:image xlink:href="./ObjectReplacements/Object 811" xlink:type="simple" xlink:show="embed" xlink:actuate="onLoad"/><svg:desc>formula</svg:desc></draw:frame></text:span></text:span></text:p>
      <text:p text:style-name="P9"/>
      <table:table table:name="Table47" table:style-name="Table47">
        <table:table-column table:style-name="Table47.A"/>
        <table:table-column table:style-name="Table47.B"/>
        <table:table-column table:style-name="Table47.C"/>
        <table:table-row>
          <table:table-cell table:style-name="Table47.A1" office:value-type="string">
            <text:p text:style-name="P75"><text:span text:style-name="MathematicaFormatStandardForm"><text:span text:style-name="T40"/></text:span></text:p>
          </table:table-cell>
          <table:table-cell table:style-name="Table47.A1" office:value-type="string">
            <text:p text:style-name="P84"><text:span text:style-name="MathematicaFormatStandardForm"><text:span text:style-name="T45"><draw:frame draw:style-name="fr2" draw:name="Object812" text:anchor-type="as-char" svg:y="-0.1516in" svg:width="0.2264in" svg:height="0.2091in" draw:z-index="870"><draw:object xlink:href="./Object 812" xlink:type="simple" xlink:show="embed" xlink:actuate="onLoad"/><draw:image xlink:href="./ObjectReplacements/Object 812" xlink:type="simple" xlink:show="embed" xlink:actuate="onLoad"/><svg:desc>formula</svg:desc></draw:frame></text:span></text:span></text:p>
          </table:table-cell>
          <table:table-cell table:style-name="Table47.C1" office:value-type="string">
            <text:p text:style-name="P84"><text:span text:style-name="MathematicaFormatStandardForm"><text:span text:style-name="T82"><draw:frame draw:style-name="fr2" draw:name="Object813" text:anchor-type="as-char" svg:y="-0.1425in" svg:width="0.2898in" svg:height="0.1902in" draw:z-index="871"><draw:object xlink:href="./Object 813" xlink:type="simple" xlink:show="embed" xlink:actuate="onLoad"/><draw:image xlink:href="./ObjectReplacements/Object 813" xlink:type="simple" xlink:show="embed" xlink:actuate="onLoad"/><svg:desc>formula</svg:desc></draw:frame></text:span></text:span></text:p>
          </table:table-cell>
        </table:table-row>
        <table:table-row table:style-name="Table47.2">
          <table:table-cell table:style-name="Table47.A2" office:value-type="string">
            <text:p text:style-name="P84"><text:span text:style-name="MathematicaFormatStandardForm"><text:span text:style-name="T46">+</text:span></text:span></text:p>
          </table:table-cell>
          <table:table-cell table:style-name="Table47.B2" office:value-type="string">
            <text:p text:style-name="P126"><text:span text:style-name="MathematicaFormatStandardForm"><text:span text:style-name="T42"><draw:frame draw:style-name="fr2" draw:name="Object814" text:anchor-type="as-char" svg:y="-0.2437in" svg:width="2.5563in" svg:height="0.3929in" draw:z-index="872"><draw:object xlink:href="./Object 814" xlink:type="simple" xlink:show="embed" xlink:actuate="onLoad"/><draw:image xlink:href="./ObjectReplacements/Object 814" xlink:type="simple" xlink:show="embed" xlink:actuate="onLoad"/><svg:desc>formula</svg:desc></draw:frame></text:span></text:span></text:p>
          </table:table-cell>
          <table:table-cell table:style-name="Table47.C2" office:value-type="string">
            <text:p text:style-name="P126"><text:span text:style-name="MathematicaFormatStandardForm"><text:span text:style-name="T42"><draw:frame draw:style-name="fr2" draw:name="Object815" text:anchor-type="as-char" svg:y="-0.2339in" svg:width="1.8346in" svg:height="0.3752in" draw:z-index="873"><draw:object xlink:href="./Object 815" xlink:type="simple" xlink:show="embed" xlink:actuate="onLoad"/><draw:image xlink:href="./ObjectReplacements/Object 815" xlink:type="simple" xlink:show="embed" xlink:actuate="onLoad"/><svg:desc>formula</svg:desc></draw:frame></text:span></text:span></text:p>
          </table:table-cell>
        </table:table-row>
        <table:table-row>
          <table:table-cell table:style-name="Table47.A3" office:value-type="string">
            <text:p text:style-name="P230">*</text:p>
          </table:table-cell>
          <table:table-cell table:style-name="Table47.B3" office:value-type="string">
            <text:p text:style-name="P126"><text:span text:style-name="MathematicaFormatStandardForm"><text:span text:style-name="T42"><draw:frame draw:style-name="fr2" draw:name="Object816" text:anchor-type="as-char" svg:y="-0.348in" svg:width="3.7902in" svg:height="0.4972in" draw:z-index="874"><draw:object xlink:href="./Object 816" xlink:type="simple" xlink:show="embed" xlink:actuate="onLoad"/><draw:image xlink:href="./ObjectReplacements/Object 816" xlink:type="simple" xlink:show="embed" xlink:actuate="onLoad"/><svg:desc>formula</svg:desc></draw:frame></text:span></text:span></text:p>
          </table:table-cell>
          <table:table-cell table:style-name="Table47.C3" office:value-type="string">
            <text:p text:style-name="P126"><text:span text:style-name="MathematicaFormatStandardForm"><text:span text:style-name="T42"><draw:frame draw:style-name="fr2" draw:name="Object817" text:anchor-type="as-char" svg:y="-0.3382in" svg:width="2.2646in" svg:height="0.4783in" draw:z-index="875"><draw:object xlink:href="./Object 817" xlink:type="simple" xlink:show="embed" xlink:actuate="onLoad"/><draw:image xlink:href="./ObjectReplacements/Object 817" xlink:type="simple" xlink:show="embed" xlink:actuate="onLoad"/><svg:desc>formula</svg:desc></draw:frame></text:span></text:span></text:p>
          </table:table-cell>
        </table:table-row>
      </table:table>
      <text:p text:style-name="P15"/>
      <text:p text:style-name="P97"><text:span text:style-name="MathematicaFormatStandardForm"><text:span text:style-name="T15"/></text:span></text:p>
      <text:p text:style-name="P206"><text:span text:style-name="MathematicaFormatStandardForm"><text:span text:style-name="T15"><draw:frame draw:style-name="fr2" draw:name="Object818" text:anchor-type="as-char" svg:y="-0.228in" svg:width="1.7791in" svg:height="0.3689in" draw:z-index="876"><draw:object xlink:href="./Object 818" xlink:type="simple" xlink:show="embed" xlink:actuate="onLoad"/><draw:image xlink:href="./ObjectReplacements/Object 818" xlink:type="simple" xlink:show="embed" xlink:actuate="onLoad"/><svg:desc>formula</svg:desc></draw:frame></text:span></text:span></text:p>
      <text:p text:style-name="P93"><text:span text:style-name="MathematicaFormatStandardForm"><text:span text:style-name="T15"/></text:span></text:p>
      <text:p text:style-name="P93"><text:span text:style-name="MathematicaFormatStandardForm"><text:span text:style-name="T15"><draw:frame draw:style-name="fr2" draw:name="Object819" text:anchor-type="as-char" svg:y="-0.228in" svg:width="1.8138in" svg:height="0.3689in" draw:z-index="877"><draw:object xlink:href="./Object 819" xlink:type="simple" xlink:show="embed" xlink:actuate="onLoad"/><draw:image xlink:href="./ObjectReplacements/Object 819" xlink:type="simple" xlink:show="embed" xlink:actuate="onLoad"/><svg:desc>formula</svg:desc></draw:frame></text:span></text:span></text:p>
      <text:p text:style-name="P93"><text:span text:style-name="MathematicaFormatStandardForm"><text:span text:style-name="T15"/></text:span></text:p>
      <text:p text:style-name="P9"/>
      <table:table table:name="Table48" table:style-name="Table48">
        <table:table-column table:style-name="Table48.A"/>
        <table:table-column table:style-name="Table48.B"/>
        <table:table-column table:style-name="Table48.C"/>
        <table:table-row>
          <table:table-cell table:style-name="Table48.A1" office:value-type="string">
            <text:p text:style-name="P75"><text:span text:style-name="MathematicaFormatStandardForm"><text:span text:style-name="T40"/></text:span></text:p>
          </table:table-cell>
          <table:table-cell table:style-name="Table48.A1" office:value-type="string">
            <text:p text:style-name="P84"><text:span text:style-name="MathematicaFormatStandardForm"><text:span text:style-name="T45"><draw:frame draw:style-name="fr2" draw:name="Object820" text:anchor-type="as-char" svg:y="-0.1516in" svg:width="0.2264in" svg:height="0.2091in" draw:z-index="878"><draw:object xlink:href="./Object 820" xlink:type="simple" xlink:show="embed" xlink:actuate="onLoad"/><draw:image xlink:href="./ObjectReplacements/Object 820" xlink:type="simple" xlink:show="embed" xlink:actuate="onLoad"/><svg:desc>formula</svg:desc></draw:frame></text:span></text:span></text:p>
          </table:table-cell>
          <table:table-cell table:style-name="Table48.C1" office:value-type="string">
            <text:p text:style-name="P84"><text:span text:style-name="MathematicaFormatStandardForm"><text:span text:style-name="T82"><draw:frame draw:style-name="fr2" draw:name="Object821" text:anchor-type="as-char" svg:y="-0.1425in" svg:width="0.2898in" svg:height="0.1902in" draw:z-index="879"><draw:object xlink:href="./Object 821" xlink:type="simple" xlink:show="embed" xlink:actuate="onLoad"/><draw:image xlink:href="./ObjectReplacements/Object 821" xlink:type="simple" xlink:show="embed" xlink:actuate="onLoad"/><svg:desc>formula</svg:desc></draw:frame></text:span></text:span></text:p>
          </table:table-cell>
        </table:table-row>
        <table:table-row table:style-name="Table48.2">
          <table:table-cell table:style-name="Table48.A2" office:value-type="string">
            <text:p text:style-name="P84"><text:span text:style-name="MathematicaFormatStandardForm"><text:span text:style-name="T46">+</text:span></text:span></text:p>
          </table:table-cell>
          <table:table-cell table:style-name="Table48.B2" office:value-type="string">
            <text:p text:style-name="P126"><text:span text:style-name="MathematicaFormatStandardForm"><text:span text:style-name="T42"><draw:frame draw:style-name="fr2" draw:name="Object822" text:anchor-type="as-char" svg:y="-0.2437in" svg:width="2.7646in" svg:height="0.3929in" draw:z-index="880"><draw:object xlink:href="./Object 822" xlink:type="simple" xlink:show="embed" xlink:actuate="onLoad"/><draw:image xlink:href="./ObjectReplacements/Object 822" xlink:type="simple" xlink:show="embed" xlink:actuate="onLoad"/><svg:desc>formula</svg:desc></draw:frame></text:span></text:span></text:p>
          </table:table-cell>
          <table:table-cell table:style-name="Table48.C2" office:value-type="string">
            <text:p text:style-name="P126"><text:span text:style-name="MathematicaFormatStandardForm"><text:span text:style-name="T42"><draw:frame draw:style-name="fr2" draw:name="Object823" text:anchor-type="as-char" svg:y="-0.2339in" svg:width="2.5217in" svg:height="0.3752in" draw:z-index="881"><draw:object xlink:href="./Object 823" xlink:type="simple" xlink:show="embed" xlink:actuate="onLoad"/><draw:image xlink:href="./ObjectReplacements/Object 823" xlink:type="simple" xlink:show="embed" xlink:actuate="onLoad"/><svg:desc>formula</svg:desc></draw:frame></text:span></text:span></text:p>
          </table:table-cell>
        </table:table-row>
        <table:table-row>
          <table:table-cell table:style-name="Table48.A3" office:value-type="string">
            <text:p text:style-name="P230">*</text:p>
          </table:table-cell>
          <table:table-cell table:style-name="Table48.B3" office:value-type="string">
            <text:p text:style-name="P126"><text:span text:style-name="MathematicaFormatStandardForm"><text:span text:style-name="T42"><draw:frame draw:style-name="fr2" draw:name="Object824" text:anchor-type="as-char" svg:y="-0.348in" svg:width="2.7118in" svg:height="0.4972in" draw:z-index="882"><draw:object xlink:href="./Object 824" xlink:type="simple" xlink:show="embed" xlink:actuate="onLoad"/><draw:image xlink:href="./ObjectReplacements/Object 824" xlink:type="simple" xlink:show="embed" xlink:actuate="onLoad"/><svg:desc>formula</svg:desc></draw:frame></text:span></text:span></text:p>
          </table:table-cell>
          <table:table-cell table:style-name="Table48.C3" office:value-type="string">
            <text:p text:style-name="P126"><text:span text:style-name="MathematicaFormatStandardForm"><text:span text:style-name="T42"><draw:frame draw:style-name="fr2" draw:name="Object825" text:anchor-type="as-char" svg:y="-0.3382in" svg:width="2.5244in" svg:height="0.4783in" draw:z-index="883"><draw:object xlink:href="./Object 825" xlink:type="simple" xlink:show="embed" xlink:actuate="onLoad"/><draw:image xlink:href="./ObjectReplacements/Object 825" xlink:type="simple" xlink:show="embed" xlink:actuate="onLoad"/><svg:desc>formula</svg:desc></draw:frame></text:span></text:span></text:p>
          </table:table-cell>
        </table:table-row>
      </table:table>
      <text:p text:style-name="P15"/>
      <text:p text:style-name="P9"/>
      <table:table table:name="Table49" table:style-name="Table49">
        <table:table-column table:style-name="Table49.A"/>
        <table:table-column table:style-name="Table49.B"/>
        <table:table-column table:style-name="Table49.C"/>
        <table:table-row>
          <table:table-cell table:style-name="Table49.A1" office:value-type="string">
            <text:p text:style-name="P75"><text:span text:style-name="MathematicaFormatStandardForm"><text:span text:style-name="T40"/></text:span></text:p>
          </table:table-cell>
          <table:table-cell table:style-name="Table49.A1" office:value-type="string">
            <text:p text:style-name="P84"><text:span text:style-name="MathematicaFormatStandardForm"><text:span text:style-name="T45"><draw:frame draw:style-name="fr2" draw:name="Object826" text:anchor-type="as-char" svg:y="-0.1516in" svg:width="0.2264in" svg:height="0.2091in" draw:z-index="884"><draw:object xlink:href="./Object 826" xlink:type="simple" xlink:show="embed" xlink:actuate="onLoad"/><draw:image xlink:href="./ObjectReplacements/Object 826" xlink:type="simple" xlink:show="embed" xlink:actuate="onLoad"/><svg:desc>formula</svg:desc></draw:frame></text:span></text:span></text:p>
          </table:table-cell>
          <table:table-cell table:style-name="Table49.C1" office:value-type="string">
            <text:p text:style-name="P84"><text:span text:style-name="MathematicaFormatStandardForm"><text:span text:style-name="T82"><draw:frame draw:style-name="fr2" draw:name="Object827" text:anchor-type="as-char" svg:y="-0.1425in" svg:width="0.2898in" svg:height="0.1902in" draw:z-index="885"><draw:object xlink:href="./Object 827" xlink:type="simple" xlink:show="embed" xlink:actuate="onLoad"/><draw:image xlink:href="./ObjectReplacements/Object 827" xlink:type="simple" xlink:show="embed" xlink:actuate="onLoad"/><svg:desc>formula</svg:desc></draw:frame></text:span></text:span></text:p>
          </table:table-cell>
        </table:table-row>
        <table:table-row table:style-name="Table49.2">
          <table:table-cell table:style-name="Table49.A2" office:value-type="string">
            <text:p text:style-name="P84"><text:span text:style-name="MathematicaFormatStandardForm"><text:span text:style-name="T46">+</text:span></text:span></text:p>
          </table:table-cell>
          <table:table-cell table:style-name="Table49.B2" office:value-type="string">
            <text:p text:style-name="P126"><text:span text:style-name="MathematicaFormatStandardForm"><text:span text:style-name="T42"><draw:frame draw:style-name="fr2" draw:name="Object828" text:anchor-type="as-char" svg:y="-0.2437in" svg:width="2.9311in" svg:height="0.3929in" draw:z-index="886"><draw:object xlink:href="./Object 828" xlink:type="simple" xlink:show="embed" xlink:actuate="onLoad"/><draw:image xlink:href="./ObjectReplacements/Object 828" xlink:type="simple" xlink:show="embed" xlink:actuate="onLoad"/><svg:desc>formula</svg:desc></draw:frame></text:span></text:span></text:p>
          </table:table-cell>
          <table:table-cell table:style-name="Table49.C2" office:value-type="string">
            <text:p text:style-name="P126"><text:span text:style-name="MathematicaFormatStandardForm"><text:span text:style-name="T42"><draw:frame draw:style-name="fr2" draw:name="Object829" text:anchor-type="as-char" svg:y="-0.2339in" svg:width="2.0791in" svg:height="0.3752in" draw:z-index="887"><draw:object xlink:href="./Object 829" xlink:type="simple" xlink:show="embed" xlink:actuate="onLoad"/><draw:image xlink:href="./ObjectReplacements/Object 829" xlink:type="simple" xlink:show="embed" xlink:actuate="onLoad"/><svg:desc>formula</svg:desc></draw:frame></text:span></text:span></text:p>
          </table:table-cell>
        </table:table-row>
        <table:table-row>
          <table:table-cell table:style-name="Table49.A3" office:value-type="string">
            <text:p text:style-name="P230">*</text:p>
          </table:table-cell>
          <table:table-cell table:style-name="Table49.B3" office:value-type="string">
            <text:p text:style-name="P126"><text:span text:style-name="MathematicaFormatStandardForm"><text:span text:style-name="T42"><draw:frame draw:style-name="fr2" draw:name="Object830" text:anchor-type="as-char" svg:y="-0.448in" svg:width="2.3256in" svg:height="0.872in" draw:z-index="888"><draw:object xlink:href="./Object 830" xlink:type="simple" xlink:show="embed" xlink:actuate="onLoad"/><draw:image xlink:href="./ObjectReplacements/Object 830" xlink:type="simple" xlink:show="embed" xlink:actuate="onLoad"/><svg:desc>formula</svg:desc></draw:frame></text:span></text:span></text:p>
          </table:table-cell>
          <table:table-cell table:style-name="Table49.C3" office:value-type="string">
            <text:p text:style-name="P126"><text:span text:style-name="MathematicaFormatStandardForm"><text:span text:style-name="T42"><draw:frame draw:style-name="fr2" draw:name="Object831" text:anchor-type="as-char" svg:y="-0.3382in" svg:width="2.4075in" svg:height="0.4783in" draw:z-index="889"><draw:object xlink:href="./Object 831" xlink:type="simple" xlink:show="embed" xlink:actuate="onLoad"/><draw:image xlink:href="./ObjectReplacements/Object 831" xlink:type="simple" xlink:show="embed" xlink:actuate="onLoad"/><svg:desc>formula</svg:desc></draw:frame></text:span></text:span></text:p>
          </table:table-cell>
        </table:table-row>
      </table:table>
      <text:p text:style-name="P15"/>
      <text:p text:style-name="P126"><text:span text:style-name="MathematicaFormatStandardForm"><text:span text:style-name="T242"/></text:span></text:p>
      <text:p text:style-name="P206"><text:span text:style-name="MathematicaFormatStandardForm"><text:span text:style-name="T44"><draw:frame draw:style-name="fr2" draw:name="Object832" text:anchor-type="as-char" svg:y="-0.228in" svg:width="2.2898in" svg:height="0.3689in" draw:z-index="890"><draw:object xlink:href="./Object 832" xlink:type="simple" xlink:show="embed" xlink:actuate="onLoad"/><draw:image xlink:href="./ObjectReplacements/Object 832" xlink:type="simple" xlink:show="embed" xlink:actuate="onLoad"/><svg:desc>formula</svg:desc></draw:frame></text:span></text:span></text:p>
      <text:p text:style-name="P93"><text:span text:style-name="MathematicaFormatStandardForm"><text:span text:style-name="T44"/></text:span></text:p>
      <text:p text:style-name="P128"><text:span text:style-name="MathematicaFormatStandardForm"><text:span text:style-name="T44"><draw:frame draw:style-name="fr2" draw:name="Object833" text:anchor-type="as-char" svg:y="-0.2252in" svg:width="2.0835in" svg:height="0.3654in" draw:z-index="891"><draw:object xlink:href="./Object 833" xlink:type="simple" xlink:show="embed" xlink:actuate="onLoad"/><draw:image xlink:href="./ObjectReplacements/Object 833" xlink:type="simple" xlink:show="embed" xlink:actuate="onLoad"/><svg:desc>formula</svg:desc></draw:frame></text:span></text:span></text:p>
      <text:p text:style-name="P93"><text:span text:style-name="MathematicaFormatStandardForm"><text:span text:style-name="T73"/></text:span></text:p>
      <text:p text:style-name="P93"><text:span text:style-name="MathematicaFormatStandardForm"><text:span text:style-name="T44"><draw:frame draw:style-name="fr2" draw:name="Object834" text:anchor-type="as-char" svg:y="-0.228in" svg:width="2.0839in" svg:height="0.3689in" draw:z-index="892"><draw:object xlink:href="./Object 834" xlink:type="simple" xlink:show="embed" xlink:actuate="onLoad"/><draw:image xlink:href="./ObjectReplacements/Object 834" xlink:type="simple" xlink:show="embed" xlink:actuate="onLoad"/><svg:desc>formula</svg:desc></draw:frame></text:span></text:span></text:p>
      <text:p text:style-name="P93"><text:span text:style-name="MathematicaFormatStandardForm"><text:span text:style-name="T74"/></text:span></text:p>
      <text:p text:style-name="P93"><text:span text:style-name="MathematicaFormatStandardForm"><text:span text:style-name="T44"><draw:frame draw:style-name="fr2" draw:name="Object835" text:anchor-type="as-char" svg:y="-0.1437in" svg:width="2.1102in" svg:height="0.2839in" draw:z-index="893"><draw:object xlink:href="./Object 835" xlink:type="simple" xlink:show="embed" xlink:actuate="onLoad"/><draw:image xlink:href="./ObjectReplacements/Object 835" xlink:type="simple" xlink:show="embed" xlink:actuate="onLoad"/><svg:desc>formula</svg:desc></draw:frame></text:span></text:span></text:p>
      <text:p text:style-name="P206"><text:span text:style-name="MathematicaFormatStandardForm"><text:span text:style-name="T44"><draw:frame draw:style-name="fr2" draw:name="Object836" text:anchor-type="as-char" svg:y="-0.1437in" svg:width="2.1102in" svg:height="0.2839in" draw:z-index="894"><draw:object xlink:href="./Object 836" xlink:type="simple" xlink:show="embed" xlink:actuate="onLoad"/><draw:image xlink:href="./ObjectReplacements/Object 836" xlink:type="simple" xlink:show="embed" xlink:actuate="onLoad"/><svg:desc>formula</svg:desc></draw:frame></text:span></text:span></text:p>
      <text:p text:style-name="P93"><text:span text:style-name="MathematicaFormatStandardForm"><text:span text:style-name="T44"/></text:span></text:p>
      <text:p text:style-name="P93"><text:span text:style-name="MathematicaFormatStandardForm"><text:span text:style-name="T44"><draw:frame draw:style-name="fr2" draw:name="Object837" text:anchor-type="as-char" svg:y="-0.1437in" svg:width="2.1472in" svg:height="0.2839in" draw:z-index="895"><draw:object xlink:href="./Object 837" xlink:type="simple" xlink:show="embed" xlink:actuate="onLoad"/><draw:image xlink:href="./ObjectReplacements/Object 837" xlink:type="simple" xlink:show="embed" xlink:actuate="onLoad"/><svg:desc>formula</svg:desc></draw:frame></text:span></text:span></text:p>
      <text:p text:style-name="P93"><text:span text:style-name="MathematicaFormatStandardForm"><text:span text:style-name="T44"/></text:span></text:p>
      <text:p text:style-name="P93"><text:span text:style-name="MathematicaFormatStandardForm"><text:span text:style-name="T44"><draw:frame draw:style-name="fr2" draw:name="Object838" text:anchor-type="as-char" svg:y="-0.1437in" svg:width="2.0835in" svg:height="0.2839in" draw:z-index="896"><draw:object xlink:href="./Object 838" xlink:type="simple" xlink:show="embed" xlink:actuate="onLoad"/><draw:image xlink:href="./ObjectReplacements/Object 838" xlink:type="simple" xlink:show="embed" xlink:actuate="onLoad"/><svg:desc>formula</svg:desc></draw:frame></text:span></text:span></text:p>
      <text:p text:style-name="P9"/>
      <table:table table:name="Table50" table:style-name="Table50">
        <table:table-column table:style-name="Table50.A"/>
        <table:table-column table:style-name="Table50.B"/>
        <table:table-column table:style-name="Table50.C"/>
        <table:table-row>
          <table:table-cell table:style-name="Table50.A1" office:value-type="string">
            <text:p text:style-name="P75"><text:span text:style-name="MathematicaFormatStandardForm"><text:span text:style-name="T40"/></text:span></text:p>
          </table:table-cell>
          <table:table-cell table:style-name="Table50.A1" office:value-type="string">
            <text:p text:style-name="P84"><text:span text:style-name="MathematicaFormatStandardForm"><text:span text:style-name="T45"><draw:frame draw:style-name="fr2" draw:name="Object839" text:anchor-type="as-char" svg:y="-0.1516in" svg:width="0.2264in" svg:height="0.2091in" draw:z-index="897"><draw:object xlink:href="./Object 839" xlink:type="simple" xlink:show="embed" xlink:actuate="onLoad"/><draw:image xlink:href="./ObjectReplacements/Object 839" xlink:type="simple" xlink:show="embed" xlink:actuate="onLoad"/><svg:desc>formula</svg:desc></draw:frame></text:span></text:span></text:p>
          </table:table-cell>
          <table:table-cell table:style-name="Table50.C1" office:value-type="string">
            <text:p text:style-name="P84"><text:span text:style-name="MathematicaFormatStandardForm"><text:span text:style-name="T82"><draw:frame draw:style-name="fr2" draw:name="Object840" text:anchor-type="as-char" svg:y="-0.1425in" svg:width="0.2898in" svg:height="0.1902in" draw:z-index="898"><draw:object xlink:href="./Object 840" xlink:type="simple" xlink:show="embed" xlink:actuate="onLoad"/><draw:image xlink:href="./ObjectReplacements/Object 840" xlink:type="simple" xlink:show="embed" xlink:actuate="onLoad"/><svg:desc>formula</svg:desc></draw:frame></text:span></text:span></text:p>
          </table:table-cell>
        </table:table-row>
        <table:table-row table:style-name="Table50.2">
          <table:table-cell table:style-name="Table50.A2" office:value-type="string">
            <text:p text:style-name="P84"><text:span text:style-name="MathematicaFormatStandardForm"><text:span text:style-name="T46">+</text:span></text:span></text:p>
          </table:table-cell>
          <table:table-cell table:style-name="Table50.B2" office:value-type="string">
            <text:p text:style-name="P126"><text:span text:style-name="MathematicaFormatStandardForm"><text:span text:style-name="T42"/></text:span></text:p>
          </table:table-cell>
          <table:table-cell table:style-name="Table50.C2" office:value-type="string">
            <text:p text:style-name="P126"><text:span text:style-name="MathematicaFormatStandardForm"><text:span text:style-name="T42"><draw:frame draw:style-name="fr2" draw:name="Object841" text:anchor-type="as-char" svg:y="-0.2339in" svg:width="2.172in" svg:height="0.3752in" draw:z-index="899"><draw:object xlink:href="./Object 841" xlink:type="simple" xlink:show="embed" xlink:actuate="onLoad"/><draw:image xlink:href="./ObjectReplacements/Object 841" xlink:type="simple" xlink:show="embed" xlink:actuate="onLoad"/><svg:desc>formula</svg:desc></draw:frame></text:span></text:span></text:p>
          </table:table-cell>
        </table:table-row>
        <table:table-row>
          <table:table-cell table:style-name="Table50.A3" office:value-type="string">
            <text:p text:style-name="P230">*</text:p>
          </table:table-cell>
          <table:table-cell table:style-name="Table50.B3" office:value-type="string">
            <text:p text:style-name="P126"><text:span text:style-name="MathematicaFormatStandardForm"><text:span text:style-name="T42"/></text:span></text:p>
          </table:table-cell>
          <table:table-cell table:style-name="Table50.C3" office:value-type="string">
            <text:p text:style-name="P126"><text:span text:style-name="MathematicaFormatStandardForm"><text:span text:style-name="T42"><draw:frame draw:style-name="fr2" draw:name="Object842" text:anchor-type="as-char" svg:y="-0.3382in" svg:width="2.1752in" svg:height="0.4783in" draw:z-index="900"><draw:object xlink:href="./Object 842" xlink:type="simple" xlink:show="embed" xlink:actuate="onLoad"/><draw:image xlink:href="./ObjectReplacements/Object 842" xlink:type="simple" xlink:show="embed" xlink:actuate="onLoad"/><svg:desc>formula</svg:desc></draw:frame></text:span></text:span></text:p>
          </table:table-cell>
        </table:table-row>
      </table:table>
      <text:p text:style-name="P15"><text:span text:style-name="MathematicaFormatStandardForm"><text:span text:style-name="T202"/></text:span></text:p>
      <text:p text:style-name="P15"><text:span text:style-name="MathematicaFormatStandardForm"><text:span text:style-name="T202"/></text:span></text:p>
      <text:p text:style-name="P9"/>
      <table:table table:name="Table51" table:style-name="Table51">
        <table:table-column table:style-name="Table51.A"/>
        <table:table-column table:style-name="Table51.B"/>
        <table:table-column table:style-name="Table51.C"/>
        <table:table-row>
          <table:table-cell table:style-name="Table51.A1" office:value-type="string">
            <text:p text:style-name="P75"><text:span text:style-name="MathematicaFormatStandardForm"><text:span text:style-name="T40"/></text:span></text:p>
          </table:table-cell>
          <table:table-cell table:style-name="Table51.A1" office:value-type="string">
            <text:p text:style-name="P84"><text:span text:style-name="MathematicaFormatStandardForm"><text:span text:style-name="T45"><draw:frame draw:style-name="fr2" draw:name="Object843" text:anchor-type="as-char" svg:y="-0.1516in" svg:width="0.2264in" svg:height="0.2091in" draw:z-index="901"><draw:object xlink:href="./Object 843" xlink:type="simple" xlink:show="embed" xlink:actuate="onLoad"/><draw:image xlink:href="./ObjectReplacements/Object 843" xlink:type="simple" xlink:show="embed" xlink:actuate="onLoad"/><svg:desc>formula</svg:desc></draw:frame></text:span></text:span></text:p>
          </table:table-cell>
          <table:table-cell table:style-name="Table51.C1" office:value-type="string">
            <text:p text:style-name="P84"><text:span text:style-name="MathematicaFormatStandardForm"><text:span text:style-name="T82"><draw:frame draw:style-name="fr2" draw:name="Object844" text:anchor-type="as-char" svg:y="-0.1425in" svg:width="0.2898in" svg:height="0.1902in" draw:z-index="902"><draw:object xlink:href="./Object 844" xlink:type="simple" xlink:show="embed" xlink:actuate="onLoad"/><draw:image xlink:href="./ObjectReplacements/Object 844" xlink:type="simple" xlink:show="embed" xlink:actuate="onLoad"/><svg:desc>formula</svg:desc></draw:frame></text:span></text:span></text:p>
          </table:table-cell>
        </table:table-row>
        <table:table-row table:style-name="Table51.2">
          <table:table-cell table:style-name="Table51.A2" office:value-type="string">
            <text:p text:style-name="P84"><text:span text:style-name="MathematicaFormatStandardForm"><text:span text:style-name="T46">+</text:span></text:span></text:p>
          </table:table-cell>
          <table:table-cell table:style-name="Table51.B2" office:value-type="string">
            <text:p text:style-name="P126"><text:span text:style-name="MathematicaFormatStandardForm"><text:span text:style-name="T42"/></text:span></text:p>
          </table:table-cell>
          <table:table-cell table:style-name="Table51.C2" office:value-type="string">
            <text:p text:style-name="P126"><text:span text:style-name="MathematicaFormatStandardForm"><text:span text:style-name="T42"><draw:frame draw:style-name="fr2" draw:name="Object845" text:anchor-type="as-char" svg:y="-0.2339in" svg:width="1.7937in" svg:height="0.3752in" draw:z-index="903"><draw:object xlink:href="./Object 845" xlink:type="simple" xlink:show="embed" xlink:actuate="onLoad"/><draw:image xlink:href="./ObjectReplacements/Object 845" xlink:type="simple" xlink:show="embed" xlink:actuate="onLoad"/><svg:desc>formula</svg:desc></draw:frame></text:span></text:span></text:p>
          </table:table-cell>
        </table:table-row>
        <table:table-row>
          <table:table-cell table:style-name="Table51.A3" office:value-type="string">
            <text:p text:style-name="P230">*</text:p>
          </table:table-cell>
          <table:table-cell table:style-name="Table51.B3" office:value-type="string">
            <text:p text:style-name="P126"><text:span text:style-name="MathematicaFormatStandardForm"><text:span text:style-name="T42"/></text:span></text:p>
          </table:table-cell>
          <table:table-cell table:style-name="Table51.C3" office:value-type="string">
            <text:p text:style-name="P126"><text:span text:style-name="MathematicaFormatStandardForm"><text:span text:style-name="T42"><draw:frame draw:style-name="fr2" draw:name="Object846" text:anchor-type="as-char" svg:y="-0.3382in" svg:width="1.6717in" svg:height="0.4783in" draw:z-index="904"><draw:object xlink:href="./Object 846" xlink:type="simple" xlink:show="embed" xlink:actuate="onLoad"/><draw:image xlink:href="./ObjectReplacements/Object 846" xlink:type="simple" xlink:show="embed" xlink:actuate="onLoad"/><svg:desc>formula</svg:desc></draw:frame></text:span></text:span></text:p>
          </table:table-cell>
        </table:table-row>
      </table:table>
      <text:p text:style-name="P9"/>
      <table:table table:name="Table52" table:style-name="Table52">
        <table:table-column table:style-name="Table52.A"/>
        <table:table-column table:style-name="Table52.B"/>
        <table:table-column table:style-name="Table52.C"/>
        <table:table-row>
          <table:table-cell table:style-name="Table52.A1" office:value-type="string">
            <text:p text:style-name="P75"><text:span text:style-name="MathematicaFormatStandardForm"><text:span text:style-name="T40"/></text:span></text:p>
          </table:table-cell>
          <table:table-cell table:style-name="Table52.A1" office:value-type="string">
            <text:p text:style-name="P84"><text:span text:style-name="MathematicaFormatStandardForm"><text:span text:style-name="T45"><draw:frame draw:style-name="fr2" draw:name="Object847" text:anchor-type="as-char" svg:y="-0.1516in" svg:width="0.2264in" svg:height="0.2091in" draw:z-index="905"><draw:object xlink:href="./Object 847" xlink:type="simple" xlink:show="embed" xlink:actuate="onLoad"/><draw:image xlink:href="./ObjectReplacements/Object 847" xlink:type="simple" xlink:show="embed" xlink:actuate="onLoad"/><svg:desc>formula</svg:desc></draw:frame></text:span></text:span></text:p>
          </table:table-cell>
          <table:table-cell table:style-name="Table52.C1" office:value-type="string">
            <text:p text:style-name="P84"><text:span text:style-name="MathematicaFormatStandardForm"><text:span text:style-name="T82"><draw:frame draw:style-name="fr2" draw:name="Object848" text:anchor-type="as-char" svg:y="-0.1425in" svg:width="0.2898in" svg:height="0.1902in" draw:z-index="906"><draw:object xlink:href="./Object 848" xlink:type="simple" xlink:show="embed" xlink:actuate="onLoad"/><draw:image xlink:href="./ObjectReplacements/Object 848" xlink:type="simple" xlink:show="embed" xlink:actuate="onLoad"/><svg:desc>formula</svg:desc></draw:frame></text:span></text:span></text:p>
          </table:table-cell>
        </table:table-row>
        <table:table-row table:style-name="Table52.2">
          <table:table-cell table:style-name="Table52.A2" office:value-type="string">
            <text:p text:style-name="P84"><text:span text:style-name="MathematicaFormatStandardForm"><text:span text:style-name="T46">+</text:span></text:span></text:p>
          </table:table-cell>
          <table:table-cell table:style-name="Table52.B2" office:value-type="string">
            <text:p text:style-name="P126"><text:span text:style-name="MathematicaFormatStandardForm"><text:span text:style-name="T42"/></text:span></text:p>
          </table:table-cell>
          <table:table-cell table:style-name="Table52.C2" office:value-type="string">
            <text:p text:style-name="P126"><text:span text:style-name="MathematicaFormatStandardForm"><text:span text:style-name="T42"><draw:frame draw:style-name="fr2" draw:name="Object849" text:anchor-type="as-char" svg:y="-0.2339in" svg:width="1.878in" svg:height="0.3752in" draw:z-index="907"><draw:object xlink:href="./Object 849" xlink:type="simple" xlink:show="embed" xlink:actuate="onLoad"/><draw:image xlink:href="./ObjectReplacements/Object 849" xlink:type="simple" xlink:show="embed" xlink:actuate="onLoad"/><svg:desc>formula</svg:desc></draw:frame></text:span></text:span></text:p>
          </table:table-cell>
        </table:table-row>
        <table:table-row>
          <table:table-cell table:style-name="Table52.A3" office:value-type="string">
            <text:p text:style-name="P230">*</text:p>
          </table:table-cell>
          <table:table-cell table:style-name="Table52.B3" office:value-type="string">
            <text:p text:style-name="P126"><text:span text:style-name="MathematicaFormatStandardForm"><text:span text:style-name="T42"/></text:span></text:p>
          </table:table-cell>
          <table:table-cell table:style-name="Table52.C3" office:value-type="string">
            <text:p text:style-name="P126"><text:span text:style-name="MathematicaFormatStandardForm"><text:span text:style-name="T42"><draw:frame draw:style-name="fr2" draw:name="Object850" text:anchor-type="as-char" svg:y="-0.2339in" svg:width="1.7264in" svg:height="0.3752in" draw:z-index="908"><draw:object xlink:href="./Object 850" xlink:type="simple" xlink:show="embed" xlink:actuate="onLoad"/><draw:image xlink:href="./ObjectReplacements/Object 850" xlink:type="simple" xlink:show="embed" xlink:actuate="onLoad"/><svg:desc>formula</svg:desc></draw:frame></text:span></text:span></text:p>
          </table:table-cell>
        </table:table-row>
      </table:table>
      <text:p text:style-name="P15"><text:span text:style-name="MathematicaFormatStandardForm"><text:span text:style-name="T202"/></text:span></text:p>
      <text:p text:style-name="P9"/>
      <table:table table:name="Table53" table:style-name="Table53">
        <table:table-column table:style-name="Table53.A"/>
        <table:table-column table:style-name="Table53.B"/>
        <table:table-column table:style-name="Table53.C"/>
        <table:table-row>
          <table:table-cell table:style-name="Table53.A1" office:value-type="string">
            <text:p text:style-name="P75"><text:span text:style-name="MathematicaFormatStandardForm"><text:span text:style-name="T40"/></text:span></text:p>
          </table:table-cell>
          <table:table-cell table:style-name="Table53.A1" office:value-type="string">
            <text:p text:style-name="P84"><text:span text:style-name="MathematicaFormatStandardForm"><text:span text:style-name="T45"><draw:frame draw:style-name="fr2" draw:name="Object851" text:anchor-type="as-char" svg:y="-0.1516in" svg:width="0.2264in" svg:height="0.2091in" draw:z-index="909"><draw:object xlink:href="./Object 851" xlink:type="simple" xlink:show="embed" xlink:actuate="onLoad"/><draw:image xlink:href="./ObjectReplacements/Object 851" xlink:type="simple" xlink:show="embed" xlink:actuate="onLoad"/><svg:desc>formula</svg:desc></draw:frame></text:span></text:span></text:p>
          </table:table-cell>
          <table:table-cell table:style-name="Table53.C1" office:value-type="string">
            <text:p text:style-name="P84"><text:span text:style-name="MathematicaFormatStandardForm"><text:span text:style-name="T82"><draw:frame draw:style-name="fr2" draw:name="Object852" text:anchor-type="as-char" svg:y="-0.1425in" svg:width="0.2898in" svg:height="0.1902in" draw:z-index="910"><draw:object xlink:href="./Object 852" xlink:type="simple" xlink:show="embed" xlink:actuate="onLoad"/><draw:image xlink:href="./ObjectReplacements/Object 852" xlink:type="simple" xlink:show="embed" xlink:actuate="onLoad"/><svg:desc>formula</svg:desc></draw:frame></text:span></text:span></text:p>
          </table:table-cell>
        </table:table-row>
        <table:table-row table:style-name="Table53.2">
          <table:table-cell table:style-name="Table53.A2" office:value-type="string">
            <text:p text:style-name="P84"><text:span text:style-name="MathematicaFormatStandardForm"><text:span text:style-name="T46">+</text:span></text:span></text:p>
          </table:table-cell>
          <table:table-cell table:style-name="Table53.B2" office:value-type="string">
            <text:p text:style-name="P126"><text:span text:style-name="MathematicaFormatStandardForm"><text:span text:style-name="T42"/></text:span></text:p>
          </table:table-cell>
          <table:table-cell table:style-name="Table53.C2" office:value-type="string">
            <text:p text:style-name="P126"><text:span text:style-name="MathematicaFormatStandardForm"><text:span text:style-name="T42"><draw:frame draw:style-name="fr2" draw:name="Object853" text:anchor-type="as-char" svg:y="-0.1839in" svg:width="1.9465in" svg:height="0.3252in" draw:z-index="911"><draw:object xlink:href="./Object 853" xlink:type="simple" xlink:show="embed" xlink:actuate="onLoad"/><draw:image xlink:href="./ObjectReplacements/Object 853" xlink:type="simple" xlink:show="embed" xlink:actuate="onLoad"/><svg:desc>formula</svg:desc></draw:frame></text:span></text:span></text:p>
          </table:table-cell>
        </table:table-row>
        <table:table-row>
          <table:table-cell table:style-name="Table53.A3" office:value-type="string">
            <text:p text:style-name="P230">*</text:p>
          </table:table-cell>
          <table:table-cell table:style-name="Table53.B3" office:value-type="string">
            <text:p text:style-name="P126"><text:span text:style-name="MathematicaFormatStandardForm"><text:span text:style-name="T42"/></text:span></text:p>
          </table:table-cell>
          <table:table-cell table:style-name="Table53.C3" office:value-type="string">
            <text:p text:style-name="P126"><text:span text:style-name="MathematicaFormatStandardForm"><text:span text:style-name="T42"><draw:frame draw:style-name="fr2" draw:name="Object854" text:anchor-type="as-char" svg:y="-0.1839in" svg:width="2.4728in" svg:height="0.3252in" draw:z-index="912"><draw:object xlink:href="./Object 854" xlink:type="simple" xlink:show="embed" xlink:actuate="onLoad"/><draw:image xlink:href="./ObjectReplacements/Object 854" xlink:type="simple" xlink:show="embed" xlink:actuate="onLoad"/><svg:desc>formula</svg:desc></draw:frame></text:span></text:span></text:p>
          </table:table-cell>
        </table:table-row>
      </table:table>
      <text:p text:style-name="P15"/>
      <text:p text:style-name="P203">Section <text:span text:style-name="T318">7</text:span>:</text:p>
      <text:p text:style-name="P199"><text:span text:style-name="T338">Generalized </text:span>Convolution</text:p>
      <text:p text:style-name="P292">Multiplication</text:p>
      <text:p text:style-name="P208"/>
      <text:p text:style-name="P133"/>
      <text:p text:style-name="P133"/>
      <text:p text:style-name="P152"/>
      <text:p text:style-name="P216"><text:span text:style-name="MathematicaFormatStandardForm"><text:span text:style-name="T59">Overview</text:span></text:span></text:p>
      <text:p text:style-name="P133"/>
      <text:p text:style-name="P152"/>
      <text:p text:style-name="P296"><text:span text:style-name="MathematicaFormatStandardForm"><text:span text:style-name="T79">Geometric Interpretation</text:span></text:span></text:p>
      <text:p text:style-name="P133"/>
      <text:p text:style-name="P170"><draw:frame draw:style-name="fr1" draw:name="Object502" text:anchor-type="as-char" svg:y="-0.1244in" svg:width="0.2874in" svg:height="0.1543in" draw:z-index="586"><draw:object xlink:href="./Object 616" xlink:type="simple" xlink:show="embed" xlink:actuate="onLoad"/><draw:image xlink:href="./ObjectReplacements/Object 616" xlink:type="simple" xlink:show="embed" xlink:actuate="onLoad"/><svg:desc>formula</svg:desc></draw:frame></text:p>
      <text:p text:style-name="P133"/>
      <text:p text:style-name="P171"><draw:frame draw:style-name="fr1" draw:name="Object503" text:anchor-type="as-char" svg:y="-0.1244in" svg:width="0.2874in" svg:height="0.1543in" draw:z-index="587"><draw:object xlink:href="./Object 617" xlink:type="simple" xlink:show="embed" xlink:actuate="onLoad"/><draw:image xlink:href="./ObjectReplacements/Object 617" xlink:type="simple" xlink:show="embed" xlink:actuate="onLoad"/><svg:desc>formula</svg:desc></draw:frame>: <text:span text:style-name="T319">Rectangle</text:span></text:p>
      <text:p text:style-name="P146"><text:span text:style-name="T253"><text:tab/>Real-valued area bounded by</text:span><text:span text:style-name="T253"><draw:frame draw:style-name="fr1" draw:name="Object504" text:anchor-type="as-char" svg:y="-0.1244in" svg:width="0.2965in" svg:height="0.1543in" draw:z-index="588"><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89"><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0"><draw:object xlink:href="./Object 620" xlink:type="simple" xlink:show="embed" xlink:actuate="onLoad"/><draw:image xlink:href="./ObjectReplacements/Object 620" xlink:type="simple" xlink:show="embed" xlink:actuate="onLoad"/><svg:desc>formula</svg:desc></draw:frame>, <text:span text:style-name="T253">and</text:span><draw:frame draw:style-name="fr1" draw:name="Object507" text:anchor-type="as-char" svg:y="-0.2043in" svg:width="0.378in" svg:height="0.3283in" draw:z-index="591"><draw:object xlink:href="./Object 621" xlink:type="simple" xlink:show="embed" xlink:actuate="onLoad"/><draw:image xlink:href="./ObjectReplacements/Object 621" xlink:type="simple" xlink:show="embed" xlink:actuate="onLoad"/><svg:desc>formula</svg:desc></draw:frame>. <text:s/></text:p>
      <text:p text:style-name="P146"><draw:frame draw:style-name="fr1" draw:name="Object508" text:anchor-type="as-char" svg:y="-0.1665in" svg:width="0.4591in" svg:height="0.1965in" draw:z-index="592"><draw:object xlink:href="./Object 622" xlink:type="simple" xlink:show="embed" xlink:actuate="onLoad"/><draw:image xlink:href="./ObjectReplacements/Object 622" xlink:type="simple" xlink:show="embed" xlink:actuate="onLoad"/><svg:desc>formula</svg:desc></draw:frame>: <text:span text:style-name="T252">Triangle</text:span></text:p>
      <text:p text:style-name="P146"><text:span text:style-name="T253"><text:tab/>Real-valued area bounded by</text:span><draw:frame draw:style-name="fr1" draw:name="Object509" text:anchor-type="as-char" svg:y="-0.1244in" svg:width="0.2965in" svg:height="0.1543in" draw:z-index="593"><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594"><draw:object xlink:href="./Object 624" xlink:type="simple" xlink:show="embed" xlink:actuate="onLoad"/><draw:image xlink:href="./ObjectReplacements/Object 624" xlink:type="simple" xlink:show="embed" xlink:actuate="onLoad"/><svg:desc>formula</svg:desc></draw:frame>, <text:span text:style-name="T253">and</text:span><text:span text:style-name="T253"><draw:frame draw:style-name="fr1" draw:name="Object511" text:anchor-type="as-char" svg:y="-0.2043in" svg:width="0.5799in" svg:height="0.3283in" draw:z-index="595"><draw:object xlink:href="./Object 625" xlink:type="simple" xlink:show="embed" xlink:actuate="onLoad"/><draw:image xlink:href="./ObjectReplacements/Object 625" xlink:type="simple" xlink:show="embed" xlink:actuate="onLoad"/><svg:desc>formula</svg:desc></draw:frame></text:span>.</text:p>
      <text:p text:style-name="P146"><draw:frame draw:style-name="fr1" draw:name="Object512" text:anchor-type="as-char" svg:y="-0.1555in" svg:width="0.4957in" svg:height="0.1854in" draw:z-index="596"><draw:object xlink:href="./Object 626" xlink:type="simple" xlink:show="embed" xlink:actuate="onLoad"/><draw:image xlink:href="./ObjectReplacements/Object 626" xlink:type="simple" xlink:show="embed" xlink:actuate="onLoad"/><svg:desc>formula</svg:desc></draw:frame> <text:span text:style-name="T252">Discrete Triangle</text:span></text:p>
      <text:p text:style-name="P146"><text:span text:style-name="T253"><text:tab/>Count of whole number pairs (t,u) satisfying</text:span><draw:frame draw:style-name="fr1" draw:name="Object513" text:anchor-type="as-char" svg:y="-0.1244in" svg:width="0.2965in" svg:height="0.1543in" draw:z-index="597"><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598"><draw:object xlink:href="./Object 628" xlink:type="simple" xlink:show="embed" xlink:actuate="onLoad"/><draw:image xlink:href="./ObjectReplacements/Object 628" xlink:type="simple" xlink:show="embed" xlink:actuate="onLoad"/><svg:desc>formula</svg:desc></draw:frame>, <text:span text:style-name="T253">and</text:span><text:span text:style-name="T253"><draw:frame draw:style-name="fr1" draw:name="Object515" text:anchor-type="as-char" svg:y="-0.2043in" svg:width="0.5799in" svg:height="0.3283in" draw:z-index="599"><draw:object xlink:href="./Object 629" xlink:type="simple" xlink:show="embed" xlink:actuate="onLoad"/><draw:image xlink:href="./ObjectReplacements/Object 629" xlink:type="simple" xlink:show="embed" xlink:actuate="onLoad"/><svg:desc>formula</svg:desc></draw:frame></text:span>. </text:p>
      <text:p text:style-name="P146"><draw:frame draw:style-name="fr1" draw:name="Object516" text:anchor-type="as-char" svg:y="-0.1665in" svg:width="0.4571in" svg:height="0.1965in" draw:z-index="600"><draw:object xlink:href="./Object 630" xlink:type="simple" xlink:show="embed" xlink:actuate="onLoad"/><draw:image xlink:href="./ObjectReplacements/Object 630" xlink:type="simple" xlink:show="embed" xlink:actuate="onLoad"/><svg:desc>formula</svg:desc></draw:frame>: <text:span text:style-name="T252">Hyperbola</text:span></text:p>
      <text:p text:style-name="P146"><text:span text:style-name="T253"><text:tab/>Real-valued area bounded by </text:span><draw:frame draw:style-name="fr1" draw:name="Object517" text:anchor-type="as-char" svg:y="-0.1244in" svg:width="0.2965in" svg:height="0.1543in" draw:z-index="601"><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2"><draw:object xlink:href="./Object 632" xlink:type="simple" xlink:show="embed" xlink:actuate="onLoad"/><draw:image xlink:href="./ObjectReplacements/Object 632" xlink:type="simple" xlink:show="embed" xlink:actuate="onLoad"/><svg:desc>formula</svg:desc></draw:frame>, <text:span text:style-name="T253">and</text:span><text:span text:style-name="T253"><draw:frame draw:style-name="fr1" draw:name="Object519" text:anchor-type="as-char" svg:y="-0.2083in" svg:width="1.4571in" svg:height="0.3335in" draw:z-index="603"><draw:object xlink:href="./Object 633" xlink:type="simple" xlink:show="embed" xlink:actuate="onLoad"/><draw:image xlink:href="./ObjectReplacements/Object 633" xlink:type="simple" xlink:show="embed" xlink:actuate="onLoad"/><svg:desc>formula</svg:desc></draw:frame></text:span>.</text:p>
      <text:p text:style-name="P146"><draw:frame draw:style-name="fr1" draw:name="Object520" text:anchor-type="as-char" svg:y="-0.1555in" svg:width="0.4937in" svg:height="0.1854in" draw:z-index="604"><draw:object xlink:href="./Object 634" xlink:type="simple" xlink:show="embed" xlink:actuate="onLoad"/><draw:image xlink:href="./ObjectReplacements/Object 634" xlink:type="simple" xlink:show="embed" xlink:actuate="onLoad"/><svg:desc>formula</svg:desc></draw:frame>: <text:span text:style-name="T254">Discrete Hyperbola</text:span></text:p>
      <text:p text:style-name="P146"><text:span text:style-name="T253"><text:tab/>Count of ordered whole number pairs (t,u) satisfying</text:span><draw:frame draw:style-name="fr1" draw:name="Object521" text:anchor-type="as-char" svg:y="-0.1244in" svg:width="0.2965in" svg:height="0.1543in" draw:z-index="605"><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06"><draw:object xlink:href="./Object 636" xlink:type="simple" xlink:show="embed" xlink:actuate="onLoad"/><draw:image xlink:href="./ObjectReplacements/Object 636" xlink:type="simple" xlink:show="embed" xlink:actuate="onLoad"/><svg:desc>formula</svg:desc></draw:frame>, <text:span text:style-name="T253">and</text:span><text:span text:style-name="T253"><draw:frame draw:style-name="fr1" draw:name="Object523" text:anchor-type="as-char" svg:y="-0.2083in" svg:width="1.4571in" svg:height="0.3335in" draw:z-index="607"><draw:object xlink:href="./Object 637" xlink:type="simple" xlink:show="embed" xlink:actuate="onLoad"/><draw:image xlink:href="./ObjectReplacements/Object 637" xlink:type="simple" xlink:show="embed" xlink:actuate="onLoad"/><svg:desc>formula</svg:desc></draw:frame></text:span>.</text:p>
      <text:p text:style-name="P146"/>
      <text:p text:style-name="P146"/>
      <text:p text:style-name="P133"><draw:frame draw:style-name="fr1" draw:name="Object524" text:anchor-type="as-char" svg:y="-0.1244in" svg:width="0.4043in" svg:height="0.1543in" draw:z-index="608"><draw:object xlink:href="./Object 638" xlink:type="simple" xlink:show="embed" xlink:actuate="onLoad"/><draw:image xlink:href="./ObjectReplacements/Object 638" xlink:type="simple" xlink:show="embed" xlink:actuate="onLoad"/><svg:desc>formula</svg:desc></draw:frame></text:p>
      <text:p text:style-name="P146"/>
      <text:p text:style-name="P146"><draw:frame draw:style-name="fr1" draw:name="Object525" text:anchor-type="as-char" svg:y="-0.1244in" svg:width="0.4043in" svg:height="0.1543in" draw:z-index="609"><draw:object xlink:href="./Object 639" xlink:type="simple" xlink:show="embed" xlink:actuate="onLoad"/><draw:image xlink:href="./ObjectReplacements/Object 639" xlink:type="simple" xlink:show="embed" xlink:actuate="onLoad"/><svg:desc>formula</svg:desc></draw:frame>: <text:span text:style-name="T319">Rectangular Prism</text:span></text:p>
      <text:p text:style-name="P146"><text:span text:style-name="T253"><text:tab/>Real-valued volume bounded by</text:span><draw:frame draw:style-name="fr1" draw:name="Object526" text:anchor-type="as-char" svg:y="-0.1244in" svg:width="0.2965in" svg:height="0.1543in" draw:z-index="610"><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1"><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2"><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3"><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14"><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15"><draw:object xlink:href="./Object 645" xlink:type="simple" xlink:show="embed" xlink:actuate="onLoad"/><draw:image xlink:href="./ObjectReplacements/Object 645" xlink:type="simple" xlink:show="embed" xlink:actuate="onLoad"/><svg:desc>formula</svg:desc></draw:frame>,<text:span text:style-name="T256">and</text:span><draw:frame draw:style-name="fr1" draw:name="Object531" text:anchor-type="as-char" svg:y="-0.2043in" svg:width="0.3646in" svg:height="0.3283in" draw:z-index="616"><draw:object xlink:href="./Object 646" xlink:type="simple" xlink:show="embed" xlink:actuate="onLoad"/><draw:image xlink:href="./ObjectReplacements/Object 646" xlink:type="simple" xlink:show="embed" xlink:actuate="onLoad"/><svg:desc>formula</svg:desc></draw:frame>.</text:p>
      <text:p text:style-name="P146"><draw:frame draw:style-name="fr1" draw:name="Object532" text:anchor-type="as-char" svg:y="-0.1665in" svg:width="0.5736in" svg:height="0.1965in" draw:z-index="617"><draw:object xlink:href="./Object 647" xlink:type="simple" xlink:show="embed" xlink:actuate="onLoad"/><draw:image xlink:href="./ObjectReplacements/Object 647" xlink:type="simple" xlink:show="embed" xlink:actuate="onLoad"/><svg:desc>formula</svg:desc></draw:frame>: <text:span text:style-name="T255">Triangular Pyramid</text:span></text:p>
      <text:p text:style-name="P146"><text:span text:style-name="T253"><text:tab/>Real-valued volume bounded by</text:span><draw:frame draw:style-name="fr1" draw:name="Object533" text:anchor-type="as-char" svg:y="-0.1244in" svg:width="0.2965in" svg:height="0.1543in" draw:z-index="618"><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19"><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0"><draw:object xlink:href="./Object 650" xlink:type="simple" xlink:show="embed" xlink:actuate="onLoad"/><draw:image xlink:href="./ObjectReplacements/Object 650" xlink:type="simple" xlink:show="embed" xlink:actuate="onLoad"/><svg:desc>formula</svg:desc></draw:frame>, <text:span text:style-name="T253">and</text:span><text:span text:style-name="T253"><draw:frame draw:style-name="fr1" draw:name="Object536" text:anchor-type="as-char" svg:y="-0.2043in" svg:width="0.7744in" svg:height="0.3283in" draw:z-index="621"><draw:object xlink:href="./Object 651" xlink:type="simple" xlink:show="embed" xlink:actuate="onLoad"/><draw:image xlink:href="./ObjectReplacements/Object 651" xlink:type="simple" xlink:show="embed" xlink:actuate="onLoad"/><svg:desc>formula</svg:desc></draw:frame></text:span>.</text:p>
      <text:p text:style-name="P146"><draw:frame draw:style-name="fr1" draw:name="Object537" text:anchor-type="as-char" svg:y="-0.1563in" svg:width="0.5925in" svg:height="0.1862in" draw:z-index="622"><draw:object xlink:href="./Object 652" xlink:type="simple" xlink:show="embed" xlink:actuate="onLoad"/><draw:image xlink:href="./ObjectReplacements/Object 652" xlink:type="simple" xlink:show="embed" xlink:actuate="onLoad"/><svg:desc>formula</svg:desc></draw:frame>: <text:span text:style-name="T254">Discrete Triangular Pyramid</text:span></text:p>
      <text:p text:style-name="P146"><text:span text:style-name="T253"><text:tab/>Count of whole number pairs (t,u,v) satisfying</text:span><draw:frame draw:style-name="fr1" draw:name="Object538" text:anchor-type="as-char" svg:y="-0.1244in" svg:width="0.2965in" svg:height="0.1543in" draw:z-index="623"><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24"><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25"><draw:object xlink:href="./Object 655" xlink:type="simple" xlink:show="embed" xlink:actuate="onLoad"/><draw:image xlink:href="./ObjectReplacements/Object 655" xlink:type="simple" xlink:show="embed" xlink:actuate="onLoad"/><svg:desc>formula</svg:desc></draw:frame>, <text:span text:style-name="T253">and</text:span><text:span text:style-name="T253"><draw:frame draw:style-name="fr1" draw:name="Object541" text:anchor-type="as-char" svg:y="-0.2043in" svg:width="0.7744in" svg:height="0.3283in" draw:z-index="626"><draw:object xlink:href="./Object 656" xlink:type="simple" xlink:show="embed" xlink:actuate="onLoad"/><draw:image xlink:href="./ObjectReplacements/Object 656" xlink:type="simple" xlink:show="embed" xlink:actuate="onLoad"/><svg:desc>formula</svg:desc></draw:frame></text:span>.</text:p>
      <text:p text:style-name="P146"><draw:frame draw:style-name="fr1" draw:name="Object542" text:anchor-type="as-char" svg:y="-0.1665in" svg:width="0.5717in" svg:height="0.1965in" draw:z-index="627"><draw:object xlink:href="./Object 657" xlink:type="simple" xlink:show="embed" xlink:actuate="onLoad"/><draw:image xlink:href="./ObjectReplacements/Object 657" xlink:type="simple" xlink:show="embed" xlink:actuate="onLoad"/><svg:desc>formula</svg:desc></draw:frame>: <text:span text:style-name="T255">3-dimensional Hyperbola</text:span></text:p>
      <text:p text:style-name="P146"><text:span text:style-name="T253"><text:tab/>Real-valued volume bounded by</text:span><draw:frame draw:style-name="fr1" draw:name="Object543" text:anchor-type="as-char" svg:y="-0.1244in" svg:width="0.2965in" svg:height="0.1543in" draw:z-index="628"><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29"><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0"><draw:object xlink:href="./Object 660" xlink:type="simple" xlink:show="embed" xlink:actuate="onLoad"/><draw:image xlink:href="./ObjectReplacements/Object 660" xlink:type="simple" xlink:show="embed" xlink:actuate="onLoad"/><svg:desc>formula</svg:desc></draw:frame>, <text:span text:style-name="T253">and</text:span><text:span text:style-name="T253"><draw:frame draw:style-name="fr1" draw:name="Object546" text:anchor-type="as-char" svg:y="-0.2083in" svg:width="2.1091in" svg:height="0.3335in" draw:z-index="631"><draw:object xlink:href="./Object 661" xlink:type="simple" xlink:show="embed" xlink:actuate="onLoad"/><draw:image xlink:href="./ObjectReplacements/Object 661" xlink:type="simple" xlink:show="embed" xlink:actuate="onLoad"/><svg:desc>formula</svg:desc></draw:frame></text:span>.</text:p>
      <text:p text:style-name="P146"><draw:frame draw:style-name="fr1" draw:name="Object547" text:anchor-type="as-char" svg:y="-0.1555in" svg:width="0.6083in" svg:height="0.1854in" draw:z-index="632"><draw:object xlink:href="./Object 662" xlink:type="simple" xlink:show="embed" xlink:actuate="onLoad"/><draw:image xlink:href="./ObjectReplacements/Object 662" xlink:type="simple" xlink:show="embed" xlink:actuate="onLoad"/><svg:desc>formula</svg:desc></draw:frame>: <text:span text:style-name="T254">Discrete 3-dimensional hyperbola.</text:span></text:p>
      <text:p text:style-name="P245"><text:span text:style-name="T253"><text:tab/>Count of ordered whole number pairs (t,u,v) satisfying</text:span><draw:frame draw:style-name="fr1" draw:name="Object498" text:anchor-type="as-char" svg:y="-0.1244in" svg:width="0.2965in" svg:height="0.1543in" draw:z-index="633"><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34"><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35"><draw:object xlink:href="./Object 665" xlink:type="simple" xlink:show="embed" xlink:actuate="onLoad"/><draw:image xlink:href="./ObjectReplacements/Object 665" xlink:type="simple" xlink:show="embed" xlink:actuate="onLoad"/><svg:desc>formula</svg:desc></draw:frame>, <text:span text:style-name="T253">and</text:span><text:span text:style-name="T253"><draw:frame draw:style-name="fr1" draw:name="Object501" text:anchor-type="as-char" svg:y="-0.2083in" svg:width="2.1091in" svg:height="0.3335in" draw:z-index="636"><draw:object xlink:href="./Object 666" xlink:type="simple" xlink:show="embed" xlink:actuate="onLoad"/><draw:image xlink:href="./ObjectReplacements/Object 666" xlink:type="simple" xlink:show="embed" xlink:actuate="onLoad"/><svg:desc>formula</svg:desc></draw:frame></text:span></text:p>
      <text:p text:style-name="P297"><text:soft-page-break/><text:span text:style-name="MathematicaFormatStandardForm"><text:span text:style-name="T48"><draw:frame draw:style-name="fr1" draw:name="Object1002" text:anchor-type="as-char" svg:y="-0.1244in" svg:width="0.2717in" svg:height="0.1543in" draw:z-index="1001"><draw:object xlink:href="./Object 1002" xlink:type="simple" xlink:show="embed" xlink:actuate="onLoad"/><draw:image xlink:href="./ObjectReplacements/Object 1002" xlink:type="simple" xlink:show="embed" xlink:actuate="onLoad"/><svg:desc>formula</svg:desc></draw:frame></text:span></text:span></text:p>
      <text:p text:style-name="P243"/>
      <text:p text:style-name="P243"><draw:frame draw:style-name="fr1" draw:name="Object1003" text:anchor-type="as-char" svg:y="-0.1244in" svg:width="0.302in" svg:height="0.1543in" draw:z-index="1002"><draw:object xlink:href="./Object 1003" xlink:type="simple" xlink:show="embed" xlink:actuate="onLoad"/><draw:image xlink:href="./ObjectReplacements/Object 1003" xlink:type="simple" xlink:show="embed" xlink:actuate="onLoad"/><svg:desc>formula</svg:desc></draw:frame></text:p>
      <text:p text:style-name="P257"/>
      <table:table table:name="Table72" table:style-name="Table72">
        <table:table-column table:style-name="Table72.A"/>
        <table:table-column table:style-name="Table72.B"/>
        <table:table-column table:style-name="Table72.C"/>
        <table:table-row>
          <table:table-cell table:style-name="Table72.A1" office:value-type="string">
            <text:p text:style-name="P276"><text:span text:style-name="MathematicaFormatStandardForm"><text:span text:style-name="T40"/></text:span></text:p>
          </table:table-cell>
          <table:table-cell table:style-name="Table72.A1" office:value-type="string">
            <text:p text:style-name="P282"><text:span text:style-name="MathematicaFormatStandardForm"><text:span text:style-name="T45"><draw:frame draw:style-name="fr2" draw:name="Object1004" text:anchor-type="as-char" svg:y="-0.1516in" svg:width="0.2264in" svg:height="0.2091in" draw:z-index="1003"><draw:object xlink:href="./Object 1004" xlink:type="simple" xlink:show="embed" xlink:actuate="onLoad"/><draw:image xlink:href="./ObjectReplacements/Object 1004" xlink:type="simple" xlink:show="embed" xlink:actuate="onLoad"/><svg:desc>formula</svg:desc></draw:frame></text:span></text:span></text:p>
          </table:table-cell>
          <table:table-cell table:style-name="Table72.C1" office:value-type="string">
            <text:p text:style-name="P282"><text:span text:style-name="MathematicaFormatStandardForm"><text:span text:style-name="T82"><draw:frame draw:style-name="fr2" draw:name="Object1005" text:anchor-type="as-char" svg:y="-0.1425in" svg:width="0.2898in" svg:height="0.1902in" draw:z-index="1004"><draw:object xlink:href="./Object 1005" xlink:type="simple" xlink:show="embed" xlink:actuate="onLoad"/><draw:image xlink:href="./ObjectReplacements/Object 1005" xlink:type="simple" xlink:show="embed" xlink:actuate="onLoad"/><svg:desc>formula</svg:desc></draw:frame></text:span></text:span></text:p>
          </table:table-cell>
        </table:table-row>
        <table:table-row table:style-name="Table72.2">
          <table:table-cell table:style-name="Table72.A2" office:value-type="string">
            <text:p text:style-name="P282"><text:span text:style-name="MathematicaFormatStandardForm"><text:span text:style-name="T46">+</text:span></text:span></text:p>
          </table:table-cell>
          <table:table-cell table:style-name="Table72.B2" office:value-type="string">
            <text:p text:style-name="P268"><text:span text:style-name="MathematicaFormatStandardForm"><text:span text:style-name="T136"><draw:frame draw:style-name="fr1" draw:name="Object1006" text:anchor-type="as-char" svg:y="-0.348in" svg:width="0.8138in" svg:height="0.4972in" draw:z-index="1005"><draw:object xlink:href="./Object 1006" xlink:type="simple" xlink:show="embed" xlink:actuate="onLoad"/><draw:image xlink:href="./ObjectReplacements/Object 1006" xlink:type="simple" xlink:show="embed" xlink:actuate="onLoad"/><svg:desc>formula</svg:desc></draw:frame></text:span></text:span></text:p>
          </table:table-cell>
          <table:table-cell table:style-name="Table72.C2" office:value-type="string">
            <text:p text:style-name="P268"><text:span text:style-name="MathematicaFormatStandardForm"><text:span text:style-name="T136"><draw:frame draw:style-name="fr1" draw:name="Object1007" text:anchor-type="as-char" svg:y="-0.3382in" svg:width="0.7063in" svg:height="0.4783in" draw:z-index="1006"><draw:object xlink:href="./Object 1007" xlink:type="simple" xlink:show="embed" xlink:actuate="onLoad"/><draw:image xlink:href="./ObjectReplacements/Object 1007" xlink:type="simple" xlink:show="embed" xlink:actuate="onLoad"/><svg:desc>formula</svg:desc></draw:frame></text:span></text:span></text:p>
          </table:table-cell>
        </table:table-row>
        <table:table-row>
          <table:table-cell table:style-name="Table72.A3" office:value-type="string">
            <text:p text:style-name="P303">*</text:p>
          </table:table-cell>
          <table:table-cell table:style-name="Table72.B3" office:value-type="string">
            <text:p text:style-name="P268"><text:span text:style-name="MathematicaFormatStandardForm"><text:span text:style-name="T136"><draw:frame draw:style-name="fr1" draw:name="Object1008" text:anchor-type="as-char" svg:y="-0.3118in" svg:width="0.7492in" svg:height="0.461in" draw:z-index="1007"><draw:object xlink:href="./Object 1008" xlink:type="simple" xlink:show="embed" xlink:actuate="onLoad"/><draw:image xlink:href="./ObjectReplacements/Object 1008" xlink:type="simple" xlink:show="embed" xlink:actuate="onLoad"/><svg:desc>formula</svg:desc></draw:frame></text:span></text:span></text:p>
          </table:table-cell>
          <table:table-cell table:style-name="Table72.C3" office:value-type="string">
            <text:p text:style-name="P268"><text:span text:style-name="MathematicaFormatStandardForm"><text:span text:style-name="T136"><draw:frame draw:style-name="fr1" draw:name="Object1009" text:anchor-type="as-char" svg:y="-0.3047in" svg:width="0.6417in" svg:height="0.4453in" draw:z-index="1008"><draw:object xlink:href="./Object 1009" xlink:type="simple" xlink:show="embed" xlink:actuate="onLoad"/><draw:image xlink:href="./ObjectReplacements/Object 1009" xlink:type="simple" xlink:show="embed" xlink:actuate="onLoad"/><svg:desc>formula</svg:desc></draw:frame></text:span></text:span></text:p>
          </table:table-cell>
        </table:table-row>
      </table:table>
      <text:p text:style-name="P262"/>
      <text:p text:style-name="P243"><draw:frame draw:style-name="fr1" draw:name="Object1010" text:anchor-type="as-char" svg:y="-0.1244in" svg:width="0.4165in" svg:height="0.1543in" draw:z-index="1009"><draw:object xlink:href="./Object 1010" xlink:type="simple" xlink:show="embed" xlink:actuate="onLoad"/><draw:image xlink:href="./ObjectReplacements/Object 1010" xlink:type="simple" xlink:show="embed" xlink:actuate="onLoad"/><svg:desc>formula</svg:desc></draw:frame></text:p>
      <text:p text:style-name="P257"/>
      <table:table table:name="Table73" table:style-name="Table73">
        <table:table-column table:style-name="Table73.A"/>
        <table:table-column table:style-name="Table73.B"/>
        <table:table-column table:style-name="Table73.C"/>
        <table:table-row>
          <table:table-cell table:style-name="Table73.A1" office:value-type="string">
            <text:p text:style-name="P276"><text:span text:style-name="MathematicaFormatStandardForm"><text:span text:style-name="T40"/></text:span></text:p>
          </table:table-cell>
          <table:table-cell table:style-name="Table73.A1" office:value-type="string">
            <text:p text:style-name="P282"><text:span text:style-name="MathematicaFormatStandardForm"><text:span text:style-name="T45"><draw:frame draw:style-name="fr2" draw:name="Object1011" text:anchor-type="as-char" svg:y="-0.1516in" svg:width="0.2264in" svg:height="0.2091in" draw:z-index="1010"><draw:object xlink:href="./Object 1011" xlink:type="simple" xlink:show="embed" xlink:actuate="onLoad"/><draw:image xlink:href="./ObjectReplacements/Object 1011" xlink:type="simple" xlink:show="embed" xlink:actuate="onLoad"/><svg:desc>formula</svg:desc></draw:frame></text:span></text:span></text:p>
          </table:table-cell>
          <table:table-cell table:style-name="Table73.C1" office:value-type="string">
            <text:p text:style-name="P282"><text:span text:style-name="MathematicaFormatStandardForm"><text:span text:style-name="T82"><draw:frame draw:style-name="fr2" draw:name="Object1012" text:anchor-type="as-char" svg:y="-0.1425in" svg:width="0.2898in" svg:height="0.1902in" draw:z-index="1011"><draw:object xlink:href="./Object 1012" xlink:type="simple" xlink:show="embed" xlink:actuate="onLoad"/><draw:image xlink:href="./ObjectReplacements/Object 1012" xlink:type="simple" xlink:show="embed" xlink:actuate="onLoad"/><svg:desc>formula</svg:desc></draw:frame></text:span></text:span></text:p>
          </table:table-cell>
        </table:table-row>
        <table:table-row table:style-name="Table73.2">
          <table:table-cell table:style-name="Table73.A2" office:value-type="string">
            <text:p text:style-name="P282"><text:span text:style-name="MathematicaFormatStandardForm"><text:span text:style-name="T46">+</text:span></text:span></text:p>
          </table:table-cell>
          <table:table-cell table:style-name="Table73.B2" office:value-type="string">
            <text:p text:style-name="P268"><text:span text:style-name="MathematicaFormatStandardForm"><text:span text:style-name="T136"><draw:frame draw:style-name="fr1" draw:name="Object1013" text:anchor-type="as-char" svg:y="-0.348in" svg:width="1.4173in" svg:height="0.4972in" draw:z-index="1012"><draw:object xlink:href="./Object 1013" xlink:type="simple" xlink:show="embed" xlink:actuate="onLoad"/><draw:image xlink:href="./ObjectReplacements/Object 1013" xlink:type="simple" xlink:show="embed" xlink:actuate="onLoad"/><svg:desc>formula</svg:desc></draw:frame></text:span></text:span></text:p>
          </table:table-cell>
          <table:table-cell table:style-name="Table73.C2" office:value-type="string">
            <text:p text:style-name="P268"><text:span text:style-name="MathematicaFormatStandardForm"><text:span text:style-name="T136"><draw:frame draw:style-name="fr1" draw:name="Object1014" text:anchor-type="as-char" svg:y="-0.3382in" svg:width="1.2063in" svg:height="0.4783in" draw:z-index="1013"><draw:object xlink:href="./Object 1014" xlink:type="simple" xlink:show="embed" xlink:actuate="onLoad"/><draw:image xlink:href="./ObjectReplacements/Object 1014" xlink:type="simple" xlink:show="embed" xlink:actuate="onLoad"/><svg:desc>formula</svg:desc></draw:frame></text:span></text:span></text:p>
          </table:table-cell>
        </table:table-row>
        <table:table-row>
          <table:table-cell table:style-name="Table73.A3" office:value-type="string">
            <text:p text:style-name="P303">*</text:p>
          </table:table-cell>
          <table:table-cell table:style-name="Table73.B3" office:value-type="string">
            <text:p text:style-name="P268"><text:span text:style-name="MathematicaFormatStandardForm"><text:span text:style-name="T136"><draw:frame draw:style-name="fr1" draw:name="Object1015" text:anchor-type="as-char" svg:y="-0.3118in" svg:width="1.3043in" svg:height="0.461in" draw:z-index="1014"><draw:object xlink:href="./Object 1015" xlink:type="simple" xlink:show="embed" xlink:actuate="onLoad"/><draw:image xlink:href="./ObjectReplacements/Object 1015" xlink:type="simple" xlink:show="embed" xlink:actuate="onLoad"/><svg:desc>formula</svg:desc></draw:frame></text:span></text:span></text:p>
          </table:table-cell>
          <table:table-cell table:style-name="Table73.C3" office:value-type="string">
            <text:p text:style-name="P268"><text:span text:style-name="MathematicaFormatStandardForm"><text:span text:style-name="T136"><draw:frame draw:style-name="fr1" draw:name="Object1016" text:anchor-type="as-char" svg:y="-0.3047in" svg:width="1.0925in" svg:height="0.4453in" draw:z-index="1015"><draw:object xlink:href="./Object 1016" xlink:type="simple" xlink:show="embed" xlink:actuate="onLoad"/><draw:image xlink:href="./ObjectReplacements/Object 1016" xlink:type="simple" xlink:show="embed" xlink:actuate="onLoad"/><svg:desc>formula</svg:desc></draw:frame></text:span></text:span></text:p>
          </table:table-cell>
        </table:table-row>
      </table:table>
      <text:p text:style-name="P262"/>
      <text:p text:style-name="P243"><draw:frame draw:style-name="fr1" draw:name="Object1017" text:anchor-type="as-char" svg:y="-0.1244in" svg:width="0.5638in" svg:height="0.1543in" draw:z-index="1016"><draw:object xlink:href="./Object 1017" xlink:type="simple" xlink:show="embed" xlink:actuate="onLoad"/><draw:image xlink:href="./ObjectReplacements/Object 1017" xlink:type="simple" xlink:show="embed" xlink:actuate="onLoad"/><svg:desc>formula</svg:desc></draw:frame></text:p>
      <text:p text:style-name="P257"/>
      <table:table table:name="Table74" table:style-name="Table74">
        <table:table-column table:style-name="Table74.A"/>
        <table:table-column table:style-name="Table74.B"/>
        <table:table-column table:style-name="Table74.C"/>
        <table:table-row>
          <table:table-cell table:style-name="Table74.A1" office:value-type="string">
            <text:p text:style-name="P276"><text:span text:style-name="MathematicaFormatStandardForm"><text:span text:style-name="T40"/></text:span></text:p>
          </table:table-cell>
          <table:table-cell table:style-name="Table74.A1" office:value-type="string">
            <text:p text:style-name="P282"><text:span text:style-name="MathematicaFormatStandardForm"><text:span text:style-name="T45"><draw:frame draw:style-name="fr2" draw:name="Object1018" text:anchor-type="as-char" svg:y="-0.1516in" svg:width="0.2264in" svg:height="0.2091in" draw:z-index="1017"><draw:object xlink:href="./Object 1018" xlink:type="simple" xlink:show="embed" xlink:actuate="onLoad"/><draw:image xlink:href="./ObjectReplacements/Object 1018" xlink:type="simple" xlink:show="embed" xlink:actuate="onLoad"/><svg:desc>formula</svg:desc></draw:frame></text:span></text:span></text:p>
          </table:table-cell>
          <table:table-cell table:style-name="Table74.C1" office:value-type="string">
            <text:p text:style-name="P282"><text:span text:style-name="MathematicaFormatStandardForm"><text:span text:style-name="T82"><draw:frame draw:style-name="fr2" draw:name="Object1019" text:anchor-type="as-char" svg:y="-0.1425in" svg:width="0.2898in" svg:height="0.1902in" draw:z-index="1018"><draw:object xlink:href="./Object 1019" xlink:type="simple" xlink:show="embed" xlink:actuate="onLoad"/><draw:image xlink:href="./ObjectReplacements/Object 1019" xlink:type="simple" xlink:show="embed" xlink:actuate="onLoad"/><svg:desc>formula</svg:desc></draw:frame></text:span></text:span></text:p>
          </table:table-cell>
        </table:table-row>
        <table:table-row table:style-name="Table74.2">
          <table:table-cell table:style-name="Table74.A2" office:value-type="string">
            <text:p text:style-name="P282"><text:span text:style-name="MathematicaFormatStandardForm"><text:span text:style-name="T46">+</text:span></text:span></text:p>
          </table:table-cell>
          <table:table-cell table:style-name="Table74.B2" office:value-type="string">
            <text:p text:style-name="P268"><text:span text:style-name="MathematicaFormatStandardForm"><text:span text:style-name="T136"><draw:frame draw:style-name="fr1" draw:name="Object1020" text:anchor-type="as-char" svg:y="-0.348in" svg:width="2.1626in" svg:height="0.4972in" draw:z-index="1019"><draw:object xlink:href="./Object 1020" xlink:type="simple" xlink:show="embed" xlink:actuate="onLoad"/><draw:image xlink:href="./ObjectReplacements/Object 1020" xlink:type="simple" xlink:show="embed" xlink:actuate="onLoad"/><svg:desc>formula</svg:desc></draw:frame></text:span></text:span></text:p>
          </table:table-cell>
          <table:table-cell table:style-name="Table74.C2" office:value-type="string">
            <text:p text:style-name="P268"><text:span text:style-name="MathematicaFormatStandardForm"><text:span text:style-name="T136"><draw:frame draw:style-name="fr1" draw:name="Object1021" text:anchor-type="as-char" svg:y="-0.3382in" svg:width="1.8535in" svg:height="0.4783in" draw:z-index="1020"><draw:object xlink:href="./Object 1021" xlink:type="simple" xlink:show="embed" xlink:actuate="onLoad"/><draw:image xlink:href="./ObjectReplacements/Object 1021" xlink:type="simple" xlink:show="embed" xlink:actuate="onLoad"/><svg:desc>formula</svg:desc></draw:frame></text:span></text:span></text:p>
          </table:table-cell>
        </table:table-row>
        <table:table-row>
          <table:table-cell table:style-name="Table74.A3" office:value-type="string">
            <text:p text:style-name="P303">*</text:p>
          </table:table-cell>
          <table:table-cell table:style-name="Table74.B3" office:value-type="string">
            <text:p text:style-name="P268"><text:span text:style-name="MathematicaFormatStandardForm"><text:span text:style-name="T136"><draw:frame draw:style-name="fr1" draw:name="Object1022" text:anchor-type="as-char" svg:y="-0.3118in" svg:width="2.0189in" svg:height="0.461in" draw:z-index="1021"><draw:object xlink:href="./Object 1022" xlink:type="simple" xlink:show="embed" xlink:actuate="onLoad"/><draw:image xlink:href="./ObjectReplacements/Object 1022" xlink:type="simple" xlink:show="embed" xlink:actuate="onLoad"/><svg:desc>formula</svg:desc></draw:frame></text:span></text:span></text:p>
          </table:table-cell>
          <table:table-cell table:style-name="Table74.C3" office:value-type="string">
            <text:p text:style-name="P268"><text:span text:style-name="MathematicaFormatStandardForm"><text:span text:style-name="T136"><draw:frame draw:style-name="fr1" draw:name="Object1023" text:anchor-type="as-char" svg:y="-0.3047in" svg:width="1.7098in" svg:height="0.4453in" draw:z-index="1022"><draw:object xlink:href="./Object 1023" xlink:type="simple" xlink:show="embed" xlink:actuate="onLoad"/><draw:image xlink:href="./ObjectReplacements/Object 1023" xlink:type="simple" xlink:show="embed" xlink:actuate="onLoad"/><svg:desc>formula</svg:desc></draw:frame></text:span></text:span></text:p>
          </table:table-cell>
        </table:table-row>
      </table:table>
      <text:p text:style-name="P262"/>
      <text:p text:style-name="P262"/>
      <text:p text:style-name="P249">and so on.</text:p>
      <text:p text:style-name="P245">.</text:p>
      <text:p text:style-name="P152"/>
      <text:p text:style-name="P216"><text:span text:style-name="MathematicaFormatStandardForm"><text:span text:style-name="T48"><draw:frame draw:style-name="fr1" draw:name="Object447" text:anchor-type="as-char" svg:y="-0.1437in" svg:width="0.4201in" svg:height="0.1783in" draw:z-index="637"><draw:object xlink:href="./Object 667" xlink:type="simple" xlink:show="embed" xlink:actuate="onLoad"/><draw:image xlink:href="./ObjectReplacements/Object 667" xlink:type="simple" xlink:show="embed" xlink:actuate="onLoad"/><svg:desc>formula</svg:desc></draw:frame></text:span></text:span></text:p>
      <text:p text:style-name="P133"/>
      <text:p text:style-name="P133"><draw:frame draw:style-name="fr1" draw:name="Object485" text:anchor-type="as-char" svg:y="-0.1244in" svg:width="0.302in" svg:height="0.1543in" draw:z-index="943"><draw:object xlink:href="./Object 670" xlink:type="simple" xlink:show="embed" xlink:actuate="onLoad"/><draw:image xlink:href="./ObjectReplacements/Object 670" xlink:type="simple" xlink:show="embed" xlink:actuate="onLoad"/><svg:desc>formula</svg:desc></draw:frame></text:p>
      <text:p text:style-name="P253"/>
      <table:table table:name="Table64" table:style-name="Table64">
        <table:table-column table:style-name="Table64.A"/>
        <table:table-column table:style-name="Table64.B"/>
        <table:table-column table:style-name="Table64.C"/>
        <table:table-row>
          <table:table-cell table:style-name="Table64.A1" office:value-type="string">
            <text:p text:style-name="P271"><text:span text:style-name="MathematicaFormatStandardForm"><text:span text:style-name="T40"/></text:span></text:p>
          </table:table-cell>
          <table:table-cell table:style-name="Table64.A1" office:value-type="string">
            <text:p text:style-name="P277"><text:span text:style-name="MathematicaFormatStandardForm"><text:span text:style-name="T45"><draw:frame draw:style-name="fr2" draw:name="Object960" text:anchor-type="as-char" svg:y="-0.1516in" svg:width="0.2264in" svg:height="0.2091in" draw:z-index="932"><draw:object xlink:href="./Object 960" xlink:type="simple" xlink:show="embed" xlink:actuate="onLoad"/><draw:image xlink:href="./ObjectReplacements/Object 960" xlink:type="simple" xlink:show="embed" xlink:actuate="onLoad"/><svg:desc>formula</svg:desc></draw:frame></text:span></text:span></text:p>
          </table:table-cell>
          <table:table-cell table:style-name="Table64.C1" office:value-type="string">
            <text:p text:style-name="P277"><text:span text:style-name="MathematicaFormatStandardForm"><text:span text:style-name="T82"><draw:frame draw:style-name="fr2" draw:name="Object961" text:anchor-type="as-char" svg:y="-0.1425in" svg:width="0.2898in" svg:height="0.1902in" draw:z-index="933"><draw:object xlink:href="./Object 961" xlink:type="simple" xlink:show="embed" xlink:actuate="onLoad"/><draw:image xlink:href="./ObjectReplacements/Object 961" xlink:type="simple" xlink:show="embed" xlink:actuate="onLoad"/><svg:desc>formula</svg:desc></draw:frame></text:span></text:span></text:p>
          </table:table-cell>
        </table:table-row>
        <table:table-row table:style-name="Table64.2">
          <table:table-cell table:style-name="Table64.A2" office:value-type="string">
            <text:p text:style-name="P277"><text:span text:style-name="MathematicaFormatStandardForm"><text:span text:style-name="T46">+</text:span></text:span></text:p>
          </table:table-cell>
          <table:table-cell table:style-name="Table64.B2" office:value-type="string">
            <text:p text:style-name="P266"><text:span text:style-name="MathematicaFormatStandardForm"><text:span text:style-name="T43"><draw:frame draw:style-name="fr1" draw:name="Object962" text:anchor-type="as-char" svg:y="-0.348in" svg:width="0.8138in" svg:height="0.4972in" draw:z-index="982"><draw:object xlink:href="./Object 962" xlink:type="simple" xlink:show="embed" xlink:actuate="onLoad"/><draw:image xlink:href="./ObjectReplacements/Object 962" xlink:type="simple" xlink:show="embed" xlink:actuate="onLoad"/><svg:desc>formula</svg:desc></draw:frame></text:span></text:span></text:p>
          </table:table-cell>
          <table:table-cell table:style-name="Table64.C2" office:value-type="string">
            <text:p text:style-name="P266"><text:span text:style-name="MathematicaFormatStandardForm"><text:span text:style-name="T136"><draw:frame draw:style-name="fr1" draw:name="Object867" text:anchor-type="as-char" svg:y="-0.3382in" svg:width="0.7063in" svg:height="0.4783in" draw:z-index="980"><draw:object xlink:href="./Object 867" xlink:type="simple" xlink:show="embed" xlink:actuate="onLoad"/><draw:image xlink:href="./ObjectReplacements/Object 867" xlink:type="simple" xlink:show="embed" xlink:actuate="onLoad"/><svg:desc>formula</svg:desc></draw:frame></text:span></text:span></text:p>
          </table:table-cell>
        </table:table-row>
        <table:table-row>
          <table:table-cell table:style-name="Table64.A3" office:value-type="string">
            <text:p text:style-name="P299">*</text:p>
          </table:table-cell>
          <table:table-cell table:style-name="Table64.B3" office:value-type="string">
            <text:p text:style-name="P266"><text:span text:style-name="MathematicaFormatStandardForm"><text:span text:style-name="T43"><draw:frame draw:style-name="fr1" draw:name="Object963" text:anchor-type="as-char" svg:y="-0.3118in" svg:width="0.7492in" svg:height="0.461in" draw:z-index="983"><draw:object xlink:href="./Object 963" xlink:type="simple" xlink:show="embed" xlink:actuate="onLoad"/><draw:image xlink:href="./ObjectReplacements/Object 963" xlink:type="simple" xlink:show="embed" xlink:actuate="onLoad"/><svg:desc>formula</svg:desc></draw:frame></text:span></text:span></text:p>
          </table:table-cell>
          <table:table-cell table:style-name="Table64.C3" office:value-type="string">
            <text:p text:style-name="P266"><text:span text:style-name="MathematicaFormatStandardForm"><text:span text:style-name="T136"><draw:frame draw:style-name="fr1" draw:name="Object869" text:anchor-type="as-char" svg:y="-0.3047in" svg:width="0.6417in" svg:height="0.4453in" draw:z-index="981"><draw:object xlink:href="./Object 869" xlink:type="simple" xlink:show="embed" xlink:actuate="onLoad"/><draw:image xlink:href="./ObjectReplacements/Object 869" xlink:type="simple" xlink:show="embed" xlink:actuate="onLoad"/><svg:desc>formula</svg:desc></draw:frame></text:span></text:span></text:p>
          </table:table-cell>
        </table:table-row>
      </table:table>
      <text:p text:style-name="P258"/>
      <text:p text:style-name="P241"><draw:frame draw:style-name="fr1" draw:name="Object486" text:anchor-type="as-char" svg:y="-0.1437in" svg:width="0.4465in" svg:height="0.1783in" draw:z-index="944"><draw:object xlink:href="./Object 673" xlink:type="simple" xlink:show="embed" xlink:actuate="onLoad"/><draw:image xlink:href="./ObjectReplacements/Object 673" xlink:type="simple" xlink:show="embed" xlink:actuate="onLoad"/><svg:desc>formula</svg:desc></draw:frame></text:p>
      <text:p text:style-name="P253"><text:soft-page-break/></text:p>
      <table:table table:name="Table65" table:style-name="Table65">
        <table:table-column table:style-name="Table65.A"/>
        <table:table-column table:style-name="Table65.B"/>
        <table:table-column table:style-name="Table65.C"/>
        <table:table-row>
          <table:table-cell table:style-name="Table65.A1" office:value-type="string">
            <text:p text:style-name="P271"><text:span text:style-name="MathematicaFormatStandardForm"><text:span text:style-name="T40"/></text:span></text:p>
          </table:table-cell>
          <table:table-cell table:style-name="Table65.A1" office:value-type="string">
            <text:p text:style-name="P277"><text:span text:style-name="MathematicaFormatStandardForm"><text:span text:style-name="T45"><draw:frame draw:style-name="fr2" draw:name="Object481" text:anchor-type="as-char" svg:y="-0.1516in" svg:width="0.2264in" svg:height="0.2091in" draw:z-index="934"><draw:object xlink:href="./Object 668" xlink:type="simple" xlink:show="embed" xlink:actuate="onLoad"/><draw:image xlink:href="./ObjectReplacements/Object 668" xlink:type="simple" xlink:show="embed" xlink:actuate="onLoad"/><svg:desc>formula</svg:desc></draw:frame></text:span></text:span></text:p>
          </table:table-cell>
          <table:table-cell table:style-name="Table65.C1" office:value-type="string">
            <text:p text:style-name="P277"><text:span text:style-name="MathematicaFormatStandardForm"><text:span text:style-name="T82"><draw:frame draw:style-name="fr2" draw:name="Object482" text:anchor-type="as-char" svg:y="-0.1425in" svg:width="0.2898in" svg:height="0.1902in" draw:z-index="935"><draw:object xlink:href="./Object 671" xlink:type="simple" xlink:show="embed" xlink:actuate="onLoad"/><draw:image xlink:href="./ObjectReplacements/Object 671" xlink:type="simple" xlink:show="embed" xlink:actuate="onLoad"/><svg:desc>formula</svg:desc></draw:frame></text:span></text:span></text:p>
          </table:table-cell>
        </table:table-row>
        <table:table-row table:style-name="Table65.2">
          <table:table-cell table:style-name="Table65.A2" office:value-type="string">
            <text:p text:style-name="P277"><text:span text:style-name="MathematicaFormatStandardForm"><text:span text:style-name="T46">+</text:span></text:span></text:p>
          </table:table-cell>
          <table:table-cell table:style-name="Table65.B2" office:value-type="string">
            <text:p text:style-name="P266"><text:span text:style-name="MathematicaFormatStandardForm"><text:span text:style-name="T43"><draw:frame draw:style-name="fr1" draw:name="Object971" text:anchor-type="as-char" svg:y="-0.348in" svg:width="2.1917in" svg:height="0.4972in" draw:z-index="984"><draw:object xlink:href="./Object 971" xlink:type="simple" xlink:show="embed" xlink:actuate="onLoad"/><draw:image xlink:href="./ObjectReplacements/Object 971" xlink:type="simple" xlink:show="embed" xlink:actuate="onLoad"/><svg:desc>formula</svg:desc></draw:frame></text:span></text:span></text:p>
          </table:table-cell>
          <table:table-cell table:style-name="Table65.C2" office:value-type="string">
            <text:p text:style-name="P266"><text:span text:style-name="MathematicaFormatStandardForm"><text:span text:style-name="T136"><draw:frame draw:style-name="fr1" draw:name="Object494" text:anchor-type="as-char" svg:y="-0.3382in" svg:width="1.8457in" svg:height="0.4783in" draw:z-index="986"><draw:object xlink:href="./Object 669" xlink:type="simple" xlink:show="embed" xlink:actuate="onLoad"/><draw:image xlink:href="./ObjectReplacements/Object 669" xlink:type="simple" xlink:show="embed" xlink:actuate="onLoad"/><svg:desc>formula</svg:desc></draw:frame></text:span></text:span></text:p>
          </table:table-cell>
        </table:table-row>
        <table:table-row>
          <table:table-cell table:style-name="Table65.A3" office:value-type="string">
            <text:p text:style-name="P299">*</text:p>
          </table:table-cell>
          <table:table-cell table:style-name="Table65.B3" office:value-type="string">
            <text:p text:style-name="P266"><text:span text:style-name="MathematicaFormatStandardForm"><text:span text:style-name="T43"><draw:frame draw:style-name="fr1" draw:name="Object973" text:anchor-type="as-char" svg:y="-0.3118in" svg:width="2.048in" svg:height="0.461in" draw:z-index="985"><draw:object xlink:href="./Object 973" xlink:type="simple" xlink:show="embed" xlink:actuate="onLoad"/><draw:image xlink:href="./ObjectReplacements/Object 973" xlink:type="simple" xlink:show="embed" xlink:actuate="onLoad"/><svg:desc>formula</svg:desc></draw:frame></text:span></text:span></text:p>
          </table:table-cell>
          <table:table-cell table:style-name="Table65.C3" office:value-type="string">
            <text:p text:style-name="P266"><text:span text:style-name="MathematicaFormatStandardForm"><text:span text:style-name="T136"><draw:frame draw:style-name="fr1" draw:name="Object497" text:anchor-type="as-char" svg:y="-0.3047in" svg:width="1.7028in" svg:height="0.4453in" draw:z-index="987"><draw:object xlink:href="./Object 672" xlink:type="simple" xlink:show="embed" xlink:actuate="onLoad"/><draw:image xlink:href="./ObjectReplacements/Object 672" xlink:type="simple" xlink:show="embed" xlink:actuate="onLoad"/><svg:desc>formula</svg:desc></draw:frame></text:span></text:span></text:p>
          </table:table-cell>
        </table:table-row>
      </table:table>
      <text:p text:style-name="P258"/>
      <text:p text:style-name="P248">and so on.</text:p>
      <text:p text:style-name="P247"/>
      <text:p text:style-name="P296"><text:span text:style-name="MathematicaFormatStandardForm"><text:span text:style-name="T48"><draw:frame draw:style-name="fr1" draw:name="Object483" text:anchor-type="as-char" svg:y="-0.1437in" svg:width="0.3638in" svg:height="0.1736in" draw:z-index="936"><draw:object xlink:href="./Object 675" xlink:type="simple" xlink:show="embed" xlink:actuate="onLoad"/><draw:image xlink:href="./ObjectReplacements/Object 675" xlink:type="simple" xlink:show="embed" xlink:actuate="onLoad"/><svg:desc>formula</svg:desc></draw:frame></text:span></text:span></text:p>
      <text:p text:style-name="P240"/>
      <text:p text:style-name="P254"/>
      <table:table table:name="Table67" table:style-name="Table67">
        <table:table-column table:style-name="Table67.A"/>
        <table:table-column table:style-name="Table67.B"/>
        <table:table-column table:style-name="Table67.C"/>
        <table:table-row>
          <table:table-cell table:style-name="Table67.A1" office:value-type="string">
            <text:p text:style-name="P272"><text:span text:style-name="MathematicaFormatStandardForm"><text:span text:style-name="T40"/></text:span></text:p>
          </table:table-cell>
          <table:table-cell table:style-name="Table67.A1" office:value-type="string">
            <text:p text:style-name="P278"><text:span text:style-name="MathematicaFormatStandardForm"><text:span text:style-name="T45"><draw:frame draw:style-name="fr2" draw:name="Object484" text:anchor-type="as-char" svg:y="-0.1516in" svg:width="0.2264in" svg:height="0.2091in" draw:z-index="937"><draw:object xlink:href="./Object 676" xlink:type="simple" xlink:show="embed" xlink:actuate="onLoad"/><draw:image xlink:href="./ObjectReplacements/Object 676" xlink:type="simple" xlink:show="embed" xlink:actuate="onLoad"/><svg:desc>formula</svg:desc></draw:frame></text:span></text:span></text:p>
          </table:table-cell>
          <table:table-cell table:style-name="Table67.C1" office:value-type="string">
            <text:p text:style-name="P278"><text:span text:style-name="MathematicaFormatStandardForm"><text:span text:style-name="T82"><draw:frame draw:style-name="fr2" draw:name="Object493" text:anchor-type="as-char" svg:y="-0.1425in" svg:width="0.2898in" svg:height="0.1902in" draw:z-index="938"><draw:object xlink:href="./Object 678" xlink:type="simple" xlink:show="embed" xlink:actuate="onLoad"/><draw:image xlink:href="./ObjectReplacements/Object 678" xlink:type="simple" xlink:show="embed" xlink:actuate="onLoad"/><svg:desc>formula</svg:desc></draw:frame></text:span></text:span></text:p>
          </table:table-cell>
        </table:table-row>
        <table:table-row table:style-name="Table67.2">
          <table:table-cell table:style-name="Table67.A2" office:value-type="string">
            <text:p text:style-name="P278"><text:span text:style-name="MathematicaFormatStandardForm"><text:span text:style-name="T46">+</text:span></text:span></text:p>
          </table:table-cell>
          <table:table-cell table:style-name="Table67.B2" office:value-type="string">
            <text:p text:style-name="P263"><text:span text:style-name="MathematicaFormatStandardForm"><text:span text:style-name="T43"><draw:frame draw:style-name="fr1" draw:name="Object449" text:anchor-type="as-char" svg:y="-0.348in" svg:width="1.4909in" svg:height="0.4972in" draw:z-index="941"><draw:object xlink:href="./Object 614" xlink:type="simple" xlink:show="embed" xlink:actuate="onLoad"/><draw:image xlink:href="./ObjectReplacements/Object 614" xlink:type="simple" xlink:show="embed" xlink:actuate="onLoad"/><svg:desc>formula</svg:desc></draw:frame></text:span></text:span></text:p>
          </table:table-cell>
          <table:table-cell table:style-name="Table67.C2" office:value-type="string">
            <text:p text:style-name="P263"><text:span text:style-name="MathematicaFormatStandardForm"><text:span text:style-name="T136"><draw:frame draw:style-name="fr1" draw:name="Object496" text:anchor-type="as-char" svg:y="-0.3382in" svg:width="1.1665in" svg:height="0.4783in" draw:z-index="939"><draw:object xlink:href="./Object 679" xlink:type="simple" xlink:show="embed" xlink:actuate="onLoad"/><draw:image xlink:href="./ObjectReplacements/Object 679" xlink:type="simple" xlink:show="embed" xlink:actuate="onLoad"/><svg:desc>formula</svg:desc></draw:frame></text:span></text:span></text:p>
          </table:table-cell>
        </table:table-row>
        <table:table-row>
          <table:table-cell table:style-name="Table67.A3" office:value-type="string">
            <text:p text:style-name="P300">*</text:p>
          </table:table-cell>
          <table:table-cell table:style-name="Table67.B3" office:value-type="string">
            <text:p text:style-name="P263"><text:span text:style-name="MathematicaFormatStandardForm"><text:span text:style-name="T43"><draw:frame draw:style-name="fr1" draw:name="Object491" text:anchor-type="as-char" svg:y="-0.3118in" svg:width="1.4264in" svg:height="0.461in" draw:z-index="942"><draw:object xlink:href="./Object 615" xlink:type="simple" xlink:show="embed" xlink:actuate="onLoad"/><draw:image xlink:href="./ObjectReplacements/Object 615" xlink:type="simple" xlink:show="embed" xlink:actuate="onLoad"/><svg:desc>formula</svg:desc></draw:frame></text:span></text:span></text:p>
          </table:table-cell>
          <table:table-cell table:style-name="Table67.C3" office:value-type="string">
            <text:p text:style-name="P263"><text:span text:style-name="MathematicaFormatStandardForm"><text:span text:style-name="T136"><draw:frame draw:style-name="fr1" draw:name="Object964" text:anchor-type="as-char" svg:y="-0.3047in" svg:width="1.2091in" svg:height="0.4453in" draw:z-index="940"><draw:object xlink:href="./Object 964" xlink:type="simple" xlink:show="embed" xlink:actuate="onLoad"/><draw:image xlink:href="./ObjectReplacements/Object 964" xlink:type="simple" xlink:show="embed" xlink:actuate="onLoad"/><svg:desc>formula</svg:desc></draw:frame></text:span></text:span></text:p>
          </table:table-cell>
        </table:table-row>
      </table:table>
      <text:p text:style-name="P259"/>
      <text:p text:style-name="P240"/>
      <text:p text:style-name="P255"/>
      <table:table table:name="Table66" table:style-name="Table66">
        <table:table-column table:style-name="Table66.A"/>
        <table:table-column table:style-name="Table66.B"/>
        <table:table-column table:style-name="Table66.C"/>
        <table:table-row>
          <table:table-cell table:style-name="Table66.A1" office:value-type="string">
            <text:p text:style-name="P273"><text:span text:style-name="MathematicaFormatStandardForm"><text:span text:style-name="T40"/></text:span></text:p>
          </table:table-cell>
          <table:table-cell table:style-name="Table66.A1" office:value-type="string">
            <text:p text:style-name="P279"><text:span text:style-name="MathematicaFormatStandardForm"><text:span text:style-name="T45"><draw:frame draw:style-name="fr2" draw:name="Object492" text:anchor-type="as-char" svg:y="-0.1516in" svg:width="0.2264in" svg:height="0.2091in" draw:z-index="945"><draw:object xlink:href="./Object 674" xlink:type="simple" xlink:show="embed" xlink:actuate="onLoad"/><draw:image xlink:href="./ObjectReplacements/Object 674" xlink:type="simple" xlink:show="embed" xlink:actuate="onLoad"/><svg:desc>formula</svg:desc></draw:frame></text:span></text:span></text:p>
          </table:table-cell>
          <table:table-cell table:style-name="Table66.C1" office:value-type="string">
            <text:p text:style-name="P279"><text:span text:style-name="MathematicaFormatStandardForm"><text:span text:style-name="T82"><draw:frame draw:style-name="fr2" draw:name="Object495" text:anchor-type="as-char" svg:y="-0.1425in" svg:width="0.2898in" svg:height="0.1902in" draw:z-index="946"><draw:object xlink:href="./Object 677" xlink:type="simple" xlink:show="embed" xlink:actuate="onLoad"/><draw:image xlink:href="./ObjectReplacements/Object 677" xlink:type="simple" xlink:show="embed" xlink:actuate="onLoad"/><svg:desc>formula</svg:desc></draw:frame></text:span></text:span></text:p>
          </table:table-cell>
        </table:table-row>
        <table:table-row table:style-name="Table66.2">
          <table:table-cell table:style-name="Table66.A2" office:value-type="string">
            <text:p text:style-name="P279"><text:span text:style-name="MathematicaFormatStandardForm"><text:span text:style-name="T46">+</text:span></text:span></text:p>
          </table:table-cell>
          <table:table-cell table:style-name="Table66.B2" office:value-type="string">
            <text:p text:style-name="P264"><text:span text:style-name="MathematicaFormatStandardForm"><text:span text:style-name="T136"><draw:frame draw:style-name="fr1" draw:name="Object965" text:anchor-type="as-char" svg:y="-0.348in" svg:width="1.7717in" svg:height="0.4972in" draw:z-index="947"><draw:object xlink:href="./Object 965" xlink:type="simple" xlink:show="embed" xlink:actuate="onLoad"/><draw:image xlink:href="./ObjectReplacements/Object 965" xlink:type="simple" xlink:show="embed" xlink:actuate="onLoad"/><svg:desc>formula</svg:desc></draw:frame></text:span></text:span></text:p>
          </table:table-cell>
          <table:table-cell table:style-name="Table66.C2" office:value-type="string">
            <text:p text:style-name="P264"><text:span text:style-name="MathematicaFormatStandardForm"><text:span text:style-name="T136"><draw:frame draw:style-name="fr1" draw:name="Object966" text:anchor-type="as-char" svg:y="-0.3382in" svg:width="1.4028in" svg:height="0.4783in" draw:z-index="948"><draw:object xlink:href="./Object 966" xlink:type="simple" xlink:show="embed" xlink:actuate="onLoad"/><draw:image xlink:href="./ObjectReplacements/Object 966" xlink:type="simple" xlink:show="embed" xlink:actuate="onLoad"/><svg:desc>formula</svg:desc></draw:frame></text:span></text:span></text:p>
          </table:table-cell>
        </table:table-row>
        <table:table-row>
          <table:table-cell table:style-name="Table66.A3" office:value-type="string">
            <text:p text:style-name="P301">*</text:p>
          </table:table-cell>
          <table:table-cell table:style-name="Table66.B3" office:value-type="string">
            <text:p text:style-name="P264"><text:span text:style-name="MathematicaFormatStandardForm"><text:span text:style-name="T136"><draw:frame draw:style-name="fr1" draw:name="Object967" text:anchor-type="as-char" svg:y="-0.3118in" svg:width="1.7173in" svg:height="0.461in" draw:z-index="949"><draw:object xlink:href="./Object 967" xlink:type="simple" xlink:show="embed" xlink:actuate="onLoad"/><draw:image xlink:href="./ObjectReplacements/Object 967" xlink:type="simple" xlink:show="embed" xlink:actuate="onLoad"/><svg:desc>formula</svg:desc></draw:frame></text:span></text:span></text:p>
          </table:table-cell>
          <table:table-cell table:style-name="Table66.C3" office:value-type="string">
            <text:p text:style-name="P264"><text:span text:style-name="MathematicaFormatStandardForm"><text:span text:style-name="T136"><draw:frame draw:style-name="fr1" draw:name="Object968" text:anchor-type="as-char" svg:y="-0.3047in" svg:width="1.352in" svg:height="0.4453in" draw:z-index="950"><draw:object xlink:href="./Object 968" xlink:type="simple" xlink:show="embed" xlink:actuate="onLoad"/><draw:image xlink:href="./ObjectReplacements/Object 968" xlink:type="simple" xlink:show="embed" xlink:actuate="onLoad"/><svg:desc>formula</svg:desc></draw:frame></text:span></text:span></text:p>
          </table:table-cell>
        </table:table-row>
      </table:table>
      <text:p text:style-name="P260"/>
      <text:p text:style-name="P287"><text:span text:style-name="aaMathematica"><text:span text:style-name="T240"/></text:span></text:p>
      <text:p text:style-name="P216"><text:span text:style-name="MathematicaFormatStandardForm"><text:span text:style-name="T47">Recursive Definition for</text:span></text:span><text:span text:style-name="MathematicaFormatStandardForm"><text:span text:style-name="T48"><draw:frame draw:style-name="fr1" draw:name="Object488" text:anchor-type="as-char" svg:y="-0.1437in" svg:width="0.211in" svg:height="0.1736in" draw:z-index="638"><draw:object xlink:href="./Object 680" xlink:type="simple" xlink:show="embed" xlink:actuate="onLoad"/><draw:image xlink:href="./ObjectReplacements/Object 680" xlink:type="simple" xlink:show="embed" xlink:actuate="onLoad"/><svg:desc>formula</svg:desc></draw:frame></text:span></text:span></text:p>
      <text:p text:style-name="P133"/>
      <text:p text:style-name="P133"/>
      <text:p text:style-name="P133"><draw:frame draw:style-name="fr1" draw:name="Object487" text:anchor-type="as-char" svg:y="-0.2339in" svg:width="2.9681in" svg:height="0.3752in" draw:z-index="639"><draw:object xlink:href="./Object 681" xlink:type="simple" xlink:show="embed" xlink:actuate="onLoad"/><draw:image xlink:href="./ObjectReplacements/Object 681" xlink:type="simple" xlink:show="embed" xlink:actuate="onLoad"/><svg:desc>formula</svg:desc></draw:frame></text:p>
      <text:p text:style-name="P133"/>
      <text:p text:style-name="P133"><draw:frame draw:style-name="fr1" draw:name="Object448" text:anchor-type="as-char" svg:y="-0.1839in" svg:width="2.5272in" svg:height="0.3252in" draw:z-index="640"><draw:object xlink:href="./Object 682" xlink:type="simple" xlink:show="embed" xlink:actuate="onLoad"/><draw:image xlink:href="./ObjectReplacements/Object 682" xlink:type="simple" xlink:show="embed" xlink:actuate="onLoad"/><svg:desc>formula</svg:desc></draw:frame></text:p>
      <text:p text:style-name="P133"/>
      <text:p text:style-name="P133"><draw:frame draw:style-name="fr1" draw:name="Object645" text:anchor-type="as-char" svg:y="-0.228in" svg:width="3.2571in" svg:height="0.3689in" draw:z-index="641"><draw:object xlink:href="./Object 683" xlink:type="simple" xlink:show="embed" xlink:actuate="onLoad"/><draw:image xlink:href="./ObjectReplacements/Object 683" xlink:type="simple" xlink:show="embed" xlink:actuate="onLoad"/><svg:desc>formula</svg:desc></draw:frame></text:p>
      <text:p text:style-name="P133"/>
      <text:p text:style-name="P133"><draw:frame draw:style-name="fr1" draw:name="Object489" text:anchor-type="as-char" svg:y="-0.1626in" svg:width="2.55in" svg:height="0.2866in" draw:z-index="642"><draw:object xlink:href="./Object 684" xlink:type="simple" xlink:show="embed" xlink:actuate="onLoad"/><draw:image xlink:href="./ObjectReplacements/Object 684" xlink:type="simple" xlink:show="embed" xlink:actuate="onLoad"/><svg:desc>formula</svg:desc></draw:frame></text:p>
      <text:p text:style-name="P133"/>
      <text:p text:style-name="P133"><draw:frame draw:style-name="fr1" draw:name="Object646" text:anchor-type="as-char" svg:y="-0.1244in" svg:width="2.4244in" svg:height="0.1591in" draw:z-index="643"><draw:object xlink:href="./Object 685" xlink:type="simple" xlink:show="embed" xlink:actuate="onLoad"/><draw:image xlink:href="./ObjectReplacements/Object 685" xlink:type="simple" xlink:show="embed" xlink:actuate="onLoad"/><svg:desc>formula</svg:desc></draw:frame></text:p>
      <text:p text:style-name="P133"/>
      <text:p text:style-name="P153"><text:soft-page-break/></text:p>
      <text:p text:style-name="P217"><text:span text:style-name="MathematicaFormatStandardForm"><text:span text:style-name="T47">Recursive Definition for</text:span></text:span><text:span text:style-name="MathematicaFormatStandardForm"><text:span text:style-name="T48"><draw:frame draw:style-name="fr1" draw:name="Object855" text:anchor-type="as-char" svg:y="-0.1437in" svg:width="0.211in" svg:height="0.1736in" draw:z-index="913"><draw:object xlink:href="./Object 855" xlink:type="simple" xlink:show="embed" xlink:actuate="onLoad"/><draw:image xlink:href="./ObjectReplacements/Object 855" xlink:type="simple" xlink:show="embed" xlink:actuate="onLoad"/><svg:desc>formula</svg:desc></draw:frame></text:span></text:span></text:p>
      <text:p text:style-name="P201"><text:span text:style-name="MathematicaFormatStandardForm"><text:span text:style-name="T209"/></text:span></text:p>
      <text:p text:style-name="P201"><text:span text:style-name="MathematicaFormatStandardForm"><text:span text:style-name="T209"/></text:span></text:p>
      <text:p text:style-name="P201"><text:span text:style-name="MathematicaFormatStandardForm"><text:span text:style-name="T209"><draw:frame draw:style-name="fr2" draw:name="Object857" text:anchor-type="as-char" svg:y="-0.1437in" svg:width="1.0547in" svg:height="0.1783in" draw:z-index="914"><draw:object xlink:href="./Object 857" xlink:type="simple" xlink:show="embed" xlink:actuate="onLoad"/><draw:image xlink:href="./ObjectReplacements/Object 857" xlink:type="simple" xlink:show="embed" xlink:actuate="onLoad"/><svg:desc>formula</svg:desc></draw:frame></text:span></text:span></text:p>
      <text:p text:style-name="P201"><text:span text:style-name="MathematicaFormatStandardForm"><text:span text:style-name="T209"/></text:span></text:p>
      <text:p text:style-name="P10"/>
      <table:table table:name="Table56" table:style-name="Table56">
        <table:table-column table:style-name="Table56.A"/>
        <table:table-column table:style-name="Table56.B"/>
        <table:table-column table:style-name="Table56.C"/>
        <table:table-row>
          <table:table-cell table:style-name="Table56.A1" office:value-type="string">
            <text:p text:style-name="P76"><text:span text:style-name="MathematicaFormatStandardForm"><text:span text:style-name="T40"/></text:span></text:p>
          </table:table-cell>
          <table:table-cell table:style-name="Table56.A1" office:value-type="string">
            <text:p text:style-name="P85"><text:span text:style-name="MathematicaFormatStandardForm"><text:span text:style-name="T45"><draw:frame draw:style-name="fr2" draw:name="Object873" text:anchor-type="as-char" svg:y="-0.1516in" svg:width="0.2264in" svg:height="0.2091in" draw:z-index="915"><draw:object xlink:href="./Object 873" xlink:type="simple" xlink:show="embed" xlink:actuate="onLoad"/><draw:image xlink:href="./ObjectReplacements/Object 873" xlink:type="simple" xlink:show="embed" xlink:actuate="onLoad"/><svg:desc>formula</svg:desc></draw:frame></text:span></text:span></text:p>
          </table:table-cell>
          <table:table-cell table:style-name="Table56.C1" office:value-type="string">
            <text:p text:style-name="P85"><text:span text:style-name="MathematicaFormatStandardForm"><text:span text:style-name="T82"><draw:frame draw:style-name="fr2" draw:name="Object874" text:anchor-type="as-char" svg:y="-0.1425in" svg:width="0.2898in" svg:height="0.1902in" draw:z-index="916"><draw:object xlink:href="./Object 874" xlink:type="simple" xlink:show="embed" xlink:actuate="onLoad"/><draw:image xlink:href="./ObjectReplacements/Object 874" xlink:type="simple" xlink:show="embed" xlink:actuate="onLoad"/><svg:desc>formula</svg:desc></draw:frame></text:span></text:span></text:p>
          </table:table-cell>
        </table:table-row>
        <table:table-row table:style-name="Table56.2">
          <table:table-cell table:style-name="Table56.A2" office:value-type="string">
            <text:p text:style-name="P85"><text:span text:style-name="MathematicaFormatStandardForm"><text:span text:style-name="T46">+</text:span></text:span></text:p>
          </table:table-cell>
          <table:table-cell table:style-name="Table56.B2" office:value-type="string">
            <text:p text:style-name="P127"><text:span text:style-name="MathematicaFormatStandardForm"><text:span text:style-name="T42"><draw:frame draw:style-name="fr2" draw:name="Object875" text:anchor-type="as-char" svg:y="-0.3382in" svg:width="4.0563in" svg:height="0.4874in" draw:z-index="917"><draw:object xlink:href="./Object 875" xlink:type="simple" xlink:show="embed" xlink:actuate="onLoad"/><draw:image xlink:href="./ObjectReplacements/Object 875" xlink:type="simple" xlink:show="embed" xlink:actuate="onLoad"/><svg:desc>formula</svg:desc></draw:frame></text:span></text:span></text:p>
          </table:table-cell>
          <table:table-cell table:style-name="Table56.C2" office:value-type="string">
            <text:p text:style-name="P127"><text:span text:style-name="MathematicaFormatStandardForm"><text:span text:style-name="T42"><draw:frame draw:style-name="fr2" draw:name="Object876" text:anchor-type="as-char" svg:y="-0.3382in" svg:width="1.8063in" svg:height="0.4783in" draw:z-index="918"><draw:object xlink:href="./Object 876" xlink:type="simple" xlink:show="embed" xlink:actuate="onLoad"/><draw:image xlink:href="./ObjectReplacements/Object 876" xlink:type="simple" xlink:show="embed" xlink:actuate="onLoad"/><svg:desc>formula</svg:desc></draw:frame></text:span></text:span></text:p>
          </table:table-cell>
        </table:table-row>
        <table:table-row>
          <table:table-cell table:style-name="Table56.A3" office:value-type="string">
            <text:p text:style-name="P231">*</text:p>
          </table:table-cell>
          <table:table-cell table:style-name="Table56.B3" office:value-type="string">
            <text:p text:style-name="P127"><text:span text:style-name="MathematicaFormatStandardForm"><text:span text:style-name="T42"><draw:frame draw:style-name="fr2" draw:name="Object877" text:anchor-type="as-char" svg:y="-0.302in" svg:width="3.9917in" svg:height="0.452in" draw:z-index="919"><draw:object xlink:href="./Object 877" xlink:type="simple" xlink:show="embed" xlink:actuate="onLoad"/><draw:image xlink:href="./ObjectReplacements/Object 877" xlink:type="simple" xlink:show="embed" xlink:actuate="onLoad"/><svg:desc>formula</svg:desc></draw:frame></text:span></text:span></text:p>
          </table:table-cell>
          <table:table-cell table:style-name="Table56.C3" office:value-type="string">
            <text:p text:style-name="P127"><text:span text:style-name="MathematicaFormatStandardForm"><text:span text:style-name="T42"><draw:frame draw:style-name="fr2" draw:name="Object878" text:anchor-type="as-char" svg:y="-0.3382in" svg:width="1.8063in" svg:height="0.4783in" draw:z-index="920"><draw:object xlink:href="./Object 878" xlink:type="simple" xlink:show="embed" xlink:actuate="onLoad"/><draw:image xlink:href="./ObjectReplacements/Object 878" xlink:type="simple" xlink:show="embed" xlink:actuate="onLoad"/><svg:desc>formula</svg:desc></draw:frame></text:span></text:span></text:p>
          </table:table-cell>
        </table:table-row>
      </table:table>
      <text:p text:style-name="P16"><text:span text:style-name="MathematicaFormatStandardForm"><text:span text:style-name="T202"/></text:span></text:p>
      <text:p text:style-name="P10"/>
      <table:table table:name="Table57" table:style-name="Table57">
        <table:table-column table:style-name="Table57.A"/>
        <table:table-column table:style-name="Table57.B"/>
        <table:table-column table:style-name="Table57.C"/>
        <table:table-row>
          <table:table-cell table:style-name="Table57.A1" office:value-type="string">
            <text:p text:style-name="P76"><text:span text:style-name="MathematicaFormatStandardForm"><text:span text:style-name="T40"/></text:span></text:p>
          </table:table-cell>
          <table:table-cell table:style-name="Table57.A1" office:value-type="string">
            <text:p text:style-name="P85"><text:span text:style-name="MathematicaFormatStandardForm"><text:span text:style-name="T45"><draw:frame draw:style-name="fr2" draw:name="Object879" text:anchor-type="as-char" svg:y="-0.1516in" svg:width="0.2264in" svg:height="0.2091in" draw:z-index="921"><draw:object xlink:href="./Object 879" xlink:type="simple" xlink:show="embed" xlink:actuate="onLoad"/><draw:image xlink:href="./ObjectReplacements/Object 879" xlink:type="simple" xlink:show="embed" xlink:actuate="onLoad"/><svg:desc>formula</svg:desc></draw:frame></text:span></text:span></text:p>
          </table:table-cell>
          <table:table-cell table:style-name="Table57.C1" office:value-type="string">
            <text:p text:style-name="P85"><text:span text:style-name="MathematicaFormatStandardForm"><text:span text:style-name="T82"><draw:frame draw:style-name="fr2" draw:name="Object880" text:anchor-type="as-char" svg:y="-0.1425in" svg:width="0.2898in" svg:height="0.1902in" draw:z-index="922"><draw:object xlink:href="./Object 880" xlink:type="simple" xlink:show="embed" xlink:actuate="onLoad"/><draw:image xlink:href="./ObjectReplacements/Object 880" xlink:type="simple" xlink:show="embed" xlink:actuate="onLoad"/><svg:desc>formula</svg:desc></draw:frame></text:span></text:span></text:p>
          </table:table-cell>
        </table:table-row>
        <table:table-row table:style-name="Table57.2">
          <table:table-cell table:style-name="Table57.A2" office:value-type="string">
            <text:p text:style-name="P85"><text:span text:style-name="MathematicaFormatStandardForm"><text:span text:style-name="T46">+</text:span></text:span></text:p>
          </table:table-cell>
          <table:table-cell table:style-name="Table57.B2" office:value-type="string">
            <text:p text:style-name="P127"><text:span text:style-name="MathematicaFormatStandardForm"><text:span text:style-name="T42"><draw:frame draw:style-name="fr2" draw:name="Object881" text:anchor-type="as-char" svg:y="-0.3382in" svg:width="3.1402in" svg:height="0.4874in" draw:z-index="923"><draw:object xlink:href="./Object 881" xlink:type="simple" xlink:show="embed" xlink:actuate="onLoad"/><draw:image xlink:href="./ObjectReplacements/Object 881" xlink:type="simple" xlink:show="embed" xlink:actuate="onLoad"/><svg:desc>formula</svg:desc></draw:frame></text:span></text:span></text:p>
          </table:table-cell>
          <table:table-cell table:style-name="Table57.C2" office:value-type="string">
            <text:p text:style-name="P127"><text:span text:style-name="MathematicaFormatStandardForm"><text:span text:style-name="T42"><draw:frame draw:style-name="fr2" draw:name="Object882" text:anchor-type="as-char" svg:y="-0.3382in" svg:width="1.211in" svg:height="0.4783in" draw:z-index="924"><draw:object xlink:href="./Object 882" xlink:type="simple" xlink:show="embed" xlink:actuate="onLoad"/><draw:image xlink:href="./ObjectReplacements/Object 882" xlink:type="simple" xlink:show="embed" xlink:actuate="onLoad"/><svg:desc>formula</svg:desc></draw:frame></text:span></text:span></text:p>
          </table:table-cell>
        </table:table-row>
        <table:table-row>
          <table:table-cell table:style-name="Table57.A3" office:value-type="string">
            <text:p text:style-name="P231">*</text:p>
          </table:table-cell>
          <table:table-cell table:style-name="Table57.B3" office:value-type="string">
            <text:p text:style-name="P127"><text:span text:style-name="MathematicaFormatStandardForm"><text:span text:style-name="T42"><draw:frame draw:style-name="fr2" draw:name="Object883" text:anchor-type="as-char" svg:y="-0.302in" svg:width="4.5917in" svg:height="0.452in" draw:z-index="928"><draw:object xlink:href="./Object 883" xlink:type="simple" xlink:show="embed" xlink:actuate="onLoad"/><draw:image xlink:href="./ObjectReplacements/Object 883" xlink:type="simple" xlink:show="embed" xlink:actuate="onLoad"/><svg:desc>formula</svg:desc></draw:frame></text:span></text:span></text:p>
          </table:table-cell>
          <table:table-cell table:style-name="Table57.C3" office:value-type="string">
            <text:p text:style-name="P127"><text:span text:style-name="MathematicaFormatStandardForm"><text:span text:style-name="T42"><draw:frame draw:style-name="fr2" draw:name="Object884" text:anchor-type="as-char" svg:y="-0.3047in" svg:width="1.2862in" svg:height="0.4453in" draw:z-index="929"><draw:object xlink:href="./Object 884" xlink:type="simple" xlink:show="embed" xlink:actuate="onLoad"/><draw:image xlink:href="./ObjectReplacements/Object 884" xlink:type="simple" xlink:show="embed" xlink:actuate="onLoad"/><svg:desc>formula</svg:desc></draw:frame></text:span></text:span></text:p>
          </table:table-cell>
        </table:table-row>
      </table:table>
      <text:p text:style-name="P16"><text:span text:style-name="MathematicaFormatStandardForm"><text:span text:style-name="T202"/></text:span></text:p>
      <text:p text:style-name="P201"><text:span text:style-name="MathematicaFormatStandardForm"><text:span text:style-name="T209"/></text:span></text:p>
      <text:p text:style-name="P201"><text:span text:style-name="MathematicaFormatStandardForm"><text:span text:style-name="T209"><draw:frame draw:style-name="fr2" draw:name="Object858" text:anchor-type="as-char" svg:y="-0.2228in" svg:width="2.8689in" svg:height="0.348in" draw:z-index="925"><draw:object xlink:href="./Object 858" xlink:type="simple" xlink:show="embed" xlink:actuate="onLoad"/><draw:image xlink:href="./ObjectReplacements/Object 858" xlink:type="simple" xlink:show="embed" xlink:actuate="onLoad"/><svg:desc>formula</svg:desc></draw:frame></text:span></text:span></text:p>
      <text:p text:style-name="P137"/>
      <text:p text:style-name="P153"/>
      <text:p text:style-name="P217"><text:span text:style-name="MathematicaFormatStandardForm"><text:span text:style-name="T75">Factorial</text:span></text:span></text:p>
      <text:p text:style-name="P137"/>
      <text:p text:style-name="P201"><text:span text:style-name="MathematicaFormatStandardForm"><text:span text:style-name="T209"><draw:frame draw:style-name="fr2" draw:name="Object859" text:anchor-type="as-char" svg:y="-0.1244in" svg:width="0.3571in" svg:height="0.1543in" draw:z-index="926"><draw:object xlink:href="./Object 859" xlink:type="simple" xlink:show="embed" xlink:actuate="onLoad"/><draw:image xlink:href="./ObjectReplacements/Object 859" xlink:type="simple" xlink:show="embed" xlink:actuate="onLoad"/><svg:desc>formula</svg:desc></draw:frame></text:span></text:span></text:p>
      <text:p text:style-name="P201"><text:span text:style-name="MathematicaFormatStandardForm"><text:span text:style-name="T209"/></text:span></text:p>
      <text:p text:style-name="P201"><text:span text:style-name="MathematicaFormatStandardForm"><text:span text:style-name="T209"><draw:frame draw:style-name="fr2" draw:name="Object860" text:anchor-type="as-char" svg:y="-0.1244in" svg:width="0.6217in" svg:height="0.1591in" draw:z-index="927"><draw:object xlink:href="./Object 860" xlink:type="simple" xlink:show="embed" xlink:actuate="onLoad"/><draw:image xlink:href="./ObjectReplacements/Object 860" xlink:type="simple" xlink:show="embed" xlink:actuate="onLoad"/><svg:desc>formula</svg:desc></draw:frame></text:span></text:span></text:p>
      <text:p text:style-name="P201"><text:span text:style-name="MathematicaFormatStandardForm"><text:span text:style-name="T209"/></text:span></text:p>
      <text:p text:style-name="P246"/>
      <text:p text:style-name="P295"><text:span text:style-name="MathematicaFormatStandardForm"><text:span text:style-name="T78">Binomial The</text:span></text:span><text:span text:style-name="MathematicaFormatStandardForm"><text:span text:style-name="T80">o</text:span></text:span><text:span text:style-name="MathematicaFormatStandardForm"><text:span text:style-name="T78">rem</text:span></text:span></text:p>
      <text:p text:style-name="P238"><text:span text:style-name="MathematicaFormatStandardForm"><text:span text:style-name="T203"/></text:span></text:p>
      <text:p text:style-name="P252"><draw:frame draw:style-name="fr1" draw:name="Object959" text:anchor-type="as-char" svg:y="-0.2339in" svg:width="1.3953in" svg:height="0.3752in" draw:z-index="931"><draw:object xlink:href="./Object 959" xlink:type="simple" xlink:show="embed" xlink:actuate="onLoad"/><draw:image xlink:href="./ObjectReplacements/Object 959" xlink:type="simple" xlink:show="embed" xlink:actuate="onLoad"/><svg:desc>formula</svg:desc></draw:frame></text:p>
      <text:p text:style-name="P252"/>
      <text:p text:style-name="P250"><text:span text:style-name="MathematicaFormatStandardForm"><text:span text:style-name="T236"><draw:frame draw:style-name="fr1" draw:name="Object958" text:anchor-type="as-char" svg:y="-0.2339in" svg:width="1.4272in" svg:height="0.3752in" draw:z-index="930"><draw:object xlink:href="./Object 958" xlink:type="simple" xlink:show="embed" xlink:actuate="onLoad"/><draw:image xlink:href="./ObjectReplacements/Object 958" xlink:type="simple" xlink:show="embed" xlink:actuate="onLoad"/><svg:desc>formula</svg:desc></draw:frame></text:span></text:span></text:p>
      <text:p text:style-name="P250"><text:span text:style-name="MathematicaFormatStandardForm"><text:span text:style-name="T209"/></text:span></text:p>
      <text:p text:style-name="P251"><text:span text:style-name="MathematicaFormatStandardForm"><text:span text:style-name="T236"><draw:frame draw:style-name="fr1" draw:name="Object1001" text:anchor-type="as-char" svg:y="-0.1437in" svg:width="0.6244in" svg:height="0.1783in" draw:z-index="1000"><draw:object xlink:href="./Object 1001" xlink:type="simple" xlink:show="embed" xlink:actuate="onLoad"/><draw:image xlink:href="./ObjectReplacements/Object 1001" xlink:type="simple" xlink:show="embed" xlink:actuate="onLoad"/><svg:desc>formula</svg:desc></draw:frame></text:span></text:span></text:p>
      <text:p text:style-name="P256"/>
      <table:table table:name="Table70" table:style-name="Table70">
        <table:table-column table:style-name="Table70.A"/>
        <table:table-column table:style-name="Table70.B"/>
        <table:table-column table:style-name="Table70.C"/>
        <table:table-row>
          <table:table-cell table:style-name="Table70.A1" office:value-type="string">
            <text:p text:style-name="P275"><text:span text:style-name="MathematicaFormatStandardForm"><text:span text:style-name="T40"/></text:span></text:p>
          </table:table-cell>
          <table:table-cell table:style-name="Table70.A1" office:value-type="string">
            <text:p text:style-name="P281"><text:span text:style-name="MathematicaFormatStandardForm"><text:span text:style-name="T45"><draw:frame draw:style-name="fr2" draw:name="Object983" text:anchor-type="as-char" svg:y="-0.1516in" svg:width="0.2264in" svg:height="0.2091in" draw:z-index="988"><draw:object xlink:href="./Object 983" xlink:type="simple" xlink:show="embed" xlink:actuate="onLoad"/><draw:image xlink:href="./ObjectReplacements/Object 983" xlink:type="simple" xlink:show="embed" xlink:actuate="onLoad"/><svg:desc>formula</svg:desc></draw:frame></text:span></text:span></text:p>
          </table:table-cell>
          <table:table-cell table:style-name="Table70.C1" office:value-type="string">
            <text:p text:style-name="P281"><text:span text:style-name="MathematicaFormatStandardForm"><text:span text:style-name="T82"><draw:frame draw:style-name="fr2" draw:name="Object985" text:anchor-type="as-char" svg:y="-0.1425in" svg:width="0.2898in" svg:height="0.1902in" draw:z-index="989"><draw:object xlink:href="./Object 985" xlink:type="simple" xlink:show="embed" xlink:actuate="onLoad"/><draw:image xlink:href="./ObjectReplacements/Object 985" xlink:type="simple" xlink:show="embed" xlink:actuate="onLoad"/><svg:desc>formula</svg:desc></draw:frame></text:span></text:span></text:p>
          </table:table-cell>
        </table:table-row>
        <text:soft-page-break/>
        <table:table-row table:style-name="Table70.2">
          <table:table-cell table:style-name="Table70.A2" office:value-type="string">
            <text:p text:style-name="P281"><text:span text:style-name="MathematicaFormatStandardForm"><text:span text:style-name="T46">+</text:span></text:span></text:p>
          </table:table-cell>
          <table:table-cell table:style-name="Table70.B2" office:value-type="string">
            <text:p text:style-name="P267"><text:span text:style-name="MathematicaFormatStandardForm"><text:span text:style-name="T136"><draw:frame draw:style-name="fr1" draw:name="Object990" text:anchor-type="as-char" svg:y="-0.348in" svg:width="2.0043in" svg:height="0.4972in" draw:z-index="990"><draw:object xlink:href="./Object 990" xlink:type="simple" xlink:show="embed" xlink:actuate="onLoad"/><draw:image xlink:href="./ObjectReplacements/Object 990" xlink:type="simple" xlink:show="embed" xlink:actuate="onLoad"/><svg:desc>formula</svg:desc></draw:frame></text:span></text:span></text:p>
          </table:table-cell>
          <table:table-cell table:style-name="Table70.C2" office:value-type="string">
            <text:p text:style-name="P267"><text:span text:style-name="MathematicaFormatStandardForm"><text:span text:style-name="T136"><draw:frame draw:style-name="fr1" draw:name="Object992" text:anchor-type="as-char" svg:y="-0.3382in" svg:width="1.6898in" svg:height="0.4783in" draw:z-index="991"><draw:object xlink:href="./Object 992" xlink:type="simple" xlink:show="embed" xlink:actuate="onLoad"/><draw:image xlink:href="./ObjectReplacements/Object 992" xlink:type="simple" xlink:show="embed" xlink:actuate="onLoad"/><svg:desc>formula</svg:desc></draw:frame></text:span></text:span></text:p>
          </table:table-cell>
        </table:table-row>
        <table:table-row>
          <table:table-cell table:style-name="Table70.A3" office:value-type="string">
            <text:p text:style-name="P302">*</text:p>
          </table:table-cell>
          <table:table-cell table:style-name="Table70.B3" office:value-type="string">
            <text:p text:style-name="P267"><text:span text:style-name="MathematicaFormatStandardForm"><text:span text:style-name="T136"><draw:frame draw:style-name="fr1" draw:name="Object993" text:anchor-type="as-char" svg:y="-0.3118in" svg:width="1.9398in" svg:height="0.461in" draw:z-index="992"><draw:object xlink:href="./Object 993" xlink:type="simple" xlink:show="embed" xlink:actuate="onLoad"/><draw:image xlink:href="./ObjectReplacements/Object 993" xlink:type="simple" xlink:show="embed" xlink:actuate="onLoad"/><svg:desc>formula</svg:desc></draw:frame></text:span></text:span></text:p>
          </table:table-cell>
          <table:table-cell table:style-name="Table70.C3" office:value-type="string">
            <text:p text:style-name="P267"><text:span text:style-name="MathematicaFormatStandardForm"><text:span text:style-name="T136"><draw:frame draw:style-name="fr1" draw:name="Object994" text:anchor-type="as-char" svg:y="-0.3047in" svg:width="1.7319in" svg:height="0.4453in" draw:z-index="993"><draw:object xlink:href="./Object 994" xlink:type="simple" xlink:show="embed" xlink:actuate="onLoad"/><draw:image xlink:href="./ObjectReplacements/Object 994" xlink:type="simple" xlink:show="embed" xlink:actuate="onLoad"/><svg:desc>formula</svg:desc></draw:frame></text:span></text:span></text:p>
          </table:table-cell>
        </table:table-row>
      </table:table>
      <text:p text:style-name="P261"/>
      <text:p text:style-name="P242"/>
      <text:p text:style-name="P256"/>
      <table:table table:name="Table71" table:style-name="Table71">
        <table:table-column table:style-name="Table71.A"/>
        <table:table-column table:style-name="Table71.B"/>
        <table:table-column table:style-name="Table71.C"/>
        <table:table-row>
          <table:table-cell table:style-name="Table71.A1" office:value-type="string">
            <text:p text:style-name="P275"><text:span text:style-name="MathematicaFormatStandardForm"><text:span text:style-name="T40"/></text:span></text:p>
          </table:table-cell>
          <table:table-cell table:style-name="Table71.A1" office:value-type="string">
            <text:p text:style-name="P281"><text:span text:style-name="MathematicaFormatStandardForm"><text:span text:style-name="T45"><draw:frame draw:style-name="fr2" draw:name="Object995" text:anchor-type="as-char" svg:y="-0.1516in" svg:width="0.2264in" svg:height="0.2091in" draw:z-index="994"><draw:object xlink:href="./Object 995" xlink:type="simple" xlink:show="embed" xlink:actuate="onLoad"/><draw:image xlink:href="./ObjectReplacements/Object 995" xlink:type="simple" xlink:show="embed" xlink:actuate="onLoad"/><svg:desc>formula</svg:desc></draw:frame></text:span></text:span></text:p>
          </table:table-cell>
          <table:table-cell table:style-name="Table71.C1" office:value-type="string">
            <text:p text:style-name="P281"><text:span text:style-name="MathematicaFormatStandardForm"><text:span text:style-name="T82"><draw:frame draw:style-name="fr2" draw:name="Object996" text:anchor-type="as-char" svg:y="-0.1425in" svg:width="0.2898in" svg:height="0.1902in" draw:z-index="995"><draw:object xlink:href="./Object 996" xlink:type="simple" xlink:show="embed" xlink:actuate="onLoad"/><draw:image xlink:href="./ObjectReplacements/Object 996" xlink:type="simple" xlink:show="embed" xlink:actuate="onLoad"/><svg:desc>formula</svg:desc></draw:frame></text:span></text:span></text:p>
          </table:table-cell>
        </table:table-row>
        <table:table-row table:style-name="Table71.2">
          <table:table-cell table:style-name="Table71.A2" office:value-type="string">
            <text:p text:style-name="P281"><text:span text:style-name="MathematicaFormatStandardForm"><text:span text:style-name="T46">+</text:span></text:span></text:p>
          </table:table-cell>
          <table:table-cell table:style-name="Table71.B2" office:value-type="string">
            <text:p text:style-name="P267"><text:span text:style-name="MathematicaFormatStandardForm"><text:span text:style-name="T136"><draw:frame draw:style-name="fr1" draw:name="Object997" text:anchor-type="as-char" svg:y="-0.348in" svg:width="2.3618in" svg:height="0.4972in" draw:z-index="996"><draw:object xlink:href="./Object 997" xlink:type="simple" xlink:show="embed" xlink:actuate="onLoad"/><draw:image xlink:href="./ObjectReplacements/Object 997" xlink:type="simple" xlink:show="embed" xlink:actuate="onLoad"/><svg:desc>formula</svg:desc></draw:frame></text:span></text:span></text:p>
          </table:table-cell>
          <table:table-cell table:style-name="Table71.C2" office:value-type="string">
            <text:p text:style-name="P267"><text:span text:style-name="MathematicaFormatStandardForm"><text:span text:style-name="T136"><draw:frame draw:style-name="fr1" draw:name="Object998" text:anchor-type="as-char" svg:y="-0.3382in" svg:width="1.9992in" svg:height="0.4783in" draw:z-index="997"><draw:object xlink:href="./Object 998" xlink:type="simple" xlink:show="embed" xlink:actuate="onLoad"/><draw:image xlink:href="./ObjectReplacements/Object 998" xlink:type="simple" xlink:show="embed" xlink:actuate="onLoad"/><svg:desc>formula</svg:desc></draw:frame></text:span></text:span></text:p>
          </table:table-cell>
        </table:table-row>
        <table:table-row>
          <table:table-cell table:style-name="Table71.A3" office:value-type="string">
            <text:p text:style-name="P302">*</text:p>
          </table:table-cell>
          <table:table-cell table:style-name="Table71.B3" office:value-type="string">
            <text:p text:style-name="P267"><text:span text:style-name="MathematicaFormatStandardForm"><text:span text:style-name="T136"><draw:frame draw:style-name="fr1" draw:name="Object999" text:anchor-type="as-char" svg:y="-0.3118in" svg:width="2.2972in" svg:height="0.461in" draw:z-index="998"><draw:object xlink:href="./Object 999" xlink:type="simple" xlink:show="embed" xlink:actuate="onLoad"/><draw:image xlink:href="./ObjectReplacements/Object 999" xlink:type="simple" xlink:show="embed" xlink:actuate="onLoad"/><svg:desc>formula</svg:desc></draw:frame></text:span></text:span></text:p>
          </table:table-cell>
          <table:table-cell table:style-name="Table71.C3" office:value-type="string">
            <text:p text:style-name="P267"><text:span text:style-name="MathematicaFormatStandardForm"><text:span text:style-name="T136"><draw:frame draw:style-name="fr1" draw:name="Object1000" text:anchor-type="as-char" svg:y="-0.3047in" svg:width="1.8728in" svg:height="0.4453in" draw:z-index="999"><draw:object xlink:href="./Object 1000" xlink:type="simple" xlink:show="embed" xlink:actuate="onLoad"/><draw:image xlink:href="./ObjectReplacements/Object 1000" xlink:type="simple" xlink:show="embed" xlink:actuate="onLoad"/><svg:desc>formula</svg:desc></draw:frame></text:span></text:span></text:p>
          </table:table-cell>
        </table:table-row>
      </table:table>
      <text:p text:style-name="P261"/>
      <text:p text:style-name="P286"><text:span text:style-name="aaMathematica"><text:span text:style-name="T240"/></text:span></text:p>
      <text:p text:style-name="P203">Section <text:span text:style-name="T320">8</text:span>:</text:p>
      <text:p text:style-name="P199"><text:span text:style-name="T320">Other </text:span>Convolution<text:span text:style-name="T320">s</text:span></text:p>
      <text:p text:style-name="P208"/>
      <text:p text:style-name="P133"/>
      <text:p text:style-name="P133"/>
      <text:p text:style-name="P118"/>
      <text:p text:style-name="P218"><text:span text:style-name="MathematicaFormatStandardForm"><text:span text:style-name="T242"><draw:frame draw:style-name="fr2" draw:name="Object147" text:anchor-type="as-char" svg:y="-0.2228in" svg:width="0.5319in" svg:height="0.5217in" draw:z-index="644"><draw:object xlink:href="./Object 686" xlink:type="simple" xlink:show="embed" xlink:actuate="onLoad"/><draw:image xlink:href="./ObjectReplacements/Object 686" xlink:type="simple" xlink:show="embed" xlink:actuate="onLoad"/><svg:desc>formula</svg:desc></draw:frame></text:span></text:span></text:p>
      <text:p text:style-name="P139"/>
      <text:p text:style-name="P164"><text:tab/><text:span text:style-name="T290">W</text:span></text:p>
      <text:p text:style-name="P133"/>
      <text:p text:style-name="P133"/>
      <text:p text:style-name="P125"><text:span text:style-name="MathematicaFormatStandardForm"><text:span text:style-name="T15"/></text:span></text:p>
      <text:p text:style-name="P200"><text:span text:style-name="MathematicaFormatStandardForm"><text:span text:style-name="T209"><draw:frame draw:style-name="fr2" draw:name="Object686" text:anchor-type="as-char" svg:y="-0.348in" svg:width="4.4764in" svg:height="0.6457in" draw:z-index="645"><draw:object xlink:href="./Object 687" xlink:type="simple" xlink:show="embed" xlink:actuate="onLoad"/><draw:image xlink:href="./ObjectReplacements/Object 687" xlink:type="simple" xlink:show="embed" xlink:actuate="onLoad"/><svg:desc>formula</svg:desc></draw:frame></text:span></text:span></text:p>
      <text:p text:style-name="P129"/>
      <text:p text:style-name="P222"><text:span text:style-name="MathematicaFormatStandardForm"><text:span text:style-name="T15"><draw:frame draw:style-name="fr2" draw:name="Object148" text:anchor-type="as-char" svg:y="-0.2228in" svg:width="0.5319in" svg:height="0.5217in" draw:z-index="646"><draw:object xlink:href="./Object 688" xlink:type="simple" xlink:show="embed" xlink:actuate="onLoad"/><draw:image xlink:href="./ObjectReplacements/Object 688" xlink:type="simple" xlink:show="embed" xlink:actuate="onLoad"/><svg:desc>formula</svg:desc></draw:frame></text:span></text:span></text:p>
      <text:p text:style-name="P13"/>
      <table:table table:name="Table14" table:style-name="Table14">
        <table:table-column table:style-name="Table14.A"/>
        <table:table-column table:style-name="Table14.B"/>
        <table:table-column table:style-name="Table14.C"/>
        <table:table-row>
          <table:table-cell table:style-name="Table14.A1" office:value-type="string">
            <text:p text:style-name="P72"><text:span text:style-name="MathematicaFormatStandardForm"><text:span text:style-name="T40"/></text:span></text:p>
          </table:table-cell>
          <table:table-cell table:style-name="Table14.A1" office:value-type="string">
            <text:p text:style-name="P81"><text:span text:style-name="MathematicaFormatStandardForm"><text:span text:style-name="T45"><draw:frame draw:style-name="fr2" draw:name="Object150" text:anchor-type="as-char" svg:y="-0.1516in" svg:width="0.2264in" svg:height="0.2091in" draw:z-index="647"><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81"><text:span text:style-name="MathematicaFormatStandardForm"><text:span text:style-name="T82"><draw:frame draw:style-name="fr2" draw:name="Object151" text:anchor-type="as-char" svg:y="-0.1425in" svg:width="0.2898in" svg:height="0.1902in" draw:z-index="648"><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81"><text:span text:style-name="MathematicaFormatStandardForm"><text:span text:style-name="T46">+</text:span></text:span></text:p>
          </table:table-cell>
          <table:table-cell table:style-name="Table14.B2" office:value-type="string">
            <text:p text:style-name="P125"><text:span text:style-name="MathematicaFormatStandardForm"><text:span text:style-name="T1"><draw:frame draw:style-name="fr2" draw:name="Object685" text:anchor-type="as-char" svg:y="-0.5126in" svg:width="2.1898in" svg:height="1.0008in" draw:z-index="649"><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125"><text:span text:style-name="MathematicaFormatStandardForm"><text:span text:style-name="T1"><draw:frame draw:style-name="fr2" draw:name="Object188" text:anchor-type="as-char" svg:y="-0.4602in" svg:width="2.1398in" svg:height="0.9638in" draw:z-index="650"><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227">*</text:p>
          </table:table-cell>
          <table:table-cell table:style-name="Table14.B3" office:value-type="string">
            <text:p text:style-name="P100"><text:span text:style-name="MathematicaFormatStandardForm"><text:span text:style-name="T44"><draw:frame draw:style-name="fr2" draw:name="Object149" text:anchor-type="as-char" svg:y="-0.5008in" svg:width="2.1898in" svg:height="0.9772in" draw:z-index="651"><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125"><text:span text:style-name="MathematicaFormatStandardForm"><text:span text:style-name="T1"><draw:frame draw:style-name="fr2" draw:name="Object152" text:anchor-type="as-char" svg:y="-0.4661in" svg:width="2.1425in" svg:height="0.9756in" draw:z-index="652"><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13"/>
      <text:p text:style-name="P108"><text:span text:style-name="aaMathematica"><text:span text:style-name="T100">H</text:span></text:span></text:p>
      <text:p text:style-name="P125"><text:span text:style-name="MathematicaFormatStandardForm"><text:span text:style-name="T1"><draw:frame draw:style-name="fr2" draw:name="Object687" text:anchor-type="as-char" svg:y="-0.348in" svg:width="4.6756in" svg:height="0.6457in" draw:z-index="788"><draw:object xlink:href="./Object 695" xlink:type="simple" xlink:show="embed" xlink:actuate="onLoad"/><draw:image xlink:href="./ObjectReplacements/Object 695" xlink:type="simple" xlink:show="embed" xlink:actuate="onLoad"/><svg:desc>formula</svg:desc></draw:frame></text:span></text:span></text:p>
      <text:p text:style-name="P125"><text:span text:style-name="MathematicaFormatStandardForm"><text:span text:style-name="T5"/></text:span></text:p>
      <text:p text:style-name="P13"/>
      <table:table table:name="Table44" table:style-name="Table44">
        <table:table-column table:style-name="Table44.A"/>
        <table:table-column table:style-name="Table44.B"/>
        <table:table-column table:style-name="Table44.C"/>
        <table:table-row>
          <table:table-cell table:style-name="Table44.A1" office:value-type="string">
            <text:p text:style-name="P72"><text:span text:style-name="MathematicaFormatStandardForm"><text:span text:style-name="T40"/></text:span></text:p>
          </table:table-cell>
          <table:table-cell table:style-name="Table44.A1" office:value-type="string">
            <text:p text:style-name="P81"><text:span text:style-name="MathematicaFormatStandardForm"><text:span text:style-name="T45"><draw:frame draw:style-name="fr2" draw:name="Object688" text:anchor-type="as-char" svg:y="-0.1516in" svg:width="0.2264in" svg:height="0.2091in" draw:z-index="654"><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81"><text:span text:style-name="MathematicaFormatStandardForm"><text:span text:style-name="T82"><draw:frame draw:style-name="fr2" draw:name="Object689" text:anchor-type="as-char" svg:y="-0.1425in" svg:width="0.2898in" svg:height="0.1902in" draw:z-index="655"><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81"><text:span text:style-name="MathematicaFormatStandardForm"><text:span text:style-name="T46">+</text:span></text:span></text:p>
          </table:table-cell>
          <table:table-cell table:style-name="Table44.B2" office:value-type="string">
            <text:p text:style-name="P125"><text:span text:style-name="MathematicaFormatStandardForm"><text:span text:style-name="T1"><draw:frame draw:style-name="fr2" draw:name="Object690" text:anchor-type="as-char" svg:y="-0.4744in" svg:width="2.0929in" svg:height="1.0008in" draw:z-index="656"><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125"><text:span text:style-name="MathematicaFormatStandardForm"><text:span text:style-name="T1"><draw:frame draw:style-name="fr2" draw:name="Object691" text:anchor-type="as-char" svg:y="-0.3382in" svg:width="1.1811in" svg:height="0.4783in" draw:z-index="657"><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227">*</text:p>
          </table:table-cell>
          <table:table-cell table:style-name="Table44.B3" office:value-type="string">
            <text:p text:style-name="P125"><text:span text:style-name="MathematicaFormatStandardForm"><text:span text:style-name="T1"><draw:frame draw:style-name="fr2" draw:name="Object692" text:anchor-type="as-char" svg:y="-0.4626in" svg:width="2.4898in" svg:height="0.9772in" draw:z-index="658"><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125"><text:span text:style-name="MathematicaFormatStandardForm"><text:span text:style-name="T1"><draw:frame draw:style-name="fr2" draw:name="Object693" text:anchor-type="as-char" svg:y="-0.35in" svg:width="1.2228in" svg:height="0.4902in" draw:z-index="659"><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36"><text:span text:style-name="MathematicaFormatStandardForm"><text:span text:style-name="T6"/></text:span></text:p>
      <text:p text:style-name="P45"><text:span text:style-name="MathematicaFormatStandardForm"><text:span text:style-name="T176"/></text:span></text:p>
      <text:p text:style-name="P118"/>
      <text:p text:style-name="P218"><text:span text:style-name="MathematicaFormatStandardForm"><text:span text:style-name="T242"><draw:frame draw:style-name="fr2" draw:name="Object694" text:anchor-type="as-char" svg:y="-0.2228in" svg:width="0.5319in" svg:height="0.5217in" draw:z-index="660"><draw:object xlink:href="./Object 702" xlink:type="simple" xlink:show="embed" xlink:actuate="onLoad"/><draw:image xlink:href="./ObjectReplacements/Object 702" xlink:type="simple" xlink:show="embed" xlink:actuate="onLoad"/><svg:desc>formula</svg:desc></draw:frame></text:span></text:span></text:p>
      <text:p text:style-name="P1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118"/>
      <text:p text:style-name="P218"><draw:frame draw:style-name="fr2" draw:name="Object695" text:anchor-type="as-char" svg:y="-0.2228in" svg:width="0.7047in" svg:height="0.3618in" draw:z-index="661"><draw:object xlink:href="./Object 703" xlink:type="simple" xlink:show="embed" xlink:actuate="onLoad"/><draw:image xlink:href="./ObjectReplacements/Object 703" xlink:type="simple" xlink:show="embed" xlink:actuate="onLoad"/><svg:desc>formula</svg:desc></draw:frame></text:p>
      <text:p text:style-name="P1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118"/>
      <text:p text:style-name="P218"><text:span text:style-name="MathematicaFormatStandardForm"><text:span text:style-name="T242"><draw:frame draw:style-name="fr2" draw:name="Object696" text:anchor-type="as-char" svg:y="-0.2228in" svg:width="1.0134in" svg:height="0.3618in" draw:z-index="662"><draw:object xlink:href="./Object 704" xlink:type="simple" xlink:show="embed" xlink:actuate="onLoad"/><draw:image xlink:href="./ObjectReplacements/Object 704" xlink:type="simple" xlink:show="embed" xlink:actuate="onLoad"/><svg:desc>formula</svg:desc></draw:frame></text:span></text:span></text:p>
      <text:p text:style-name="P139"/>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loext: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2-06T11:32:49.668000000</dc:date>
    <meta:editing-duration>P1DT3H23M46S</meta:editing-duration>
    <meta:editing-cycles>78</meta:editing-cycles>
    <meta:generator>LibreOffice/5.2.5.1$Windows_x86 LibreOffice_project/0312e1a284a7d50ca85a365c316c7abbf20a4d22</meta:generator>
    <meta:document-statistic meta:table-count="74" meta:image-count="0" meta:object-count="1023" meta:page-count="46" meta:paragraph-count="1144" meta:word-count="4504" meta:character-count="26867" meta:non-whitespace-character-count="22581"/>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00/content.xml><?xml version="1.0" encoding="utf-8"?>
<math xmlns="http://www.w3.org/1998/Math/MathML" display="block">
  <semantics>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row>
            <msub>
              <mi>d</mi>
              <mi>j</mi>
            </msub>
            <mi>'</mi>
            <mrow>
              <mo fence="true" stretchy="false">(</mo>
              <mrow>
                <mi>t</mi>
              </mrow>
              <mo fence="true" stretchy="false">)</mo>
            </mrow>
          </mrow>
        </mrow>
      </mrow>
      <mo stretchy="false">⋅</mo>
      <mrow>
        <msub>
          <mi>d</mi>
          <mrow>
            <mi>k</mi>
            <mo stretchy="false">−</mo>
            <mi>j</mi>
          </mrow>
        </msub>
        <mi>'</mi>
        <mrow>
          <mo fence="true" stretchy="false">(</mo>
          <mrow>
            <mi>u</mi>
          </mrow>
          <mo fence="true" stretchy="false">)</mo>
        </mrow>
      </mrow>
    </mrow>
    <annotation encoding="StarMath 5.0">sum from j = 0 to k ( binom{k}{j} ) cdot

sum from t = 2 to x

sum from u = 2 to lfloor y^{1-{{log t} over {log x}}} rfloor

{d_j'(t)} 
cdot 
{d_{k-j}'(u)}</annotation>
  </semantics>
</math>
</file>

<file path=Object 1001/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i>k</mi>
      </msup>
      <mo stretchy="false">=</mo>
      <mtext/>
    </mrow>
    <annotation encoding="StarMath 5.0">(bold{x}+bold{y})^k = ""</annotation>
  </semantics>
</math>
</file>

<file path=Object 1002/content.xml><?xml version="1.0" encoding="utf-8"?>
<math xmlns="http://www.w3.org/1998/Math/MathML" display="block">
  <semantics>
    <mstyle mathvariant="bold">
      <mrow>
        <mi>x</mi>
        <mi>y</mi>
      </mrow>
    </mstyle>
    <annotation encoding="StarMath 5.0">bold{x y}</annotation>
  </semantics>
</math>
</file>

<file path=Object 1003/content.xml><?xml version="1.0" encoding="utf-8"?>
<math xmlns="http://www.w3.org/1998/Math/MathML" display="block">
  <semantics>
    <mrow>
      <mstyle mathvariant="bold">
        <mi>x</mi>
      </mstyle>
      <mo stretchy="false">⋅</mo>
      <mstyle mathvariant="bold">
        <mi>y</mi>
      </mstyle>
    </mrow>
    <annotation encoding="StarMath 5.0">bold{x} cdot bold{y}</annotation>
  </semantics>
</math>
</file>

<file path=Object 1004/content.xml><?xml version="1.0" encoding="utf-8"?>
<math xmlns="http://www.w3.org/1998/Math/MathML" display="block">
  <semantics>
    <mrow>
      <mtext/>
      <mrow>
        <mo stretchy="false">∫</mo>
        <mtext/>
      </mrow>
    </mrow>
    <annotation encoding="StarMath 5.0">""int""</annotation>
  </semantics>
</math>
</file>

<file path=Object 1005/content.xml><?xml version="1.0" encoding="utf-8"?>
<math xmlns="http://www.w3.org/1998/Math/MathML" display="block">
  <semantics>
    <mrow>
      <mtext/>
      <mrow>
        <mo stretchy="false">∑</mo>
        <mtext/>
      </mrow>
    </mrow>
    <annotation encoding="StarMath 5.0">""sum""</annotation>
  </semantics>
</math>
</file>

<file path=Object 1006/content.xml><?xml version="1.0" encoding="utf-8"?>
<math xmlns="http://www.w3.org/1998/Math/MathML" display="block">
  <semantics>
    <mrow>
      <mrow>
        <munderover>
          <mo stretchy="false">∫</mo>
          <mn>0</mn>
          <mi>x</mi>
        </munderover>
        <mrow>
          <munderover>
            <mo stretchy="false">∫</mo>
            <mn>0</mn>
            <mrow>
              <mi>y</mi>
              <mrow>
                <mo fence="true" stretchy="false">(</mo>
                <mrow>
                  <mrow>
                    <mn>1</mn>
                    <mo stretchy="false">−</mo>
                    <mfrac>
                      <mi>t</mi>
                      <mi>x</mi>
                    </mfrac>
                  </mrow>
                </mrow>
                <mo fence="true" stretchy="false">)</mo>
              </mrow>
            </mrow>
          </munderover>
          <mi mathvariant="italic">du</mi>
        </mrow>
      </mrow>
      <mi mathvariant="italic">dt</mi>
    </mrow>
    <annotation encoding="StarMath 5.0">int from 0 to x
int from 0 to {y(1 - t over x )}

du dt</annotation>
  </semantics>
</math>
</file>

<file path=Object 1007/content.xml><?xml version="1.0" encoding="utf-8"?>
<math xmlns="http://www.w3.org/1998/Math/MathML" display="block">
  <semantics>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n>1</mn>
      </mrow>
    </mrow>
    <annotation encoding="StarMath 5.0">sum from t = 1 to x
sum from u = 1 to lfloor y(1 - t over x )rfloor


1</annotation>
  </semantics>
</math>
</file>

<file path=Object 1008/content.xml><?xml version="1.0" encoding="utf-8"?>
<math xmlns="http://www.w3.org/1998/Math/MathML" display="block">
  <semantics>
    <mrow>
      <mrow>
        <munderover>
          <mo stretchy="false">∫</mo>
          <mn>1</mn>
          <mi>x</mi>
        </munderover>
        <mrow>
          <munderover>
            <mo stretchy="false">∫</mo>
            <mn>1</mn>
            <msup>
              <mi>y</mi>
              <mrow>
                <mn>1</mn>
                <mo stretchy="false">−</mo>
                <mfrac>
                  <mrow>
                    <mi>log</mi>
                    <mi>t</mi>
                  </mrow>
                  <mrow>
                    <mi>log</mi>
                    <mi>x</mi>
                  </mrow>
                </mfrac>
              </mrow>
            </msup>
          </munderover>
          <mi mathvariant="italic">du</mi>
        </mrow>
      </mrow>
      <mi mathvariant="italic">dt</mi>
    </mrow>
    <annotation encoding="StarMath 5.0">int from 1 to x

int from 1 to y^{1-{{log t} over {log x}}}

du dt</annotation>
  </semantics>
</math>
</file>

<file path=Object 1009/content.xml><?xml version="1.0" encoding="utf-8"?>
<math xmlns="http://www.w3.org/1998/Math/MathML" display="block">
  <semantics>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n>1</mn>
      </mrow>
    </mrow>
    <annotation encoding="StarMath 5.0">sum from t = 2 to x

sum from u = 2 to lfloor y^{1-{{log t} over {log x}}} rfloor

1</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0/content.xml><?xml version="1.0" encoding="utf-8"?>
<math xmlns="http://www.w3.org/1998/Math/MathML" display="block">
  <semantics>
    <mrow>
      <mstyle mathvariant="bold">
        <mi>x</mi>
      </mstyle>
      <mo stretchy="false">⋅</mo>
      <mstyle mathvariant="bold">
        <mi>y</mi>
      </mstyle>
      <mo stretchy="false">⋅</mo>
      <mstyle mathvariant="bold">
        <mi>z</mi>
      </mstyle>
    </mrow>
    <annotation encoding="StarMath 5.0">bold{x} cdot bold{y} cdot bold{ z }</annotation>
  </semantics>
</math>
</file>

<file path=Object 1011/content.xml><?xml version="1.0" encoding="utf-8"?>
<math xmlns="http://www.w3.org/1998/Math/MathML" display="block">
  <semantics>
    <mrow>
      <mtext/>
      <mrow>
        <mo stretchy="false">∫</mo>
        <mtext/>
      </mrow>
    </mrow>
    <annotation encoding="StarMath 5.0">""int""</annotation>
  </semantics>
</math>
</file>

<file path=Object 1012/content.xml><?xml version="1.0" encoding="utf-8"?>
<math xmlns="http://www.w3.org/1998/Math/MathML" display="block">
  <semantics>
    <mrow>
      <mtext/>
      <mrow>
        <mo stretchy="false">∑</mo>
        <mtext/>
      </mrow>
    </mrow>
    <annotation encoding="StarMath 5.0">""sum""</annotation>
  </semantics>
</math>
</file>

<file path=Object 1013/content.xml><?xml version="1.0" encoding="utf-8"?>
<math xmlns="http://www.w3.org/1998/Math/MathML" display="block">
  <semantics>
    <mrow>
      <mrow>
        <munderover>
          <mo stretchy="false">∫</mo>
          <mn>0</mn>
          <mi>x</mi>
        </munderover>
        <mrow>
          <munderover>
            <mo stretchy="false">∫</mo>
            <mn>0</mn>
            <mrow>
              <mi>y</mi>
              <mrow>
                <mo fence="true" stretchy="false">(</mo>
                <mrow>
                  <mrow>
                    <mn>1</mn>
                    <mo stretchy="false">−</mo>
                    <mfrac>
                      <mi>t</mi>
                      <mi>x</mi>
                    </mfrac>
                  </mrow>
                </mrow>
                <mo fence="true" stretchy="false">)</mo>
              </mrow>
            </mrow>
          </munderover>
          <mrow>
            <munderover>
              <mo stretchy="false">∫</mo>
              <mn>0</mn>
              <mrow>
                <mi>z</mi>
                <mrow>
                  <mo fence="true" stretchy="false">(</mo>
                  <mrow>
                    <mrow>
                      <mn>1</mn>
                      <mo stretchy="false">−</mo>
                      <mfrac>
                        <mi>t</mi>
                        <mi>x</mi>
                      </mfrac>
                      <mo stretchy="false">−</mo>
                      <mfrac>
                        <mi>u</mi>
                        <mi>y</mi>
                      </mfrac>
                    </mrow>
                  </mrow>
                  <mo fence="true" stretchy="false">)</mo>
                </mrow>
              </mrow>
            </munderover>
            <mi mathvariant="italic">dv</mi>
          </mrow>
        </mrow>
      </mrow>
      <mi mathvariant="italic">du</mi>
      <mi mathvariant="italic">dt</mi>
    </mrow>
    <annotation encoding="StarMath 5.0">int from 0 to x
int from 0 to {y(1 - t over x )}
int from 0 to {z(1 - t over x - u over y )}

dv du dt</annotation>
  </semantics>
</math>
</file>

<file path=Object 1014/content.xml><?xml version="1.0" encoding="utf-8"?>
<math xmlns="http://www.w3.org/1998/Math/MathML" display="block">
  <semantics>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row>
          <munderover>
            <mo stretchy="false">∑</mo>
            <mrow>
              <mi>v</mi>
              <mo stretchy="false">=</mo>
              <mn>1</mn>
            </mrow>
            <mrow>
              <mo fence="true" stretchy="false">⌊</mo>
              <mrow>
                <mrow>
                  <mi>z</mi>
                  <mrow>
                    <mo fence="true" stretchy="false">(</mo>
                    <mrow>
                      <mrow>
                        <mn>1</mn>
                        <mo stretchy="false">−</mo>
                        <mfrac>
                          <mi>t</mi>
                          <mi>x</mi>
                        </mfrac>
                        <mo stretchy="false">−</mo>
                        <mfrac>
                          <mi>u</mi>
                          <mi>y</mi>
                        </mfrac>
                      </mrow>
                    </mrow>
                    <mo fence="true" stretchy="false">)</mo>
                  </mrow>
                </mrow>
              </mrow>
              <mo fence="true" stretchy="false">⌋</mo>
            </mrow>
          </munderover>
          <mn>1</mn>
        </mrow>
      </mrow>
    </mrow>
    <annotation encoding="StarMath 5.0">sum from t=1 to x
sum from u=1 to lfloor {y(1 - t over x )} rfloor
sum from v=1 to lfloor {z(1 - t over x - u over y )} rfloor

1</annotation>
  </semantics>
</math>
</file>

<file path=Object 1015/content.xml><?xml version="1.0" encoding="utf-8"?>
<math xmlns="http://www.w3.org/1998/Math/MathML" display="block">
  <semantics>
    <mrow>
      <mrow>
        <munderover>
          <mo stretchy="false">∫</mo>
          <mn>1</mn>
          <mi>x</mi>
        </munderover>
        <mrow>
          <munderover>
            <mo stretchy="false">∫</mo>
            <mn>1</mn>
            <msup>
              <mi>y</mi>
              <mrow>
                <mn>1</mn>
                <mo stretchy="false">−</mo>
                <mfrac>
                  <mrow>
                    <mi>log</mi>
                    <mi>t</mi>
                  </mrow>
                  <mrow>
                    <mi>log</mi>
                    <mi>x</mi>
                  </mrow>
                </mfrac>
              </mrow>
            </msup>
          </munderover>
          <mrow>
            <munderover>
              <mo stretchy="false">∫</mo>
              <mn>1</mn>
              <msup>
                <mi>z</mi>
                <mrow>
                  <mn>1</mn>
                  <mo stretchy="false">−</mo>
                  <mfrac>
                    <mrow>
                      <mi>log</mi>
                      <mi>t</mi>
                    </mrow>
                    <mrow>
                      <mi>log</mi>
                      <mi>x</mi>
                    </mrow>
                  </mfrac>
                  <mo stretchy="false">−</mo>
                  <mfrac>
                    <mrow>
                      <mi>log</mi>
                      <mi>u</mi>
                    </mrow>
                    <mrow>
                      <mi>log</mi>
                      <mi>y</mi>
                    </mrow>
                  </mfrac>
                </mrow>
              </msup>
            </munderover>
            <mi mathvariant="italic">dv</mi>
          </mrow>
        </mrow>
      </mrow>
      <mi mathvariant="italic">du</mi>
      <mi mathvariant="italic">dt</mi>
    </mrow>
    <annotation encoding="StarMath 5.0">int from 1 to x

int from 1 to y^{1-{{log t} over {log x}}}
int from 1 to z^{1-{{log t} over {log x}}-{{log u} over {log y}}}
dv du dt</annotation>
  </semantics>
</math>
</file>

<file path=Object 1016/content.xml><?xml version="1.0" encoding="utf-8"?>
<math xmlns="http://www.w3.org/1998/Math/MathML" display="block">
  <semantics>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row>
          <munderover>
            <mo stretchy="false">∑</mo>
            <mrow>
              <mi>v</mi>
              <mo stretchy="false">=</mo>
              <mn>2</mn>
            </mrow>
            <mrow>
              <mo fence="true" stretchy="false">⌊</mo>
              <mrow>
                <msup>
                  <mi>z</mi>
                  <mrow>
                    <mn>1</mn>
                    <mo stretchy="false">−</mo>
                    <mfrac>
                      <mrow>
                        <mi>log</mi>
                        <mi>t</mi>
                      </mrow>
                      <mrow>
                        <mi>log</mi>
                        <mi>x</mi>
                      </mrow>
                    </mfrac>
                    <mo stretchy="false">−</mo>
                    <mfrac>
                      <mrow>
                        <mi>log</mi>
                        <mi>u</mi>
                      </mrow>
                      <mrow>
                        <mi>log</mi>
                        <mi>y</mi>
                      </mrow>
                    </mfrac>
                  </mrow>
                </msup>
              </mrow>
              <mo fence="true" stretchy="false">⌋</mo>
            </mrow>
          </munderover>
          <mn>1</mn>
        </mrow>
      </mrow>
    </mrow>
    <annotation encoding="StarMath 5.0">sum from t=2 to x
sum from u=2 to lfloor y^{1-{{log t} over {log x}}} rfloor
sum from v=2 to lfloor z^{1-{{log t} over {log x}}-{{log u} over {log y}}} rfloor

1</annotation>
  </semantics>
</math>
</file>

<file path=Object 1017/content.xml><?xml version="1.0" encoding="utf-8"?>
<math xmlns="http://www.w3.org/1998/Math/MathML" display="block">
  <semantics>
    <mrow>
      <mstyle mathvariant="bold">
        <mi>x</mi>
      </mstyle>
      <mo stretchy="false">⋅</mo>
      <mstyle mathvariant="bold">
        <mi>y</mi>
      </mstyle>
      <mo stretchy="false">⋅</mo>
      <mstyle mathvariant="bold">
        <mi>z</mi>
      </mstyle>
      <mo stretchy="false">⋅</mo>
      <mstyle mathvariant="bold">
        <mi>w</mi>
      </mstyle>
    </mrow>
    <annotation encoding="StarMath 5.0">bold{x} cdot bold{y} cdot bold{ z } cdot bold{ w }</annotation>
  </semantics>
</math>
</file>

<file path=Object 1018/content.xml><?xml version="1.0" encoding="utf-8"?>
<math xmlns="http://www.w3.org/1998/Math/MathML" display="block">
  <semantics>
    <mrow>
      <mtext/>
      <mrow>
        <mo stretchy="false">∫</mo>
        <mtext/>
      </mrow>
    </mrow>
    <annotation encoding="StarMath 5.0">""int""</annotation>
  </semantics>
</math>
</file>

<file path=Object 1019/content.xml><?xml version="1.0" encoding="utf-8"?>
<math xmlns="http://www.w3.org/1998/Math/MathML" display="block">
  <semantics>
    <mrow>
      <mtext/>
      <mrow>
        <mo stretchy="false">∑</mo>
        <mtext/>
      </mrow>
    </mrow>
    <annotation encoding="StarMath 5.0">""sum""</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20/content.xml><?xml version="1.0" encoding="utf-8"?>
<math xmlns="http://www.w3.org/1998/Math/MathML" display="block">
  <semantics>
    <mrow>
      <mrow>
        <munderover>
          <mo stretchy="false">∫</mo>
          <mn>0</mn>
          <mi>x</mi>
        </munderover>
        <mrow>
          <munderover>
            <mo stretchy="false">∫</mo>
            <mn>0</mn>
            <mrow>
              <mi>y</mi>
              <mrow>
                <mo fence="true" stretchy="false">(</mo>
                <mrow>
                  <mrow>
                    <mn>1</mn>
                    <mo stretchy="false">−</mo>
                    <mfrac>
                      <mi>t</mi>
                      <mi>x</mi>
                    </mfrac>
                  </mrow>
                </mrow>
                <mo fence="true" stretchy="false">)</mo>
              </mrow>
            </mrow>
          </munderover>
          <mrow>
            <munderover>
              <mo stretchy="false">∫</mo>
              <mn>0</mn>
              <mrow>
                <mi>z</mi>
                <mrow>
                  <mo fence="true" stretchy="false">(</mo>
                  <mrow>
                    <mrow>
                      <mn>1</mn>
                      <mo stretchy="false">−</mo>
                      <mfrac>
                        <mi>t</mi>
                        <mi>x</mi>
                      </mfrac>
                      <mo stretchy="false">−</mo>
                      <mfrac>
                        <mi>u</mi>
                        <mi>y</mi>
                      </mfrac>
                    </mrow>
                  </mrow>
                  <mo fence="true" stretchy="false">)</mo>
                </mrow>
              </mrow>
            </munderover>
            <mrow>
              <munderover>
                <mo stretchy="false">∫</mo>
                <mn>0</mn>
                <mrow>
                  <mi>w</mi>
                  <mrow>
                    <mo fence="true" stretchy="false">(</mo>
                    <mrow>
                      <mrow>
                        <mn>1</mn>
                        <mo stretchy="false">−</mo>
                        <mfrac>
                          <mi>t</mi>
                          <mi>x</mi>
                        </mfrac>
                        <mo stretchy="false">−</mo>
                        <mfrac>
                          <mi>u</mi>
                          <mi>y</mi>
                        </mfrac>
                        <mo stretchy="false">−</mo>
                        <mfrac>
                          <mi>v</mi>
                          <mi>z</mi>
                        </mfrac>
                      </mrow>
                    </mrow>
                    <mo fence="true" stretchy="false">)</mo>
                  </mrow>
                </mrow>
              </munderover>
              <mi mathvariant="italic">dr</mi>
            </mrow>
          </mrow>
        </mrow>
      </mrow>
      <mi mathvariant="italic">dv</mi>
      <mi mathvariant="italic">du</mi>
      <mi mathvariant="italic">dt</mi>
    </mrow>
    <annotation encoding="StarMath 5.0">int from 0 to x
int from 0 to {y(1 - t over x )}
int from 0 to {z(1 - t over x - u over y )}
int from 0 to {w(1 - t over x - u over y - v over z )}

dr dv du dt</annotation>
  </semantics>
</math>
</file>

<file path=Object 1021/content.xml><?xml version="1.0" encoding="utf-8"?>
<math xmlns="http://www.w3.org/1998/Math/MathML" display="block">
  <semantics>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row>
          <munderover>
            <mo stretchy="false">∑</mo>
            <mrow>
              <mi>v</mi>
              <mo stretchy="false">=</mo>
              <mn>1</mn>
            </mrow>
            <mrow>
              <mo fence="true" stretchy="false">⌊</mo>
              <mrow>
                <mrow>
                  <mi>z</mi>
                  <mrow>
                    <mo fence="true" stretchy="false">(</mo>
                    <mrow>
                      <mrow>
                        <mn>1</mn>
                        <mo stretchy="false">−</mo>
                        <mfrac>
                          <mi>t</mi>
                          <mi>x</mi>
                        </mfrac>
                        <mo stretchy="false">−</mo>
                        <mfrac>
                          <mi>u</mi>
                          <mi>y</mi>
                        </mfrac>
                      </mrow>
                    </mrow>
                    <mo fence="true" stretchy="false">)</mo>
                  </mrow>
                </mrow>
              </mrow>
              <mo fence="true" stretchy="false">⌋</mo>
            </mrow>
          </munderover>
          <mrow>
            <munderover>
              <mo stretchy="false">∑</mo>
              <mrow>
                <mi>r</mi>
                <mo stretchy="false">=</mo>
                <mn>1</mn>
              </mrow>
              <mrow>
                <mo fence="true" stretchy="false">⌊</mo>
                <mrow>
                  <mrow>
                    <mi>w</mi>
                    <mrow>
                      <mo fence="true" stretchy="false">(</mo>
                      <mrow>
                        <mrow>
                          <mn>1</mn>
                          <mo stretchy="false">−</mo>
                          <mfrac>
                            <mi>t</mi>
                            <mi>x</mi>
                          </mfrac>
                          <mo stretchy="false">−</mo>
                          <mfrac>
                            <mi>u</mi>
                            <mi>y</mi>
                          </mfrac>
                          <mo stretchy="false">−</mo>
                          <mfrac>
                            <mi>v</mi>
                            <mi>z</mi>
                          </mfrac>
                        </mrow>
                      </mrow>
                      <mo fence="true" stretchy="false">)</mo>
                    </mrow>
                  </mrow>
                </mrow>
                <mo fence="true" stretchy="false">⌋</mo>
              </mrow>
            </munderover>
            <mn>1</mn>
          </mrow>
        </mrow>
      </mrow>
    </mrow>
    <annotation encoding="StarMath 5.0">sum from t=1 to x
sum from u=1 to lfloor {y(1 - t over x )} rfloor
sum from v=1 to lfloor {z(1 - t over x - u over y )} rfloor
sum from r=1 to lfloor {w(1 - t over x - u over y - v over z )} rfloor

1</annotation>
  </semantics>
</math>
</file>

<file path=Object 1022/content.xml><?xml version="1.0" encoding="utf-8"?>
<math xmlns="http://www.w3.org/1998/Math/MathML" display="block">
  <semantics>
    <mrow>
      <mrow>
        <munderover>
          <mo stretchy="false">∫</mo>
          <mn>1</mn>
          <mi>x</mi>
        </munderover>
        <mrow>
          <munderover>
            <mo stretchy="false">∫</mo>
            <mn>1</mn>
            <msup>
              <mi>y</mi>
              <mrow>
                <mn>1</mn>
                <mo stretchy="false">−</mo>
                <mfrac>
                  <mrow>
                    <mi>log</mi>
                    <mi>t</mi>
                  </mrow>
                  <mrow>
                    <mi>log</mi>
                    <mi>x</mi>
                  </mrow>
                </mfrac>
              </mrow>
            </msup>
          </munderover>
          <mrow>
            <munderover>
              <mo stretchy="false">∫</mo>
              <mn>1</mn>
              <msup>
                <mi>z</mi>
                <mrow>
                  <mn>1</mn>
                  <mo stretchy="false">−</mo>
                  <mfrac>
                    <mrow>
                      <mi>log</mi>
                      <mi>t</mi>
                    </mrow>
                    <mrow>
                      <mi>log</mi>
                      <mi>x</mi>
                    </mrow>
                  </mfrac>
                  <mo stretchy="false">−</mo>
                  <mfrac>
                    <mrow>
                      <mi>log</mi>
                      <mi>u</mi>
                    </mrow>
                    <mrow>
                      <mi>log</mi>
                      <mi>y</mi>
                    </mrow>
                  </mfrac>
                </mrow>
              </msup>
            </munderover>
            <mrow>
              <munderover>
                <mo stretchy="false">∫</mo>
                <mn>1</mn>
                <msup>
                  <mi>w</mi>
                  <mrow>
                    <mn>1</mn>
                    <mo stretchy="false">−</mo>
                    <mfrac>
                      <mrow>
                        <mi>log</mi>
                        <mi>t</mi>
                      </mrow>
                      <mrow>
                        <mi>log</mi>
                        <mi>x</mi>
                      </mrow>
                    </mfrac>
                    <mo stretchy="false">−</mo>
                    <mfrac>
                      <mrow>
                        <mi>log</mi>
                        <mi>u</mi>
                      </mrow>
                      <mrow>
                        <mi>log</mi>
                        <mi>y</mi>
                      </mrow>
                    </mfrac>
                    <mo stretchy="false">−</mo>
                    <mfrac>
                      <mrow>
                        <mi>log</mi>
                        <mi>v</mi>
                      </mrow>
                      <mrow>
                        <mi>log</mi>
                        <mi>z</mi>
                      </mrow>
                    </mfrac>
                  </mrow>
                </msup>
              </munderover>
              <mi mathvariant="italic">dr</mi>
            </mrow>
          </mrow>
        </mrow>
      </mrow>
      <mi mathvariant="italic">dv</mi>
      <mi mathvariant="italic">du</mi>
      <mi mathvariant="italic">dt</mi>
    </mrow>
    <annotation encoding="StarMath 5.0">int from 1 to x

int from 1 to y^{1-{{log t} over {log x}}}
int from 1 to z^{1-{{log t} over {log x}}-{{log u} over {log y}}}
int from 1 to w^{1-{{log t} over {log x}}-{{log u} over {log y}}-{{log v} over {log z}}}

dr dv du dt</annotation>
  </semantics>
</math>
</file>

<file path=Object 1023/content.xml><?xml version="1.0" encoding="utf-8"?>
<math xmlns="http://www.w3.org/1998/Math/MathML" display="block">
  <semantics>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row>
          <munderover>
            <mo stretchy="false">∑</mo>
            <mrow>
              <mi>v</mi>
              <mo stretchy="false">=</mo>
              <mn>2</mn>
            </mrow>
            <mrow>
              <mo fence="true" stretchy="false">⌊</mo>
              <mrow>
                <msup>
                  <mi>z</mi>
                  <mrow>
                    <mn>1</mn>
                    <mo stretchy="false">−</mo>
                    <mfrac>
                      <mrow>
                        <mi>log</mi>
                        <mi>t</mi>
                      </mrow>
                      <mrow>
                        <mi>log</mi>
                        <mi>x</mi>
                      </mrow>
                    </mfrac>
                    <mo stretchy="false">−</mo>
                    <mfrac>
                      <mrow>
                        <mi>log</mi>
                        <mi>u</mi>
                      </mrow>
                      <mrow>
                        <mi>log</mi>
                        <mi>y</mi>
                      </mrow>
                    </mfrac>
                  </mrow>
                </msup>
              </mrow>
              <mo fence="true" stretchy="false">⌋</mo>
            </mrow>
          </munderover>
          <mrow>
            <munderover>
              <mo stretchy="false">∑</mo>
              <mrow>
                <mi>r</mi>
                <mo stretchy="false">=</mo>
                <mn>2</mn>
              </mrow>
              <mrow>
                <mo fence="true" stretchy="false">⌊</mo>
                <mrow>
                  <msup>
                    <mi>w</mi>
                    <mrow>
                      <mn>1</mn>
                      <mo stretchy="false">−</mo>
                      <mfrac>
                        <mrow>
                          <mi>log</mi>
                          <mi>t</mi>
                        </mrow>
                        <mrow>
                          <mi>log</mi>
                          <mi>x</mi>
                        </mrow>
                      </mfrac>
                      <mo stretchy="false">−</mo>
                      <mfrac>
                        <mrow>
                          <mi>log</mi>
                          <mi>u</mi>
                        </mrow>
                        <mrow>
                          <mi>log</mi>
                          <mi>y</mi>
                        </mrow>
                      </mfrac>
                      <mo stretchy="false">−</mo>
                      <mfrac>
                        <mrow>
                          <mi>log</mi>
                          <mi>v</mi>
                        </mrow>
                        <mrow>
                          <mi>log</mi>
                          <mi>z</mi>
                        </mrow>
                      </mfrac>
                    </mrow>
                  </msup>
                </mrow>
                <mo fence="true" stretchy="false">⌋</mo>
              </mrow>
            </munderover>
            <mn>1</mn>
          </mrow>
        </mrow>
      </mrow>
    </mrow>
    <annotation encoding="StarMath 5.0">sum from t=2 to x
sum from u=2 to lfloor y^{1-{{log t} over {log x}}} rfloor
sum from v=2 to lfloor z^{1-{{log t} over {log x}}-{{log u} over {log y}}} rfloor
sum from r=2 to lfloor w^{1-{{log t} over {log x}}-{{log u} over {log y}}-{{log v} over {log z}}} rfloor

1</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z</mi>
            <mo stretchy="false">+</mo>
            <mi>w</mi>
          </mrow>
        </msup>
        <mo stretchy="false">=</mo>
        <mfrac>
          <mo stretchy="false">∂</mo>
          <mrow>
            <mo stretchy="false">∂</mo>
            <mi>x</mi>
          </mrow>
        </mfrac>
      </mrow>
      <mrow>
        <msup>
          <mrow>
            <mo fence="true" stretchy="false">(</mo>
            <mrow>
              <mrow>
                <mn>1</mn>
                <mo stretchy="false">+</mo>
                <mi>x</mi>
              </mrow>
            </mrow>
            <mo fence="true" stretchy="false">)</mo>
          </mrow>
          <mi>z</mi>
        </msup>
        <mo stretchy="false">⋅</mo>
        <msup>
          <mrow>
            <mo fence="true" stretchy="false">(</mo>
            <mrow>
              <mrow>
                <mn>1</mn>
                <mo stretchy="false">+</mo>
                <mi>x</mi>
              </mrow>
            </mrow>
            <mo fence="true" stretchy="false">)</mo>
          </mrow>
          <mi>w</mi>
        </msup>
      </mrow>
    </mrow>
    <annotation encoding="StarMath 5.0">{{partial}over{partial x}}(1+x)^{z+w} = {{partial}over{partial x}}(1+x)^z cdot (1+x)^w</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z</mi>
          <mo stretchy="false">+</mo>
          <mi>w</mi>
        </mrow>
      </msup>
      <mo stretchy="false">=</mo>
      <mrow>
        <msup>
          <mrow>
            <mo fence="true" stretchy="false">(</mo>
            <mrow>
              <mrow>
                <mn>1</mn>
                <mo stretchy="false">+</mo>
                <mi>x</mi>
              </mrow>
            </mrow>
            <mo fence="true" stretchy="false">)</mo>
          </mrow>
          <mi>z</mi>
        </msup>
        <mo stretchy="false">⋅</mo>
        <msup>
          <mrow>
            <mo fence="true" stretchy="false">(</mo>
            <mrow>
              <mrow>
                <mn>1</mn>
                <mo stretchy="false">+</mo>
                <mi>x</mi>
              </mrow>
            </mrow>
            <mo fence="true" stretchy="false">)</mo>
          </mrow>
          <mi>w</mi>
        </msup>
      </mrow>
    </mrow>
    <annotation encoding="StarMath 5.0">(1+x)^{z+w} = (1+x)^z cdot (1+x)^w</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z</mi>
          <mo stretchy="false">+</mo>
          <mi>w</mi>
        </mrow>
      </msup>
      <mo stretchy="false">=</mo>
      <mrow>
        <msup>
          <mrow>
            <mo fence="true" stretchy="false">(</mo>
            <mrow>
              <mrow>
                <mn>1</mn>
                <mo stretchy="false">+</mo>
                <mi>x</mi>
              </mrow>
            </mrow>
            <mo fence="true" stretchy="false">)</mo>
          </mrow>
          <mi>z</mi>
        </msup>
        <mo stretchy="false">⋅</mo>
        <msup>
          <mrow>
            <mo fence="true" stretchy="false">(</mo>
            <mrow>
              <mrow>
                <mn>1</mn>
                <mo stretchy="false">+</mo>
                <mi>x</mi>
              </mrow>
            </mrow>
            <mo fence="true" stretchy="false">)</mo>
          </mrow>
          <mi>w</mi>
        </msup>
      </mrow>
    </mrow>
    <annotation encoding="StarMath 5.0">(1+x)^{z+w} = (1+x)^z cdot (1+x)^w</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z</mi>
          <mo stretchy="false">+</mo>
          <mi>w</mi>
        </mrow>
      </msup>
      <mo stretchy="false">=</mo>
      <mrow>
        <msup>
          <mrow>
            <mo fence="true" stretchy="false">(</mo>
            <mrow>
              <mrow>
                <mn>1</mn>
                <mo stretchy="false">+</mo>
                <mstyle mathvariant="bold">
                  <mi>x</mi>
                </mstyle>
              </mrow>
            </mrow>
            <mo fence="true" stretchy="false">)</mo>
          </mrow>
          <mi>z</mi>
        </msup>
        <mo stretchy="false">⋅</mo>
        <msup>
          <mrow>
            <mo fence="true" stretchy="false">(</mo>
            <mrow>
              <mrow>
                <mn>1</mn>
                <mo stretchy="false">+</mo>
                <mstyle mathvariant="bold">
                  <mi>x</mi>
                </mstyle>
              </mrow>
            </mrow>
            <mo fence="true" stretchy="false">)</mo>
          </mrow>
          <mi>w</mi>
        </msup>
      </mrow>
    </mrow>
    <annotation encoding="StarMath 5.0">(1+bold{x})^{z+w} = (1+bold{x})^z cdot (1+bold{x})^w</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w</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i>w</mi>
      </msup>
      <mi mathvariant="italic">du</mi>
      <mi mathvariant="italic">dt</mi>
    </mrow>
    <annotation encoding="StarMath 5.0">(1+x)^{a+b}=1+

int from 0 to {x} {partial over {partial t}} (1+t)^z dt +

int from 0 to {x} {partial over {partial u}} (1+u)^w du +

int from 0 to {x} int from 0 to {x} {partial over {partial t}} (1+t)^z cdot {partial over {partial u}}(1+u)^w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z</mi>
                  <mo stretchy="false">+</mo>
                  <mi>w</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w</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i>w</mi>
            </msup>
            <mi mathvariant="italic">du</mi>
            <mi mathvariant="italic">dt</mi>
          </mrow>
        </mtd>
      </mtr>
    </mtable>
    <annotation encoding="StarMath 5.0">""(1+bold{x})^{z+w}=


1+

int from 0 to x {partial over {partial t}}(1+bold{t})^z dt

+int from 0 to x {partial over {partial u}}(1+bold{u})^w du

""newline


+int from 0 to x int from 0 to {x-t} {partial over {partial t}}(1+bold{t})^z cdot {partial over {partial u}}(1+bold{u})^w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z</mi>
                  <mo stretchy="false">+</mo>
                  <mi>w</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z</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w</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i>w</mi>
            </msup>
          </mrow>
        </mtd>
      </mtr>
    </mtable>
    <annotation encoding="StarMath 5.0">""(1+bold{x})^{z+w}=


1+

sum from t=1 to x nabla_t (1+bold{t})^z

+sum from u=1 to x nabla_u (1+bold{u})^w

""newline


+sum from t=1 to x sum from u=1 to {x-t} nabla_t (I+bold{t})^z cdot nabla_u (1+bold{u})^w</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z</mi>
                  <mo stretchy="false">+</mo>
                  <mi>w</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w</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i>w</mi>
            </msup>
            <mi mathvariant="italic">du</mi>
            <mi mathvariant="italic">dt</mi>
          </mrow>
        </mtd>
      </mtr>
    </mtable>
    <annotation encoding="StarMath 5.0">""(1+bold{x})^{z+w}=


1+

int from 1 to x {partial over {partial t}} (1+bold{t})^z dt

+int from 1 to x {partial over {partial u}} (1+bold{u})^w du

""newline


+int from 1 to x int from 1 to {x over  t} {partial over {partial t}} (1+bold{t})^z cdot {partial over {partial u}}(1+bold{u})^w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z</mi>
                  <mo stretchy="false">+</mo>
                  <mi>w</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z</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w</mi>
            </msup>
            <mtext/>
          </mrow>
        </mtd>
      </mtr>
      <mtr>
        <mtd>
          <mrow>
            <mrow>
              <mo stretchy="false">+</mo>
              <mrow>
                <munderover>
                  <mo stretchy="false">∑</mo>
                  <mrow>
                    <mi>t</mi>
                    <mo stretchy="false">=</mo>
                    <mn>2</mn>
                  </mrow>
                  <mi>x</mi>
                </munderover>
                <mrow>
                  <munderover>
                    <mo stretchy="false">∑</mo>
                    <mrow>
                      <mi>u</mi>
                      <mo stretchy="false">=</mo>
                      <mn>1</mn>
                    </mrow>
                    <mrow>
                      <mo fence="true" stretchy="false">⌊</mo>
                      <mrow>
                        <mfrac>
                          <mi>x</mi>
                          <mi>t</mi>
                        </mfrac>
                      </mrow>
                      <mo fence="true" stretchy="false">⌋</mo>
                    </mrow>
                  </munderover>
                  <msub>
                    <mo stretchy="false">∇</mo>
                    <mi>t</mi>
                  </msub>
                </mrow>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i>w</mi>
            </msup>
          </mrow>
        </mtd>
      </mtr>
    </mtable>
    <annotation encoding="StarMath 5.0">""(1+bold{x})^{z+w}=


1+

sum from t=2 to x nabla_t (1+bold{t})^z

+sum from u=2 to x nabla_u (1+bold{u})^w

""newline

+sum from t=2 to x sum from u=1 to lfloor {x over t} rfloor nabla_t (1+bold{t})^z cdot nabla_u (1+bold{u})^w</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z</mi>
            <mo stretchy="false">+</mo>
            <mi>w</mi>
          </mrow>
        </msup>
        <mo stretchy="false">=</mo>
        <mrow>
          <mn>1</mn>
          <mo stretchy="false">+</mo>
          <mrow>
            <munderover>
              <mo stretchy="false">∫</mo>
              <mn>0</mn>
              <mi>x</mi>
            </munderover>
            <mi>a</mi>
          </mrow>
        </mrow>
      </mrow>
      <msup>
        <mrow>
          <mo fence="true" stretchy="false">(</mo>
          <mrow>
            <mrow>
              <mn>1</mn>
              <mo stretchy="false">+</mo>
              <mi>t</mi>
            </mrow>
          </mrow>
          <mo fence="true" stretchy="false">)</mo>
        </mrow>
        <mrow>
          <mi>z</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w</mi>
          <mo stretchy="false">−</mo>
          <mn>1</mn>
        </mrow>
      </msup>
      <mrow>
        <mi mathvariant="italic">du</mi>
        <mo stretchy="false">+</mo>
        <mrow>
          <munderover>
            <mo stretchy="false">∫</mo>
            <mn>0</mn>
            <mi>x</mi>
          </munderover>
          <mrow>
            <munderover>
              <mo stretchy="false">∫</mo>
              <mn>0</mn>
              <mi>x</mi>
            </munderover>
            <mi>z</mi>
          </mrow>
        </mrow>
      </mrow>
      <mrow>
        <msup>
          <mrow>
            <mo fence="true" stretchy="false">(</mo>
            <mrow>
              <mrow>
                <mn>1</mn>
                <mo stretchy="false">+</mo>
                <mi>t</mi>
              </mrow>
            </mrow>
            <mo fence="true" stretchy="false">)</mo>
          </mrow>
          <mrow>
            <mi>z</mi>
            <mo stretchy="false">−</mo>
            <mn>1</mn>
          </mrow>
        </msup>
        <mo stretchy="false">⋅</mo>
        <mi>w</mi>
      </mrow>
      <msup>
        <mrow>
          <mo fence="true" stretchy="false">(</mo>
          <mrow>
            <mrow>
              <mn>1</mn>
              <mo stretchy="false">+</mo>
              <mi>u</mi>
            </mrow>
          </mrow>
          <mo fence="true" stretchy="false">)</mo>
        </mrow>
        <mrow>
          <mi>w</mi>
          <mo stretchy="false">−</mo>
          <mn>1</mn>
        </mrow>
      </msup>
      <mi mathvariant="italic">du</mi>
      <mi mathvariant="italic">dt</mi>
    </mrow>
    <annotation encoding="StarMath 5.0">(1+x)^{z+w}=

1+

int from 0 to x a (1+t)^{z-1} dt+

int from 0 to x b (1+u)^{w-1} du+

int from 0 to {x} int from 0 to {x} z (1+t)^{z-1} cdot w (1+u)^{w-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z</mi>
                <mo stretchy="false">+</mo>
                <mi>w</mi>
              </mrow>
            </msub>
            <mrow>
              <mrow>
                <mo fence="true" stretchy="false">(</mo>
                <mrow>
                  <mrow>
                    <mo stretchy="false">−</mo>
                    <mi>x</mi>
                  </mrow>
                </mrow>
                <mo fence="true" stretchy="false">)</mo>
              </mrow>
              <mo stretchy="false">=</mo>
              <mrow>
                <mn>1</mn>
                <mo stretchy="false">+</mo>
                <mrow>
                  <munderover>
                    <mo stretchy="false">∫</mo>
                    <mn>0</mn>
                    <mi>x</mi>
                  </munderover>
                  <msubsup>
                    <mi>L</mi>
                    <mrow>
                      <mi>z</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w</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z</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w</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z+w}(-x)=


1+

int from 0 to x L_{z-1}^(1)(-t)dt

+int from 0 to x L_{w-1}^(1)(-t)dt

""newline


+int from 0 to x int from 0 to {x-t} L_{z-1}^(1)(-t) cdot L_{w-1}^(1)(-u) du dt</annotation>
  </semantics>
</math>
</file>

<file path=Object 375/content.xml><?xml version="1.0" encoding="utf-8"?>
<math xmlns="http://www.w3.org/1998/Math/MathML" display="block">
  <semantics>
    <mrow>
      <mrow>
        <mo fence="true" stretchy="false">(</mo>
        <mrow>
          <mrow>
            <mo fence="true" stretchy="false">(</mo>
            <mrow>
              <mtable>
                <mtr>
                  <mtd>
                    <mrow>
                      <mi>z</mi>
                      <mo stretchy="false">+</mo>
                      <mi>w</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i>w</mi>
                    </mtd>
                  </mtr>
                  <mtr>
                    <mtd>
                      <mi>u</mi>
                    </mtd>
                  </mtr>
                </mtable>
              </mrow>
              <mo fence="true" stretchy="false">)</mo>
            </mrow>
          </mrow>
          <mo fence="true" stretchy="false">)</mo>
        </mrow>
      </mrow>
    </mrow>
    <annotation encoding="StarMath 5.0">((binom{z+w+1}{x}))=

sum from t=0 to {x} sum from u=0 to {x-t} 

((binom{z}{t}))cdot 

((binom{w}{u}))</annotation>
  </semantics>
</math>
</file>

<file path=Object 376/content.xml><?xml version="1.0" encoding="utf-8"?>
<math xmlns="http://www.w3.org/1998/Math/MathML" display="block">
  <semantics>
    <mtable>
      <mtr>
        <mtd>
          <mrow>
            <mtext/>
            <mrow>
              <mi>x</mi>
              <mo stretchy="false">⋅</mo>
              <msub>
                <mi>L</mi>
                <mrow>
                  <mi>z</mi>
                  <mo stretchy="false">+</mo>
                  <mi>w</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z</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w</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z</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w</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z+w-1}(-log x)=



1+

int from 1 to x L_{z-1}^(1)(-log t)dt

+int from 1 to x L_{w-1}^(1)(-log t)dt

""newline

+int from 1 to x int from 1 to {x over t} L_{z-1}^(1)(-log t) cdot L_{w-1}^(1)(-log u) du dt</annotation>
  </semantics>
</math>
</file>

<file path=Object 377/content.xml><?xml version="1.0" encoding="utf-8"?>
<math xmlns="http://www.w3.org/1998/Math/MathML" display="block">
  <semantics>
    <mrow>
      <msub>
        <mi>D</mi>
        <mrow>
          <mi>z</mi>
          <mo stretchy="false">+</mo>
          <mi>w</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z</mi>
            </msub>
          </mrow>
        </mrow>
      </mrow>
      <mrow>
        <mrow>
          <mo fence="true" stretchy="false">(</mo>
          <mrow>
            <mi>t</mi>
          </mrow>
          <mo fence="true" stretchy="false">)</mo>
        </mrow>
        <mo stretchy="false">⋅</mo>
        <msub>
          <mi>d</mi>
          <mi>w</mi>
        </msub>
      </mrow>
      <mrow>
        <mo fence="true" stretchy="false">(</mo>
        <mrow>
          <mi>u</mi>
        </mrow>
        <mo fence="true" stretchy="false">)</mo>
      </mrow>
    </mrow>
    <annotation encoding="StarMath 5.0">D_{z+w}(x)=sum from t=1 to x sum from u=1 to lfloor x over t rfloor 

d_z(t) cdot

d_w(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z</mi>
            <mo stretchy="false">+</mo>
            <mi>w</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z</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w</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i>w</mi>
            </msup>
            <mi mathvariant="italic">du</mi>
            <mi mathvariant="italic">dt</mi>
          </mrow>
        </mrow>
        <mo fence="true" stretchy="false">)</mo>
      </mrow>
    </mrow>
    <annotation encoding="StarMath 5.0">{partial over {partial x}}(1+x)^{z+w}=

{ partial over {partial x} }(  1+

int from 0 to x {partial over {partial t}}(1+t)^{z} dt+

int from 0 to x {partial over {partial u}}(1+u)^{w} du+

int from 0 to {x} int from 0 to {x} {partial over {partial t}} (1+t)^{z} cdot {partial over {partial u}} (1+u)^{w}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z</mi>
            <mo stretchy="false">+</mo>
            <mi>w</mi>
          </mrow>
        </msup>
        <mo stretchy="false">=</mo>
        <mfrac>
          <mo stretchy="false">∂</mo>
          <mrow>
            <mo stretchy="false">∂</mo>
            <mi>x</mi>
          </mrow>
        </mfrac>
      </mrow>
      <mrow>
        <msup>
          <mrow>
            <mo fence="true" stretchy="false">(</mo>
            <mrow>
              <mrow>
                <mn>1</mn>
                <mo stretchy="false">+</mo>
                <mi>x</mi>
              </mrow>
            </mrow>
            <mo fence="true" stretchy="false">)</mo>
          </mrow>
          <mi>z</mi>
        </msup>
        <mo stretchy="false">+</mo>
        <mfrac>
          <mo stretchy="false">∂</mo>
          <mrow>
            <mo stretchy="false">∂</mo>
            <mi>x</mi>
          </mrow>
        </mfrac>
      </mrow>
      <mrow>
        <msup>
          <mrow>
            <mo fence="true" stretchy="false">(</mo>
            <mrow>
              <mrow>
                <mn>1</mn>
                <mo stretchy="false">+</mo>
                <mi>x</mi>
              </mrow>
            </mrow>
            <mo fence="true" stretchy="false">)</mo>
          </mrow>
          <mi>w</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o stretchy="false">⋅</mo>
        <mfrac>
          <mo stretchy="false">∂</mo>
          <mrow>
            <mo stretchy="false">∂</mo>
            <mi>x</mi>
          </mrow>
        </mfrac>
      </mrow>
      <mrow>
        <msup>
          <mrow>
            <mo fence="true" stretchy="false">(</mo>
            <mrow>
              <mrow>
                <mn>1</mn>
                <mo stretchy="false">+</mo>
                <mi>x</mi>
              </mrow>
            </mrow>
            <mo fence="true" stretchy="false">)</mo>
          </mrow>
          <mi>w</mi>
        </msup>
        <mo stretchy="false">+</mo>
        <mfrac>
          <mo stretchy="false">∂</mo>
          <mrow>
            <mo stretchy="false">∂</mo>
            <mi>x</mi>
          </mrow>
        </mfrac>
      </mrow>
      <mrow>
        <msup>
          <mrow>
            <mo fence="true" stretchy="false">(</mo>
            <mrow>
              <mrow>
                <mn>1</mn>
                <mo stretchy="false">+</mo>
                <mi>x</mi>
              </mrow>
            </mrow>
            <mo fence="true" stretchy="false">)</mo>
          </mrow>
          <mi>z</mi>
        </msup>
        <mo stretchy="false">⋅</mo>
        <mfrac>
          <mo stretchy="false">∂</mo>
          <mrow>
            <mo stretchy="false">∂</mo>
            <mi>t</mi>
          </mrow>
        </mfrac>
      </mrow>
      <msup>
        <mrow>
          <mo fence="true" stretchy="false">(</mo>
          <mrow>
            <mrow>
              <mn>1</mn>
              <mo stretchy="false">+</mo>
              <mi>t</mi>
            </mrow>
          </mrow>
          <mo fence="true" stretchy="false">)</mo>
        </mrow>
        <mi>w</mi>
      </msup>
      <mi mathvariant="italic">dt</mi>
    </mrow>
    <annotation encoding="StarMath 5.0">{partial over {partial x}}(1+x)^{z+w}=

{partial over {partial x}}(1+x)^{z}+

{partial over {partial x}}(1+x)^{w}+

int from 0 to x {partial over {partial t}} (1+t)^{z} cdot {partial over {partial x}} (1+x)^{w} + {partial over {partial x}} (1+x)^{z} cdot {partial over {partial t}} (1+t)^{w}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z</mi>
            <mo stretchy="false">+</mo>
            <mi>w</mi>
          </mrow>
        </mrow>
        <mo fence="true" stretchy="false">)</mo>
      </mrow>
      <mrow>
        <msup>
          <mrow>
            <mo fence="true" stretchy="false">(</mo>
            <mrow>
              <mrow>
                <mn>1</mn>
                <mo stretchy="false">+</mo>
                <mi>x</mi>
              </mrow>
            </mrow>
            <mo fence="true" stretchy="false">)</mo>
          </mrow>
          <mrow>
            <mi>z</mi>
            <mo stretchy="false">+</mo>
            <mi>w</mi>
            <mo stretchy="false">−</mo>
            <mn>1</mn>
          </mrow>
        </msup>
        <mo stretchy="false">=</mo>
        <mi>z</mi>
      </mrow>
      <mrow>
        <msup>
          <mrow>
            <mo fence="true" stretchy="false">(</mo>
            <mrow>
              <mrow>
                <mn>1</mn>
                <mo stretchy="false">+</mo>
                <mi>x</mi>
              </mrow>
            </mrow>
            <mo fence="true" stretchy="false">)</mo>
          </mrow>
          <mrow>
            <mi>z</mi>
            <mo stretchy="false">−</mo>
            <mn>1</mn>
          </mrow>
        </msup>
        <mo stretchy="false">+</mo>
        <mi>w</mi>
      </mrow>
      <mrow>
        <msup>
          <mrow>
            <mo fence="true" stretchy="false">(</mo>
            <mrow>
              <mrow>
                <mn>1</mn>
                <mo stretchy="false">+</mo>
                <mi>x</mi>
              </mrow>
            </mrow>
            <mo fence="true" stretchy="false">)</mo>
          </mrow>
          <mrow>
            <mi>w</mi>
            <mo stretchy="false">−</mo>
            <mn>1</mn>
          </mrow>
        </msup>
        <mo stretchy="false">+</mo>
        <mrow>
          <munderover>
            <mo stretchy="false">∫</mo>
            <mn>0</mn>
            <mi>x</mi>
          </munderover>
          <mi>z</mi>
        </mrow>
      </mrow>
      <mrow>
        <msup>
          <mrow>
            <mo fence="true" stretchy="false">(</mo>
            <mrow>
              <mrow>
                <mn>1</mn>
                <mo stretchy="false">+</mo>
                <mi>t</mi>
              </mrow>
            </mrow>
            <mo fence="true" stretchy="false">)</mo>
          </mrow>
          <mrow>
            <mi>z</mi>
            <mo stretchy="false">−</mo>
            <mn>1</mn>
          </mrow>
        </msup>
        <mo stretchy="false">⋅</mo>
        <mi>w</mi>
      </mrow>
      <mrow>
        <msup>
          <mrow>
            <mo fence="true" stretchy="false">(</mo>
            <mrow>
              <mrow>
                <mn>1</mn>
                <mo stretchy="false">+</mo>
                <mi>x</mi>
              </mrow>
            </mrow>
            <mo fence="true" stretchy="false">)</mo>
          </mrow>
          <mrow>
            <mi>w</mi>
            <mo stretchy="false">−</mo>
            <mn>1</mn>
          </mrow>
        </msup>
        <mo stretchy="false">+</mo>
        <mi>z</mi>
      </mrow>
      <mrow>
        <msup>
          <mrow>
            <mo fence="true" stretchy="false">(</mo>
            <mrow>
              <mrow>
                <mn>1</mn>
                <mo stretchy="false">+</mo>
                <mi>x</mi>
              </mrow>
            </mrow>
            <mo fence="true" stretchy="false">)</mo>
          </mrow>
          <mrow>
            <mi>z</mi>
            <mo stretchy="false">−</mo>
            <mn>1</mn>
          </mrow>
        </msup>
        <mo stretchy="false">⋅</mo>
        <mi>w</mi>
      </mrow>
      <msup>
        <mrow>
          <mo fence="true" stretchy="false">(</mo>
          <mrow>
            <mrow>
              <mn>1</mn>
              <mo stretchy="false">+</mo>
              <mi>t</mi>
            </mrow>
          </mrow>
          <mo fence="true" stretchy="false">)</mo>
        </mrow>
        <mrow>
          <mi>w</mi>
          <mo stretchy="false">−</mo>
          <mn>1</mn>
        </mrow>
      </msup>
      <mi mathvariant="italic">dt</mi>
    </mrow>
    <annotation encoding="StarMath 5.0">(z+w)(1+x)^{z+w-1}=

z (1+x)^{z-1}+

w (1+x)^{w-1}+

int from 0 to x  

z( 1+t )^{ z-1 } cdot w( 1+x )^{ w-1 }+
z( 1+x )^{ z-1 } cdot w( 1+t )^{ w-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z</mi>
                <mo stretchy="false">+</mo>
                <mi>w</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z</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w</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z</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w</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z+w-1}^{(1)}(-x)=


L_{z-1}^(1)(-x)

+L_{w-1}^(1)(-x)

""newline


+int from 0 to x L_{z-1}^(1)(-t) cdot L_{w-1}^(1)(-(x-t)) dt</annotation>
  </semantics>
</math>
</file>

<file path=Object 384/content.xml><?xml version="1.0" encoding="utf-8"?>
<math xmlns="http://www.w3.org/1998/Math/MathML" display="block">
  <semantics>
    <mrow>
      <mrow>
        <mo fence="true" stretchy="false">(</mo>
        <mrow>
          <mrow>
            <mo fence="true" stretchy="false">(</mo>
            <mrow>
              <mtable>
                <mtr>
                  <mtd>
                    <mrow>
                      <mi>z</mi>
                      <mo stretchy="false">+</mo>
                      <mi>w</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z</mi>
                      </mtd>
                    </mtr>
                    <mtr>
                      <mtd>
                        <mi>t</mi>
                      </mtd>
                    </mtr>
                  </mtable>
                </mrow>
                <mo fence="true" stretchy="false">)</mo>
              </mrow>
            </mrow>
            <mo fence="true" stretchy="false">)</mo>
          </mrow>
        </mrow>
        <mo stretchy="false">⋅</mo>
        <mrow>
          <mo fence="true" stretchy="false">(</mo>
          <mrow>
            <mrow>
              <mo fence="true" stretchy="false">(</mo>
              <mrow>
                <mtable>
                  <mtr>
                    <mtd>
                      <mi>w</mi>
                    </mtd>
                  </mtr>
                  <mtr>
                    <mtd>
                      <mrow>
                        <mi>x</mi>
                        <mo stretchy="false">−</mo>
                        <mi>t</mi>
                      </mrow>
                    </mtd>
                  </mtr>
                </mtable>
              </mrow>
              <mo fence="true" stretchy="false">)</mo>
            </mrow>
          </mrow>
          <mo fence="true" stretchy="false">)</mo>
        </mrow>
      </mrow>
    </mrow>
    <annotation encoding="StarMath 5.0">((binom{z+w}{x}))=

sum from t=0 to x

((binom{z}{t}))cdot 

((binom{w}{x-t}))</annotation>
  </semantics>
</math>
</file>

<file path=Object 385/content.xml><?xml version="1.0" encoding="utf-8"?>
<math xmlns="http://www.w3.org/1998/Math/MathML" display="block">
  <semantics>
    <mtable>
      <mtr>
        <mtd>
          <mrow>
            <mtext/>
            <msubsup>
              <mi>L</mi>
              <mrow>
                <mrow>
                  <mo stretchy="false">−</mo>
                  <mrow>
                    <mo fence="true" stretchy="false">(</mo>
                    <mrow>
                      <mrow>
                        <mi>z</mi>
                        <mo stretchy="false">+</mo>
                        <mi>w</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z</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w</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z+w)-1}^{(1)}(log x)=


{1 over x} cdot L_{-z-1}^(1)(log x)

+{1 over x} cdot L_{-w-1}^(1)(log x)

""newline

+int from 1 to x dt</annotation>
  </semantics>
</math>
</file>

<file path=Object 386/content.xml><?xml version="1.0" encoding="utf-8"?>
<math xmlns="http://www.w3.org/1998/Math/MathML" display="block">
  <semantics>
    <mrow>
      <msub>
        <mi>d</mi>
        <mrow>
          <mi>z</mi>
          <mo stretchy="false">+</mo>
          <mi>w</mi>
        </mrow>
      </msub>
      <mrow>
        <mrow>
          <mo fence="true" stretchy="false">(</mo>
          <mrow>
            <mi>x</mi>
          </mrow>
          <mo fence="true" stretchy="false">)</mo>
        </mrow>
        <mo stretchy="false">=</mo>
        <mrow>
          <munder>
            <mo stretchy="false">∑</mo>
            <mrow>
              <mi>t</mi>
              <mo stretchy="false">∣</mo>
              <mi>x</mi>
            </mrow>
          </munder>
          <msub>
            <mi>d</mi>
            <mi>z</mi>
          </msub>
        </mrow>
      </mrow>
      <mrow>
        <mrow>
          <mo fence="true" stretchy="false">(</mo>
          <mrow>
            <mi>t</mi>
          </mrow>
          <mo fence="true" stretchy="false">)</mo>
        </mrow>
        <mo stretchy="false">⋅</mo>
        <msub>
          <mi>d</mi>
          <mi>w</mi>
        </msub>
      </mrow>
      <mrow>
        <mo fence="true" stretchy="false">(</mo>
        <mrow>
          <mfrac>
            <mi>x</mi>
            <mi>t</mi>
          </mfrac>
        </mrow>
        <mo fence="true" stretchy="false">)</mo>
      </mrow>
    </mrow>
    <annotation encoding="StarMath 5.0">d_{z+w}(x)=sum from {t divides x} 

d_z(t) cdot

d_w(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style mathvariant="bold">
      <msup>
        <mi>x</mi>
        <mi>k</mi>
      </msup>
    </mstyle>
    <annotation encoding="StarMath 5.0">bold{x}^k</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 mathvariant="normal">Γ</mi>
          <mrow>
            <mo fence="true" stretchy="false">(</mo>
            <mrow>
              <mrow>
                <mi>z</mi>
                <mo stretchy="false">+</mo>
                <mn>1</mn>
              </mrow>
            </mrow>
            <mo fence="true" stretchy="false">)</mo>
          </mrow>
        </mrow>
      </mfrac>
    </mrow>
    <annotation encoding="StarMath 5.0">{}{x^z}over{ %GAMMA(z+1) }</annotation>
  </semantics>
</math>
</file>

<file path=Object 579/content.xml><?xml version="1.0" encoding="utf-8"?>
<math xmlns="http://www.w3.org/1998/Math/MathML" display="block">
  <semantics>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annotation encoding="StarMath 5.0">{{%GAMMA(x+1) }over{%GAMMA(z+1) cdot %GAMMA(x-z+1)}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i mathvariant="normal">Γ</mi>
        <mrow>
          <mo fence="true" stretchy="false">(</mo>
          <mrow>
            <mi>z</mi>
          </mrow>
          <mo fence="true" stretchy="false">)</mo>
        </mrow>
      </mrow>
    </mfrac>
    <annotation encoding="StarMath 5.0">x^{z-1} over { %GAMMA(z) }
</annotation>
  </semantics>
</math>
</file>

<file path=Object 593/content.xml><?xml version="1.0" encoding="utf-8"?>
<math xmlns="http://www.w3.org/1998/Math/MathML" display="block">
  <semantics>
    <mfrac>
      <mrow>
        <mi mathvariant="normal">Γ</mi>
        <mrow>
          <mo fence="true" stretchy="false">(</mo>
          <mrow>
            <mi>x</mi>
          </mrow>
          <mo fence="true" stretchy="false">)</mo>
        </mrow>
      </mrow>
      <mrow>
        <mi mathvariant="normal">Γ</mi>
        <mrow>
          <mrow>
            <mo fence="true" stretchy="false">(</mo>
            <mrow>
              <mi>z</mi>
            </mrow>
            <mo fence="true" stretchy="false">)</mo>
          </mrow>
          <mo stretchy="false">⋅</mo>
          <mi mathvariant="normal">Γ</mi>
        </mrow>
        <mrow>
          <mo fence="true" stretchy="false">(</mo>
          <mrow>
            <mrow>
              <mi>x</mi>
              <mo stretchy="false">−</mo>
              <mi>z</mi>
              <mo stretchy="false">+</mo>
              <mn>1</mn>
            </mrow>
          </mrow>
          <mo fence="true" stretchy="false">)</mo>
        </mrow>
      </mrow>
    </mfrac>
    <annotation encoding="StarMath 5.0">{ {%GAMMA(x)}over{%GAMMA(z) cdot %GAMMA(x-z+1)} }</annotation>
  </semantics>
</math>
</file>

<file path=Object 594/content.xml><?xml version="1.0" encoding="utf-8"?>
<math xmlns="http://www.w3.org/1998/Math/MathML" display="block">
  <semantics>
    <mfrac>
      <mrow>
        <msup>
          <mi>log</mi>
          <mrow>
            <mi>z</mi>
            <mo stretchy="false">−</mo>
            <mn>1</mn>
          </mrow>
        </msup>
        <mi>x</mi>
      </mrow>
      <mrow>
        <mi mathvariant="normal">Γ</mi>
        <mrow>
          <mo fence="true" stretchy="false">(</mo>
          <mrow>
            <mi>z</mi>
          </mrow>
          <mo fence="true" stretchy="false">)</mo>
        </mrow>
      </mrow>
    </mfrac>
    <annotation encoding="StarMath 5.0">{{ log^{z-1} x }over{ %GAMMA(z) }}
</annotation>
  </semantics>
</math>
</file>

<file path=Object 595/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int from 0 to x
int from 0 to {y(1 - t over x )}


{partial over {partial t}} bold{ t }^a cdot {partial over {partial u}} bold{ u }^b 

du dt</annotation>
  </semantics>
</math>
</file>

<file path=Object 615/content.xml><?xml version="1.0" encoding="utf-8"?>
<math xmlns="http://www.w3.org/1998/Math/MathML" display="block">
  <semantics>
    <mrow>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int from 1 to x

int from 1 to y^{1-{{log t} over {log x}}}

{partial over {partial t}} bold{ t }^a cdot {partial over {partial u}} bold{ u }^b 

du dt</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up>
      <mrow>
        <mo fence="true" stretchy="false">(</mo>
        <mrow>
          <mstyle mathvariant="bold">
            <mrow>
              <mi>x</mi>
              <mi>y</mi>
            </mrow>
          </mstyle>
        </mrow>
        <mo fence="true" stretchy="false">)</mo>
      </mrow>
      <mi>k</mi>
    </msup>
    <annotation encoding="StarMath 5.0">(bold{x y})^k</annotation>
  </semantics>
</math>
</file>

<file path=Object 668/content.xml><?xml version="1.0" encoding="utf-8"?>
<math xmlns="http://www.w3.org/1998/Math/MathML" display="block">
  <semantics>
    <mrow>
      <mtext/>
      <mrow>
        <mo stretchy="false">∫</mo>
        <mtext/>
      </mrow>
    </mrow>
    <annotation encoding="StarMath 5.0">""int""</annotation>
  </semantics>
</math>
</file>

<file path=Object 669/content.xml><?xml version="1.0" encoding="utf-8"?>
<math xmlns="http://www.w3.org/1998/Math/MathML" display="block">
  <semantics>
    <mrow>
      <munderover>
        <mo stretchy="false">∑</mo>
        <mrow>
          <mi>t</mi>
          <mo stretchy="false">=</mo>
          <mn>1</mn>
        </mrow>
        <mi>x</mi>
      </munderover>
      <mrow>
        <munderover>
          <mo stretchy="false">∑</mo>
          <mrow>
            <mi>u</mi>
            <mo stretchy="false">=</mo>
            <mn>1</mn>
          </mrow>
          <mrow>
            <mo fence="true" stretchy="false">⌊</mo>
            <mrow>
              <mrow>
                <mi>x</mi>
                <mrow>
                  <mo fence="true" stretchy="false">(</mo>
                  <mrow>
                    <mrow>
                      <mn>1</mn>
                      <mo stretchy="false">−</mo>
                      <mfrac>
                        <mi>t</mi>
                        <mi>x</mi>
                      </mfrac>
                    </mrow>
                  </mrow>
                  <mo fence="true" stretchy="false">)</mo>
                </mrow>
              </mrow>
            </mrow>
            <mo fence="true" stretchy="false">⌋</mo>
          </mrow>
        </munderover>
        <mrow>
          <munderover>
            <mo stretchy="false">∑</mo>
            <mrow>
              <mi>v</mi>
              <mo stretchy="false">=</mo>
              <mn>1</mn>
            </mrow>
            <mrow>
              <mo fence="true" stretchy="false">⌊</mo>
              <mrow>
                <mrow>
                  <mi>y</mi>
                  <mrow>
                    <mo fence="true" stretchy="false">(</mo>
                    <mrow>
                      <mrow>
                        <mn>1</mn>
                        <mo stretchy="false">−</mo>
                        <mfrac>
                          <mi>t</mi>
                          <mi>x</mi>
                        </mfrac>
                        <mo stretchy="false">−</mo>
                        <mfrac>
                          <mi>u</mi>
                          <mi>x</mi>
                        </mfrac>
                      </mrow>
                    </mrow>
                    <mo fence="true" stretchy="false">)</mo>
                  </mrow>
                </mrow>
              </mrow>
              <mo fence="true" stretchy="false">⌋</mo>
            </mrow>
          </munderover>
          <mrow>
            <munderover>
              <mo stretchy="false">∑</mo>
              <mrow>
                <mi>w</mi>
                <mo stretchy="false">=</mo>
                <mn>1</mn>
              </mrow>
              <mrow>
                <mo fence="true" stretchy="false">⌊</mo>
                <mrow>
                  <mrow>
                    <mi>y</mi>
                    <mrow>
                      <mo fence="true" stretchy="false">(</mo>
                      <mrow>
                        <mrow>
                          <mn>1</mn>
                          <mo stretchy="false">−</mo>
                          <mfrac>
                            <mi>t</mi>
                            <mi>x</mi>
                          </mfrac>
                          <mo stretchy="false">−</mo>
                          <mfrac>
                            <mi>u</mi>
                            <mi>x</mi>
                          </mfrac>
                          <mo stretchy="false">−</mo>
                          <mfrac>
                            <mi>v</mi>
                            <mi>y</mi>
                          </mfrac>
                        </mrow>
                      </mrow>
                      <mo fence="true" stretchy="false">)</mo>
                    </mrow>
                  </mrow>
                </mrow>
                <mo fence="true" stretchy="false">⌋</mo>
              </mrow>
            </munderover>
            <mn>1</mn>
          </mrow>
        </mrow>
      </mrow>
    </mrow>
    <annotation encoding="StarMath 5.0">sum from t=1 to x
sum from u=1 to lfloor {x(1 - t over x )} rfloor
sum from v=1 to lfloor {y(1 - t over x - u over x )} rfloor
sum from w=1 to lfloor {y(1 - t over x - u over x - v over y )} rfloor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style mathvariant="bold">
        <mi>x</mi>
      </mstyle>
      <mo stretchy="false">⋅</mo>
      <mstyle mathvariant="bold">
        <mi>y</mi>
      </mstyle>
    </mrow>
    <annotation encoding="StarMath 5.0">bold{x} cdot bold{y}</annotation>
  </semantics>
</math>
</file>

<file path=Object 671/content.xml><?xml version="1.0" encoding="utf-8"?>
<math xmlns="http://www.w3.org/1998/Math/MathML" display="block">
  <semantics>
    <mrow>
      <mtext/>
      <mrow>
        <mo stretchy="false">∑</mo>
        <mtext/>
      </mrow>
    </mrow>
    <annotation encoding="StarMath 5.0">""sum""</annotation>
  </semantics>
</math>
</file>

<file path=Object 672/content.xml><?xml version="1.0" encoding="utf-8"?>
<math xmlns="http://www.w3.org/1998/Math/MathML" display="block">
  <semantics>
    <mrow>
      <munderover>
        <mo stretchy="false">∑</mo>
        <mrow>
          <mi>t</mi>
          <mo stretchy="false">=</mo>
          <mn>2</mn>
        </mrow>
        <mi>x</mi>
      </munderover>
      <mrow>
        <munderover>
          <mo stretchy="false">∑</mo>
          <mrow>
            <mi>u</mi>
            <mo stretchy="false">=</mo>
            <mn>2</mn>
          </mrow>
          <mrow>
            <mo fence="true" stretchy="false">⌊</mo>
            <mrow>
              <msup>
                <mi>x</mi>
                <mrow>
                  <mn>1</mn>
                  <mo stretchy="false">−</mo>
                  <mfrac>
                    <mrow>
                      <mi>log</mi>
                      <mi>t</mi>
                    </mrow>
                    <mrow>
                      <mi>log</mi>
                      <mi>x</mi>
                    </mrow>
                  </mfrac>
                </mrow>
              </msup>
            </mrow>
            <mo fence="true" stretchy="false">⌋</mo>
          </mrow>
        </munderover>
        <mrow>
          <munderover>
            <mo stretchy="false">∑</mo>
            <mrow>
              <mi>v</mi>
              <mo stretchy="false">=</mo>
              <mn>2</mn>
            </mrow>
            <mrow>
              <mo fence="true" stretchy="false">⌊</mo>
              <mrow>
                <msup>
                  <mi>y</mi>
                  <mrow>
                    <mn>1</mn>
                    <mo stretchy="false">−</mo>
                    <mfrac>
                      <mrow>
                        <mi>log</mi>
                        <mi>t</mi>
                      </mrow>
                      <mrow>
                        <mi>log</mi>
                        <mi>x</mi>
                      </mrow>
                    </mfrac>
                    <mo stretchy="false">−</mo>
                    <mfrac>
                      <mrow>
                        <mi>log</mi>
                        <mi>u</mi>
                      </mrow>
                      <mrow>
                        <mi>log</mi>
                        <mi>x</mi>
                      </mrow>
                    </mfrac>
                  </mrow>
                </msup>
              </mrow>
              <mo fence="true" stretchy="false">⌋</mo>
            </mrow>
          </munderover>
          <mrow>
            <munderover>
              <mo stretchy="false">∑</mo>
              <mrow>
                <mi>w</mi>
                <mo stretchy="false">=</mo>
                <mn>2</mn>
              </mrow>
              <mrow>
                <mo fence="true" stretchy="false">⌊</mo>
                <mrow>
                  <msup>
                    <mi>y</mi>
                    <mrow>
                      <mn>1</mn>
                      <mo stretchy="false">−</mo>
                      <mfrac>
                        <mrow>
                          <mi>log</mi>
                          <mi>t</mi>
                        </mrow>
                        <mrow>
                          <mi>log</mi>
                          <mi>x</mi>
                        </mrow>
                      </mfrac>
                      <mo stretchy="false">−</mo>
                      <mfrac>
                        <mrow>
                          <mi>log</mi>
                          <mi>u</mi>
                        </mrow>
                        <mrow>
                          <mi>log</mi>
                          <mi>x</mi>
                        </mrow>
                      </mfrac>
                      <mo stretchy="false">−</mo>
                      <mfrac>
                        <mrow>
                          <mi>log</mi>
                          <mi>v</mi>
                        </mrow>
                        <mrow>
                          <mi>log</mi>
                          <mi>y</mi>
                        </mrow>
                      </mfrac>
                    </mrow>
                  </msup>
                </mrow>
                <mo fence="true" stretchy="false">⌋</mo>
              </mrow>
            </munderover>
            <mn>1</mn>
          </mrow>
        </mrow>
      </mrow>
    </mrow>
    <annotation encoding="StarMath 5.0">sum from t=2 to x
sum from u=2 to lfloor x^{1-{{log t} over {log x}}} rfloor
sum from v=2 to lfloor y^{1-{{log t} over {log x}}-{{log u} over {log x}}} rfloor
sum from w=2 to lfloor y^{1-{{log t} over {log x}}-{{log u} over {log x}}-{{log v} over {log y}}} rfloor

1</annotation>
  </semantics>
</math>
</file>

<file path=Object 673/content.xml><?xml version="1.0" encoding="utf-8"?>
<math xmlns="http://www.w3.org/1998/Math/MathML" display="block">
  <semantics>
    <msup>
      <mrow>
        <mo fence="true" stretchy="false">(</mo>
        <mrow>
          <mrow>
            <mstyle mathvariant="bold">
              <mi>x</mi>
            </mstyle>
            <mo stretchy="false">⋅</mo>
            <mstyle mathvariant="bold">
              <mi>y</mi>
            </mstyle>
          </mrow>
        </mrow>
        <mo fence="true" stretchy="false">)</mo>
      </mrow>
      <mn>2</mn>
    </msup>
    <annotation encoding="StarMath 5.0">(bold{x} cdot bold{y})^2</annotation>
  </semantics>
</math>
</file>

<file path=Object 674/content.xml><?xml version="1.0" encoding="utf-8"?>
<math xmlns="http://www.w3.org/1998/Math/MathML" display="block">
  <semantics>
    <mrow>
      <mtext/>
      <mrow>
        <mo stretchy="false">∫</mo>
        <mtext/>
      </mrow>
    </mrow>
    <annotation encoding="StarMath 5.0">""int""</annotation>
  </semantics>
</math>
</file>

<file path=Object 675/content.xml><?xml version="1.0" encoding="utf-8"?>
<math xmlns="http://www.w3.org/1998/Math/MathML" display="block">
  <semantics>
    <mrow>
      <mstyle mathvariant="bold">
        <msup>
          <mi>x</mi>
          <mi>a</mi>
        </msup>
      </mstyle>
      <mstyle mathvariant="bold">
        <msup>
          <mi>y</mi>
          <mi>b</mi>
        </msup>
      </mstyle>
    </mrow>
    <annotation encoding="StarMath 5.0">bold{x}^a bold{y}^b</annotation>
  </semantics>
</math>
</file>

<file path=Object 676/content.xml><?xml version="1.0" encoding="utf-8"?>
<math xmlns="http://www.w3.org/1998/Math/MathML" display="block">
  <semantics>
    <mrow>
      <mtext/>
      <mrow>
        <mo stretchy="false">∫</mo>
        <mtext/>
      </mrow>
    </mrow>
    <annotation encoding="StarMath 5.0">""int""</annotation>
  </semantics>
</math>
</file>

<file path=Object 677/content.xml><?xml version="1.0" encoding="utf-8"?>
<math xmlns="http://www.w3.org/1998/Math/MathML" display="block">
  <semantics>
    <mrow>
      <mtext/>
      <mrow>
        <mo stretchy="false">∑</mo>
        <mtext/>
      </mrow>
    </mrow>
    <annotation encoding="StarMath 5.0">""sum""</annotation>
  </semantics>
</math>
</file>

<file path=Object 678/content.xml><?xml version="1.0" encoding="utf-8"?>
<math xmlns="http://www.w3.org/1998/Math/MathML" display="block">
  <semantics>
    <mrow>
      <mtext/>
      <mrow>
        <mo stretchy="false">∑</mo>
        <mtext/>
      </mrow>
    </mrow>
    <annotation encoding="StarMath 5.0">""sum""</annotation>
  </semantics>
</math>
</file>

<file path=Object 679/content.xml><?xml version="1.0" encoding="utf-8"?>
<math xmlns="http://www.w3.org/1998/Math/MathML" display="block">
  <semantics>
    <mrow>
      <mrow>
        <munderover>
          <mo stretchy="false">∑</mo>
          <mrow>
            <mi>t</mi>
            <mo stretchy="false">=</mo>
            <mn>1</mn>
          </mrow>
          <mi>x</mi>
        </munderover>
        <mrow>
          <munderover>
            <mo stretchy="false">∑</mo>
            <mrow>
              <mi>u</mi>
              <mo stretchy="false">=</mo>
              <mn>1</mn>
            </mrow>
            <mrow>
              <mi>y</mi>
              <mo stretchy="false">−</mo>
              <mrow>
                <mo fence="true" stretchy="false">⌊</mo>
                <mrow>
                  <mfrac>
                    <mi>t</mi>
                    <mi>x</mi>
                  </mfrac>
                </mrow>
                <mo fence="true" stretchy="false">⌋</mo>
              </mrow>
            </mrow>
          </munderover>
          <msub>
            <mo stretchy="false">∇</mo>
            <mi>t</mi>
          </msub>
        </mrow>
      </mrow>
      <mrow>
        <mstyle mathvariant="bold">
          <msup>
            <mi>t</mi>
            <mi>a</mi>
          </msup>
        </mstyle>
        <mo stretchy="false">⋅</mo>
        <msub>
          <mo stretchy="false">∇</mo>
          <mi>u</mi>
        </msub>
      </mrow>
      <mstyle mathvariant="bold">
        <msup>
          <mi>u</mi>
          <mi>b</mi>
        </msup>
      </mstyle>
    </mrow>
    <annotation encoding="StarMath 5.0">sum from t = 1 to x
sum from u = 1 to y - lfloor t over x rfloor


nabla_t bold{ t }^a cdot nabla_u bold{ u }^b</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o fence="true" stretchy="false">(</mo>
        <mrow>
          <mtable>
            <mtr>
              <mtd>
                <mi>x</mi>
              </mtd>
            </mtr>
            <mtr>
              <mtd>
                <mi>j</mi>
              </mtd>
            </mtr>
          </mtable>
        </mrow>
        <mo fence="true" stretchy="false">)</mo>
      </mrow>
    </mrow>
    <annotation encoding="StarMath 5.0">sum from j = 0 to{infinity} {{s(j,k)cdot k!} over {j!}} cdot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b>
          <mi>D</mi>
          <mi>j</mi>
        </msub>
      </mrow>
      <mi>'</mi>
      <mrow>
        <mo fence="true" stretchy="false">(</mo>
        <mrow>
          <mi>x</mi>
        </mrow>
        <mo fence="true" stretchy="false">)</mo>
      </mrow>
    </mrow>
    <annotation encoding="StarMath 5.0">sum from j = 0 to{infinity} {{s(j,k)cdot k!} over {j!}} cdot D_j'( x )</annotation>
  </semantics>
</math>
</file>

<file path=Object 767/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68/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7/content.xml><?xml version="1.0" encoding="utf-8"?>
<math xmlns="http://www.w3.org/1998/Math/MathML" display="block">
  <semantics>
    <mrow>
      <mi>v</mi>
      <mo stretchy="false">&gt;</mo>
      <mn>0</mn>
    </mrow>
    <annotation encoding="StarMath 5.0">v&gt;0</annotation>
  </semantics>
</math>
</file>

<file path=Object 770/content.xml><?xml version="1.0" encoding="utf-8"?>
<math xmlns="http://www.w3.org/1998/Math/MathML" display="block">
  <semantics>
    <mrow>
      <mi>s</mi>
      <mrow>
        <mo fence="true" stretchy="false">(</mo>
        <mrow>
          <mrow>
            <mi>j</mi>
            <mi>,</mi>
            <mi>k</mi>
          </mrow>
        </mrow>
        <mo fence="true" stretchy="false">)</mo>
      </mrow>
    </mrow>
    <annotation encoding="StarMath 5.0">s(j,k)</annotation>
  </semantics>
</math>
</file>

<file path=Object 771/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2/content.xml><?xml version="1.0" encoding="utf-8"?>
<math xmlns="http://www.w3.org/1998/Math/MathML" display="block">
  <semantics>
    <msup>
      <mi>x</mi>
      <mi>k</mi>
    </msup>
    <annotation encoding="StarMath 5.0">x^k</annotation>
  </semantics>
</math>
</file>

<file path=Object 77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4/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5/content.xml><?xml version="1.0" encoding="utf-8"?>
<math xmlns="http://www.w3.org/1998/Math/MathML" display="block">
  <semantics>
    <msup>
      <mi>x</mi>
      <mi>k</mi>
    </msup>
    <annotation encoding="StarMath 5.0">x^k</annotation>
  </semantics>
</math>
</file>

<file path=Object 776/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7/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8/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779/content.xml><?xml version="1.0" encoding="utf-8"?>
<math xmlns="http://www.w3.org/1998/Math/MathML" display="block">
  <semantics>
    <mstyle mathvariant="bold">
      <msup>
        <mi>x</mi>
        <mi>k</mi>
      </msup>
    </mstyle>
    <annotation encoding="StarMath 5.0">bold{x}^k</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8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81/content.xml><?xml version="1.0" encoding="utf-8"?>
<math xmlns="http://www.w3.org/1998/Math/MathML" display="block">
  <semantics>
    <mstyle mathvariant="bold">
      <msup>
        <mi>x</mi>
        <mi>k</mi>
      </msup>
    </mstyle>
    <annotation encoding="StarMath 5.0">bold{x}^k</annotation>
  </semantics>
</math>
</file>

<file path=Object 782/content.xml><?xml version="1.0" encoding="utf-8"?>
<math xmlns="http://www.w3.org/1998/Math/MathML" display="block">
  <semantics>
    <mstyle mathvariant="bold">
      <msup>
        <mi>x</mi>
        <mi>k</mi>
      </msup>
    </mstyle>
    <annotation encoding="StarMath 5.0">bold{x}^k</annotation>
  </semantics>
</math>
</file>

<file path=Object 783/content.xml><?xml version="1.0" encoding="utf-8"?>
<math xmlns="http://www.w3.org/1998/Math/MathML" display="block">
  <semantics>
    <mstyle mathvariant="bold">
      <msup>
        <mi>x</mi>
        <mi>k</mi>
      </msup>
    </mstyle>
    <annotation encoding="StarMath 5.0">bold{x}^k</annotation>
  </semantics>
</math>
</file>

<file path=Object 784/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785/content.xml><?xml version="1.0" encoding="utf-8"?>
<math xmlns="http://www.w3.org/1998/Math/MathML" display="block">
  <semantics>
    <mstyle mathvariant="bold">
      <msup>
        <mi>x</mi>
        <mi>z</mi>
      </msup>
    </mstyle>
    <annotation encoding="StarMath 5.0">bold{x}^z</annotation>
  </semantics>
</math>
</file>

<file path=Object 78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89/content.xml><?xml version="1.0" encoding="utf-8"?>
<math xmlns="http://www.w3.org/1998/Math/MathML" display="block">
  <semantics>
    <mstyle mathvariant="bold">
      <msup>
        <mi>x</mi>
        <mi>z</mi>
      </msup>
    </mstyle>
    <annotation encoding="StarMath 5.0">bold{x}^z</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79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91/content.xml><?xml version="1.0" encoding="utf-8"?>
<math xmlns="http://www.w3.org/1998/Math/MathML" display="block">
  <semantics>
    <mrow>
      <mi>log</mi>
      <mstyle mathvariant="bold">
        <mi>x</mi>
      </mstyle>
    </mrow>
    <annotation encoding="StarMath 5.0">log bold{x}</annotation>
  </semantics>
</math>
</file>

<file path=Object 79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793/content.xml><?xml version="1.0" encoding="utf-8"?>
<math xmlns="http://www.w3.org/1998/Math/MathML" display="block">
  <semantics>
    <mrow>
      <mo fence="true" stretchy="false">(</mo>
      <mrow>
        <mtable>
          <mtr>
            <mtd>
              <mi>x</mi>
            </mtd>
          </mtr>
          <mtr>
            <mtd>
              <mi>z</mi>
            </mtd>
          </mtr>
        </mtable>
      </mrow>
      <mo fence="true" stretchy="false">)</mo>
    </mrow>
    <annotation encoding="StarMath 5.0">(binom{x }{z })</annotation>
  </semantics>
</math>
</file>

<file path=Object 794/content.xml><?xml version="1.0" encoding="utf-8"?>
<math xmlns="http://www.w3.org/1998/Math/MathML" display="block">
  <semantics>
    <mrow>
      <mi>log</mi>
      <mrow>
        <mi>x</mi>
        <mo stretchy="false">=</mo>
        <mrow>
          <munder>
            <mi>lim</mi>
            <mrow>
              <mi>z</mi>
              <mo stretchy="false">→</mo>
              <mn>0</mn>
            </mrow>
          </munder>
          <mrow/>
        </mrow>
      </mrow>
      <mfrac>
        <mrow>
          <msup>
            <mi>x</mi>
            <mi>z</mi>
          </msup>
          <mo stretchy="false">−</mo>
          <mn>1</mn>
        </mrow>
        <mi>z</mi>
      </mfrac>
    </mrow>
    <annotation encoding="StarMath 5.0">log x = lim from {z rightarrow 0}{} {{x^z-1}over{z } }</annotation>
  </semantics>
</math>
</file>

<file path=Object 795/content.xml><?xml version="1.0" encoding="utf-8"?>
<math xmlns="http://www.w3.org/1998/Math/MathML" display="block">
  <semantics>
    <mrow>
      <mi>log</mi>
      <mrow>
        <mi>x</mi>
        <mo stretchy="false">=</mo>
        <mrow>
          <munder>
            <mi>lim</mi>
            <mrow>
              <mi>z</mi>
              <mo stretchy="false">→</mo>
              <mn>0</mn>
            </mrow>
          </munder>
          <mrow/>
        </mrow>
      </mrow>
      <mfrac>
        <mo stretchy="false">∂</mo>
        <mrow>
          <mo stretchy="false">∂</mo>
          <mi>z</mi>
        </mrow>
      </mfrac>
      <msup>
        <mi>x</mi>
        <mi>z</mi>
      </msup>
    </mrow>
    <annotation encoding="StarMath 5.0">log x = lim from {z rightarrow 0}{} partial over { partial z }x^z</annotation>
  </semantics>
</math>
</file>

<file path=Object 796/content.xml><?xml version="1.0" encoding="utf-8"?>
<math xmlns="http://www.w3.org/1998/Math/MathML" display="block">
  <semantics>
    <mrow>
      <mi>log</mi>
      <mrow>
        <mstyle mathvariant="bold">
          <mi>x</mi>
        </mstyle>
        <mo stretchy="false">=</mo>
        <mrow>
          <munder>
            <mi>lim</mi>
            <mrow>
              <mi>z</mi>
              <mo stretchy="false">→</mo>
              <mn>0</mn>
            </mrow>
          </munder>
          <mrow/>
        </mrow>
      </mrow>
      <mfrac>
        <mo stretchy="false">∂</mo>
        <mrow>
          <mo stretchy="false">∂</mo>
          <mi>z</mi>
        </mrow>
      </mfrac>
      <mstyle mathvariant="bold">
        <msup>
          <mi>x</mi>
          <mi>z</mi>
        </msup>
      </mstyle>
    </mrow>
    <annotation encoding="StarMath 5.0">log bold{x} = lim from {z rightarrow 0}{} partial over { partial z } bold{x}^z</annotation>
  </semantics>
</math>
</file>

<file path=Object 797/content.xml><?xml version="1.0" encoding="utf-8"?>
<math xmlns="http://www.w3.org/1998/Math/MathML" display="block">
  <semantics>
    <mrow>
      <mi>log</mi>
      <mrow>
        <mstyle mathvariant="bold">
          <mi>x</mi>
        </mstyle>
        <mo stretchy="false">=</mo>
        <mrow>
          <munder>
            <mi>lim</mi>
            <mrow>
              <mi>z</mi>
              <mo stretchy="false">→</mo>
              <mn>0</mn>
            </mrow>
          </munder>
          <mrow/>
        </mrow>
      </mrow>
      <mfrac>
        <mrow>
          <mstyle mathvariant="bold">
            <msup>
              <mi>x</mi>
              <mi>z</mi>
            </msup>
          </mstyle>
          <mo stretchy="false">−</mo>
          <mn>1</mn>
        </mrow>
        <mi>z</mi>
      </mfrac>
    </mrow>
    <annotation encoding="StarMath 5.0">log bold{x} = lim from {z rightarrow 0}{} {{bold{x}^z-1}over{z } }</annotation>
  </semantics>
</math>
</file>

<file path=Object 798/content.xml><?xml version="1.0" encoding="utf-8"?>
<math xmlns="http://www.w3.org/1998/Math/MathML" display="block">
  <semantics>
    <mrow>
      <mi>log</mi>
      <mi>x</mi>
    </mrow>
    <annotation encoding="StarMath 5.0">log x</annotation>
  </semantics>
</math>
</file>

<file path=Object 799/content.xml><?xml version="1.0" encoding="utf-8"?>
<math xmlns="http://www.w3.org/1998/Math/MathML" display="block">
  <semantics>
    <msup>
      <mi>x</mi>
      <mi>z</mi>
    </msup>
    <annotation encoding="StarMath 5.0">x^z</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00/content.xml><?xml version="1.0" encoding="utf-8"?>
<math xmlns="http://www.w3.org/1998/Math/MathML" display="block">
  <semantics>
    <mrow>
      <mi>log</mi>
      <mstyle mathvariant="bold">
        <mi>x</mi>
      </mstyle>
    </mrow>
    <annotation encoding="StarMath 5.0">log bold{x}</annotation>
  </semantics>
</math>
</file>

<file path=Object 801/content.xml><?xml version="1.0" encoding="utf-8"?>
<math xmlns="http://www.w3.org/1998/Math/MathML" display="block">
  <semantics>
    <mrow>
      <msub>
        <mi>C</mi>
        <mi>j</mi>
      </msub>
      <mo stretchy="false">=</mo>
      <mrow>
        <mo fence="true" stretchy="false">(</mo>
        <mrow>
          <mrow>
            <munder>
              <mi>lim</mi>
              <mrow>
                <mi>t</mi>
                <mo stretchy="false">→</mo>
                <mn>0</mn>
              </mrow>
            </munder>
            <mrow>
              <mfrac>
                <msup>
                  <mo stretchy="false">∂</mo>
                  <mi>j</mi>
                </msup>
                <mrow>
                  <mo stretchy="false">∂</mo>
                  <msup>
                    <mi>t</mi>
                    <mi>j</mi>
                  </msup>
                </mrow>
              </mfrac>
              <mfrac>
                <mi>t</mi>
                <mrow>
                  <mi>log</mi>
                  <mrow>
                    <mo fence="true" stretchy="false">(</mo>
                    <mrow>
                      <mrow>
                        <mn>1</mn>
                        <mo stretchy="false">+</mo>
                        <mi>t</mi>
                      </mrow>
                    </mrow>
                    <mo fence="true" stretchy="false">)</mo>
                  </mrow>
                </mrow>
              </mfrac>
            </mrow>
          </mrow>
        </mrow>
        <mo fence="true" stretchy="false">)</mo>
      </mrow>
    </mrow>
    <annotation encoding="StarMath 5.0">C_j=(lim from {t rightarrow 0}{partial^j over {partial t^j}t over {log (1+t)}})</annotation>
  </semantics>
</math>
</file>

<file path=Object 802/content.xml><?xml version="1.0" encoding="utf-8"?>
<math xmlns="http://www.w3.org/1998/Math/MathML" display="block">
  <semantics>
    <mrow>
      <mrow>
        <msup>
          <mi>x</mi>
          <mi>k</mi>
        </msup>
        <mo stretchy="false">=</mo>
        <mrow>
          <mrow>
            <munderover>
              <mo stretchy="false">∑</mo>
              <mrow>
                <mi>j</mi>
                <mo stretchy="false">=</mo>
                <mn>0</mn>
              </mrow>
              <mi mathvariant="normal">∞</mi>
            </munderover>
            <mfrac>
              <msub>
                <mi>C</mi>
                <mi>j</mi>
              </msub>
              <mrow>
                <mi>j</mi>
                <mi>!</mi>
              </mrow>
            </mfrac>
          </mrow>
          <mo stretchy="false">⋅</mo>
          <msup>
            <mi>x</mi>
            <mrow>
              <mi>k</mi>
              <mo stretchy="false">+</mo>
              <mi>j</mi>
              <mo stretchy="false">−</mo>
              <mn>1</mn>
            </mrow>
          </msup>
          <mo stretchy="false">⋅</mo>
          <mi>log</mi>
        </mrow>
      </mrow>
      <mrow>
        <mo fence="true" stretchy="false">(</mo>
        <mrow>
          <mrow>
            <mn>1</mn>
            <mo stretchy="false">+</mo>
            <mi>x</mi>
          </mrow>
        </mrow>
        <mo fence="true" stretchy="false">)</mo>
      </mrow>
    </mrow>
    <annotation encoding="StarMath 5.0">x^k = 
sum from j = 0 to infinity {C_j over {j!}} cdot x^{k+j-1} cdot log (1+x)</annotation>
  </semantics>
</math>
</file>

<file path=Object 803/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sub>
                <mi>C</mi>
                <mi>j</mi>
              </msub>
              <mrow>
                <mi>j</mi>
                <mi>!</mi>
              </mrow>
            </mfrac>
          </mrow>
          <mo stretchy="false">⋅</mo>
          <mstyle mathvariant="bold">
            <msup>
              <mi>x</mi>
              <mrow>
                <mi>k</mi>
                <mo stretchy="false">+</mo>
                <mi>j</mi>
                <mo stretchy="false">−</mo>
                <mn>1</mn>
              </mrow>
            </msup>
          </mstyle>
          <mo stretchy="false">⋅</mo>
          <mi>log</mi>
        </mrow>
      </mrow>
      <mrow>
        <mo fence="true" stretchy="false">(</mo>
        <mrow>
          <mrow>
            <mn>1</mn>
            <mo stretchy="false">+</mo>
            <mstyle mathvariant="bold">
              <mi>x</mi>
            </mstyle>
          </mrow>
        </mrow>
        <mo fence="true" stretchy="false">)</mo>
      </mrow>
    </mrow>
    <annotation encoding="StarMath 5.0">bold{x}^k = 
sum from j = 0 to infinity {C_j over {j!}} cdot bold{x}^{k+j-1} cdot log (1+bold{x})</annotation>
  </semantics>
</math>
</file>

<file path=Object 804/content.xml><?xml version="1.0" encoding="utf-8"?>
<math xmlns="http://www.w3.org/1998/Math/MathML" display="block">
  <semantics>
    <mrow>
      <mstyle mathvariant="bold">
        <msup>
          <mi>x</mi>
          <mi>k</mi>
        </msup>
      </mstyle>
      <mo stretchy="false">=</mo>
      <mtext/>
    </mrow>
    <annotation encoding="StarMath 5.0">bold{x}^k = ""</annotation>
  </semantics>
</math>
</file>

<file path=Object 805/content.xml><?xml version="1.0" encoding="utf-8"?>
<math xmlns="http://www.w3.org/1998/Math/MathML" display="block">
  <semantics>
    <mrow>
      <mtext/>
      <mrow>
        <mo stretchy="false">∫</mo>
        <mtext/>
      </mrow>
    </mrow>
    <annotation encoding="StarMath 5.0">""int""</annotation>
  </semantics>
</math>
</file>

<file path=Object 806/content.xml><?xml version="1.0" encoding="utf-8"?>
<math xmlns="http://www.w3.org/1998/Math/MathML" display="block">
  <semantics>
    <mrow>
      <mtext/>
      <mrow>
        <mo stretchy="false">∑</mo>
        <mtext/>
      </mrow>
    </mrow>
    <annotation encoding="StarMath 5.0">""sum""</annotation>
  </semantics>
</math>
</file>

<file path=Object 807/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0 to x int from 0 to {x-t} {partial over {partial t}} bold{t}^{k+j-1} cdot {partial over {partial u}} log (1+bold{u}) du dt</annotation>
  </semantics>
</math>
</file>

<file path=Object 808/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1 to x sum from u = 1 to {x-t} nabla_t bold{t}^{k+j-1} cdot nabla_u log (1+bold{u})</annotation>
  </semantics>
</math>
</file>

<file path=Object 809/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1 to x int from 1 to {x over t} {partial over {partial t}} bold{t}^{k+j-1} cdot {partial over {partial u}} log (1+bold{u}) du dt</annotation>
  </semantics>
</math>
</file>

<file path=Object 81/content.xml><?xml version="1.0" encoding="utf-8"?>
<math xmlns="http://www.w3.org/1998/Math/MathML" display="block">
  <semantics>
    <mrow>
      <mi>u</mi>
      <mo stretchy="false">&gt;</mo>
      <mn>0</mn>
    </mrow>
    <annotation encoding="StarMath 5.0">u&gt;0</annotation>
  </semantics>
</math>
</file>

<file path=Object 810/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2 to x sum from u = 2 to lfloor {x over t}rfloor nabla_t bold{t}^{k+j-1} cdot nabla_u log (1+bold{u})</annotation>
  </semantics>
</math>
</file>

<file path=Object 811/content.xml><?xml version="1.0" encoding="utf-8"?>
<math xmlns="http://www.w3.org/1998/Math/MathML" display="block">
  <semantics>
    <mrow>
      <mstyle mathvariant="bold">
        <msup>
          <mi>x</mi>
          <mi>k</mi>
        </msup>
      </mstyle>
      <mo stretchy="false">=</mo>
      <mtext/>
    </mrow>
    <annotation encoding="StarMath 5.0">bold{x}^k = ""</annotation>
  </semantics>
</math>
</file>

<file path=Object 812/content.xml><?xml version="1.0" encoding="utf-8"?>
<math xmlns="http://www.w3.org/1998/Math/MathML" display="block">
  <semantics>
    <mrow>
      <mtext/>
      <mrow>
        <mo stretchy="false">∫</mo>
        <mtext/>
      </mrow>
    </mrow>
    <annotation encoding="StarMath 5.0">""int""</annotation>
  </semantics>
</math>
</file>

<file path=Object 813/content.xml><?xml version="1.0" encoding="utf-8"?>
<math xmlns="http://www.w3.org/1998/Math/MathML" display="block">
  <semantics>
    <mrow>
      <mtext/>
      <mrow>
        <mo stretchy="false">∑</mo>
        <mtext/>
      </mrow>
    </mrow>
    <annotation encoding="StarMath 5.0">""sum""</annotation>
  </semantics>
</math>
</file>

<file path=Object 814/content.xml><?xml version="1.0" encoding="utf-8"?>
<math xmlns="http://www.w3.org/1998/Math/MathML" display="block">
  <semantics>
    <mrow>
      <mrow>
        <mfrac>
          <msup>
            <mi>x</mi>
            <mi>k</mi>
          </msup>
          <mrow>
            <mi>k</mi>
            <mi>!</mi>
          </mrow>
        </mfrac>
        <mo stretchy="false">=</mo>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sup>
                  <mi>t</mi>
                  <mrow>
                    <mi>k</mi>
                    <mo stretchy="false">+</mo>
                    <mi>j</mi>
                    <mo stretchy="false">−</mo>
                    <mn>2</mn>
                  </mrow>
                </msup>
                <mrow>
                  <mrow>
                    <mo fence="true" stretchy="false">(</mo>
                    <mrow>
                      <mrow>
                        <mi>k</mi>
                        <mo stretchy="false">+</mo>
                        <mi>j</mi>
                        <mo stretchy="false">−</mo>
                        <mn>2</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x^k over {k!} = sum from j = 0 to infinity {C_j over {j!}} cdot int from 0 to x int from 0 to {x-t} {t^{k+j-2} over {({k+j-2})!}} cdot (1 over u - e^-u over u) du dt</annotation>
  </semantics>
</math>
</file>

<file path=Object 815/content.xml><?xml version="1.0" encoding="utf-8"?>
<math xmlns="http://www.w3.org/1998/Math/MathML" display="block">
  <semantics>
    <mrow>
      <mrow>
        <mo fence="true" stretchy="false">(</mo>
        <mrow>
          <mtable>
            <mtr>
              <mtd>
                <mi>x</mi>
              </mtd>
            </mtr>
            <mtr>
              <mtd>
                <mi>k</mi>
              </mtd>
            </mtr>
          </mtable>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i>j</mi>
                        <mo stretchy="false">−</mo>
                        <mn>2</mn>
                      </mrow>
                    </mtd>
                  </mtr>
                </mtable>
              </mrow>
              <mo fence="true" stretchy="false">)</mo>
            </mrow>
          </mrow>
        </mrow>
        <mo stretchy="false">⋅</mo>
        <mfrac>
          <mn>1</mn>
          <mi>u</mi>
        </mfrac>
      </mrow>
    </mrow>
    <annotation encoding="StarMath 5.0">(binom{x}{k}) = sum from j = 0 to infinity {C_j over {j!}} cdot sum from t = 1 to x sum from u = 1 to {x-t} (binom{t-1}{k+j-2}) cdot {1 over u}</annotation>
  </semantics>
</math>
</file>

<file path=Object 816/content.xml><?xml version="1.0" encoding="utf-8"?>
<math xmlns="http://www.w3.org/1998/Math/MathML" display="block">
  <semantics>
    <mrow>
      <msup>
        <mrow>
          <mo fence="true" stretchy="false">(</mo>
          <mrow>
            <mrow>
              <mo stretchy="false">−</mo>
              <mn>1</mn>
            </mrow>
          </mrow>
          <mo fence="true" stretchy="false">)</mo>
        </mrow>
        <mrow>
          <mo stretchy="false">−</mo>
          <mi>k</mi>
        </mrow>
      </msup>
      <mi>P</mi>
      <mrow>
        <mrow>
          <mo fence="true" stretchy="false">(</mo>
          <mrow>
            <mrow>
              <mi>k</mi>
              <mrow>
                <mi>,</mi>
                <mo stretchy="false">−</mo>
                <mi>log</mi>
              </mrow>
              <mi>x</mi>
            </mrow>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row>
                  <msup>
                    <mi>log</mi>
                    <mrow>
                      <mi>k</mi>
                      <mo stretchy="false">+</mo>
                      <mi>j</mi>
                      <mo stretchy="false">−</mo>
                      <mn>2</mn>
                    </mrow>
                  </msup>
                  <mi>t</mi>
                </mrow>
                <mrow>
                  <mo fence="true" stretchy="false">(</mo>
                  <mrow>
                    <mrow>
                      <mi>k</mi>
                      <mo stretchy="false">+</mo>
                      <mi>j</mi>
                      <mo stretchy="false">−</mo>
                      <mn>2</mn>
                    </mrow>
                  </mrow>
                  <mo fence="true" stretchy="false">)</mo>
                </mrow>
              </mfrac>
            </mrow>
          </mrow>
          <mo stretchy="false">⋅</mo>
          <mrow>
            <mo fence="true" stretchy="false">(</mo>
            <mrow>
              <mrow>
                <mfrac>
                  <mn>1</mn>
                  <mrow>
                    <mi>log</mi>
                    <mi>u</mi>
                  </mrow>
                </mfrac>
                <mo stretchy="false">−</mo>
                <mfrac>
                  <mn>1</mn>
                  <mrow>
                    <mi>u</mi>
                    <mi>log</mi>
                    <mi>u</mi>
                  </mrow>
                </mfrac>
              </mrow>
            </mrow>
            <mo fence="true" stretchy="false">)</mo>
          </mrow>
        </mrow>
      </mrow>
      <mi mathvariant="italic">du</mi>
      <mi mathvariant="italic">dt</mi>
    </mrow>
    <annotation encoding="StarMath 5.0">(-1)^{-k}P(k,-log x) = sum from j = 0 to infinity {C_j over {j!}} cdot int from 1 to x int from 1 to {x over t} {{{log^{k+j-2} t} over {(k+j-2)}}} cdot (1 over {log u} - 1 over {u log u}) du dt</annotation>
  </semantics>
</math>
</file>

<file path=Object 817/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row>
                  <mi>k</mi>
                  <mo stretchy="false">+</mo>
                  <mi>j</mi>
                  <mo stretchy="false">−</mo>
                  <mn>1</mn>
                </mrow>
              </msub>
            </mrow>
          </mrow>
        </mrow>
      </mrow>
      <mi>'</mi>
      <mrow>
        <mrow>
          <mo fence="true" stretchy="false">(</mo>
          <mrow>
            <mi>t</mi>
          </mrow>
          <mo fence="true" stretchy="false">)</mo>
        </mrow>
        <mo stretchy="false">⋅</mo>
        <mi mathvariant="normal">κ</mi>
      </mrow>
      <mrow>
        <mo fence="true" stretchy="false">(</mo>
        <mrow>
          <mi>u</mi>
        </mrow>
        <mo fence="true" stretchy="false">)</mo>
      </mrow>
    </mrow>
    <annotation encoding="StarMath 5.0">D_k'(x)=sum from j = 0 to infinity {C_j over {j!}} cdot sum from t = 2 to x sum from u = 2 to lfloor {x over t}rfloor d_{k+j-1}'(t) cdot %kappa( u )</annotation>
  </semantics>
</math>
</file>

<file path=Object 818/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up>
          <mi>x</mi>
          <mrow>
            <mi>k</mi>
            <mo stretchy="false">+</mo>
            <mi>a</mi>
          </mrow>
        </msup>
        <mo stretchy="false">=</mo>
        <mrow>
          <msup>
            <mi>x</mi>
            <mi>a</mi>
          </msup>
          <mo stretchy="false">⋅</mo>
          <mi>log</mi>
        </mrow>
      </mrow>
      <mrow>
        <mo fence="true" stretchy="false">(</mo>
        <mrow>
          <mrow>
            <mn>1</mn>
            <mo stretchy="false">+</mo>
            <mi>x</mi>
          </mrow>
        </mrow>
        <mo fence="true" stretchy="false">)</mo>
      </mrow>
    </mrow>
    <annotation encoding="StarMath 5.0">sum from k = 1 {(-1)^{k+1} over k} x^{k+a} = x^a cdot log (1+x)</annotation>
  </semantics>
</math>
</file>

<file path=Object 819/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style mathvariant="bold">
            <msup>
              <mi>x</mi>
              <mi>a</mi>
            </msup>
          </mstyle>
          <mo stretchy="false">⋅</mo>
          <mi>log</mi>
        </mrow>
      </mrow>
      <mrow>
        <mo fence="true" stretchy="false">(</mo>
        <mrow>
          <mrow>
            <mn>1</mn>
            <mo stretchy="false">+</mo>
            <mstyle mathvariant="bold">
              <mi>x</mi>
            </mstyle>
          </mrow>
        </mrow>
        <mo fence="true" stretchy="false">)</mo>
      </mrow>
    </mrow>
    <annotation encoding="StarMath 5.0">sum from k = 1 {(-1)^{k+1} over k} bold{x}^{k+a} = bold{x}^a cdot log (1+bold{x})</annotation>
  </semantics>
</math>
</file>

<file path=Object 82/content.xml><?xml version="1.0" encoding="utf-8"?>
<math xmlns="http://www.w3.org/1998/Math/MathML" display="block">
  <semantics>
    <mrow>
      <mi>v</mi>
      <mo stretchy="false">&gt;</mo>
      <mn>0</mn>
    </mrow>
    <annotation encoding="StarMath 5.0">v&gt;0</annotation>
  </semantics>
</math>
</file>

<file path=Object 820/content.xml><?xml version="1.0" encoding="utf-8"?>
<math xmlns="http://www.w3.org/1998/Math/MathML" display="block">
  <semantics>
    <mrow>
      <mtext/>
      <mrow>
        <mo stretchy="false">∫</mo>
        <mtext/>
      </mrow>
    </mrow>
    <annotation encoding="StarMath 5.0">""int""</annotation>
  </semantics>
</math>
</file>

<file path=Object 821/content.xml><?xml version="1.0" encoding="utf-8"?>
<math xmlns="http://www.w3.org/1998/Math/MathML" display="block">
  <semantics>
    <mrow>
      <mtext/>
      <mrow>
        <mo stretchy="false">∑</mo>
        <mtext/>
      </mrow>
    </mrow>
    <annotation encoding="StarMath 5.0">""sum""</annotation>
  </semantics>
</math>
</file>

<file path=Object 822/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0 to x int from 0 to {x-t} {partial over {partial t}} bold{t}^a cdot {partial over {partial u}} log (1+bold{u}) du dt</annotation>
  </semantics>
</math>
</file>

<file path=Object 823/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1 to x sum from u = 1 to {x-t} nabla_t bold{t}^a cdot nabla_u log (1+bold{u})</annotation>
  </semantics>
</math>
</file>

<file path=Object 824/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1 to x int from 1 to {x over t} {partial over {partial t}} bold{t}^a cdot {partial over {partial u}} log (1+bold{u}) du dt</annotation>
  </semantics>
</math>
</file>

<file path=Object 825/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2 to x sum from u = 2 to lfloor{x over t}rfloor nabla_t bold{t}^a cdot nabla_u log (1+bold{u})</annotation>
  </semantics>
</math>
</file>

<file path=Object 826/content.xml><?xml version="1.0" encoding="utf-8"?>
<math xmlns="http://www.w3.org/1998/Math/MathML" display="block">
  <semantics>
    <mrow>
      <mtext/>
      <mrow>
        <mo stretchy="false">∫</mo>
        <mtext/>
      </mrow>
    </mrow>
    <annotation encoding="StarMath 5.0">""int""</annotation>
  </semantics>
</math>
</file>

<file path=Object 827/content.xml><?xml version="1.0" encoding="utf-8"?>
<math xmlns="http://www.w3.org/1998/Math/MathML" display="block">
  <semantics>
    <mrow>
      <mtext/>
      <mrow>
        <mo stretchy="false">∑</mo>
        <mtext/>
      </mrow>
    </mrow>
    <annotation encoding="StarMath 5.0">""sum""</annotation>
  </semantics>
</math>
</file>

<file path=Object 828/content.xml><?xml version="1.0" encoding="utf-8"?>
<math xmlns="http://www.w3.org/1998/Math/MathML" display="block">
  <semantics>
    <mrow>
      <mtext/>
      <mrow>
        <mrow>
          <mrow>
            <munder>
              <mo stretchy="false">∑</mo>
              <mrow>
                <mi>k</mi>
                <mo stretchy="false">=</mo>
                <mn>1</mn>
              </mrow>
            </munder>
            <mfrac>
              <msup>
                <mrow>
                  <mo fence="true" stretchy="false">(</mo>
                  <mrow>
                    <mrow>
                      <mo stretchy="false">−</mo>
                      <mn>1</mn>
                    </mrow>
                  </mrow>
                  <mo fence="true" stretchy="false">)</mo>
                </mrow>
                <mrow>
                  <mi>k</mi>
                  <mo stretchy="false">+</mo>
                  <mn>1</mn>
                </mrow>
              </msup>
              <mi>k</mi>
            </mfrac>
          </mrow>
          <mo stretchy="false">⋅</mo>
          <mfrac>
            <msup>
              <mi>x</mi>
              <mrow>
                <mi>k</mi>
                <mo stretchy="false">+</mo>
                <mi>a</mi>
              </mrow>
            </msup>
            <mrow>
              <mrow>
                <mo fence="true" stretchy="false">(</mo>
                <mrow>
                  <mrow>
                    <mi>k</mi>
                    <mo stretchy="false">+</mo>
                    <mi>a</mi>
                  </mrow>
                </mrow>
                <mo fence="true" stretchy="false">)</mo>
              </mrow>
              <mi>!</mi>
            </mrow>
          </mfrac>
        </mrow>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sum from k = 1 {(-1)^{k+1} over k} cdot {x^{k+a} over {(k+a)!}} = 
int from 0 to x int from 0 to {x-t} {t^{a-1} over {(a-1)!}} cdot (1 over u - e^-u over u)du dt</annotation>
  </semantics>
</math>
</file>

<file path=Object 829/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row>
          <mo fence="true" stretchy="false">(</mo>
          <mrow>
            <mtable>
              <mtr>
                <mtd>
                  <mi>x</mi>
                </mtd>
              </mtr>
              <mtr>
                <mtd>
                  <mrow>
                    <mi>k</mi>
                    <mo stretchy="false">+</mo>
                    <mi>a</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frac>
            <mn>1</mn>
            <mi>u</mi>
          </mfrac>
        </mrow>
      </mrow>
    </mrow>
    <annotation encoding="StarMath 5.0">""sum from k = 1 {(-1)^{k+1} over k} (binom{x}{k+a}) = 
sum from t = 1 to x sum from u = 1 to {x-t} (binom{t-1}{a-1}) cdot {1 over u}</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30/content.xml><?xml version="1.0" encoding="utf-8"?>
<math xmlns="http://www.w3.org/1998/Math/MathML" display="block">
  <semantics>
    <mtable>
      <mtr>
        <mtd>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p>
              <mrow>
                <mo fence="true" stretchy="false">(</mo>
                <mrow>
                  <mrow>
                    <mo stretchy="false">−</mo>
                    <mn>1</mn>
                  </mrow>
                </mrow>
                <mo fence="true" stretchy="false">)</mo>
              </mrow>
              <mrow>
                <mo stretchy="false">−</mo>
                <mrow>
                  <mo fence="true" stretchy="false">(</mo>
                  <mrow>
                    <mrow>
                      <mi>k</mi>
                      <mo stretchy="false">+</mo>
                      <mi>a</mi>
                    </mrow>
                  </mrow>
                  <mo fence="true" stretchy="false">)</mo>
                </mrow>
              </mrow>
            </msup>
            <mi>P</mi>
            <mrow>
              <mrow>
                <mo fence="true" stretchy="false">(</mo>
                <mrow>
                  <mrow>
                    <mrow>
                      <mi>k</mi>
                      <mo stretchy="false">+</mo>
                      <mi>a</mi>
                    </mrow>
                    <mrow>
                      <mi>,</mi>
                      <mo stretchy="false">−</mo>
                      <mi>log</mi>
                    </mrow>
                    <mi>x</mi>
                  </mrow>
                </mrow>
                <mo fence="true" stretchy="false">)</mo>
              </mrow>
              <mo stretchy="false">=</mo>
              <mtext/>
            </mrow>
          </mrow>
        </mtd>
      </mtr>
      <mtr>
        <mtd>
          <mrow>
            <mtext>        </mtext>
            <mrow>
              <mrow>
                <munderover>
                  <mo stretchy="false">∫</mo>
                  <mn>1</mn>
                  <mi>x</mi>
                </munderover>
                <mrow>
                  <munderover>
                    <mo stretchy="false">∫</mo>
                    <mn>1</mn>
                    <mfrac>
                      <mi>x</mi>
                      <mi>t</mi>
                    </mfrac>
                  </munderover>
                  <mfrac>
                    <mrow>
                      <msup>
                        <mi>log</mi>
                        <mrow>
                          <mi>a</mi>
                          <mo stretchy="false">−</mo>
                          <mn>1</mn>
                        </mrow>
                      </msup>
                      <mi>t</mi>
                    </mrow>
                    <mrow>
                      <mrow>
                        <mo fence="true" stretchy="false">(</mo>
                        <mrow>
                          <mrow>
                            <mi>a</mi>
                            <mo stretchy="false">−</mo>
                            <mn>1</mn>
                          </mrow>
                        </mrow>
                        <mo fence="true" stretchy="false">)</mo>
                      </mrow>
                      <mi>!</mi>
                    </mrow>
                  </mfrac>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mtd>
      </mtr>
    </mtable>
    <annotation encoding="StarMath 5.0">""sum from k = 1 {(-1)^{k+1} over k} (-1)^{-(k+a)}P(k+a,-log x) = ""

newline "        "
int from 1 to x int from 1 to {x over t} {{log^{a-1} t}over{(a-1)!}} cdot (1 over {log u} - 1 over {u log u})du dt</annotation>
  </semantics>
</math>
</file>

<file path=Object 831/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b>
        <mi>D</mi>
        <mrow>
          <mi>k</mi>
          <mo stretchy="false">+</mo>
          <mi>a</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i mathvariant="normal">κ</mi>
      </mrow>
      <mrow>
        <mo fence="true" stretchy="false">(</mo>
        <mrow>
          <mi>u</mi>
        </mrow>
        <mo fence="true" stretchy="false">)</mo>
      </mrow>
    </mrow>
    <annotation encoding="StarMath 5.0">""sum from k = 1 {(-1)^{k+1} over k} D_{k+a}'(x) = 
sum from t = 2 to x sum from u = 2 to lfloor{x over t}rfloor d_a'(t) cdot %kappa( u )</annotation>
  </semantics>
</math>
</file>

<file path=Object 832/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1</mn>
            </mrow>
          </munder>
          <mfrac>
            <msup>
              <mrow>
                <mo fence="true" stretchy="false">(</mo>
                <mrow>
                  <mrow>
                    <mo stretchy="false">−</mo>
                    <mn>1</mn>
                  </mrow>
                </mrow>
                <mo fence="true" stretchy="false">)</mo>
              </mrow>
              <mrow>
                <mi>k</mi>
                <mo stretchy="false">+</mo>
                <mn>1</mn>
              </mrow>
            </msup>
            <mi>k</mi>
          </mfrac>
        </mrow>
      </mrow>
      <mrow>
        <msup>
          <mi>x</mi>
          <mi>k</mi>
        </msup>
        <mo stretchy="false">⋅</mo>
        <msup>
          <mi>log</mi>
          <mrow>
            <mi>a</mi>
            <mo stretchy="false">−</mo>
            <mn>1</mn>
          </mrow>
        </msup>
      </mrow>
      <mrow>
        <mo fence="true" stretchy="false">(</mo>
        <mrow>
          <mrow>
            <mn>1</mn>
            <mo stretchy="false">+</mo>
            <mi>x</mi>
          </mrow>
        </mrow>
        <mo fence="true" stretchy="false">)</mo>
      </mrow>
    </mrow>
    <annotation encoding="StarMath 5.0">log^a (1+x) = sum from k = 1 {(-1)^{k+1} over k} x^k cdot log^{a-1} (1+x)
</annotation>
  </semantics>
</math>
</file>

<file path=Object 833/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0</mn>
            </mrow>
          </munder>
          <mrow>
            <mfrac>
              <msub>
                <mi>B</mi>
                <mi>k</mi>
              </msub>
              <mrow>
                <mi>k</mi>
                <mi>!</mi>
              </mrow>
            </mfrac>
            <mrow>
              <mi>x</mi>
              <mo stretchy="false">⋅</mo>
              <msup>
                <mi>log</mi>
                <mrow>
                  <mi>k</mi>
                  <mo stretchy="false">+</mo>
                  <mi>a</mi>
                  <mo stretchy="false">−</mo>
                  <mn>1</mn>
                </mrow>
              </msup>
            </mrow>
            <mrow>
              <mo fence="true" stretchy="false">(</mo>
              <mrow>
                <mrow>
                  <mn>1</mn>
                  <mo stretchy="false">+</mo>
                  <mi>x</mi>
                </mrow>
              </mrow>
              <mo fence="true" stretchy="false">)</mo>
            </mrow>
          </mrow>
        </mrow>
      </mrow>
    </mrow>
    <annotation encoding="StarMath 5.0">log^a(1+x) =  sum from k = 0 {{B_k over{k!}} x cdot log^{ k+a-1}(1+x)}</annotation>
  </semantics>
</math>
</file>

<file path=Object 834/content.xml><?xml version="1.0" encoding="utf-8"?>
<math xmlns="http://www.w3.org/1998/Math/MathML" display="block">
  <semantics>
    <mrow>
      <mi>log</mi>
      <mrow>
        <mrow>
          <mo fence="true" stretchy="false">(</mo>
          <mrow>
            <mrow>
              <mn>1</mn>
              <mo stretchy="false">+</mo>
              <mi>x</mi>
            </mrow>
          </mrow>
          <mo fence="true" stretchy="false">)</mo>
        </mrow>
        <mo stretchy="false">=</mo>
        <mrow>
          <mfrac>
            <mi>x</mi>
            <mrow>
              <mn>1</mn>
              <mo stretchy="false">+</mo>
              <mi>x</mi>
            </mrow>
          </mfrac>
          <mo stretchy="false">+</mo>
          <mrow>
            <mrow>
              <munder>
                <mo stretchy="false">∑</mo>
                <mrow>
                  <mi>k</mi>
                  <mo stretchy="false">=</mo>
                  <mn>2</mn>
                </mrow>
              </munder>
              <mfrac>
                <msup>
                  <mrow>
                    <mo fence="true" stretchy="false">(</mo>
                    <mrow>
                      <mrow>
                        <mo stretchy="false">−</mo>
                        <mn>1</mn>
                      </mrow>
                    </mrow>
                    <mo fence="true" stretchy="false">)</mo>
                  </mrow>
                  <mi>k</mi>
                </msup>
                <mrow>
                  <mi>k</mi>
                  <mrow>
                    <mo fence="true" stretchy="false">(</mo>
                    <mrow>
                      <mrow>
                        <mi>k</mi>
                        <mo stretchy="false">−</mo>
                        <mn>1</mn>
                      </mrow>
                    </mrow>
                    <mo fence="true" stretchy="false">)</mo>
                  </mrow>
                </mrow>
              </mfrac>
            </mrow>
            <mo stretchy="false">⋅</mo>
            <mfrac>
              <msup>
                <mi>x</mi>
                <mi>k</mi>
              </msup>
              <mrow>
                <mn>1</mn>
                <mo stretchy="false">+</mo>
                <mi>x</mi>
              </mrow>
            </mfrac>
          </mrow>
        </mrow>
      </mrow>
    </mrow>
    <annotation encoding="StarMath 5.0">log (1+x) = x over {1+x}+sum from k = 2 {(-1)^k over {k(k-1)}} cdot {x^k over { 1+x }}</annotation>
  </semantics>
</math>
</file>

<file path=Object 835/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6/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7/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o stretchy="false">⋅</mo>
          <mrow>
            <mo fence="true" stretchy="false">(</mo>
            <mrow>
              <mrow>
                <mn>1</mn>
                <mo stretchy="false">+</mo>
                <mstyle mathvariant="bold">
                  <mi>x</mi>
                </mstyle>
              </mrow>
            </mrow>
            <mo fence="true" stretchy="false">)</mo>
          </mrow>
        </mrow>
      </mrow>
    </mrow>
    <annotation encoding="StarMath 5.0">log (1+bold{x}) = sum from k = 1 {(-1)^{k+1}} cdot H_k cdot bold{x}^k cdot ( 1+bold{x} )</annotation>
  </semantics>
</math>
</file>

<file path=Object 83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row>
          <mo stretchy="false">+</mo>
          <mstyle mathvariant="bold">
            <msup>
              <mi>x</mi>
              <mrow>
                <mi>k</mi>
                <mo stretchy="false">+</mo>
                <mn>1</mn>
              </mrow>
            </msup>
          </mstyle>
        </mrow>
      </mrow>
    </mrow>
    <annotation encoding="StarMath 5.0">log (1+bold{x}) = sum from k = 1 {(-1)^{k+1}} cdot H_k cdot bold{x}^k +bold{x}^{k+1}</annotation>
  </semantics>
</math>
</file>

<file path=Object 839/content.xml><?xml version="1.0" encoding="utf-8"?>
<math xmlns="http://www.w3.org/1998/Math/MathML" display="block">
  <semantics>
    <mrow>
      <mtext/>
      <mrow>
        <mo stretchy="false">∫</mo>
        <mtext/>
      </mrow>
    </mrow>
    <annotation encoding="StarMath 5.0">""int""</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40/content.xml><?xml version="1.0" encoding="utf-8"?>
<math xmlns="http://www.w3.org/1998/Math/MathML" display="block">
  <semantics>
    <mrow>
      <mtext/>
      <mrow>
        <mo stretchy="false">∑</mo>
        <mtext/>
      </mrow>
    </mrow>
    <annotation encoding="StarMath 5.0">""sum""</annotation>
  </semantics>
</math>
</file>

<file path=Object 841/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0 to x sum from u = 1 to {x-t} nabla_t bold{t}^{k} cdot nabla_u (1+bold{u})</annotation>
  </semantics>
</math>
</file>

<file path=Object 842/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1</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1 to x sum from u = 2 to lfloor{x over t}rfloor nabla_t bold{t}^k cdot nabla_u (1+bold{u})</annotation>
  </semantics>
</math>
</file>

<file path=Object 843/content.xml><?xml version="1.0" encoding="utf-8"?>
<math xmlns="http://www.w3.org/1998/Math/MathML" display="block">
  <semantics>
    <mrow>
      <mtext/>
      <mrow>
        <mo stretchy="false">∫</mo>
        <mtext/>
      </mrow>
    </mrow>
    <annotation encoding="StarMath 5.0">""int""</annotation>
  </semantics>
</math>
</file>

<file path=Object 844/content.xml><?xml version="1.0" encoding="utf-8"?>
<math xmlns="http://www.w3.org/1998/Math/MathML" display="block">
  <semantics>
    <mrow>
      <mtext/>
      <mrow>
        <mo stretchy="false">∑</mo>
        <mtext/>
      </mrow>
    </mrow>
    <annotation encoding="StarMath 5.0">""sum""</annotation>
  </semantics>
</math>
</file>

<file path=Object 845/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n>1</mn>
                    </mrow>
                  </mtd>
                </mtr>
              </mtable>
            </mrow>
            <mo fence="true" stretchy="false">)</mo>
          </mrow>
        </mrow>
      </mrow>
      <mo stretchy="false">⋅</mo>
      <mi>u</mi>
    </mrow>
    <annotation encoding="StarMath 5.0">sum from k = 0 to infinity (-1)^{k+1} cdot H_k cdot sum from t = 0 to x sum from u = 1 to {x-t} (binom{t-1}{k-1}) cdot u</annotation>
  </semantics>
</math>
</file>

<file path=Object 846/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underover>
              <mo stretchy="false">∑</mo>
              <mrow>
                <mi>u</mi>
                <mo stretchy="false">=</mo>
                <mn>1</mn>
              </mrow>
              <mrow>
                <mo fence="true" stretchy="false">⌊</mo>
                <mrow>
                  <mfrac>
                    <mi>x</mi>
                    <mi>t</mi>
                  </mfrac>
                </mrow>
                <mo fence="true" stretchy="false">⌋</mo>
              </mrow>
            </munderover>
            <msub>
              <mi>d</mi>
              <mi>k</mi>
            </msub>
          </mrow>
        </mrow>
      </mrow>
      <mi>'</mi>
      <mrow>
        <mo fence="true" stretchy="false">(</mo>
        <mrow>
          <mi>t</mi>
        </mrow>
        <mo fence="true" stretchy="false">)</mo>
      </mrow>
    </mrow>
    <annotation encoding="StarMath 5.0">sum from k = 0 to infinity (-1)^{k+1} cdot H_k cdot sum from t = 2 to x sum from u = 1 to lfloor{x over t}rfloor d_k'(t)</annotation>
  </semantics>
</math>
</file>

<file path=Object 847/content.xml><?xml version="1.0" encoding="utf-8"?>
<math xmlns="http://www.w3.org/1998/Math/MathML" display="block">
  <semantics>
    <mrow>
      <mtext/>
      <mrow>
        <mo stretchy="false">∫</mo>
        <mtext/>
      </mrow>
    </mrow>
    <annotation encoding="StarMath 5.0">""int""</annotation>
  </semantics>
</math>
</file>

<file path=Object 848/content.xml><?xml version="1.0" encoding="utf-8"?>
<math xmlns="http://www.w3.org/1998/Math/MathML" display="block">
  <semantics>
    <mrow>
      <mtext/>
      <mrow>
        <mo stretchy="false">∑</mo>
        <mtext/>
      </mrow>
    </mrow>
    <annotation encoding="StarMath 5.0">""sum""</annotation>
  </semantics>
</math>
</file>

<file path=Object 849/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o fence="true" stretchy="false">(</mo>
          <mrow>
            <mtable>
              <mtr>
                <mtd>
                  <mrow>
                    <mi>t</mi>
                    <mo stretchy="false">−</mo>
                    <mn>1</mn>
                  </mrow>
                </mtd>
              </mtr>
              <mtr>
                <mtd>
                  <mrow>
                    <mi>k</mi>
                    <mo stretchy="false">−</mo>
                    <mn>1</mn>
                  </mrow>
                </mtd>
              </mtr>
            </mtable>
          </mrow>
          <mo fence="true" stretchy="false">)</mo>
        </mrow>
      </mrow>
      <mo stretchy="false">⋅</mo>
      <mrow>
        <mo fence="true" stretchy="false">(</mo>
        <mrow>
          <mtable>
            <mtr>
              <mtd>
                <mrow>
                  <mi>t</mi>
                  <mo stretchy="false">−</mo>
                  <mi>x</mi>
                </mrow>
              </mtd>
            </mtr>
            <mtr>
              <mtd>
                <mn>2</mn>
              </mtd>
            </mtr>
          </mtable>
        </mrow>
        <mo fence="true" stretchy="false">)</mo>
      </mrow>
    </mrow>
    <annotation encoding="StarMath 5.0">sum from k = 0 to infinity (-1)^{k+1} cdot H_k cdot sum from t = 0 to x (binom{t-1}{k-1}) cdot ( binom{t-x}{2} )</annotation>
  </semantics>
</math>
</file>

<file path=Object 85/content.xml><?xml version="1.0" encoding="utf-8"?>
<math xmlns="http://www.w3.org/1998/Math/MathML" display="block">
  <semantics>
    <mrow>
      <mi>t</mi>
      <mo stretchy="false">&gt;</mo>
      <mn>0</mn>
    </mrow>
    <annotation encoding="StarMath 5.0">t&gt;0</annotation>
  </semantics>
</math>
</file>

<file path=Object 850/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o fence="true" stretchy="false">⌊</mo>
            <mrow>
              <mfrac>
                <mi>x</mi>
                <mi>t</mi>
              </mfrac>
            </mrow>
            <mo fence="true" stretchy="false">⌋</mo>
          </mrow>
        </mrow>
        <mo stretchy="false">⋅</mo>
        <msub>
          <mi>d</mi>
          <mi>k</mi>
        </msub>
      </mrow>
      <mi>'</mi>
      <mrow>
        <mo fence="true" stretchy="false">(</mo>
        <mrow>
          <mi>t</mi>
        </mrow>
        <mo fence="true" stretchy="false">)</mo>
      </mrow>
    </mrow>
    <annotation encoding="StarMath 5.0">sum from k = 0 to infinity (-1)^{k+1} cdot H_k cdot sum from t = 2 to x lfloor x over t rfloor cdot d_k'(t)</annotation>
  </semantics>
</math>
</file>

<file path=Object 851/content.xml><?xml version="1.0" encoding="utf-8"?>
<math xmlns="http://www.w3.org/1998/Math/MathML" display="block">
  <semantics>
    <mrow>
      <mtext/>
      <mrow>
        <mo stretchy="false">∫</mo>
        <mtext/>
      </mrow>
    </mrow>
    <annotation encoding="StarMath 5.0">""int""</annotation>
  </semantics>
</math>
</file>

<file path=Object 852/content.xml><?xml version="1.0" encoding="utf-8"?>
<math xmlns="http://www.w3.org/1998/Math/MathML" display="block">
  <semantics>
    <mrow>
      <mtext/>
      <mrow>
        <mo stretchy="false">∑</mo>
        <mtext/>
      </mrow>
    </mrow>
    <annotation encoding="StarMath 5.0">""sum""</annotation>
  </semantics>
</math>
</file>

<file path=Object 853/content.xml><?xml version="1.0" encoding="utf-8"?>
<math xmlns="http://www.w3.org/1998/Math/MathML" display="block">
  <semantics>
    <mrow>
      <msub>
        <mi>H</mi>
        <mi>x</mi>
      </msub>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row>
                <mo fence="true" stretchy="false">(</mo>
                <mrow>
                  <mtable>
                    <mtr>
                      <mtd>
                        <mi>x</mi>
                      </mtd>
                    </mtr>
                    <mtr>
                      <mtd>
                        <mi>k</mi>
                      </mtd>
                    </mtr>
                  </mtable>
                </mrow>
                <mo fence="true" stretchy="false">)</mo>
              </mrow>
              <mo stretchy="false">+</mo>
              <mrow>
                <mo fence="true" stretchy="false">(</mo>
                <mrow>
                  <mtable>
                    <mtr>
                      <mtd>
                        <mi>x</mi>
                      </mtd>
                    </mtr>
                    <mtr>
                      <mtd>
                        <mrow>
                          <mi>k</mi>
                          <mo stretchy="false">+</mo>
                          <mn>1</mn>
                        </mrow>
                      </mtd>
                    </mtr>
                  </mtable>
                </mrow>
                <mo fence="true" stretchy="false">)</mo>
              </mrow>
            </mrow>
          </mrow>
          <mo fence="true" stretchy="false">)</mo>
        </mrow>
      </mrow>
    </mrow>
    <annotation encoding="StarMath 5.0">H_x = sum from k = 0 to infinity (-1)^{k+1} cdot H_k cdot ((binom{x}{k})+(binom{x}{k+1}))</annotation>
  </semantics>
</math>
</file>

<file path=Object 854/content.xml><?xml version="1.0" encoding="utf-8"?>
<math xmlns="http://www.w3.org/1998/Math/MathML" display="block">
  <semantics>
    <mrow>
      <mi mathvariant="normal">Π</mi>
      <mrow>
        <mrow>
          <mo fence="true" stretchy="false">(</mo>
          <mrow>
            <mi>x</mi>
          </mrow>
          <mo fence="true" stretchy="false">)</mo>
        </mrow>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sub>
                  <mi>D</mi>
                  <mi>k</mi>
                </msub>
                <mi>'</mi>
                <mrow>
                  <mrow>
                    <mo fence="true" stretchy="false">(</mo>
                    <mrow>
                      <mi>x</mi>
                    </mrow>
                    <mo fence="true" stretchy="false">)</mo>
                  </mrow>
                  <mo stretchy="false">+</mo>
                  <msub>
                    <mi>D</mi>
                    <mrow>
                      <mi>k</mi>
                      <mo stretchy="false">+</mo>
                      <mn>1</mn>
                    </mrow>
                  </msub>
                </mrow>
                <mi>'</mi>
                <mrow>
                  <mo fence="true" stretchy="false">(</mo>
                  <mrow>
                    <mi>x</mi>
                  </mrow>
                  <mo fence="true" stretchy="false">)</mo>
                </mrow>
              </mrow>
            </mrow>
            <mo fence="true" stretchy="false">)</mo>
          </mrow>
        </mrow>
      </mrow>
    </mrow>
    <annotation encoding="StarMath 5.0">%PI(x) = sum from k = 0 to infinity (-1)^{k+1} cdot H_k cdot (D_{k}'(x)+D_{k+1}'(x))</annotation>
  </semantics>
</math>
</file>

<file path=Object 855/content.xml><?xml version="1.0" encoding="utf-8"?>
<math xmlns="http://www.w3.org/1998/Math/MathML" display="block">
  <semantics>
    <mstyle mathvariant="bold">
      <msup>
        <mi>x</mi>
        <mi>z</mi>
      </msup>
    </mstyle>
    <annotation encoding="StarMath 5.0">bold{x}^z</annotation>
  </semantics>
</math>
</file>

<file path=Object 856/content.xml><?xml version="1.0" encoding="utf-8"?>
<math xmlns="http://www.w3.org/1998/Math/MathML" display="block">
  <semantics>
    <mrow>
      <msup>
        <mi>x</mi>
        <mrow>
          <mi>z</mi>
          <mo stretchy="false">+</mo>
          <mi>w</mi>
        </mrow>
      </msup>
      <mo stretchy="false">=</mo>
      <mrow>
        <msup>
          <mi>x</mi>
          <mi>z</mi>
        </msup>
        <mo stretchy="false">⋅</mo>
        <msup>
          <mi>x</mi>
          <mi>w</mi>
        </msup>
      </mrow>
    </mrow>
    <annotation encoding="StarMath 5.0">x^{z+w} = x^z cdot x^w</annotation>
  </semantics>
</math>
</file>

<file path=Object 857/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sup>
          <mrow>
            <mo fence="true" stretchy="false">(</mo>
            <mrow>
              <mrow>
                <mn>1</mn>
                <mo stretchy="false">+</mo>
                <mstyle mathvariant="bold">
                  <mi>y</mi>
                </mstyle>
              </mrow>
            </mrow>
            <mo fence="true" stretchy="false">)</mo>
          </mrow>
          <mi>w</mi>
        </msup>
      </mrow>
      <mo stretchy="false">=</mo>
      <mtext/>
    </mrow>
    <annotation encoding="StarMath 5.0">({1+bold{ x }})^z cdot ({1+bold{ y }})^w = ""</annotation>
  </semantics>
</math>
</file>

<file path=Object 858/content.xml><?xml version="1.0" encoding="utf-8"?>
<math xmlns="http://www.w3.org/1998/Math/MathML" display="block">
  <semantics>
    <mrow>
      <mrow>
        <munder>
          <mi>lim</mi>
          <mrow>
            <mi>z</mi>
            <mo stretchy="false">→</mo>
            <mn>0</mn>
          </mrow>
        </munder>
        <mrow/>
      </mrow>
      <mfrac>
        <mo stretchy="false">∂</mo>
        <mrow>
          <mo stretchy="false">∂</mo>
          <mi>z</mi>
        </mrow>
      </mfrac>
      <mrow>
        <msup>
          <mrow>
            <mo fence="true" stretchy="false">(</mo>
            <mrow>
              <mfrac>
                <mrow>
                  <mn>1</mn>
                  <mo stretchy="false">+</mo>
                  <mstyle mathvariant="bold">
                    <mi>x</mi>
                  </mstyle>
                </mrow>
                <mrow>
                  <mn>1</mn>
                  <mo stretchy="false">+</mo>
                  <mstyle mathvariant="bold">
                    <mi>y</mi>
                  </mstyle>
                </mrow>
              </mfrac>
            </mrow>
            <mo fence="true" stretchy="false">)</mo>
          </mrow>
          <mi>z</mi>
        </msup>
        <mo stretchy="false">=</mo>
        <mi>log</mi>
      </mrow>
      <mrow>
        <mfrac>
          <mrow>
            <mn>1</mn>
            <mo stretchy="false">+</mo>
            <mstyle mathvariant="bold">
              <mi>x</mi>
            </mstyle>
          </mrow>
          <mrow>
            <mn>1</mn>
            <mo stretchy="false">+</mo>
            <mstyle mathvariant="bold">
              <mi>y</mi>
            </mstyle>
          </mrow>
        </mfrac>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im from { z rightarrow 0 }{ } { partial over {partial z} } ( {1+bold{x}}over{1 + bold{y}} )^z = log { {1+ bold{x}}over{1+bold{y}} } = log( 1+bold{x} )-log( 1+bold{y} )</annotation>
  </semantics>
</math>
</file>

<file path=Object 859/content.xml><?xml version="1.0" encoding="utf-8"?>
<math xmlns="http://www.w3.org/1998/Math/MathML" display="block">
  <semantics>
    <mrow>
      <mstyle mathvariant="bold">
        <mi>x</mi>
      </mstyle>
      <mrow>
        <mi>!</mi>
        <mo stretchy="false">=</mo>
        <mtext/>
      </mrow>
    </mrow>
    <annotation encoding="StarMath 5.0">bold{x}! = ""</annotation>
  </semantics>
</math>
</file>

<file path=Object 86/content.xml><?xml version="1.0" encoding="utf-8"?>
<math xmlns="http://www.w3.org/1998/Math/MathML" display="block">
  <semantics>
    <mrow>
      <mi>u</mi>
      <mo stretchy="false">&gt;</mo>
      <mn>0</mn>
    </mrow>
    <annotation encoding="StarMath 5.0">u&gt;0</annotation>
  </semantics>
</math>
</file>

<file path=Object 860/content.xml><?xml version="1.0" encoding="utf-8"?>
<math xmlns="http://www.w3.org/1998/Math/MathML" display="block">
  <semantics>
    <mrow>
      <mrow>
        <mo fence="true" stretchy="false">(</mo>
        <mrow>
          <mrow>
            <mn>1</mn>
            <mo stretchy="false">+</mo>
            <mstyle mathvariant="bold">
              <mi>x</mi>
            </mstyle>
          </mrow>
        </mrow>
        <mo fence="true" stretchy="false">)</mo>
      </mrow>
      <mrow>
        <mi>!</mi>
        <mo stretchy="false">=</mo>
        <mtext/>
      </mrow>
    </mrow>
    <annotation encoding="StarMath 5.0">(1+bold{x})! = ""</annotation>
  </semantics>
</math>
</file>

<file path=Object 861/content.xml><?xml version="1.0" encoding="utf-8"?>
<math xmlns="http://www.w3.org/1998/Math/MathML" display="block">
  <semantics>
    <mrow>
      <msup>
        <mi>x</mi>
        <mrow>
          <mi>z</mi>
          <mo stretchy="false">+</mo>
          <mi>w</mi>
        </mrow>
      </msup>
      <mo stretchy="false">=</mo>
      <mrow>
        <msup>
          <mi>x</mi>
          <mi>z</mi>
        </msup>
        <mo stretchy="false">⋅</mo>
        <msup>
          <mi>x</mi>
          <mi>w</mi>
        </msup>
      </mrow>
    </mrow>
    <annotation encoding="StarMath 5.0">x^{z+w} = x^z cdot x^w</annotation>
  </semantics>
</math>
</file>

<file path=Object 862/content.xml><?xml version="1.0" encoding="utf-8"?>
<math xmlns="http://www.w3.org/1998/Math/MathML" display="block">
  <semantics>
    <mrow>
      <mstyle mathvariant="bold">
        <msup>
          <mi>x</mi>
          <mrow>
            <mi>z</mi>
            <mo stretchy="false">+</mo>
            <mi>w</mi>
          </mrow>
        </msup>
      </mstyle>
      <mo stretchy="false">=</mo>
      <mrow>
        <mstyle mathvariant="bold">
          <msup>
            <mi>x</mi>
            <mi>z</mi>
          </msup>
        </mstyle>
        <mo stretchy="false">⋅</mo>
        <mstyle mathvariant="bold">
          <msup>
            <mi>x</mi>
            <mi>w</mi>
          </msup>
        </mstyle>
      </mrow>
    </mrow>
    <annotation encoding="StarMath 5.0">bold{x}^{z+w} = bold{x}^z cdot bold{x}^w</annotation>
  </semantics>
</math>
</file>

<file path=Object 863/content.xml><?xml version="1.0" encoding="utf-8"?>
<math xmlns="http://www.w3.org/1998/Math/MathML" display="block">
  <semantics>
    <mrow>
      <mrow>
        <msup>
          <mi>x</mi>
          <mrow>
            <mi>z</mi>
            <mo stretchy="false">+</mo>
            <mi>w</mi>
          </mrow>
        </msup>
        <mo stretchy="false">=</mo>
        <mrow>
          <munderover>
            <mo stretchy="false">∫</mo>
            <mn>0</mn>
            <mi>x</mi>
          </munderover>
          <mrow>
            <munderover>
              <mo stretchy="false">∫</mo>
              <mn>0</mn>
              <mi>x</mi>
            </munderover>
            <mfrac>
              <mo stretchy="false">∂</mo>
              <mrow>
                <mo stretchy="false">∂</mo>
                <mi>t</mi>
              </mrow>
            </mfrac>
          </mrow>
        </mrow>
      </mrow>
      <mrow>
        <msup>
          <mi>t</mi>
          <mi>z</mi>
        </msup>
        <mo stretchy="false">⋅</mo>
        <mfrac>
          <mo stretchy="false">∂</mo>
          <mrow>
            <mo stretchy="false">∂</mo>
            <mi>u</mi>
          </mrow>
        </mfrac>
      </mrow>
      <msup>
        <mi>u</mi>
        <mi>w</mi>
      </msup>
      <mi mathvariant="italic">du</mi>
      <mi mathvariant="italic">dt</mi>
    </mrow>
    <annotation encoding="StarMath 5.0">x^{z+w}=int from 0 to x int from 0 to x {partial over {partial t}} t^z cdot {partial over {partial u}}u^w du dt</annotation>
  </semantics>
</math>
</file>

<file path=Object 864/content.xml><?xml version="1.0" encoding="utf-8"?>
<math xmlns="http://www.w3.org/1998/Math/MathML" display="block">
  <semantics>
    <mrow>
      <mtext/>
      <mrow>
        <mo stretchy="false">∫</mo>
        <mtext/>
      </mrow>
    </mrow>
    <annotation encoding="StarMath 5.0">""int""</annotation>
  </semantics>
</math>
</file>

<file path=Object 865/content.xml><?xml version="1.0" encoding="utf-8"?>
<math xmlns="http://www.w3.org/1998/Math/MathML" display="block">
  <semantics>
    <mrow>
      <mtext/>
      <mrow>
        <mo stretchy="false">∑</mo>
        <mtext/>
      </mrow>
    </mrow>
    <annotation encoding="StarMath 5.0">""sum""</annotation>
  </semantics>
</math>
</file>

<file path=Object 866/content.xml><?xml version="1.0" encoding="utf-8"?>
<math xmlns="http://www.w3.org/1998/Math/MathML" display="block">
  <semantics>
    <mrow>
      <mrow>
        <mstyle mathvariant="bold">
          <msup>
            <mi>x</mi>
            <mrow>
              <mi>z</mi>
              <mo stretchy="false">+</mo>
              <mi>w</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z</mi>
          </msup>
        </mstyle>
        <mo stretchy="false">⋅</mo>
        <mfrac>
          <mo stretchy="false">∂</mo>
          <mrow>
            <mo stretchy="false">∂</mo>
            <mi>u</mi>
          </mrow>
        </mfrac>
      </mrow>
      <mstyle mathvariant="bold">
        <msup>
          <mi>u</mi>
          <mi>w</mi>
        </msup>
      </mstyle>
      <mi mathvariant="italic">du</mi>
      <mi mathvariant="italic">dt</mi>
    </mrow>
    <annotation encoding="StarMath 5.0">bold{x}^{z+w}=

int from 0 to x int from 0 to {x - t} 

{ partial over {partial t} }bold{t}^z
 cdot 
{ partial over {partial u} }bold{u}^w 

du dt</annotation>
  </semantics>
</math>
</file>

<file path=Object 867/content.xml><?xml version="1.0" encoding="utf-8"?>
<math xmlns="http://www.w3.org/1998/Math/MathML" display="block">
  <semantics>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n>1</mn>
      </mrow>
    </mrow>
    <annotation encoding="StarMath 5.0">sum from t = 1 to x
sum from u = 1 to lfloor y(1 - t over x )rfloor


1</annotation>
  </semantics>
</math>
</file>

<file path=Object 868/content.xml><?xml version="1.0" encoding="utf-8"?>
<math xmlns="http://www.w3.org/1998/Math/MathML" display="block">
  <semantics>
    <mrow>
      <mrow>
        <mstyle mathvariant="bold">
          <msup>
            <mi>x</mi>
            <mrow>
              <mi>z</mi>
              <mo stretchy="false">+</mo>
              <mi>w</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z</mi>
          </msup>
        </mstyle>
        <mo stretchy="false">⋅</mo>
        <mfrac>
          <mo stretchy="false">∂</mo>
          <mrow>
            <mo stretchy="false">∂</mo>
            <mi>u</mi>
          </mrow>
        </mfrac>
      </mrow>
      <mstyle mathvariant="bold">
        <msup>
          <mi>u</mi>
          <mi>w</mi>
        </msup>
      </mstyle>
      <mi mathvariant="italic">du</mi>
      <mi mathvariant="italic">dt</mi>
    </mrow>
    <annotation encoding="StarMath 5.0">bold{x}^{z+w}=

int from 1 to x int from 1 to {x over t} 

{ partial over {partial t} }bold{t}^z
 cdot 
{ partial over {partial u} }bold{u}^w 

du dt</annotation>
  </semantics>
</math>
</file>

<file path=Object 869/content.xml><?xml version="1.0" encoding="utf-8"?>
<math xmlns="http://www.w3.org/1998/Math/MathML" display="block">
  <semantics>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n>1</mn>
      </mrow>
    </mrow>
    <annotation encoding="StarMath 5.0">sum from t = 2 to x

sum from u = 2 to lfloor y^{1-{{log t} over {log x}}} rfloor

1</annotation>
  </semantics>
</math>
</file>

<file path=Object 87/content.xml><?xml version="1.0" encoding="utf-8"?>
<math xmlns="http://www.w3.org/1998/Math/MathML" display="block">
  <semantics>
    <mrow>
      <mi>v</mi>
      <mo stretchy="false">&gt;</mo>
      <mn>0</mn>
    </mrow>
    <annotation encoding="StarMath 5.0">v&gt;0</annotation>
  </semantics>
</math>
</file>

<file path=Object 870/content.xml><?xml version="1.0" encoding="utf-8"?>
<math xmlns="http://www.w3.org/1998/Math/MathML" display="block">
  <semantics>
    <mrow>
      <mrow>
        <msup>
          <mi>x</mi>
          <mrow>
            <mi>z</mi>
            <mo stretchy="false">+</mo>
            <mi>w</mi>
          </mrow>
        </msup>
        <mo stretchy="false">=</mo>
        <mrow>
          <mrow>
            <munderover>
              <mo stretchy="false">∫</mo>
              <mn>0</mn>
              <mi>x</mi>
            </munderover>
            <mrow>
              <munderover>
                <mo stretchy="false">∫</mo>
                <mn>0</mn>
                <mi>x</mi>
              </munderover>
              <mrow>
                <mo fence="true" stretchy="false">(</mo>
                <mrow>
                  <mrow>
                    <mi>z</mi>
                    <msup>
                      <mi>t</mi>
                      <mrow>
                        <mi>z</mi>
                        <mo stretchy="false">−</mo>
                        <mn>1</mn>
                      </mrow>
                    </msup>
                  </mrow>
                </mrow>
                <mo fence="true" stretchy="false">)</mo>
              </mrow>
            </mrow>
          </mrow>
          <mo stretchy="false">⋅</mo>
          <mrow>
            <mo fence="true" stretchy="false">(</mo>
            <mrow>
              <mrow>
                <mi>w</mi>
                <msup>
                  <mi>u</mi>
                  <mrow>
                    <mi>w</mi>
                    <mo stretchy="false">−</mo>
                    <mn>1</mn>
                  </mrow>
                </msup>
              </mrow>
            </mrow>
            <mo fence="true" stretchy="false">)</mo>
          </mrow>
        </mrow>
      </mrow>
      <mi mathvariant="italic">du</mi>
      <mi mathvariant="italic">dt</mi>
    </mrow>
    <annotation encoding="StarMath 5.0">x^{z+w}=int from 0 to x int from 0 to x (z t^{z-1})cdot (w u^{w-1}) du dt</annotation>
  </semantics>
</math>
</file>

<file path=Object 871/content.xml><?xml version="1.0" encoding="utf-8"?>
<math xmlns="http://www.w3.org/1998/Math/MathML" display="block">
  <semantics>
    <mrow>
      <msup>
        <mi>x</mi>
        <mrow>
          <mi>z</mi>
          <mo stretchy="false">+</mo>
          <mi>w</mi>
        </mrow>
      </msup>
      <mo stretchy="false">=</mo>
      <mrow>
        <msup>
          <mi>x</mi>
          <mi>z</mi>
        </msup>
        <mo stretchy="false">⋅</mo>
        <msup>
          <mi>x</mi>
          <mi>w</mi>
        </msup>
      </mrow>
    </mrow>
    <annotation encoding="StarMath 5.0">x^{z+w} = x^z cdot x^w</annotation>
  </semantics>
</math>
</file>

<file path=Object 872/content.xml><?xml version="1.0" encoding="utf-8"?>
<math xmlns="http://www.w3.org/1998/Math/MathML" display="block">
  <semantics>
    <mrow>
      <mtext/>
      <mrow>
        <mo stretchy="false">∫</mo>
        <mtext/>
      </mrow>
    </mrow>
    <annotation encoding="StarMath 5.0">""int""</annotation>
  </semantics>
</math>
</file>

<file path=Object 873/content.xml><?xml version="1.0" encoding="utf-8"?>
<math xmlns="http://www.w3.org/1998/Math/MathML" display="block">
  <semantics>
    <mrow>
      <mtext/>
      <mrow>
        <mo stretchy="false">∫</mo>
        <mtext/>
      </mrow>
    </mrow>
    <annotation encoding="StarMath 5.0">""int""</annotation>
  </semantics>
</math>
</file>

<file path=Object 874/content.xml><?xml version="1.0" encoding="utf-8"?>
<math xmlns="http://www.w3.org/1998/Math/MathML" display="block">
  <semantics>
    <mrow>
      <mtext/>
      <mrow>
        <mo stretchy="false">∑</mo>
        <mtext/>
      </mrow>
    </mrow>
    <annotation encoding="StarMath 5.0">""sum""</annotation>
  </semantics>
</math>
</file>

<file path=Object 875/content.xml><?xml version="1.0" encoding="utf-8"?>
<math xmlns="http://www.w3.org/1998/Math/MathML" display="block">
  <semantics>
    <mrow>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i>w</mi>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i>w</mi>
      </msup>
      <mi mathvariant="italic">du</mi>
      <mi mathvariant="italic">dt</mi>
    </mrow>
    <annotation encoding="StarMath 5.0">1 + 

int from 0 to x {partial over {partial t}}( 1+bold{t} )^z dt+

int from 0 to y {partial over {partial u}} ( 1+bold{u} )^w du+

int from 0 to x sum from 0 to {y(1-t over x)} {partial over {partial t}}( 1+bold{t} )^z cdot {partial over {partial u}} ( 1+bold{u} )^w du dt</annotation>
  </semantics>
</math>
</file>

<file path=Object 876/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i>w</mi>
      </msup>
    </mrow>
    <annotation encoding="StarMath 5.0">sum from t = 0 to x sum from u = 0 to lfloor y(1-t over x) rfloor nabla_t( 1+bold{t} )^z cdot nabla_u ( 1+bold{u} )^w</annotation>
  </semantics>
</math>
</file>

<file path=Object 877/content.xml><?xml version="1.0" encoding="utf-8"?>
<math xmlns="http://www.w3.org/1998/Math/MathML" display="block">
  <semantics>
    <mrow>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i>w</mi>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i>w</mi>
      </msup>
      <mi mathvariant="italic">du</mi>
      <mi mathvariant="italic">dt</mi>
    </mrow>
    <annotation encoding="StarMath 5.0">1 + 

int from 1 to x {partial over {partial t}}( 1+bold{t} )^z dt+

int from 1 to y {partial over {partial u}} ( 1+bold{u} )^w du+

int from 1 to x sum from 1 to {y^{1-{log t} over {log x}}} {partial over {partial t}}( 1+bold{t} )^z cdot {partial over {partial u}} ( 1+bold{u} )^w du dt</annotation>
  </semantics>
</math>
</file>

<file path=Object 878/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i>w</mi>
      </msup>
    </mrow>
    <annotation encoding="StarMath 5.0">sum from t = 0 to x sum from u = 0 to lfloor y(1-t over x) rfloor nabla_t( 1+bold{t} )^z cdot nabla_u ( 1+bold{u} )^w</annotation>
  </semantics>
</math>
</file>

<file path=Object 879/content.xml><?xml version="1.0" encoding="utf-8"?>
<math xmlns="http://www.w3.org/1998/Math/MathML" display="block">
  <semantics>
    <mrow>
      <mtext/>
      <mrow>
        <mo stretchy="false">∫</mo>
        <mtext/>
      </mrow>
    </mrow>
    <annotation encoding="StarMath 5.0">""int""</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80/content.xml><?xml version="1.0" encoding="utf-8"?>
<math xmlns="http://www.w3.org/1998/Math/MathML" display="block">
  <semantics>
    <mrow>
      <mtext/>
      <mrow>
        <mo stretchy="false">∑</mo>
        <mtext/>
      </mrow>
    </mrow>
    <annotation encoding="StarMath 5.0">""sum""</annotation>
  </semantics>
</math>
</file>

<file path=Object 881/content.xml><?xml version="1.0" encoding="utf-8"?>
<math xmlns="http://www.w3.org/1998/Math/MathML" display="block">
  <semantics>
    <mrow>
      <mrow>
        <mn>1</mn>
        <mo stretchy="false">+</mo>
        <msub>
          <mi>L</mi>
          <mi>z</mi>
        </msub>
      </mrow>
      <mrow>
        <mrow>
          <mo fence="true" stretchy="false">(</mo>
          <mrow>
            <mrow>
              <mo stretchy="false">−</mo>
              <mi>x</mi>
            </mrow>
          </mrow>
          <mo fence="true" stretchy="false">)</mo>
        </mrow>
        <mo stretchy="false">+</mo>
        <msub>
          <mi>L</mi>
          <mi>w</mi>
        </msub>
      </mrow>
      <mrow>
        <mrow>
          <mo fence="true" stretchy="false">(</mo>
          <mrow>
            <mrow>
              <mo stretchy="false">−</mo>
              <mi>y</mi>
            </mrow>
          </mrow>
          <mo fence="true" stretchy="false">)</mo>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bsup>
              <mi>L</mi>
              <mrow>
                <mi>z</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w</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annotation encoding="StarMath 5.0">1 + 

L_z(-x)+

L_{w}(-y)+

int from 0 to x sum from 0 to {y(1-t over x)} L_{z-1}^(1)(-t) cdot L_{w-1}^(1)(-u) du dt</annotation>
  </semantics>
</math>
</file>

<file path=Object 882/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i>z</mi>
                      </mtd>
                    </mtr>
                    <mtr>
                      <mtd>
                        <mi>t</mi>
                      </mtd>
                    </mtr>
                  </mtable>
                </mrow>
                <mo fence="true" stretchy="false">)</mo>
              </mrow>
            </mrow>
            <mo fence="true" stretchy="false">)</mo>
          </mrow>
        </mrow>
      </mrow>
      <mrow>
        <mo fence="true" stretchy="false">(</mo>
        <mrow>
          <mrow>
            <mo fence="true" stretchy="false">(</mo>
            <mrow>
              <mtable>
                <mtr>
                  <mtd>
                    <mi>w</mi>
                  </mtd>
                </mtr>
                <mtr>
                  <mtd>
                    <mi>u</mi>
                  </mtd>
                </mtr>
              </mtable>
            </mrow>
            <mo fence="true" stretchy="false">)</mo>
          </mrow>
        </mrow>
        <mo fence="true" stretchy="false">)</mo>
      </mrow>
    </mrow>
    <annotation encoding="StarMath 5.0">sum from t = 0 to x sum from u = 0 to lfloor y(1-t over x) rfloor ((binom{z}{t}))(( binom{w}{u}) )</annotation>
  </semantics>
</math>
</file>

<file path=Object 883/content.xml><?xml version="1.0" encoding="utf-8"?>
<math xmlns="http://www.w3.org/1998/Math/MathML" display="block">
  <semantics>
    <mrow>
      <mrow>
        <mn>1</mn>
        <mo stretchy="false">+</mo>
        <mrow>
          <munderover>
            <mo stretchy="false">∫</mo>
            <mn>1</mn>
            <mi>x</mi>
          </munderover>
          <msubsup>
            <mi>L</mi>
            <mrow>
              <mi>z</mi>
              <mo stretchy="false">−</mo>
              <mn>1</mn>
            </mrow>
            <mrow>
              <mo fence="true" stretchy="false">(</mo>
              <mrow>
                <mn>1</mn>
              </mrow>
              <mo fence="true" stretchy="false">)</mo>
            </mrow>
          </msubsup>
        </mrow>
      </mrow>
      <mrow>
        <mo fence="true" stretchy="false">(</mo>
        <mrow>
          <mrow>
            <mrow>
              <mo stretchy="false">−</mo>
              <mi>log</mi>
            </mrow>
            <mi>t</mi>
          </mrow>
        </mrow>
        <mo fence="true" stretchy="false">)</mo>
      </mrow>
      <mrow>
        <mi mathvariant="italic">dt</mi>
        <mo stretchy="false">+</mo>
        <mrow>
          <munderover>
            <mo stretchy="false">∫</mo>
            <mn>1</mn>
            <mi>y</mi>
          </munderover>
          <msubsup>
            <mi>L</mi>
            <mrow>
              <mi>w</mi>
              <mo stretchy="false">−</mo>
              <mn>1</mn>
            </mrow>
            <mrow>
              <mo fence="true" stretchy="false">(</mo>
              <mrow>
                <mn>1</mn>
              </mrow>
              <mo fence="true" stretchy="false">)</mo>
            </mrow>
          </msubsup>
        </mrow>
      </mrow>
      <mrow>
        <mo fence="true" stretchy="false">(</mo>
        <mrow>
          <mrow>
            <mrow>
              <mo stretchy="false">−</mo>
              <mi>log</mi>
            </mrow>
            <mi>u</mi>
          </mrow>
        </mrow>
        <mo fence="true" stretchy="false">)</mo>
      </mrow>
      <mrow>
        <mi mathvariant="italic">du</mi>
        <mo stretchy="false">+</mo>
        <mrow>
          <munderover>
            <mo stretchy="false">∫</mo>
            <mn>1</mn>
            <mi>x</mi>
          </munderover>
          <mrow>
            <munderover>
              <mo stretchy="false">∑</mo>
              <mn>1</mn>
              <msup>
                <mi>y</mi>
                <mrow>
                  <mn>1</mn>
                  <mo stretchy="false">−</mo>
                  <mfrac>
                    <mrow>
                      <mi>log</mi>
                      <mi>t</mi>
                    </mrow>
                    <mrow>
                      <mi>log</mi>
                      <mi>x</mi>
                    </mrow>
                  </mfrac>
                </mrow>
              </msup>
            </munderover>
            <msubsup>
              <mi>L</mi>
              <mrow>
                <mi>z</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w</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annotation encoding="StarMath 5.0">1 + 

int from 1 to x L_{z-1}^(1)(-log t) dt+

int from 1 to y L_{w-1}^(1)(-log u) du+

int from 1 to x sum from 1 to {y^{1-{log t} over {log x}}} L_{z-1}^(1)(-log t) cdot L_{w-1}^(1)(-log u) du dt</annotation>
  </semantics>
</math>
</file>

<file path=Object 884/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sub>
            <mi>d</mi>
            <mi>z</mi>
          </msub>
        </mrow>
      </mrow>
      <mrow>
        <mrow>
          <mo fence="true" stretchy="false">(</mo>
          <mrow>
            <mi>t</mi>
          </mrow>
          <mo fence="true" stretchy="false">)</mo>
        </mrow>
        <mo stretchy="false">⋅</mo>
        <msub>
          <mi>d</mi>
          <mi>w</mi>
        </msub>
      </mrow>
      <mrow>
        <mo fence="true" stretchy="false">(</mo>
        <mrow>
          <mi>u</mi>
        </mrow>
        <mo fence="true" stretchy="false">)</mo>
      </mrow>
    </mrow>
    <annotation encoding="StarMath 5.0">sum from t = 1 to x sum from u = 1 to lfloor y^(1-{log t} over {log x}) rfloor d_z( t) cdot d_{w}(u)</annotation>
  </semantics>
</math>
</file>

<file path=Object 885/content.xml><?xml version="1.0" encoding="utf-8"?>
<math xmlns="http://www.w3.org/1998/Math/MathML" display="block">
  <semantics>
    <msub>
      <mi>a</mi>
      <mi>k</mi>
    </msub>
    <annotation encoding="StarMath 5.0">a_k</annotation>
  </semantics>
</math>
</file>

<file path=Object 886/content.xml><?xml version="1.0" encoding="utf-8"?>
<math xmlns="http://www.w3.org/1998/Math/MathML" display="block">
  <semantics>
    <mrow>
      <mi>f</mi>
      <mrow>
        <mrow>
          <mo fence="true" stretchy="false">(</mo>
          <mrow>
            <mi>x</mi>
          </mrow>
          <mo fence="true" stretchy="false">)</mo>
        </mrow>
        <mo stretchy="false">=</mo>
        <mrow>
          <mrow>
            <munderover>
              <mo stretchy="false">∑</mo>
              <mrow>
                <mi>k</mi>
                <mo stretchy="false">=</mo>
                <mn>1</mn>
              </mrow>
              <mi mathvariant="normal">∞</mi>
            </munderover>
            <msub>
              <mi>a</mi>
              <mi>k</mi>
            </msub>
          </mrow>
          <mo stretchy="false">⋅</mo>
          <msup>
            <mi>x</mi>
            <mi>k</mi>
          </msup>
        </mrow>
      </mrow>
    </mrow>
    <annotation encoding="StarMath 5.0">f( x )=sum from k = 1 to infinity a_k cdot x^k</annotation>
  </semantics>
</math>
</file>

<file path=Object 887/content.xml><?xml version="1.0" encoding="utf-8"?>
<math xmlns="http://www.w3.org/1998/Math/MathML" display="block">
  <semantics>
    <msub>
      <mi>b</mi>
      <mi>k</mi>
    </msub>
    <annotation encoding="StarMath 5.0">b_k</annotation>
  </semantics>
</math>
</file>

<file path=Object 888/content.xml><?xml version="1.0" encoding="utf-8"?>
<math xmlns="http://www.w3.org/1998/Math/MathML" display="block">
  <semantics>
    <msub>
      <mi>a</mi>
      <mi>k</mi>
    </msub>
    <annotation encoding="StarMath 5.0">a_k</annotation>
  </semantics>
</math>
</file>

<file path=Object 889/content.xml><?xml version="1.0" encoding="utf-8"?>
<math xmlns="http://www.w3.org/1998/Math/MathML" display="block">
  <semantics>
    <mrow>
      <mrow>
        <mi>x</mi>
        <mo stretchy="false">=</mo>
        <mrow>
          <mrow>
            <munderover>
              <mo stretchy="false">∑</mo>
              <mrow>
                <mi>k</mi>
                <mo stretchy="false">=</mo>
                <mn>1</mn>
              </mrow>
              <mi mathvariant="normal">∞</mi>
            </munderover>
            <msub>
              <mi>b</mi>
              <mi>k</mi>
            </msub>
          </mrow>
          <mo stretchy="false">⋅</mo>
          <mi>f</mi>
        </mrow>
      </mrow>
      <msup>
        <mrow>
          <mo fence="true" stretchy="false">(</mo>
          <mrow>
            <mi>x</mi>
          </mrow>
          <mo fence="true" stretchy="false">)</mo>
        </mrow>
        <mi>k</mi>
      </msup>
    </mrow>
    <annotation encoding="StarMath 5.0">x=sum from k = 1 to infinity b_k cdot f(x)^k</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90/content.xml><?xml version="1.0" encoding="utf-8"?>
<math xmlns="http://www.w3.org/1998/Math/MathML" display="block">
  <semantics>
    <mrow>
      <mrow>
        <msub>
          <mi>a</mi>
          <mi>k</mi>
        </msub>
        <mo stretchy="false">=</mo>
        <mn>1,</mn>
      </mrow>
      <mrow>
        <msub>
          <mi>b</mi>
          <mi>k</mi>
        </msub>
        <mo stretchy="false">=</mo>
        <msup>
          <mrow>
            <mo fence="true" stretchy="false">(</mo>
            <mrow>
              <mrow>
                <mo stretchy="false">−</mo>
                <mn>1</mn>
              </mrow>
            </mrow>
            <mo fence="true" stretchy="false">)</mo>
          </mrow>
          <mrow>
            <mi>k</mi>
            <mo stretchy="false">+</mo>
            <mn>1</mn>
          </mrow>
        </msup>
      </mrow>
    </mrow>
    <annotation encoding="StarMath 5.0">a_k=1, b_k=( -1 )^{ k+1 }</annotation>
  </semantics>
</math>
</file>

<file path=Object 891/content.xml><?xml version="1.0" encoding="utf-8"?>
<math xmlns="http://www.w3.org/1998/Math/MathML" display="block">
  <semantics>
    <mrow>
      <mfrac>
        <mi>x</mi>
        <mrow>
          <mn>1</mn>
          <mo stretchy="false">−</mo>
          <mi>x</mi>
        </mrow>
      </mfrac>
      <mo stretchy="false">=</mo>
      <mrow>
        <munderover>
          <mo stretchy="false">∑</mo>
          <mrow>
            <mi>k</mi>
            <mo stretchy="false">=</mo>
            <mn>1</mn>
          </mrow>
          <mi mathvariant="normal">∞</mi>
        </munderover>
        <msup>
          <mi>x</mi>
          <mi>k</mi>
        </msup>
      </mrow>
    </mrow>
    <annotation encoding="StarMath 5.0">{x over {1-x}}=sum from k = 1 to infinity x^k</annotation>
  </semantics>
</math>
</file>

<file path=Object 892/content.xml><?xml version="1.0" encoding="utf-8"?>
<math xmlns="http://www.w3.org/1998/Math/MathML" display="block">
  <semantics>
    <mrow>
      <mi>x</mi>
      <mo stretchy="false">=</mo>
      <mrow>
        <mrow>
          <munderover>
            <mo stretchy="false">∑</mo>
            <mrow>
              <mi>k</mi>
              <mo stretchy="false">=</mo>
              <mn>1</mn>
            </mrow>
            <mi mathvariant="normal">∞</mi>
          </munderover>
          <msup>
            <mrow>
              <mo fence="true" stretchy="false">(</mo>
              <mrow>
                <mrow>
                  <mo stretchy="false">−</mo>
                  <mn>1</mn>
                </mrow>
              </mrow>
              <mo fence="true" stretchy="false">)</mo>
            </mrow>
            <mrow>
              <mi>k</mi>
              <mo stretchy="false">+</mo>
              <mn>1</mn>
            </mrow>
          </msup>
        </mrow>
        <mo stretchy="false">⋅</mo>
        <msup>
          <mrow>
            <mo fence="true" stretchy="false">(</mo>
            <mrow>
              <mfrac>
                <mi>x</mi>
                <mrow>
                  <mn>1</mn>
                  <mo stretchy="false">−</mo>
                  <mi>x</mi>
                </mrow>
              </mfrac>
            </mrow>
            <mo fence="true" stretchy="false">)</mo>
          </mrow>
          <mi>k</mi>
        </msup>
      </mrow>
    </mrow>
    <annotation encoding="StarMath 5.0">x=sum from k = 1 to infinity (-1)^{k+1} cdot ({x over {1-x}})^k</annotation>
  </semantics>
</math>
</file>

<file path=Object 893/content.xml><?xml version="1.0" encoding="utf-8"?>
<math xmlns="http://www.w3.org/1998/Math/MathML" display="block">
  <semantics>
    <mrow>
      <mrow>
        <msub>
          <mi>a</mi>
          <mi>k</mi>
        </msub>
        <mo stretchy="false">=</mo>
        <mfrac>
          <msup>
            <mrow>
              <mo fence="true" stretchy="false">(</mo>
              <mrow>
                <mrow>
                  <mo stretchy="false">−</mo>
                  <mn>1</mn>
                </mrow>
              </mrow>
              <mo fence="true" stretchy="false">)</mo>
            </mrow>
            <mrow>
              <mi>k</mi>
              <mo stretchy="false">+</mo>
              <mn>1</mn>
            </mrow>
          </msup>
          <mi>k</mi>
        </mfrac>
      </mrow>
      <mi>,</mi>
      <mrow>
        <msub>
          <mi>b</mi>
          <mi>k</mi>
        </msub>
        <mo stretchy="false">=</mo>
        <mfrac>
          <mn>1</mn>
          <mrow>
            <mi>k</mi>
            <mi>!</mi>
          </mrow>
        </mfrac>
      </mrow>
    </mrow>
    <annotation encoding="StarMath 5.0">a_k=( -1 )^{ k+1 } over k, b_k=1 over {k!}</annotation>
  </semantics>
</math>
</file>

<file path=Object 894/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1+x)=sum from k = 1 to infinity {(-1)^{k+1} over k} x^k</annotation>
  </semantics>
</math>
</file>

<file path=Object 895/content.xml><?xml version="1.0" encoding="utf-8"?>
<math xmlns="http://www.w3.org/1998/Math/MathML" display="block">
  <semantics>
    <mrow>
      <mrow>
        <mi>x</mi>
        <mo stretchy="false">=</mo>
        <mrow>
          <mrow>
            <munderover>
              <mo stretchy="false">∑</mo>
              <mrow>
                <mi>k</mi>
                <mo stretchy="false">=</mo>
                <mn>1</mn>
              </mrow>
              <mi mathvariant="normal">∞</mi>
            </munderover>
            <mfrac>
              <mn>1</mn>
              <mrow>
                <mi>k</mi>
                <mi>!</mi>
              </mrow>
            </mfrac>
          </mrow>
          <mo stretchy="false">⋅</mo>
          <msup>
            <mi>log</mi>
            <mi>k</mi>
          </msup>
        </mrow>
      </mrow>
      <mrow>
        <mo fence="true" stretchy="false">(</mo>
        <mrow>
          <mrow>
            <mn>1</mn>
            <mo stretchy="false">+</mo>
            <mi>x</mi>
          </mrow>
        </mrow>
        <mo fence="true" stretchy="false">)</mo>
      </mrow>
    </mrow>
    <annotation encoding="StarMath 5.0">x=sum from k = 1 to infinity {1 over {k!}} cdot log^k ( 1+x )</annotation>
  </semantics>
</math>
</file>

<file path=Object 896/content.xml><?xml version="1.0" encoding="utf-8"?>
<math xmlns="http://www.w3.org/1998/Math/MathML" display="block">
  <semantics>
    <mrow>
      <msub>
        <mi>a</mi>
        <mi>k</mi>
      </msub>
      <mo stretchy="false">=</mo>
      <mn>0</mn>
    </mrow>
    <annotation encoding="StarMath 5.0">a_{k}=0</annotation>
  </semantics>
</math>
</file>

<file path=Object 897/content.xml><?xml version="1.0" encoding="utf-8"?>
<math xmlns="http://www.w3.org/1998/Math/MathML" display="block">
  <semantics>
    <mrow>
      <msub>
        <mi>b</mi>
        <mi>k</mi>
      </msub>
      <mo stretchy="false">=</mo>
      <mn>0</mn>
    </mrow>
    <annotation encoding="StarMath 5.0">b_{k}=0</annotation>
  </semantics>
</math>
</file>

<file path=Object 898/content.xml><?xml version="1.0" encoding="utf-8"?>
<math xmlns="http://www.w3.org/1998/Math/MathML" display="block">
  <semantics>
    <mrow>
      <msub>
        <mi>a</mi>
        <mi>k</mi>
      </msub>
      <mo stretchy="false">=</mo>
      <mfrac>
        <msup>
          <mrow>
            <mo fence="true" stretchy="false">(</mo>
            <mrow>
              <mrow>
                <mo stretchy="false">−</mo>
                <mn>1</mn>
              </mrow>
            </mrow>
            <mo fence="true" stretchy="false">)</mo>
          </mrow>
          <mfrac>
            <mrow>
              <mi>k</mi>
              <mo stretchy="false">−</mo>
              <mn>1</mn>
            </mrow>
            <mn>2</mn>
          </mfrac>
        </msup>
        <mrow>
          <mi>k</mi>
          <mi>!</mi>
        </mrow>
      </mfrac>
    </mrow>
    <annotation encoding="StarMath 5.0">a_k=( -1 )^{ {k-1} over 2 } over {k!}</annotation>
  </semantics>
</math>
</file>

<file path=Object 899/content.xml><?xml version="1.0" encoding="utf-8"?>
<math xmlns="http://www.w3.org/1998/Math/MathML" display="block">
  <semantics>
    <mrow>
      <msub>
        <mi>b</mi>
        <mi>k</mi>
      </msub>
      <mo stretchy="false">=</mo>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annotation encoding="StarMath 5.0">b_k={( -1 )^{ {k-1} over 2 }} over k cdot (binom{-1/2}{k/2-1/2})</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00/content.xml><?xml version="1.0" encoding="utf-8"?>
<math xmlns="http://www.w3.org/1998/Math/MathML" display="block">
  <semantics>
    <msub>
      <mi>b</mi>
      <mi>k</mi>
    </msub>
    <annotation encoding="StarMath 5.0">b_{k}</annotation>
  </semantics>
</math>
</file>

<file path=Object 901/content.xml><?xml version="1.0" encoding="utf-8"?>
<math xmlns="http://www.w3.org/1998/Math/MathML" display="block">
  <semantics>
    <mrow>
      <mi>sin</mi>
      <mrow>
        <mi>x</mi>
        <mo stretchy="false">=</mo>
        <mrow>
          <mrow>
            <munderover>
              <mo stretchy="false">∑</mo>
              <mrow>
                <mi>k</mi>
                <mo stretchy="false">=</mo>
                <mn>1</mn>
              </mrow>
              <mi mathvariant="normal">∞</mi>
            </munderover>
            <mfrac>
              <msup>
                <mrow>
                  <mo fence="true" stretchy="false">(</mo>
                  <mrow>
                    <mrow>
                      <mo stretchy="false">−</mo>
                      <mn>1</mn>
                    </mrow>
                  </mrow>
                  <mo fence="true" stretchy="false">)</mo>
                </mrow>
                <mfrac>
                  <mrow>
                    <mi>k</mi>
                    <mo stretchy="false">−</mo>
                    <mn>1</mn>
                  </mrow>
                  <mn>2</mn>
                </mfrac>
              </msup>
              <mrow>
                <mi>k</mi>
                <mi>!</mi>
              </mrow>
            </mfrac>
          </mrow>
          <mo stretchy="false">⋅</mo>
          <msup>
            <mi>x</mi>
            <mi>k</mi>
          </msup>
        </mrow>
      </mrow>
    </mrow>
    <annotation encoding="StarMath 5.0">sin x=sum from k = 1 to infinity {( -1 )^{ {k-1} over 2 } over {k!}} cdot x^k</annotation>
  </semantics>
</math>
</file>

<file path=Object 902/content.xml><?xml version="1.0" encoding="utf-8"?>
<math xmlns="http://www.w3.org/1998/Math/MathML" display="block">
  <semantics>
    <mrow>
      <mrow>
        <mi>x</mi>
        <mo stretchy="false">=</mo>
        <mrow>
          <mrow>
            <munderover>
              <mo stretchy="false">∑</mo>
              <mrow>
                <mi>k</mi>
                <mo stretchy="false">=</mo>
                <mn>1</mn>
              </mrow>
              <mi mathvariant="normal">∞</mi>
            </munderover>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mo stretchy="false">⋅</mo>
          <msup>
            <mi>sin</mi>
            <mi>k</mi>
          </msup>
        </mrow>
      </mrow>
      <mi>x</mi>
    </mrow>
    <annotation encoding="StarMath 5.0">x=sum from k = 1 to infinity {{( -1 )^{ {k-1} over 2 }} over k cdot (binom{-1/2}{k/2-1/2})} cdot sin^k x</annotation>
  </semantics>
</math>
</file>

<file path=Object 903/content.xml><?xml version="1.0" encoding="utf-8"?>
<math xmlns="http://www.w3.org/1998/Math/MathML" display="block">
  <semantics>
    <mrow>
      <mrow>
        <mstyle mathvariant="bold">
          <mi>x</mi>
        </mstyle>
        <mo stretchy="false">=</mo>
        <mrow>
          <mrow>
            <munderover>
              <mo stretchy="false">∑</mo>
              <mrow>
                <mi>k</mi>
                <mo stretchy="false">=</mo>
                <mn>1</mn>
              </mrow>
              <mi mathvariant="normal">∞</mi>
            </munderover>
            <msub>
              <mi>b</mi>
              <mi>k</mi>
            </msub>
          </mrow>
          <mo stretchy="false">⋅</mo>
          <mi>f</mi>
        </mrow>
      </mrow>
      <mstyle mathvariant="bold">
        <msup>
          <mrow>
            <mo fence="true" stretchy="false">(</mo>
            <mrow>
              <mi>x</mi>
            </mrow>
            <mo fence="true" stretchy="false">)</mo>
          </mrow>
          <mi>k</mi>
        </msup>
      </mstyle>
    </mrow>
    <annotation encoding="StarMath 5.0">bold{x}=sum from k = 1 to infinity b_k cdot f bold{(x)}^k</annotation>
  </semantics>
</math>
</file>

<file path=Object 904/content.xml><?xml version="1.0" encoding="utf-8"?>
<math xmlns="http://www.w3.org/1998/Math/MathML" display="block">
  <semantics>
    <mrow>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style mathvariant="bold">
            <msup>
              <mi>x</mi>
              <mi>k</mi>
            </msup>
          </mstyle>
        </mrow>
      </mrow>
    </mrow>
    <annotation encoding="StarMath 5.0">f bold{( x )}=sum from k = 1 to infinity a_k cdot bold{x}^k</annotation>
  </semantics>
</math>
</file>

<file path=Object 905/content.xml><?xml version="1.0" encoding="utf-8"?>
<math xmlns="http://www.w3.org/1998/Math/MathML" display="block">
  <semantics>
    <msub>
      <mi>a</mi>
      <mi>k</mi>
    </msub>
    <annotation encoding="StarMath 5.0">a_k</annotation>
  </semantics>
</math>
</file>

<file path=Object 906/content.xml><?xml version="1.0" encoding="utf-8"?>
<math xmlns="http://www.w3.org/1998/Math/MathML" display="block">
  <semantics>
    <msub>
      <mi>b</mi>
      <mi>k</mi>
    </msub>
    <annotation encoding="StarMath 5.0">b_k</annotation>
  </semantics>
</math>
</file>

<file path=Object 907/content.xml><?xml version="1.0" encoding="utf-8"?>
<math xmlns="http://www.w3.org/1998/Math/MathML" display="block">
  <semantics>
    <mrow>
      <mrow/>
      <mrow>
        <munderover>
          <mo stretchy="false">∫</mo>
          <mn>1</mn>
          <mi>x</mi>
        </munderover>
        <mrow>
          <munderover>
            <mo stretchy="false">∫</mo>
            <mn>1</mn>
            <mfrac>
              <mi>x</mi>
              <mi>t</mi>
            </mfrac>
          </munderover>
          <mfrac>
            <mo stretchy="false">∂</mo>
            <mrow>
              <mo stretchy="false">∂</mo>
              <mi>t</mi>
            </mrow>
          </mfrac>
        </mrow>
      </mrow>
      <mi>f</mi>
      <mrow>
        <mstyle mathvariant="bold">
          <mrow>
            <mo fence="true" stretchy="false">(</mo>
            <mrow>
              <mi>t</mi>
            </mrow>
            <mo fence="true" stretchy="false">)</mo>
          </mrow>
        </mstyle>
        <mo stretchy="false">⋅</mo>
        <mfrac>
          <mo stretchy="false">∂</mo>
          <mrow>
            <mo stretchy="false">∂</mo>
            <mi>u</mi>
          </mrow>
        </mfrac>
      </mrow>
      <mi>f</mi>
      <mstyle mathvariant="bold">
        <mrow>
          <mo fence="true" stretchy="false">(</mo>
          <mrow>
            <mi>u</mi>
          </mrow>
          <mo fence="true" stretchy="false">)</mo>
        </mrow>
      </mstyle>
      <mi mathvariant="italic">du</mi>
      <mi mathvariant="italic">dt</mi>
    </mrow>
    <annotation encoding="StarMath 5.0">{}int from 1 to x int from 1 to {x over t} {partial over {partial t}}f bold{(t)} cdot {partial over {partial u}}f bold{(u)} du dt</annotation>
  </semantics>
</math>
</file>

<file path=Object 908/content.xml><?xml version="1.0" encoding="utf-8"?>
<math xmlns="http://www.w3.org/1998/Math/MathML" display="block">
  <semantics>
    <mrow>
      <mfrac>
        <mo stretchy="false">∂</mo>
        <mrow>
          <mo stretchy="false">∂</mo>
          <mi>x</mi>
        </mrow>
      </mfrac>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frac>
            <mo stretchy="false">∂</mo>
            <mrow>
              <mo stretchy="false">∂</mo>
              <mi>x</mi>
            </mrow>
          </mfrac>
        </mrow>
      </mrow>
      <mstyle mathvariant="bold">
        <msup>
          <mi>x</mi>
          <mi>k</mi>
        </msup>
      </mstyle>
    </mrow>
    <annotation encoding="StarMath 5.0">{{partial }over{partial x}}f bold{( x )}=sum from k = 1 to infinity a_k cdot {{partial }over{partial x}} bold{x}^k</annotation>
  </semantics>
</math>
</file>

<file path=Object 909/content.xml><?xml version="1.0" encoding="utf-8"?>
<math xmlns="http://www.w3.org/1998/Math/MathML" display="block">
  <semantics>
    <mrow>
      <msub>
        <mo stretchy="false">∇</mo>
        <mi>x</mi>
      </msub>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sub>
            <mo stretchy="false">∇</mo>
            <mi>x</mi>
          </msub>
        </mrow>
      </mrow>
      <mstyle mathvariant="bold">
        <msup>
          <mi>x</mi>
          <mi>k</mi>
        </msup>
      </mstyle>
    </mrow>
    <annotation encoding="StarMath 5.0">nabla_x f bold{( x )}=sum from k = 1 to infinity a_k cdot nabla_x bold{x}^k</annotation>
  </semantics>
</math>
</file>

<file path=Object 91/content.xml><?xml version="1.0" encoding="utf-8"?>
<math xmlns="http://www.w3.org/1998/Math/MathML" display="block">
  <semantics>
    <mrow>
      <mi>u</mi>
      <mo stretchy="false">&gt;</mo>
      <mn>0</mn>
    </mrow>
    <annotation encoding="StarMath 5.0">u&gt;0</annotation>
  </semantics>
</math>
</file>

<file path=Object 910/content.xml><?xml version="1.0" encoding="utf-8"?>
<math xmlns="http://www.w3.org/1998/Math/MathML" display="block">
  <semantics>
    <mrow>
      <mtext/>
      <mrow>
        <mo stretchy="false">∫</mo>
        <mtext/>
      </mrow>
    </mrow>
    <annotation encoding="StarMath 5.0">""int""</annotation>
  </semantics>
</math>
</file>

<file path=Object 911/content.xml><?xml version="1.0" encoding="utf-8"?>
<math xmlns="http://www.w3.org/1998/Math/MathML" display="block">
  <semantics>
    <mrow>
      <mtext/>
      <mrow>
        <mo stretchy="false">∑</mo>
        <mtext/>
      </mrow>
    </mrow>
    <annotation encoding="StarMath 5.0">""sum""</annotation>
  </semantics>
</math>
</file>

<file path=Object 912/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i>f</mi>
      <mrow>
        <mstyle mathvariant="bold">
          <msup>
            <mrow>
              <mo fence="true" stretchy="false">(</mo>
              <mrow>
                <mi>t</mi>
              </mrow>
              <mo fence="true" stretchy="false">)</mo>
            </mrow>
            <mi>a</mi>
          </msup>
        </mstyle>
        <mo stretchy="false">⋅</mo>
        <mfrac>
          <mo stretchy="false">∂</mo>
          <mrow>
            <mo stretchy="false">∂</mo>
            <mi>u</mi>
          </mrow>
        </mfrac>
      </mrow>
      <mi>f</mi>
      <mstyle mathvariant="bold">
        <msup>
          <mrow>
            <mo fence="true" stretchy="false">(</mo>
            <mrow>
              <mi>u</mi>
            </mrow>
            <mo fence="true" stretchy="false">)</mo>
          </mrow>
          <mi>b</mi>
        </msup>
      </mstyle>
      <mi mathvariant="italic">du</mi>
      <mi mathvariant="italic">dt</mi>
    </mrow>
    <annotation encoding="StarMath 5.0">f bold{(x)}^{a+b}=

int from 0 to x int from 0 to {x - t} 

{ partial over {partial t} }f bold{(t)}^a
 cdot 
{ partial over {partial u} }f bold{(u)}^b 

du dt</annotation>
  </semantics>
</math>
</file>

<file path=Object 913/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i>f</mi>
      <mrow>
        <mstyle mathvariant="bold">
          <msup>
            <mrow>
              <mo fence="true" stretchy="false">(</mo>
              <mrow>
                <mi>t</mi>
              </mrow>
              <mo fence="true" stretchy="false">)</mo>
            </mrow>
            <mi>a</mi>
          </msup>
        </mstyle>
        <mo stretchy="false">⋅</mo>
        <msub>
          <mo stretchy="false">∇</mo>
          <mi>u</mi>
        </msub>
      </mrow>
      <mi>f</mi>
      <mstyle mathvariant="bold">
        <msup>
          <mrow>
            <mo fence="true" stretchy="false">(</mo>
            <mrow>
              <mi>u</mi>
            </mrow>
            <mo fence="true" stretchy="false">)</mo>
          </mrow>
          <mi>b</mi>
        </msup>
      </mstyle>
    </mrow>
    <annotation encoding="StarMath 5.0">f bold{(x)}^{a+b}=

sum from t=1 to x sum from u=1 to {x-t} 

nabla_t f bold{(t)}^a cdot

nabla_u f bold{(u)}^b</annotation>
  </semantics>
</math>
</file>

<file path=Object 914/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i>f</mi>
      <mrow>
        <mstyle mathvariant="bold">
          <msup>
            <mrow>
              <mo fence="true" stretchy="false">(</mo>
              <mrow>
                <mi>t</mi>
              </mrow>
              <mo fence="true" stretchy="false">)</mo>
            </mrow>
            <mi>a</mi>
          </msup>
        </mstyle>
        <mo stretchy="false">⋅</mo>
        <mfrac>
          <mo stretchy="false">∂</mo>
          <mrow>
            <mo stretchy="false">∂</mo>
            <mi>u</mi>
          </mrow>
        </mfrac>
      </mrow>
      <mi>f</mi>
      <mstyle mathvariant="bold">
        <msup>
          <mrow>
            <mo fence="true" stretchy="false">(</mo>
            <mrow>
              <mi>u</mi>
            </mrow>
            <mo fence="true" stretchy="false">)</mo>
          </mrow>
          <mi>b</mi>
        </msup>
      </mstyle>
      <mi mathvariant="italic">du</mi>
      <mi mathvariant="italic">dt</mi>
    </mrow>
    <annotation encoding="StarMath 5.0">f bold{(x)}^{a+b}=

int from 1 to x int from 1 to {x over t} 

{ partial over {partial t} }f bold{(t)}^a
 cdot 
{ partial over {partial u} }f bold{(u)}^b 

du dt</annotation>
  </semantics>
</math>
</file>

<file path=Object 915/content.xml><?xml version="1.0" encoding="utf-8"?>
<math xmlns="http://www.w3.org/1998/Math/MathML" display="block">
  <semantics>
    <mrow>
      <mi>f</mi>
      <mstyle mathvariant="bold">
        <msup>
          <mrow>
            <mo fence="true" stretchy="false">(</mo>
            <mrow>
              <mi>x</mi>
            </mrow>
            <mo fence="true" stretchy="false">)</mo>
          </mrow>
          <mn>2</mn>
        </msup>
      </mstyle>
      <mrow>
        <mtext/>
        <mo stretchy="false">=</mo>
        <mtext/>
      </mrow>
    </mrow>
    <annotation encoding="StarMath 5.0">f bold{(x)}^2"" = ""</annotation>
  </semantics>
</math>
</file>

<file path=Object 916/content.xml><?xml version="1.0" encoding="utf-8"?>
<math xmlns="http://www.w3.org/1998/Math/MathML" display="block">
  <semantics>
    <mrow>
      <mtext/>
      <mrow>
        <mo stretchy="false">∫</mo>
        <mtext/>
      </mrow>
    </mrow>
    <annotation encoding="StarMath 5.0">""int""</annotation>
  </semantics>
</math>
</file>

<file path=Object 917/content.xml><?xml version="1.0" encoding="utf-8"?>
<math xmlns="http://www.w3.org/1998/Math/MathML" display="block">
  <semantics>
    <mrow>
      <mtext/>
      <mrow>
        <mo stretchy="false">∑</mo>
        <mtext/>
      </mrow>
    </mrow>
    <annotation encoding="StarMath 5.0">""sum""</annotation>
  </semantics>
</math>
</file>

<file path=Object 918/content.xml><?xml version="1.0" encoding="utf-8"?>
<math xmlns="http://www.w3.org/1998/Math/MathML" display="block">
  <semantics>
    <mrow>
      <mrow/>
      <mrow>
        <munderover>
          <mo stretchy="false">∫</mo>
          <mn>0</mn>
          <mi>x</mi>
        </munderover>
        <mrow>
          <munderover>
            <mo stretchy="false">∫</mo>
            <mn>0</mn>
            <mrow>
              <mi>x</mi>
              <mo stretchy="false">−</mo>
              <mi>t</mi>
            </mrow>
          </munderover>
          <mfrac>
            <mo stretchy="false">∂</mo>
            <mrow>
              <mo stretchy="false">∂</mo>
              <mi>t</mi>
            </mrow>
          </mfrac>
        </mrow>
      </mrow>
      <mi>f</mi>
      <mrow>
        <mstyle mathvariant="bold">
          <mrow>
            <mo fence="true" stretchy="false">(</mo>
            <mrow>
              <mi>t</mi>
            </mrow>
            <mo fence="true" stretchy="false">)</mo>
          </mrow>
        </mstyle>
        <mo stretchy="false">⋅</mo>
        <mfrac>
          <mo stretchy="false">∂</mo>
          <mrow>
            <mo stretchy="false">∂</mo>
            <mi>u</mi>
          </mrow>
        </mfrac>
      </mrow>
      <mi>f</mi>
      <mstyle mathvariant="bold">
        <mrow>
          <mo fence="true" stretchy="false">(</mo>
          <mrow>
            <mi>u</mi>
          </mrow>
          <mo fence="true" stretchy="false">)</mo>
        </mrow>
      </mstyle>
      <mi mathvariant="italic">du</mi>
      <mi mathvariant="italic">dt</mi>
    </mrow>
    <annotation encoding="StarMath 5.0">{}int from 0 to x int from 0 to {x - t} {partial over {partial t}}f bold{(t)} cdot {partial over {partial u}}f bold{(u)} du dt</annotation>
  </semantics>
</math>
</file>

<file path=Object 919/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i>f</mi>
      <mrow>
        <mrow>
          <mo fence="true" stretchy="false">(</mo>
          <mrow>
            <mstyle mathvariant="bold">
              <mi>t</mi>
            </mstyle>
          </mrow>
          <mo fence="true" stretchy="false">)</mo>
        </mrow>
        <mo stretchy="false">⋅</mo>
        <msub>
          <mo stretchy="false">∇</mo>
          <mi>u</mi>
        </msub>
      </mrow>
      <mi>f</mi>
      <mrow>
        <mo fence="true" stretchy="false">(</mo>
        <mrow>
          <mstyle mathvariant="bold">
            <mi>u</mi>
          </mstyle>
        </mrow>
        <mo fence="true" stretchy="false">)</mo>
      </mrow>
    </mrow>
    <annotation encoding="StarMath 5.0">sum from t=1 to x sum from u=1 to {x - t} nabla_t f( bold{t} ) cdot nabla_u f( bold{u} )</annotation>
  </semantics>
</math>
</file>

<file path=Object 92/content.xml><?xml version="1.0" encoding="utf-8"?>
<math xmlns="http://www.w3.org/1998/Math/MathML" display="block">
  <semantics>
    <mrow>
      <mi>v</mi>
      <mo stretchy="false">&gt;</mo>
      <mn>0</mn>
    </mrow>
    <annotation encoding="StarMath 5.0">v&gt;0</annotation>
  </semantics>
</math>
</file>

<file path=Object 920/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i>f</mi>
      <mrow>
        <mstyle mathvariant="bold">
          <msup>
            <mrow>
              <mo fence="true" stretchy="false">(</mo>
              <mrow>
                <mi>t</mi>
              </mrow>
              <mo fence="true" stretchy="false">)</mo>
            </mrow>
            <mi>a</mi>
          </msup>
        </mstyle>
        <mo stretchy="false">⋅</mo>
        <msub>
          <mo stretchy="false">∇</mo>
          <mi>u</mi>
        </msub>
      </mrow>
      <mi>f</mi>
      <mstyle mathvariant="bold">
        <msup>
          <mrow>
            <mo fence="true" stretchy="false">(</mo>
            <mrow>
              <mi>u</mi>
            </mrow>
            <mo fence="true" stretchy="false">)</mo>
          </mrow>
          <mi>b</mi>
        </msup>
      </mstyle>
    </mrow>
    <annotation encoding="StarMath 5.0">f bold{(x)}^{a+b}=

sum from t=2 to x sum from u=2 to {x over t} 

nabla_t f bold{(t)}^a cdot

nabla_u f bold{(u)}^b</annotation>
  </semantics>
</math>
</file>

<file path=Object 921/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i>f</mi>
      <mrow>
        <mrow>
          <mo fence="true" stretchy="false">(</mo>
          <mrow>
            <mstyle mathvariant="bold">
              <mi>t</mi>
            </mstyle>
          </mrow>
          <mo fence="true" stretchy="false">)</mo>
        </mrow>
        <mo stretchy="false">⋅</mo>
        <msub>
          <mo stretchy="false">∇</mo>
          <mi>u</mi>
        </msub>
      </mrow>
      <mi>f</mi>
      <mrow>
        <mo fence="true" stretchy="false">(</mo>
        <mrow>
          <mstyle mathvariant="bold">
            <mi>u</mi>
          </mstyle>
        </mrow>
        <mo fence="true" stretchy="false">)</mo>
      </mrow>
    </mrow>
    <annotation encoding="StarMath 5.0">{}sum from t=2 to x sum from u=2 to lfloor x over t rfloor nabla_t f( bold{t} ) cdot nabla_u f( bold{u} )</annotation>
  </semantics>
</math>
</file>

<file path=Object 922/content.xml><?xml version="1.0" encoding="utf-8"?>
<math xmlns="http://www.w3.org/1998/Math/MathML" display="block">
  <semantics>
    <mrow>
      <mi>f</mi>
      <mrow>
        <msup>
          <mrow>
            <mo fence="true" stretchy="false">(</mo>
            <mrow>
              <mi>x</mi>
            </mrow>
            <mo fence="true" stretchy="false">)</mo>
          </mrow>
          <mrow>
            <mi>a</mi>
            <mo stretchy="false">+</mo>
            <mi>b</mi>
          </mrow>
        </msup>
        <mo stretchy="false">=</mo>
        <mrow>
          <munderover>
            <mo stretchy="false">∫</mo>
            <mn>0</mn>
            <mi>x</mi>
          </munderover>
          <mrow>
            <munderover>
              <mo stretchy="false">∫</mo>
              <mn>0</mn>
              <mi>x</mi>
            </munderover>
            <mfrac>
              <mo stretchy="false">∂</mo>
              <mrow>
                <mo stretchy="false">∂</mo>
                <mi>t</mi>
              </mrow>
            </mfrac>
          </mrow>
        </mrow>
      </mrow>
      <mi>f</mi>
      <mrow>
        <msup>
          <mrow>
            <mo fence="true" stretchy="false">(</mo>
            <mrow>
              <mi>t</mi>
            </mrow>
            <mo fence="true" stretchy="false">)</mo>
          </mrow>
          <mi>a</mi>
        </msup>
        <mo stretchy="false">⋅</mo>
        <mfrac>
          <mo stretchy="false">∂</mo>
          <mrow>
            <mo stretchy="false">∂</mo>
            <mi>u</mi>
          </mrow>
        </mfrac>
      </mrow>
      <mi>f</mi>
      <msup>
        <mrow>
          <mo fence="true" stretchy="false">(</mo>
          <mrow>
            <mi>u</mi>
          </mrow>
          <mo fence="true" stretchy="false">)</mo>
        </mrow>
        <mi>b</mi>
      </msup>
      <mi mathvariant="italic">du</mi>
      <mi mathvariant="italic">dt</mi>
    </mrow>
    <annotation encoding="StarMath 5.0">f(x)^{a+b}=int from 0 to x int from 0 to x {partial over {partial t}} f(t)^a cdot {partial over {partial u}}f(u)^b du dt</annotation>
  </semantics>
</math>
</file>

<file path=Object 923/content.xml><?xml version="1.0" encoding="utf-8"?>
<math xmlns="http://www.w3.org/1998/Math/MathML" display="block">
  <semantics>
    <mrow>
      <mi>f</mi>
      <mstyle mathvariant="bold">
        <msup>
          <mrow>
            <mo fence="true" stretchy="false">(</mo>
            <mrow>
              <mi>x</mi>
            </mrow>
            <mo fence="true" stretchy="false">)</mo>
          </mrow>
          <mn>3</mn>
        </msup>
      </mstyle>
      <mrow>
        <mtext/>
        <mo stretchy="false">=</mo>
        <mtext/>
      </mrow>
    </mrow>
    <annotation encoding="StarMath 5.0">f bold{(x)}^3"" = ""</annotation>
  </semantics>
</math>
</file>

<file path=Object 924/content.xml><?xml version="1.0" encoding="utf-8"?>
<math xmlns="http://www.w3.org/1998/Math/MathML" display="block">
  <semantics>
    <mrow>
      <mtext/>
      <mrow>
        <mo stretchy="false">∫</mo>
        <mtext/>
      </mrow>
    </mrow>
    <annotation encoding="StarMath 5.0">""int""</annotation>
  </semantics>
</math>
</file>

<file path=Object 925/content.xml><?xml version="1.0" encoding="utf-8"?>
<math xmlns="http://www.w3.org/1998/Math/MathML" display="block">
  <semantics>
    <mrow>
      <mtext/>
      <mrow>
        <mo stretchy="false">∑</mo>
        <mtext/>
      </mrow>
    </mrow>
    <annotation encoding="StarMath 5.0">""sum""</annotation>
  </semantics>
</math>
</file>

<file path=Object 926/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frac>
              <mo stretchy="false">∂</mo>
              <mrow>
                <mo stretchy="false">∂</mo>
                <mi>t</mi>
              </mrow>
            </mfrac>
          </mrow>
        </mrow>
      </mrow>
      <mi>f</mi>
      <mrow>
        <mstyle mathvariant="bold">
          <mrow>
            <mo fence="true" stretchy="false">(</mo>
            <mrow>
              <mi>t</mi>
            </mrow>
            <mo fence="true" stretchy="false">)</mo>
          </mrow>
        </mstyle>
        <mo stretchy="false">⋅</mo>
        <mfrac>
          <mo stretchy="false">∂</mo>
          <mrow>
            <mo stretchy="false">∂</mo>
            <mi>u</mi>
          </mrow>
        </mfrac>
      </mrow>
      <mi>f</mi>
      <mrow>
        <mstyle mathvariant="bold">
          <mrow>
            <mo fence="true" stretchy="false">(</mo>
            <mrow>
              <mi>u</mi>
            </mrow>
            <mo fence="true" stretchy="false">)</mo>
          </mrow>
        </mstyle>
        <mo stretchy="false">⋅</mo>
        <mfrac>
          <mo stretchy="false">∂</mo>
          <mrow>
            <mo stretchy="false">∂</mo>
            <mi>v</mi>
          </mrow>
        </mfrac>
      </mrow>
      <mi>f</mi>
      <mstyle mathvariant="bold">
        <mrow>
          <mo fence="true" stretchy="false">(</mo>
          <mrow>
            <mi>v</mi>
          </mrow>
          <mo fence="true" stretchy="false">)</mo>
        </mrow>
      </mstyle>
      <mi mathvariant="italic">dv</mi>
      <mi mathvariant="italic">du</mi>
      <mi mathvariant="italic">dt</mi>
    </mrow>
    <annotation encoding="StarMath 5.0">{}int from 0 to x int from 0 to {x - t} int from 0 to {x - t - u} {partial over {partial t}}f bold{(t)} cdot {partial over {partial u}}f bold{(u)} cdot {partial over {partial v}}f bold{(v)} dv du dt</annotation>
  </semantics>
</math>
</file>

<file path=Object 927/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sub>
              <mo stretchy="false">∇</mo>
              <mi>t</mi>
            </msub>
          </mrow>
        </mrow>
      </mrow>
      <mi>f</mi>
      <mrow>
        <mstyle mathvariant="bold">
          <mrow>
            <mo fence="true" stretchy="false">(</mo>
            <mrow>
              <mi>t</mi>
            </mrow>
            <mo fence="true" stretchy="false">)</mo>
          </mrow>
        </mstyle>
        <mo stretchy="false">⋅</mo>
        <msub>
          <mo stretchy="false">∇</mo>
          <mi>u</mi>
        </msub>
      </mrow>
      <mi>f</mi>
      <mrow>
        <mstyle mathvariant="bold">
          <mrow>
            <mo fence="true" stretchy="false">(</mo>
            <mrow>
              <mi>u</mi>
            </mrow>
            <mo fence="true" stretchy="false">)</mo>
          </mrow>
        </mstyle>
        <mo stretchy="false">⋅</mo>
        <msub>
          <mo stretchy="false">∇</mo>
          <mi>v</mi>
        </msub>
      </mrow>
      <mi>f</mi>
      <mstyle mathvariant="bold">
        <mrow>
          <mo fence="true" stretchy="false">(</mo>
          <mrow>
            <mi>v</mi>
          </mrow>
          <mo fence="true" stretchy="false">)</mo>
        </mrow>
      </mstyle>
    </mrow>
    <annotation encoding="StarMath 5.0">{}sum from t=1 to x sum from u=1 to {x - t} sum from v=1 to {x - t - u} nabla_t f bold{ (t) } cdot nabla_u f bold{ (u) } cdot nabla_v f bold{ (v) }</annotation>
  </semantics>
</math>
</file>

<file path=Object 928/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frac>
              <mo stretchy="false">∂</mo>
              <mrow>
                <mo stretchy="false">∂</mo>
                <mi>t</mi>
              </mrow>
            </mfrac>
          </mrow>
        </mrow>
      </mrow>
      <mi>f</mi>
      <mrow>
        <mstyle mathvariant="bold">
          <mrow>
            <mo fence="true" stretchy="false">(</mo>
            <mrow>
              <mi>t</mi>
            </mrow>
            <mo fence="true" stretchy="false">)</mo>
          </mrow>
        </mstyle>
        <mo stretchy="false">⋅</mo>
        <mfrac>
          <mo stretchy="false">∂</mo>
          <mrow>
            <mo stretchy="false">∂</mo>
            <mi>u</mi>
          </mrow>
        </mfrac>
      </mrow>
      <mi>f</mi>
      <mrow>
        <mstyle mathvariant="bold">
          <mrow>
            <mo fence="true" stretchy="false">(</mo>
            <mrow>
              <mi>u</mi>
            </mrow>
            <mo fence="true" stretchy="false">)</mo>
          </mrow>
        </mstyle>
        <mo stretchy="false">⋅</mo>
        <mfrac>
          <mo stretchy="false">∂</mo>
          <mrow>
            <mo stretchy="false">∂</mo>
            <mi>v</mi>
          </mrow>
        </mfrac>
      </mrow>
      <mi>f</mi>
      <mstyle mathvariant="bold">
        <mrow>
          <mo fence="true" stretchy="false">(</mo>
          <mrow>
            <mi>v</mi>
          </mrow>
          <mo fence="true" stretchy="false">)</mo>
        </mrow>
      </mstyle>
      <mi mathvariant="italic">dv</mi>
      <mi mathvariant="italic">du</mi>
      <mi mathvariant="italic">dt</mi>
    </mrow>
    <annotation encoding="StarMath 5.0">{}int from 1 to x int from 1 to {x over t} int from 1 to {x over {t u}}{partial over {partial t}}f bold{(t)} cdot {partial over {partial u}}f bold{(u)} cdot {partial over {partial v}}f bold{(v)} dv du dt</annotation>
  </semantics>
</math>
</file>

<file path=Object 929/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sub>
              <mo stretchy="false">∇</mo>
              <mi>t</mi>
            </msub>
          </mrow>
        </mrow>
      </mrow>
      <mi>f</mi>
      <mrow>
        <mstyle mathvariant="bold">
          <mrow>
            <mo fence="true" stretchy="false">(</mo>
            <mrow>
              <mi>t</mi>
            </mrow>
            <mo fence="true" stretchy="false">)</mo>
          </mrow>
        </mstyle>
        <mo stretchy="false">⋅</mo>
        <msub>
          <mo stretchy="false">∇</mo>
          <mi>u</mi>
        </msub>
      </mrow>
      <mi>f</mi>
      <mrow>
        <mstyle mathvariant="bold">
          <mrow>
            <mo fence="true" stretchy="false">(</mo>
            <mrow>
              <mi>u</mi>
            </mrow>
            <mo fence="true" stretchy="false">)</mo>
          </mrow>
        </mstyle>
        <mo stretchy="false">⋅</mo>
        <msub>
          <mo stretchy="false">∇</mo>
          <mi>v</mi>
        </msub>
      </mrow>
      <mi>f</mi>
      <mstyle mathvariant="bold">
        <mrow>
          <mo fence="true" stretchy="false">(</mo>
          <mrow>
            <mi>v</mi>
          </mrow>
          <mo fence="true" stretchy="false">)</mo>
        </mrow>
      </mstyle>
    </mrow>
    <annotation encoding="StarMath 5.0">{}sum from t=2 to x sum from u=2 to lfloor x over t rfloor sum from v=2 to lfloor x over {t cdot u} rfloor nabla_t f bold{ (t) } cdot nabla_u f bold{ (u) } cdot nabla_v f bold{ (v) }</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30/content.xml><?xml version="1.0" encoding="utf-8"?>
<math xmlns="http://www.w3.org/1998/Math/MathML" display="block">
  <semantics>
    <mrow>
      <mi>f</mi>
      <mrow>
        <msup>
          <mrow>
            <mo fence="true" stretchy="false">(</mo>
            <mrow>
              <mi>x</mi>
            </mrow>
            <mo fence="true" stretchy="false">)</mo>
          </mrow>
          <mrow>
            <mi>a</mi>
            <mo stretchy="false">+</mo>
            <mi>b</mi>
          </mrow>
        </msup>
        <mo stretchy="false">=</mo>
        <mi>f</mi>
      </mrow>
      <mrow>
        <msup>
          <mrow>
            <mo fence="true" stretchy="false">(</mo>
            <mrow>
              <mi>x</mi>
            </mrow>
            <mo fence="true" stretchy="false">)</mo>
          </mrow>
          <mi>a</mi>
        </msup>
        <mo stretchy="false">⋅</mo>
        <mi>f</mi>
      </mrow>
      <msup>
        <mrow>
          <mo fence="true" stretchy="false">(</mo>
          <mrow>
            <mi>x</mi>
          </mrow>
          <mo fence="true" stretchy="false">)</mo>
        </mrow>
        <mi>b</mi>
      </msup>
    </mrow>
    <annotation encoding="StarMath 5.0">f(x)^{a+b} = f(x)^a cdot f(x)^b</annotation>
  </semantics>
</math>
</file>

<file path=Object 931/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i>f</mi>
      </mrow>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f bold{(x)}^{a+b} = f bold{(x)}^a cdot f bold{(x)}^b</annotation>
  </semantics>
</math>
</file>

<file path=Object 932/content.xml><?xml version="1.0" encoding="utf-8"?>
<math xmlns="http://www.w3.org/1998/Math/MathML" display="block">
  <semantics>
    <mrow>
      <mtext/>
      <mrow>
        <mo stretchy="false">∫</mo>
        <mtext/>
      </mrow>
    </mrow>
    <annotation encoding="StarMath 5.0">""int""</annotation>
  </semantics>
</math>
</file>

<file path=Object 933/content.xml><?xml version="1.0" encoding="utf-8"?>
<math xmlns="http://www.w3.org/1998/Math/MathML" display="block">
  <semantics>
    <mrow>
      <mtext/>
      <mrow>
        <mo stretchy="false">∑</mo>
        <mtext/>
      </mrow>
    </mrow>
    <annotation encoding="StarMath 5.0">""sum""</annotation>
  </semantics>
</math>
</file>

<file path=Object 934/content.xml><?xml version="1.0" encoding="utf-8"?>
<math xmlns="http://www.w3.org/1998/Math/MathML" display="block">
  <semantics>
    <mrow>
      <mrow>
        <mfrac>
          <msup>
            <mi>x</mi>
            <mi>k</mi>
          </msup>
          <mrow>
            <mi>k</mi>
            <mi>!</mi>
          </mrow>
        </mfrac>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x^k over {k!} = int from 0 to x {t^{k-1} over { (k-1)! }} dt
</annotation>
  </semantics>
</math>
</file>

<file path=Object 935/content.xml><?xml version="1.0" encoding="utf-8"?>
<math xmlns="http://www.w3.org/1998/Math/MathML" display="block">
  <semantics>
    <mrow>
      <mrow>
        <mo fence="true" stretchy="false">(</mo>
        <mrow>
          <mtable>
            <mtr>
              <mtd>
                <mi>x</mi>
              </mtd>
            </mtr>
            <mtr>
              <mtd>
                <mi>k</mi>
              </mtd>
            </mtr>
          </mtable>
        </mrow>
        <mo fence="true" stretchy="false">)</mo>
      </mrow>
      <mo stretchy="false">=</mo>
      <mrow>
        <munderover>
          <mo stretchy="false">∑</mo>
          <mrow>
            <mi>t</mi>
            <mo stretchy="false">=</mo>
            <mn>1</mn>
          </mrow>
          <mi>x</mi>
        </munderover>
        <mrow>
          <mo fence="true" stretchy="false">(</mo>
          <mrow>
            <mtable>
              <mtr>
                <mtd>
                  <mrow>
                    <mi>t</mi>
                    <mo stretchy="false">−</mo>
                    <mn>1</mn>
                  </mrow>
                </mtd>
              </mtr>
              <mtr>
                <mtd>
                  <mrow>
                    <mi>k</mi>
                    <mo stretchy="false">−</mo>
                    <mn>1</mn>
                  </mrow>
                </mtd>
              </mtr>
            </mtable>
          </mrow>
          <mo fence="true" stretchy="false">)</mo>
        </mrow>
      </mrow>
    </mrow>
    <annotation encoding="StarMath 5.0">(binom{x}{k}) = sum from t = 1 to x (binom{t-1}{k-1})</annotation>
  </semantics>
</math>
</file>

<file path=Object 93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 = int from 1 to x {{ log^{k-1} t }over{ (k-1)! }} dt
</annotation>
  </semantics>
</math>
</file>

<file path=Object 937/content.xml><?xml version="1.0" encoding="utf-8"?>
<math xmlns="http://www.w3.org/1998/Math/MathML" display="block">
  <semantics>
    <mrow>
      <msub>
        <mi>D</mi>
        <mi>k</mi>
      </msub>
      <mi>'</mi>
      <mrow>
        <mrow>
          <mo fence="true" stretchy="false">(</mo>
          <mrow>
            <mi>x</mi>
          </mrow>
          <mo fence="true" stretchy="false">)</mo>
        </mrow>
        <mo stretchy="false">=</mo>
        <mrow>
          <munderover>
            <mo stretchy="false">∑</mo>
            <mrow>
              <mi>t</mi>
              <mo stretchy="false">=</mo>
              <mn>2</mn>
            </mrow>
            <mi>x</mi>
          </munderover>
          <msub>
            <mi>d</mi>
            <mi>k</mi>
          </msub>
        </mrow>
      </mrow>
      <mi>'</mi>
      <mrow>
        <mo fence="true" stretchy="false">(</mo>
        <mrow>
          <mi>t</mi>
        </mrow>
        <mo fence="true" stretchy="false">)</mo>
      </mrow>
    </mrow>
    <annotation encoding="StarMath 5.0">D_k'(x) = sum from t = 2 to x d_k'( t )
</annotation>
  </semantics>
</math>
</file>

<file path=Object 938/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frac>
          <mo stretchy="false">∂</mo>
          <mrow>
            <mo stretchy="false">∂</mo>
            <mi>x</mi>
          </mrow>
        </mfrac>
      </mrow>
      <mi>f</mi>
      <mrow>
        <msup>
          <mrow>
            <mo fence="true" stretchy="false">(</mo>
            <mrow>
              <mi>x</mi>
            </mrow>
            <mo fence="true" stretchy="false">)</mo>
          </mrow>
          <mi>a</mi>
        </msup>
        <mo stretchy="false">⋅</mo>
        <mi>f</mi>
      </mrow>
      <msup>
        <mrow>
          <mo fence="true" stretchy="false">(</mo>
          <mrow>
            <mi>x</mi>
          </mrow>
          <mo fence="true" stretchy="false">)</mo>
        </mrow>
        <mi>b</mi>
      </msup>
    </mrow>
    <annotation encoding="StarMath 5.0">{partial over {partial x}}f(x)^{a+b} = {partial over {partial x}}f(x)^a cdot f(x)^b</annotation>
  </semantics>
</math>
</file>

<file path=Object 939/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frac>
          <mo stretchy="false">∂</mo>
          <mrow>
            <mo stretchy="false">∂</mo>
            <mi>x</mi>
          </mrow>
        </mfrac>
      </mrow>
      <mi>f</mi>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partial over {partial x}}f bold{(x)}^{a+b} = {partial over {partial x}}f bold{(x)}^a cdot f bold{(x)}^b</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40/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sub>
          <mo stretchy="false">∇</mo>
          <mi>x</mi>
        </msub>
      </mrow>
      <mi>f</mi>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nabla_x f bold{(x)}^{a+b} = nabla_x f bold{(x)}^a cdot f bold{(x)}^b</annotation>
  </semantics>
</math>
</file>

<file path=Object 941/content.xml><?xml version="1.0" encoding="utf-8"?>
<math xmlns="http://www.w3.org/1998/Math/MathML" display="block">
  <semantics>
    <mrow>
      <mtext/>
      <mrow>
        <mo stretchy="false">∫</mo>
        <mtext/>
      </mrow>
    </mrow>
    <annotation encoding="StarMath 5.0">""int""</annotation>
  </semantics>
</math>
</file>

<file path=Object 942/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row>
          <munderover>
            <mo stretchy="false">∫</mo>
            <mn>0</mn>
            <mi>x</mi>
          </munderover>
          <mfrac>
            <mo stretchy="false">∂</mo>
            <mrow>
              <mo stretchy="false">∂</mo>
              <mi>t</mi>
            </mrow>
          </mfrac>
        </mrow>
      </mrow>
      <mi>f</mi>
      <mrow>
        <msup>
          <mrow>
            <mo fence="true" stretchy="false">(</mo>
            <mrow>
              <mi>t</mi>
            </mrow>
            <mo fence="true" stretchy="false">)</mo>
          </mrow>
          <mi>a</mi>
        </msup>
        <mo stretchy="false">⋅</mo>
        <mfrac>
          <mo stretchy="false">∂</mo>
          <mrow>
            <mo stretchy="false">∂</mo>
            <mi>x</mi>
          </mrow>
        </mfrac>
      </mrow>
      <mi>f</mi>
      <mrow>
        <msup>
          <mrow>
            <mo fence="true" stretchy="false">(</mo>
            <mrow>
              <mi>x</mi>
            </mrow>
            <mo fence="true" stretchy="false">)</mo>
          </mrow>
          <mi>b</mi>
        </msup>
        <mo stretchy="false">+</mo>
        <mfrac>
          <mo stretchy="false">∂</mo>
          <mrow>
            <mo stretchy="false">∂</mo>
            <mi>x</mi>
          </mrow>
        </mfrac>
      </mrow>
      <mi>f</mi>
      <mrow>
        <msup>
          <mrow>
            <mo fence="true" stretchy="false">(</mo>
            <mrow>
              <mi>x</mi>
            </mrow>
            <mo fence="true" stretchy="false">)</mo>
          </mrow>
          <mi>a</mi>
        </msup>
        <mo stretchy="false">⋅</mo>
        <mfrac>
          <mo stretchy="false">∂</mo>
          <mrow>
            <mo stretchy="false">∂</mo>
            <mi>t</mi>
          </mrow>
        </mfrac>
      </mrow>
      <mi>f</mi>
      <msup>
        <mrow>
          <mo fence="true" stretchy="false">(</mo>
          <mrow>
            <mi>t</mi>
          </mrow>
          <mo fence="true" stretchy="false">)</mo>
        </mrow>
        <mi>b</mi>
      </msup>
      <mi mathvariant="italic">dt</mi>
    </mrow>
    <annotation encoding="StarMath 5.0">{partial over {partial x}}f(x)^{a+b}=

int from 0 to x {partial over {partial t}} f(t)^{a} cdot {partial over {partial x}} f(x)^{b} + {partial over {partial x}} f(x)^{a} cdot {partial over {partial t}} f(t)^{b} dt</annotation>
  </semantics>
</math>
</file>

<file path=Object 943/content.xml><?xml version="1.0" encoding="utf-8"?>
<math xmlns="http://www.w3.org/1998/Math/MathML" display="block">
  <semantics>
    <mrow>
      <mtext/>
      <mrow>
        <mo stretchy="false">∫</mo>
        <mtext/>
      </mrow>
    </mrow>
    <annotation encoding="StarMath 5.0">""int""</annotation>
  </semantics>
</math>
</file>

<file path=Object 944/content.xml><?xml version="1.0" encoding="utf-8"?>
<math xmlns="http://www.w3.org/1998/Math/MathML" display="block">
  <semantics>
    <mrow>
      <mtext/>
      <mrow>
        <mo stretchy="false">∑</mo>
        <mtext/>
      </mrow>
    </mrow>
    <annotation encoding="StarMath 5.0">""sum""</annotation>
  </semantics>
</math>
</file>

<file path=Object 945/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row>
          <munderover>
            <mo stretchy="false">∫</mo>
            <mn>0</mn>
            <mi>x</mi>
          </munderover>
          <mfrac>
            <mo stretchy="false">∂</mo>
            <mrow>
              <mo stretchy="false">∂</mo>
              <mi>t</mi>
            </mrow>
          </mfrac>
        </mrow>
      </mrow>
      <mi>f</mi>
      <mrow>
        <mstyle mathvariant="bold">
          <msup>
            <mrow>
              <mo fence="true" stretchy="false">(</mo>
              <mrow>
                <mi>t</mi>
              </mrow>
              <mo fence="true" stretchy="false">)</mo>
            </mrow>
            <mi>a</mi>
          </msup>
        </mstyle>
        <mo stretchy="false">⋅</mo>
        <mfrac>
          <mo stretchy="false">∂</mo>
          <mrow>
            <mo stretchy="false">∂</mo>
            <mi>t</mi>
          </mrow>
        </mfrac>
      </mrow>
      <mi>f</mi>
      <mstyle mathvariant="bold">
        <msup>
          <mrow>
            <mo fence="true" stretchy="false">(</mo>
            <mrow>
              <mrow>
                <mi>x</mi>
                <mo stretchy="false">−</mo>
                <mi>t</mi>
              </mrow>
            </mrow>
            <mo fence="true" stretchy="false">)</mo>
          </mrow>
          <mi>b</mi>
        </msup>
      </mstyle>
      <mi mathvariant="italic">dt</mi>
    </mrow>
    <annotation encoding="StarMath 5.0">{partial over {partial x}}f bold{(x)}^{a+b}=

int from 0 to x 

{ partial over {partial t} } f bold{(t)}^a
 cdot 
{ partial over {partial t} } f bold{(x - t)}^b 

dt</annotation>
  </semantics>
</math>
</file>

<file path=Object 946/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row>
          <munderover>
            <mo stretchy="false">∑</mo>
            <mrow>
              <mi>t</mi>
              <mo stretchy="false">=</mo>
              <mn>1</mn>
            </mrow>
            <mrow>
              <mi>x</mi>
              <mo stretchy="false">−</mo>
              <mn>1</mn>
            </mrow>
          </munderover>
          <msub>
            <mo stretchy="false">∇</mo>
            <mi>t</mi>
          </msub>
        </mrow>
      </mrow>
      <mi>f</mi>
      <mrow>
        <mstyle mathvariant="bold">
          <msup>
            <mrow>
              <mo fence="true" stretchy="false">(</mo>
              <mrow>
                <mi>t</mi>
              </mrow>
              <mo fence="true" stretchy="false">)</mo>
            </mrow>
            <mi>a</mi>
          </msup>
        </mstyle>
        <mo stretchy="false">⋅</mo>
        <msub>
          <mo stretchy="false">∇</mo>
          <mi>t</mi>
        </msub>
      </mrow>
      <mi>f</mi>
      <mstyle mathvariant="bold">
        <msup>
          <mrow>
            <mo fence="true" stretchy="false">(</mo>
            <mrow>
              <mrow>
                <mi>x</mi>
                <mo stretchy="false">−</mo>
                <mi>t</mi>
              </mrow>
            </mrow>
            <mo fence="true" stretchy="false">)</mo>
          </mrow>
          <mi>b</mi>
        </msup>
      </mstyle>
    </mrow>
    <annotation encoding="StarMath 5.0">nabla_x f bold{(x)}^{a+b}=

sum from t=1 to x-1

nabla_t f bold{(t)}^a cdot

nabla_t f bold{(x-t)}^b</annotation>
  </semantics>
</math>
</file>

<file path=Object 947/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row>
          <munderover>
            <mo stretchy="false">∫</mo>
            <mn>1</mn>
            <mi>x</mi>
          </munderover>
          <mfrac>
            <mo stretchy="false">∂</mo>
            <mrow>
              <mo stretchy="false">∂</mo>
              <mi>t</mi>
            </mrow>
          </mfrac>
        </mrow>
      </mrow>
      <mi>f</mi>
      <mrow>
        <mstyle mathvariant="bold">
          <msup>
            <mrow>
              <mo fence="true" stretchy="false">(</mo>
              <mrow>
                <mi>t</mi>
              </mrow>
              <mo fence="true" stretchy="false">)</mo>
            </mrow>
            <mi>a</mi>
          </msup>
        </mstyle>
        <mo stretchy="false">⋅</mo>
        <mfrac>
          <mo stretchy="false">∂</mo>
          <mrow>
            <mo stretchy="false">∂</mo>
            <mi>t</mi>
          </mrow>
        </mfrac>
      </mrow>
      <mi>f</mi>
      <mstyle mathvariant="bold">
        <msup>
          <mrow>
            <mo fence="true" stretchy="false">(</mo>
            <mrow>
              <mfrac>
                <mi>x</mi>
                <mi>t</mi>
              </mfrac>
            </mrow>
            <mo fence="true" stretchy="false">)</mo>
          </mrow>
          <mi>b</mi>
        </msup>
      </mstyle>
      <mi mathvariant="italic">dt</mi>
    </mrow>
    <annotation encoding="StarMath 5.0">{partial over {partial x}}f bold{(x)}^{a+b}=

int from 1 to x 

{ partial over {partial t} }f bold{(t)}^a
 cdot 
{ partial over {partial t} }f bold{(x over t)}^b 

dt</annotation>
  </semantics>
</math>
</file>

<file path=Object 948/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i>f</mi>
      <mrow>
        <mstyle mathvariant="bold">
          <msup>
            <mrow>
              <mo fence="true" stretchy="false">(</mo>
              <mrow>
                <mi>t</mi>
              </mrow>
              <mo fence="true" stretchy="false">)</mo>
            </mrow>
            <mi>a</mi>
          </msup>
        </mstyle>
        <mo stretchy="false">⋅</mo>
        <msub>
          <mo stretchy="false">∇</mo>
          <mi>t</mi>
        </msub>
      </mrow>
      <mi>f</mi>
      <mstyle mathvariant="bold">
        <msup>
          <mrow>
            <mo fence="true" stretchy="false">(</mo>
            <mrow>
              <mfrac>
                <mi>x</mi>
                <mi>t</mi>
              </mfrac>
            </mrow>
            <mo fence="true" stretchy="false">)</mo>
          </mrow>
          <mi>b</mi>
        </msup>
      </mstyle>
    </mrow>
    <annotation encoding="StarMath 5.0">nabla_x f bold{(x)}^{a+b}=

sum from {t divides x, 1&lt;t&lt;x}

nabla_t f bold{(t)}^a cdot

nabla_t f bold{(x over t)}^b</annotation>
  </semantics>
</math>
</file>

<file path=Object 949/content.xml><?xml version="1.0" encoding="utf-8"?>
<math xmlns="http://www.w3.org/1998/Math/MathML" display="block">
  <semantics>
    <mrow>
      <mtext/>
      <mrow>
        <mo stretchy="false">∑</mo>
        <mtext/>
      </mrow>
    </mrow>
    <annotation encoding="StarMath 5.0">""sum""</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50/content.xml><?xml version="1.0" encoding="utf-8"?>
<math xmlns="http://www.w3.org/1998/Math/MathML" display="block">
  <semantics>
    <mrow>
      <msub>
        <mi>L</mi>
        <mi>z</mi>
      </msub>
      <mrow>
        <mrow>
          <mo fence="true" stretchy="false">(</mo>
          <mrow>
            <mrow>
              <mo stretchy="false">−</mo>
              <mi>x</mi>
            </mrow>
          </mrow>
          <mo fence="true" stretchy="false">)</mo>
        </mrow>
        <mo stretchy="false">=</mo>
        <mrow>
          <mn>1</mn>
          <mo stretchy="false">+</mo>
          <mrow>
            <munderover>
              <mo stretchy="false">∫</mo>
              <mn>0</mn>
              <mi>x</mi>
            </munderover>
            <msubsup>
              <mi>L</mi>
              <mrow>
                <mi>z</mi>
                <mo stretchy="false">−</mo>
                <mn>1</mn>
              </mrow>
              <mn>1</mn>
            </msubsup>
          </mrow>
        </mrow>
      </mrow>
      <mrow>
        <mo fence="true" stretchy="false">(</mo>
        <mrow>
          <mrow>
            <mo stretchy="false">−</mo>
            <mi>t</mi>
          </mrow>
        </mrow>
        <mo fence="true" stretchy="false">)</mo>
      </mrow>
      <mi mathvariant="italic">dt</mi>
    </mrow>
    <annotation encoding="StarMath 5.0">L_z( -x ) = 1+int from 0 to x L_{z-1}^1( -t ) dt</annotation>
  </semantics>
</math>
</file>

<file path=Object 951/content.xml><?xml version="1.0" encoding="utf-8"?>
<math xmlns="http://www.w3.org/1998/Math/MathML" display="block">
  <semantics>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n>1</mn>
        <mo stretchy="false">+</mo>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row>
    </mrow>
    <annotation encoding="StarMath 5.0">((binom{z+1}{x})) = 1+sum from t = 1 to x ((binom{z}{t}))</annotation>
  </semantics>
</math>
</file>

<file path=Object 952/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z</mi>
                <mo stretchy="false">−</mo>
                <mn>1</mn>
              </mrow>
              <mn>1</mn>
            </msubsup>
          </mrow>
        </mrow>
      </mrow>
      <mrow>
        <mo fence="true" stretchy="false">(</mo>
        <mrow>
          <mrow>
            <mrow>
              <mo stretchy="false">−</mo>
              <mi>log</mi>
            </mrow>
            <mi>t</mi>
          </mrow>
        </mrow>
        <mo fence="true" stretchy="false">)</mo>
      </mrow>
      <mi mathvariant="italic">dt</mi>
    </mrow>
    <annotation encoding="StarMath 5.0">x cdot L_{z-1}( -log x ) = 1+int from 1 to x L_{z-1}^1( -log t ) dt
</annotation>
  </semantics>
</math>
</file>

<file path=Object 953/content.xml><?xml version="1.0" encoding="utf-8"?>
<math xmlns="http://www.w3.org/1998/Math/MathML" display="block">
  <semantics>
    <mrow>
      <msub>
        <mi>D</mi>
        <mi>z</mi>
      </msub>
      <mrow>
        <mrow>
          <mo fence="true" stretchy="false">(</mo>
          <mrow>
            <mi>x</mi>
          </mrow>
          <mo fence="true" stretchy="false">)</mo>
        </mrow>
        <mo stretchy="false">=</mo>
        <mrow>
          <mn>1</mn>
          <mo stretchy="false">+</mo>
          <mrow>
            <munderover>
              <mo stretchy="false">∑</mo>
              <mrow>
                <mi>t</mi>
                <mo stretchy="false">=</mo>
                <mn>2</mn>
              </mrow>
              <mi>x</mi>
            </munderover>
            <mrow>
              <munder>
                <mo stretchy="false">∏</mo>
                <mrow>
                  <msup>
                    <mi>p</mi>
                    <mi mathvariant="normal">τ</mi>
                  </msup>
                  <mo stretchy="false">∣</mo>
                  <mi>t</mi>
                </mrow>
              </munder>
              <mrow>
                <mo fence="true" stretchy="false">(</mo>
                <mrow>
                  <mrow>
                    <mo fence="true" stretchy="false">(</mo>
                    <mrow>
                      <mtable>
                        <mtr>
                          <mtd>
                            <mi>z</mi>
                          </mtd>
                        </mtr>
                        <mtr>
                          <mtd>
                            <mi mathvariant="normal">τ</mi>
                          </mtd>
                        </mtr>
                      </mtable>
                    </mrow>
                    <mo fence="true" stretchy="false">)</mo>
                  </mrow>
                </mrow>
                <mo fence="true" stretchy="false">)</mo>
              </mrow>
            </mrow>
          </mrow>
        </mrow>
      </mrow>
    </mrow>
    <annotation encoding="StarMath 5.0">D_z( x ) = 1+sum from t = 2 to x prod from p^%tau divides t ((binom{z}{%tau}))
</annotation>
  </semantics>
</math>
</file>

<file path=Object 954/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955/content.xml><?xml version="1.0" encoding="utf-8"?>
<math xmlns="http://www.w3.org/1998/Math/MathML" display="block">
  <semantics>
    <mrow>
      <msup>
        <mrow>
          <mo fence="true" stretchy="false">(</mo>
          <mrow>
            <mrow>
              <mn>1</mn>
              <mo stretchy="false">+</mo>
              <mi>x</mi>
            </mrow>
          </mrow>
          <mo fence="true" stretchy="false">)</mo>
        </mrow>
        <mi>z</mi>
      </msup>
      <mrow>
        <mrow/>
        <mo stretchy="false">=</mo>
        <mrow/>
      </mrow>
      <mrow/>
      <mrow>
        <mn>1</mn>
        <mo stretchy="false">+</mo>
        <mrow>
          <mrow>
            <munderover>
              <mo stretchy="false">∫</mo>
              <mn>0</mn>
              <mi>x</mi>
            </munderover>
            <mi>z</mi>
          </mrow>
          <mo stretchy="false">⋅</mo>
          <msup>
            <mrow>
              <mo fence="true" stretchy="false">(</mo>
              <mrow>
                <mrow>
                  <mn>1</mn>
                  <mo stretchy="false">+</mo>
                  <mi>t</mi>
                </mrow>
              </mrow>
              <mo fence="true" stretchy="false">)</mo>
            </mrow>
            <mrow>
              <mi>z</mi>
              <mo stretchy="false">−</mo>
              <mn>1</mn>
            </mrow>
          </msup>
        </mrow>
      </mrow>
      <mi mathvariant="italic">dt</mi>
    </mrow>
    <annotation encoding="StarMath 5.0">(1+x)^z
{}={}
{}1+int from 0 to x z cdot (1+t)^{z-1} dt
</annotation>
  </semantics>
</math>
</file>

<file path=Object 956/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957/content.xml><?xml version="1.0" encoding="utf-8"?>
<math xmlns="http://www.w3.org/1998/Math/MathML" display="block">
  <semantics>
    <mrow>
      <mrow>
        <msup>
          <mi>x</mi>
          <mi>k</mi>
        </msup>
        <mo stretchy="false">=</mo>
        <mrow>
          <mrow>
            <munderover>
              <mo stretchy="false">∫</mo>
              <mn>0</mn>
              <mi>x</mi>
            </munderover>
            <mi>k</mi>
          </mrow>
          <mo stretchy="false">⋅</mo>
          <msup>
            <mi>t</mi>
            <mrow>
              <mi>k</mi>
              <mo stretchy="false">−</mo>
              <mn>1</mn>
            </mrow>
          </msup>
        </mrow>
      </mrow>
      <mi mathvariant="italic">dt</mi>
    </mrow>
    <annotation encoding="StarMath 5.0">x^k = int from 0 to x k cdot t^{k-1} dt
</annotation>
  </semantics>
</math>
</file>

<file path=Object 958/content.xml><?xml version="1.0" encoding="utf-8"?>
<math xmlns="http://www.w3.org/1998/Math/MathML" display="block">
  <semantics>
    <mrow>
      <mrow>
        <msup>
          <mrow>
            <mo fence="true" stretchy="false">(</mo>
            <mrow>
              <mrow>
                <mstyle mathvariant="bold">
                  <mi>x</mi>
                </mstyle>
                <mo stretchy="false">+</mo>
                <mstyle mathvariant="bold">
                  <mi>y</mi>
                </mstyle>
              </mrow>
            </mrow>
            <mo fence="true" stretchy="false">)</mo>
          </mrow>
          <mi>k</mi>
        </msup>
        <mo stretchy="false">=</mo>
        <mrow>
          <munderover>
            <mo stretchy="false">∑</mo>
            <mrow>
              <mi>j</mi>
              <mo stretchy="false">=</mo>
              <mn>0</mn>
            </mrow>
            <mi>k</mi>
          </munderover>
          <mrow>
            <mo fence="true" stretchy="false">(</mo>
            <mrow>
              <mtable>
                <mtr>
                  <mtd>
                    <mi>k</mi>
                  </mtd>
                </mtr>
                <mtr>
                  <mtd>
                    <mi>j</mi>
                  </mtd>
                </mtr>
              </mtable>
            </mrow>
            <mo fence="true" stretchy="false">)</mo>
          </mrow>
        </mrow>
      </mrow>
      <mrow>
        <mstyle mathvariant="bold">
          <msup>
            <mi>x</mi>
            <mi>j</mi>
          </msup>
        </mstyle>
        <mo stretchy="false">⋅</mo>
        <mstyle mathvariant="bold">
          <msup>
            <mi>y</mi>
            <mrow>
              <mi>k</mi>
              <mo stretchy="false">−</mo>
              <mi>j</mi>
            </mrow>
          </msup>
        </mstyle>
      </mrow>
    </mrow>
    <annotation encoding="StarMath 5.0">(bold{x}+bold{y})^k = sum from j = 0 to k ( binom{k}{j} )bold{x}^j cdot bold{y}^{ k-j }</annotation>
  </semantics>
</math>
</file>

<file path=Object 959/content.xml><?xml version="1.0" encoding="utf-8"?>
<math xmlns="http://www.w3.org/1998/Math/MathML" display="block">
  <semantics>
    <mrow>
      <mrow>
        <msup>
          <mrow>
            <mo fence="true" stretchy="false">(</mo>
            <mrow>
              <mrow>
                <mi>x</mi>
                <mo stretchy="false">+</mo>
                <mi>y</mi>
              </mrow>
            </mrow>
            <mo fence="true" stretchy="false">)</mo>
          </mrow>
          <mi>k</mi>
        </msup>
        <mo stretchy="false">=</mo>
        <mrow>
          <munderover>
            <mo stretchy="false">∑</mo>
            <mrow>
              <mi>j</mi>
              <mo stretchy="false">=</mo>
              <mn>0</mn>
            </mrow>
            <mi>k</mi>
          </munderover>
          <mrow>
            <mo fence="true" stretchy="false">(</mo>
            <mrow>
              <mtable>
                <mtr>
                  <mtd>
                    <mi>k</mi>
                  </mtd>
                </mtr>
                <mtr>
                  <mtd>
                    <mi>j</mi>
                  </mtd>
                </mtr>
              </mtable>
            </mrow>
            <mo fence="true" stretchy="false">)</mo>
          </mrow>
        </mrow>
      </mrow>
      <mrow>
        <msup>
          <mi>x</mi>
          <mi>j</mi>
        </msup>
        <mo stretchy="false">⋅</mo>
        <msup>
          <mi>y</mi>
          <mrow>
            <mi>k</mi>
            <mo stretchy="false">−</mo>
            <mi>j</mi>
          </mrow>
        </msup>
      </mrow>
    </mrow>
    <annotation encoding="StarMath 5.0">(x+y)^k = sum from j = 0 to k ( binom{k}{j} )x^j cdot y^{ k-j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60/content.xml><?xml version="1.0" encoding="utf-8"?>
<math xmlns="http://www.w3.org/1998/Math/MathML" display="block">
  <semantics>
    <mrow>
      <mtext/>
      <mrow>
        <mo stretchy="false">∫</mo>
        <mtext/>
      </mrow>
    </mrow>
    <annotation encoding="StarMath 5.0">""int""</annotation>
  </semantics>
</math>
</file>

<file path=Object 961/content.xml><?xml version="1.0" encoding="utf-8"?>
<math xmlns="http://www.w3.org/1998/Math/MathML" display="block">
  <semantics>
    <mrow>
      <mtext/>
      <mrow>
        <mo stretchy="false">∑</mo>
        <mtext/>
      </mrow>
    </mrow>
    <annotation encoding="StarMath 5.0">""sum""</annotation>
  </semantics>
</math>
</file>

<file path=Object 962/content.xml><?xml version="1.0" encoding="utf-8"?>
<math xmlns="http://www.w3.org/1998/Math/MathML" display="block">
  <semantics>
    <mrow>
      <mrow>
        <munderover>
          <mo stretchy="false">∫</mo>
          <mn>0</mn>
          <mi>x</mi>
        </munderover>
        <mrow>
          <munderover>
            <mo stretchy="false">∫</mo>
            <mn>0</mn>
            <mrow>
              <mi>y</mi>
              <mrow>
                <mo fence="true" stretchy="false">(</mo>
                <mrow>
                  <mrow>
                    <mn>1</mn>
                    <mo stretchy="false">−</mo>
                    <mfrac>
                      <mi>t</mi>
                      <mi>x</mi>
                    </mfrac>
                  </mrow>
                </mrow>
                <mo fence="true" stretchy="false">)</mo>
              </mrow>
            </mrow>
          </munderover>
          <mi mathvariant="italic">du</mi>
        </mrow>
      </mrow>
      <mi mathvariant="italic">dt</mi>
    </mrow>
    <annotation encoding="StarMath 5.0">int from 0 to x
int from 0 to {y(1 - t over x )}

du dt</annotation>
  </semantics>
</math>
</file>

<file path=Object 963/content.xml><?xml version="1.0" encoding="utf-8"?>
<math xmlns="http://www.w3.org/1998/Math/MathML" display="block">
  <semantics>
    <mrow>
      <mrow>
        <munderover>
          <mo stretchy="false">∫</mo>
          <mn>1</mn>
          <mi>x</mi>
        </munderover>
        <mrow>
          <munderover>
            <mo stretchy="false">∫</mo>
            <mn>1</mn>
            <msup>
              <mi>y</mi>
              <mrow>
                <mn>1</mn>
                <mo stretchy="false">−</mo>
                <mfrac>
                  <mrow>
                    <mi>log</mi>
                    <mi>t</mi>
                  </mrow>
                  <mrow>
                    <mi>log</mi>
                    <mi>x</mi>
                  </mrow>
                </mfrac>
              </mrow>
            </msup>
          </munderover>
          <mi mathvariant="italic">du</mi>
        </mrow>
      </mrow>
      <mi mathvariant="italic">dt</mi>
    </mrow>
    <annotation encoding="StarMath 5.0">int from 1 to x

int from 1 to y^{1-{{log t} over {log x}}}

du dt</annotation>
  </semantics>
</math>
</file>

<file path=Object 964/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sub>
            <mo stretchy="false">∇</mo>
            <mi>t</mi>
          </msub>
        </mrow>
      </mrow>
      <mrow>
        <mstyle mathvariant="bold">
          <msup>
            <mi>t</mi>
            <mi>a</mi>
          </msup>
        </mstyle>
        <mo stretchy="false">⋅</mo>
        <msub>
          <mo stretchy="false">∇</mo>
          <mi>u</mi>
        </msub>
      </mrow>
      <mstyle mathvariant="bold">
        <msup>
          <mi>u</mi>
          <mi>b</mi>
        </msup>
      </mstyle>
    </mrow>
    <annotation encoding="StarMath 5.0">sum from t = 2 to x

sum from u = 2 to lfloor y^{1-{{log t} over {log x}}} rfloor

nabla_t bold{ t }^a cdot nabla_u bold{ u }^b</annotation>
  </semantics>
</math>
</file>

<file path=Object 965/content.xml><?xml version="1.0" encoding="utf-8"?>
<math xmlns="http://www.w3.org/1998/Math/MathML" display="block">
  <semantics>
    <mrow>
      <mrow>
        <mrow>
          <munderover>
            <mo stretchy="false">∫</mo>
            <mn>0</mn>
            <mi>x</mi>
          </munderover>
          <mrow>
            <munderover>
              <mo stretchy="false">∫</mo>
              <mn>0</mn>
              <mrow>
                <mi>y</mi>
                <mrow>
                  <mo fence="true" stretchy="false">(</mo>
                  <mrow>
                    <mrow>
                      <mn>1</mn>
                      <mo stretchy="false">−</mo>
                      <mfrac>
                        <mi>t</mi>
                        <mi>x</mi>
                      </mfrac>
                    </mrow>
                  </mrow>
                  <mo fence="true" stretchy="false">)</mo>
                </mrow>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i mathvariant="italic">du</mi>
      <mi mathvariant="italic">dt</mi>
    </mrow>
    <annotation encoding="StarMath 5.0">int from 0 to x
int from 0 to {y(1 - t over x )}


{t^{a-1} over { (a-1)! }}
 cdot {u^{b-1} over { (b-1)! }}

du dt</annotation>
  </semantics>
</math>
</file>

<file path=Object 966/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annotation encoding="StarMath 5.0">sum from t = 1 to x
sum from u = 1 to lfloor y(1 - t over x ) rfloor


{(binom{t-1}{a-1})}
cdot 
{(binom{u-1}{b-1})}</annotation>
  </semantics>
</math>
</file>

<file path=Object 967/content.xml><?xml version="1.0" encoding="utf-8"?>
<math xmlns="http://www.w3.org/1998/Math/MathML" display="block">
  <semantics>
    <mrow>
      <mrow>
        <mrow>
          <munderover>
            <mo stretchy="false">∫</mo>
            <mn>1</mn>
            <mi>x</mi>
          </munderover>
          <mrow>
            <munderover>
              <mo stretchy="false">∫</mo>
              <mn>1</mn>
              <msup>
                <mi>y</mi>
                <mrow>
                  <mn>1</mn>
                  <mo stretchy="false">−</mo>
                  <mfrac>
                    <mrow>
                      <mi>log</mi>
                      <mi>t</mi>
                    </mrow>
                    <mrow>
                      <mi>log</mi>
                      <mi>x</mi>
                    </mrow>
                  </mfrac>
                </mrow>
              </msup>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i mathvariant="italic">du</mi>
      <mi mathvariant="italic">dt</mi>
    </mrow>
    <annotation encoding="StarMath 5.0">int from 1 to x

int from 1 to y^{1-{{log t} over {log x}}}

{{{ log^{a-1} t }over{ (a-1)! }}}
cdot 
{{{ log^{b-1} u }over{ (b-1)! }}}

du dt</annotation>
  </semantics>
</math>
</file>

<file path=Object 968/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row>
            <msub>
              <mi>d</mi>
              <mi>a</mi>
            </msub>
            <mi>'</mi>
            <mrow>
              <mo fence="true" stretchy="false">(</mo>
              <mrow>
                <mi>t</mi>
              </mrow>
              <mo fence="true" stretchy="false">)</mo>
            </mrow>
          </mrow>
        </mrow>
      </mrow>
      <mo stretchy="false">⋅</mo>
      <mrow>
        <msub>
          <mi>d</mi>
          <mi>b</mi>
        </msub>
        <mi>'</mi>
        <mrow>
          <mo fence="true" stretchy="false">(</mo>
          <mrow>
            <mi>u</mi>
          </mrow>
          <mo fence="true" stretchy="false">)</mo>
        </mrow>
      </mrow>
    </mrow>
    <annotation encoding="StarMath 5.0">sum from t = 2 to x

sum from u = 2 to lfloor y^{1-{{log t} over {log x}}} rfloor

{d_a'(t)} 
cdot 
{d_b'(u)}</annotation>
  </semantics>
</math>
</file>

<file path=Object 969/content.xml><?xml version="1.0" encoding="utf-8"?>
<math xmlns="http://www.w3.org/1998/Math/MathML" display="block">
  <semantics>
    <mrow>
      <mtext/>
      <mrow>
        <mo stretchy="false">∑</mo>
        <mtext/>
      </mrow>
    </mrow>
    <annotation encoding="StarMath 5.0">""sum""</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70/content.xml><?xml version="1.0" encoding="utf-8"?>
<math xmlns="http://www.w3.org/1998/Math/MathML" display="block">
  <semantics>
    <mrow>
      <mrow>
        <mfrac>
          <msup>
            <mi>x</mi>
            <mrow>
              <mi>z</mi>
              <mo stretchy="false">+</mo>
              <mi>w</mi>
            </mrow>
          </msup>
          <mrow>
            <mi mathvariant="normal">Γ</mi>
            <mrow>
              <mo fence="true" stretchy="false">(</mo>
              <mrow>
                <mrow>
                  <mi>z</mi>
                  <mo stretchy="false">+</mo>
                  <mi>w</mi>
                  <mo stretchy="false">+</mo>
                  <mn>1</mn>
                </mrow>
              </mrow>
              <mo fence="true" stretchy="false">)</mo>
            </mrow>
          </mrow>
        </mfrac>
        <mo stretchy="false">=</mo>
        <mrow>
          <mrow>
            <munderover>
              <mo stretchy="false">∫</mo>
              <mn>0</mn>
              <mi>x</mi>
            </munderover>
            <mrow>
              <munderover>
                <mo stretchy="false">∫</mo>
                <mn>0</mn>
                <mrow>
                  <mi>x</mi>
                  <mo stretchy="false">−</mo>
                  <mi>t</mi>
                </mrow>
              </munderover>
              <mfrac>
                <msup>
                  <mi>t</mi>
                  <mrow>
                    <mi>z</mi>
                    <mo stretchy="false">−</mo>
                    <mn>1</mn>
                  </mrow>
                </msup>
                <mrow>
                  <mi mathvariant="normal">Γ</mi>
                  <mrow>
                    <mo fence="true" stretchy="false">(</mo>
                    <mrow>
                      <mi>z</mi>
                    </mrow>
                    <mo fence="true" stretchy="false">)</mo>
                  </mrow>
                </mrow>
              </mfrac>
            </mrow>
          </mrow>
          <mo stretchy="false">⋅</mo>
          <mfrac>
            <msup>
              <mi>u</mi>
              <mrow>
                <mi>w</mi>
                <mo stretchy="false">−</mo>
                <mn>1</mn>
              </mrow>
            </msup>
            <mrow>
              <mi mathvariant="normal">Γ</mi>
              <mrow>
                <mo fence="true" stretchy="false">(</mo>
                <mrow>
                  <mi>w</mi>
                </mrow>
                <mo fence="true" stretchy="false">)</mo>
              </mrow>
            </mrow>
          </mfrac>
        </mrow>
      </mrow>
      <mi mathvariant="italic">du</mi>
      <mi mathvariant="italic">dt</mi>
    </mrow>
    <annotation encoding="StarMath 5.0">{x^{z+w} over {%GAMMA(z+w+1)}}=

int from 0 to {x} int from 0 to {x-t} 

{t^{z-1} over {%GAMMA(z)}} cdot 

{u^{w-1} over {%GAMMA(w)}}

du dt</annotation>
  </semantics>
</math>
</file>

<file path=Object 971/content.xml><?xml version="1.0" encoding="utf-8"?>
<math xmlns="http://www.w3.org/1998/Math/MathML" display="block">
  <semantics>
    <mrow>
      <mrow>
        <munderover>
          <mo stretchy="false">∫</mo>
          <mn>0</mn>
          <mi>x</mi>
        </munderover>
        <mrow>
          <munderover>
            <mo stretchy="false">∫</mo>
            <mn>0</mn>
            <mrow>
              <mi>x</mi>
              <mrow>
                <mo fence="true" stretchy="false">(</mo>
                <mrow>
                  <mrow>
                    <mn>1</mn>
                    <mo stretchy="false">−</mo>
                    <mfrac>
                      <mi>t</mi>
                      <mi>x</mi>
                    </mfrac>
                  </mrow>
                </mrow>
                <mo fence="true" stretchy="false">)</mo>
              </mrow>
            </mrow>
          </munderover>
          <mrow>
            <munderover>
              <mo stretchy="false">∫</mo>
              <mn>0</mn>
              <mrow>
                <mi>y</mi>
                <mrow>
                  <mo fence="true" stretchy="false">(</mo>
                  <mrow>
                    <mrow>
                      <mn>1</mn>
                      <mo stretchy="false">−</mo>
                      <mfrac>
                        <mi>t</mi>
                        <mi>x</mi>
                      </mfrac>
                      <mo stretchy="false">−</mo>
                      <mfrac>
                        <mi>u</mi>
                        <mi>x</mi>
                      </mfrac>
                    </mrow>
                  </mrow>
                  <mo fence="true" stretchy="false">)</mo>
                </mrow>
              </mrow>
            </munderover>
            <mrow>
              <munderover>
                <mo stretchy="false">∫</mo>
                <mn>0</mn>
                <mrow>
                  <mi>y</mi>
                  <mrow>
                    <mo fence="true" stretchy="false">(</mo>
                    <mrow>
                      <mrow>
                        <mn>1</mn>
                        <mo stretchy="false">−</mo>
                        <mfrac>
                          <mi>t</mi>
                          <mi>x</mi>
                        </mfrac>
                        <mo stretchy="false">−</mo>
                        <mfrac>
                          <mi>u</mi>
                          <mi>x</mi>
                        </mfrac>
                        <mo stretchy="false">−</mo>
                        <mfrac>
                          <mi>v</mi>
                          <mi>y</mi>
                        </mfrac>
                      </mrow>
                    </mrow>
                    <mo fence="true" stretchy="false">)</mo>
                  </mrow>
                </mrow>
              </munderover>
              <mi mathvariant="italic">dw</mi>
            </mrow>
          </mrow>
        </mrow>
      </mrow>
      <mi mathvariant="italic">dv</mi>
      <mi mathvariant="italic">du</mi>
      <mi mathvariant="italic">dt</mi>
    </mrow>
    <annotation encoding="StarMath 5.0">int from 0 to x
int from 0 to {x(1 - t over x )}
int from 0 to {y(1 - t over x - u over x )}
int from 0 to {y(1 - t over x - u over x - v over y )}

dw dv du dt</annotation>
  </semantics>
</math>
</file>

<file path=Object 972/content.xml><?xml version="1.0" encoding="utf-8"?>
<math xmlns="http://www.w3.org/1998/Math/MathML" display="block">
  <semantics>
    <mrow>
      <mrow>
        <mrow>
          <msup>
            <mrow>
              <mo fence="true" stretchy="false">(</mo>
              <mrow>
                <mrow>
                  <mo stretchy="false">−</mo>
                  <mn>1</mn>
                </mrow>
              </mrow>
              <mo fence="true" stretchy="false">)</mo>
            </mrow>
            <mrow>
              <mrow>
                <mo stretchy="false">−</mo>
                <mi>z</mi>
              </mrow>
              <mo stretchy="false">−</mo>
              <mi>w</mi>
            </mrow>
          </msup>
          <mo stretchy="false">⋅</mo>
          <mrow>
            <mi>P</mi>
            <mrow>
              <mo fence="true" stretchy="false">(</mo>
              <mrow>
                <mrow>
                  <mrow>
                    <mi>z</mi>
                    <mo stretchy="false">+</mo>
                    <mi>w</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z</mi>
                      <mo stretchy="false">−</mo>
                      <mn>1</mn>
                    </mrow>
                  </msup>
                  <mi>t</mi>
                </mrow>
                <mrow>
                  <mrow>
                    <mo fence="true" stretchy="false">(</mo>
                    <mrow>
                      <mrow>
                        <mi>z</mi>
                        <mo stretchy="false">−</mo>
                        <mn>1</mn>
                      </mrow>
                    </mrow>
                    <mo fence="true" stretchy="false">)</mo>
                  </mrow>
                  <mi>!</mi>
                </mrow>
              </mfrac>
            </mrow>
          </mrow>
          <mo stretchy="false">⋅</mo>
          <mfrac>
            <mrow>
              <msup>
                <mi>log</mi>
                <mrow>
                  <mi>w</mi>
                  <mo stretchy="false">−</mo>
                  <mn>1</mn>
                </mrow>
              </msup>
              <mi>u</mi>
            </mrow>
            <mrow>
              <mrow>
                <mo fence="true" stretchy="false">(</mo>
                <mrow>
                  <mrow>
                    <mi>w</mi>
                    <mo stretchy="false">−</mo>
                    <mn>1</mn>
                  </mrow>
                </mrow>
                <mo fence="true" stretchy="false">)</mo>
              </mrow>
              <mi>!</mi>
            </mrow>
          </mfrac>
        </mrow>
      </mrow>
      <mi mathvariant="italic">du</mi>
      <mi mathvariant="italic">dt</mi>
    </mrow>
    <annotation encoding="StarMath 5.0">( -1 )^{ -z-w } cdot { {P(z+w,-log x)}}=

int from 1 to {x} int from 1 to {t over t} 

{{log^{z-1} t }over{(z-1)!}} cdot 

{{log^{w-1} u }over{(w-1)!}}

du dt</annotation>
  </semantics>
</math>
</file>

<file path=Object 973/content.xml><?xml version="1.0" encoding="utf-8"?>
<math xmlns="http://www.w3.org/1998/Math/MathML" display="block">
  <semantics>
    <mrow>
      <mrow>
        <munderover>
          <mo stretchy="false">∫</mo>
          <mn>1</mn>
          <mi>x</mi>
        </munderover>
        <mrow>
          <munderover>
            <mo stretchy="false">∫</mo>
            <mn>1</mn>
            <msup>
              <mi>x</mi>
              <mrow>
                <mn>1</mn>
                <mo stretchy="false">−</mo>
                <mfrac>
                  <mrow>
                    <mi>log</mi>
                    <mi>t</mi>
                  </mrow>
                  <mrow>
                    <mi>log</mi>
                    <mi>x</mi>
                  </mrow>
                </mfrac>
              </mrow>
            </msup>
          </munderover>
          <mrow>
            <munderover>
              <mo stretchy="false">∫</mo>
              <mn>1</mn>
              <msup>
                <mi>y</mi>
                <mrow>
                  <mn>1</mn>
                  <mo stretchy="false">−</mo>
                  <mfrac>
                    <mrow>
                      <mi>log</mi>
                      <mi>t</mi>
                    </mrow>
                    <mrow>
                      <mi>log</mi>
                      <mi>x</mi>
                    </mrow>
                  </mfrac>
                  <mo stretchy="false">−</mo>
                  <mfrac>
                    <mrow>
                      <mi>log</mi>
                      <mi>u</mi>
                    </mrow>
                    <mrow>
                      <mi>log</mi>
                      <mi>x</mi>
                    </mrow>
                  </mfrac>
                </mrow>
              </msup>
            </munderover>
            <mrow>
              <munderover>
                <mo stretchy="false">∫</mo>
                <mn>1</mn>
                <msup>
                  <mi>y</mi>
                  <mrow>
                    <mn>1</mn>
                    <mo stretchy="false">−</mo>
                    <mfrac>
                      <mrow>
                        <mi>log</mi>
                        <mi>t</mi>
                      </mrow>
                      <mrow>
                        <mi>log</mi>
                        <mi>x</mi>
                      </mrow>
                    </mfrac>
                    <mo stretchy="false">−</mo>
                    <mfrac>
                      <mrow>
                        <mi>log</mi>
                        <mi>u</mi>
                      </mrow>
                      <mrow>
                        <mi>log</mi>
                        <mi>x</mi>
                      </mrow>
                    </mfrac>
                    <mo stretchy="false">−</mo>
                    <mfrac>
                      <mrow>
                        <mi>log</mi>
                        <mi>v</mi>
                      </mrow>
                      <mrow>
                        <mi>log</mi>
                        <mi>y</mi>
                      </mrow>
                    </mfrac>
                  </mrow>
                </msup>
              </munderover>
              <mi mathvariant="italic">dw</mi>
            </mrow>
          </mrow>
        </mrow>
      </mrow>
      <mi mathvariant="italic">dv</mi>
      <mi mathvariant="italic">du</mi>
      <mi mathvariant="italic">dt</mi>
    </mrow>
    <annotation encoding="StarMath 5.0">int from 1 to x

int from 1 to x^{1-{{log t} over {log x}}}
int from 1 to y^{1-{{log t} over {log x}}-{{log u} over {log x}}}
int from 1 to y^{1-{{log t} over {log x}}-{{log u} over {log x}}-{{log v} over {log y}}}

dw dv du dt</annotation>
  </semantics>
</math>
</file>

<file path=Object 974/content.xml><?xml version="1.0" encoding="utf-8"?>
<math xmlns="http://www.w3.org/1998/Math/MathML" display="block">
  <semantics>
    <mrow>
      <mfrac>
        <mo stretchy="false">∂</mo>
        <mrow>
          <mo stretchy="false">∂</mo>
          <mi>x</mi>
        </mrow>
      </mfrac>
      <mrow>
        <msup>
          <mi>x</mi>
          <mrow>
            <mi>z</mi>
            <mo stretchy="false">+</mo>
            <mi>w</mi>
          </mrow>
        </msup>
        <mo stretchy="false">=</mo>
        <mfrac>
          <mo stretchy="false">∂</mo>
          <mrow>
            <mo stretchy="false">∂</mo>
            <mi>x</mi>
          </mrow>
        </mfrac>
      </mrow>
      <mrow>
        <msup>
          <mi>x</mi>
          <mi>z</mi>
        </msup>
        <mo stretchy="false">⋅</mo>
        <msup>
          <mi>x</mi>
          <mi>w</mi>
        </msup>
      </mrow>
    </mrow>
    <annotation encoding="StarMath 5.0">{partial over {partial x}}x^{z+w} = {partial over {partial x}}x^z cdot x^w</annotation>
  </semantics>
</math>
</file>

<file path=Object 975/content.xml><?xml version="1.0" encoding="utf-8"?>
<math xmlns="http://www.w3.org/1998/Math/MathML" display="block">
  <semantics>
    <mrow>
      <mfrac>
        <mo stretchy="false">∂</mo>
        <mrow>
          <mo stretchy="false">∂</mo>
          <mi>x</mi>
        </mrow>
      </mfrac>
      <mrow>
        <msup>
          <mi>x</mi>
          <mrow>
            <mi>z</mi>
            <mo stretchy="false">+</mo>
            <mi>w</mi>
          </mrow>
        </msup>
        <mo stretchy="false">=</mo>
        <mfrac>
          <mo stretchy="false">∂</mo>
          <mrow>
            <mo stretchy="false">∂</mo>
            <mi>x</mi>
          </mrow>
        </mfrac>
      </mrow>
      <mrow>
        <msup>
          <mi>x</mi>
          <mi>z</mi>
        </msup>
        <mo stretchy="false">⋅</mo>
        <msup>
          <mi>x</mi>
          <mi>w</mi>
        </msup>
      </mrow>
    </mrow>
    <annotation encoding="StarMath 5.0">{partial over {partial x}}x^{z+w} = {partial over {partial x}}x^z cdot x^w</annotation>
  </semantics>
</math>
</file>

<file path=Object 976/content.xml><?xml version="1.0" encoding="utf-8"?>
<math xmlns="http://www.w3.org/1998/Math/MathML" display="block">
  <semantics>
    <mrow>
      <mfrac>
        <mo stretchy="false">∂</mo>
        <mrow>
          <mo stretchy="false">∂</mo>
          <mi>x</mi>
        </mrow>
      </mfrac>
      <mrow>
        <mstyle mathvariant="bold">
          <msup>
            <mi>x</mi>
            <mrow>
              <mi>z</mi>
              <mo stretchy="false">+</mo>
              <mi>w</mi>
            </mrow>
          </msup>
        </mstyle>
        <mo stretchy="false">=</mo>
        <mfrac>
          <mo stretchy="false">∂</mo>
          <mrow>
            <mo stretchy="false">∂</mo>
            <mi>x</mi>
          </mrow>
        </mfrac>
      </mrow>
      <mrow>
        <mstyle mathvariant="bold">
          <msup>
            <mi>x</mi>
            <mi>z</mi>
          </msup>
        </mstyle>
        <mo stretchy="false">⋅</mo>
        <mstyle mathvariant="bold">
          <msup>
            <mi>x</mi>
            <mi>w</mi>
          </msup>
        </mstyle>
      </mrow>
    </mrow>
    <annotation encoding="StarMath 5.0">{partial over {partial x}}bold{x}^{z+w} = {partial over {partial x}}bold{x}^z cdot bold{x}^w</annotation>
  </semantics>
</math>
</file>

<file path=Object 977/content.xml><?xml version="1.0" encoding="utf-8"?>
<math xmlns="http://www.w3.org/1998/Math/MathML" display="block">
  <semantics>
    <mrow>
      <msub>
        <mo stretchy="false">∇</mo>
        <mi>x</mi>
      </msub>
      <mrow>
        <mstyle mathvariant="bold">
          <msup>
            <mi>x</mi>
            <mrow>
              <mi>z</mi>
              <mo stretchy="false">+</mo>
              <mi>w</mi>
            </mrow>
          </msup>
        </mstyle>
        <mo stretchy="false">=</mo>
        <msub>
          <mo stretchy="false">∇</mo>
          <mi>x</mi>
        </msub>
      </mrow>
      <mrow>
        <mstyle mathvariant="bold">
          <msup>
            <mi>x</mi>
            <mi>z</mi>
          </msup>
        </mstyle>
        <mo stretchy="false">⋅</mo>
        <mstyle mathvariant="bold">
          <msup>
            <mi>x</mi>
            <mi>w</mi>
          </msup>
        </mstyle>
      </mrow>
    </mrow>
    <annotation encoding="StarMath 5.0">nabla_x bold{x}^{z+w} = nabla_x bold{x}^z cdot bold{x}^w</annotation>
  </semantics>
</math>
</file>

<file path=Object 978/content.xml><?xml version="1.0" encoding="utf-8"?>
<math xmlns="http://www.w3.org/1998/Math/MathML" display="block">
  <semantics>
    <mrow>
      <mfrac>
        <mo stretchy="false">∂</mo>
        <mrow>
          <mo stretchy="false">∂</mo>
          <mi>x</mi>
        </mrow>
      </mfrac>
      <mrow>
        <msup>
          <mi>x</mi>
          <mrow>
            <mi>z</mi>
            <mo stretchy="false">+</mo>
            <mi>w</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z</mi>
              </msup>
              <mo stretchy="false">⋅</mo>
              <mfrac>
                <mo stretchy="false">∂</mo>
                <mrow>
                  <mo stretchy="false">∂</mo>
                  <mi>u</mi>
                </mrow>
              </mfrac>
            </mrow>
            <msup>
              <mi>u</mi>
              <mi>w</mi>
            </msup>
            <mi mathvariant="italic">du</mi>
            <mi mathvariant="italic">dt</mi>
          </mrow>
        </mrow>
        <mo fence="true" stretchy="false">)</mo>
      </mrow>
    </mrow>
    <annotation encoding="StarMath 5.0">{partial over {partial x}}x^{z+w}=

{ partial over {partial x} }(

int from 0 to {x} int from 0 to {x} {partial over {partial t}} t^{z} cdot {partial over {partial u}} u^{w} du dt)</annotation>
  </semantics>
</math>
</file>

<file path=Object 979/content.xml><?xml version="1.0" encoding="utf-8"?>
<math xmlns="http://www.w3.org/1998/Math/MathML" display="block">
  <semantics>
    <mrow>
      <mfrac>
        <mo stretchy="false">∂</mo>
        <mrow>
          <mo stretchy="false">∂</mo>
          <mi>x</mi>
        </mrow>
      </mfrac>
      <mrow>
        <msup>
          <mi>x</mi>
          <mrow>
            <mi>z</mi>
            <mo stretchy="false">+</mo>
            <mi>w</mi>
          </mrow>
        </msup>
        <mo stretchy="false">=</mo>
        <mrow>
          <munderover>
            <mo stretchy="false">∫</mo>
            <mn>0</mn>
            <mi>x</mi>
          </munderover>
          <mfrac>
            <mo stretchy="false">∂</mo>
            <mrow>
              <mo stretchy="false">∂</mo>
              <mi>t</mi>
            </mrow>
          </mfrac>
        </mrow>
      </mrow>
      <mrow>
        <msup>
          <mi>t</mi>
          <mi>z</mi>
        </msup>
        <mo stretchy="false">⋅</mo>
        <mfrac>
          <mo stretchy="false">∂</mo>
          <mrow>
            <mo stretchy="false">∂</mo>
            <mi>x</mi>
          </mrow>
        </mfrac>
      </mrow>
      <mrow>
        <msup>
          <mi>x</mi>
          <mi>w</mi>
        </msup>
        <mo stretchy="false">+</mo>
        <mfrac>
          <mo stretchy="false">∂</mo>
          <mrow>
            <mo stretchy="false">∂</mo>
            <mi>x</mi>
          </mrow>
        </mfrac>
      </mrow>
      <mrow>
        <msup>
          <mi>x</mi>
          <mi>z</mi>
        </msup>
        <mo stretchy="false">⋅</mo>
        <mfrac>
          <mo stretchy="false">∂</mo>
          <mrow>
            <mo stretchy="false">∂</mo>
            <mi>t</mi>
          </mrow>
        </mfrac>
      </mrow>
      <msup>
        <mi>t</mi>
        <mi>w</mi>
      </msup>
      <mi mathvariant="italic">dt</mi>
    </mrow>
    <annotation encoding="StarMath 5.0">{partial over {partial x}}x^{z+w}=

int from 0 to x {partial over {partial t}} t^{z} cdot {partial over {partial x}} x^{w} + {partial over {partial x}} x^{z} cdot {partial over {partial t}} t^{w} dt</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0/content.xml><?xml version="1.0" encoding="utf-8"?>
<math xmlns="http://www.w3.org/1998/Math/MathML" display="block">
  <semantics>
    <mrow>
      <mtext/>
      <mrow>
        <mo stretchy="false">∫</mo>
        <mtext/>
      </mrow>
    </mrow>
    <annotation encoding="StarMath 5.0">""int""</annotation>
  </semantics>
</math>
</file>

<file path=Object 981/content.xml><?xml version="1.0" encoding="utf-8"?>
<math xmlns="http://www.w3.org/1998/Math/MathML" display="block">
  <semantics>
    <mrow>
      <mtext/>
      <mrow>
        <mo stretchy="false">∑</mo>
        <mtext/>
      </mrow>
    </mrow>
    <annotation encoding="StarMath 5.0">""sum""</annotation>
  </semantics>
</math>
</file>

<file path=Object 982/content.xml><?xml version="1.0" encoding="utf-8"?>
<math xmlns="http://www.w3.org/1998/Math/MathML" display="block">
  <semantics>
    <mrow>
      <mfrac>
        <mo stretchy="false">∂</mo>
        <mrow>
          <mo stretchy="false">∂</mo>
          <mi>x</mi>
        </mrow>
      </mfrac>
      <mrow>
        <mstyle mathvariant="bold">
          <msup>
            <mi>x</mi>
            <mrow>
              <mi>z</mi>
              <mo stretchy="false">+</mo>
              <mi>w</mi>
            </mrow>
          </msup>
        </mstyle>
        <mo stretchy="false">=</mo>
        <mrow>
          <munderover>
            <mo stretchy="false">∫</mo>
            <mn>0</mn>
            <mi>x</mi>
          </munderover>
          <mfrac>
            <mo stretchy="false">∂</mo>
            <mrow>
              <mo stretchy="false">∂</mo>
              <mi>t</mi>
            </mrow>
          </mfrac>
        </mrow>
      </mrow>
      <mrow>
        <mstyle mathvariant="bold">
          <msup>
            <mi>t</mi>
            <mi>z</mi>
          </msup>
        </mstyle>
        <mo stretchy="false">⋅</mo>
        <mfrac>
          <mo stretchy="false">∂</mo>
          <mrow>
            <mo stretchy="false">∂</mo>
            <mi>t</mi>
          </mrow>
        </mfrac>
      </mrow>
      <mstyle mathvariant="bold">
        <msup>
          <mrow>
            <mo fence="true" stretchy="false">(</mo>
            <mrow>
              <mrow>
                <mi>x</mi>
                <mo stretchy="false">−</mo>
                <mi>t</mi>
              </mrow>
            </mrow>
            <mo fence="true" stretchy="false">)</mo>
          </mrow>
          <mi>w</mi>
        </msup>
      </mstyle>
      <mi mathvariant="italic">dt</mi>
    </mrow>
    <annotation encoding="StarMath 5.0">{partial over {partial x}}bold{x}^{z+w}=

int from 0 to x 

{ partial over {partial t} } bold{t}^z
 cdot 
{ partial over {partial t} }bold{(x - t)}^w 

dt</annotation>
  </semantics>
</math>
</file>

<file path=Object 983/content.xml><?xml version="1.0" encoding="utf-8"?>
<math xmlns="http://www.w3.org/1998/Math/MathML" display="block">
  <semantics>
    <mrow>
      <mtext/>
      <mrow>
        <mo stretchy="false">∫</mo>
        <mtext/>
      </mrow>
    </mrow>
    <annotation encoding="StarMath 5.0">""int""</annotation>
  </semantics>
</math>
</file>

<file path=Object 984/content.xml><?xml version="1.0" encoding="utf-8"?>
<math xmlns="http://www.w3.org/1998/Math/MathML" display="block">
  <semantics>
    <mrow>
      <mfrac>
        <mo stretchy="false">∂</mo>
        <mrow>
          <mo stretchy="false">∂</mo>
          <mi>x</mi>
        </mrow>
      </mfrac>
      <mrow>
        <mstyle mathvariant="bold">
          <msup>
            <mi>x</mi>
            <mrow>
              <mi>z</mi>
              <mo stretchy="false">+</mo>
              <mi>w</mi>
            </mrow>
          </msup>
        </mstyle>
        <mo stretchy="false">=</mo>
        <mrow>
          <munderover>
            <mo stretchy="false">∫</mo>
            <mn>1</mn>
            <mi>x</mi>
          </munderover>
          <mfrac>
            <mo stretchy="false">∂</mo>
            <mrow>
              <mo stretchy="false">∂</mo>
              <mi>t</mi>
            </mrow>
          </mfrac>
        </mrow>
      </mrow>
      <mrow>
        <mstyle mathvariant="bold">
          <msup>
            <mi>t</mi>
            <mi>z</mi>
          </msup>
        </mstyle>
        <mo stretchy="false">⋅</mo>
        <mfrac>
          <mo stretchy="false">∂</mo>
          <mrow>
            <mo stretchy="false">∂</mo>
            <mi>t</mi>
          </mrow>
        </mfrac>
      </mrow>
      <mstyle mathvariant="bold">
        <msup>
          <mrow>
            <mo fence="true" stretchy="false">(</mo>
            <mrow>
              <mfrac>
                <mi>x</mi>
                <mi>t</mi>
              </mfrac>
            </mrow>
            <mo fence="true" stretchy="false">)</mo>
          </mrow>
          <mi>w</mi>
        </msup>
      </mstyle>
      <mi mathvariant="italic">dt</mi>
    </mrow>
    <annotation encoding="StarMath 5.0">{partial over {partial x}}bold{x}^{z+w}=

int from 1 to x 

{ partial over {partial t} }bold{t}^z
 cdot 
{ partial over {partial t} }bold{(x over t)}^w 

dt</annotation>
  </semantics>
</math>
</file>

<file path=Object 985/content.xml><?xml version="1.0" encoding="utf-8"?>
<math xmlns="http://www.w3.org/1998/Math/MathML" display="block">
  <semantics>
    <mrow>
      <mtext/>
      <mrow>
        <mo stretchy="false">∑</mo>
        <mtext/>
      </mrow>
    </mrow>
    <annotation encoding="StarMath 5.0">""sum""</annotation>
  </semantics>
</math>
</file>

<file path=Object 986/content.xml><?xml version="1.0" encoding="utf-8"?>
<math xmlns="http://www.w3.org/1998/Math/MathML" display="block">
  <semantics>
    <mrow>
      <mrow>
        <mo fence="true" stretchy="false">(</mo>
        <mrow>
          <mrow>
            <mi>z</mi>
            <mo stretchy="false">+</mo>
            <mi>w</mi>
          </mrow>
        </mrow>
        <mo fence="true" stretchy="false">)</mo>
      </mrow>
      <mrow>
        <msup>
          <mi>x</mi>
          <mrow>
            <mi>z</mi>
            <mo stretchy="false">+</mo>
            <mi>w</mi>
            <mo stretchy="false">−</mo>
            <mn>1</mn>
          </mrow>
        </msup>
        <mo stretchy="false">=</mo>
        <mrow>
          <munderover>
            <mo stretchy="false">∫</mo>
            <mn>0</mn>
            <mi>x</mi>
          </munderover>
          <mi>z</mi>
        </mrow>
      </mrow>
      <mrow>
        <msup>
          <mi>t</mi>
          <mrow>
            <mi>z</mi>
            <mo stretchy="false">−</mo>
            <mn>1</mn>
          </mrow>
        </msup>
        <mo stretchy="false">⋅</mo>
        <mi>w</mi>
      </mrow>
      <mrow>
        <msup>
          <mi>x</mi>
          <mrow>
            <mi>w</mi>
            <mo stretchy="false">−</mo>
            <mn>1</mn>
          </mrow>
        </msup>
        <mo stretchy="false">+</mo>
        <mi>z</mi>
      </mrow>
      <mrow>
        <msup>
          <mi>x</mi>
          <mrow>
            <mi>z</mi>
            <mo stretchy="false">−</mo>
            <mn>1</mn>
          </mrow>
        </msup>
        <mo stretchy="false">⋅</mo>
        <mi>w</mi>
      </mrow>
      <msup>
        <mi>t</mi>
        <mrow>
          <mi>w</mi>
          <mo stretchy="false">−</mo>
          <mn>1</mn>
        </mrow>
      </msup>
      <mi mathvariant="italic">dt</mi>
    </mrow>
    <annotation encoding="StarMath 5.0">(z+w)x^{z+w-1}=

int from 0 to x  

z t^{ z-1 } cdot w x^{ w-1 }+
z x^{ z-1 } cdot w t^{ w-1 }

dt</annotation>
  </semantics>
</math>
</file>

<file path=Object 987/content.xml><?xml version="1.0" encoding="utf-8"?>
<math xmlns="http://www.w3.org/1998/Math/MathML" display="block">
  <semantics>
    <mrow>
      <mtext/>
      <mrow>
        <mo stretchy="false">∫</mo>
        <mtext/>
      </mrow>
    </mrow>
    <annotation encoding="StarMath 5.0">""int""</annotation>
  </semantics>
</math>
</file>

<file path=Object 988/content.xml><?xml version="1.0" encoding="utf-8"?>
<math xmlns="http://www.w3.org/1998/Math/MathML" display="block">
  <semantics>
    <mrow>
      <mtext/>
      <mrow>
        <mo stretchy="false">∑</mo>
        <mtext/>
      </mrow>
    </mrow>
    <annotation encoding="StarMath 5.0">""sum""</annotation>
  </semantics>
</math>
</file>

<file path=Object 989/content.xml><?xml version="1.0" encoding="utf-8"?>
<math xmlns="http://www.w3.org/1998/Math/MathML" display="block">
  <semantics>
    <mrow>
      <mrow>
        <mfrac>
          <msup>
            <mi>x</mi>
            <mrow>
              <mi>z</mi>
              <mo stretchy="false">+</mo>
              <mi>w</mi>
              <mo stretchy="false">−</mo>
              <mn>1</mn>
            </mrow>
          </msup>
          <mrow>
            <mi mathvariant="normal">Γ</mi>
            <mrow>
              <mo fence="true" stretchy="false">(</mo>
              <mrow>
                <mrow>
                  <mi>z</mi>
                  <mo stretchy="false">+</mo>
                  <mi>w</mi>
                </mrow>
              </mrow>
              <mo fence="true" stretchy="false">)</mo>
            </mrow>
          </mrow>
        </mfrac>
        <mo stretchy="false">=</mo>
        <mrow>
          <mrow>
            <munderover>
              <mo stretchy="false">∫</mo>
              <mn>0</mn>
              <mi>x</mi>
            </munderover>
            <mfrac>
              <msup>
                <mi>t</mi>
                <mrow>
                  <mi>z</mi>
                  <mo stretchy="false">−</mo>
                  <mn>1</mn>
                </mrow>
              </msup>
              <mrow>
                <mi mathvariant="normal">Γ</mi>
                <mrow>
                  <mo fence="true" stretchy="false">(</mo>
                  <mrow>
                    <mi>z</mi>
                  </mrow>
                  <mo fence="true" stretchy="false">)</mo>
                </mrow>
              </mrow>
            </mfrac>
          </mrow>
          <mo stretchy="false">⋅</mo>
          <mfrac>
            <msup>
              <mrow>
                <mo fence="true" stretchy="false">(</mo>
                <mrow>
                  <mrow>
                    <mi>x</mi>
                    <mo stretchy="false">−</mo>
                    <mi>t</mi>
                  </mrow>
                </mrow>
                <mo fence="true" stretchy="false">)</mo>
              </mrow>
              <mrow>
                <mi>w</mi>
                <mo stretchy="false">−</mo>
                <mn>1</mn>
              </mrow>
            </msup>
            <mrow>
              <mi mathvariant="normal">Γ</mi>
              <mrow>
                <mo fence="true" stretchy="false">(</mo>
                <mrow>
                  <mi>w</mi>
                </mrow>
                <mo fence="true" stretchy="false">)</mo>
              </mrow>
            </mrow>
          </mfrac>
        </mrow>
      </mrow>
      <mi mathvariant="italic">dt</mi>
    </mrow>
    <annotation encoding="StarMath 5.0">{x^{z+w-1} over {%GAMMA(z+w)}}=

int from 0 to {x}

{t^{z-1} over {%GAMMA(z)}} cdot 

{(x-t)^{w-1} over {%GAMMA(w)}}

dt</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0/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style mathvariant="bold">
          <msup>
            <mi>t</mi>
            <mi>j</mi>
          </msup>
        </mstyle>
        <mo stretchy="false">⋅</mo>
        <mfrac>
          <mo stretchy="false">∂</mo>
          <mrow>
            <mo stretchy="false">∂</mo>
            <mi>u</mi>
          </mrow>
        </mfrac>
      </mrow>
      <mstyle mathvariant="bold">
        <msup>
          <mi>u</mi>
          <mrow>
            <mi>k</mi>
            <mo stretchy="false">−</mo>
            <mi>j</mi>
          </mrow>
        </msup>
      </mstyle>
      <mi mathvariant="italic">du</mi>
      <mi mathvariant="italic">dt</mi>
    </mrow>
    <annotation encoding="StarMath 5.0">sum from j = 0 to k ( binom{k}{j} ) cdot

int from 0 to x
int from 0 to {y(1 - t over x )}


{partial over {partial t}} bold{ t }^j cdot {partial over {partial u}} bold{ u }^{k-j} 

du dt</annotation>
  </semantics>
</math>
</file>

<file path=Object 991/content.xml><?xml version="1.0" encoding="utf-8"?>
<math xmlns="http://www.w3.org/1998/Math/MathML" display="block">
  <semantics>
    <mrow>
      <mrow>
        <mfrac>
          <mrow>
            <msup>
              <mi>log</mi>
              <mrow>
                <mi>z</mi>
                <mo stretchy="false">+</mo>
                <mi>w</mi>
                <mo stretchy="false">−</mo>
                <mn>1</mn>
              </mrow>
            </msup>
            <mi>x</mi>
          </mrow>
          <mrow>
            <mrow>
              <mo fence="true" stretchy="false">(</mo>
              <mrow>
                <mrow>
                  <mi>z</mi>
                  <mo stretchy="false">+</mo>
                  <mi>w</mi>
                  <mo stretchy="false">−</mo>
                  <mn>1</mn>
                </mrow>
              </mrow>
              <mo fence="true" stretchy="false">)</mo>
            </mrow>
            <mi>!</mi>
          </mrow>
        </mfrac>
        <mo stretchy="false">=</mo>
        <mrow>
          <mrow>
            <munderover>
              <mo stretchy="false">∫</mo>
              <mn>1</mn>
              <mi>x</mi>
            </munderover>
            <mfrac>
              <mrow>
                <msup>
                  <mi>log</mi>
                  <mrow>
                    <mi>z</mi>
                    <mo stretchy="false">−</mo>
                    <mn>1</mn>
                  </mrow>
                </msup>
                <mi>t</mi>
              </mrow>
              <mrow>
                <mrow>
                  <mo fence="true" stretchy="false">(</mo>
                  <mrow>
                    <mrow>
                      <mi>z</mi>
                      <mo stretchy="false">−</mo>
                      <mn>1</mn>
                    </mrow>
                  </mrow>
                  <mo fence="true" stretchy="false">)</mo>
                </mrow>
                <mi>!</mi>
              </mrow>
            </mfrac>
          </mrow>
          <mo stretchy="false">⋅</mo>
          <mrow>
            <mo fence="true" stretchy="false">(</mo>
            <mrow>
              <mrow>
                <mfrac>
                  <mrow>
                    <msup>
                      <mi>log</mi>
                      <mrow>
                        <mi>w</mi>
                        <mo stretchy="false">−</mo>
                        <mn>1</mn>
                      </mrow>
                    </msup>
                    <mrow>
                      <mo fence="true" stretchy="false">(</mo>
                      <mrow>
                        <mfrac>
                          <mi>x</mi>
                          <mi>t</mi>
                        </mfrac>
                      </mrow>
                      <mo fence="true" stretchy="false">)</mo>
                    </mrow>
                  </mrow>
                  <mrow>
                    <mrow>
                      <mo fence="true" stretchy="false">(</mo>
                      <mrow>
                        <mrow>
                          <mi>w</mi>
                          <mo stretchy="false">−</mo>
                          <mn>1</mn>
                        </mrow>
                      </mrow>
                      <mo fence="true" stretchy="false">)</mo>
                    </mrow>
                    <mi>!</mi>
                  </mrow>
                </mfrac>
                <mo stretchy="false">⋅</mo>
                <mfrac>
                  <mn>1</mn>
                  <mi>t</mi>
                </mfrac>
              </mrow>
            </mrow>
            <mo fence="true" stretchy="false">)</mo>
          </mrow>
        </mrow>
      </mrow>
      <mi mathvariant="italic">dt</mi>
    </mrow>
    <annotation encoding="StarMath 5.0">{{log^{z+w-1} x}over{(z+w-1)!}}=

int from 1 to x

{{log^{z-1} t }over{(z-1)!}} cdot 

({{log^{w-1} ({x over t}) }over{(w-1)!}} cdot {1 over t})

dt</annotation>
  </semantics>
</math>
</file>

<file path=Object 992/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row>
              <mi>t</mi>
              <mo stretchy="false">=</mo>
              <mn>1</mn>
            </mrow>
            <mi>x</mi>
          </munderover>
          <mrow>
            <munderover>
              <mo stretchy="false">∑</mo>
              <mrow>
                <mi>u</mi>
                <mo stretchy="false">=</mo>
                <mn>1</mn>
              </mrow>
              <mrow>
                <mi>y</mi>
                <mo stretchy="false">−</mo>
                <mrow>
                  <mo fence="true" stretchy="false">⌊</mo>
                  <mrow>
                    <mfrac>
                      <mi>t</mi>
                      <mi>x</mi>
                    </mfrac>
                  </mrow>
                  <mo fence="true" stretchy="false">⌋</mo>
                </mrow>
              </mrow>
            </munderover>
            <msub>
              <mo stretchy="false">∇</mo>
              <mi>t</mi>
            </msub>
          </mrow>
        </mrow>
      </mrow>
      <mrow>
        <mstyle mathvariant="bold">
          <msup>
            <mi>t</mi>
            <mi>j</mi>
          </msup>
        </mstyle>
        <mo stretchy="false">⋅</mo>
        <msub>
          <mo stretchy="false">∇</mo>
          <mi>u</mi>
        </msub>
      </mrow>
      <mstyle mathvariant="bold">
        <msup>
          <mi>u</mi>
          <mrow>
            <mi>k</mi>
            <mo stretchy="false">−</mo>
            <mi>j</mi>
          </mrow>
        </msup>
      </mstyle>
    </mrow>
    <annotation encoding="StarMath 5.0">sum from j = 0 to k ( binom{k}{j} ) cdot

sum from t = 1 to x
sum from u = 1 to y - lfloor t over x rfloor


nabla_t bold{ t }^j cdot nabla_u bold{ u }^{ k-j }</annotation>
  </semantics>
</math>
</file>

<file path=Object 993/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style mathvariant="bold">
          <msup>
            <mi>t</mi>
            <mi>j</mi>
          </msup>
        </mstyle>
        <mo stretchy="false">⋅</mo>
        <mfrac>
          <mo stretchy="false">∂</mo>
          <mrow>
            <mo stretchy="false">∂</mo>
            <mi>u</mi>
          </mrow>
        </mfrac>
      </mrow>
      <mstyle mathvariant="bold">
        <msup>
          <mi>u</mi>
          <mrow>
            <mi>k</mi>
            <mo stretchy="false">−</mo>
            <mi>j</mi>
          </mrow>
        </msup>
      </mstyle>
      <mi mathvariant="italic">du</mi>
      <mi mathvariant="italic">dt</mi>
    </mrow>
    <annotation encoding="StarMath 5.0">sum from j = 0 to k ( binom{k}{j} ) cdot

int from 1 to x

int from 1 to y^{1-{{log t} over {log x}}}

{partial over {partial t}} bold{ t }^j cdot {partial over {partial u}} bold{ u }^{k-j} 

du dt</annotation>
  </semantics>
</math>
</file>

<file path=Object 994/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row>
              <mi>t</mi>
              <mo stretchy="false">=</mo>
              <mn>2</mn>
            </mrow>
            <mi>x</mi>
          </munderover>
          <mrow>
            <munderover>
              <mo stretchy="false">∑</mo>
              <mrow>
                <mi>u</mi>
                <mo stretchy="false">=</mo>
                <mn>2</mn>
              </mrow>
              <mrow>
                <mo fence="true" stretchy="false">⌊</mo>
                <mrow>
                  <msup>
                    <mi>y</mi>
                    <mrow>
                      <mn>1</mn>
                      <mo stretchy="false">−</mo>
                      <mfrac>
                        <mrow>
                          <mi>log</mi>
                          <mi>t</mi>
                        </mrow>
                        <mrow>
                          <mi>log</mi>
                          <mi>x</mi>
                        </mrow>
                      </mfrac>
                    </mrow>
                  </msup>
                </mrow>
                <mo fence="true" stretchy="false">⌋</mo>
              </mrow>
            </munderover>
            <msub>
              <mo stretchy="false">∇</mo>
              <mi>t</mi>
            </msub>
          </mrow>
        </mrow>
      </mrow>
      <mrow>
        <mstyle mathvariant="bold">
          <msup>
            <mi>t</mi>
            <mi>j</mi>
          </msup>
        </mstyle>
        <mo stretchy="false">⋅</mo>
        <msub>
          <mo stretchy="false">∇</mo>
          <mi>u</mi>
        </msub>
      </mrow>
      <mstyle mathvariant="bold">
        <msup>
          <mi>u</mi>
          <mrow>
            <mi>k</mi>
            <mo stretchy="false">−</mo>
            <mi>j</mi>
          </mrow>
        </msup>
      </mstyle>
    </mrow>
    <annotation encoding="StarMath 5.0">sum from j = 0 to k ( binom{k}{j} ) cdot

sum from t = 2 to x

sum from u = 2 to lfloor y^{1-{{log t} over {log x}}} rfloor

nabla_t bold{ t }^j cdot nabla_u bold{ u }^{k-j}</annotation>
  </semantics>
</math>
</file>

<file path=Object 995/content.xml><?xml version="1.0" encoding="utf-8"?>
<math xmlns="http://www.w3.org/1998/Math/MathML" display="block">
  <semantics>
    <mrow>
      <mtext/>
      <mrow>
        <mo stretchy="false">∫</mo>
        <mtext/>
      </mrow>
    </mrow>
    <annotation encoding="StarMath 5.0">""int""</annotation>
  </semantics>
</math>
</file>

<file path=Object 996/content.xml><?xml version="1.0" encoding="utf-8"?>
<math xmlns="http://www.w3.org/1998/Math/MathML" display="block">
  <semantics>
    <mrow>
      <mtext/>
      <mrow>
        <mo stretchy="false">∑</mo>
        <mtext/>
      </mrow>
    </mrow>
    <annotation encoding="StarMath 5.0">""sum""</annotation>
  </semantics>
</math>
</file>

<file path=Object 997/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sup>
                <mi>t</mi>
                <mrow>
                  <mi>j</mi>
                  <mo stretchy="false">−</mo>
                  <mn>1</mn>
                </mrow>
              </msup>
              <mrow>
                <mrow>
                  <mo fence="true" stretchy="false">(</mo>
                  <mrow>
                    <mrow>
                      <mi>j</mi>
                      <mo stretchy="false">−</mo>
                      <mn>1</mn>
                    </mrow>
                  </mrow>
                  <mo fence="true" stretchy="false">)</mo>
                </mrow>
                <mi>!</mi>
              </mrow>
            </mfrac>
          </mrow>
        </mrow>
        <mo stretchy="false">⋅</mo>
        <mfrac>
          <msup>
            <mi>u</mi>
            <mrow>
              <mi>k</mi>
              <mo stretchy="false">−</mo>
              <mi>j</mi>
              <mo stretchy="false">−</mo>
              <mn>1</mn>
            </mrow>
          </msup>
          <mrow>
            <mrow>
              <mo fence="true" stretchy="false">(</mo>
              <mrow>
                <mrow>
                  <mi>k</mi>
                  <mo stretchy="false">−</mo>
                  <mi>j</mi>
                  <mo stretchy="false">−</mo>
                  <mn>1</mn>
                </mrow>
              </mrow>
              <mo fence="true" stretchy="false">)</mo>
            </mrow>
            <mi>!</mi>
          </mrow>
        </mfrac>
      </mrow>
      <mi mathvariant="italic">du</mi>
      <mi mathvariant="italic">dt</mi>
    </mrow>
    <annotation encoding="StarMath 5.0">sum from j = 0 to k ( binom{k}{j} ) cdot

int from 0 to x
int from 0 to {y(1 - t over x )}


{t^{j-1} over { (j-1)! }}
 cdot {u^{k-j-1} over { (k-j-1)! }}

du dt</annotation>
  </semantics>
</math>
</file>

<file path=Object 998/content.xml><?xml version="1.0" encoding="utf-8"?>
<math xmlns="http://www.w3.org/1998/Math/MathML" display="block">
  <semantics>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row>
            <mi>t</mi>
            <mo stretchy="false">=</mo>
            <mn>1</mn>
          </mrow>
          <mi>x</mi>
        </munderover>
        <mrow>
          <munderover>
            <mo stretchy="false">∑</mo>
            <mrow>
              <mi>u</mi>
              <mo stretchy="false">=</mo>
              <mn>1</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table>
                <mtr>
                  <mtd>
                    <mrow>
                      <mi>t</mi>
                      <mo stretchy="false">−</mo>
                      <mn>1</mn>
                    </mrow>
                  </mtd>
                </mtr>
                <mtr>
                  <mtd>
                    <mrow>
                      <mi>j</mi>
                      <mo stretchy="false">−</mo>
                      <mn>1</mn>
                    </mrow>
                  </mtd>
                </mtr>
              </mtable>
            </mrow>
            <mo fence="true" stretchy="false">)</mo>
          </mrow>
        </mrow>
      </mrow>
      <mo stretchy="false">⋅</mo>
      <mrow>
        <mo fence="true" stretchy="false">(</mo>
        <mrow>
          <mtable>
            <mtr>
              <mtd>
                <mrow>
                  <mi>u</mi>
                  <mo stretchy="false">−</mo>
                  <mn>1</mn>
                </mrow>
              </mtd>
            </mtr>
            <mtr>
              <mtd>
                <mrow>
                  <mi>k</mi>
                  <mo stretchy="false">−</mo>
                  <mi>j</mi>
                  <mo stretchy="false">−</mo>
                  <mn>1</mn>
                </mrow>
              </mtd>
            </mtr>
          </mtable>
        </mrow>
        <mo fence="true" stretchy="false">)</mo>
      </mrow>
    </mrow>
    <annotation encoding="StarMath 5.0">sum from j = 0 to k ( binom{k}{j} ) cdot

sum from t = 1 to x
sum from u = 1 to lfloor y(1 - t over x ) rfloor


{(binom{t-1}{j-1})}
cdot 
{(binom{u-1}{k-j-1})}</annotation>
  </semantics>
</math>
</file>

<file path=Object 999/content.xml><?xml version="1.0" encoding="utf-8"?>
<math xmlns="http://www.w3.org/1998/Math/MathML" display="block">
  <semantics>
    <mrow>
      <mrow>
        <mrow>
          <munderover>
            <mo stretchy="false">∑</mo>
            <mrow>
              <mi>j</mi>
              <mo stretchy="false">=</mo>
              <mn>0</mn>
            </mrow>
            <mi>k</mi>
          </munderover>
          <mrow>
            <mo fence="true" stretchy="false">(</mo>
            <mrow>
              <mtable>
                <mtr>
                  <mtd>
                    <mi>k</mi>
                  </mtd>
                </mtr>
                <mtr>
                  <mtd>
                    <mi>j</mi>
                  </mtd>
                </mtr>
              </mtable>
            </mrow>
            <mo fence="true" stretchy="false">)</mo>
          </mrow>
        </mrow>
        <mo stretchy="false">⋅</mo>
        <mrow>
          <munderover>
            <mo stretchy="false">∫</mo>
            <mn>1</mn>
            <mi>x</mi>
          </munderover>
          <mrow>
            <munderover>
              <mo stretchy="false">∫</mo>
              <mn>1</mn>
              <msup>
                <mi>y</mi>
                <mrow>
                  <mn>1</mn>
                  <mo stretchy="false">−</mo>
                  <mfrac>
                    <mrow>
                      <mi>log</mi>
                      <mi>t</mi>
                    </mrow>
                    <mrow>
                      <mi>log</mi>
                      <mi>x</mi>
                    </mrow>
                  </mfrac>
                </mrow>
              </msup>
            </munderover>
            <mfrac>
              <mrow>
                <msup>
                  <mi>log</mi>
                  <mrow>
                    <mi>j</mi>
                    <mo stretchy="false">−</mo>
                    <mn>1</mn>
                  </mrow>
                </msup>
                <mi>t</mi>
              </mrow>
              <mrow>
                <mrow>
                  <mo fence="true" stretchy="false">(</mo>
                  <mrow>
                    <mrow>
                      <mi>j</mi>
                      <mo stretchy="false">−</mo>
                      <mn>1</mn>
                    </mrow>
                  </mrow>
                  <mo fence="true" stretchy="false">)</mo>
                </mrow>
                <mi>!</mi>
              </mrow>
            </mfrac>
          </mrow>
        </mrow>
        <mo stretchy="false">⋅</mo>
        <mfrac>
          <mrow>
            <msup>
              <mi>log</mi>
              <mrow>
                <mi>k</mi>
                <mo stretchy="false">−</mo>
                <mi>j</mi>
                <mo stretchy="false">−</mo>
                <mn>1</mn>
              </mrow>
            </msup>
            <mi>u</mi>
          </mrow>
          <mrow>
            <mrow>
              <mo fence="true" stretchy="false">(</mo>
              <mrow>
                <mrow>
                  <mi>k</mi>
                  <mo stretchy="false">−</mo>
                  <mi>j</mi>
                  <mo stretchy="false">−</mo>
                  <mn>1</mn>
                </mrow>
              </mrow>
              <mo fence="true" stretchy="false">)</mo>
            </mrow>
            <mi>!</mi>
          </mrow>
        </mfrac>
      </mrow>
      <mi mathvariant="italic">du</mi>
      <mi mathvariant="italic">dt</mi>
    </mrow>
    <annotation encoding="StarMath 5.0">sum from j = 0 to k ( binom{k}{j} ) cdot

int from 1 to x

int from 1 to y^{1-{{log t} over {log x}}}

{{{ log^{j-1} t }over{ (j-1)! }}}
cdot 
{{{ log^{k-j-1} u }over{ (k-j-1)! }}}

du dt</annotation>
  </semantics>
</math>
</file>